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089cm"/>
    </style:style>
    <style:style style:name="co2" style:family="table-column">
      <style:table-column-properties fo:break-before="auto" style:column-width="15.662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12.17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7.172cm"/>
    </style:style>
    <style:style style:name="co11" style:family="table-column">
      <style:table-column-properties fo:break-before="auto" style:column-width="7.763cm"/>
    </style:style>
    <style:style style:name="co12" style:family="table-column">
      <style:table-column-properties fo:break-before="auto" style:column-width="2.542cm"/>
    </style:style>
    <style:style style:name="co13" style:family="table-column">
      <style:table-column-properties fo:break-before="auto" style:column-width="13.71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_of_chorale_harmonisations_by_Johann_Sebastian_Bach_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1" office:value-type="string" calcext:value-type="string">
            <text:p>Chorale text</text:p>
          </table:table-cell>
          <table:table-cell table:style-name="ce1" office:value-type="string" calcext:value-type="string">
            <text:p>Chorale text URL</text:p>
          </table:table-cell>
          <table:table-cell table:style-name="ce1" office:value-type="string" calcext:value-type="string">
            <text:p>Zahn</text:p>
          </table:table-cell>
          <table:table-cell table:style-name="ce1" office:value-type="string" calcext:value-type="string">
            <text:p>Zahn URL</text:p>
          </table:table-cell>
          <table:table-cell table:style-name="ce1" office:value-type="string" calcext:value-type="string">
            <text:p>BWV</text:p>
          </table:table-cell>
          <table:table-cell table:style-name="ce1" office:value-type="string" calcext:value-type="string">
            <text:p>BWV URL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CPE</text:p>
          </table:table-cell>
          <table:table-cell table:style-name="ce1" office:value-type="string" calcext:value-type="string">
            <text:p>Rie.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URL</text:p>
          </table:table-cell>
          <table:table-cell table:style-name="ce1" office:value-type="string" calcext:value-type="string">
            <text:p>BC F </text:p>
          </table:table-cell>
          <table:table-cell table:style-name="Default" office:value-type="string" calcext:value-type="string">
            <text:p>BC F URL</text:p>
          </table:table-cell>
        </table:table-row>
        <table:table-row table:style-name="ro1">
          <table:table-cell office:value-type="string" calcext:value-type="string">
            <text:p><text:a xlink:href="https://en.wikipedia.org/wiki/Wie_schön_leuchtet_der_Morgenstern" xlink:type="simple">Wie schön leuchtet der Morgenstern</text:a> (v. 7)</text:p>
          </table:table-cell>
          <table:table-cell table:formula="of:=EXTRACTLINKSFROMSINGLECELL(SHEET(); CELL(&quot;address&quot;;[.$A2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Wie_schön_leuchtet_der_Morgenstern" xlink:type="simple">8359</text:a></text:p>
          </table:table-cell>
          <table:table-cell table:formula="of:=EXTRACTLINKSFROMSINGLECELL(SHEET(); CELL(&quot;address&quot;;[.C2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BWV_1" xlink:type="simple">1</text:a>/6</text:p>
          </table:table-cell>
          <table:table-cell table:formula="of:=EXTRACTLINKSFROMSINGLECELL(SHEET(); CELL(&quot;address&quot;;[.E2]);&quot; || &quot;;&quot;(NoLink)&quot;)" office:value-type="string" office:string-value="https://en.wikipedia.org/wiki/BWV_1" calcext:value-type="string">
            <text:p>https://en.wikipedia.org/wiki/BWV_1</text:p>
          </table:table-cell>
          <table:table-cell office:value-type="float" office:value="378" calcext:value-type="float">
            <text:p>378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01_6.htm" xlink:type="simple">0001_6</text:a> </text:p>
          </table:table-cell>
          <table:table-cell table:formula="of:=EXTRACTLINKSFROMSINGLECELL(SHEET(); CELL(&quot;address&quot;;[.J2]);&quot; || &quot;;&quot;(NoLink)&quot;)" office:value-type="string" office:string-value="http://www.bach-chorales.com/BWV0001_6.htm" calcext:value-type="string">
            <text:p>http://www.bach-chorales.com/BWV0001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2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Ach_Gott,_vom_Himmel_sieh_darein" xlink:type="simple">Ach Gott, vom Himmel sieh darein</text:a> (v. 6)</text:p>
          </table:table-cell>
          <table:table-cell table:formula="of:=EXTRACTLINKSFROMSINGLECELL(SHEET(); CELL(&quot;address&quot;;[.$A3]);&quot; || &quot;;&quot;(NoLink)&quot;)" office:value-type="string" office:string-value="https://en.wikipedia.org/wiki/Ach_Gott,_vom_Himmel_sieh_darein" calcext:value-type="string">
            <text:p>https://en.wikipedia.org/wiki/Ach_Gott,_vom_Himmel_sieh_darein</text:p>
          </table:table-cell>
          <table:table-cell office:value-type="string" calcext:value-type="string">
            <text:p><text:a xlink:href="https://en.wikipedia.org/wiki/Ach_Gott,_vom_Himmel_sieh_darein" xlink:type="simple">4431</text:a></text:p>
          </table:table-cell>
          <table:table-cell table:formula="of:=EXTRACTLINKSFROMSINGLECELL(SHEET(); CELL(&quot;address&quot;;[.C3]);&quot; || &quot;;&quot;(NoLink)&quot;)" office:value-type="string" office:string-value="https://en.wikipedia.org/wiki/Ach_Gott,_vom_Himmel_sieh_darein" calcext:value-type="string">
            <text:p>https://en.wikipedia.org/wiki/Ach_Gott,_vom_Himmel_sieh_darein</text:p>
          </table:table-cell>
          <table:table-cell office:value-type="string" calcext:value-type="string">
            <text:p><text:a xlink:href="https://en.wikipedia.org/wiki/BWV_2" xlink:type="simple">2</text:a>/6</text:p>
          </table:table-cell>
          <table:table-cell table:formula="of:=EXTRACTLINKSFROMSINGLECELL(SHEET(); CELL(&quot;address&quot;;[.E3]);&quot; || &quot;;&quot;(NoLink)&quot;)" office:value-type="string" office:string-value="https://en.wikipedia.org/wiki/BWV_2" calcext:value-type="string">
            <text:p>https://en.wikipedia.org/wiki/BWV_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<text:a xlink:href="http://www.bach-chorales.com/BWV0002_6.htm" xlink:type="simple">0002_6</text:a> </text:p>
          </table:table-cell>
          <table:table-cell table:formula="of:=EXTRACTLINKSFROMSINGLECELL(SHEET(); CELL(&quot;address&quot;;[.J3]);&quot; || &quot;;&quot;(NoLink)&quot;)" office:value-type="string" office:string-value="http://www.bach-chorales.com/BWV0002_6.htm" calcext:value-type="string">
            <text:p>http://www.bach-chorales.com/BWV0002_6.htm</text:p>
          </table:table-cell>
          <table:table-cell office:value-type="string" calcext:value-type="string">
            <text:p><text:a xlink:href="https://www.bach-digital.de/receive/BachDigitalWork_work_00011189" xlink:type="simple">3.2a/b</text:a> </text:p>
          </table:table-cell>
          <table:table-cell table:formula="of:=EXTRACTLINKSFROMSINGLECELL(SHEET(); CELL(&quot;address&quot;;[.L3]);&quot; || &quot;;&quot;(NoLink)&quot;)" office:value-type="string" office:string-value="https://www.bach-digital.de/receive/BachDigitalWork_work_00011189" calcext:value-type="string">
            <text:p>https://www.bach-digital.de/receive/BachDigitalWork_work_0001118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Ach_Gott,_wie_manches_Herzeleid" xlink:type="simple">Ach Gott, wie manches Herzeleid</text:a> (v. 18) </text:p>
          </table:table-cell>
          <table:table-cell table:formula="of:=EXTRACTLINKSFROMSINGLECELL(SHEET(); CELL(&quot;address&quot;;[.$A4]);&quot; || &quot;;&quot;(NoLink)&quot;)" office:value-type="string" office:string-value="https://en.wikipedia.org/wiki/Ach_Gott,_wie_manches_Herzeleid" calcext:value-type="string">
            <text:p>https://en.wikipedia.org/wiki/Ach_Gott,_wie_manches_Herzeleid</text:p>
          </table:table-cell>
          <table:table-cell office:value-type="string" calcext:value-type="string" table:number-columns-spanned="1" table:number-rows-spanned="2">
            <text:p><text:a xlink:href="https://en.wikipedia.org/wiki/Herr_Jesu_Christ,_meins_Lebens_Licht_(Zahn_553a)" xlink:type="simple">553a</text:a> </text:p>
          </table:table-cell>
          <table:table-cell table:formula="of:=EXTRACTLINKSFROMSINGLECELL(SHEET(); CELL(&quot;address&quot;;[.C4]);&quot; || &quot;;&quot;(NoLink)&quot;)" office:value-type="string" office:string-value="https://en.wikipedia.org/wiki/Herr_Jesu_Christ,_meins_Lebens_Licht_(Zahn_553a)" calcext:value-type="string">
            <text:p>https://en.wikipedia.org/wiki/Herr_Jesu_Christ,_meins_Lebens_Licht_(Zahn_553a)</text:p>
          </table:table-cell>
          <table:table-cell office:value-type="string" calcext:value-type="string" table:number-columns-spanned="1" table:number-rows-spanned="2">
            <text:p><text:a xlink:href="https://en.wikipedia.org/wiki/BWV_3" xlink:type="simple">3</text:a>/6 </text:p>
          </table:table-cell>
          <table:table-cell table:formula="of:=EXTRACTLINKSFROMSINGLECELL(SHEET(); CELL(&quot;address&quot;;[.E4]);&quot; || &quot;;&quot;(NoLink)&quot;)" office:value-type="string" office:string-value="https://en.wikipedia.org/wiki/BWV_3" calcext:value-type="string">
            <text:p>https://en.wikipedia.org/wiki/BWV_3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 table:number-columns-spanned="1" table:number-rows-spanned="2">
            <text:p><text:a xlink:href="http://www.bach-chorales.com/BWV0003_6.htm" xlink:type="simple">0003_6</text:a> </text:p>
          </table:table-cell>
          <table:table-cell table:formula="of:=EXTRACTLINKSFROMSINGLECELL(SHEET(); CELL(&quot;address&quot;;[.J4]);&quot; || &quot;;&quot;(NoLink)&quot;)" office:value-type="string" office:string-value="http://www.bach-chorales.com/BWV0003_6.htm" calcext:value-type="string">
            <text:p>http://www.bach-chorales.com/BWV0003_6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191" xlink:type="simple">87.2a/b</text:a> </text:p>
          </table:table-cell>
          <table:table-cell table:formula="of:=EXTRACTLINKSFROMSINGLECELL(SHEET(); CELL(&quot;address&quot;;[.L4]);&quot; || &quot;;&quot;(NoLink)&quot;)" office:value-type="string" office:string-value="https://www.bach-digital.de/receive/BachDigitalWork_work_00011191" calcext:value-type="string">
            <text:p>https://www.bach-digital.de/receive/BachDigitalWork_work_00011191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Christ_lag_in_Todesbanden" xlink:type="simple">Christ lag in Todesbanden</text:a> (v. 7)</text:p>
          </table:table-cell>
          <table:table-cell table:formula="of:=EXTRACTLINKSFROMSINGLECELL(SHEET(); CELL(&quot;address&quot;;[.$A6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Christ_lag_in_Todesbanden" xlink:type="simple">7012a</text:a></text:p>
          </table:table-cell>
          <table:table-cell table:formula="of:=EXTRACTLINKSFROMSINGLECELL(SHEET(); CELL(&quot;address&quot;;[.C6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BWV_4" xlink:type="simple">4</text:a>/8</text:p>
          </table:table-cell>
          <table:table-cell table:formula="of:=EXTRACTLINKSFROMSINGLECELL(SHEET(); CELL(&quot;address&quot;;[.E6]);&quot; || &quot;;&quot;(NoLink)&quot;)" office:value-type="string" office:string-value="https://en.wikipedia.org/wiki/BWV_4" calcext:value-type="string">
            <text:p>https://en.wikipedia.org/wiki/BWV_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a xlink:href="http://www.bach-chorales.com/BWV0004_8.htm" xlink:type="simple">0004_8</text:a> </text:p>
          </table:table-cell>
          <table:table-cell table:formula="of:=EXTRACTLINKSFROMSINGLECELL(SHEET(); CELL(&quot;address&quot;;[.J6]);&quot; || &quot;;&quot;(NoLink)&quot;)" office:value-type="string" office:string-value="http://www.bach-chorales.com/BWV0004_8.htm" calcext:value-type="string">
            <text:p>http://www.bach-chorales.com/BWV0004_8.htm</text:p>
          </table:table-cell>
          <table:table-cell office:value-type="string" calcext:value-type="string">
            <text:p><text:a xlink:href="https://www.bach-digital.de/receive/BachDigitalWork_work_00011295" xlink:type="simple">26.3b</text:a> </text:p>
          </table:table-cell>
          <table:table-cell table:formula="of:=EXTRACTLINKSFROMSINGLECELL(SHEET(); CELL(&quot;address&quot;;[.L6]);&quot; || &quot;;&quot;(NoLink)&quot;)" office:value-type="string" office:string-value="https://www.bach-digital.de/receive/BachDigitalWork_work_00011295" calcext:value-type="string">
            <text:p>https://www.bach-digital.de/receive/BachDigitalWork_work_00011295</text:p>
          </table:table-cell>
        </table:table-row>
        <table:table-row table:style-name="ro1">
          <table:table-cell office:value-type="string" calcext:value-type="string">
            <text:p><text:a xlink:href="https://en.wikipedia.org/wiki/Wo_soll_ich_fliehen_hin" xlink:type="simple">Wo soll ich fliehen hin</text:a> (v. 11)</text:p>
          </table:table-cell>
          <table:table-cell table:formula="of:=EXTRACTLINKSFROMSINGLECELL(SHEET(); CELL(&quot;address&quot;;[.$A7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Wo_soll_ich_fliehen_hin" xlink:type="simple">2164</text:a></text:p>
          </table:table-cell>
          <table:table-cell table:formula="of:=EXTRACTLINKSFROMSINGLECELL(SHEET(); CELL(&quot;address&quot;;[.C7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BWV_5" xlink:type="simple">5</text:a>/7</text:p>
          </table:table-cell>
          <table:table-cell table:formula="of:=EXTRACTLINKSFROMSINGLECELL(SHEET(); CELL(&quot;address&quot;;[.E7]);&quot; || &quot;;&quot;(NoLink)&quot;)" office:value-type="string" office:string-value="https://en.wikipedia.org/wiki/BWV_5" calcext:value-type="string">
            <text:p>https://en.wikipedia.org/wiki/BWV_5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://www.bach-chorales.com/BWV0005_7.htm" xlink:type="simple">0005_7</text:a> </text:p>
          </table:table-cell>
          <table:table-cell table:formula="of:=EXTRACTLINKSFROMSINGLECELL(SHEET(); CELL(&quot;address&quot;;[.J7]);&quot; || &quot;;&quot;(NoLink)&quot;)" office:value-type="string" office:string-value="http://www.bach-chorales.com/BWV0005_7.htm" calcext:value-type="string">
            <text:p>http://www.bach-chorales.com/BWV0005_7.htm</text:p>
          </table:table-cell>
          <table:table-cell office:value-type="string" calcext:value-type="string">
            <text:p><text:a xlink:href="https://www.bach-digital.de/receive/BachDigitalWork_work_00011232" xlink:type="simple">20.2b</text:a> </text:p>
          </table:table-cell>
          <table:table-cell table:formula="of:=EXTRACTLINKSFROMSINGLECELL(SHEET(); CELL(&quot;address&quot;;[.L7]);&quot; || &quot;;&quot;(NoLink)&quot;)" office:value-type="string" office:string-value="https://www.bach-digital.de/receive/BachDigitalWork_work_00011232" calcext:value-type="string">
            <text:p>https://www.bach-digital.de/receive/BachDigitalWork_work_00011232</text:p>
          </table:table-cell>
        </table:table-row>
        <table:table-row table:style-name="ro1">
          <table:table-cell office:value-type="string" calcext:value-type="string">
            <text:p><text:a xlink:href="https://en.wikipedia.org/wiki/Erhalt_uns,_Herr,_bei_deinem_Wort" xlink:type="simple">Erhalt uns, Herr, bei deinem Wort</text:a> (v. 2)</text:p>
          </table:table-cell>
          <table:table-cell table:formula="of:=EXTRACTLINKSFROMSINGLECELL(SHEET(); CELL(&quot;address&quot;;[.$A8]);&quot; || &quot;;&quot;(NoLink)&quot;)" office:value-type="string" office:string-value="https://en.wikipedia.org/wiki/Erhalt_uns,_Herr,_bei_deinem_Wort" calcext:value-type="string">
            <text:p>https://en.wikipedia.org/wiki/Erhalt_uns,_Herr,_bei_deinem_Wort</text:p>
          </table:table-cell>
          <table:table-cell office:value-type="string" calcext:value-type="string">
            <text:p><text:a xlink:href="https://en.wikipedia.org/wiki/Erhalt_uns,_Herr,_bei_deinem_Wort" xlink:type="simple">350</text:a></text:p>
          </table:table-cell>
          <table:table-cell table:formula="of:=EXTRACTLINKSFROMSINGLECELL(SHEET(); CELL(&quot;address&quot;;[.C8]);&quot; || &quot;;&quot;(NoLink)&quot;)" office:value-type="string" office:string-value="https://en.wikipedia.org/wiki/Erhalt_uns,_Herr,_bei_deinem_Wort" calcext:value-type="string">
            <text:p>https://en.wikipedia.org/wiki/Erhalt_uns,_Herr,_bei_deinem_Wort</text:p>
          </table:table-cell>
          <table:table-cell office:value-type="string" calcext:value-type="string">
            <text:p><text:a xlink:href="https://en.wikipedia.org/wiki/BWV_6" xlink:type="simple">6</text:a>/6</text:p>
          </table:table-cell>
          <table:table-cell table:formula="of:=EXTRACTLINKSFROMSINGLECELL(SHEET(); CELL(&quot;address&quot;;[.E8]);&quot; || &quot;;&quot;(NoLink)&quot;)" office:value-type="string" office:string-value="https://en.wikipedia.org/wiki/BWV_6" calcext:value-type="string">
            <text:p>https://en.wikipedia.org/wiki/BWV_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<text:a xlink:href="http://www.bach-chorales.com/BWV0006_6.htm" xlink:type="simple">0006_6</text:a> </text:p>
          </table:table-cell>
          <table:table-cell table:formula="of:=EXTRACTLINKSFROMSINGLECELL(SHEET(); CELL(&quot;address&quot;;[.J8]);&quot; || &quot;;&quot;(NoLink)&quot;)" office:value-type="string" office:string-value="http://www.bach-chorales.com/BWV0006_6.htm" calcext:value-type="string">
            <text:p>http://www.bach-chorales.com/BWV0006_6.htm</text:p>
          </table:table-cell>
          <table:table-cell office:value-type="string" calcext:value-type="string">
            <text:p><text:a xlink:href="https://www.bach-digital.de/receive/BachDigitalWork_work_00011338" xlink:type="simple">56.1a/b</text:a> </text:p>
          </table:table-cell>
          <table:table-cell table:formula="of:=EXTRACTLINKSFROMSINGLECELL(SHEET(); CELL(&quot;address&quot;;[.L8]);&quot; || &quot;;&quot;(NoLink)&quot;)" office:value-type="string" office:string-value="https://www.bach-digital.de/receive/BachDigitalWork_work_00011338" calcext:value-type="string">
            <text:p>https://www.bach-digital.de/receive/BachDigitalWork_work_00011338</text:p>
          </table:table-cell>
        </table:table-row>
        <table:table-row table:style-name="ro1">
          <table:table-cell office:value-type="string" calcext:value-type="string">
            <text:p><text:a xlink:href="https://en.wikipedia.org/wiki/Christ_unser_Herr_zum_Jordan_kam" xlink:type="simple">Christ unser Herr zum Jordan kam</text:a> (v. 7)</text:p>
          </table:table-cell>
          <table:table-cell table:formula="of:=EXTRACTLINKSFROMSINGLECELL(SHEET(); CELL(&quot;address&quot;;[.$A9]);&quot; || &quot;;&quot;(NoLink)&quot;)" office:value-type="string" office:string-value="https://en.wikipedia.org/wiki/Christ_unser_Herr_zum_Jordan_kam" calcext:value-type="string">
            <text:p>https://en.wikipedia.org/wiki/Christ_unser_Herr_zum_Jordan_kam</text:p>
          </table:table-cell>
          <table:table-cell office:value-type="string" calcext:value-type="string">
            <text:p><text:a xlink:href="https://en.wikipedia.org/wiki/Es_woll_uns_Gott_genädig_sein_(Zahn_7246)" xlink:type="simple">7246</text:a></text:p>
          </table:table-cell>
          <table:table-cell table:formula="of:=EXTRACTLINKSFROMSINGLECELL(SHEET(); CELL(&quot;address&quot;;[.C9]);&quot; || &quot;;&quot;(NoLink)&quot;)" office:value-type="string" office:string-value="https://en.wikipedia.org/wiki/Es_woll_uns_Gott_genädig_sein_(Zahn_7246)" calcext:value-type="string">
            <text:p>https://en.wikipedia.org/wiki/Es_woll_uns_Gott_genädig_sein_(Zahn_7246)</text:p>
          </table:table-cell>
          <table:table-cell office:value-type="string" calcext:value-type="string">
            <text:p><text:a xlink:href="https://en.wikipedia.org/wiki/BWV_7" xlink:type="simple">7</text:a>/7</text:p>
          </table:table-cell>
          <table:table-cell table:formula="of:=EXTRACTLINKSFROMSINGLECELL(SHEET(); CELL(&quot;address&quot;;[.E9]);&quot; || &quot;;&quot;(NoLink)&quot;)" office:value-type="string" office:string-value="https://en.wikipedia.org/wiki/BWV_7" calcext:value-type="string">
            <text:p>https://en.wikipedia.org/wiki/BWV_7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07_7.htm" xlink:type="simple">0007_7</text:a> </text:p>
          </table:table-cell>
          <table:table-cell table:formula="of:=EXTRACTLINKSFROMSINGLECELL(SHEET(); CELL(&quot;address&quot;;[.J9]);&quot; || &quot;;&quot;(NoLink)&quot;)" office:value-type="string" office:string-value="http://www.bach-chorales.com/BWV0007_7.htm" calcext:value-type="string">
            <text:p>http://www.bach-chorales.com/BWV0007_7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9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2">
          <table:table-cell office:value-type="string" calcext:value-type="string">
            <text:p><text:a xlink:href="https://en.wikipedia.org/wiki/Liebster_Gott,_wenn_werd_ich_sterben" xlink:type="simple">Liebster Gott, wenn werd ich sterben</text:a> (v. 5)</text:p>
          </table:table-cell>
          <table:table-cell table:formula="of:=EXTRACTLINKSFROMSINGLECELL(SHEET(); CELL(&quot;address&quot;;[.$A10]);&quot; || &quot;;&quot;(NoLink)&quot;)" office:value-type="string" office:string-value="https://en.wikipedia.org/wiki/Liebster_Gott,_wenn_werd_ich_sterben" calcext:value-type="string">
            <text:p>https://en.wikipedia.org/wiki/Liebster_Gott,_wenn_werd_ich_sterben</text:p>
          </table:table-cell>
          <table:table-cell office:value-type="string" calcext:value-type="string">
            <text:p><text:a xlink:href="https://en.wikipedia.org/wiki/Liebster_Gott,_wenn_werd_ich_sterben" xlink:type="simple">6634</text:a></text:p>
          </table:table-cell>
          <table:table-cell table:formula="of:=EXTRACTLINKSFROMSINGLECELL(SHEET(); CELL(&quot;address&quot;;[.C10]);&quot; || &quot;;&quot;(NoLink)&quot;)" office:value-type="string" office:string-value="https://en.wikipedia.org/wiki/Liebster_Gott,_wenn_werd_ich_sterben" calcext:value-type="string">
            <text:p>https://en.wikipedia.org/wiki/Liebster_Gott,_wenn_werd_ich_sterben</text:p>
          </table:table-cell>
          <table:table-cell office:value-type="string" calcext:value-type="string">
            <text:p><text:a xlink:href="https://en.wikipedia.org/wiki/BWV_8" xlink:type="simple">8</text:a>/6</text:p>
          </table:table-cell>
          <table:table-cell table:formula="of:=EXTRACTLINKSFROMSINGLECELL(SHEET(); CELL(&quot;address&quot;;[.E10]);&quot; || &quot;;&quot;(NoLink)&quot;)" office:value-type="string" office:string-value="https://en.wikipedia.org/wiki/BWV_8" calcext:value-type="string">
            <text:p>https://en.wikipedia.org/wiki/BWV_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<text:a xlink:href="http://www.bach-chorales.com/BWV0008_6.htm" xlink:type="simple">0008_6</text:a>; <text:a xlink:href="https://en.wikipedia.org/wiki/BWV_Anh._III" xlink:type="simple">Spurious</text:a><text:a xlink:href="https://en.wikipedia.org/wiki/List_of_chorale_harmonisations_by_Johann_Sebastian_Bach#cite_note-Vetter1713-15" xlink:type="simple">[15]</text:a> </text:p>
          </table:table-cell>
          <table:table-cell table:formula="of:=EXTRACTLINKSFROMSINGLECELL(SHEET(); CELL(&quot;address&quot;;[.J10]);&quot; || &quot;;&quot;(NoLink)&quot;)" office:value-type="string" office:string-value="http://www.bach-chorales.com/BWV0008_6.htm || https://en.wikipedia.org/wiki/BWV_Anh._III || https://en.wikipedia.org/wiki/List_of_chorale_harmonisations_by_Johann_Sebastian_Bach#cite_note-Vetter1713-15" calcext:value-type="string">
            <text:p>http://www.bach-chorales.com/BWV0008_6.htm || https://en.wikipedia.org/wiki/BWV_Anh._III || https://en.wikipedia.org/wiki/List_of_chorale_harmonisations_by_Johann_Sebastian_Bach#cite_note-Vetter1713-15</text:p>
          </table:table-cell>
          <table:table-cell office:value-type="string" calcext:value-type="string">
            <text:p><text:a xlink:href="https://www.bach-digital.de/receive/BachDigitalWork_work_00011228" xlink:type="simple">131.1a/b</text:a> </text:p>
          </table:table-cell>
          <table:table-cell table:formula="of:=EXTRACTLINKSFROMSINGLECELL(SHEET(); CELL(&quot;address&quot;;[.L10]);&quot; || &quot;;&quot;(NoLink)&quot;)" office:value-type="string" office:string-value="https://www.bach-digital.de/receive/BachDigitalWork_work_00011228" calcext:value-type="string">
            <text:p>https://www.bach-digital.de/receive/BachDigitalWork_work_00011228</text:p>
          </table:table-cell>
        </table:table-row>
        <table:table-row table:style-name="ro3">
          <table:table-cell office:value-type="string" calcext:value-type="string">
            <text:p><text:a xlink:href="https://en.wikipedia.org/wiki/Liebster_Gott,_wenn_werd_ich_sterben" xlink:type="simple">Liebster Gott, wenn werd ich sterben</text:a></text:p>
          </table:table-cell>
          <table:table-cell table:formula="of:=EXTRACTLINKSFROMSINGLECELL(SHEET(); CELL(&quot;address&quot;;[.$A11]);&quot; || &quot;;&quot;(NoLink)&quot;)" office:value-type="string" office:string-value="https://en.wikipedia.org/wiki/Liebster_Gott,_wenn_werd_ich_sterben" calcext:value-type="string">
            <text:p>https://en.wikipedia.org/wiki/Liebster_Gott,_wenn_werd_ich_sterben</text:p>
          </table:table-cell>
          <table:table-cell office:value-type="string" calcext:value-type="string">
            <text:p><text:a xlink:href="https://en.wikipedia.org/wiki/Liebster_Gott,_wenn_werd_ich_sterben" xlink:type="simple">6634</text:a></text:p>
          </table:table-cell>
          <table:table-cell table:formula="of:=EXTRACTLINKSFROMSINGLECELL(SHEET(); CELL(&quot;address&quot;;[.C11]);&quot; || &quot;;&quot;(NoLink)&quot;)" office:value-type="string" office:string-value="https://en.wikipedia.org/wiki/Liebster_Gott,_wenn_werd_ich_sterben" calcext:value-type="string">
            <text:p>https://en.wikipedia.org/wiki/Liebster_Gott,_wenn_werd_ich_sterben</text:p>
          </table:table-cell>
          <table:table-cell office:value-type="string" calcext:value-type="string">
            <text:p><text:a xlink:href="https://en.wikipedia.org/wiki/BWV_8" xlink:type="simple">8</text:a>/6*</text:p>
          </table:table-cell>
          <table:table-cell table:formula="of:=EXTRACTLINKSFROMSINGLECELL(SHEET(); CELL(&quot;address&quot;;[.E11]);&quot; || &quot;;&quot;(NoLink)&quot;)" office:value-type="string" office:string-value="https://en.wikipedia.org/wiki/BWV_8" calcext:value-type="string">
            <text:p>https://en.wikipedia.org/wiki/BWV_8</text:p>
          </table:table-cell>
          <table:table-cell table:style-name="ce3" table:number-columns-repeated="3"/>
          <table:table-cell office:value-type="string" calcext:value-type="string">
            <text:p>≈<text:a xlink:href="https://en.wikipedia.org/wiki/BWV_8" xlink:type="simple">BWV 8</text:a>/6; ≈<text:a xlink:href="https://en.wikipedia.org/wiki/BWV_483" xlink:type="simple">BWV 483</text:a> </text:p>
          </table:table-cell>
          <table:table-cell table:formula="of:=EXTRACTLINKSFROMSINGLECELL(SHEET(); CELL(&quot;address&quot;;[.J11]);&quot; || &quot;;&quot;(NoLink)&quot;)" office:value-type="string" office:string-value="https://en.wikipedia.org/wiki/BWV_8 || https://en.wikipedia.org/wiki/BWV_483" calcext:value-type="string">
            <text:p>https://en.wikipedia.org/wiki/BWV_8 || https://en.wikipedia.org/wiki/BWV_483</text:p>
          </table:table-cell>
          <table:table-cell office:value-type="string" calcext:value-type="string">
            <text:p><text:a xlink:href="https://www.bach-digital.de/receive/BachDigitalWork_work_00011072" xlink:type="simple">131.1c</text:a> </text:p>
          </table:table-cell>
          <table:table-cell table:formula="of:=EXTRACTLINKSFROMSINGLECELL(SHEET(); CELL(&quot;address&quot;;[.L11]);&quot; || &quot;;&quot;(NoLink)&quot;)" office:value-type="string" office:string-value="https://www.bach-digital.de/receive/BachDigitalWork_work_00011072" calcext:value-type="string">
            <text:p>https://www.bach-digital.de/receive/BachDigitalWork_work_00011072</text:p>
          </table:table-cell>
        </table:table-row>
        <table:table-row table:style-name="ro1">
          <table:table-cell office:value-type="string" calcext:value-type="string">
            <text:p><text:a xlink:href="https://en.wikipedia.org/wiki/Es_ist_das_Heil_uns_kommen_her" xlink:type="simple">Es ist das Heil uns kommen her</text:a> (vv. 7–8)</text:p>
          </table:table-cell>
          <table:table-cell table:formula="of:=EXTRACTLINKSFROMSINGLECELL(SHEET(); CELL(&quot;address&quot;;[.$A12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>
            <text:p><text:a xlink:href="https://en.wikipedia.org/wiki/Es_ist_das_Heil_uns_kommen_her" xlink:type="simple">4430</text:a></text:p>
          </table:table-cell>
          <table:table-cell table:formula="of:=EXTRACTLINKSFROMSINGLECELL(SHEET(); CELL(&quot;address&quot;;[.C12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>
            <text:p><text:a xlink:href="https://en.wikipedia.org/wiki/BWV_9" xlink:type="simple">9</text:a>/7</text:p>
          </table:table-cell>
          <table:table-cell table:formula="of:=EXTRACTLINKSFROMSINGLECELL(SHEET(); CELL(&quot;address&quot;;[.E12]);&quot; || &quot;;&quot;(NoLink)&quot;)" office:value-type="string" office:string-value="https://en.wikipedia.org/wiki/BWV_9" calcext:value-type="string">
            <text:p>https://en.wikipedia.org/wiki/BWV_9</text:p>
          </table:table-cell>
          <table:table-cell office:value-type="float" office:value="87" calcext:value-type="float">
            <text:p>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://www.bach-chorales.com/BWV0009_7.htm" xlink:type="simple">0009_7</text:a> </text:p>
          </table:table-cell>
          <table:table-cell table:formula="of:=EXTRACTLINKSFROMSINGLECELL(SHEET(); CELL(&quot;address&quot;;[.J12]);&quot; || &quot;;&quot;(NoLink)&quot;)" office:value-type="string" office:string-value="http://www.bach-chorales.com/BWV0009_7.htm" calcext:value-type="string">
            <text:p>http://www.bach-chorales.com/BWV0009_7.htm</text:p>
          </table:table-cell>
          <table:table-cell office:value-type="string" calcext:value-type="string">
            <text:p><text:a xlink:href="https://www.bach-digital.de/receive/BachDigitalWork_work_00011213" xlink:type="simple">59.2a/b</text:a> </text:p>
          </table:table-cell>
          <table:table-cell table:formula="of:=EXTRACTLINKSFROMSINGLECELL(SHEET(); CELL(&quot;address&quot;;[.L12]);&quot; || &quot;;&quot;(NoLink)&quot;)" office:value-type="string" office:string-value="https://www.bach-digital.de/receive/BachDigitalWork_work_00011213" calcext:value-type="string">
            <text:p>https://www.bach-digital.de/receive/BachDigitalWork_work_00011213</text:p>
          </table:table-cell>
        </table:table-row>
        <table:table-row table:style-name="ro4">
          <table:table-cell office:value-type="string" calcext:value-type="string">
            <text:p><text:a xlink:href="https://en.wikipedia.org/wiki/Meine_Seele_erhebt_den_Herren" xlink:type="simple">Meine Seele erhebt den Herren</text:a> (doxology)</text:p>
          </table:table-cell>
          <table:table-cell table:formula="of:=EXTRACTLINKSFROMSINGLECELL(SHEET(); CELL(&quot;address&quot;;[.$A13]);&quot; || &quot;;&quot;(NoLink)&quot;)" office:value-type="string" office:string-value="https://en.wikipedia.org/wiki/Meine_Seele_erhebt_den_Herren" calcext:value-type="string">
            <text:p>https://en.wikipedia.org/wiki/Meine_Seele_erhebt_den_Herren</text:p>
          </table:table-cell>
          <table:table-cell office:value-type="string" calcext:value-type="string">
            <text:p><text:a xlink:href="https://en.wikipedia.org/wiki/Tonus_peregrinus" xlink:type="simple">7372~</text:a></text:p>
          </table:table-cell>
          <table:table-cell table:formula="of:=EXTRACTLINKSFROMSINGLECELL(SHEET(); CELL(&quot;address&quot;;[.C13]);&quot; || &quot;;&quot;(NoLink)&quot;)" office:value-type="string" office:string-value="https://en.wikipedia.org/wiki/Tonus_peregrinus" calcext:value-type="string">
            <text:p>https://en.wikipedia.org/wiki/Tonus_peregrinus</text:p>
          </table:table-cell>
          <table:table-cell office:value-type="string" calcext:value-type="string">
            <text:p><text:a xlink:href="https://en.wikipedia.org/wiki/BWV_10" xlink:type="simple">10</text:a>/7</text:p>
          </table:table-cell>
          <table:table-cell table:formula="of:=EXTRACTLINKSFROMSINGLECELL(SHEET(); CELL(&quot;address&quot;;[.E13]);&quot; || &quot;;&quot;(NoLink)&quot;)" office:value-type="string" office:string-value="https://en.wikipedia.org/wiki/BWV_10" calcext:value-type="string">
            <text:p>https://en.wikipedia.org/wiki/BWV_10</text:p>
          </table:table-cell>
          <table:table-cell office:value-type="float" office:value="122" calcext:value-type="float">
            <text:p>122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://www.bach-chorales.com/BWV0010_7.htm" xlink:type="simple">0010_7</text:a>; Tune: <text:a xlink:href="https://en.wikipedia.org/wiki/Meine_Seele_erhebt_den_Herren" xlink:type="simple">German Magnificat</text:a> (<text:a xlink:href="https://en.wikipedia.org/wiki/Metre_(music)" xlink:type="simple">metric</text:a>) </text:p>
          </table:table-cell>
          <table:table-cell table:formula="of:=EXTRACTLINKSFROMSINGLECELL(SHEET(); CELL(&quot;address&quot;;[.J13]);&quot; || &quot;;&quot;(NoLink)&quot;)" office:value-type="string" office:string-value="http://www.bach-chorales.com/BWV0010_7.htm || https://en.wikipedia.org/wiki/Meine_Seele_erhebt_den_Herren || https://en.wikipedia.org/wiki/Metre_(music)" calcext:value-type="string">
            <text:p>http://www.bach-chorales.com/BWV0010_7.htm || https://en.wikipedia.org/wiki/Meine_Seele_erhebt_den_Herren || https://en.wikipedia.org/wiki/Metre_(music)</text:p>
          </table:table-cell>
          <table:table-cell office:value-type="string" calcext:value-type="string">
            <text:p><text:a xlink:href="https://www.bach-digital.de/receive/BachDigitalWork_work_00011248" xlink:type="simple">140.3a/b</text:a> </text:p>
          </table:table-cell>
          <table:table-cell table:formula="of:=EXTRACTLINKSFROMSINGLECELL(SHEET(); CELL(&quot;address&quot;;[.L13]);&quot; || &quot;;&quot;(NoLink)&quot;)" office:value-type="string" office:string-value="https://www.bach-digital.de/receive/BachDigitalWork_work_00011248" calcext:value-type="string">
            <text:p>https://www.bach-digital.de/receive/BachDigitalWork_work_00011248</text:p>
          </table:table-cell>
        </table:table-row>
        <table:table-row table:style-name="ro3">
          <table:table-cell office:value-type="string" calcext:value-type="string">
            <text:p><text:a xlink:href="https://en.wikipedia.org/w/index.php?title=Du_Lebensfürst,_Herr_Jesu_Christ&amp;action=edit&amp;redlink=1" xlink:type="simple">Du Lebensfürst, Herr Jesu Christ</text:a> (v. 4)</text:p>
          </table:table-cell>
          <table:table-cell/>
          <table:table-cell office:value-type="string" calcext:value-type="string">
            <text:p><text:a xlink:href="https://en.wikipedia.org/wiki/Ermuntre_dich,_mein_schwacher_Geist" xlink:type="simple">5741</text:a></text:p>
          </table:table-cell>
          <table:table-cell table:formula="of:=EXTRACTLINKSFROMSINGLECELL(SHEET(); CELL(&quot;address&quot;;[.C14]);&quot; || &quot;;&quot;(NoLink)&quot;)" office:value-type="string" office:string-value="https://en.wikipedia.org/wiki/Ermuntre_dich,_mein_schwacher_Geist" calcext:value-type="string">
            <text:p>https://en.wikipedia.org/wiki/Ermuntre_dich,_mein_schwacher_Geist</text:p>
          </table:table-cell>
          <table:table-cell office:value-type="string" calcext:value-type="string">
            <text:p><text:a xlink:href="https://en.wikipedia.org/wiki/BWV_11" xlink:type="simple">11</text:a>/6</text:p>
          </table:table-cell>
          <table:table-cell table:formula="of:=EXTRACTLINKSFROMSINGLECELL(SHEET(); CELL(&quot;address&quot;;[.E14]);&quot; || &quot;;&quot;(NoLink)&quot;)" office:value-type="string" office:string-value="https://en.wikipedia.org/wiki/BWV_11" calcext:value-type="string">
            <text:p>https://en.wikipedia.org/wiki/BWV_11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://www.bach-chorales.com/BWV0011_6.htm" xlink:type="simple">0011_6</text:a>; (BWV 11 = <text:a xlink:href="https://en.wikipedia.org/wiki/Ascension_Oratorio" xlink:type="simple">Ascension Oratorio</text:a>) </text:p>
          </table:table-cell>
          <table:table-cell table:formula="of:=EXTRACTLINKSFROMSINGLECELL(SHEET(); CELL(&quot;address&quot;;[.J14]);&quot; || &quot;;&quot;(NoLink)&quot;)" office:value-type="string" office:string-value="http://www.bach-chorales.com/BWV0011_6.htm || https://en.wikipedia.org/wiki/Ascension_Oratorio" calcext:value-type="string">
            <text:p>http://www.bach-chorales.com/BWV0011_6.htm || https://en.wikipedia.org/wiki/Ascension_Oratorio</text:p>
          </table:table-cell>
          <table:table-cell office:value-type="string" calcext:value-type="string">
            <text:p><text:a xlink:href="https://www.bach-digital.de/receive/BachDigitalWork_work_00011299" xlink:type="simple">57.3</text:a> </text:p>
          </table:table-cell>
          <table:table-cell table:formula="of:=EXTRACTLINKSFROMSINGLECELL(SHEET(); CELL(&quot;address&quot;;[.L14]);&quot; || &quot;;&quot;(NoLink)&quot;)" office:value-type="string" office:string-value="https://www.bach-digital.de/receive/BachDigitalWork_work_00011299" calcext:value-type="string">
            <text:p>https://www.bach-digital.de/receive/BachDigitalWork_work_00011299</text:p>
          </table:table-cell>
        </table:table-row>
        <table:table-row table:style-name="ro3">
          <table:table-cell office:value-type="string" calcext:value-type="string">
            <text:p><text:a xlink:href="https://en.wikipedia.org/wiki/Was_Gott_tut,_das_ist_wohlgetan" xlink:type="simple">Was Gott tut, das ist wohlgetan</text:a> (v. 6)</text:p>
          </table:table-cell>
          <table:table-cell table:formula="of:=EXTRACTLINKSFROMSINGLECELL(SHEET(); CELL(&quot;address&quot;;[.$A15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15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BWV_12" xlink:type="simple">12</text:a>/7</text:p>
          </table:table-cell>
          <table:table-cell table:formula="of:=EXTRACTLINKSFROMSINGLECELL(SHEET(); CELL(&quot;address&quot;;[.E15]);&quot; || &quot;;&quot;(NoLink)&quot;)" office:value-type="string" office:string-value="https://en.wikipedia.org/wiki/BWV_12" calcext:value-type="string">
            <text:p>https://en.wikipedia.org/wiki/BWV_12</text:p>
          </table:table-cell>
          <table:table-cell office:value-type="float" office:value="340" calcext:value-type="float">
            <text:p>34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12_7.htm" xlink:type="simple">0012_7</text:a>; ≈<text:a xlink:href="https://en.wikipedia.org/wiki/BWV_69a" xlink:type="simple">BWV 69a</text:a>/6 </text:p>
          </table:table-cell>
          <table:table-cell table:formula="of:=EXTRACTLINKSFROMSINGLECELL(SHEET(); CELL(&quot;address&quot;;[.J15]);&quot; || &quot;;&quot;(NoLink)&quot;)" office:value-type="string" office:string-value="http://www.bach-chorales.com/BWV0012_7.htm || https://en.wikipedia.org/wiki/BWV_69a" calcext:value-type="string">
            <text:p>http://www.bach-chorales.com/BWV0012_7.htm || https://en.wikipedia.org/wiki/BWV_69a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5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In_allen_meinen_Taten" xlink:type="simple">In allen meinen Taten</text:a> (v. 15)</text:p>
          </table:table-cell>
          <table:table-cell table:formula="of:=EXTRACTLINKSFROMSINGLECELL(SHEET(); CELL(&quot;address&quot;;[.$A16]);&quot; || &quot;;&quot;(NoLink)&quot;)" office:value-type="string" office:string-value="https://en.wikipedia.org/wiki/In_allen_meinen_Taten" calcext:value-type="string">
            <text:p>https://en.wikipedia.org/wiki/In_allen_meinen_Tat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16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string" calcext:value-type="string">
            <text:p><text:a xlink:href="https://en.wikipedia.org/wiki/BWV_13" xlink:type="simple">13</text:a>/6</text:p>
          </table:table-cell>
          <table:table-cell table:formula="of:=EXTRACTLINKSFROMSINGLECELL(SHEET(); CELL(&quot;address&quot;;[.E16]);&quot; || &quot;;&quot;(NoLink)&quot;)" office:value-type="string" office:string-value="https://en.wikipedia.org/wiki/BWV_13" calcext:value-type="string">
            <text:p>https://en.wikipedia.org/wiki/BWV_13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<text:a xlink:href="http://www.bach-chorales.com/BWV0013_6.htm" xlink:type="simple">0013_6</text:a> </text:p>
          </table:table-cell>
          <table:table-cell table:formula="of:=EXTRACTLINKSFROMSINGLECELL(SHEET(); CELL(&quot;address&quot;;[.J16]);&quot; || &quot;;&quot;(NoLink)&quot;)" office:value-type="string" office:string-value="http://www.bach-chorales.com/BWV0013_6.htm" calcext:value-type="string">
            <text:p>http://www.bach-chorales.com/BWV0013_6.htm</text:p>
          </table:table-cell>
          <table:table-cell office:value-type="string" calcext:value-type="string">
            <text:p><text:a xlink:href="https://www.bach-digital.de/receive/BachDigitalWork_work_00011347" xlink:type="simple">166.3; —</text:a> </text:p>
          </table:table-cell>
          <table:table-cell table:formula="of:=EXTRACTLINKSFROMSINGLECELL(SHEET(); CELL(&quot;address&quot;;[.L16]);&quot; || &quot;;&quot;(NoLink)&quot;)" office:value-type="string" office:string-value="https://www.bach-digital.de/receive/BachDigitalWork_work_00011347" calcext:value-type="string">
            <text:p>https://www.bach-digital.de/receive/BachDigitalWork_work_00011347</text:p>
          </table:table-cell>
        </table:table-row>
        <table:table-row table:style-name="ro1">
          <table:table-cell office:value-type="string" calcext:value-type="string">
            <text:p><text:a xlink:href="https://en.wikipedia.org/wiki/Wär_Gott_nicht_mit_uns_diese_Zeit" xlink:type="simple">Wär Gott nicht mit uns diese Zeit</text:a> (v. 3)</text:p>
          </table:table-cell>
          <table:table-cell table:formula="of:=EXTRACTLINKSFROMSINGLECELL(SHEET(); CELL(&quot;address&quot;;[.$A17]);&quot; || &quot;;&quot;(NoLink)&quot;)" office:value-type="string" office:string-value="https://en.wikipedia.org/wiki/Wär_Gott_nicht_mit_uns_diese_Zeit" calcext:value-type="string">
            <text:p>https://en.wikipedia.org/wiki/Wär_Gott_nicht_mit_uns_diese_Zeit</text:p>
          </table:table-cell>
          <table:table-cell office:value-type="string" calcext:value-type="string">
            <text:p><text:a xlink:href="https://en.wikipedia.org/wiki/Wär_Gott_nicht_mit_uns_diese_Zeit" xlink:type="simple">4434</text:a></text:p>
          </table:table-cell>
          <table:table-cell table:formula="of:=EXTRACTLINKSFROMSINGLECELL(SHEET(); CELL(&quot;address&quot;;[.C17]);&quot; || &quot;;&quot;(NoLink)&quot;)" office:value-type="string" office:string-value="https://en.wikipedia.org/wiki/Wär_Gott_nicht_mit_uns_diese_Zeit" calcext:value-type="string">
            <text:p>https://en.wikipedia.org/wiki/Wär_Gott_nicht_mit_uns_diese_Zeit</text:p>
          </table:table-cell>
          <table:table-cell office:value-type="string" calcext:value-type="string">
            <text:p><text:a xlink:href="https://en.wikipedia.org/wiki/BWV_14" xlink:type="simple">14</text:a>/5</text:p>
          </table:table-cell>
          <table:table-cell table:formula="of:=EXTRACTLINKSFROMSINGLECELL(SHEET(); CELL(&quot;address&quot;;[.E17]);&quot; || &quot;;&quot;(NoLink)&quot;)" office:value-type="string" office:string-value="https://en.wikipedia.org/wiki/BWV_14" calcext:value-type="string">
            <text:p>https://en.wikipedia.org/wiki/BWV_1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<text:a xlink:href="http://www.bach-chorales.com/BWV0014_5.htm" xlink:type="simple">0014_5</text:a> </text:p>
          </table:table-cell>
          <table:table-cell table:formula="of:=EXTRACTLINKSFROMSINGLECELL(SHEET(); CELL(&quot;address&quot;;[.J17]);&quot; || &quot;;&quot;(NoLink)&quot;)" office:value-type="string" office:string-value="http://www.bach-chorales.com/BWV0014_5.htm" calcext:value-type="string">
            <text:p>http://www.bach-chorales.com/BWV0014_5.htm</text:p>
          </table:table-cell>
          <table:table-cell office:value-type="string" calcext:value-type="string">
            <text:p><text:a xlink:href="https://www.bach-digital.de/receive/BachDigitalWork_work_00011250" xlink:type="simple">188.1a/b</text:a> </text:p>
          </table:table-cell>
          <table:table-cell table:formula="of:=EXTRACTLINKSFROMSINGLECELL(SHEET(); CELL(&quot;address&quot;;[.L17]);&quot; || &quot;;&quot;(NoLink)&quot;)" office:value-type="string" office:string-value="https://www.bach-digital.de/receive/BachDigitalWork_work_00011250" calcext:value-type="string">
            <text:p>https://www.bach-digital.de/receive/BachDigitalWork_work_00011250</text:p>
          </table:table-cell>
        </table:table-row>
        <table:table-row table:style-name="ro1">
          <table:table-cell office:value-type="string" calcext:value-type="string">
            <text:p><text:a xlink:href="https://en.wikipedia.org/wiki/Helft_mir_Gotts_Güte_preisen" xlink:type="simple">Helft mir Gotts Güte preisen</text:a> (v. 5)</text:p>
          </table:table-cell>
          <table:table-cell table:formula="of:=EXTRACTLINKSFROMSINGLECELL(SHEET(); CELL(&quot;address&quot;;[.$A18]);&quot; || &quot;;&quot;(NoLink)&quot;)" office:value-type="string" office:string-value="https://en.wikipedia.org/wiki/Helft_mir_Gotts_Güte_preisen" calcext:value-type="string">
            <text:p>https://en.wikipedia.org/wiki/Helft_mir_Gotts_Güte_preisen</text:p>
          </table:table-cell>
          <table:table-cell office:value-type="string" calcext:value-type="string">
            <text:p><text:a xlink:href="https://en.wikipedia.org/wiki/Helft_mir_Gotts_Güte_preisen" xlink:type="simple">5267</text:a></text:p>
          </table:table-cell>
          <table:table-cell table:formula="of:=EXTRACTLINKSFROMSINGLECELL(SHEET(); CELL(&quot;address&quot;;[.C18]);&quot; || &quot;;&quot;(NoLink)&quot;)" office:value-type="string" office:string-value="https://en.wikipedia.org/wiki/Helft_mir_Gotts_Güte_preisen" calcext:value-type="string">
            <text:p>https://en.wikipedia.org/wiki/Helft_mir_Gotts_Güte_preisen</text:p>
          </table:table-cell>
          <table:table-cell office:value-type="string" calcext:value-type="string">
            <text:p><text:a xlink:href="https://en.wikipedia.org/wiki/BWV_16" xlink:type="simple">16</text:a>/6</text:p>
          </table:table-cell>
          <table:table-cell table:formula="of:=EXTRACTLINKSFROMSINGLECELL(SHEET(); CELL(&quot;address&quot;;[.E18]);&quot; || &quot;;&quot;(NoLink)&quot;)" office:value-type="string" office:string-value="https://en.wikipedia.org/wiki/BWV_16" calcext:value-type="string">
            <text:p>https://en.wikipedia.org/wiki/BWV_1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<text:a xlink:href="http://www.bach-chorales.com/BWV0016_6.htm" xlink:type="simple">0016_6</text:a> </text:p>
          </table:table-cell>
          <table:table-cell table:formula="of:=EXTRACTLINKSFROMSINGLECELL(SHEET(); CELL(&quot;address&quot;;[.J18]);&quot; || &quot;;&quot;(NoLink)&quot;)" office:value-type="string" office:string-value="http://www.bach-chorales.com/BWV0016_6.htm" calcext:value-type="string">
            <text:p>http://www.bach-chorales.com/BWV0016_6.htm</text:p>
          </table:table-cell>
          <table:table-cell office:value-type="string" calcext:value-type="string">
            <text:p><text:a xlink:href="https://www.bach-digital.de/receive/BachDigitalWork_work_00011324" xlink:type="simple">80.2a/b</text:a> </text:p>
          </table:table-cell>
          <table:table-cell table:formula="of:=EXTRACTLINKSFROMSINGLECELL(SHEET(); CELL(&quot;address&quot;;[.L18]);&quot; || &quot;;&quot;(NoLink)&quot;)" office:value-type="string" office:string-value="https://www.bach-digital.de/receive/BachDigitalWork_work_00011324" calcext:value-type="string">
            <text:p>https://www.bach-digital.de/receive/BachDigitalWork_work_00011324</text:p>
          </table:table-cell>
        </table:table-row>
        <table:table-row table:style-name="ro1">
          <table:table-cell office:value-type="string" calcext:value-type="string">
            <text:p><text:a xlink:href="https://en.wikipedia.org/wiki/Nun_lob,_mein_Seel,_den_Herren" xlink:type="simple">Nun lob, mein Seel, den Herren</text:a> (v. 3)</text:p>
          </table:table-cell>
          <table:table-cell table:formula="of:=EXTRACTLINKSFROMSINGLECELL(SHEET(); CELL(&quot;address&quot;;[.$A19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Nun_lob,_mein_Seel,_den_Herren" xlink:type="simple">8244</text:a></text:p>
          </table:table-cell>
          <table:table-cell table:formula="of:=EXTRACTLINKSFROMSINGLECELL(SHEET(); CELL(&quot;address&quot;;[.C19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BWV_17" xlink:type="simple">17</text:a>/7</text:p>
          </table:table-cell>
          <table:table-cell table:formula="of:=EXTRACTLINKSFROMSINGLECELL(SHEET(); CELL(&quot;address&quot;;[.E19]);&quot; || &quot;;&quot;(NoLink)&quot;)" office:value-type="string" office:string-value="https://en.wikipedia.org/wiki/BWV_17" calcext:value-type="string">
            <text:p>https://en.wikipedia.org/wiki/BWV_17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bach-chorales.com/BWV0017_7.htm" xlink:type="simple">0017_7</text:a> </text:p>
          </table:table-cell>
          <table:table-cell table:formula="of:=EXTRACTLINKSFROMSINGLECELL(SHEET(); CELL(&quot;address&quot;;[.J19]);&quot; || &quot;;&quot;(NoLink)&quot;)" office:value-type="string" office:string-value="http://www.bach-chorales.com/BWV0017_7.htm" calcext:value-type="string">
            <text:p>http://www.bach-chorales.com/BWV0017_7.htm</text:p>
          </table:table-cell>
          <table:table-cell office:value-type="string" calcext:value-type="string">
            <text:p><text:a xlink:href="https://www.bach-digital.de/receive/BachDigitalWork_work_00011330" xlink:type="simple">153.3a/b</text:a> </text:p>
          </table:table-cell>
          <table:table-cell table:formula="of:=EXTRACTLINKSFROMSINGLECELL(SHEET(); CELL(&quot;address&quot;;[.L19]);&quot; || &quot;;&quot;(NoLink)&quot;)" office:value-type="string" office:string-value="https://www.bach-digital.de/receive/BachDigitalWork_work_00011330" calcext:value-type="string">
            <text:p>https://www.bach-digital.de/receive/BachDigitalWork_work_00011330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<text:a xlink:href="https://en.wikipedia.org/wiki/Durch_Adams_Fall_ist_ganz_verderbt" xlink:type="simple">Durch Adams Fall ist ganz verderbt</text:a> [<text:a xlink:href="https://de.wikipedia.org/wiki/Durch_Adams_Fall_ist_ganz_verderbt" xlink:type="simple">de</text:a>] (v. 8) </text:p>
          </table:table-cell>
          <table:table-cell table:formula="of:=EXTRACTLINKSFROMSINGLECELL(SHEET(); CELL(&quot;address&quot;;[.$A20]);&quot; || &quot;;&quot;(NoLink)&quot;)" office:value-type="string" office:string-value="https://en.wikipedia.org/wiki/Durch_Adams_Fall_ist_ganz_verderbt || https://de.wikipedia.org/wiki/Durch_Adams_Fall_ist_ganz_verderbt" calcext:value-type="string">
            <text:p>https://en.wikipedia.org/wiki/Durch_Adams_Fall_ist_ganz_verderbt || https://de.wikipedia.org/wiki/Durch_Adams_Fall_ist_ganz_verderbt</text:p>
          </table:table-cell>
          <table:table-cell office:value-type="string" calcext:value-type="string" table:number-columns-spanned="1" table:number-rows-spanned="2">
            <text:p><text:a xlink:href="https://en.wikipedia.org/wiki/Durch_Adams_Fall_ist_ganz_verderbt" xlink:type="simple">7549</text:a> </text:p>
          </table:table-cell>
          <table:table-cell table:formula="of:=EXTRACTLINKSFROMSINGLECELL(SHEET(); CELL(&quot;address&quot;;[.C20]);&quot; || &quot;;&quot;(NoLink)&quot;)" office:value-type="string" office:string-value="https://en.wikipedia.org/wiki/Durch_Adams_Fall_ist_ganz_verderbt" calcext:value-type="string">
            <text:p>https://en.wikipedia.org/wiki/Durch_Adams_Fall_ist_ganz_verderbt</text:p>
          </table:table-cell>
          <table:table-cell office:value-type="string" calcext:value-type="string" table:number-columns-spanned="1" table:number-rows-spanned="2">
            <text:p><text:a xlink:href="https://en.wikipedia.org/wiki/BWV_18" xlink:type="simple">18</text:a>/5 </text:p>
          </table:table-cell>
          <table:table-cell table:formula="of:=EXTRACTLINKSFROMSINGLECELL(SHEET(); CELL(&quot;address&quot;;[.E20]);&quot; || &quot;;&quot;(NoLink)&quot;)" office:value-type="string" office:string-value="https://en.wikipedia.org/wiki/BWV_18" calcext:value-type="string">
            <text:p>https://en.wikipedia.org/wiki/BWV_18</text:p>
          </table:table-cell>
          <table:table-cell office:value-type="float" office:value="73" calcext:value-type="float" table:number-columns-spanned="1" table:number-rows-spanned="2">
            <text:p>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 table:number-columns-spanned="1" table:number-rows-spanned="2">
            <text:p><text:a xlink:href="http://www.bach-chorales.com/BWV0018_5.htm" xlink:type="simple">0018_5</text:a> </text:p>
          </table:table-cell>
          <table:table-cell table:formula="of:=EXTRACTLINKSFROMSINGLECELL(SHEET(); CELL(&quot;address&quot;;[.J20]);&quot; || &quot;;&quot;(NoLink)&quot;)" office:value-type="string" office:string-value="http://www.bach-chorales.com/BWV0018_5.htm" calcext:value-type="string">
            <text:p>http://www.bach-chorales.com/BWV0018_5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301" xlink:type="simple">52.1b/c</text:a> </text:p>
          </table:table-cell>
          <table:table-cell table:formula="of:=EXTRACTLINKSFROMSINGLECELL(SHEET(); CELL(&quot;address&quot;;[.L20]);&quot; || &quot;;&quot;(NoLink)&quot;)" office:value-type="string" office:string-value="https://www.bach-digital.de/receive/BachDigitalWork_work_00011301" calcext:value-type="string">
            <text:p>https://www.bach-digital.de/receive/BachDigitalWork_work_00011301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126" calcext:value-type="float">
            <text:p>126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Freu_dich_sehr,_o_meine_Seele" xlink:type="simple">Freu dich sehr, o meine Seele</text:a> (v. 9)</text:p>
          </table:table-cell>
          <table:table-cell table:formula="of:=EXTRACTLINKSFROMSINGLECELL(SHEET(); CELL(&quot;address&quot;;[.$A22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Freu_dich_sehr,_o_meine_Seele" xlink:type="simple">6543</text:a></text:p>
          </table:table-cell>
          <table:table-cell table:formula="of:=EXTRACTLINKSFROMSINGLECELL(SHEET(); CELL(&quot;address&quot;;[.C22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BWV_19" xlink:type="simple">19</text:a>/7</text:p>
          </table:table-cell>
          <table:table-cell table:formula="of:=EXTRACTLINKSFROMSINGLECELL(SHEET(); CELL(&quot;address&quot;;[.E22]);&quot; || &quot;;&quot;(NoLink)&quot;)" office:value-type="string" office:string-value="https://en.wikipedia.org/wiki/BWV_19" calcext:value-type="string">
            <text:p>https://en.wikipedia.org/wiki/BWV_19</text:p>
          </table:table-cell>
          <table:table-cell office:value-type="float" office:value="99" calcext:value-type="float">
            <text:p>99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://www.bach-chorales.com/BWV0019_7.htm" xlink:type="simple">0019_7</text:a> </text:p>
          </table:table-cell>
          <table:table-cell table:formula="of:=EXTRACTLINKSFROMSINGLECELL(SHEET(); CELL(&quot;address&quot;;[.J22]);&quot; || &quot;;&quot;(NoLink)&quot;)" office:value-type="string" office:string-value="http://www.bach-chorales.com/BWV0019_7.htm" calcext:value-type="string">
            <text:p>http://www.bach-chorales.com/BWV0019_7.htm</text:p>
          </table:table-cell>
          <table:table-cell office:value-type="string" calcext:value-type="string">
            <text:p><text:a xlink:href="https://www.bach-digital.de/receive/BachDigitalWork_work_00011227" xlink:type="simple">208.7b</text:a> </text:p>
          </table:table-cell>
          <table:table-cell table:formula="of:=EXTRACTLINKSFROMSINGLECELL(SHEET(); CELL(&quot;address&quot;;[.L22]);&quot; || &quot;;&quot;(NoLink)&quot;)" office:value-type="string" office:string-value="https://www.bach-digital.de/receive/BachDigitalWork_work_00011227" calcext:value-type="string">
            <text:p>https://www.bach-digital.de/receive/BachDigitalWork_work_00011227</text:p>
          </table:table-cell>
        </table:table-row>
        <table:table-row table:style-name="ro1">
          <table:table-cell office:value-type="string" calcext:value-type="string">
            <text:p><text:a xlink:href="https://en.wikipedia.org/wiki/O_Ewigkeit,_du_Donnerwort" xlink:type="simple">O Ewigkeit, du Donnerwort</text:a> (vv. 11, 16)</text:p>
          </table:table-cell>
          <table:table-cell table:formula="of:=EXTRACTLINKSFROMSINGLECELL(SHEET(); CELL(&quot;address&quot;;[.$A23]);&quot; || &quot;;&quot;(NoLink)&quot;)" office:value-type="string" office:string-value="https://en.wikipedia.org/wiki/O_Ewigkeit,_du_Donnerwort" calcext:value-type="string">
            <text:p>https://en.wikipedia.org/wiki/O_Ewigkeit,_du_Donnerwort</text:p>
          </table:table-cell>
          <table:table-cell office:value-type="string" calcext:value-type="string">
            <text:p><text:a xlink:href="https://en.wikipedia.org/wiki/O_Ewigkeit,_du_Donnerwort" xlink:type="simple">5820</text:a></text:p>
          </table:table-cell>
          <table:table-cell table:formula="of:=EXTRACTLINKSFROMSINGLECELL(SHEET(); CELL(&quot;address&quot;;[.C23]);&quot; || &quot;;&quot;(NoLink)&quot;)" office:value-type="string" office:string-value="https://en.wikipedia.org/wiki/O_Ewigkeit,_du_Donnerwort" calcext:value-type="string">
            <text:p>https://en.wikipedia.org/wiki/O_Ewigkeit,_du_Donnerwort</text:p>
          </table:table-cell>
          <table:table-cell office:value-type="string" calcext:value-type="string">
            <text:p><text:a xlink:href="https://en.wikipedia.org/wiki/BWV_20" xlink:type="simple">20</text:a>/7, /11</text:p>
          </table:table-cell>
          <table:table-cell table:formula="of:=EXTRACTLINKSFROMSINGLECELL(SHEET(); CELL(&quot;address&quot;;[.E23]);&quot; || &quot;;&quot;(NoLink)&quot;)" office:value-type="string" office:string-value="https://en.wikipedia.org/wiki/BWV_20" calcext:value-type="string">
            <text:p>https://en.wikipedia.org/wiki/BWV_2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<text:a xlink:href="http://www.bach-chorales.com/BWV0020_7_11.htm" xlink:type="simple">0020_7_11</text:a> </text:p>
          </table:table-cell>
          <table:table-cell table:formula="of:=EXTRACTLINKSFROMSINGLECELL(SHEET(); CELL(&quot;address&quot;;[.J23]);&quot; || &quot;;&quot;(NoLink)&quot;)" office:value-type="string" office:string-value="http://www.bach-chorales.com/BWV0020_7_11.htm" calcext:value-type="string">
            <text:p>http://www.bach-chorales.com/BWV0020_7_11.htm</text:p>
          </table:table-cell>
          <table:table-cell office:value-type="string" calcext:value-type="string">
            <text:p><text:a xlink:href="https://www.bach-digital.de/receive/BachDigitalWork_work_00011332" xlink:type="simple">156.2</text:a> </text:p>
          </table:table-cell>
          <table:table-cell table:formula="of:=EXTRACTLINKSFROMSINGLECELL(SHEET(); CELL(&quot;address&quot;;[.L23]);&quot; || &quot;;&quot;(NoLink)&quot;)" office:value-type="string" office:string-value="https://www.bach-digital.de/receive/BachDigitalWork_work_00011332" calcext:value-type="string">
            <text:p>https://www.bach-digital.de/receive/BachDigitalWork_work_00011332</text:p>
          </table:table-cell>
        </table:table-row>
        <table:table-row table:style-name="ro1">
          <table:table-cell office:value-type="string" calcext:value-type="string">
            <text:p><text:a xlink:href="https://en.wikipedia.org/wiki/Herr_Christ,_der_einig_Gotts_Sohn" xlink:type="simple">Herr Christ, der einge Gottessohn</text:a> (v. 5)</text:p>
          </table:table-cell>
          <table:table-cell table:formula="of:=EXTRACTLINKSFROMSINGLECELL(SHEET(); CELL(&quot;address&quot;;[.$A24]);&quot; || &quot;;&quot;(NoLink)&quot;)" office:value-type="string" office:string-value="https://en.wikipedia.org/wiki/Herr_Christ,_der_einig_Gotts_Sohn" calcext:value-type="string">
            <text:p>https://en.wikipedia.org/wiki/Herr_Christ,_der_einig_Gotts_Sohn</text:p>
          </table:table-cell>
          <table:table-cell office:value-type="string" calcext:value-type="string">
            <text:p><text:a xlink:href="https://en.wikipedia.org/wiki/Herr_Christ,_der_einge_Gottessohn" xlink:type="simple">4297a</text:a></text:p>
          </table:table-cell>
          <table:table-cell table:formula="of:=EXTRACTLINKSFROMSINGLECELL(SHEET(); CELL(&quot;address&quot;;[.C24]);&quot; || &quot;;&quot;(NoLink)&quot;)" office:value-type="string" office:string-value="https://en.wikipedia.org/wiki/Herr_Christ,_der_einge_Gottessohn" calcext:value-type="string">
            <text:p>https://en.wikipedia.org/wiki/Herr_Christ,_der_einge_Gottessohn</text:p>
          </table:table-cell>
          <table:table-cell office:value-type="string" calcext:value-type="string">
            <text:p><text:a xlink:href="https://en.wikipedia.org/wiki/BWV_22" xlink:type="simple">22</text:a>/5</text:p>
          </table:table-cell>
          <table:table-cell table:formula="of:=EXTRACTLINKSFROMSINGLECELL(SHEET(); CELL(&quot;address&quot;;[.E24]);&quot; || &quot;;&quot;(NoLink)&quot;)" office:value-type="string" office:string-value="https://en.wikipedia.org/wiki/BWV_22" calcext:value-type="string">
            <text:p>https://en.wikipedia.org/wiki/BWV_22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22_5.htm" xlink:type="simple">0022_5</text:a> </text:p>
          </table:table-cell>
          <table:table-cell table:formula="of:=EXTRACTLINKSFROMSINGLECELL(SHEET(); CELL(&quot;address&quot;;[.J24]);&quot; || &quot;;&quot;(NoLink)&quot;)" office:value-type="string" office:string-value="http://www.bach-chorales.com/BWV0022_5.htm" calcext:value-type="string">
            <text:p>http://www.bach-chorales.com/BWV0022_5.htm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O_Gott,_du_frommer_Gott" xlink:type="simple">O Gott, du frommer Gott</text:a> (v. 1)</text:p>
          </table:table-cell>
          <table:table-cell table:formula="of:=EXTRACTLINKSFROMSINGLECELL(SHEET(); CELL(&quot;address&quot;;[.$A25]);&quot; || &quot;;&quot;(NoLink)&quot;)" office:value-type="string" office:string-value="https://en.wikipedia.org/wiki/O_Gott,_du_frommer_Gott" calcext:value-type="string">
            <text:p>https://en.wikipedia.org/wiki/O_Gott,_du_frommer_Gott</text:p>
          </table:table-cell>
          <table:table-cell office:value-type="string" calcext:value-type="string">
            <text:p><text:a xlink:href="https://en.wikipedia.org/wiki/O_Gott,_du_frommer_Gott_(Zahn_5148)" xlink:type="simple">5148</text:a></text:p>
          </table:table-cell>
          <table:table-cell table:formula="of:=EXTRACTLINKSFROMSINGLECELL(SHEET(); CELL(&quot;address&quot;;[.C25]);&quot; || &quot;;&quot;(NoLink)&quot;)" office:value-type="string" office:string-value="https://en.wikipedia.org/wiki/O_Gott,_du_frommer_Gott_(Zahn_5148)" calcext:value-type="string">
            <text:p>https://en.wikipedia.org/wiki/O_Gott,_du_frommer_Gott_(Zahn_5148)</text:p>
          </table:table-cell>
          <table:table-cell office:value-type="string" calcext:value-type="string">
            <text:p><text:a xlink:href="https://en.wikipedia.org/wiki/BWV_24" xlink:type="simple">24</text:a>/6</text:p>
          </table:table-cell>
          <table:table-cell table:formula="of:=EXTRACTLINKSFROMSINGLECELL(SHEET(); CELL(&quot;address&quot;;[.E25]);&quot; || &quot;;&quot;(NoLink)&quot;)" office:value-type="string" office:string-value="https://en.wikipedia.org/wiki/BWV_24" calcext:value-type="string">
            <text:p>https://en.wikipedia.org/wiki/BWV_24</text:p>
          </table:table-cell>
          <table:table-cell table:style-name="ce3"/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://www.bach-chorales.com/BWV0024_6.htm" xlink:type="simple">0024_6</text:a> </text:p>
          </table:table-cell>
          <table:table-cell table:formula="of:=EXTRACTLINKSFROMSINGLECELL(SHEET(); CELL(&quot;address&quot;;[.J25]);&quot; || &quot;;&quot;(NoLink)&quot;)" office:value-type="string" office:string-value="http://www.bach-chorales.com/BWV0024_6.htm" calcext:value-type="string">
            <text:p>http://www.bach-chorales.com/BWV0024_6.htm</text:p>
          </table:table-cell>
          <table:table-cell office:value-type="string" calcext:value-type="string">
            <text:p><text:a xlink:href="https://www.bach-digital.de/receive/BachDigitalWork_work_00011333" xlink:type="simple">157; —</text:a> </text:p>
          </table:table-cell>
          <table:table-cell table:formula="of:=EXTRACTLINKSFROMSINGLECELL(SHEET(); CELL(&quot;address&quot;;[.L25]);&quot; || &quot;;&quot;(NoLink)&quot;)" office:value-type="string" office:string-value="https://www.bach-digital.de/receive/BachDigitalWork_work_00011333" calcext:value-type="string">
            <text:p>https://www.bach-digital.de/receive/BachDigitalWork_work_000113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Treuer_Gott,_ich_muss_dir_klagen" xlink:type="simple">Treuer Gott, ich muss dir klagen</text:a> (v. 12) </text:p>
          </table:table-cell>
          <table:table-cell table:formula="of:=EXTRACTLINKSFROMSINGLECELL(SHEET(); CELL(&quot;address&quot;;[.$A26]);&quot; || &quot;;&quot;(NoLink)&quot;)" office:value-type="string" office:string-value="https://en.wikipedia.org/wiki/Treuer_Gott,_ich_muss_dir_klagen" calcext:value-type="string">
            <text:p>https://en.wikipedia.org/wiki/Treuer_Gott,_ich_muss_dir_klagen</text:p>
          </table:table-cell>
          <table:table-cell office:value-type="string" calcext:value-type="string" table:number-columns-spanned="1" table:number-rows-spanned="2">
            <text:p><text:a xlink:href="https://en.wikipedia.org/wiki/Freu_dich_sehr,_o_meine_Seele" xlink:type="simple">6543</text:a> </text:p>
          </table:table-cell>
          <table:table-cell table:formula="of:=EXTRACTLINKSFROMSINGLECELL(SHEET(); CELL(&quot;address&quot;;[.C26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 table:number-columns-spanned="1" table:number-rows-spanned="2">
            <text:p><text:a xlink:href="https://en.wikipedia.org/wiki/BWV_25" xlink:type="simple">25</text:a>/6 </text:p>
          </table:table-cell>
          <table:table-cell table:formula="of:=EXTRACTLINKSFROMSINGLECELL(SHEET(); CELL(&quot;address&quot;;[.E26]);&quot; || &quot;;&quot;(NoLink)&quot;)" office:value-type="string" office:string-value="https://en.wikipedia.org/wiki/BWV_25" calcext:value-type="string">
            <text:p>https://en.wikipedia.org/wiki/BWV_25</text:p>
          </table:table-cell>
          <table:table-cell office:value-type="float" office:value="101" calcext:value-type="float" table:number-columns-spanned="1" table:number-rows-spanned="2">
            <text:p>10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 table:number-columns-spanned="1" table:number-rows-spanned="2">
            <text:p><text:a xlink:href="http://www.bach-chorales.com/BWV0025_6.htm" xlink:type="simple">0025_6</text:a> </text:p>
          </table:table-cell>
          <table:table-cell table:formula="of:=EXTRACTLINKSFROMSINGLECELL(SHEET(); CELL(&quot;address&quot;;[.J26]);&quot; || &quot;;&quot;(NoLink)&quot;)" office:value-type="string" office:string-value="http://www.bach-chorales.com/BWV0025_6.htm" calcext:value-type="string">
            <text:p>http://www.bach-chorales.com/BWV0025_6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177" xlink:type="simple">208.1b; —</text:a> </text:p>
          </table:table-cell>
          <table:table-cell table:formula="of:=EXTRACTLINKSFROMSINGLECELL(SHEET(); CELL(&quot;address&quot;;[.L26]);&quot; || &quot;;&quot;(NoLink)&quot;)" office:value-type="string" office:string-value="https://www.bach-digital.de/receive/BachDigitalWork_work_00011177" calcext:value-type="string">
            <text:p>https://www.bach-digital.de/receive/BachDigitalWork_work_00011177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282" calcext:value-type="float">
            <text:p>282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Ach_wie_flüchtig,_ach_wie_nichtig" xlink:type="simple">Ach wie flüchtig, ach wie nichtig</text:a> (v. 8)</text:p>
          </table:table-cell>
          <table:table-cell table:formula="of:=EXTRACTLINKSFROMSINGLECELL(SHEET(); CELL(&quot;address&quot;;[.$A28]);&quot; || &quot;;&quot;(NoLink)&quot;)" office:value-type="string" office:string-value="https://en.wikipedia.org/wiki/Ach_wie_flüchtig,_ach_wie_nichtig" calcext:value-type="string">
            <text:p>https://en.wikipedia.org/wiki/Ach_wie_flüchtig,_ach_wie_nichtig</text:p>
          </table:table-cell>
          <table:table-cell office:value-type="string" calcext:value-type="string">
            <text:p><text:a xlink:href="https://en.wikipedia.org/wiki/Ach_wie_flüchtig,_ach_wie_nichtig" xlink:type="simple">1887</text:a></text:p>
          </table:table-cell>
          <table:table-cell table:formula="of:=EXTRACTLINKSFROMSINGLECELL(SHEET(); CELL(&quot;address&quot;;[.C28]);&quot; || &quot;;&quot;(NoLink)&quot;)" office:value-type="string" office:string-value="https://en.wikipedia.org/wiki/Ach_wie_flüchtig,_ach_wie_nichtig" calcext:value-type="string">
            <text:p>https://en.wikipedia.org/wiki/Ach_wie_flüchtig,_ach_wie_nichtig</text:p>
          </table:table-cell>
          <table:table-cell office:value-type="string" calcext:value-type="string">
            <text:p><text:a xlink:href="https://en.wikipedia.org/wiki/BWV_26" xlink:type="simple">26</text:a>/6</text:p>
          </table:table-cell>
          <table:table-cell table:formula="of:=EXTRACTLINKSFROMSINGLECELL(SHEET(); CELL(&quot;address&quot;;[.E28]);&quot; || &quot;;&quot;(NoLink)&quot;)" office:value-type="string" office:string-value="https://en.wikipedia.org/wiki/BWV_26" calcext:value-type="string">
            <text:p>https://en.wikipedia.org/wiki/BWV_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<text:a xlink:href="http://www.bach-chorales.com/BWV0026_6.htm" xlink:type="simple">0026_6</text:a> </text:p>
          </table:table-cell>
          <table:table-cell table:formula="of:=EXTRACTLINKSFROMSINGLECELL(SHEET(); CELL(&quot;address&quot;;[.J28]);&quot; || &quot;;&quot;(NoLink)&quot;)" office:value-type="string" office:string-value="http://www.bach-chorales.com/BWV0026_6.htm" calcext:value-type="string">
            <text:p>http://www.bach-chorales.com/BWV0026_6.htm</text:p>
          </table:table-cell>
          <table:table-cell office:value-type="string" calcext:value-type="string">
            <text:p><text:a xlink:href="https://www.bach-digital.de/receive/BachDigitalWork_work_00011289" xlink:type="simple">6.1</text:a> </text:p>
          </table:table-cell>
          <table:table-cell table:formula="of:=EXTRACTLINKSFROMSINGLECELL(SHEET(); CELL(&quot;address&quot;;[.L28]);&quot; || &quot;;&quot;(NoLink)&quot;)" office:value-type="string" office:string-value="https://www.bach-digital.de/receive/BachDigitalWork_work_00011289" calcext:value-type="string">
            <text:p>https://www.bach-digital.de/receive/BachDigitalWork_work_0001128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Helft_mir_Gotts_Güte_preisen" xlink:type="simple">Helft mir Gotts Güte preisen</text:a> (v. 6) </text:p>
          </table:table-cell>
          <table:table-cell table:formula="of:=EXTRACTLINKSFROMSINGLECELL(SHEET(); CELL(&quot;address&quot;;[.$A29]);&quot; || &quot;;&quot;(NoLink)&quot;)" office:value-type="string" office:string-value="https://en.wikipedia.org/wiki/Helft_mir_Gotts_Güte_preisen" calcext:value-type="string">
            <text:p>https://en.wikipedia.org/wiki/Helft_mir_Gotts_Güte_preisen</text:p>
          </table:table-cell>
          <table:table-cell office:value-type="string" calcext:value-type="string" table:number-columns-spanned="1" table:number-rows-spanned="2">
            <text:p><text:a xlink:href="https://en.wikipedia.org/wiki/Helft_mir_Gotts_Güte_preisen" xlink:type="simple">5267</text:a> </text:p>
          </table:table-cell>
          <table:table-cell table:formula="of:=EXTRACTLINKSFROMSINGLECELL(SHEET(); CELL(&quot;address&quot;;[.C29]);&quot; || &quot;;&quot;(NoLink)&quot;)" office:value-type="string" office:string-value="https://en.wikipedia.org/wiki/Helft_mir_Gotts_Güte_preisen" calcext:value-type="string">
            <text:p>https://en.wikipedia.org/wiki/Helft_mir_Gotts_Güte_preisen</text:p>
          </table:table-cell>
          <table:table-cell office:value-type="string" calcext:value-type="string" table:number-columns-spanned="1" table:number-rows-spanned="2">
            <text:p><text:a xlink:href="https://en.wikipedia.org/wiki/BWV_28" xlink:type="simple">28</text:a>/6 </text:p>
          </table:table-cell>
          <table:table-cell table:formula="of:=EXTRACTLINKSFROMSINGLECELL(SHEET(); CELL(&quot;address&quot;;[.E29]);&quot; || &quot;;&quot;(NoLink)&quot;)" office:value-type="string" office:string-value="https://en.wikipedia.org/wiki/BWV_28" calcext:value-type="string">
            <text:p>https://en.wikipedia.org/wiki/BWV_28</text:p>
          </table:table-cell>
          <table:table-cell office:value-type="float" office:value="124" calcext:value-type="float" table:number-columns-spanned="1" table:number-rows-spanned="2">
            <text:p>1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 table:number-columns-spanned="1" table:number-rows-spanned="2">
            <text:p><text:a xlink:href="http://www.bach-chorales.com/BWV0028_6.htm" xlink:type="simple">0028_6</text:a> </text:p>
          </table:table-cell>
          <table:table-cell table:formula="of:=EXTRACTLINKSFROMSINGLECELL(SHEET(); CELL(&quot;address&quot;;[.J29]);&quot; || &quot;;&quot;(NoLink)&quot;)" office:value-type="string" office:string-value="http://www.bach-chorales.com/BWV0028_6.htm" calcext:value-type="string">
            <text:p>http://www.bach-chorales.com/BWV0028_6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175" xlink:type="simple">80.1a/b; —</text:a> </text:p>
          </table:table-cell>
          <table:table-cell table:formula="of:=EXTRACTLINKSFROMSINGLECELL(SHEET(); CELL(&quot;address&quot;;[.L29]);&quot; || &quot;;&quot;(NoLink)&quot;)" office:value-type="string" office:string-value="https://www.bach-digital.de/receive/BachDigitalWork_work_00011175" calcext:value-type="string">
            <text:p>https://www.bach-digital.de/receive/BachDigitalWork_work_00011175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88" calcext:value-type="float">
            <text:p>88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Nun_lob,_mein_Seel,_den_Herren" xlink:type="simple">Nun lob, mein Seel, den Herren</text:a> (v. 5)</text:p>
          </table:table-cell>
          <table:table-cell table:formula="of:=EXTRACTLINKSFROMSINGLECELL(SHEET(); CELL(&quot;address&quot;;[.$A31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Nun_lob,_mein_Seel,_den_Herren" xlink:type="simple">8244</text:a></text:p>
          </table:table-cell>
          <table:table-cell table:formula="of:=EXTRACTLINKSFROMSINGLECELL(SHEET(); CELL(&quot;address&quot;;[.C31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BWV_29" xlink:type="simple">29</text:a>/8</text:p>
          </table:table-cell>
          <table:table-cell table:formula="of:=EXTRACTLINKSFROMSINGLECELL(SHEET(); CELL(&quot;address&quot;;[.E31]);&quot; || &quot;;&quot;(NoLink)&quot;)" office:value-type="string" office:string-value="https://en.wikipedia.org/wiki/BWV_29" calcext:value-type="string">
            <text:p>https://en.wikipedia.org/wiki/BWV_2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<text:a xlink:href="http://www.bach-chorales.com/BWV0029_8.htm" xlink:type="simple">0029_8</text:a> </text:p>
          </table:table-cell>
          <table:table-cell table:formula="of:=EXTRACTLINKSFROMSINGLECELL(SHEET(); CELL(&quot;address&quot;;[.J31]);&quot; || &quot;;&quot;(NoLink)&quot;)" office:value-type="string" office:string-value="http://www.bach-chorales.com/BWV0029_8.htm" calcext:value-type="string">
            <text:p>http://www.bach-chorales.com/BWV0029_8.htm</text:p>
          </table:table-cell>
          <table:table-cell office:value-type="string" calcext:value-type="string">
            <text:p><text:a xlink:href="https://www.bach-digital.de/receive/BachDigitalWork_work_00011331" xlink:type="simple">153.4b</text:a> </text:p>
          </table:table-cell>
          <table:table-cell table:formula="of:=EXTRACTLINKSFROMSINGLECELL(SHEET(); CELL(&quot;address&quot;;[.L31]);&quot; || &quot;;&quot;(NoLink)&quot;)" office:value-type="string" office:string-value="https://www.bach-digital.de/receive/BachDigitalWork_work_00011331" calcext:value-type="string">
            <text:p>https://www.bach-digital.de/receive/BachDigitalWork_work_00011331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Tröstet,_tröstet_meine_Lieben&amp;action=edit&amp;redlink=1" xlink:type="simple">Tröstet, tröstet meine Lieben</text:a> (v. 3)</text:p>
          </table:table-cell>
          <table:table-cell/>
          <table:table-cell office:value-type="string" calcext:value-type="string">
            <text:p><text:a xlink:href="https://en.wikipedia.org/wiki/Freu_dich_sehr,_o_meine_Seele" xlink:type="simple">6543</text:a></text:p>
          </table:table-cell>
          <table:table-cell table:formula="of:=EXTRACTLINKSFROMSINGLECELL(SHEET(); CELL(&quot;address&quot;;[.C32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BWV_30" xlink:type="simple">30</text:a>/6</text:p>
          </table:table-cell>
          <table:table-cell table:formula="of:=EXTRACTLINKSFROMSINGLECELL(SHEET(); CELL(&quot;address&quot;;[.E32]);&quot; || &quot;;&quot;(NoLink)&quot;)" office:value-type="string" office:string-value="https://en.wikipedia.org/wiki/BWV_30" calcext:value-type="string">
            <text:p>https://en.wikipedia.org/wiki/BWV_3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<text:a xlink:href="http://www.bach-chorales.com/BWV0030_6.htm" xlink:type="simple">0030_6</text:a> </text:p>
          </table:table-cell>
          <table:table-cell table:formula="of:=EXTRACTLINKSFROMSINGLECELL(SHEET(); CELL(&quot;address&quot;;[.J32]);&quot; || &quot;;&quot;(NoLink)&quot;)" office:value-type="string" office:string-value="http://www.bach-chorales.com/BWV0030_6.htm" calcext:value-type="string">
            <text:p>http://www.bach-chorales.com/BWV0030_6.htm</text:p>
          </table:table-cell>
          <table:table-cell office:value-type="string" calcext:value-type="string">
            <text:p><text:a xlink:href="https://www.bach-digital.de/receive/BachDigitalWork_work_00011318" xlink:type="simple">208.6b</text:a> </text:p>
          </table:table-cell>
          <table:table-cell table:formula="of:=EXTRACTLINKSFROMSINGLECELL(SHEET(); CELL(&quot;address&quot;;[.L32]);&quot; || &quot;;&quot;(NoLink)&quot;)" office:value-type="string" office:string-value="https://www.bach-digital.de/receive/BachDigitalWork_work_00011318" calcext:value-type="string">
            <text:p>https://www.bach-digital.de/receive/BachDigitalWork_work_00011318</text:p>
          </table:table-cell>
        </table:table-row>
        <table:table-row table:style-name="ro1">
          <table:table-cell office:value-type="string" calcext:value-type="string">
            <text:p><text:a xlink:href="https://en.wikipedia.org/wiki/Wenn_mein_Stündlein_vorhanden_ist" xlink:type="simple">Wenn mein Stündlein vorhanden ist</text:a> (v. 5)</text:p>
          </table:table-cell>
          <table:table-cell table:formula="of:=EXTRACTLINKSFROMSINGLECELL(SHEET(); CELL(&quot;address&quot;;[.$A33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Wenn_mein_Stündlein_vorhanden_ist" xlink:type="simple">4482a,b</text:a></text:p>
          </table:table-cell>
          <table:table-cell table:formula="of:=EXTRACTLINKSFROMSINGLECELL(SHEET(); CELL(&quot;address&quot;;[.C33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BWV_31" xlink:type="simple">31</text:a>/9</text:p>
          </table:table-cell>
          <table:table-cell table:formula="of:=EXTRACTLINKSFROMSINGLECELL(SHEET(); CELL(&quot;address&quot;;[.E33]);&quot; || &quot;;&quot;(NoLink)&quot;)" office:value-type="string" office:string-value="https://en.wikipedia.org/wiki/BWV_31" calcext:value-type="string">
            <text:p>https://en.wikipedia.org/wiki/BWV_31</text:p>
          </table:table-cell>
          <table:table-cell office:value-type="float" office:value="357" calcext:value-type="float">
            <text:p>35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31_9.htm" xlink:type="simple">0031_9</text:a> </text:p>
          </table:table-cell>
          <table:table-cell table:formula="of:=EXTRACTLINKSFROMSINGLECELL(SHEET(); CELL(&quot;address&quot;;[.J33]);&quot; || &quot;;&quot;(NoLink)&quot;)" office:value-type="string" office:string-value="http://www.bach-chorales.com/BWV0031_9.htm" calcext:value-type="string">
            <text:p>http://www.bach-chorales.com/BWV0031_9.htm</text:p>
          </table:table-cell>
          <table:table-cell office:value-type="string" calcext:value-type="string">
            <text:p><text:a xlink:href="https://www.bach-digital.de/receive/BachDigitalWork_work_00011221" xlink:type="simple">201.5</text:a> </text:p>
          </table:table-cell>
          <table:table-cell table:formula="of:=EXTRACTLINKSFROMSINGLECELL(SHEET(); CELL(&quot;address&quot;;[.L33]);&quot; || &quot;;&quot;(NoLink)&quot;)" office:value-type="string" office:string-value="https://www.bach-digital.de/receive/BachDigitalWork_work_00011221" calcext:value-type="string">
            <text:p>https://www.bach-digital.de/receive/BachDigitalWork_work_00011221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Weg,_mein_Herz,_mit_den_Gedanken&amp;action=edit&amp;redlink=1" xlink:type="simple">Weg, mein Herz, mit den Gedanken</text:a> (v. 12)</text:p>
          </table:table-cell>
          <table:table-cell/>
          <table:table-cell office:value-type="string" calcext:value-type="string">
            <text:p><text:a xlink:href="https://en.wikipedia.org/wiki/Freu_dich_sehr,_o_meine_Seele" xlink:type="simple">6543</text:a></text:p>
          </table:table-cell>
          <table:table-cell table:formula="of:=EXTRACTLINKSFROMSINGLECELL(SHEET(); CELL(&quot;address&quot;;[.C34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BWV_32" xlink:type="simple">32</text:a>/6</text:p>
          </table:table-cell>
          <table:table-cell table:formula="of:=EXTRACTLINKSFROMSINGLECELL(SHEET(); CELL(&quot;address&quot;;[.E34]);&quot; || &quot;;&quot;(NoLink)&quot;)" office:value-type="string" office:string-value="https://en.wikipedia.org/wiki/BWV_32" calcext:value-type="string">
            <text:p>https://en.wikipedia.org/wiki/BWV_3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a xlink:href="http://www.bach-chorales.com/BWV0032_6.htm" xlink:type="simple">0032_6</text:a> </text:p>
          </table:table-cell>
          <table:table-cell table:formula="of:=EXTRACTLINKSFROMSINGLECELL(SHEET(); CELL(&quot;address&quot;;[.J34]);&quot; || &quot;;&quot;(NoLink)&quot;)" office:value-type="string" office:string-value="http://www.bach-chorales.com/BWV0032_6.htm" calcext:value-type="string">
            <text:p>http://www.bach-chorales.com/BWV0032_6.htm</text:p>
          </table:table-cell>
          <table:table-cell office:value-type="string" calcext:value-type="string">
            <text:p><text:a xlink:href="https://www.bach-digital.de/receive/BachDigitalWork_work_00011317" xlink:type="simple">208.4b</text:a> </text:p>
          </table:table-cell>
          <table:table-cell table:formula="of:=EXTRACTLINKSFROMSINGLECELL(SHEET(); CELL(&quot;address&quot;;[.L34]);&quot; || &quot;;&quot;(NoLink)&quot;)" office:value-type="string" office:string-value="https://www.bach-digital.de/receive/BachDigitalWork_work_00011317" calcext:value-type="string">
            <text:p>https://www.bach-digital.de/receive/BachDigitalWork_work_00011317</text:p>
          </table:table-cell>
        </table:table-row>
        <table:table-row table:style-name="ro1">
          <table:table-cell office:value-type="string" calcext:value-type="string">
            <text:p><text:a xlink:href="https://en.wikipedia.org/wiki/Allein_zu_dir,_Herr_Jesu_Christ" xlink:type="simple">Allein zu dir, Herr Jesu Christ</text:a> (v. 4)</text:p>
          </table:table-cell>
          <table:table-cell table:formula="of:=EXTRACTLINKSFROMSINGLECELL(SHEET(); CELL(&quot;address&quot;;[.$A35]);&quot; || &quot;;&quot;(NoLink)&quot;)" office:value-type="string" office:string-value="https://en.wikipedia.org/wiki/Allein_zu_dir,_Herr_Jesu_Christ" calcext:value-type="string">
            <text:p>https://en.wikipedia.org/wiki/Allein_zu_dir,_Herr_Jesu_Christ</text:p>
          </table:table-cell>
          <table:table-cell office:value-type="string" calcext:value-type="string">
            <text:p><text:a xlink:href="https://en.wikipedia.org/wiki/Allein_zu_dir,_Herr_Jesu_Christ" xlink:type="simple">7292b</text:a></text:p>
          </table:table-cell>
          <table:table-cell table:formula="of:=EXTRACTLINKSFROMSINGLECELL(SHEET(); CELL(&quot;address&quot;;[.C35]);&quot; || &quot;;&quot;(NoLink)&quot;)" office:value-type="string" office:string-value="https://en.wikipedia.org/wiki/Allein_zu_dir,_Herr_Jesu_Christ" calcext:value-type="string">
            <text:p>https://en.wikipedia.org/wiki/Allein_zu_dir,_Herr_Jesu_Christ</text:p>
          </table:table-cell>
          <table:table-cell office:value-type="string" calcext:value-type="string">
            <text:p><text:a xlink:href="https://en.wikipedia.org/wiki/BWV_33" xlink:type="simple">33</text:a>/6</text:p>
          </table:table-cell>
          <table:table-cell table:formula="of:=EXTRACTLINKSFROMSINGLECELL(SHEET(); CELL(&quot;address&quot;;[.E35]);&quot; || &quot;;&quot;(NoLink)&quot;)" office:value-type="string" office:string-value="https://en.wikipedia.org/wiki/BWV_33" calcext:value-type="string">
            <text:p>https://en.wikipedia.org/wiki/BWV_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http://www.bach-chorales.com/BWV0033_6.htm" xlink:type="simple">0033_6</text:a> </text:p>
          </table:table-cell>
          <table:table-cell table:formula="of:=EXTRACTLINKSFROMSINGLECELL(SHEET(); CELL(&quot;address&quot;;[.J35]);&quot; || &quot;;&quot;(NoLink)&quot;)" office:value-type="string" office:string-value="http://www.bach-chorales.com/BWV0033_6.htm" calcext:value-type="string">
            <text:p>http://www.bach-chorales.com/BWV0033_6.htm</text:p>
          </table:table-cell>
          <table:table-cell office:value-type="string" calcext:value-type="string">
            <text:p><text:a xlink:href="https://www.bach-digital.de/receive/BachDigitalWork_work_00011223" xlink:type="simple">11.2a/b</text:a> </text:p>
          </table:table-cell>
          <table:table-cell table:formula="of:=EXTRACTLINKSFROMSINGLECELL(SHEET(); CELL(&quot;address&quot;;[.L35]);&quot; || &quot;;&quot;(NoLink)&quot;)" office:value-type="string" office:string-value="https://www.bach-digital.de/receive/BachDigitalWork_work_00011223" calcext:value-type="string">
            <text:p>https://www.bach-digital.de/receive/BachDigitalWork_work_00011223</text:p>
          </table:table-cell>
        </table:table-row>
        <table:table-row table:style-name="ro1">
          <table:table-cell office:value-type="string" calcext:value-type="string">
            <text:p><text:a xlink:href="https://en.wikipedia.org/wiki/Wie_schön_leuchtet_der_Morgenstern" xlink:type="simple">Wie schön leuchtet der Morgenstern</text:a> (v. 7) </text:p>
          </table:table-cell>
          <table:table-cell table:formula="of:=EXTRACTLINKSFROMSINGLECELL(SHEET(); CELL(&quot;address&quot;;[.$A36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Wie_schön_leuchtet_der_Morgenstern" xlink:type="simple">8359</text:a> </text:p>
          </table:table-cell>
          <table:table-cell table:formula="of:=EXTRACTLINKSFROMSINGLECELL(SHEET(); CELL(&quot;address&quot;;[.C36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BWV_36.4" xlink:type="simple">36.4</text:a>/5 </text:p>
          </table:table-cell>
          <table:table-cell table:formula="of:=EXTRACTLINKSFROMSINGLECELL(SHEET(); CELL(&quot;address&quot;;[.E36]);&quot; || &quot;;&quot;(NoLink)&quot;)" office:value-type="string" office:string-value="https://en.wikipedia.org/wiki/BWV_36.4" calcext:value-type="string">
            <text:p>https://en.wikipedia.org/wiki/BWV_36.4</text:p>
          </table:table-cell>
          <table:table-cell table:number-columns-repeated="4" table:style-name="ce3" office:value-type="string" calcext:value-type="string">
            <text:p/>
          </table:table-cell>
          <table:table-cell/>
          <table:table-cell office:value-type="string" calcext:value-type="string">
            <text:p><text:a xlink:href="https://www.bach-digital.de/receive/BachDigitalWork_work_00011193" xlink:type="simple">209.2a</text:a> </text:p>
          </table:table-cell>
          <table:table-cell table:formula="of:=EXTRACTLINKSFROMSINGLECELL(SHEET(); CELL(&quot;address&quot;;[.L36]);&quot; || &quot;;&quot;(NoLink)&quot;)" office:value-type="string" office:string-value="https://www.bach-digital.de/receive/BachDigitalWork_work_00011193" calcext:value-type="string">
            <text:p>https://www.bach-digital.de/receive/BachDigitalWork_work_00011193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<text:a xlink:href="https://en.wikipedia.org/wiki/Wie_schön_leuchtet_der_Morgenstern" xlink:type="simple">Wie schön leuchtet der Morgenstern</text:a> (v. 6) </text:p>
          </table:table-cell>
          <table:table-cell table:formula="of:=EXTRACTLINKSFROMSINGLECELL(SHEET(); CELL(&quot;address&quot;;[.$A37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 table:number-columns-spanned="1" table:number-rows-spanned="3">
            <text:p><text:a xlink:href="https://en.wikipedia.org/wiki/Wie_schön_leuchtet_der_Morgenstern" xlink:type="simple">8359</text:a> </text:p>
          </table:table-cell>
          <table:table-cell table:formula="of:=EXTRACTLINKSFROMSINGLECELL(SHEET(); CELL(&quot;address&quot;;[.C37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 table:number-columns-spanned="1" table:number-rows-spanned="3">
            <text:p><text:a xlink:href="https://en.wikipedia.org/wiki/BWV_36" xlink:type="simple">36</text:a>/4 </text:p>
          </table:table-cell>
          <table:table-cell table:formula="of:=EXTRACTLINKSFROMSINGLECELL(SHEET(); CELL(&quot;address&quot;;[.E37]);&quot; || &quot;;&quot;(NoLink)&quot;)" office:value-type="string" office:string-value="https://en.wikipedia.org/wiki/BWV_36" calcext:value-type="string">
            <text:p>https://en.wikipedia.org/wiki/BWV_36</text:p>
          </table:table-cell>
          <table:table-cell office:value-type="float" office:value="377" calcext:value-type="float" table:number-columns-spanned="1" table:number-rows-spanned="3">
            <text:p>37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 table:number-columns-spanned="1" table:number-rows-spanned="3">
            <text:p><text:a xlink:href="http://www.bach-chorales.com/BWV0036_4.htm" xlink:type="simple">0036_4</text:a> </text:p>
          </table:table-cell>
          <table:table-cell table:formula="of:=EXTRACTLINKSFROMSINGLECELL(SHEET(); CELL(&quot;address&quot;;[.J37]);&quot; || &quot;;&quot;(NoLink)&quot;)" office:value-type="string" office:string-value="http://www.bach-chorales.com/BWV0036_4.htm" calcext:value-type="string">
            <text:p>http://www.bach-chorales.com/BWV0036_4.htm</text:p>
          </table:table-cell>
          <table:table-cell office:value-type="string" calcext:value-type="string" table:number-columns-spanned="1" table:number-rows-spanned="3">
            <text:p><text:a xlink:href="https://www.bach-digital.de/receive/BachDigitalWork_work_00011346" xlink:type="simple">209.2b</text:a> </text:p>
          </table:table-cell>
          <table:table-cell table:formula="of:=EXTRACTLINKSFROMSINGLECELL(SHEET(); CELL(&quot;address&quot;;[.L37]);&quot; || &quot;;&quot;(NoLink)&quot;)" office:value-type="string" office:string-value="https://www.bach-digital.de/receive/BachDigitalWork_work_00011346" calcext:value-type="string">
            <text:p>https://www.bach-digital.de/receive/BachDigitalWork_work_00011346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195" calcext:value-type="float">
            <text:p>195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Nun_komm,_der_Heiden_Heiland" xlink:type="simple">Nun komm, der Heiden Heiland</text:a> (v. 8)</text:p>
          </table:table-cell>
          <table:table-cell table:formula="of:=EXTRACTLINKSFROMSINGLECELL(SHEET(); CELL(&quot;address&quot;;[.$A40]);&quot; || &quot;;&quot;(NoLink)&quot;)" office:value-type="string" office:string-value="https://en.wikipedia.org/wiki/Nun_komm,_der_Heiden_Heiland" calcext:value-type="string">
            <text:p>https://en.wikipedia.org/wiki/Nun_komm,_der_Heiden_Heiland</text:p>
          </table:table-cell>
          <table:table-cell office:value-type="string" calcext:value-type="string">
            <text:p><text:a xlink:href="https://en.wikipedia.org/wiki/Nun_komm,_der_Heiden_Heiland" xlink:type="simple">1174</text:a></text:p>
          </table:table-cell>
          <table:table-cell table:formula="of:=EXTRACTLINKSFROMSINGLECELL(SHEET(); CELL(&quot;address&quot;;[.C40]);&quot; || &quot;;&quot;(NoLink)&quot;)" office:value-type="string" office:string-value="https://en.wikipedia.org/wiki/Nun_komm,_der_Heiden_Heiland" calcext:value-type="string">
            <text:p>https://en.wikipedia.org/wiki/Nun_komm,_der_Heiden_Heiland</text:p>
          </table:table-cell>
          <table:table-cell office:value-type="string" calcext:value-type="string">
            <text:p><text:a xlink:href="https://en.wikipedia.org/wiki/BWV_36" xlink:type="simple">36</text:a>/8</text:p>
          </table:table-cell>
          <table:table-cell table:formula="of:=EXTRACTLINKSFROMSINGLECELL(SHEET(); CELL(&quot;address&quot;;[.E40]);&quot; || &quot;;&quot;(NoLink)&quot;)" office:value-type="string" office:string-value="https://en.wikipedia.org/wiki/BWV_36" calcext:value-type="string">
            <text:p>https://en.wikipedia.org/wiki/BWV_36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<text:a xlink:href="http://www.bach-chorales.com/BWV0036_8.htm" xlink:type="simple">0036_8</text:a> </text:p>
          </table:table-cell>
          <table:table-cell table:formula="of:=EXTRACTLINKSFROMSINGLECELL(SHEET(); CELL(&quot;address&quot;;[.J40]);&quot; || &quot;;&quot;(NoLink)&quot;)" office:value-type="string" office:string-value="http://www.bach-chorales.com/BWV0036_8.htm" calcext:value-type="string">
            <text:p>http://www.bach-chorales.com/BWV0036_8.htm</text:p>
          </table:table-cell>
          <table:table-cell office:value-type="string" calcext:value-type="string">
            <text:p><text:a xlink:href="https://www.bach-digital.de/receive/BachDigitalWork_work_00011329" xlink:type="simple">151.2a/b</text:a> </text:p>
          </table:table-cell>
          <table:table-cell table:formula="of:=EXTRACTLINKSFROMSINGLECELL(SHEET(); CELL(&quot;address&quot;;[.L40]);&quot; || &quot;;&quot;(NoLink)&quot;)" office:value-type="string" office:string-value="https://www.bach-digital.de/receive/BachDigitalWork_work_00011329" calcext:value-type="string">
            <text:p>https://www.bach-digital.de/receive/BachDigitalWork_work_00011329</text:p>
          </table:table-cell>
        </table:table-row>
        <table:table-row table:style-name="ro1">
          <table:table-cell office:value-type="string" calcext:value-type="string">
            <text:p><text:a xlink:href="https://en.wikipedia.org/wiki/Ich_dank_dir,_lieber_Herre" xlink:type="simple">Ich dank dir, lieber Herre</text:a> (v. 4)</text:p>
          </table:table-cell>
          <table:table-cell table:formula="of:=EXTRACTLINKSFROMSINGLECELL(SHEET(); CELL(&quot;address&quot;;[.$A41]);&quot; || &quot;;&quot;(NoLink)&quot;)" office:value-type="string" office:string-value="https://en.wikipedia.org/wiki/Ich_dank_dir,_lieber_Herre" calcext:value-type="string">
            <text:p>https://en.wikipedia.org/wiki/Ich_dank_dir,_lieber_Herre</text:p>
          </table:table-cell>
          <table:table-cell office:value-type="string" calcext:value-type="string">
            <text:p><text:a xlink:href="https://en.wikipedia.org/wiki/Ich_dank_dir,_lieber_Herre" xlink:type="simple">5354b</text:a></text:p>
          </table:table-cell>
          <table:table-cell table:formula="of:=EXTRACTLINKSFROMSINGLECELL(SHEET(); CELL(&quot;address&quot;;[.C41]);&quot; || &quot;;&quot;(NoLink)&quot;)" office:value-type="string" office:string-value="https://en.wikipedia.org/wiki/Ich_dank_dir,_lieber_Herre" calcext:value-type="string">
            <text:p>https://en.wikipedia.org/wiki/Ich_dank_dir,_lieber_Herre</text:p>
          </table:table-cell>
          <table:table-cell office:value-type="string" calcext:value-type="string">
            <text:p><text:a xlink:href="https://en.wikipedia.org/wiki/BWV_37" xlink:type="simple">37</text:a>/6</text:p>
          </table:table-cell>
          <table:table-cell table:formula="of:=EXTRACTLINKSFROMSINGLECELL(SHEET(); CELL(&quot;address&quot;;[.E41]);&quot; || &quot;;&quot;(NoLink)&quot;)" office:value-type="string" office:string-value="https://en.wikipedia.org/wiki/BWV_37" calcext:value-type="string">
            <text:p>https://en.wikipedia.org/wiki/BWV_37</text:p>
          </table:table-cell>
          <table:table-cell office:value-type="float" office:value="178" calcext:value-type="float">
            <text:p>178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://www.bach-chorales.com/BWV0037_6.htm" xlink:type="simple">0037_6</text:a> </text:p>
          </table:table-cell>
          <table:table-cell table:formula="of:=EXTRACTLINKSFROMSINGLECELL(SHEET(); CELL(&quot;address&quot;;[.J41]);&quot; || &quot;;&quot;(NoLink)&quot;)" office:value-type="string" office:string-value="http://www.bach-chorales.com/BWV0037_6.htm" calcext:value-type="string">
            <text:p>http://www.bach-chorales.com/BWV0037_6.htm</text:p>
          </table:table-cell>
          <table:table-cell office:value-type="string" calcext:value-type="string">
            <text:p><text:a xlink:href="https://www.bach-digital.de/receive/BachDigitalWork_work_00011304" xlink:type="simple">101.3a/b</text:a> </text:p>
          </table:table-cell>
          <table:table-cell table:formula="of:=EXTRACTLINKSFROMSINGLECELL(SHEET(); CELL(&quot;address&quot;;[.L41]);&quot; || &quot;;&quot;(NoLink)&quot;)" office:value-type="string" office:string-value="https://www.bach-digital.de/receive/BachDigitalWork_work_00011304" calcext:value-type="string">
            <text:p>https://www.bach-digital.de/receive/BachDigitalWork_work_00011304</text:p>
          </table:table-cell>
        </table:table-row>
        <table:table-row table:style-name="ro1">
          <table:table-cell office:value-type="string" calcext:value-type="string">
            <text:p><text:a xlink:href="https://en.wikipedia.org/wiki/Aus_tiefer_Not_schrei_ich_zu_dir" xlink:type="simple">Aus tiefer Not schrei ich zu dir</text:a> (v. 5)</text:p>
          </table:table-cell>
          <table:table-cell table:formula="of:=EXTRACTLINKSFROMSINGLECELL(SHEET(); CELL(&quot;address&quot;;[.$A42]);&quot; || &quot;;&quot;(NoLink)&quot;)" office:value-type="string" office:string-value="https://en.wikipedia.org/wiki/Aus_tiefer_Not_schrei_ich_zu_dir" calcext:value-type="string">
            <text:p>https://en.wikipedia.org/wiki/Aus_tiefer_Not_schrei_ich_zu_dir</text:p>
          </table:table-cell>
          <table:table-cell office:value-type="string" calcext:value-type="string">
            <text:p><text:a xlink:href="https://en.wikipedia.org/wiki/Aus_tiefer_Not_schrei_ich_zu_dir_(Zahn_4437)" xlink:type="simple">4437</text:a></text:p>
          </table:table-cell>
          <table:table-cell table:formula="of:=EXTRACTLINKSFROMSINGLECELL(SHEET(); CELL(&quot;address&quot;;[.C42]);&quot; || &quot;;&quot;(NoLink)&quot;)" office:value-type="string" office:string-value="https://en.wikipedia.org/wiki/Aus_tiefer_Not_schrei_ich_zu_dir_(Zahn_4437)" calcext:value-type="string">
            <text:p>https://en.wikipedia.org/wiki/Aus_tiefer_Not_schrei_ich_zu_dir_(Zahn_4437)</text:p>
          </table:table-cell>
          <table:table-cell office:value-type="string" calcext:value-type="string">
            <text:p><text:a xlink:href="https://en.wikipedia.org/wiki/BWV_38" xlink:type="simple">38</text:a>/6</text:p>
          </table:table-cell>
          <table:table-cell table:formula="of:=EXTRACTLINKSFROMSINGLECELL(SHEET(); CELL(&quot;address&quot;;[.E42]);&quot; || &quot;;&quot;(NoLink)&quot;)" office:value-type="string" office:string-value="https://en.wikipedia.org/wiki/BWV_38" calcext:value-type="string">
            <text:p>https://en.wikipedia.org/wiki/BWV_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a xlink:href="http://www.bach-chorales.com/BWV0038_6.htm" xlink:type="simple">0038_6</text:a> </text:p>
          </table:table-cell>
          <table:table-cell table:formula="of:=EXTRACTLINKSFROMSINGLECELL(SHEET(); CELL(&quot;address&quot;;[.J42]);&quot; || &quot;;&quot;(NoLink)&quot;)" office:value-type="string" office:string-value="http://www.bach-chorales.com/BWV0038_6.htm" calcext:value-type="string">
            <text:p>http://www.bach-chorales.com/BWV0038_6.htm</text:p>
          </table:table-cell>
          <table:table-cell office:value-type="string" calcext:value-type="string">
            <text:p><text:a xlink:href="https://www.bach-digital.de/receive/BachDigitalWork_work_00011233" xlink:type="simple">22.1a/b</text:a> </text:p>
          </table:table-cell>
          <table:table-cell table:formula="of:=EXTRACTLINKSFROMSINGLECELL(SHEET(); CELL(&quot;address&quot;;[.L42]);&quot; || &quot;;&quot;(NoLink)&quot;)" office:value-type="string" office:string-value="https://www.bach-digital.de/receive/BachDigitalWork_work_00011233" calcext:value-type="string">
            <text:p>https://www.bach-digital.de/receive/BachDigitalWork_work_00011233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Kommt,_laßt_euch_den_Herren_lehren&amp;action=edit&amp;redlink=1" xlink:type="simple">Kommt, laßt euch den Herren lehren</text:a> (v. 6)</text:p>
          </table:table-cell>
          <table:table-cell/>
          <table:table-cell office:value-type="string" calcext:value-type="string">
            <text:p><text:a xlink:href="https://en.wikipedia.org/wiki/Freu_dich_sehr,_o_meine_Seele" xlink:type="simple">6543</text:a></text:p>
          </table:table-cell>
          <table:table-cell table:formula="of:=EXTRACTLINKSFROMSINGLECELL(SHEET(); CELL(&quot;address&quot;;[.C43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BWV_39" xlink:type="simple">39</text:a>/7</text:p>
          </table:table-cell>
          <table:table-cell table:formula="of:=EXTRACTLINKSFROMSINGLECELL(SHEET(); CELL(&quot;address&quot;;[.E43]);&quot; || &quot;;&quot;(NoLink)&quot;)" office:value-type="string" office:string-value="https://en.wikipedia.org/wiki/BWV_39" calcext:value-type="string">
            <text:p>https://en.wikipedia.org/wiki/BWV_3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<text:a xlink:href="http://www.bach-chorales.com/BWV0039_7.htm" xlink:type="simple">0039_7</text:a> </text:p>
          </table:table-cell>
          <table:table-cell table:formula="of:=EXTRACTLINKSFROMSINGLECELL(SHEET(); CELL(&quot;address&quot;;[.J43]);&quot; || &quot;;&quot;(NoLink)&quot;)" office:value-type="string" office:string-value="http://www.bach-chorales.com/BWV0039_7.htm" calcext:value-type="string">
            <text:p>http://www.bach-chorales.com/BWV0039_7.htm</text:p>
          </table:table-cell>
          <table:table-cell office:value-type="string" calcext:value-type="string">
            <text:p><text:a xlink:href="https://www.bach-digital.de/receive/BachDigitalWork_work_00011247" xlink:type="simple">208.5b/c</text:a> </text:p>
          </table:table-cell>
          <table:table-cell table:formula="of:=EXTRACTLINKSFROMSINGLECELL(SHEET(); CELL(&quot;address&quot;;[.L43]);&quot; || &quot;;&quot;(NoLink)&quot;)" office:value-type="string" office:string-value="https://www.bach-digital.de/receive/BachDigitalWork_work_00011247" calcext:value-type="string">
            <text:p>https://www.bach-digital.de/receive/BachDigitalWork_work_00011247</text:p>
          </table:table-cell>
        </table:table-row>
        <table:table-row table:style-name="ro1">
          <table:table-cell office:value-type="string" calcext:value-type="string">
            <text:p><text:a xlink:href="https://en.wikipedia.org/wiki/Wir_Christenleut_habn_jetzund_Freud" xlink:type="simple">Wir Christenleut habn jetzund Freud</text:a> (v. 3)</text:p>
          </table:table-cell>
          <table:table-cell table:formula="of:=EXTRACTLINKSFROMSINGLECELL(SHEET(); CELL(&quot;address&quot;;[.$A44]);&quot; || &quot;;&quot;(NoLink)&quot;)" office:value-type="string" office:string-value="https://en.wikipedia.org/wiki/Wir_Christenleut_habn_jetzund_Freud" calcext:value-type="string">
            <text:p>https://en.wikipedia.org/wiki/Wir_Christenleut_habn_jetzund_Freud</text:p>
          </table:table-cell>
          <table:table-cell office:value-type="string" calcext:value-type="string">
            <text:p><text:a xlink:href="https://en.wikipedia.org/wiki/Wir_Christenleut_habn_jetzund_Freud" xlink:type="simple">2072</text:a></text:p>
          </table:table-cell>
          <table:table-cell table:formula="of:=EXTRACTLINKSFROMSINGLECELL(SHEET(); CELL(&quot;address&quot;;[.C44]);&quot; || &quot;;&quot;(NoLink)&quot;)" office:value-type="string" office:string-value="https://en.wikipedia.org/wiki/Wir_Christenleut_habn_jetzund_Freud" calcext:value-type="string">
            <text:p>https://en.wikipedia.org/wiki/Wir_Christenleut_habn_jetzund_Freud</text:p>
          </table:table-cell>
          <table:table-cell office:value-type="string" calcext:value-type="string">
            <text:p><text:a xlink:href="https://en.wikipedia.org/wiki/BWV_40" xlink:type="simple">40</text:a>/3</text:p>
          </table:table-cell>
          <table:table-cell table:formula="of:=EXTRACTLINKSFROMSINGLECELL(SHEET(); CELL(&quot;address&quot;;[.E44]);&quot; || &quot;;&quot;(NoLink)&quot;)" office:value-type="string" office:string-value="https://en.wikipedia.org/wiki/BWV_40" calcext:value-type="string">
            <text:p>https://en.wikipedia.org/wiki/BWV_40</text:p>
          </table:table-cell>
          <table:table-cell office:value-type="float" office:value="379" calcext:value-type="float">
            <text:p>37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://www.bach-chorales.com/BWV0040_3.htm" xlink:type="simple">0040_3</text:a> </text:p>
          </table:table-cell>
          <table:table-cell table:formula="of:=EXTRACTLINKSFROMSINGLECELL(SHEET(); CELL(&quot;address&quot;;[.J44]);&quot; || &quot;;&quot;(NoLink)&quot;)" office:value-type="string" office:string-value="http://www.bach-chorales.com/BWV0040_3.htm" calcext:value-type="string">
            <text:p>http://www.bach-chorales.com/BWV0040_3.htm</text:p>
          </table:table-cell>
          <table:table-cell office:value-type="string" calcext:value-type="string">
            <text:p><text:a xlink:href="https://www.bach-digital.de/receive/BachDigitalWork_work_00011315" xlink:type="simple">210.2a/b</text:a> </text:p>
          </table:table-cell>
          <table:table-cell table:formula="of:=EXTRACTLINKSFROMSINGLECELL(SHEET(); CELL(&quot;address&quot;;[.L44]);&quot; || &quot;;&quot;(NoLink)&quot;)" office:value-type="string" office:string-value="https://www.bach-digital.de/receive/BachDigitalWork_work_00011315" calcext:value-type="string">
            <text:p>https://www.bach-digital.de/receive/BachDigitalWork_work_00011315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Schwing_dich_auf_zu_deinem_Gott&amp;action=edit&amp;redlink=1" xlink:type="simple">Schwing dich auf zu deinem Gott</text:a> (v. 2)</text:p>
          </table:table-cell>
          <table:table-cell/>
          <table:table-cell office:value-type="string" calcext:value-type="string">
            <text:p><text:a xlink:href="https://en.wikipedia.org/w/index.php?title=Eine_Hoffnung_stehe_feste&amp;action=edit&amp;redlink=1" xlink:type="simple">4870</text:a></text:p>
          </table:table-cell>
          <table:table-cell/>
          <table:table-cell office:value-type="string" calcext:value-type="string">
            <text:p><text:a xlink:href="https://en.wikipedia.org/wiki/BWV_40" xlink:type="simple">40</text:a>/6</text:p>
          </table:table-cell>
          <table:table-cell table:formula="of:=EXTRACTLINKSFROMSINGLECELL(SHEET(); CELL(&quot;address&quot;;[.E45]);&quot; || &quot;;&quot;(NoLink)&quot;)" office:value-type="string" office:string-value="https://en.wikipedia.org/wiki/BWV_40" calcext:value-type="string">
            <text:p>https://en.wikipedia.org/wiki/BWV_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<text:a xlink:href="http://www.bach-chorales.com/BWV0040_6.htm" xlink:type="simple">0040_6</text:a> </text:p>
          </table:table-cell>
          <table:table-cell table:formula="of:=EXTRACTLINKSFROMSINGLECELL(SHEET(); CELL(&quot;address&quot;;[.J45]);&quot; || &quot;;&quot;(NoLink)&quot;)" office:value-type="string" office:string-value="http://www.bach-chorales.com/BWV0040_6.htm" calcext:value-type="string">
            <text:p>http://www.bach-chorales.com/BWV0040_6.htm</text:p>
          </table:table-cell>
          <table:table-cell office:value-type="string" calcext:value-type="string">
            <text:p><text:a xlink:href="https://www.bach-digital.de/receive/BachDigitalWork_work_00011343" xlink:type="simple">172.1a/b</text:a> </text:p>
          </table:table-cell>
          <table:table-cell table:formula="of:=EXTRACTLINKSFROMSINGLECELL(SHEET(); CELL(&quot;address&quot;;[.L45]);&quot; || &quot;;&quot;(NoLink)&quot;)" office:value-type="string" office:string-value="https://www.bach-digital.de/receive/BachDigitalWork_work_00011343" calcext:value-type="string">
            <text:p>https://www.bach-digital.de/receive/BachDigitalWork_work_00011343</text:p>
          </table:table-cell>
        </table:table-row>
        <table:table-row table:style-name="ro1">
          <table:table-cell office:value-type="string" calcext:value-type="string">
            <text:p><text:a xlink:href="https://en.wikipedia.org/wiki/Freuet_euch,_ihr_Christen_alle" xlink:type="simple">Freuet euch, ihr Christen alle</text:a> (v. 4)</text:p>
          </table:table-cell>
          <table:table-cell table:formula="of:=EXTRACTLINKSFROMSINGLECELL(SHEET(); CELL(&quot;address&quot;;[.$A46]);&quot; || &quot;;&quot;(NoLink)&quot;)" office:value-type="string" office:string-value="https://en.wikipedia.org/wiki/Freuet_euch,_ihr_Christen_alle" calcext:value-type="string">
            <text:p>https://en.wikipedia.org/wiki/Freuet_euch,_ihr_Christen_alle</text:p>
          </table:table-cell>
          <table:table-cell office:value-type="string" calcext:value-type="string">
            <text:p><text:a xlink:href="https://en.wikipedia.org/wiki/Freuet_euch,_ihr_Christen_alle" xlink:type="simple">7880a</text:a></text:p>
          </table:table-cell>
          <table:table-cell table:formula="of:=EXTRACTLINKSFROMSINGLECELL(SHEET(); CELL(&quot;address&quot;;[.C46]);&quot; || &quot;;&quot;(NoLink)&quot;)" office:value-type="string" office:string-value="https://en.wikipedia.org/wiki/Freuet_euch,_ihr_Christen_alle" calcext:value-type="string">
            <text:p>https://en.wikipedia.org/wiki/Freuet_euch,_ihr_Christen_alle</text:p>
          </table:table-cell>
          <table:table-cell office:value-type="string" calcext:value-type="string">
            <text:p><text:a xlink:href="https://en.wikipedia.org/wiki/BWV_40" xlink:type="simple">40</text:a>/8</text:p>
          </table:table-cell>
          <table:table-cell table:formula="of:=EXTRACTLINKSFROMSINGLECELL(SHEET(); CELL(&quot;address&quot;;[.E46]);&quot; || &quot;;&quot;(NoLink)&quot;)" office:value-type="string" office:string-value="https://en.wikipedia.org/wiki/BWV_40" calcext:value-type="string">
            <text:p>https://en.wikipedia.org/wiki/BWV_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a xlink:href="http://www.bach-chorales.com/BWV0040_8.htm" xlink:type="simple">0040_8</text:a> </text:p>
          </table:table-cell>
          <table:table-cell table:formula="of:=EXTRACTLINKSFROMSINGLECELL(SHEET(); CELL(&quot;address&quot;;[.J46]);&quot; || &quot;;&quot;(NoLink)&quot;)" office:value-type="string" office:string-value="http://www.bach-chorales.com/BWV0040_8.htm" calcext:value-type="string">
            <text:p>http://www.bach-chorales.com/BWV0040_8.htm</text:p>
          </table:table-cell>
          <table:table-cell office:value-type="string" calcext:value-type="string">
            <text:p><text:a xlink:href="https://www.bach-digital.de/receive/BachDigitalWork_work_00011339" xlink:type="simple">67.1a/b</text:a> </text:p>
          </table:table-cell>
          <table:table-cell table:formula="of:=EXTRACTLINKSFROMSINGLECELL(SHEET(); CELL(&quot;address&quot;;[.L46]);&quot; || &quot;;&quot;(NoLink)&quot;)" office:value-type="string" office:string-value="https://www.bach-digital.de/receive/BachDigitalWork_work_00011339" calcext:value-type="string">
            <text:p>https://www.bach-digital.de/receive/BachDigitalWork_work_00011339</text:p>
          </table:table-cell>
        </table:table-row>
        <table:table-row table:style-name="ro3">
          <table:table-cell office:value-type="string" calcext:value-type="string">
            <text:p><text:a xlink:href="https://en.wikipedia.org/wiki/Jesu,_nun_sei_gepreiset" xlink:type="simple">Jesu, nun sei gepreiset</text:a> (v. 3)</text:p>
          </table:table-cell>
          <table:table-cell table:formula="of:=EXTRACTLINKSFROMSINGLECELL(SHEET(); CELL(&quot;address&quot;;[.$A47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Jesu,_nun_sei_gepreiset" xlink:type="simple">8477a</text:a></text:p>
          </table:table-cell>
          <table:table-cell table:formula="of:=EXTRACTLINKSFROMSINGLECELL(SHEET(); CELL(&quot;address&quot;;[.C47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BWV_41" xlink:type="simple">41</text:a>/6</text:p>
          </table:table-cell>
          <table:table-cell table:formula="of:=EXTRACTLINKSFROMSINGLECELL(SHEET(); CELL(&quot;address&quot;;[.E47]);&quot; || &quot;;&quot;(NoLink)&quot;)" office:value-type="string" office:string-value="https://en.wikipedia.org/wiki/BWV_41" calcext:value-type="string">
            <text:p>https://en.wikipedia.org/wiki/BWV_41</text:p>
          </table:table-cell>
          <table:table-cell table:style-name="ce3"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a xlink:href="http://www.bach-chorales.com/BWV0041_6.htm" xlink:type="simple">0041_6</text:a>; ≈<text:a xlink:href="https://en.wikipedia.org/wiki/BWV_171" xlink:type="simple">BWV 171</text:a>/6 </text:p>
          </table:table-cell>
          <table:table-cell table:formula="of:=EXTRACTLINKSFROMSINGLECELL(SHEET(); CELL(&quot;address&quot;;[.J47]);&quot; || &quot;;&quot;(NoLink)&quot;)" office:value-type="string" office:string-value="http://www.bach-chorales.com/BWV0041_6.htm || https://en.wikipedia.org/wiki/BWV_171" calcext:value-type="string">
            <text:p>http://www.bach-chorales.com/BWV0041_6.htm || https://en.wikipedia.org/wiki/BWV_171</text:p>
          </table:table-cell>
          <table:table-cell office:value-type="string" calcext:value-type="string">
            <text:p><text:a xlink:href="https://www.bach-digital.de/receive/BachDigitalWork_work_00011253" xlink:type="simple">118.3a; —</text:a> </text:p>
          </table:table-cell>
          <table:table-cell table:formula="of:=EXTRACTLINKSFROMSINGLECELL(SHEET(); CELL(&quot;address&quot;;[.L47]);&quot; || &quot;;&quot;(NoLink)&quot;)" office:value-type="string" office:string-value="https://www.bach-digital.de/receive/BachDigitalWork_work_00011253" calcext:value-type="string">
            <text:p>https://www.bach-digital.de/receive/BachDigitalWork_work_0001125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Verleih_uns_Frieden_gnädlich" xlink:type="simple">Verleih uns Frieden gnädlich</text:a> (complete) </text:p>
          </table:table-cell>
          <table:table-cell table:formula="of:=EXTRACTLINKSFROMSINGLECELL(SHEET(); CELL(&quot;address&quot;;[.$A48]);&quot; || &quot;;&quot;(NoLink)&quot;)" office:value-type="string" office:string-value="https://en.wikipedia.org/wiki/Verleih_uns_Frieden_gnädlich" calcext:value-type="string">
            <text:p>https://en.wikipedia.org/wiki/Verleih_uns_Frieden_gnädlich</text:p>
          </table:table-cell>
          <table:table-cell office:value-type="string" calcext:value-type="string" table:number-columns-spanned="1" table:number-rows-spanned="2">
            <text:p><text:a xlink:href="https://en.wikipedia.org/wiki/Verleih_uns_Frieden_gnädlich" xlink:type="simple">1945</text:a> </text:p>
          </table:table-cell>
          <table:table-cell table:formula="of:=EXTRACTLINKSFROMSINGLECELL(SHEET(); CELL(&quot;address&quot;;[.C48]);&quot; || &quot;;&quot;(NoLink)&quot;)" office:value-type="string" office:string-value="https://en.wikipedia.org/wiki/Verleih_uns_Frieden_gnädlich" calcext:value-type="string">
            <text:p>https://en.wikipedia.org/wiki/Verleih_uns_Frieden_gnädlich</text:p>
          </table:table-cell>
          <table:table-cell office:value-type="string" calcext:value-type="string" table:number-columns-spanned="1" table:number-rows-spanned="2">
            <text:p><text:a xlink:href="https://en.wikipedia.org/wiki/BWV_42" xlink:type="simple">42</text:a>/7 </text:p>
          </table:table-cell>
          <table:table-cell table:formula="of:=EXTRACTLINKSFROMSINGLECELL(SHEET(); CELL(&quot;address&quot;;[.E48]);&quot; || &quot;;&quot;(NoLink)&quot;)" office:value-type="string" office:string-value="https://en.wikipedia.org/wiki/BWV_42" calcext:value-type="string">
            <text:p>https://en.wikipedia.org/wiki/BWV_42</text:p>
          </table:table-cell>
          <table:table-cell office:value-type="float" office:value="322" calcext:value-type="float" table:number-columns-spanned="1" table:number-rows-spanned="2">
            <text:p>32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 table:number-columns-spanned="1" table:number-rows-spanned="2">
            <text:p><text:a xlink:href="http://www.bach-chorales.com/BWV0042_7.htm" xlink:type="simple">0042_7</text:a>; Text version: <text:a xlink:href="https://en.wikipedia.org/w/index.php?title=Verleih_uns_Frieden_gnädiglich_(Walter_1566)&amp;action=edit&amp;redlink=1" xlink:type="simple">Walter 1566</text:a> [<text:a xlink:href="https://de.wikipedia.org/wiki/Verleih_uns_Frieden_gnädiglich" xlink:type="simple">de</text:a>] </text:p>
          </table:table-cell>
          <table:table-cell/>
          <table:table-cell office:value-type="string" calcext:value-type="string" table:number-columns-spanned="1" table:number-rows-spanned="2">
            <text:p><text:a xlink:href="https://www.bach-digital.de/receive/BachDigitalWork_work_00011186" xlink:type="simple">182.2</text:a> </text:p>
          </table:table-cell>
          <table:table-cell table:formula="of:=EXTRACTLINKSFROMSINGLECELL(SHEET(); CELL(&quot;address&quot;;[.L48]);&quot; || &quot;;&quot;(NoLink)&quot;)" office:value-type="string" office:string-value="https://www.bach-digital.de/receive/BachDigitalWork_work_00011186" calcext:value-type="string">
            <text:p>https://www.bach-digital.de/receive/BachDigitalWork_work_00011186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259" calcext:value-type="float">
            <text:p>259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2">
          <table:table-cell office:value-type="string" calcext:value-type="string">
            <text:p><text:a xlink:href="https://en.wikipedia.org/w/index.php?title=Du_Lebensfürst,_Herr_Jesu_Christ&amp;action=edit&amp;redlink=1" xlink:type="simple">Du Lebensfürst, Herr Jesu Christ</text:a> (vv. 1, 13)</text:p>
          </table:table-cell>
          <table:table-cell/>
          <table:table-cell office:value-type="string" calcext:value-type="string">
            <text:p><text:a xlink:href="https://en.wikipedia.org/wiki/Ermuntre_dich,_mein_schwacher_Geist" xlink:type="simple">5741</text:a></text:p>
          </table:table-cell>
          <table:table-cell table:formula="of:=EXTRACTLINKSFROMSINGLECELL(SHEET(); CELL(&quot;address&quot;;[.C50]);&quot; || &quot;;&quot;(NoLink)&quot;)" office:value-type="string" office:string-value="https://en.wikipedia.org/wiki/Ermuntre_dich,_mein_schwacher_Geist" calcext:value-type="string">
            <text:p>https://en.wikipedia.org/wiki/Ermuntre_dich,_mein_schwacher_Geist</text:p>
          </table:table-cell>
          <table:table-cell office:value-type="string" calcext:value-type="string">
            <text:p><text:a xlink:href="https://en.wikipedia.org/wiki/BWV_43" xlink:type="simple">43</text:a>/11</text:p>
          </table:table-cell>
          <table:table-cell table:formula="of:=EXTRACTLINKSFROMSINGLECELL(SHEET(); CELL(&quot;address&quot;;[.E50]);&quot; || &quot;;&quot;(NoLink)&quot;)" office:value-type="string" office:string-value="https://en.wikipedia.org/wiki/BWV_43" calcext:value-type="string">
            <text:p>https://en.wikipedia.org/wiki/BWV_4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<text:a xlink:href="http://www.bach-chorales.com/BWV0043_11.htm" xlink:type="simple">0043_11</text:a>; <text:a xlink:href="https://en.wikipedia.org/wiki/BWV_Anh._III" xlink:type="simple">Spurious</text:a><text:a xlink:href="https://en.wikipedia.org/wiki/List_of_chorale_harmonisations_by_Johann_Sebastian_Bach#cite_note-FOOTNOTEDürrKobayashi1998468-11" xlink:type="simple">[11]</text:a> </text:p>
          </table:table-cell>
          <table:table-cell table:formula="of:=EXTRACTLINKSFROMSINGLECELL(SHEET(); CELL(&quot;address&quot;;[.J50]);&quot; || &quot;;&quot;(NoLink)&quot;)" office:value-type="string" office:string-value="http://www.bach-chorales.com/BWV0043_11.htm || https://en.wikipedia.org/wiki/BWV_Anh._III || https://en.wikipedia.org/wiki/List_of_chorale_harmonisations_by_Johann_Sebastian_Bach#cite_note-FOOTNOTEDürrKobayashi1998468-11" calcext:value-type="string">
            <text:p>http://www.bach-chorales.com/BWV0043_11.htm || https://en.wikipedia.org/wiki/BWV_Anh._III || https://en.wikipedia.org/wiki/List_of_chorale_harmonisations_by_Johann_Sebastian_Bach#cite_note-FOOTNOTEDürrKobayashi1998468-11</text:p>
          </table:table-cell>
          <table:table-cell office:value-type="string" calcext:value-type="string">
            <text:p><text:a xlink:href="https://www.bach-digital.de/receive/BachDigitalWork_work_00011241" xlink:type="simple">57.1a</text:a> </text:p>
          </table:table-cell>
          <table:table-cell table:formula="of:=EXTRACTLINKSFROMSINGLECELL(SHEET(); CELL(&quot;address&quot;;[.L50]);&quot; || &quot;;&quot;(NoLink)&quot;)" office:value-type="string" office:string-value="https://www.bach-digital.de/receive/BachDigitalWork_work_00011241" calcext:value-type="string">
            <text:p>https://www.bach-digital.de/receive/BachDigitalWork_work_00011241</text:p>
          </table:table-cell>
        </table:table-row>
        <table:table-row table:style-name="ro1">
          <table:table-cell office:value-type="string" calcext:value-type="string">
            <text:p><text:a xlink:href="https://en.wikipedia.org/wiki/In_allen_meinen_Taten" xlink:type="simple">In allen meinen Taten</text:a> (v. 9)</text:p>
          </table:table-cell>
          <table:table-cell table:formula="of:=EXTRACTLINKSFROMSINGLECELL(SHEET(); CELL(&quot;address&quot;;[.$A51]);&quot; || &quot;;&quot;(NoLink)&quot;)" office:value-type="string" office:string-value="https://en.wikipedia.org/wiki/In_allen_meinen_Taten" calcext:value-type="string">
            <text:p>https://en.wikipedia.org/wiki/In_allen_meinen_Tat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51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string" calcext:value-type="string">
            <text:p><text:a xlink:href="https://en.wikipedia.org/wiki/BWV_44" xlink:type="simple">44</text:a>/7</text:p>
          </table:table-cell>
          <table:table-cell table:formula="of:=EXTRACTLINKSFROMSINGLECELL(SHEET(); CELL(&quot;address&quot;;[.E51]);&quot; || &quot;;&quot;(NoLink)&quot;)" office:value-type="string" office:string-value="https://en.wikipedia.org/wiki/BWV_44" calcext:value-type="string">
            <text:p>https://en.wikipedia.org/wiki/BWV_44</text:p>
          </table:table-cell>
          <table:table-cell office:value-type="float" office:value="296" calcext:value-type="float">
            <text:p>296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://www.bach-chorales.com/BWV0044_7.htm" xlink:type="simple">0044_7</text:a> </text:p>
          </table:table-cell>
          <table:table-cell table:formula="of:=EXTRACTLINKSFROMSINGLECELL(SHEET(); CELL(&quot;address&quot;;[.J51]);&quot; || &quot;;&quot;(NoLink)&quot;)" office:value-type="string" office:string-value="http://www.bach-chorales.com/BWV0044_7.htm" calcext:value-type="string">
            <text:p>http://www.bach-chorales.com/BWV0044_7.htm</text:p>
          </table:table-cell>
          <table:table-cell office:value-type="string" calcext:value-type="string">
            <text:p><text:a xlink:href="https://www.bach-digital.de/receive/BachDigitalWork_work_00011242" xlink:type="simple">166.4b</text:a> </text:p>
          </table:table-cell>
          <table:table-cell table:formula="of:=EXTRACTLINKSFROMSINGLECELL(SHEET(); CELL(&quot;address&quot;;[.L51]);&quot; || &quot;;&quot;(NoLink)&quot;)" office:value-type="string" office:string-value="https://www.bach-digital.de/receive/BachDigitalWork_work_00011242" calcext:value-type="string">
            <text:p>https://www.bach-digital.de/receive/BachDigitalWork_work_00011242</text:p>
          </table:table-cell>
        </table:table-row>
        <table:table-row table:style-name="ro1">
          <table:table-cell office:value-type="string" calcext:value-type="string">
            <text:p><text:a xlink:href="https://en.wikipedia.org/wiki/O_Gott,_du_frommer_Gott" xlink:type="simple">O Gott, du frommer Gott</text:a> (v. 2)</text:p>
          </table:table-cell>
          <table:table-cell table:formula="of:=EXTRACTLINKSFROMSINGLECELL(SHEET(); CELL(&quot;address&quot;;[.$A52]);&quot; || &quot;;&quot;(NoLink)&quot;)" office:value-type="string" office:string-value="https://en.wikipedia.org/wiki/O_Gott,_du_frommer_Gott" calcext:value-type="string">
            <text:p>https://en.wikipedia.org/wiki/O_Gott,_du_frommer_Gott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52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45" xlink:type="simple">45</text:a>/7</text:p>
          </table:table-cell>
          <table:table-cell table:formula="of:=EXTRACTLINKSFROMSINGLECELL(SHEET(); CELL(&quot;address&quot;;[.E52]);&quot; || &quot;;&quot;(NoLink)&quot;)" office:value-type="string" office:string-value="https://en.wikipedia.org/wiki/BWV_45" calcext:value-type="string">
            <text:p>https://en.wikipedia.org/wiki/BWV_45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bach-chorales.com/BWV0045_7.htm" xlink:type="simple">0045_7</text:a> </text:p>
          </table:table-cell>
          <table:table-cell table:formula="of:=EXTRACTLINKSFROMSINGLECELL(SHEET(); CELL(&quot;address&quot;;[.J52]);&quot; || &quot;;&quot;(NoLink)&quot;)" office:value-type="string" office:string-value="http://www.bach-chorales.com/BWV0045_7.htm" calcext:value-type="string">
            <text:p>http://www.bach-chorales.com/BWV0045_7.htm</text:p>
          </table:table-cell>
          <table:table-cell office:value-type="string" calcext:value-type="string">
            <text:p><text:a xlink:href="https://www.bach-digital.de/receive/BachDigitalWork_work_00011297" xlink:type="simple">45.4a/b</text:a> </text:p>
          </table:table-cell>
          <table:table-cell table:formula="of:=EXTRACTLINKSFROMSINGLECELL(SHEET(); CELL(&quot;address&quot;;[.L52]);&quot; || &quot;;&quot;(NoLink)&quot;)" office:value-type="string" office:string-value="https://www.bach-digital.de/receive/BachDigitalWork_work_00011297" calcext:value-type="string">
            <text:p>https://www.bach-digital.de/receive/BachDigitalWork_work_00011297</text:p>
          </table:table-cell>
        </table:table-row>
        <table:table-row table:style-name="ro1">
          <table:table-cell office:value-type="string" calcext:value-type="string">
            <text:p><text:a xlink:href="https://en.wikipedia.org/wiki/O_großer_Gott_von_Macht" xlink:type="simple">O großer Gott von Macht</text:a> (v. 9)</text:p>
          </table:table-cell>
          <table:table-cell table:formula="of:=EXTRACTLINKSFROMSINGLECELL(SHEET(); CELL(&quot;address&quot;;[.$A53]);&quot; || &quot;;&quot;(NoLink)&quot;)" office:value-type="string" office:string-value="https://en.wikipedia.org/wiki/O_großer_Gott_von_Macht" calcext:value-type="string">
            <text:p>https://en.wikipedia.org/wiki/O_großer_Gott_von_Macht</text:p>
          </table:table-cell>
          <table:table-cell office:value-type="string" calcext:value-type="string">
            <text:p><text:a xlink:href="https://en.wikipedia.org/wiki/O_großer_Gott_von_Macht" xlink:type="simple">5101a</text:a></text:p>
          </table:table-cell>
          <table:table-cell table:formula="of:=EXTRACTLINKSFROMSINGLECELL(SHEET(); CELL(&quot;address&quot;;[.C53]);&quot; || &quot;;&quot;(NoLink)&quot;)" office:value-type="string" office:string-value="https://en.wikipedia.org/wiki/O_großer_Gott_von_Macht" calcext:value-type="string">
            <text:p>https://en.wikipedia.org/wiki/O_großer_Gott_von_Macht</text:p>
          </table:table-cell>
          <table:table-cell office:value-type="string" calcext:value-type="string">
            <text:p><text:a xlink:href="https://en.wikipedia.org/wiki/BWV_46" xlink:type="simple">46</text:a>/6</text:p>
          </table:table-cell>
          <table:table-cell table:formula="of:=EXTRACTLINKSFROMSINGLECELL(SHEET(); CELL(&quot;address&quot;;[.E53]);&quot; || &quot;;&quot;(NoLink)&quot;)" office:value-type="string" office:string-value="https://en.wikipedia.org/wiki/BWV_46" calcext:value-type="string">
            <text:p>https://en.wikipedia.org/wiki/BWV_46</text:p>
          </table:table-cell>
          <table:table-cell table:style-name="ce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bach-chorales.com/BWV0046_6.htm" xlink:type="simple">0046_6</text:a> </text:p>
          </table:table-cell>
          <table:table-cell table:formula="of:=EXTRACTLINKSFROMSINGLECELL(SHEET(); CELL(&quot;address&quot;;[.J53]);&quot; || &quot;;&quot;(NoLink)&quot;)" office:value-type="string" office:string-value="http://www.bach-chorales.com/BWV0046_6.htm" calcext:value-type="string">
            <text:p>http://www.bach-chorales.com/BWV0046_6.htm</text:p>
          </table:table-cell>
          <table:table-cell office:value-type="string" calcext:value-type="string">
            <text:p><text:a xlink:href="https://www.bach-digital.de/receive/BachDigitalWork_work_00011341" xlink:type="simple">158.1b</text:a> </text:p>
          </table:table-cell>
          <table:table-cell table:formula="of:=EXTRACTLINKSFROMSINGLECELL(SHEET(); CELL(&quot;address&quot;;[.L53]);&quot; || &quot;;&quot;(NoLink)&quot;)" office:value-type="string" office:string-value="https://www.bach-digital.de/receive/BachDigitalWork_work_00011341" calcext:value-type="string">
            <text:p>https://www.bach-digital.de/receive/BachDigitalWork_work_00011341</text:p>
          </table:table-cell>
        </table:table-row>
        <table:table-row table:style-name="ro1">
          <table:table-cell office:value-type="string" calcext:value-type="string">
            <text:p><text:a xlink:href="https://en.wikipedia.org/wiki/Warum_betrübst_du_dich,_mein_Herz" xlink:type="simple">Warum betrübst du dich, mein Herz</text:a> (v. 11)</text:p>
          </table:table-cell>
          <table:table-cell table:formula="of:=EXTRACTLINKSFROMSINGLECELL(SHEET(); CELL(&quot;address&quot;;[.$A54]);&quot; || &quot;;&quot;(NoLink)&quot;)" office:value-type="string" office:string-value="https://en.wikipedia.org/wiki/Warum_betrübst_du_dich,_mein_Herz" calcext:value-type="string">
            <text:p>https://en.wikipedia.org/wiki/Warum_betrübst_du_dich,_mein_Herz</text:p>
          </table:table-cell>
          <table:table-cell office:value-type="string" calcext:value-type="string">
            <text:p><text:a xlink:href="https://en.wikipedia.org/wiki/Warum_betrübst_du_dich,_mein_Herz" xlink:type="simple">1689</text:a></text:p>
          </table:table-cell>
          <table:table-cell table:formula="of:=EXTRACTLINKSFROMSINGLECELL(SHEET(); CELL(&quot;address&quot;;[.C54]);&quot; || &quot;;&quot;(NoLink)&quot;)" office:value-type="string" office:string-value="https://en.wikipedia.org/wiki/Warum_betrübst_du_dich,_mein_Herz" calcext:value-type="string">
            <text:p>https://en.wikipedia.org/wiki/Warum_betrübst_du_dich,_mein_Herz</text:p>
          </table:table-cell>
          <table:table-cell office:value-type="string" calcext:value-type="string">
            <text:p><text:a xlink:href="https://en.wikipedia.org/wiki/BWV_47" xlink:type="simple">47</text:a>/5</text:p>
          </table:table-cell>
          <table:table-cell table:formula="of:=EXTRACTLINKSFROMSINGLECELL(SHEET(); CELL(&quot;address&quot;;[.E54]);&quot; || &quot;;&quot;(NoLink)&quot;)" office:value-type="string" office:string-value="https://en.wikipedia.org/wiki/BWV_47" calcext:value-type="string">
            <text:p>https://en.wikipedia.org/wiki/BWV_4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<text:a xlink:href="http://www.bach-chorales.com/BWV0047_5.htm" xlink:type="simple">0047_5</text:a> </text:p>
          </table:table-cell>
          <table:table-cell table:formula="of:=EXTRACTLINKSFROMSINGLECELL(SHEET(); CELL(&quot;address&quot;;[.J54]);&quot; || &quot;;&quot;(NoLink)&quot;)" office:value-type="string" office:string-value="http://www.bach-chorales.com/BWV0047_5.htm" calcext:value-type="string">
            <text:p>http://www.bach-chorales.com/BWV0047_5.htm</text:p>
          </table:table-cell>
          <table:table-cell office:value-type="string" calcext:value-type="string">
            <text:p><text:a xlink:href="https://www.bach-digital.de/receive/BachDigitalWork_work_00011336" xlink:type="simple">189.3a/b</text:a> </text:p>
          </table:table-cell>
          <table:table-cell table:formula="of:=EXTRACTLINKSFROMSINGLECELL(SHEET(); CELL(&quot;address&quot;;[.L54]);&quot; || &quot;;&quot;(NoLink)&quot;)" office:value-type="string" office:string-value="https://www.bach-digital.de/receive/BachDigitalWork_work_00011336" calcext:value-type="string">
            <text:p>https://www.bach-digital.de/receive/BachDigitalWork_work_00011336</text:p>
          </table:table-cell>
        </table:table-row>
        <table:table-row table:style-name="ro1">
          <table:table-cell office:value-type="string" calcext:value-type="string">
            <text:p><text:a xlink:href="https://en.wikipedia.org/wiki/Ach_Gott_und_Herr" xlink:type="simple">Ach Gott und Herr</text:a> (v. 4)</text:p>
          </table:table-cell>
          <table:table-cell table:formula="of:=EXTRACTLINKSFROMSINGLECELL(SHEET(); CELL(&quot;address&quot;;[.$A55]);&quot; || &quot;;&quot;(NoLink)&quot;)" office:value-type="string" office:string-value="https://en.wikipedia.org/wiki/Ach_Gott_und_Herr" calcext:value-type="string">
            <text:p>https://en.wikipedia.org/wiki/Ach_Gott_und_Herr</text:p>
          </table:table-cell>
          <table:table-cell office:value-type="string" calcext:value-type="string">
            <text:p><text:a xlink:href="https://en.wikipedia.org/wiki/Ach_Gott_und_Herr" xlink:type="simple">2051</text:a></text:p>
          </table:table-cell>
          <table:table-cell table:formula="of:=EXTRACTLINKSFROMSINGLECELL(SHEET(); CELL(&quot;address&quot;;[.C55]);&quot; || &quot;;&quot;(NoLink)&quot;)" office:value-type="string" office:string-value="https://en.wikipedia.org/wiki/Ach_Gott_und_Herr" calcext:value-type="string">
            <text:p>https://en.wikipedia.org/wiki/Ach_Gott_und_Herr</text:p>
          </table:table-cell>
          <table:table-cell office:value-type="string" calcext:value-type="string">
            <text:p><text:a xlink:href="https://en.wikipedia.org/wiki/BWV_48" xlink:type="simple">48</text:a>/3</text:p>
          </table:table-cell>
          <table:table-cell table:formula="of:=EXTRACTLINKSFROMSINGLECELL(SHEET(); CELL(&quot;address&quot;;[.E55]);&quot; || &quot;;&quot;(NoLink)&quot;)" office:value-type="string" office:string-value="https://en.wikipedia.org/wiki/BWV_48" calcext:value-type="string">
            <text:p>https://en.wikipedia.org/wiki/BWV_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<text:a xlink:href="http://www.bach-chorales.com/BWV0048_3.htm" xlink:type="simple">0048_3</text:a> </text:p>
          </table:table-cell>
          <table:table-cell table:formula="of:=EXTRACTLINKSFROMSINGLECELL(SHEET(); CELL(&quot;address&quot;;[.J55]);&quot; || &quot;;&quot;(NoLink)&quot;)" office:value-type="string" office:string-value="http://www.bach-chorales.com/BWV0048_3.htm" calcext:value-type="string">
            <text:p>http://www.bach-chorales.com/BWV0048_3.htm</text:p>
          </table:table-cell>
          <table:table-cell office:value-type="string" calcext:value-type="string">
            <text:p><text:a xlink:href="https://www.bach-digital.de/receive/BachDigitalWork_work_00011197" xlink:type="simple">2.2a/b</text:a> </text:p>
          </table:table-cell>
          <table:table-cell table:formula="of:=EXTRACTLINKSFROMSINGLECELL(SHEET(); CELL(&quot;address&quot;;[.L55]);&quot; || &quot;;&quot;(NoLink)&quot;)" office:value-type="string" office:string-value="https://www.bach-digital.de/receive/BachDigitalWork_work_00011197" calcext:value-type="string">
            <text:p>https://www.bach-digital.de/receive/BachDigitalWork_work_00011197</text:p>
          </table:table-cell>
        </table:table-row>
        <table:table-row table:style-name="ro1">
          <table:table-cell office:value-type="string" calcext:value-type="string">
            <text:p><text:a xlink:href="https://en.wikipedia.org/wiki/Herr_Jesu_Christ,_ich_schrei_zu_dir" xlink:type="simple">Herr Jesu Christ, ich schrei zu dir</text:a> (v. 12) </text:p>
          </table:table-cell>
          <table:table-cell table:formula="of:=EXTRACTLINKSFROMSINGLECELL(SHEET(); CELL(&quot;address&quot;;[.$A56]);&quot; || &quot;;&quot;(NoLink)&quot;)" office:value-type="string" office:string-value="https://en.wikipedia.org/wiki/Herr_Jesu_Christ,_ich_schrei_zu_dir" calcext:value-type="string">
            <text:p>https://en.wikipedia.org/wiki/Herr_Jesu_Christ,_ich_schrei_zu_dir</text:p>
          </table:table-cell>
          <table:table-cell office:value-type="string" calcext:value-type="string" table:number-columns-spanned="1" table:number-rows-spanned="2">
            <text:p><text:a xlink:href="https://en.wikipedia.org/wiki/Herr_Jesu_Christ,_du_höchstes_Gut" xlink:type="simple">4486</text:a> </text:p>
          </table:table-cell>
          <table:table-cell table:formula="of:=EXTRACTLINKSFROMSINGLECELL(SHEET(); CELL(&quot;address&quot;;[.C56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 table:number-columns-spanned="1" table:number-rows-spanned="2">
            <text:p><text:a xlink:href="https://en.wikipedia.org/wiki/BWV_48" xlink:type="simple">48</text:a>/7 </text:p>
          </table:table-cell>
          <table:table-cell table:formula="of:=EXTRACTLINKSFROMSINGLECELL(SHEET(); CELL(&quot;address&quot;;[.E56]);&quot; || &quot;;&quot;(NoLink)&quot;)" office:value-type="string" office:string-value="https://en.wikipedia.org/wiki/BWV_48" calcext:value-type="string">
            <text:p>https://en.wikipedia.org/wiki/BWV_48</text:p>
          </table:table-cell>
          <table:table-cell office:value-type="float" office:value="144" calcext:value-type="float" table:number-columns-spanned="1" table:number-rows-spanned="2">
            <text:p>144</text:p>
          </table:table-cell>
          <table:table-cell office:value-type="float" office:value="266" calcext:value-type="float" table:number-columns-spanned="1" table:number-rows-spanned="2">
            <text:p>266</text:p>
          </table:table-cell>
          <table:table-cell office:value-type="float" office:value="266" calcext:value-type="float" table:number-columns-spanned="1" table:number-rows-spanned="2">
            <text:p>266</text:p>
          </table:table-cell>
          <table:table-cell office:value-type="string" calcext:value-type="string" table:number-columns-spanned="1" table:number-rows-spanned="2">
            <text:p><text:a xlink:href="http://www.bach-chorales.com/BWV0048_7.htm" xlink:type="simple">0048_7</text:a> </text:p>
          </table:table-cell>
          <table:table-cell table:formula="of:=EXTRACTLINKSFROMSINGLECELL(SHEET(); CELL(&quot;address&quot;;[.J56]);&quot; || &quot;;&quot;(NoLink)&quot;)" office:value-type="string" office:string-value="http://www.bach-chorales.com/BWV0048_7.htm" calcext:value-type="string">
            <text:p>http://www.bach-chorales.com/BWV0048_7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320" xlink:type="simple">202.4b</text:a> </text:p>
          </table:table-cell>
          <table:table-cell table:formula="of:=EXTRACTLINKSFROMSINGLECELL(SHEET(); CELL(&quot;address&quot;;[.L56]);&quot; || &quot;;&quot;(NoLink)&quot;)" office:value-type="string" office:string-value="https://www.bach-digital.de/receive/BachDigitalWork_work_00011320" calcext:value-type="string">
            <text:p>https://www.bach-digital.de/receive/BachDigitalWork_work_00011320</text:p>
          </table:table-cell>
        </table:table-row>
        <table:table-row table:style-name="ro1">
          <table:table-cell office:value-type="string" calcext:value-type="string">
            <text:p><text:a xlink:href="https://en.wikipedia.org/wiki/Herr_Jesu_Christ,_du_höchstes_Gut" xlink:type="simple">Herr Jesu Christ, du höchstes Gut</text:a> </text:p>
          </table:table-cell>
          <table:table-cell table:formula="of:=EXTRACTLINKSFROMSINGLECELL(SHEET(); CELL(&quot;address&quot;;[.$A57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covered-table-cell table:style-name="Default"/>
          <table:table-cell/>
          <table:covered-table-cell table:style-name="Default"/>
          <table:table-cell/>
          <table:covered-table-cell table:number-columns-repeated="4"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In_dich_hab_ich_gehoffet,_Herr" xlink:type="simple">In dich hab ich gehoffet, Herr</text:a> (v. 1)</text:p>
          </table:table-cell>
          <table:table-cell table:formula="of:=EXTRACTLINKSFROMSINGLECELL(SHEET(); CELL(&quot;address&quot;;[.$A58]);&quot; || &quot;;&quot;(NoLink)&quot;)" office:value-type="string" office:string-value="https://en.wikipedia.org/wiki/In_dich_hab_ich_gehoffet,_Herr" calcext:value-type="string">
            <text:p>https://en.wikipedia.org/wiki/In_dich_hab_ich_gehoffet,_Herr</text:p>
          </table:table-cell>
          <table:table-cell office:value-type="string" calcext:value-type="string">
            <text:p><text:a xlink:href="https://en.wikipedia.org/wiki/In_dich_hab_ich_gehoffet,_Herr" xlink:type="simple">2461</text:a></text:p>
          </table:table-cell>
          <table:table-cell table:formula="of:=EXTRACTLINKSFROMSINGLECELL(SHEET(); CELL(&quot;address&quot;;[.C58]);&quot; || &quot;;&quot;(NoLink)&quot;)" office:value-type="string" office:string-value="https://en.wikipedia.org/wiki/In_dich_hab_ich_gehoffet,_Herr" calcext:value-type="string">
            <text:p>https://en.wikipedia.org/wiki/In_dich_hab_ich_gehoffet,_Herr</text:p>
          </table:table-cell>
          <table:table-cell office:value-type="string" calcext:value-type="string">
            <text:p><text:a xlink:href="https://en.wikipedia.org/wiki/BWV_52" xlink:type="simple">52</text:a>/6</text:p>
          </table:table-cell>
          <table:table-cell table:formula="of:=EXTRACTLINKSFROMSINGLECELL(SHEET(); CELL(&quot;address&quot;;[.E58]);&quot; || &quot;;&quot;(NoLink)&quot;)" office:value-type="string" office:string-value="https://en.wikipedia.org/wiki/BWV_52" calcext:value-type="string">
            <text:p>https://en.wikipedia.org/wiki/BWV_52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52_6.htm" xlink:type="simple">0052_6</text:a> </text:p>
          </table:table-cell>
          <table:table-cell table:formula="of:=EXTRACTLINKSFROMSINGLECELL(SHEET(); CELL(&quot;address&quot;;[.J58]);&quot; || &quot;;&quot;(NoLink)&quot;)" office:value-type="string" office:string-value="http://www.bach-chorales.com/BWV0052_6.htm" calcext:value-type="string">
            <text:p>http://www.bach-chorales.com/BWV0052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5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3">
          <table:table-cell office:value-type="string" calcext:value-type="string">
            <text:p><text:a xlink:href="https://en.wikipedia.org/wiki/Werde_munter,_mein_Gemüte" xlink:type="simple">Werde munter, mein Gemüte</text:a> (v. 6)</text:p>
          </table:table-cell>
          <table:table-cell table:formula="of:=EXTRACTLINKSFROMSINGLECELL(SHEET(); CELL(&quot;address&quot;;[.$A59]);&quot; || &quot;;&quot;(NoLink)&quot;)" office:value-type="string" office:string-value="https://en.wikipedia.org/wiki/Werde_munter,_mein_Gemüte" calcext:value-type="string">
            <text:p>https://en.wikipedia.org/wiki/Werde_munter,_mein_Gemüt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59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string" calcext:value-type="string">
            <text:p><text:a xlink:href="https://en.wikipedia.org/wiki/BWV_55" xlink:type="simple">55</text:a>/5</text:p>
          </table:table-cell>
          <table:table-cell table:formula="of:=EXTRACTLINKSFROMSINGLECELL(SHEET(); CELL(&quot;address&quot;;[.E59]);&quot; || &quot;;&quot;(NoLink)&quot;)" office:value-type="string" office:string-value="https://en.wikipedia.org/wiki/BWV_55" calcext:value-type="string">
            <text:p>https://en.wikipedia.org/wiki/BWV_55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<text:a xlink:href="http://www.bach-chorales.com/BWV0055_5.htm" xlink:type="simple">0055_5</text:a> </text:p>
          </table:table-cell>
          <table:table-cell table:formula="of:=EXTRACTLINKSFROMSINGLECELL(SHEET(); CELL(&quot;address&quot;;[.J59]);&quot; || &quot;;&quot;(NoLink)&quot;)" office:value-type="string" office:string-value="http://www.bach-chorales.com/BWV0055_5.htm" calcext:value-type="string">
            <text:p>http://www.bach-chorales.com/BWV0055_5.htm</text:p>
          </table:table-cell>
          <table:table-cell office:value-type="string" calcext:value-type="string">
            <text:p><text:a xlink:href="https://www.bach-digital.de/receive/BachDigitalWork_work_00011319" xlink:type="simple">206.5a/b</text:a> </text:p>
          </table:table-cell>
          <table:table-cell table:formula="of:=EXTRACTLINKSFROMSINGLECELL(SHEET(); CELL(&quot;address&quot;;[.L59]);&quot; || &quot;;&quot;(NoLink)&quot;)" office:value-type="string" office:string-value="https://www.bach-digital.de/receive/BachDigitalWork_work_00011319" calcext:value-type="string">
            <text:p>https://www.bach-digital.de/receive/BachDigitalWork_work_00011319</text:p>
          </table:table-cell>
        </table:table-row>
        <table:table-row table:style-name="ro1">
          <table:table-cell office:value-type="string" calcext:value-type="string">
            <text:p><text:a xlink:href="https://en.wikipedia.org/wiki/Du,_o_schönes_Weltgebäude" xlink:type="simple">Du, o schönes Weltgebäude</text:a> (v. 6)</text:p>
          </table:table-cell>
          <table:table-cell table:formula="of:=EXTRACTLINKSFROMSINGLECELL(SHEET(); CELL(&quot;address&quot;;[.$A60]);&quot; || &quot;;&quot;(NoLink)&quot;)" office:value-type="string" office:string-value="https://en.wikipedia.org/wiki/Du,_o_schönes_Weltgebäude" calcext:value-type="string">
            <text:p>https://en.wikipedia.org/wiki/Du,_o_schönes_Weltgebäude</text:p>
          </table:table-cell>
          <table:table-cell office:value-type="string" calcext:value-type="string">
            <text:p><text:a xlink:href="https://en.wikipedia.org/wiki/Du,_o_schönes_Weltgebäude" xlink:type="simple">6773</text:a></text:p>
          </table:table-cell>
          <table:table-cell table:formula="of:=EXTRACTLINKSFROMSINGLECELL(SHEET(); CELL(&quot;address&quot;;[.C60]);&quot; || &quot;;&quot;(NoLink)&quot;)" office:value-type="string" office:string-value="https://en.wikipedia.org/wiki/Du,_o_schönes_Weltgebäude" calcext:value-type="string">
            <text:p>https://en.wikipedia.org/wiki/Du,_o_schönes_Weltgebäude</text:p>
          </table:table-cell>
          <table:table-cell office:value-type="string" calcext:value-type="string">
            <text:p><text:a xlink:href="https://en.wikipedia.org/wiki/BWV_56" xlink:type="simple">56</text:a>/5</text:p>
          </table:table-cell>
          <table:table-cell table:formula="of:=EXTRACTLINKSFROMSINGLECELL(SHEET(); CELL(&quot;address&quot;;[.E60]);&quot; || &quot;;&quot;(NoLink)&quot;)" office:value-type="string" office:string-value="https://en.wikipedia.org/wiki/BWV_56" calcext:value-type="string">
            <text:p>https://en.wikipedia.org/wiki/BWV_5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bach-chorales.com/BWV0056_5.htm" xlink:type="simple">0056_5</text:a> </text:p>
          </table:table-cell>
          <table:table-cell table:formula="of:=EXTRACTLINKSFROMSINGLECELL(SHEET(); CELL(&quot;address&quot;;[.J60]);&quot; || &quot;;&quot;(NoLink)&quot;)" office:value-type="string" office:string-value="http://www.bach-chorales.com/BWV0056_5.htm" calcext:value-type="string">
            <text:p>http://www.bach-chorales.com/BWV0056_5.htm</text:p>
          </table:table-cell>
          <table:table-cell office:value-type="string" calcext:value-type="string">
            <text:p><text:a xlink:href="https://www.bach-digital.de/receive/BachDigitalWork_work_00011300" xlink:type="simple">50.2a/b</text:a> </text:p>
          </table:table-cell>
          <table:table-cell table:formula="of:=EXTRACTLINKSFROMSINGLECELL(SHEET(); CELL(&quot;address&quot;;[.L60]);&quot; || &quot;;&quot;(NoLink)&quot;)" office:value-type="string" office:string-value="https://www.bach-digital.de/receive/BachDigitalWork_work_00011300" calcext:value-type="string">
            <text:p>https://www.bach-digital.de/receive/BachDigitalWork_work_0001130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Hast_du_denn,_Jesu,_dein_Angesicht&amp;action=edit&amp;redlink=1" xlink:type="simple">Hast du denn, Jesu, dein Angesicht</text:a> (v. 6)</text:p>
          </table:table-cell>
          <table:table-cell/>
          <table:table-cell office:value-type="string" calcext:value-type="string">
            <text:p><text:a xlink:href="https://en.wikipedia.org/w/index.php?title=Hast_du_denn,_Jesu,_dein_Angesicht_gänzlich_verborgen&amp;action=edit&amp;redlink=1" xlink:type="simple">1912a</text:a></text:p>
          </table:table-cell>
          <table:table-cell/>
          <table:table-cell office:value-type="string" calcext:value-type="string">
            <text:p><text:a xlink:href="https://en.wikipedia.org/wiki/BWV_57" xlink:type="simple">57</text:a>/8</text:p>
          </table:table-cell>
          <table:table-cell table:formula="of:=EXTRACTLINKSFROMSINGLECELL(SHEET(); CELL(&quot;address&quot;;[.E61]);&quot; || &quot;;&quot;(NoLink)&quot;)" office:value-type="string" office:string-value="https://en.wikipedia.org/wiki/BWV_57" calcext:value-type="string">
            <text:p>https://en.wikipedia.org/wiki/BWV_57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<text:a xlink:href="http://www.bach-chorales.com/BWV0057_8.htm" xlink:type="simple">0057_8</text:a> </text:p>
          </table:table-cell>
          <table:table-cell table:formula="of:=EXTRACTLINKSFROMSINGLECELL(SHEET(); CELL(&quot;address&quot;;[.J61]);&quot; || &quot;;&quot;(NoLink)&quot;)" office:value-type="string" office:string-value="http://www.bach-chorales.com/BWV0057_8.htm" calcext:value-type="string">
            <text:p>http://www.bach-chorales.com/BWV0057_8.htm</text:p>
          </table:table-cell>
          <table:table-cell office:value-type="string" calcext:value-type="string">
            <text:p><text:a xlink:href="https://www.bach-digital.de/receive/BachDigitalWork_work_00011323" xlink:type="simple">78.1a/b; —</text:a> </text:p>
          </table:table-cell>
          <table:table-cell table:formula="of:=EXTRACTLINKSFROMSINGLECELL(SHEET(); CELL(&quot;address&quot;;[.L61]);&quot; || &quot;;&quot;(NoLink)&quot;)" office:value-type="string" office:string-value="https://www.bach-digital.de/receive/BachDigitalWork_work_00011323" calcext:value-type="string">
            <text:p>https://www.bach-digital.de/receive/BachDigitalWork_work_00011323</text:p>
          </table:table-cell>
        </table:table-row>
        <table:table-row table:style-name="ro3">
          <table:table-cell office:value-type="string" calcext:value-type="string">
            <text:p><text:a xlink:href="https://en.wikipedia.org/wiki/Komm,_Heiliger_Geist,_Herre_Gott" xlink:type="simple">Komm, Heiliger Geist, Herre Gott</text:a> (v. 1)</text:p>
          </table:table-cell>
          <table:table-cell table:formula="of:=EXTRACTLINKSFROMSINGLECELL(SHEET(); CELL(&quot;address&quot;;[.$A62]);&quot; || &quot;;&quot;(NoLink)&quot;)" office:value-type="string" office:string-value="https://en.wikipedia.org/wiki/Komm,_Heiliger_Geist,_Herre_Gott" calcext:value-type="string">
            <text:p>https://en.wikipedia.org/wiki/Komm,_Heiliger_Geist,_Herre_Gott</text:p>
          </table:table-cell>
          <table:table-cell office:value-type="string" calcext:value-type="string">
            <text:p><text:a xlink:href="https://en.wikipedia.org/wiki/Komm,_Heiliger_Geist,_Herre_Gott" xlink:type="simple">7445a</text:a></text:p>
          </table:table-cell>
          <table:table-cell table:formula="of:=EXTRACTLINKSFROMSINGLECELL(SHEET(); CELL(&quot;address&quot;;[.C62]);&quot; || &quot;;&quot;(NoLink)&quot;)" office:value-type="string" office:string-value="https://en.wikipedia.org/wiki/Komm,_Heiliger_Geist,_Herre_Gott" calcext:value-type="string">
            <text:p>https://en.wikipedia.org/wiki/Komm,_Heiliger_Geist,_Herre_Gott</text:p>
          </table:table-cell>
          <table:table-cell office:value-type="string" calcext:value-type="string">
            <text:p><text:a xlink:href="https://en.wikipedia.org/wiki/BWV_59" xlink:type="simple">59</text:a>/3</text:p>
          </table:table-cell>
          <table:table-cell table:formula="of:=EXTRACTLINKSFROMSINGLECELL(SHEET(); CELL(&quot;address&quot;;[.E62]);&quot; || &quot;;&quot;(NoLink)&quot;)" office:value-type="string" office:string-value="https://en.wikipedia.org/wiki/BWV_59" calcext:value-type="string">
            <text:p>https://en.wikipedia.org/wiki/BWV_59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59_3.htm" xlink:type="simple">0059_3</text:a>; ≈<text:a xlink:href="https://en.wikipedia.org/wiki/BWV_175" xlink:type="simple">BWV 175</text:a>/7 </text:p>
          </table:table-cell>
          <table:table-cell table:formula="of:=EXTRACTLINKSFROMSINGLECELL(SHEET(); CELL(&quot;address&quot;;[.J62]);&quot; || &quot;;&quot;(NoLink)&quot;)" office:value-type="string" office:string-value="http://www.bach-chorales.com/BWV0059_3.htm || https://en.wikipedia.org/wiki/BWV_175" calcext:value-type="string">
            <text:p>http://www.bach-chorales.com/BWV0059_3.htm || https://en.wikipedia.org/wiki/BWV_175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62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Es_ist_genug" xlink:type="simple">Es ist genug</text:a> (v. 5)</text:p>
          </table:table-cell>
          <table:table-cell table:formula="of:=EXTRACTLINKSFROMSINGLECELL(SHEET(); CELL(&quot;address&quot;;[.$A63]);&quot; || &quot;;&quot;(NoLink)&quot;)" office:value-type="string" office:string-value="https://en.wikipedia.org/wiki/Es_ist_genug" calcext:value-type="string">
            <text:p>https://en.wikipedia.org/wiki/Es_ist_genug</text:p>
          </table:table-cell>
          <table:table-cell office:value-type="string" calcext:value-type="string">
            <text:p><text:a xlink:href="https://en.wikipedia.org/wiki/Es_ist_genug" xlink:type="simple">7173</text:a></text:p>
          </table:table-cell>
          <table:table-cell table:formula="of:=EXTRACTLINKSFROMSINGLECELL(SHEET(); CELL(&quot;address&quot;;[.C63]);&quot; || &quot;;&quot;(NoLink)&quot;)" office:value-type="string" office:string-value="https://en.wikipedia.org/wiki/Es_ist_genug" calcext:value-type="string">
            <text:p>https://en.wikipedia.org/wiki/Es_ist_genug</text:p>
          </table:table-cell>
          <table:table-cell office:value-type="string" calcext:value-type="string">
            <text:p><text:a xlink:href="https://en.wikipedia.org/wiki/BWV_60" xlink:type="simple">60</text:a>/5</text:p>
          </table:table-cell>
          <table:table-cell table:formula="of:=EXTRACTLINKSFROMSINGLECELL(SHEET(); CELL(&quot;address&quot;;[.E63]);&quot; || &quot;;&quot;(NoLink)&quot;)" office:value-type="string" office:string-value="https://en.wikipedia.org/wiki/BWV_60" calcext:value-type="string">
            <text:p>https://en.wikipedia.org/wiki/BWV_6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<text:a xlink:href="http://www.bach-chorales.com/BWV0060_5.htm" xlink:type="simple">0060_5</text:a> </text:p>
          </table:table-cell>
          <table:table-cell table:formula="of:=EXTRACTLINKSFROMSINGLECELL(SHEET(); CELL(&quot;address&quot;;[.J63]);&quot; || &quot;;&quot;(NoLink)&quot;)" office:value-type="string" office:string-value="http://www.bach-chorales.com/BWV0060_5.htm" calcext:value-type="string">
            <text:p>http://www.bach-chorales.com/BWV0060_5.htm</text:p>
          </table:table-cell>
          <table:table-cell office:value-type="string" calcext:value-type="string">
            <text:p><text:a xlink:href="https://www.bach-digital.de/receive/BachDigitalWork_work_00011203" xlink:type="simple">60.1</text:a> </text:p>
          </table:table-cell>
          <table:table-cell table:formula="of:=EXTRACTLINKSFROMSINGLECELL(SHEET(); CELL(&quot;address&quot;;[.L63]);&quot; || &quot;;&quot;(NoLink)&quot;)" office:value-type="string" office:string-value="https://www.bach-digital.de/receive/BachDigitalWork_work_00011203" calcext:value-type="string">
            <text:p>https://www.bach-digital.de/receive/BachDigitalWork_work_00011203</text:p>
          </table:table-cell>
        </table:table-row>
        <table:table-row table:style-name="ro1">
          <table:table-cell office:value-type="string" calcext:value-type="string">
            <text:p><text:a xlink:href="https://en.wikipedia.org/wiki/Nun_komm,_der_Heiden_Heiland" xlink:type="simple">Nun komm, der Heiden Heiland</text:a> (v. 8)</text:p>
          </table:table-cell>
          <table:table-cell table:formula="of:=EXTRACTLINKSFROMSINGLECELL(SHEET(); CELL(&quot;address&quot;;[.$A64]);&quot; || &quot;;&quot;(NoLink)&quot;)" office:value-type="string" office:string-value="https://en.wikipedia.org/wiki/Nun_komm,_der_Heiden_Heiland" calcext:value-type="string">
            <text:p>https://en.wikipedia.org/wiki/Nun_komm,_der_Heiden_Heiland</text:p>
          </table:table-cell>
          <table:table-cell office:value-type="string" calcext:value-type="string">
            <text:p><text:a xlink:href="https://en.wikipedia.org/wiki/Nun_komm,_der_Heiden_Heiland" xlink:type="simple">1174</text:a></text:p>
          </table:table-cell>
          <table:table-cell table:formula="of:=EXTRACTLINKSFROMSINGLECELL(SHEET(); CELL(&quot;address&quot;;[.C64]);&quot; || &quot;;&quot;(NoLink)&quot;)" office:value-type="string" office:string-value="https://en.wikipedia.org/wiki/Nun_komm,_der_Heiden_Heiland" calcext:value-type="string">
            <text:p>https://en.wikipedia.org/wiki/Nun_komm,_der_Heiden_Heiland</text:p>
          </table:table-cell>
          <table:table-cell office:value-type="string" calcext:value-type="string">
            <text:p><text:a xlink:href="https://en.wikipedia.org/wiki/BWV_62" xlink:type="simple">62</text:a>/6</text:p>
          </table:table-cell>
          <table:table-cell table:formula="of:=EXTRACTLINKSFROMSINGLECELL(SHEET(); CELL(&quot;address&quot;;[.E64]);&quot; || &quot;;&quot;(NoLink)&quot;)" office:value-type="string" office:string-value="https://en.wikipedia.org/wiki/BWV_62" calcext:value-type="string">
            <text:p>https://en.wikipedia.org/wiki/BWV_62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<text:a xlink:href="http://www.bach-chorales.com/BWV0062_6.htm" xlink:type="simple">0062_6</text:a> </text:p>
          </table:table-cell>
          <table:table-cell table:formula="of:=EXTRACTLINKSFROMSINGLECELL(SHEET(); CELL(&quot;address&quot;;[.J64]);&quot; || &quot;;&quot;(NoLink)&quot;)" office:value-type="string" office:string-value="http://www.bach-chorales.com/BWV0062_6.htm" calcext:value-type="string">
            <text:p>http://www.bach-chorales.com/BWV0062_6.htm</text:p>
          </table:table-cell>
          <table:table-cell office:value-type="string" calcext:value-type="string">
            <text:p><text:a xlink:href="https://www.bach-digital.de/receive/BachDigitalWork_work_00011234" xlink:type="simple">151.1a/b/c</text:a> </text:p>
          </table:table-cell>
          <table:table-cell table:formula="of:=EXTRACTLINKSFROMSINGLECELL(SHEET(); CELL(&quot;address&quot;;[.L64]);&quot; || &quot;;&quot;(NoLink)&quot;)" office:value-type="string" office:string-value="https://www.bach-digital.de/receive/BachDigitalWork_work_00011234" calcext:value-type="string">
            <text:p>https://www.bach-digital.de/receive/BachDigitalWork_work_00011234</text:p>
          </table:table-cell>
        </table:table-row>
        <table:table-row table:style-name="ro1">
          <table:table-cell office:value-type="string" calcext:value-type="string">
            <text:p><text:a xlink:href="https://en.wikipedia.org/wiki/Gelobet_seist_du,_Jesu_Christ" xlink:type="simple">Gelobet seist du, Jesu Christ</text:a> (v. 7)</text:p>
          </table:table-cell>
          <table:table-cell table:formula="of:=EXTRACTLINKSFROMSINGLECELL(SHEET(); CELL(&quot;address&quot;;[.$A65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Gelobet_seist_du,_Jesu_Christ" xlink:type="simple">1947</text:a></text:p>
          </table:table-cell>
          <table:table-cell table:formula="of:=EXTRACTLINKSFROMSINGLECELL(SHEET(); CELL(&quot;address&quot;;[.C65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BWV_64" xlink:type="simple">64</text:a>/2</text:p>
          </table:table-cell>
          <table:table-cell table:formula="of:=EXTRACTLINKSFROMSINGLECELL(SHEET(); CELL(&quot;address&quot;;[.E65]);&quot; || &quot;;&quot;(NoLink)&quot;)" office:value-type="string" office:string-value="https://en.wikipedia.org/wiki/BWV_64" calcext:value-type="string">
            <text:p>https://en.wikipedia.org/wiki/BWV_6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<text:a xlink:href="http://www.bach-chorales.com/BWV0064_2.htm" xlink:type="simple">0064_2</text:a> </text:p>
          </table:table-cell>
          <table:table-cell table:formula="of:=EXTRACTLINKSFROMSINGLECELL(SHEET(); CELL(&quot;address&quot;;[.J65]);&quot; || &quot;;&quot;(NoLink)&quot;)" office:value-type="string" office:string-value="http://www.bach-chorales.com/BWV0064_2.htm" calcext:value-type="string">
            <text:p>http://www.bach-chorales.com/BWV0064_2.htm</text:p>
          </table:table-cell>
          <table:table-cell office:value-type="string" calcext:value-type="string">
            <text:p><text:a xlink:href="https://www.bach-digital.de/receive/BachDigitalWork_work_00011179" xlink:type="simple">69.3a/b</text:a> </text:p>
          </table:table-cell>
          <table:table-cell table:formula="of:=EXTRACTLINKSFROMSINGLECELL(SHEET(); CELL(&quot;address&quot;;[.L65]);&quot; || &quot;;&quot;(NoLink)&quot;)" office:value-type="string" office:string-value="https://www.bach-digital.de/receive/BachDigitalWork_work_00011179" calcext:value-type="string">
            <text:p>https://www.bach-digital.de/receive/BachDigitalWork_work_00011179</text:p>
          </table:table-cell>
        </table:table-row>
        <table:table-row table:style-name="ro1">
          <table:table-cell office:value-type="string" calcext:value-type="string">
            <text:p><text:a xlink:href="https://en.wikipedia.org/wiki/Was_frag_ich_nach_der_Welt" xlink:type="simple">Was frag ich nach der Welt</text:a> (v. 1)</text:p>
          </table:table-cell>
          <table:table-cell table:formula="of:=EXTRACTLINKSFROMSINGLECELL(SHEET(); CELL(&quot;address&quot;;[.$A66]);&quot; || &quot;;&quot;(NoLink)&quot;)" office:value-type="string" office:string-value="https://en.wikipedia.org/wiki/Was_frag_ich_nach_der_Welt" calcext:value-type="string">
            <text:p>https://en.wikipedia.org/wiki/Was_frag_ich_nach_der_Welt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66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64" xlink:type="simple">64</text:a>/4</text:p>
          </table:table-cell>
          <table:table-cell table:formula="of:=EXTRACTLINKSFROMSINGLECELL(SHEET(); CELL(&quot;address&quot;;[.E66]);&quot; || &quot;;&quot;(NoLink)&quot;)" office:value-type="string" office:string-value="https://en.wikipedia.org/wiki/BWV_64" calcext:value-type="string">
            <text:p>https://en.wikipedia.org/wiki/BWV_6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a xlink:href="http://www.bach-chorales.com/BWV0064_4.htm" xlink:type="simple">0064_4</text:a> </text:p>
          </table:table-cell>
          <table:table-cell table:formula="of:=EXTRACTLINKSFROMSINGLECELL(SHEET(); CELL(&quot;address&quot;;[.J66]);&quot; || &quot;;&quot;(NoLink)&quot;)" office:value-type="string" office:string-value="http://www.bach-chorales.com/BWV0064_4.htm" calcext:value-type="string">
            <text:p>http://www.bach-chorales.com/BWV0064_4.htm</text:p>
          </table:table-cell>
          <table:table-cell office:value-type="string" calcext:value-type="string">
            <text:p><text:a xlink:href="https://www.bach-digital.de/receive/BachDigitalWork_work_00011180" xlink:type="simple">45.3</text:a> </text:p>
          </table:table-cell>
          <table:table-cell table:formula="of:=EXTRACTLINKSFROMSINGLECELL(SHEET(); CELL(&quot;address&quot;;[.L66]);&quot; || &quot;;&quot;(NoLink)&quot;)" office:value-type="string" office:string-value="https://www.bach-digital.de/receive/BachDigitalWork_work_00011180" calcext:value-type="string">
            <text:p>https://www.bach-digital.de/receive/BachDigitalWork_work_00011180</text:p>
          </table:table-cell>
        </table:table-row>
        <table:table-row table:style-name="ro1">
          <table:table-cell office:value-type="string" calcext:value-type="string">
            <text:p><text:a xlink:href="https://en.wikipedia.org/wiki/Jesu,_meine_Freude" xlink:type="simple">Jesu, meine Freude</text:a> (v. 5)</text:p>
          </table:table-cell>
          <table:table-cell table:formula="of:=EXTRACTLINKSFROMSINGLECELL(SHEET(); CELL(&quot;address&quot;;[.$A67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67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BWV_64" xlink:type="simple">64</text:a>/8</text:p>
          </table:table-cell>
          <table:table-cell table:formula="of:=EXTRACTLINKSFROMSINGLECELL(SHEET(); CELL(&quot;address&quot;;[.E67]);&quot; || &quot;;&quot;(NoLink)&quot;)" office:value-type="string" office:string-value="https://en.wikipedia.org/wiki/BWV_64" calcext:value-type="string">
            <text:p>https://en.wikipedia.org/wiki/BWV_6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<text:a xlink:href="http://www.bach-chorales.com/BWV0064_8.htm" xlink:type="simple">0064_8</text:a> </text:p>
          </table:table-cell>
          <table:table-cell table:formula="of:=EXTRACTLINKSFROMSINGLECELL(SHEET(); CELL(&quot;address&quot;;[.J67]);&quot; || &quot;;&quot;(NoLink)&quot;)" office:value-type="string" office:string-value="http://www.bach-chorales.com/BWV0064_8.htm" calcext:value-type="string">
            <text:p>http://www.bach-chorales.com/BWV0064_8.htm</text:p>
          </table:table-cell>
          <table:table-cell office:value-type="string" calcext:value-type="string">
            <text:p><text:a xlink:href="https://www.bach-digital.de/receive/BachDigitalWork_work_00011178" xlink:type="simple">116.2a/b</text:a> </text:p>
          </table:table-cell>
          <table:table-cell table:formula="of:=EXTRACTLINKSFROMSINGLECELL(SHEET(); CELL(&quot;address&quot;;[.L67]);&quot; || &quot;;&quot;(NoLink)&quot;)" office:value-type="string" office:string-value="https://www.bach-digital.de/receive/BachDigitalWork_work_00011178" calcext:value-type="string">
            <text:p>https://www.bach-digital.de/receive/BachDigitalWork_work_00011178</text:p>
          </table:table-cell>
        </table:table-row>
        <table:table-row table:style-name="ro1">
          <table:table-cell office:value-type="string" calcext:value-type="string">
            <text:p><text:a xlink:href="https://en.wikipedia.org/wiki/Ein_Kind_geborn_zu_Bethlehem" xlink:type="simple">Ein Kind geborn zu Bethlehem</text:a> (v. 4)</text:p>
          </table:table-cell>
          <table:table-cell table:formula="of:=EXTRACTLINKSFROMSINGLECELL(SHEET(); CELL(&quot;address&quot;;[.$A68]);&quot; || &quot;;&quot;(NoLink)&quot;)" office:value-type="string" office:string-value="https://en.wikipedia.org/wiki/Ein_Kind_geborn_zu_Bethlehem" calcext:value-type="string">
            <text:p>https://en.wikipedia.org/wiki/Ein_Kind_geborn_zu_Bethlehem</text:p>
          </table:table-cell>
          <table:table-cell office:value-type="string" calcext:value-type="string">
            <text:p><text:a xlink:href="https://en.wikipedia.org/wiki/Ein_Kind_geborn_zu_Bethlehem" xlink:type="simple">192b</text:a></text:p>
          </table:table-cell>
          <table:table-cell table:formula="of:=EXTRACTLINKSFROMSINGLECELL(SHEET(); CELL(&quot;address&quot;;[.C68]);&quot; || &quot;;&quot;(NoLink)&quot;)" office:value-type="string" office:string-value="https://en.wikipedia.org/wiki/Ein_Kind_geborn_zu_Bethlehem" calcext:value-type="string">
            <text:p>https://en.wikipedia.org/wiki/Ein_Kind_geborn_zu_Bethlehem</text:p>
          </table:table-cell>
          <table:table-cell office:value-type="string" calcext:value-type="string">
            <text:p><text:a xlink:href="https://en.wikipedia.org/wiki/BWV_65" xlink:type="simple">65</text:a>/2</text:p>
          </table:table-cell>
          <table:table-cell table:formula="of:=EXTRACTLINKSFROMSINGLECELL(SHEET(); CELL(&quot;address&quot;;[.E68]);&quot; || &quot;;&quot;(NoLink)&quot;)" office:value-type="string" office:string-value="https://en.wikipedia.org/wiki/BWV_65" calcext:value-type="string">
            <text:p>https://en.wikipedia.org/wiki/BWV_65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http://www.bach-chorales.com/BWV0065_2.htm" xlink:type="simple">0065_2</text:a> </text:p>
          </table:table-cell>
          <table:table-cell table:formula="of:=EXTRACTLINKSFROMSINGLECELL(SHEET(); CELL(&quot;address&quot;;[.J68]);&quot; || &quot;;&quot;(NoLink)&quot;)" office:value-type="string" office:string-value="http://www.bach-chorales.com/BWV0065_2.htm" calcext:value-type="string">
            <text:p>http://www.bach-chorales.com/BWV0065_2.htm</text:p>
          </table:table-cell>
          <table:table-cell office:value-type="string" calcext:value-type="string">
            <text:p><text:a xlink:href="https://www.bach-digital.de/receive/BachDigitalWork_work_00011342" xlink:type="simple">169.1b</text:a> </text:p>
          </table:table-cell>
          <table:table-cell table:formula="of:=EXTRACTLINKSFROMSINGLECELL(SHEET(); CELL(&quot;address&quot;;[.L68]);&quot; || &quot;;&quot;(NoLink)&quot;)" office:value-type="string" office:string-value="https://www.bach-digital.de/receive/BachDigitalWork_work_00011342" calcext:value-type="string">
            <text:p>https://www.bach-digital.de/receive/BachDigitalWork_work_00011342</text:p>
          </table:table-cell>
        </table:table-row>
        <table:table-row table:style-name="ro1">
          <table:table-cell office:value-type="string" calcext:value-type="string">
            <text:p><text:a xlink:href="https://en.wikipedia.org/wiki/Ich_hab_in_Gottes_Herz_und_Sinn" xlink:type="simple">Ich hab in Gottes Herz und Sinn</text:a> (v. 10)</text:p>
          </table:table-cell>
          <table:table-cell table:formula="of:=EXTRACTLINKSFROMSINGLECELL(SHEET(); CELL(&quot;address&quot;;[.$A69]);&quot; || &quot;;&quot;(NoLink)&quot;)" office:value-type="string" office:string-value="https://en.wikipedia.org/wiki/Ich_hab_in_Gottes_Herz_und_Sinn" calcext:value-type="string">
            <text:p>https://en.wikipedia.org/wiki/Ich_hab_in_Gottes_Herz_und_Sinn</text:p>
          </table:table-cell>
          <table:table-cell office:value-type="string" calcext:value-type="string">
            <text:p><text:a xlink:href="https://en.wikipedia.org/wiki/Was_mein_Gott_will,_das_g%27scheh_allzeit" xlink:type="simple">7568</text:a></text:p>
          </table:table-cell>
          <table:table-cell table:formula="of:=EXTRACTLINKSFROMSINGLECELL(SHEET(); CELL(&quot;address&quot;;[.C69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BWV_65" xlink:type="simple">65</text:a>/7</text:p>
          </table:table-cell>
          <table:table-cell table:formula="of:=EXTRACTLINKSFROMSINGLECELL(SHEET(); CELL(&quot;address&quot;;[.E69]);&quot; || &quot;;&quot;(NoLink)&quot;)" office:value-type="string" office:string-value="https://en.wikipedia.org/wiki/BWV_65" calcext:value-type="string">
            <text:p>https://en.wikipedia.org/wiki/BWV_65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<text:a xlink:href="http://www.bach-chorales.com/BWV0065_7.htm" xlink:type="simple">0065_7</text:a> </text:p>
          </table:table-cell>
          <table:table-cell table:formula="of:=EXTRACTLINKSFROMSINGLECELL(SHEET(); CELL(&quot;address&quot;;[.J69]);&quot; || &quot;;&quot;(NoLink)&quot;)" office:value-type="string" office:string-value="http://www.bach-chorales.com/BWV0065_7.htm" calcext:value-type="string">
            <text:p>http://www.bach-chorales.com/BWV0065_7.htm</text:p>
          </table:table-cell>
          <table:table-cell office:value-type="string" calcext:value-type="string">
            <text:p><text:a xlink:href="https://www.bach-digital.de/receive/BachDigitalWork_work_00011337" xlink:type="simple">194.1b</text:a> </text:p>
          </table:table-cell>
          <table:table-cell table:formula="of:=EXTRACTLINKSFROMSINGLECELL(SHEET(); CELL(&quot;address&quot;;[.L69]);&quot; || &quot;;&quot;(NoLink)&quot;)" office:value-type="string" office:string-value="https://www.bach-digital.de/receive/BachDigitalWork_work_00011337" calcext:value-type="string">
            <text:p>https://www.bach-digital.de/receive/BachDigitalWork_work_00011337</text:p>
          </table:table-cell>
        </table:table-row>
        <table:table-row table:style-name="ro1">
          <table:table-cell office:value-type="string" calcext:value-type="string">
            <text:p><text:a xlink:href="https://en.wikipedia.org/wiki/Christ_ist_erstanden" xlink:type="simple">Christ ist erstanden</text:a> (v. 3)</text:p>
          </table:table-cell>
          <table:table-cell table:formula="of:=EXTRACTLINKSFROMSINGLECELL(SHEET(); CELL(&quot;address&quot;;[.$A70]);&quot; || &quot;;&quot;(NoLink)&quot;)" office:value-type="string" office:string-value="https://en.wikipedia.org/wiki/Christ_ist_erstanden" calcext:value-type="string">
            <text:p>https://en.wikipedia.org/wiki/Christ_ist_erstanden</text:p>
          </table:table-cell>
          <table:table-cell office:value-type="string" calcext:value-type="string">
            <text:p><text:a xlink:href="https://en.wikipedia.org/wiki/Christ_ist_erstanden" xlink:type="simple">8584</text:a></text:p>
          </table:table-cell>
          <table:table-cell table:formula="of:=EXTRACTLINKSFROMSINGLECELL(SHEET(); CELL(&quot;address&quot;;[.C70]);&quot; || &quot;;&quot;(NoLink)&quot;)" office:value-type="string" office:string-value="https://en.wikipedia.org/wiki/Christ_ist_erstanden" calcext:value-type="string">
            <text:p>https://en.wikipedia.org/wiki/Christ_ist_erstanden</text:p>
          </table:table-cell>
          <table:table-cell office:value-type="string" calcext:value-type="string">
            <text:p><text:a xlink:href="https://en.wikipedia.org/wiki/BWV_66" xlink:type="simple">66</text:a>/6</text:p>
          </table:table-cell>
          <table:table-cell table:formula="of:=EXTRACTLINKSFROMSINGLECELL(SHEET(); CELL(&quot;address&quot;;[.E70]);&quot; || &quot;;&quot;(NoLink)&quot;)" office:value-type="string" office:string-value="https://en.wikipedia.org/wiki/BWV_66" calcext:value-type="string">
            <text:p>https://en.wikipedia.org/wiki/BWV_66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66_6.htm" xlink:type="simple">0066_6</text:a> </text:p>
          </table:table-cell>
          <table:table-cell table:formula="of:=EXTRACTLINKSFROMSINGLECELL(SHEET(); CELL(&quot;address&quot;;[.J70]);&quot; || &quot;;&quot;(NoLink)&quot;)" office:value-type="string" office:string-value="http://www.bach-chorales.com/BWV0066_6.htm" calcext:value-type="string">
            <text:p>http://www.bach-chorales.com/BWV0066_6.htm</text:p>
          </table:table-cell>
          <table:table-cell office:value-type="string" calcext:value-type="string">
            <text:p><text:a xlink:href="https://www.bach-digital.de/receive/BachDigitalWork_work_00011222" xlink:type="simple">25.2</text:a> </text:p>
          </table:table-cell>
          <table:table-cell table:formula="of:=EXTRACTLINKSFROMSINGLECELL(SHEET(); CELL(&quot;address&quot;;[.L70]);&quot; || &quot;;&quot;(NoLink)&quot;)" office:value-type="string" office:string-value="https://www.bach-digital.de/receive/BachDigitalWork_work_00011222" calcext:value-type="string">
            <text:p>https://www.bach-digital.de/receive/BachDigitalWork_work_00011222</text:p>
          </table:table-cell>
        </table:table-row>
        <table:table-row table:style-name="ro1">
          <table:table-cell office:value-type="string" calcext:value-type="string">
            <text:p><text:a xlink:href="https://en.wikipedia.org/wiki/Erschienen_ist_der_herrlich_Tag" xlink:type="simple">Erschienen ist der herrlich Tag</text:a> (v. 1)</text:p>
          </table:table-cell>
          <table:table-cell table:formula="of:=EXTRACTLINKSFROMSINGLECELL(SHEET(); CELL(&quot;address&quot;;[.$A71]);&quot; || &quot;;&quot;(NoLink)&quot;)" office:value-type="string" office:string-value="https://en.wikipedia.org/wiki/Erschienen_ist_der_herrlich_Tag" calcext:value-type="string">
            <text:p>https://en.wikipedia.org/wiki/Erschienen_ist_der_herrlich_Tag</text:p>
          </table:table-cell>
          <table:table-cell office:value-type="string" calcext:value-type="string">
            <text:p><text:a xlink:href="https://en.wikipedia.org/wiki/Erschienen_ist_der_herrlich_Tag" xlink:type="simple">1743</text:a></text:p>
          </table:table-cell>
          <table:table-cell table:formula="of:=EXTRACTLINKSFROMSINGLECELL(SHEET(); CELL(&quot;address&quot;;[.C71]);&quot; || &quot;;&quot;(NoLink)&quot;)" office:value-type="string" office:string-value="https://en.wikipedia.org/wiki/Erschienen_ist_der_herrlich_Tag" calcext:value-type="string">
            <text:p>https://en.wikipedia.org/wiki/Erschienen_ist_der_herrlich_Tag</text:p>
          </table:table-cell>
          <table:table-cell office:value-type="string" calcext:value-type="string">
            <text:p><text:a xlink:href="https://en.wikipedia.org/wiki/BWV_67" xlink:type="simple">67</text:a>/4</text:p>
          </table:table-cell>
          <table:table-cell table:formula="of:=EXTRACTLINKSFROMSINGLECELL(SHEET(); CELL(&quot;address&quot;;[.E71]);&quot; || &quot;;&quot;(NoLink)&quot;)" office:value-type="string" office:string-value="https://en.wikipedia.org/wiki/BWV_67" calcext:value-type="string">
            <text:p>https://en.wikipedia.org/wiki/BWV_67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67_4.htm" xlink:type="simple">0067_4</text:a> </text:p>
          </table:table-cell>
          <table:table-cell table:formula="of:=EXTRACTLINKSFROMSINGLECELL(SHEET(); CELL(&quot;address&quot;;[.J71]);&quot; || &quot;;&quot;(NoLink)&quot;)" office:value-type="string" office:string-value="http://www.bach-chorales.com/BWV0067_4.htm" calcext:value-type="string">
            <text:p>http://www.bach-chorales.com/BWV0067_4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71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Du_Friedefürst,_Herr_Jesu_Christ" xlink:type="simple">Du Friedefürst, Herr Jesu Christ</text:a> (v. 1)</text:p>
          </table:table-cell>
          <table:table-cell table:formula="of:=EXTRACTLINKSFROMSINGLECELL(SHEET(); CELL(&quot;address&quot;;[.$A72]);&quot; || &quot;;&quot;(NoLink)&quot;)" office:value-type="string" office:string-value="https://en.wikipedia.org/wiki/Du_Friedefürst,_Herr_Jesu_Christ" calcext:value-type="string">
            <text:p>https://en.wikipedia.org/wiki/Du_Friedefürst,_Herr_Jesu_Christ</text:p>
          </table:table-cell>
          <table:table-cell office:value-type="string" calcext:value-type="string">
            <text:p><text:a xlink:href="https://en.wikipedia.org/wiki/Du_Friedefürst,_Herr_Jesu_Christ" xlink:type="simple">4373</text:a></text:p>
          </table:table-cell>
          <table:table-cell table:formula="of:=EXTRACTLINKSFROMSINGLECELL(SHEET(); CELL(&quot;address&quot;;[.C72]);&quot; || &quot;;&quot;(NoLink)&quot;)" office:value-type="string" office:string-value="https://en.wikipedia.org/wiki/Du_Friedefürst,_Herr_Jesu_Christ" calcext:value-type="string">
            <text:p>https://en.wikipedia.org/wiki/Du_Friedefürst,_Herr_Jesu_Christ</text:p>
          </table:table-cell>
          <table:table-cell office:value-type="string" calcext:value-type="string">
            <text:p><text:a xlink:href="https://en.wikipedia.org/wiki/BWV_67" xlink:type="simple">67</text:a>/7</text:p>
          </table:table-cell>
          <table:table-cell table:formula="of:=EXTRACTLINKSFROMSINGLECELL(SHEET(); CELL(&quot;address&quot;;[.E72]);&quot; || &quot;;&quot;(NoLink)&quot;)" office:value-type="string" office:string-value="https://en.wikipedia.org/wiki/BWV_67" calcext:value-type="string">
            <text:p>https://en.wikipedia.org/wiki/BWV_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<text:a xlink:href="http://www.bach-chorales.com/BWV0067_7.htm" xlink:type="simple">0067_7</text:a> </text:p>
          </table:table-cell>
          <table:table-cell table:formula="of:=EXTRACTLINKSFROMSINGLECELL(SHEET(); CELL(&quot;address&quot;;[.J72]);&quot; || &quot;;&quot;(NoLink)&quot;)" office:value-type="string" office:string-value="http://www.bach-chorales.com/BWV0067_7.htm" calcext:value-type="string">
            <text:p>http://www.bach-chorales.com/BWV0067_7.htm</text:p>
          </table:table-cell>
          <table:table-cell office:value-type="string" calcext:value-type="string">
            <text:p><text:a xlink:href="https://www.bach-digital.de/receive/BachDigitalWork_work_00011174" xlink:type="simple">49.2; —</text:a> </text:p>
          </table:table-cell>
          <table:table-cell table:formula="of:=EXTRACTLINKSFROMSINGLECELL(SHEET(); CELL(&quot;address&quot;;[.L72]);&quot; || &quot;;&quot;(NoLink)&quot;)" office:value-type="string" office:string-value="https://www.bach-digital.de/receive/BachDigitalWork_work_00011174" calcext:value-type="string">
            <text:p>https://www.bach-digital.de/receive/BachDigitalWork_work_00011174</text:p>
          </table:table-cell>
        </table:table-row>
        <table:table-row table:style-name="ro1">
          <table:table-cell office:value-type="string" calcext:value-type="string">
            <text:p><text:a xlink:href="https://en.wikipedia.org/wiki/Es_woll_uns_Gott_genädig_sein" xlink:type="simple">Es woll uns Gott genädig sein</text:a> (v. 3)</text:p>
          </table:table-cell>
          <table:table-cell table:formula="of:=EXTRACTLINKSFROMSINGLECELL(SHEET(); CELL(&quot;address&quot;;[.$A73]);&quot; || &quot;;&quot;(NoLink)&quot;)" office:value-type="string" office:string-value="https://en.wikipedia.org/wiki/Es_woll_uns_Gott_genädig_sein" calcext:value-type="string">
            <text:p>https://en.wikipedia.org/wiki/Es_woll_uns_Gott_genädig_sein</text:p>
          </table:table-cell>
          <table:table-cell office:value-type="string" calcext:value-type="string">
            <text:p><text:a xlink:href="https://en.wikipedia.org/wiki/Es_woll_uns_Gott_genädig_sein_(Zahn_7247)" xlink:type="simple">7247</text:a></text:p>
          </table:table-cell>
          <table:table-cell table:formula="of:=EXTRACTLINKSFROMSINGLECELL(SHEET(); CELL(&quot;address&quot;;[.C73]);&quot; || &quot;;&quot;(NoLink)&quot;)" office:value-type="string" office:string-value="https://en.wikipedia.org/wiki/Es_woll_uns_Gott_genädig_sein_(Zahn_7247)" calcext:value-type="string">
            <text:p>https://en.wikipedia.org/wiki/Es_woll_uns_Gott_genädig_sein_(Zahn_7247)</text:p>
          </table:table-cell>
          <table:table-cell office:value-type="string" calcext:value-type="string">
            <text:p><text:a xlink:href="https://en.wikipedia.org/wiki/BWV_69" xlink:type="simple">69</text:a>/6</text:p>
          </table:table-cell>
          <table:table-cell table:formula="of:=EXTRACTLINKSFROMSINGLECELL(SHEET(); CELL(&quot;address&quot;;[.E73]);&quot; || &quot;;&quot;(NoLink)&quot;)" office:value-type="string" office:string-value="https://en.wikipedia.org/wiki/BWV_69" calcext:value-type="string">
            <text:p>https://en.wikipedia.org/wiki/BWV_69</text:p>
          </table:table-cell>
          <table:table-cell office:value-type="float" office:value="97" calcext:value-type="float">
            <text:p>9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://www.bach-chorales.com/BWV0069_6.htm" xlink:type="simple">0069_6</text:a> </text:p>
          </table:table-cell>
          <table:table-cell table:formula="of:=EXTRACTLINKSFROMSINGLECELL(SHEET(); CELL(&quot;address&quot;;[.J73]);&quot; || &quot;;&quot;(NoLink)&quot;)" office:value-type="string" office:string-value="http://www.bach-chorales.com/BWV0069_6.htm" calcext:value-type="string">
            <text:p>http://www.bach-chorales.com/BWV0069_6.htm</text:p>
          </table:table-cell>
          <table:table-cell office:value-type="string" calcext:value-type="string">
            <text:p><text:a xlink:href="https://www.bach-digital.de/receive/BachDigitalWork_work_00011303" xlink:type="simple">66.4b</text:a> </text:p>
          </table:table-cell>
          <table:table-cell table:formula="of:=EXTRACTLINKSFROMSINGLECELL(SHEET(); CELL(&quot;address&quot;;[.L73]);&quot; || &quot;;&quot;(NoLink)&quot;)" office:value-type="string" office:string-value="https://www.bach-digital.de/receive/BachDigitalWork_work_00011303" calcext:value-type="string">
            <text:p>https://www.bach-digital.de/receive/BachDigitalWork_work_00011303</text:p>
          </table:table-cell>
        </table:table-row>
        <table:table-row table:style-name="ro3">
          <table:table-cell office:value-type="string" calcext:value-type="string">
            <text:p><text:a xlink:href="https://en.wikipedia.org/wiki/Was_Gott_tut,_das_ist_wohlgetan" xlink:type="simple">Was Gott tut, das ist wohlgetan</text:a> (v. 6)</text:p>
          </table:table-cell>
          <table:table-cell table:formula="of:=EXTRACTLINKSFROMSINGLECELL(SHEET(); CELL(&quot;address&quot;;[.$A74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74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BWV_69a" xlink:type="simple">69a</text:a>/6</text:p>
          </table:table-cell>
          <table:table-cell table:formula="of:=EXTRACTLINKSFROMSINGLECELL(SHEET(); CELL(&quot;address&quot;;[.E74]);&quot; || &quot;;&quot;(NoLink)&quot;)" office:value-type="string" office:string-value="https://en.wikipedia.org/wiki/BWV_69a" calcext:value-type="string">
            <text:p>https://en.wikipedia.org/wiki/BWV_69a</text:p>
          </table:table-cell>
          <table:table-cell table:style-name="ce3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://www.bach-chorales.com/BWV0069a_6.htm" xlink:type="simple">0069a_6</text:a>; ≈<text:a xlink:href="https://en.wikipedia.org/wiki/BWV_12" xlink:type="simple">BWV 12</text:a>/7 </text:p>
          </table:table-cell>
          <table:table-cell table:formula="of:=EXTRACTLINKSFROMSINGLECELL(SHEET(); CELL(&quot;address&quot;;[.J74]);&quot; || &quot;;&quot;(NoLink)&quot;)" office:value-type="string" office:string-value="http://www.bach-chorales.com/BWV0069a_6.htm || https://en.wikipedia.org/wiki/BWV_12" calcext:value-type="string">
            <text:p>http://www.bach-chorales.com/BWV0069a_6.htm || https://en.wikipedia.org/wiki/BWV_12</text:p>
          </table:table-cell>
          <table:table-cell office:value-type="string" calcext:value-type="string">
            <text:p><text:a xlink:href="https://www.bach-digital.de/receive/BachDigitalWork_work_00011219" xlink:type="simple">193.4c</text:a> </text:p>
          </table:table-cell>
          <table:table-cell table:formula="of:=EXTRACTLINKSFROMSINGLECELL(SHEET(); CELL(&quot;address&quot;;[.L74]);&quot; || &quot;;&quot;(NoLink)&quot;)" office:value-type="string" office:string-value="https://www.bach-digital.de/receive/BachDigitalWork_work_00011219" calcext:value-type="string">
            <text:p>https://www.bach-digital.de/receive/BachDigitalWork_work_00011219</text:p>
          </table:table-cell>
        </table:table-row>
        <table:table-row table:style-name="ro1">
          <table:table-cell office:value-type="string" calcext:value-type="string">
            <text:p><text:a xlink:href="https://en.wikipedia.org/wiki/Freu_dich_sehr,_o_meine_Seele" xlink:type="simple">Freu dich sehr, o meine Seele</text:a> (v. 10)</text:p>
          </table:table-cell>
          <table:table-cell table:formula="of:=EXTRACTLINKSFROMSINGLECELL(SHEET(); CELL(&quot;address&quot;;[.$A75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Freu_dich_sehr,_o_meine_Seele" xlink:type="simple">6543</text:a> </text:p>
          </table:table-cell>
          <table:table-cell table:formula="of:=EXTRACTLINKSFROMSINGLECELL(SHEET(); CELL(&quot;address&quot;;[.C75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BWV_70" xlink:type="simple">70</text:a>/7</text:p>
          </table:table-cell>
          <table:table-cell table:formula="of:=EXTRACTLINKSFROMSINGLECELL(SHEET(); CELL(&quot;address&quot;;[.E75]);&quot; || &quot;;&quot;(NoLink)&quot;)" office:value-type="string" office:string-value="https://en.wikipedia.org/wiki/BWV_70" calcext:value-type="string">
            <text:p>https://en.wikipedia.org/wiki/BWV_70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70_7.htm" xlink:type="simple">0070_7</text:a> </text:p>
          </table:table-cell>
          <table:table-cell table:formula="of:=EXTRACTLINKSFROMSINGLECELL(SHEET(); CELL(&quot;address&quot;;[.J75]);&quot; || &quot;;&quot;(NoLink)&quot;)" office:value-type="string" office:string-value="http://www.bach-chorales.com/BWV0070_7.htm" calcext:value-type="string">
            <text:p>http://www.bach-chorales.com/BWV0070_7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75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Meinen_Jesum_laß_ich_nicht" xlink:type="simple">Meinen Jesum laß ich nicht</text:a>, weil ... (v. 5)</text:p>
          </table:table-cell>
          <table:table-cell table:formula="of:=EXTRACTLINKSFROMSINGLECELL(SHEET(); CELL(&quot;address&quot;;[.$A76]);&quot; || &quot;;&quot;(NoLink)&quot;)" office:value-type="string" office:string-value="https://en.wikipedia.org/wiki/Meinen_Jesum_laß_ich_nicht" calcext:value-type="string">
            <text:p>https://en.wikipedia.org/wiki/Meinen_Jesum_laß_ich_nicht</text:p>
          </table:table-cell>
          <table:table-cell office:value-type="string" calcext:value-type="string">
            <text:p><text:a xlink:href="https://en.wikipedia.org/wiki/Meinen_Jesum_laß_ich_nicht#Music" xlink:type="simple">3449</text:a></text:p>
          </table:table-cell>
          <table:table-cell table:formula="of:=EXTRACTLINKSFROMSINGLECELL(SHEET(); CELL(&quot;address&quot;;[.C76]);&quot; || &quot;;&quot;(NoLink)&quot;)" office:value-type="string" office:string-value="https://en.wikipedia.org/wiki/Meinen_Jesum_laß_ich_nicht#Music" calcext:value-type="string">
            <text:p>https://en.wikipedia.org/wiki/Meinen_Jesum_laß_ich_nicht#Music</text:p>
          </table:table-cell>
          <table:table-cell office:value-type="string" calcext:value-type="string">
            <text:p><text:a xlink:href="https://en.wikipedia.org/wiki/BWV_70" xlink:type="simple">70</text:a>/11</text:p>
          </table:table-cell>
          <table:table-cell table:formula="of:=EXTRACTLINKSFROMSINGLECELL(SHEET(); CELL(&quot;address&quot;;[.E76]);&quot; || &quot;;&quot;(NoLink)&quot;)" office:value-type="string" office:string-value="https://en.wikipedia.org/wiki/BWV_70" calcext:value-type="string">
            <text:p>https://en.wikipedia.org/wiki/BWV_70</text:p>
          </table:table-cell>
          <table:table-cell office:value-type="float" office:value="243" calcext:value-type="float">
            <text:p>243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://www.bach-chorales.com/BWV0070_11.htm" xlink:type="simple">0070_11</text:a> </text:p>
          </table:table-cell>
          <table:table-cell table:formula="of:=EXTRACTLINKSFROMSINGLECELL(SHEET(); CELL(&quot;address&quot;;[.J76]);&quot; || &quot;;&quot;(NoLink)&quot;)" office:value-type="string" office:string-value="http://www.bach-chorales.com/BWV0070_11.htm" calcext:value-type="string">
            <text:p>http://www.bach-chorales.com/BWV0070_11.htm</text:p>
          </table:table-cell>
          <table:table-cell office:value-type="string" calcext:value-type="string">
            <text:p><text:a xlink:href="https://www.bach-digital.de/receive/BachDigitalWork_work_00011308" xlink:type="simple">141.4b</text:a> </text:p>
          </table:table-cell>
          <table:table-cell table:formula="of:=EXTRACTLINKSFROMSINGLECELL(SHEET(); CELL(&quot;address&quot;;[.L76]);&quot; || &quot;;&quot;(NoLink)&quot;)" office:value-type="string" office:string-value="https://www.bach-digital.de/receive/BachDigitalWork_work_00011308" calcext:value-type="string">
            <text:p>https://www.bach-digital.de/receive/BachDigitalWork_work_00011308</text:p>
          </table:table-cell>
        </table:table-row>
        <table:table-row table:style-name="ro1">
          <table:table-cell office:value-type="string" calcext:value-type="string">
            <text:p><text:a xlink:href="https://en.wikipedia.org/wiki/Was_mein_Gott_will,_das_g%27scheh_allzeit" xlink:type="simple">Was mein Gott will, das g'scheh allzeit</text:a> (v. 1)</text:p>
          </table:table-cell>
          <table:table-cell table:formula="of:=EXTRACTLINKSFROMSINGLECELL(SHEET(); CELL(&quot;address&quot;;[.$A77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Was_mein_Gott_will,_das_g%27scheh_allzeit" xlink:type="simple">7568</text:a></text:p>
          </table:table-cell>
          <table:table-cell table:formula="of:=EXTRACTLINKSFROMSINGLECELL(SHEET(); CELL(&quot;address&quot;;[.C77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BWV_72" xlink:type="simple">72</text:a>/6</text:p>
          </table:table-cell>
          <table:table-cell table:formula="of:=EXTRACTLINKSFROMSINGLECELL(SHEET(); CELL(&quot;address&quot;;[.E77]);&quot; || &quot;;&quot;(NoLink)&quot;)" office:value-type="string" office:string-value="https://en.wikipedia.org/wiki/BWV_72" calcext:value-type="string">
            <text:p>https://en.wikipedia.org/wiki/BWV_72</text:p>
          </table:table-cell>
          <table:table-cell office:value-type="float" office:value="344" calcext:value-type="float">
            <text:p>344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72_6.htm" xlink:type="simple">0072_6</text:a> </text:p>
          </table:table-cell>
          <table:table-cell table:formula="of:=EXTRACTLINKSFROMSINGLECELL(SHEET(); CELL(&quot;address&quot;;[.J77]);&quot; || &quot;;&quot;(NoLink)&quot;)" office:value-type="string" office:string-value="http://www.bach-chorales.com/BWV0072_6.htm" calcext:value-type="string">
            <text:p>http://www.bach-chorales.com/BWV0072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77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Von_Gott_will_ich_nicht_lassen" xlink:type="simple">Von Gott will ich nicht lassen</text:a> (v. 9)</text:p>
          </table:table-cell>
          <table:table-cell table:formula="of:=EXTRACTLINKSFROMSINGLECELL(SHEET(); CELL(&quot;address&quot;;[.$A78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string" calcext:value-type="string">
            <text:p><text:a xlink:href="https://en.wikipedia.org/wiki/Von_Gott_will_ich_nicht_lassen" xlink:type="simple">5264b</text:a></text:p>
          </table:table-cell>
          <table:table-cell table:formula="of:=EXTRACTLINKSFROMSINGLECELL(SHEET(); CELL(&quot;address&quot;;[.C78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string" calcext:value-type="string">
            <text:p><text:a xlink:href="https://en.wikipedia.org/wiki/BWV_73" xlink:type="simple">73</text:a>/5</text:p>
          </table:table-cell>
          <table:table-cell table:formula="of:=EXTRACTLINKSFROMSINGLECELL(SHEET(); CELL(&quot;address&quot;;[.E78]);&quot; || &quot;;&quot;(NoLink)&quot;)" office:value-type="string" office:string-value="https://en.wikipedia.org/wiki/BWV_73" calcext:value-type="string">
            <text:p>https://en.wikipedia.org/wiki/BWV_73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<text:a xlink:href="http://www.bach-chorales.com/BWV0073_5.htm" xlink:type="simple">0073_5</text:a> </text:p>
          </table:table-cell>
          <table:table-cell table:formula="of:=EXTRACTLINKSFROMSINGLECELL(SHEET(); CELL(&quot;address&quot;;[.J78]);&quot; || &quot;;&quot;(NoLink)&quot;)" office:value-type="string" office:string-value="http://www.bach-chorales.com/BWV0073_5.htm" calcext:value-type="string">
            <text:p>http://www.bach-chorales.com/BWV0073_5.htm</text:p>
          </table:table-cell>
          <table:table-cell office:value-type="string" calcext:value-type="string">
            <text:p><text:a xlink:href="https://www.bach-digital.de/receive/BachDigitalWork_work_00011310" xlink:type="simple">185.4b</text:a> </text:p>
          </table:table-cell>
          <table:table-cell table:formula="of:=EXTRACTLINKSFROMSINGLECELL(SHEET(); CELL(&quot;address&quot;;[.L78]);&quot; || &quot;;&quot;(NoLink)&quot;)" office:value-type="string" office:string-value="https://www.bach-digital.de/receive/BachDigitalWork_work_00011310" calcext:value-type="string">
            <text:p>https://www.bach-digital.de/receive/BachDigitalWork_work_00011310</text:p>
          </table:table-cell>
        </table:table-row>
        <table:table-row table:style-name="ro1">
          <table:table-cell office:value-type="string" calcext:value-type="string">
            <text:p><text:a xlink:href="https://en.wikipedia.org/wiki/Gott_Vater,_sende_deinen_Geist" xlink:type="simple">Gott Vater, sende deinen Geist</text:a> (v. 2)</text:p>
          </table:table-cell>
          <table:table-cell table:formula="of:=EXTRACTLINKSFROMSINGLECELL(SHEET(); CELL(&quot;address&quot;;[.$A79]);&quot; || &quot;;&quot;(NoLink)&quot;)" office:value-type="string" office:string-value="https://en.wikipedia.org/wiki/Gott_Vater,_sende_deinen_Geist" calcext:value-type="string">
            <text:p>https://en.wikipedia.org/wiki/Gott_Vater,_sende_deinen_Geist</text:p>
          </table:table-cell>
          <table:table-cell office:value-type="string" calcext:value-type="string">
            <text:p><text:a xlink:href="https://en.wikipedia.org/wiki/Kommt_her_zu_mir,_spricht_Gottes_Sohn" xlink:type="simple">2496c</text:a></text:p>
          </table:table-cell>
          <table:table-cell table:formula="of:=EXTRACTLINKSFROMSINGLECELL(SHEET(); CELL(&quot;address&quot;;[.C79]);&quot; || &quot;;&quot;(NoLink)&quot;)" office:value-type="string" office:string-value="https://en.wikipedia.org/wiki/Kommt_her_zu_mir,_spricht_Gottes_Sohn" calcext:value-type="string">
            <text:p>https://en.wikipedia.org/wiki/Kommt_her_zu_mir,_spricht_Gottes_Sohn</text:p>
          </table:table-cell>
          <table:table-cell office:value-type="string" calcext:value-type="string">
            <text:p><text:a xlink:href="https://en.wikipedia.org/wiki/BWV_74" xlink:type="simple">74</text:a>/8</text:p>
          </table:table-cell>
          <table:table-cell table:formula="of:=EXTRACTLINKSFROMSINGLECELL(SHEET(); CELL(&quot;address&quot;;[.E79]);&quot; || &quot;;&quot;(NoLink)&quot;)" office:value-type="string" office:string-value="https://en.wikipedia.org/wiki/BWV_74" calcext:value-type="string">
            <text:p>https://en.wikipedia.org/wiki/BWV_74</text:p>
          </table:table-cell>
          <table:table-cell office:value-type="float" office:value="223" calcext:value-type="float">
            <text:p>223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://www.bach-chorales.com/BWV0074_8.htm" xlink:type="simple">0074_8</text:a> </text:p>
          </table:table-cell>
          <table:table-cell table:formula="of:=EXTRACTLINKSFROMSINGLECELL(SHEET(); CELL(&quot;address&quot;;[.J79]);&quot; || &quot;;&quot;(NoLink)&quot;)" office:value-type="string" office:string-value="http://www.bach-chorales.com/BWV0074_8.htm" calcext:value-type="string">
            <text:p>http://www.bach-chorales.com/BWV0074_8.htm</text:p>
          </table:table-cell>
          <table:table-cell office:value-type="string" calcext:value-type="string">
            <text:p><text:a xlink:href="https://www.bach-digital.de/receive/BachDigitalWork_work_00011245" xlink:type="simple">128.2b</text:a> </text:p>
          </table:table-cell>
          <table:table-cell table:formula="of:=EXTRACTLINKSFROMSINGLECELL(SHEET(); CELL(&quot;address&quot;;[.L79]);&quot; || &quot;;&quot;(NoLink)&quot;)" office:value-type="string" office:string-value="https://www.bach-digital.de/receive/BachDigitalWork_work_00011245" calcext:value-type="string">
            <text:p>https://www.bach-digital.de/receive/BachDigitalWork_work_00011245</text:p>
          </table:table-cell>
        </table:table-row>
        <table:table-row table:style-name="ro3">
          <table:table-cell office:value-type="string" calcext:value-type="string">
            <text:p><text:a xlink:href="https://en.wikipedia.org/wiki/Was_Gott_tut,_das_ist_wohlgetan" xlink:type="simple">Was Gott tut, das ist wohlgetan</text:a> (vv. 5–6)</text:p>
          </table:table-cell>
          <table:table-cell table:formula="of:=EXTRACTLINKSFROMSINGLECELL(SHEET(); CELL(&quot;address&quot;;[.$A80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80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BWV_75" xlink:type="simple">75</text:a>/7, /14</text:p>
          </table:table-cell>
          <table:table-cell table:formula="of:=EXTRACTLINKSFROMSINGLECELL(SHEET(); CELL(&quot;address&quot;;[.E80]);&quot; || &quot;;&quot;(NoLink)&quot;)" office:value-type="string" office:string-value="https://en.wikipedia.org/wiki/BWV_75" calcext:value-type="string">
            <text:p>https://en.wikipedia.org/wiki/BWV_75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75_7_14.htm" xlink:type="simple">0075_7_14</text:a>; =<text:a xlink:href="https://en.wikipedia.org/wiki/BWV_100" xlink:type="simple">BWV 100</text:a>/6 </text:p>
          </table:table-cell>
          <table:table-cell table:formula="of:=EXTRACTLINKSFROMSINGLECELL(SHEET(); CELL(&quot;address&quot;;[.J80]);&quot; || &quot;;&quot;(NoLink)&quot;)" office:value-type="string" office:string-value="http://www.bach-chorales.com/BWV0075_7_14.htm || https://en.wikipedia.org/wiki/BWV_100" calcext:value-type="string">
            <text:p>http://www.bach-chorales.com/BWV0075_7_14.htm || https://en.wikipedia.org/wiki/BWV_100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Es_woll_uns_Gott_genädig_sein" xlink:type="simple">Es woll uns Gott genädig sein</text:a> (vv. 1, 3)</text:p>
          </table:table-cell>
          <table:table-cell table:formula="of:=EXTRACTLINKSFROMSINGLECELL(SHEET(); CELL(&quot;address&quot;;[.$A81]);&quot; || &quot;;&quot;(NoLink)&quot;)" office:value-type="string" office:string-value="https://en.wikipedia.org/wiki/Es_woll_uns_Gott_genädig_sein" calcext:value-type="string">
            <text:p>https://en.wikipedia.org/wiki/Es_woll_uns_Gott_genädig_sein</text:p>
          </table:table-cell>
          <table:table-cell office:value-type="string" calcext:value-type="string">
            <text:p><text:a xlink:href="https://en.wikipedia.org/wiki/Es_woll_uns_Gott_genädig_sein_(Zahn_7247)" xlink:type="simple">7247</text:a></text:p>
          </table:table-cell>
          <table:table-cell table:formula="of:=EXTRACTLINKSFROMSINGLECELL(SHEET(); CELL(&quot;address&quot;;[.C81]);&quot; || &quot;;&quot;(NoLink)&quot;)" office:value-type="string" office:string-value="https://en.wikipedia.org/wiki/Es_woll_uns_Gott_genädig_sein_(Zahn_7247)" calcext:value-type="string">
            <text:p>https://en.wikipedia.org/wiki/Es_woll_uns_Gott_genädig_sein_(Zahn_7247)</text:p>
          </table:table-cell>
          <table:table-cell office:value-type="string" calcext:value-type="string">
            <text:p><text:a xlink:href="https://en.wikipedia.org/wiki/BWV_76" xlink:type="simple">76</text:a>/7, /14</text:p>
          </table:table-cell>
          <table:table-cell table:formula="of:=EXTRACTLINKSFROMSINGLECELL(SHEET(); CELL(&quot;address&quot;;[.E81]);&quot; || &quot;;&quot;(NoLink)&quot;)" office:value-type="string" office:string-value="https://en.wikipedia.org/wiki/BWV_76" calcext:value-type="string">
            <text:p>https://en.wikipedia.org/wiki/BWV_76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76_7_14.htm" xlink:type="simple">0076_7_14</text:a> </text:p>
          </table:table-cell>
          <table:table-cell table:formula="of:=EXTRACTLINKSFROMSINGLECELL(SHEET(); CELL(&quot;address&quot;;[.J81]);&quot; || &quot;;&quot;(NoLink)&quot;)" office:value-type="string" office:string-value="http://www.bach-chorales.com/BWV0076_7_14.htm" calcext:value-type="string">
            <text:p>http://www.bach-chorales.com/BWV0076_7_14.htm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Wenn_einer_alle_Ding_verstünd" xlink:type="simple">Wenn einer alle Ding verstünd</text:a> (v. 8)? </text:p>
          </table:table-cell>
          <table:table-cell table:formula="of:=EXTRACTLINKSFROMSINGLECELL(SHEET(); CELL(&quot;address&quot;;[.$A82]);&quot; || &quot;;&quot;(NoLink)&quot;)" office:value-type="string" office:string-value="https://en.wikipedia.org/wiki/Wenn_einer_alle_Ding_verstünd" calcext:value-type="string">
            <text:p>https://en.wikipedia.org/wiki/Wenn_einer_alle_Ding_verstünd</text:p>
          </table:table-cell>
          <table:table-cell office:value-type="string" calcext:value-type="string" table:number-columns-spanned="1" table:number-rows-spanned="3">
            <text:p><text:a xlink:href="https://en.wikipedia.org/wiki/Ach_Gott,_vom_Himmel_sieh_darein" xlink:type="simple">4431</text:a> </text:p>
          </table:table-cell>
          <table:table-cell table:formula="of:=EXTRACTLINKSFROMSINGLECELL(SHEET(); CELL(&quot;address&quot;;[.C82]);&quot; || &quot;;&quot;(NoLink)&quot;)" office:value-type="string" office:string-value="https://en.wikipedia.org/wiki/Ach_Gott,_vom_Himmel_sieh_darein" calcext:value-type="string">
            <text:p>https://en.wikipedia.org/wiki/Ach_Gott,_vom_Himmel_sieh_darein</text:p>
          </table:table-cell>
          <table:table-cell office:value-type="string" calcext:value-type="string" table:number-columns-spanned="1" table:number-rows-spanned="3">
            <text:p><text:a xlink:href="https://en.wikipedia.org/wiki/BWV_77" xlink:type="simple">77</text:a>/6 </text:p>
          </table:table-cell>
          <table:table-cell table:formula="of:=EXTRACTLINKSFROMSINGLECELL(SHEET(); CELL(&quot;address&quot;;[.E82]);&quot; || &quot;;&quot;(NoLink)&quot;)" office:value-type="string" office:string-value="https://en.wikipedia.org/wiki/BWV_77" calcext:value-type="string">
            <text:p>https://en.wikipedia.org/wiki/BWV_77</text:p>
          </table:table-cell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253" calcext:value-type="float" table:number-columns-spanned="1" table:number-rows-spanned="3">
            <text:p>253</text:p>
          </table:table-cell>
          <table:table-cell office:value-type="float" office:value="253" calcext:value-type="float" table:number-columns-spanned="1" table:number-rows-spanned="3">
            <text:p>253</text:p>
          </table:table-cell>
          <table:table-cell office:value-type="string" calcext:value-type="string" table:number-columns-spanned="1" table:number-rows-spanned="3">
            <text:p><text:a xlink:href="http://www.bach-chorales.com/BWV0077_6.htm" xlink:type="simple">0077_6</text:a>; No autograph text: added later </text:p>
          </table:table-cell>
          <table:table-cell table:formula="of:=EXTRACTLINKSFROMSINGLECELL(SHEET(); CELL(&quot;address&quot;;[.J82]);&quot; || &quot;;&quot;(NoLink)&quot;)" office:value-type="string" office:string-value="http://www.bach-chorales.com/BWV0077_6.htm" calcext:value-type="string">
            <text:p>http://www.bach-chorales.com/BWV0077_6.htm</text:p>
          </table:table-cell>
          <table:table-cell office:value-type="string" calcext:value-type="string" table:number-columns-spanned="1" table:number-rows-spanned="3">
            <text:p><text:a xlink:href="https://www.bach-digital.de/receive/BachDigitalWork_work_00011176" xlink:type="simple">3.3b</text:a> </text:p>
          </table:table-cell>
          <table:table-cell table:formula="of:=EXTRACTLINKSFROMSINGLECELL(SHEET(); CELL(&quot;address&quot;;[.L82]);&quot; || &quot;;&quot;(NoLink)&quot;)" office:value-type="string" office:string-value="https://www.bach-digital.de/receive/BachDigitalWork_work_00011176" calcext:value-type="string">
            <text:p>https://www.bach-digital.de/receive/BachDigitalWork_work_00011176</text:p>
          </table:table-cell>
        </table:table-row>
        <table:table-row table:style-name="ro1">
          <table:table-cell office:value-type="string" calcext:value-type="string">
            <text:p><text:a xlink:href="https://en.wikipedia.org/wiki/O_Gottes_Sohn,_Herr_Jesu_Christ" xlink:type="simple">O Gottes Sohn, Herr Jesu Christ</text:a> (v. 5)? </text:p>
          </table:table-cell>
          <table:table-cell table:formula="of:=EXTRACTLINKSFROMSINGLECELL(SHEET(); CELL(&quot;address&quot;;[.$A83]);&quot; || &quot;;&quot;(NoLink)&quot;)" office:value-type="string" office:string-value="https://en.wikipedia.org/wiki/O_Gottes_Sohn,_Herr_Jesu_Christ" calcext:value-type="string">
            <text:p>https://en.wikipedia.org/wiki/O_Gottes_Sohn,_Herr_Jesu_Christ</text:p>
          </table:table-cell>
          <table:covered-table-cell table:style-name="Default"/>
          <table:table-cell/>
          <table:covered-table-cell table:style-name="Default"/>
          <table:table-cell/>
          <table:covered-table-cell table:number-columns-repeated="4"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Ach_Gott,_vom_Himmel_sieh_darein" xlink:type="simple">Ach Gott, vom Himmel sieh darein</text:a> </text:p>
          </table:table-cell>
          <table:table-cell table:formula="of:=EXTRACTLINKSFROMSINGLECELL(SHEET(); CELL(&quot;address&quot;;[.$A84]);&quot; || &quot;;&quot;(NoLink)&quot;)" office:value-type="string" office:string-value="https://en.wikipedia.org/wiki/Ach_Gott,_vom_Himmel_sieh_darein" calcext:value-type="string">
            <text:p>https://en.wikipedia.org/wiki/Ach_Gott,_vom_Himmel_sieh_darein</text:p>
          </table:table-cell>
          <table:covered-table-cell table:style-name="Default"/>
          <table:table-cell/>
          <table:covered-table-cell table:style-name="Default"/>
          <table:table-cell/>
          <table:covered-table-cell table:number-columns-repeated="4"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Jesu,_der_du_meine_Seele" xlink:type="simple">Jesu, der du meine Seele</text:a> (v. 12)</text:p>
          </table:table-cell>
          <table:table-cell table:formula="of:=EXTRACTLINKSFROMSINGLECELL(SHEET(); CELL(&quot;address&quot;;[.$A85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Jesu,_der_du_meine_Seele" xlink:type="simple">6804</text:a></text:p>
          </table:table-cell>
          <table:table-cell table:formula="of:=EXTRACTLINKSFROMSINGLECELL(SHEET(); CELL(&quot;address&quot;;[.C85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BWV_78" xlink:type="simple">78</text:a>/7</text:p>
          </table:table-cell>
          <table:table-cell table:formula="of:=EXTRACTLINKSFROMSINGLECELL(SHEET(); CELL(&quot;address&quot;;[.E85]);&quot; || &quot;;&quot;(NoLink)&quot;)" office:value-type="string" office:string-value="https://en.wikipedia.org/wiki/BWV_78" calcext:value-type="string">
            <text:p>https://en.wikipedia.org/wiki/BWV_78</text:p>
          </table:table-cell>
          <table:table-cell office:value-type="float" office:value="188" calcext:value-type="float">
            <text:p>188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://www.bach-chorales.com/BWV0078_7.htm" xlink:type="simple">0078_7</text:a> </text:p>
          </table:table-cell>
          <table:table-cell table:formula="of:=EXTRACTLINKSFROMSINGLECELL(SHEET(); CELL(&quot;address&quot;;[.J85]);&quot; || &quot;;&quot;(NoLink)&quot;)" office:value-type="string" office:string-value="http://www.bach-chorales.com/BWV0078_7.htm" calcext:value-type="string">
            <text:p>http://www.bach-chorales.com/BWV0078_7.htm</text:p>
          </table:table-cell>
          <table:table-cell office:value-type="string" calcext:value-type="string">
            <text:p><text:a xlink:href="https://www.bach-digital.de/receive/BachDigitalWork_work_00011225" xlink:type="simple">187.4a/b</text:a> </text:p>
          </table:table-cell>
          <table:table-cell table:formula="of:=EXTRACTLINKSFROMSINGLECELL(SHEET(); CELL(&quot;address&quot;;[.L85]);&quot; || &quot;;&quot;(NoLink)&quot;)" office:value-type="string" office:string-value="https://www.bach-digital.de/receive/BachDigitalWork_work_00011225" calcext:value-type="string">
            <text:p>https://www.bach-digital.de/receive/BachDigitalWork_work_00011225</text:p>
          </table:table-cell>
        </table:table-row>
        <table:table-row table:style-name="ro1">
          <table:table-cell office:value-type="string" calcext:value-type="string">
            <text:p><text:a xlink:href="https://en.wikipedia.org/wiki/Nun_danket_alle_Gott" xlink:type="simple">Nun danket alle Gott</text:a> (v. 1)</text:p>
          </table:table-cell>
          <table:table-cell table:formula="of:=EXTRACTLINKSFROMSINGLECELL(SHEET(); CELL(&quot;address&quot;;[.$A86]);&quot; || &quot;;&quot;(NoLink)&quot;)" office:value-type="string" office:string-value="https://en.wikipedia.org/wiki/Nun_danket_alle_Gott" calcext:value-type="string">
            <text:p>https://en.wikipedia.org/wiki/Nun_danket_alle_Gott</text:p>
          </table:table-cell>
          <table:table-cell office:value-type="string" calcext:value-type="string">
            <text:p><text:a xlink:href="https://en.wikipedia.org/wiki/Nun_danket_alle_Gott#Melody" xlink:type="simple">5142</text:a></text:p>
          </table:table-cell>
          <table:table-cell table:formula="of:=EXTRACTLINKSFROMSINGLECELL(SHEET(); CELL(&quot;address&quot;;[.C86]);&quot; || &quot;;&quot;(NoLink)&quot;)" office:value-type="string" office:string-value="https://en.wikipedia.org/wiki/Nun_danket_alle_Gott#Melody" calcext:value-type="string">
            <text:p>https://en.wikipedia.org/wiki/Nun_danket_alle_Gott#Melody</text:p>
          </table:table-cell>
          <table:table-cell office:value-type="string" calcext:value-type="string">
            <text:p><text:a xlink:href="https://en.wikipedia.org/wiki/BWV_79" xlink:type="simple">79</text:a>/3</text:p>
          </table:table-cell>
          <table:table-cell table:formula="of:=EXTRACTLINKSFROMSINGLECELL(SHEET(); CELL(&quot;address&quot;;[.E86]);&quot; || &quot;;&quot;(NoLink)&quot;)" office:value-type="string" office:string-value="https://en.wikipedia.org/wiki/BWV_79" calcext:value-type="string">
            <text:p>https://en.wikipedia.org/wiki/BWV_79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79_3.htm" xlink:type="simple">0079_3</text:a> </text:p>
          </table:table-cell>
          <table:table-cell table:formula="of:=EXTRACTLINKSFROMSINGLECELL(SHEET(); CELL(&quot;address&quot;;[.J86]);&quot; || &quot;;&quot;(NoLink)&quot;)" office:value-type="string" office:string-value="http://www.bach-chorales.com/BWV0079_3.htm" calcext:value-type="string">
            <text:p>http://www.bach-chorales.com/BWV0079_3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86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Nun_laßt_uns_Gott_dem_Herren" xlink:type="simple">Nun laßt uns Gott dem Herren</text:a> (v. 8)</text:p>
          </table:table-cell>
          <table:table-cell table:formula="of:=EXTRACTLINKSFROMSINGLECELL(SHEET(); CELL(&quot;address&quot;;[.$A87]);&quot; || &quot;;&quot;(NoLink)&quot;)" office:value-type="string" office:string-value="https://en.wikipedia.org/wiki/Nun_laßt_uns_Gott_dem_Herren" calcext:value-type="string">
            <text:p>https://en.wikipedia.org/wiki/Nun_laßt_uns_Gott_dem_Herren</text:p>
          </table:table-cell>
          <table:table-cell office:value-type="string" calcext:value-type="string">
            <text:p><text:a xlink:href="https://en.wikipedia.org/wiki/Nun_laßt_uns_Gott_dem_Herren" xlink:type="simple">159</text:a></text:p>
          </table:table-cell>
          <table:table-cell table:formula="of:=EXTRACTLINKSFROMSINGLECELL(SHEET(); CELL(&quot;address&quot;;[.C87]);&quot; || &quot;;&quot;(NoLink)&quot;)" office:value-type="string" office:string-value="https://en.wikipedia.org/wiki/Nun_laßt_uns_Gott_dem_Herren" calcext:value-type="string">
            <text:p>https://en.wikipedia.org/wiki/Nun_laßt_uns_Gott_dem_Herren</text:p>
          </table:table-cell>
          <table:table-cell office:value-type="string" calcext:value-type="string">
            <text:p><text:a xlink:href="https://en.wikipedia.org/wiki/BWV_79" xlink:type="simple">79</text:a>/6</text:p>
          </table:table-cell>
          <table:table-cell table:formula="of:=EXTRACTLINKSFROMSINGLECELL(SHEET(); CELL(&quot;address&quot;;[.E87]);&quot; || &quot;;&quot;(NoLink)&quot;)" office:value-type="string" office:string-value="https://en.wikipedia.org/wiki/BWV_79" calcext:value-type="string">
            <text:p>https://en.wikipedia.org/wiki/BWV_79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79_6.htm" xlink:type="simple">0079_6</text:a> </text:p>
          </table:table-cell>
          <table:table-cell table:formula="of:=EXTRACTLINKSFROMSINGLECELL(SHEET(); CELL(&quot;address&quot;;[.J87]);&quot; || &quot;;&quot;(NoLink)&quot;)" office:value-type="string" office:string-value="http://www.bach-chorales.com/BWV0079_6.htm" calcext:value-type="string">
            <text:p>http://www.bach-chorales.com/BWV0079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87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Ein_feste_Burg_ist_unser_Gott" xlink:type="simple">Ein feste Burg ist unser Gott</text:a> (v. 1) </text:p>
          </table:table-cell>
          <table:table-cell table:formula="of:=EXTRACTLINKSFROMSINGLECELL(SHEET(); CELL(&quot;address&quot;;[.$A88]);&quot; || &quot;;&quot;(NoLink)&quot;)" office:value-type="string" office:string-value="https://en.wikipedia.org/wiki/Ein_feste_Burg_ist_unser_Gott" calcext:value-type="string">
            <text:p>https://en.wikipedia.org/wiki/Ein_feste_Burg_ist_unser_Gott</text:p>
          </table:table-cell>
          <table:table-cell office:value-type="string" calcext:value-type="string">
            <text:p><text:a xlink:href="https://en.wikipedia.org/wiki/A_Mighty_Fortress_Is_Our_God#Tune" xlink:type="simple">7377</text:a> </text:p>
          </table:table-cell>
          <table:table-cell table:formula="of:=EXTRACTLINKSFROMSINGLECELL(SHEET(); CELL(&quot;address&quot;;[.C88]);&quot; || &quot;;&quot;(NoLink)&quot;)" office:value-type="string" office:string-value="https://en.wikipedia.org/wiki/A_Mighty_Fortress_Is_Our_God#Tune" calcext:value-type="string">
            <text:p>https://en.wikipedia.org/wiki/A_Mighty_Fortress_Is_Our_God#Tune</text:p>
          </table:table-cell>
          <table:table-cell office:value-type="string" calcext:value-type="string">
            <text:p><text:a xlink:href="https://en.wikipedia.org/wiki/BWV_80.2" xlink:type="simple">80.2</text:a>/1 </text:p>
          </table:table-cell>
          <table:table-cell table:formula="of:=EXTRACTLINKSFROMSINGLECELL(SHEET(); CELL(&quot;address&quot;;[.E88]);&quot; || &quot;;&quot;(NoLink)&quot;)" office:value-type="string" office:string-value="https://en.wikipedia.org/wiki/BWV_80.2" calcext:value-type="string">
            <text:p>https://en.wikipedia.org/wiki/BWV_80.2</text:p>
          </table:table-cell>
          <table:table-cell table:number-columns-repeated="4" table:style-name="ce3" office:value-type="string" calcext:value-type="string">
            <text:p/>
          </table:table-cell>
          <table:table-cell/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8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Ein_feste_Burg_ist_unser_Gott" xlink:type="simple">Ein feste Burg ist unser Gott</text:a> (v. 4)</text:p>
          </table:table-cell>
          <table:table-cell table:formula="of:=EXTRACTLINKSFROMSINGLECELL(SHEET(); CELL(&quot;address&quot;;[.$A89]);&quot; || &quot;;&quot;(NoLink)&quot;)" office:value-type="string" office:string-value="https://en.wikipedia.org/wiki/Ein_feste_Burg_ist_unser_Gott" calcext:value-type="string">
            <text:p>https://en.wikipedia.org/wiki/Ein_feste_Burg_ist_unser_Gott</text:p>
          </table:table-cell>
          <table:table-cell office:value-type="string" calcext:value-type="string">
            <text:p><text:a xlink:href="https://en.wikipedia.org/wiki/A_Mighty_Fortress_Is_Our_God#Tune" xlink:type="simple">7377</text:a></text:p>
          </table:table-cell>
          <table:table-cell table:formula="of:=EXTRACTLINKSFROMSINGLECELL(SHEET(); CELL(&quot;address&quot;;[.C89]);&quot; || &quot;;&quot;(NoLink)&quot;)" office:value-type="string" office:string-value="https://en.wikipedia.org/wiki/A_Mighty_Fortress_Is_Our_God#Tune" calcext:value-type="string">
            <text:p>https://en.wikipedia.org/wiki/A_Mighty_Fortress_Is_Our_God#Tune</text:p>
          </table:table-cell>
          <table:table-cell office:value-type="string" calcext:value-type="string">
            <text:p><text:a xlink:href="https://en.wikipedia.org/wiki/BWV_80" xlink:type="simple">80</text:a>/8</text:p>
          </table:table-cell>
          <table:table-cell table:formula="of:=EXTRACTLINKSFROMSINGLECELL(SHEET(); CELL(&quot;address&quot;;[.E89]);&quot; || &quot;;&quot;(NoLink)&quot;)" office:value-type="string" office:string-value="https://en.wikipedia.org/wiki/BWV_80" calcext:value-type="string">
            <text:p>https://en.wikipedia.org/wiki/BWV_8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<text:a xlink:href="http://www.bach-chorales.com/BWV0080_8.htm" xlink:type="simple">0080_8</text:a> </text:p>
          </table:table-cell>
          <table:table-cell table:formula="of:=EXTRACTLINKSFROMSINGLECELL(SHEET(); CELL(&quot;address&quot;;[.J89]);&quot; || &quot;;&quot;(NoLink)&quot;)" office:value-type="string" office:string-value="http://www.bach-chorales.com/BWV0080_8.htm" calcext:value-type="string">
            <text:p>http://www.bach-chorales.com/BWV0080_8.htm</text:p>
          </table:table-cell>
          <table:table-cell office:value-type="string" calcext:value-type="string">
            <text:p><text:a xlink:href="https://www.bach-digital.de/receive/BachDigitalWork_work_00011195" xlink:type="simple">53.4a/b</text:a> </text:p>
          </table:table-cell>
          <table:table-cell table:formula="of:=EXTRACTLINKSFROMSINGLECELL(SHEET(); CELL(&quot;address&quot;;[.L89]);&quot; || &quot;;&quot;(NoLink)&quot;)" office:value-type="string" office:string-value="https://www.bach-digital.de/receive/BachDigitalWork_work_00011195" calcext:value-type="string">
            <text:p>https://www.bach-digital.de/receive/BachDigitalWork_work_00011195</text:p>
          </table:table-cell>
        </table:table-row>
        <table:table-row table:style-name="ro1">
          <table:table-cell office:value-type="string" calcext:value-type="string">
            <text:p><text:a xlink:href="https://en.wikipedia.org/wiki/Jesu,_meine_Freude" xlink:type="simple">Jesu, meine Freude</text:a> (v. 2)</text:p>
          </table:table-cell>
          <table:table-cell table:formula="of:=EXTRACTLINKSFROMSINGLECELL(SHEET(); CELL(&quot;address&quot;;[.$A90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90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BWV_81" xlink:type="simple">81</text:a>/7</text:p>
          </table:table-cell>
          <table:table-cell table:formula="of:=EXTRACTLINKSFROMSINGLECELL(SHEET(); CELL(&quot;address&quot;;[.E90]);&quot; || &quot;;&quot;(NoLink)&quot;)" office:value-type="string" office:string-value="https://en.wikipedia.org/wiki/BWV_81" calcext:value-type="string">
            <text:p>https://en.wikipedia.org/wiki/BWV_81</text:p>
          </table:table-cell>
          <table:table-cell office:value-type="float" office:value="197" calcext:value-type="float">
            <text:p>19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://www.bach-chorales.com/BWV0081_7.htm" xlink:type="simple">0081_7</text:a> </text:p>
          </table:table-cell>
          <table:table-cell table:formula="of:=EXTRACTLINKSFROMSINGLECELL(SHEET(); CELL(&quot;address&quot;;[.J90]);&quot; || &quot;;&quot;(NoLink)&quot;)" office:value-type="string" office:string-value="http://www.bach-chorales.com/BWV0081_7.htm" calcext:value-type="string">
            <text:p>http://www.bach-chorales.com/BWV0081_7.htm</text:p>
          </table:table-cell>
          <table:table-cell office:value-type="string" calcext:value-type="string">
            <text:p><text:a xlink:href="https://www.bach-digital.de/receive/BachDigitalWork_work_00011305" xlink:type="simple">116.3a/b</text:a> </text:p>
          </table:table-cell>
          <table:table-cell table:formula="of:=EXTRACTLINKSFROMSINGLECELL(SHEET(); CELL(&quot;address&quot;;[.L90]);&quot; || &quot;;&quot;(NoLink)&quot;)" office:value-type="string" office:string-value="https://www.bach-digital.de/receive/BachDigitalWork_work_00011305" calcext:value-type="string">
            <text:p>https://www.bach-digital.de/receive/BachDigitalWork_work_00011305</text:p>
          </table:table-cell>
        </table:table-row>
        <table:table-row table:style-name="ro1">
          <table:table-cell office:value-type="string" calcext:value-type="string">
            <text:p><text:a xlink:href="https://en.wikipedia.org/wiki/Mit_Fried_und_Freud_ich_fahr_dahin" xlink:type="simple">Mit Fried und Freud ich fahr dahin</text:a> (v. 4)</text:p>
          </table:table-cell>
          <table:table-cell table:formula="of:=EXTRACTLINKSFROMSINGLECELL(SHEET(); CELL(&quot;address&quot;;[.$A91]);&quot; || &quot;;&quot;(NoLink)&quot;)" office:value-type="string" office:string-value="https://en.wikipedia.org/wiki/Mit_Fried_und_Freud_ich_fahr_dahin" calcext:value-type="string">
            <text:p>https://en.wikipedia.org/wiki/Mit_Fried_und_Freud_ich_fahr_dahin</text:p>
          </table:table-cell>
          <table:table-cell office:value-type="string" calcext:value-type="string">
            <text:p><text:a xlink:href="https://en.wikipedia.org/wiki/Mit_Fried_und_Freud_ich_fahr_dahin" xlink:type="simple">3986</text:a></text:p>
          </table:table-cell>
          <table:table-cell table:formula="of:=EXTRACTLINKSFROMSINGLECELL(SHEET(); CELL(&quot;address&quot;;[.C91]);&quot; || &quot;;&quot;(NoLink)&quot;)" office:value-type="string" office:string-value="https://en.wikipedia.org/wiki/Mit_Fried_und_Freud_ich_fahr_dahin" calcext:value-type="string">
            <text:p>https://en.wikipedia.org/wiki/Mit_Fried_und_Freud_ich_fahr_dahin</text:p>
          </table:table-cell>
          <table:table-cell office:value-type="string" calcext:value-type="string">
            <text:p><text:a xlink:href="https://en.wikipedia.org/wiki/BWV_83" xlink:type="simple">83</text:a>/5</text:p>
          </table:table-cell>
          <table:table-cell table:formula="of:=EXTRACTLINKSFROMSINGLECELL(SHEET(); CELL(&quot;address&quot;;[.E91]);&quot; || &quot;;&quot;(NoLink)&quot;)" office:value-type="string" office:string-value="https://en.wikipedia.org/wiki/BWV_83" calcext:value-type="string">
            <text:p>https://en.wikipedia.org/wiki/BWV_83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://www.bach-chorales.com/BWV0083_5.htm" xlink:type="simple">0083_5</text:a> </text:p>
          </table:table-cell>
          <table:table-cell table:formula="of:=EXTRACTLINKSFROMSINGLECELL(SHEET(); CELL(&quot;address&quot;;[.J91]);&quot; || &quot;;&quot;(NoLink)&quot;)" office:value-type="string" office:string-value="http://www.bach-chorales.com/BWV0083_5.htm" calcext:value-type="string">
            <text:p>http://www.bach-chorales.com/BWV0083_5.htm</text:p>
          </table:table-cell>
          <table:table-cell office:value-type="string" calcext:value-type="string">
            <text:p><text:a xlink:href="https://www.bach-digital.de/receive/BachDigitalWork_work_00011309" xlink:type="simple">144.2a/b</text:a> </text:p>
          </table:table-cell>
          <table:table-cell table:formula="of:=EXTRACTLINKSFROMSINGLECELL(SHEET(); CELL(&quot;address&quot;;[.L91]);&quot; || &quot;;&quot;(NoLink)&quot;)" office:value-type="string" office:string-value="https://www.bach-digital.de/receive/BachDigitalWork_work_00011309" calcext:value-type="string">
            <text:p>https://www.bach-digital.de/receive/BachDigitalWork_work_00011309</text:p>
          </table:table-cell>
        </table:table-row>
        <table:table-row table:style-name="ro1">
          <table:table-cell office:value-type="string" calcext:value-type="string">
            <text:p><text:a xlink:href="https://en.wikipedia.org/wiki/Wer_weiß,_wie_nahe_mir_mein_Ende" xlink:type="simple">Wer weiß, wie nahe mir mein Ende</text:a> (v. 12)</text:p>
          </table:table-cell>
          <table:table-cell table:formula="of:=EXTRACTLINKSFROMSINGLECELL(SHEET(); CELL(&quot;address&quot;;[.$A92]);&quot; || &quot;;&quot;(NoLink)&quot;)" office:value-type="string" office:string-value="https://en.wikipedia.org/wiki/Wer_weiß,_wie_nahe_mir_mein_Ende" calcext:value-type="string">
            <text:p>https://en.wikipedia.org/wiki/Wer_weiß,_wie_nahe_mir_mein_Ende</text:p>
          </table:table-cell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92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BWV_84" xlink:type="simple">84</text:a>/5</text:p>
          </table:table-cell>
          <table:table-cell table:formula="of:=EXTRACTLINKSFROMSINGLECELL(SHEET(); CELL(&quot;address&quot;;[.E92]);&quot; || &quot;;&quot;(NoLink)&quot;)" office:value-type="string" office:string-value="https://en.wikipedia.org/wiki/BWV_84" calcext:value-type="string">
            <text:p>https://en.wikipedia.org/wiki/BWV_84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<text:a xlink:href="http://www.bach-chorales.com/BWV0084_5.htm" xlink:type="simple">0084_5</text:a> </text:p>
          </table:table-cell>
          <table:table-cell table:formula="of:=EXTRACTLINKSFROMSINGLECELL(SHEET(); CELL(&quot;address&quot;;[.J92]);&quot; || &quot;;&quot;(NoLink)&quot;)" office:value-type="string" office:string-value="http://www.bach-chorales.com/BWV0084_5.htm" calcext:value-type="string">
            <text:p>http://www.bach-chorales.com/BWV0084_5.htm</text:p>
          </table:table-cell>
          <table:table-cell office:value-type="string" calcext:value-type="string">
            <text:p><text:a xlink:href="https://www.bach-digital.de/receive/BachDigitalWork_work_00011192" xlink:type="simple">205.2a/b/c</text:a> </text:p>
          </table:table-cell>
          <table:table-cell table:formula="of:=EXTRACTLINKSFROMSINGLECELL(SHEET(); CELL(&quot;address&quot;;[.L92]);&quot; || &quot;;&quot;(NoLink)&quot;)" office:value-type="string" office:string-value="https://www.bach-digital.de/receive/BachDigitalWork_work_00011192" calcext:value-type="string">
            <text:p>https://www.bach-digital.de/receive/BachDigitalWork_work_00011192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Ist_Gott_mein_Schild_und_Helfersmann&amp;action=edit&amp;redlink=1" xlink:type="simple">Ist Gott mein Schild und Helfersmann</text:a> (v. 4)</text:p>
          </table:table-cell>
          <table:table-cell/>
          <table:table-cell office:value-type="string" calcext:value-type="string">
            <text:p><text:a xlink:href="https://en.wikipedia.org/w/index.php?title=Ist_Gott_mein_Schild_und_Helfersmann&amp;action=edit&amp;redlink=1" xlink:type="simple">2542</text:a></text:p>
          </table:table-cell>
          <table:table-cell/>
          <table:table-cell office:value-type="string" calcext:value-type="string">
            <text:p><text:a xlink:href="https://en.wikipedia.org/wiki/BWV_85" xlink:type="simple">85</text:a>/6</text:p>
          </table:table-cell>
          <table:table-cell table:formula="of:=EXTRACTLINKSFROMSINGLECELL(SHEET(); CELL(&quot;address&quot;;[.E93]);&quot; || &quot;;&quot;(NoLink)&quot;)" office:value-type="string" office:string-value="https://en.wikipedia.org/wiki/BWV_85" calcext:value-type="string">
            <text:p>https://en.wikipedia.org/wiki/BWV_8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<text:a xlink:href="http://www.bach-chorales.com/BWV0085_6.htm" xlink:type="simple">0085_6</text:a> </text:p>
          </table:table-cell>
          <table:table-cell table:formula="of:=EXTRACTLINKSFROMSINGLECELL(SHEET(); CELL(&quot;address&quot;;[.J93]);&quot; || &quot;;&quot;(NoLink)&quot;)" office:value-type="string" office:string-value="http://www.bach-chorales.com/BWV0085_6.htm" calcext:value-type="string">
            <text:p>http://www.bach-chorales.com/BWV0085_6.htm</text:p>
          </table:table-cell>
          <table:table-cell office:value-type="string" calcext:value-type="string">
            <text:p><text:a xlink:href="https://www.bach-digital.de/receive/BachDigitalWork_work_00011240" xlink:type="simple">111.1a/b</text:a> </text:p>
          </table:table-cell>
          <table:table-cell table:formula="of:=EXTRACTLINKSFROMSINGLECELL(SHEET(); CELL(&quot;address&quot;;[.L93]);&quot; || &quot;;&quot;(NoLink)&quot;)" office:value-type="string" office:string-value="https://www.bach-digital.de/receive/BachDigitalWork_work_00011240" calcext:value-type="string">
            <text:p>https://www.bach-digital.de/receive/BachDigitalWork_work_00011240</text:p>
          </table:table-cell>
        </table:table-row>
        <table:table-row table:style-name="ro1">
          <table:table-cell office:value-type="string" calcext:value-type="string">
            <text:p><text:a xlink:href="https://en.wikipedia.org/wiki/Es_ist_das_Heil_uns_kommen_her" xlink:type="simple">Es ist das Heil uns kommen her</text:a> (v. 11)</text:p>
          </table:table-cell>
          <table:table-cell table:formula="of:=EXTRACTLINKSFROMSINGLECELL(SHEET(); CELL(&quot;address&quot;;[.$A94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>
            <text:p><text:a xlink:href="https://en.wikipedia.org/wiki/Es_ist_das_Heil_uns_kommen_her" xlink:type="simple">4430</text:a></text:p>
          </table:table-cell>
          <table:table-cell table:formula="of:=EXTRACTLINKSFROMSINGLECELL(SHEET(); CELL(&quot;address&quot;;[.C94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>
            <text:p><text:a xlink:href="https://en.wikipedia.org/wiki/BWV_86" xlink:type="simple">86</text:a>/6</text:p>
          </table:table-cell>
          <table:table-cell table:formula="of:=EXTRACTLINKSFROMSINGLECELL(SHEET(); CELL(&quot;address&quot;;[.E94]);&quot; || &quot;;&quot;(NoLink)&quot;)" office:value-type="string" office:string-value="https://en.wikipedia.org/wiki/BWV_86" calcext:value-type="string">
            <text:p>https://en.wikipedia.org/wiki/BWV_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a xlink:href="http://www.bach-chorales.com/BWV0086_6.htm" xlink:type="simple">0086_6</text:a> </text:p>
          </table:table-cell>
          <table:table-cell table:formula="of:=EXTRACTLINKSFROMSINGLECELL(SHEET(); CELL(&quot;address&quot;;[.J94]);&quot; || &quot;;&quot;(NoLink)&quot;)" office:value-type="string" office:string-value="http://www.bach-chorales.com/BWV0086_6.htm" calcext:value-type="string">
            <text:p>http://www.bach-chorales.com/BWV0086_6.htm</text:p>
          </table:table-cell>
          <table:table-cell office:value-type="string" calcext:value-type="string">
            <text:p><text:a xlink:href="https://www.bach-digital.de/receive/BachDigitalWork_work_00011322" xlink:type="simple">59.1a/b</text:a> </text:p>
          </table:table-cell>
          <table:table-cell table:formula="of:=EXTRACTLINKSFROMSINGLECELL(SHEET(); CELL(&quot;address&quot;;[.L94]);&quot; || &quot;;&quot;(NoLink)&quot;)" office:value-type="string" office:string-value="https://www.bach-digital.de/receive/BachDigitalWork_work_00011322" calcext:value-type="string">
            <text:p>https://www.bach-digital.de/receive/BachDigitalWork_work_00011322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Selig_ist_die_Seele&amp;action=edit&amp;redlink=1" xlink:type="simple">Selig ist die Seele</text:a> (v. 9)</text:p>
          </table:table-cell>
          <table:table-cell/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95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BWV_87" xlink:type="simple">87</text:a>/7</text:p>
          </table:table-cell>
          <table:table-cell table:formula="of:=EXTRACTLINKSFROMSINGLECELL(SHEET(); CELL(&quot;address&quot;;[.E95]);&quot; || &quot;;&quot;(NoLink)&quot;)" office:value-type="string" office:string-value="https://en.wikipedia.org/wiki/BWV_87" calcext:value-type="string">
            <text:p>https://en.wikipedia.org/wiki/BWV_8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<text:a xlink:href="http://www.bach-chorales.com/BWV0087_7.htm" xlink:type="simple">0087_7</text:a> </text:p>
          </table:table-cell>
          <table:table-cell table:formula="of:=EXTRACTLINKSFROMSINGLECELL(SHEET(); CELL(&quot;address&quot;;[.J95]);&quot; || &quot;;&quot;(NoLink)&quot;)" office:value-type="string" office:string-value="http://www.bach-chorales.com/BWV0087_7.htm" calcext:value-type="string">
            <text:p>http://www.bach-chorales.com/BWV0087_7.htm</text:p>
          </table:table-cell>
          <table:table-cell office:value-type="string" calcext:value-type="string">
            <text:p><text:a xlink:href="https://www.bach-digital.de/receive/BachDigitalWork_work_00011239" xlink:type="simple">116.4b</text:a> </text:p>
          </table:table-cell>
          <table:table-cell table:formula="of:=EXTRACTLINKSFROMSINGLECELL(SHEET(); CELL(&quot;address&quot;;[.L95]);&quot; || &quot;;&quot;(NoLink)&quot;)" office:value-type="string" office:string-value="https://www.bach-digital.de/receive/BachDigitalWork_work_00011239" calcext:value-type="string">
            <text:p>https://www.bach-digital.de/receive/BachDigitalWork_work_00011239</text:p>
          </table:table-cell>
        </table:table-row>
        <table:table-row table:style-name="ro1">
          <table:table-cell office:value-type="string" calcext:value-type="string">
            <text:p><text:a xlink:href="https://en.wikipedia.org/wiki/Wer_nur_den_lieben_Gott_läßt_walten" xlink:type="simple">Wer nur den lieben Gott läßt walten</text:a> (v. 8)</text:p>
          </table:table-cell>
          <table:table-cell table:formula="of:=EXTRACTLINKSFROMSINGLECELL(SHEET(); CELL(&quot;address&quot;;[.$A96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96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BWV_88" xlink:type="simple">88</text:a>/7</text:p>
          </table:table-cell>
          <table:table-cell table:formula="of:=EXTRACTLINKSFROMSINGLECELL(SHEET(); CELL(&quot;address&quot;;[.E96]);&quot; || &quot;;&quot;(NoLink)&quot;)" office:value-type="string" office:string-value="https://en.wikipedia.org/wiki/BWV_88" calcext:value-type="string">
            <text:p>https://en.wikipedia.org/wiki/BWV_88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<text:a xlink:href="http://www.bach-chorales.com/BWV0088_7.htm" xlink:type="simple">0088_7</text:a> </text:p>
          </table:table-cell>
          <table:table-cell table:formula="of:=EXTRACTLINKSFROMSINGLECELL(SHEET(); CELL(&quot;address&quot;;[.J96]);&quot; || &quot;;&quot;(NoLink)&quot;)" office:value-type="string" office:string-value="http://www.bach-chorales.com/BWV0088_7.htm" calcext:value-type="string">
            <text:p>http://www.bach-chorales.com/BWV0088_7.htm</text:p>
          </table:table-cell>
          <table:table-cell office:value-type="string" calcext:value-type="string">
            <text:p><text:a xlink:href="https://www.bach-digital.de/receive/BachDigitalWork_work_00011312" xlink:type="simple">205.5a/b</text:a> </text:p>
          </table:table-cell>
          <table:table-cell table:formula="of:=EXTRACTLINKSFROMSINGLECELL(SHEET(); CELL(&quot;address&quot;;[.L96]);&quot; || &quot;;&quot;(NoLink)&quot;)" office:value-type="string" office:string-value="https://www.bach-digital.de/receive/BachDigitalWork_work_00011312" calcext:value-type="string">
            <text:p>https://www.bach-digital.de/receive/BachDigitalWork_work_00011312</text:p>
          </table:table-cell>
        </table:table-row>
        <table:table-row table:style-name="ro1">
          <table:table-cell office:value-type="string" calcext:value-type="string">
            <text:p><text:a xlink:href="https://en.wikipedia.org/wiki/Wo_soll_ich_fliehen_hin" xlink:type="simple">Wo soll ich fliehen hin</text:a> (v. 7)</text:p>
          </table:table-cell>
          <table:table-cell table:formula="of:=EXTRACTLINKSFROMSINGLECELL(SHEET(); CELL(&quot;address&quot;;[.$A97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Wo_soll_ich_fliehen_hin" xlink:type="simple">2164</text:a></text:p>
          </table:table-cell>
          <table:table-cell table:formula="of:=EXTRACTLINKSFROMSINGLECELL(SHEET(); CELL(&quot;address&quot;;[.C97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BWV_89" xlink:type="simple">89</text:a>/6</text:p>
          </table:table-cell>
          <table:table-cell table:formula="of:=EXTRACTLINKSFROMSINGLECELL(SHEET(); CELL(&quot;address&quot;;[.E97]);&quot; || &quot;;&quot;(NoLink)&quot;)" office:value-type="string" office:string-value="https://en.wikipedia.org/wiki/BWV_89" calcext:value-type="string">
            <text:p>https://en.wikipedia.org/wiki/BWV_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<text:a xlink:href="http://www.bach-chorales.com/BWV0089_6.htm" xlink:type="simple">0089_6</text:a> </text:p>
          </table:table-cell>
          <table:table-cell table:formula="of:=EXTRACTLINKSFROMSINGLECELL(SHEET(); CELL(&quot;address&quot;;[.J97]);&quot; || &quot;;&quot;(NoLink)&quot;)" office:value-type="string" office:string-value="http://www.bach-chorales.com/BWV0089_6.htm" calcext:value-type="string">
            <text:p>http://www.bach-chorales.com/BWV0089_6.htm</text:p>
          </table:table-cell>
          <table:table-cell office:value-type="string" calcext:value-type="string">
            <text:p><text:a xlink:href="https://www.bach-digital.de/receive/BachDigitalWork_work_00011292" xlink:type="simple">20.4a/b</text:a> </text:p>
          </table:table-cell>
          <table:table-cell table:formula="of:=EXTRACTLINKSFROMSINGLECELL(SHEET(); CELL(&quot;address&quot;;[.L97]);&quot; || &quot;;&quot;(NoLink)&quot;)" office:value-type="string" office:string-value="https://www.bach-digital.de/receive/BachDigitalWork_work_00011292" calcext:value-type="string">
            <text:p>https://www.bach-digital.de/receive/BachDigitalWork_work_00011292</text:p>
          </table:table-cell>
        </table:table-row>
        <table:table-row table:style-name="ro1">
          <table:table-cell office:value-type="string" calcext:value-type="string">
            <text:p><text:a xlink:href="https://en.wikipedia.org/wiki/Nimm_von_uns,_Herr,_du_treuer_Gott" xlink:type="simple">Nimm von uns, Herr, du treuer Gott</text:a> (v. 7)</text:p>
          </table:table-cell>
          <table:table-cell table:formula="of:=EXTRACTLINKSFROMSINGLECELL(SHEET(); CELL(&quot;address&quot;;[.$A98]);&quot; || &quot;;&quot;(NoLink)&quot;)" office:value-type="string" office:string-value="https://en.wikipedia.org/wiki/Nimm_von_uns,_Herr,_du_treuer_Gott" calcext:value-type="string">
            <text:p>https://en.wikipedia.org/wiki/Nimm_von_uns,_Herr,_du_treuer_Gott</text:p>
          </table:table-cell>
          <table:table-cell office:value-type="string" calcext:value-type="string">
            <text:p><text:a xlink:href="https://en.wikipedia.org/wiki/Vater_unser_im_Himmelreich" xlink:type="simple">2561</text:a></text:p>
          </table:table-cell>
          <table:table-cell table:formula="of:=EXTRACTLINKSFROMSINGLECELL(SHEET(); CELL(&quot;address&quot;;[.C98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string" calcext:value-type="string">
            <text:p><text:a xlink:href="https://en.wikipedia.org/wiki/BWV_90" xlink:type="simple">90</text:a>/5</text:p>
          </table:table-cell>
          <table:table-cell table:formula="of:=EXTRACTLINKSFROMSINGLECELL(SHEET(); CELL(&quot;address&quot;;[.E98]);&quot; || &quot;;&quot;(NoLink)&quot;)" office:value-type="string" office:string-value="https://en.wikipedia.org/wiki/BWV_90" calcext:value-type="string">
            <text:p>https://en.wikipedia.org/wiki/BWV_9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<text:a xlink:href="http://www.bach-chorales.com/BWV0090_5.htm" xlink:type="simple">0090_5</text:a> </text:p>
          </table:table-cell>
          <table:table-cell table:formula="of:=EXTRACTLINKSFROMSINGLECELL(SHEET(); CELL(&quot;address&quot;;[.J98]);&quot; || &quot;;&quot;(NoLink)&quot;)" office:value-type="string" office:string-value="http://www.bach-chorales.com/BWV0090_5.htm" calcext:value-type="string">
            <text:p>http://www.bach-chorales.com/BWV0090_5.htm</text:p>
          </table:table-cell>
          <table:table-cell office:value-type="string" calcext:value-type="string">
            <text:p><text:a xlink:href="https://www.bach-digital.de/receive/BachDigitalWork_work_00011199" xlink:type="simple">181.3b</text:a> </text:p>
          </table:table-cell>
          <table:table-cell table:formula="of:=EXTRACTLINKSFROMSINGLECELL(SHEET(); CELL(&quot;address&quot;;[.L98]);&quot; || &quot;;&quot;(NoLink)&quot;)" office:value-type="string" office:string-value="https://www.bach-digital.de/receive/BachDigitalWork_work_00011199" calcext:value-type="string">
            <text:p>https://www.bach-digital.de/receive/BachDigitalWork_work_00011199</text:p>
          </table:table-cell>
        </table:table-row>
        <table:table-row table:style-name="ro1">
          <table:table-cell office:value-type="string" calcext:value-type="string">
            <text:p><text:a xlink:href="https://en.wikipedia.org/wiki/Gelobet_seist_du,_Jesu_Christ" xlink:type="simple">Gelobet seist du, Jesu Christ</text:a> (v. 7)</text:p>
          </table:table-cell>
          <table:table-cell table:formula="of:=EXTRACTLINKSFROMSINGLECELL(SHEET(); CELL(&quot;address&quot;;[.$A99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Gelobet_seist_du,_Jesu_Christ" xlink:type="simple">1947</text:a></text:p>
          </table:table-cell>
          <table:table-cell table:formula="of:=EXTRACTLINKSFROMSINGLECELL(SHEET(); CELL(&quot;address&quot;;[.C99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BWV_91" xlink:type="simple">91</text:a>/6</text:p>
          </table:table-cell>
          <table:table-cell table:formula="of:=EXTRACTLINKSFROMSINGLECELL(SHEET(); CELL(&quot;address&quot;;[.E99]);&quot; || &quot;;&quot;(NoLink)&quot;)" office:value-type="string" office:string-value="https://en.wikipedia.org/wiki/BWV_91" calcext:value-type="string">
            <text:p>https://en.wikipedia.org/wiki/BWV_91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bach-chorales.com/BWV0091_6.htm" xlink:type="simple">0091_6</text:a> </text:p>
          </table:table-cell>
          <table:table-cell table:formula="of:=EXTRACTLINKSFROMSINGLECELL(SHEET(); CELL(&quot;address&quot;;[.J99]);&quot; || &quot;;&quot;(NoLink)&quot;)" office:value-type="string" office:string-value="http://www.bach-chorales.com/BWV0091_6.htm" calcext:value-type="string">
            <text:p>http://www.bach-chorales.com/BWV0091_6.htm</text:p>
          </table:table-cell>
          <table:table-cell office:value-type="string" calcext:value-type="string">
            <text:p><text:a xlink:href="https://www.bach-digital.de/receive/BachDigitalWork_work_00011252" xlink:type="simple">69.2a/b</text:a> </text:p>
          </table:table-cell>
          <table:table-cell table:formula="of:=EXTRACTLINKSFROMSINGLECELL(SHEET(); CELL(&quot;address&quot;;[.L99]);&quot; || &quot;;&quot;(NoLink)&quot;)" office:value-type="string" office:string-value="https://www.bach-digital.de/receive/BachDigitalWork_work_00011252" calcext:value-type="string">
            <text:p>https://www.bach-digital.de/receive/BachDigitalWork_work_00011252</text:p>
          </table:table-cell>
        </table:table-row>
        <table:table-row table:style-name="ro1">
          <table:table-cell office:value-type="string" calcext:value-type="string">
            <text:p><text:a xlink:href="https://en.wikipedia.org/wiki/Ich_hab_in_Gottes_Herz_und_Sinn" xlink:type="simple">Ich hab in Gottes Herz und Sinn</text:a> (v. 12)</text:p>
          </table:table-cell>
          <table:table-cell table:formula="of:=EXTRACTLINKSFROMSINGLECELL(SHEET(); CELL(&quot;address&quot;;[.$A100]);&quot; || &quot;;&quot;(NoLink)&quot;)" office:value-type="string" office:string-value="https://en.wikipedia.org/wiki/Ich_hab_in_Gottes_Herz_und_Sinn" calcext:value-type="string">
            <text:p>https://en.wikipedia.org/wiki/Ich_hab_in_Gottes_Herz_und_Sinn</text:p>
          </table:table-cell>
          <table:table-cell office:value-type="string" calcext:value-type="string">
            <text:p><text:a xlink:href="https://en.wikipedia.org/wiki/Was_mein_Gott_will,_das_g%27scheh_allzeit" xlink:type="simple">7568</text:a></text:p>
          </table:table-cell>
          <table:table-cell table:formula="of:=EXTRACTLINKSFROMSINGLECELL(SHEET(); CELL(&quot;address&quot;;[.C100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BWV_92" xlink:type="simple">92</text:a>/9</text:p>
          </table:table-cell>
          <table:table-cell table:formula="of:=EXTRACTLINKSFROMSINGLECELL(SHEET(); CELL(&quot;address&quot;;[.E100]);&quot; || &quot;;&quot;(NoLink)&quot;)" office:value-type="string" office:string-value="https://en.wikipedia.org/wiki/BWV_92" calcext:value-type="string">
            <text:p>https://en.wikipedia.org/wiki/BWV_92</text:p>
          </table:table-cell>
          <table:table-cell office:value-type="float" office:value="347" calcext:value-type="float">
            <text:p>34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92_9.htm" xlink:type="simple">0092_9</text:a> </text:p>
          </table:table-cell>
          <table:table-cell table:formula="of:=EXTRACTLINKSFROMSINGLECELL(SHEET(); CELL(&quot;address&quot;;[.J100]);&quot; || &quot;;&quot;(NoLink)&quot;)" office:value-type="string" office:string-value="http://www.bach-chorales.com/BWV0092_9.htm" calcext:value-type="string">
            <text:p>http://www.bach-chorales.com/BWV0092_9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00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Wer_nur_den_lieben_Gott_läßt_walten" xlink:type="simple">Wer nur den lieben Gott läßt walten</text:a> (v. 7)</text:p>
          </table:table-cell>
          <table:table-cell table:formula="of:=EXTRACTLINKSFROMSINGLECELL(SHEET(); CELL(&quot;address&quot;;[.$A101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101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BWV_93" xlink:type="simple">93</text:a>/7</text:p>
          </table:table-cell>
          <table:table-cell table:formula="of:=EXTRACTLINKSFROMSINGLECELL(SHEET(); CELL(&quot;address&quot;;[.E101]);&quot; || &quot;;&quot;(NoLink)&quot;)" office:value-type="string" office:string-value="https://en.wikipedia.org/wiki/BWV_93" calcext:value-type="string">
            <text:p>https://en.wikipedia.org/wiki/BWV_93</text:p>
          </table:table-cell>
          <table:table-cell office:value-type="float" office:value="369" calcext:value-type="float">
            <text:p>369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93_7.htm" xlink:type="simple">0093_7</text:a> </text:p>
          </table:table-cell>
          <table:table-cell table:formula="of:=EXTRACTLINKSFROMSINGLECELL(SHEET(); CELL(&quot;address&quot;;[.J101]);&quot; || &quot;;&quot;(NoLink)&quot;)" office:value-type="string" office:string-value="http://www.bach-chorales.com/BWV0093_7.htm" calcext:value-type="string">
            <text:p>http://www.bach-chorales.com/BWV0093_7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01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Was_frag_ich_nach_der_Welt" xlink:type="simple">Was frag ich nach der Welt</text:a> (vv. 7–8)</text:p>
          </table:table-cell>
          <table:table-cell table:formula="of:=EXTRACTLINKSFROMSINGLECELL(SHEET(); CELL(&quot;address&quot;;[.$A102]);&quot; || &quot;;&quot;(NoLink)&quot;)" office:value-type="string" office:string-value="https://en.wikipedia.org/wiki/Was_frag_ich_nach_der_Welt" calcext:value-type="string">
            <text:p>https://en.wikipedia.org/wiki/Was_frag_ich_nach_der_Welt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102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94" xlink:type="simple">94</text:a>/8</text:p>
          </table:table-cell>
          <table:table-cell table:formula="of:=EXTRACTLINKSFROMSINGLECELL(SHEET(); CELL(&quot;address&quot;;[.E102]);&quot; || &quot;;&quot;(NoLink)&quot;)" office:value-type="string" office:string-value="https://en.wikipedia.org/wiki/BWV_94" calcext:value-type="string">
            <text:p>https://en.wikipedia.org/wiki/BWV_94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://www.bach-chorales.com/BWV0094_8.htm" xlink:type="simple">0094_8</text:a> </text:p>
          </table:table-cell>
          <table:table-cell table:formula="of:=EXTRACTLINKSFROMSINGLECELL(SHEET(); CELL(&quot;address&quot;;[.J102]);&quot; || &quot;;&quot;(NoLink)&quot;)" office:value-type="string" office:string-value="http://www.bach-chorales.com/BWV0094_8.htm" calcext:value-type="string">
            <text:p>http://www.bach-chorales.com/BWV0094_8.htm</text:p>
          </table:table-cell>
          <table:table-cell office:value-type="string" calcext:value-type="string">
            <text:p><text:a xlink:href="https://www.bach-digital.de/receive/BachDigitalWork_work_00011215" xlink:type="simple">45.5</text:a> </text:p>
          </table:table-cell>
          <table:table-cell table:formula="of:=EXTRACTLINKSFROMSINGLECELL(SHEET(); CELL(&quot;address&quot;;[.L102]);&quot; || &quot;;&quot;(NoLink)&quot;)" office:value-type="string" office:string-value="https://www.bach-digital.de/receive/BachDigitalWork_work_00011215" calcext:value-type="string">
            <text:p>https://www.bach-digital.de/receive/BachDigitalWork_work_00011215</text:p>
          </table:table-cell>
        </table:table-row>
        <table:table-row table:style-name="ro1">
          <table:table-cell office:value-type="string" calcext:value-type="string">
            <text:p><text:a xlink:href="https://en.wikipedia.org/wiki/Wenn_mein_Stündlein_vorhanden_ist" xlink:type="simple">Wenn mein Stündlein vorhanden ist</text:a> (v. 4)</text:p>
          </table:table-cell>
          <table:table-cell table:formula="of:=EXTRACTLINKSFROMSINGLECELL(SHEET(); CELL(&quot;address&quot;;[.$A103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Wenn_mein_Stündlein_vorhanden_ist" xlink:type="simple">4482a,b</text:a></text:p>
          </table:table-cell>
          <table:table-cell table:formula="of:=EXTRACTLINKSFROMSINGLECELL(SHEET(); CELL(&quot;address&quot;;[.C103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BWV_95" xlink:type="simple">95</text:a>/7</text:p>
          </table:table-cell>
          <table:table-cell table:formula="of:=EXTRACTLINKSFROMSINGLECELL(SHEET(); CELL(&quot;address&quot;;[.E103]);&quot; || &quot;;&quot;(NoLink)&quot;)" office:value-type="string" office:string-value="https://en.wikipedia.org/wiki/BWV_95" calcext:value-type="string">
            <text:p>https://en.wikipedia.org/wiki/BWV_95</text:p>
          </table:table-cell>
          <table:table-cell office:value-type="float" office:value="356" calcext:value-type="float">
            <text:p>356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95_7.htm" xlink:type="simple">0095_7</text:a> </text:p>
          </table:table-cell>
          <table:table-cell table:formula="of:=EXTRACTLINKSFROMSINGLECELL(SHEET(); CELL(&quot;address&quot;;[.J103]);&quot; || &quot;;&quot;(NoLink)&quot;)" office:value-type="string" office:string-value="http://www.bach-chorales.com/BWV0095_7.htm" calcext:value-type="string">
            <text:p>http://www.bach-chorales.com/BWV0095_7.htm</text:p>
          </table:table-cell>
          <table:table-cell office:value-type="string" calcext:value-type="string">
            <text:p><text:a xlink:href="https://www.bach-digital.de/receive/BachDigitalWork_work_00011229" xlink:type="simple">201.6b</text:a> </text:p>
          </table:table-cell>
          <table:table-cell table:formula="of:=EXTRACTLINKSFROMSINGLECELL(SHEET(); CELL(&quot;address&quot;;[.L103]);&quot; || &quot;;&quot;(NoLink)&quot;)" office:value-type="string" office:string-value="https://www.bach-digital.de/receive/BachDigitalWork_work_00011229" calcext:value-type="string">
            <text:p>https://www.bach-digital.de/receive/BachDigitalWork_work_00011229</text:p>
          </table:table-cell>
        </table:table-row>
        <table:table-row table:style-name="ro1">
          <table:table-cell office:value-type="string" calcext:value-type="string">
            <text:p><text:a xlink:href="https://en.wikipedia.org/wiki/Herr_Christ,_der_einig_Gotts_Sohn" xlink:type="simple">Herr Christ, der einge Gottessohn</text:a> (v. 5)</text:p>
          </table:table-cell>
          <table:table-cell table:formula="of:=EXTRACTLINKSFROMSINGLECELL(SHEET(); CELL(&quot;address&quot;;[.$A104]);&quot; || &quot;;&quot;(NoLink)&quot;)" office:value-type="string" office:string-value="https://en.wikipedia.org/wiki/Herr_Christ,_der_einig_Gotts_Sohn" calcext:value-type="string">
            <text:p>https://en.wikipedia.org/wiki/Herr_Christ,_der_einig_Gotts_Sohn</text:p>
          </table:table-cell>
          <table:table-cell office:value-type="string" calcext:value-type="string">
            <text:p><text:a xlink:href="https://en.wikipedia.org/wiki/Herr_Christ,_der_einge_Gottessohn" xlink:type="simple">4297a</text:a></text:p>
          </table:table-cell>
          <table:table-cell table:formula="of:=EXTRACTLINKSFROMSINGLECELL(SHEET(); CELL(&quot;address&quot;;[.C104]);&quot; || &quot;;&quot;(NoLink)&quot;)" office:value-type="string" office:string-value="https://en.wikipedia.org/wiki/Herr_Christ,_der_einge_Gottessohn" calcext:value-type="string">
            <text:p>https://en.wikipedia.org/wiki/Herr_Christ,_der_einge_Gottessohn</text:p>
          </table:table-cell>
          <table:table-cell office:value-type="string" calcext:value-type="string">
            <text:p><text:a xlink:href="https://en.wikipedia.org/wiki/BWV_96" xlink:type="simple">96</text:a>/6</text:p>
          </table:table-cell>
          <table:table-cell table:formula="of:=EXTRACTLINKSFROMSINGLECELL(SHEET(); CELL(&quot;address&quot;;[.E104]);&quot; || &quot;;&quot;(NoLink)&quot;)" office:value-type="string" office:string-value="https://en.wikipedia.org/wiki/BWV_96" calcext:value-type="string">
            <text:p>https://en.wikipedia.org/wiki/BWV_96</text:p>
          </table:table-cell>
          <table:table-cell office:value-type="float" office:value="128" calcext:value-type="float">
            <text:p>12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://www.bach-chorales.com/BWV0096_6.htm" xlink:type="simple">0096_6</text:a> </text:p>
          </table:table-cell>
          <table:table-cell table:formula="of:=EXTRACTLINKSFROMSINGLECELL(SHEET(); CELL(&quot;address&quot;;[.J104]);&quot; || &quot;;&quot;(NoLink)&quot;)" office:value-type="string" office:string-value="http://www.bach-chorales.com/BWV0096_6.htm" calcext:value-type="string">
            <text:p>http://www.bach-chorales.com/BWV0096_6.htm</text:p>
          </table:table-cell>
          <table:table-cell office:value-type="string" calcext:value-type="string">
            <text:p><text:a xlink:href="https://www.bach-digital.de/receive/BachDigitalWork_work_00011231" xlink:type="simple">81.2a/b</text:a> </text:p>
          </table:table-cell>
          <table:table-cell table:formula="of:=EXTRACTLINKSFROMSINGLECELL(SHEET(); CELL(&quot;address&quot;;[.L104]);&quot; || &quot;;&quot;(NoLink)&quot;)" office:value-type="string" office:string-value="https://www.bach-digital.de/receive/BachDigitalWork_work_00011231" calcext:value-type="string">
            <text:p>https://www.bach-digital.de/receive/BachDigitalWork_work_00011231</text:p>
          </table:table-cell>
        </table:table-row>
        <table:table-row table:style-name="ro3">
          <table:table-cell office:value-type="string" calcext:value-type="string">
            <text:p><text:a xlink:href="https://en.wikipedia.org/wiki/In_allen_meinen_Taten" xlink:type="simple">In allen meinen Taten</text:a> (v. 9)</text:p>
          </table:table-cell>
          <table:table-cell table:formula="of:=EXTRACTLINKSFROMSINGLECELL(SHEET(); CELL(&quot;address&quot;;[.$A105]);&quot; || &quot;;&quot;(NoLink)&quot;)" office:value-type="string" office:string-value="https://en.wikipedia.org/wiki/In_allen_meinen_Taten" calcext:value-type="string">
            <text:p>https://en.wikipedia.org/wiki/In_allen_meinen_Tat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105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string" calcext:value-type="string">
            <text:p><text:a xlink:href="https://en.wikipedia.org/wiki/BWV_97" xlink:type="simple">97</text:a>/9</text:p>
          </table:table-cell>
          <table:table-cell table:formula="of:=EXTRACTLINKSFROMSINGLECELL(SHEET(); CELL(&quot;address&quot;;[.E105]);&quot; || &quot;;&quot;(NoLink)&quot;)" office:value-type="string" office:string-value="https://en.wikipedia.org/wiki/BWV_97" calcext:value-type="string">
            <text:p>https://en.wikipedia.org/wiki/BWV_97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97_9.htm" xlink:type="simple">0097_9</text:a>; ≈<text:a xlink:href="https://en.wikipedia.org/wiki/BWV_392" xlink:type="simple">BWV 392</text:a> </text:p>
          </table:table-cell>
          <table:table-cell table:formula="of:=EXTRACTLINKSFROMSINGLECELL(SHEET(); CELL(&quot;address&quot;;[.J105]);&quot; || &quot;;&quot;(NoLink)&quot;)" office:value-type="string" office:string-value="http://www.bach-chorales.com/BWV0097_9.htm || https://en.wikipedia.org/wiki/BWV_392" calcext:value-type="string">
            <text:p>http://www.bach-chorales.com/BWV0097_9.htm || https://en.wikipedia.org/wiki/BWV_392</text:p>
          </table:table-cell>
          <table:table-cell office:value-type="string" calcext:value-type="string">
            <text:p><text:a xlink:href="https://www.bach-digital.de/receive/BachDigitalWork_work_00011210" xlink:type="simple">166.9b/c</text:a> </text:p>
          </table:table-cell>
          <table:table-cell table:formula="of:=EXTRACTLINKSFROMSINGLECELL(SHEET(); CELL(&quot;address&quot;;[.L105]);&quot; || &quot;;&quot;(NoLink)&quot;)" office:value-type="string" office:string-value="https://www.bach-digital.de/receive/BachDigitalWork_work_00011210" calcext:value-type="string">
            <text:p>https://www.bach-digital.de/receive/BachDigitalWork_work_00011210</text:p>
          </table:table-cell>
        </table:table-row>
        <table:table-row table:style-name="ro1">
          <table:table-cell office:value-type="string" calcext:value-type="string">
            <text:p><text:a xlink:href="https://en.wikipedia.org/wiki/Was_Gott_tut,_das_ist_wohlgetan" xlink:type="simple">Was Gott tut, das ist wohlgetan</text:a> (v. 6)</text:p>
          </table:table-cell>
          <table:table-cell table:formula="of:=EXTRACTLINKSFROMSINGLECELL(SHEET(); CELL(&quot;address&quot;;[.$A106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106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BWV_99" xlink:type="simple">99</text:a>/6</text:p>
          </table:table-cell>
          <table:table-cell table:formula="of:=EXTRACTLINKSFROMSINGLECELL(SHEET(); CELL(&quot;address&quot;;[.E106]);&quot; || &quot;;&quot;(NoLink)&quot;)" office:value-type="string" office:string-value="https://en.wikipedia.org/wiki/BWV_99" calcext:value-type="string">
            <text:p>https://en.wikipedia.org/wiki/BWV_99</text:p>
          </table:table-cell>
          <table:table-cell office:value-type="float" office:value="341" calcext:value-type="float">
            <text:p>341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099_6.htm" xlink:type="simple">0099_6</text:a> </text:p>
          </table:table-cell>
          <table:table-cell table:formula="of:=EXTRACTLINKSFROMSINGLECELL(SHEET(); CELL(&quot;address&quot;;[.J106]);&quot; || &quot;;&quot;(NoLink)&quot;)" office:value-type="string" office:string-value="http://www.bach-chorales.com/BWV0099_6.htm" calcext:value-type="string">
            <text:p>http://www.bach-chorales.com/BWV0099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06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3">
          <table:table-cell office:value-type="string" calcext:value-type="string">
            <text:p><text:a xlink:href="https://en.wikipedia.org/wiki/Was_Gott_tut,_das_ist_wohlgetan" xlink:type="simple">Was Gott tut, das ist wohlgetan</text:a> (v. 6)</text:p>
          </table:table-cell>
          <table:table-cell table:formula="of:=EXTRACTLINKSFROMSINGLECELL(SHEET(); CELL(&quot;address&quot;;[.$A107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107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BWV_100" xlink:type="simple">100</text:a>/6</text:p>
          </table:table-cell>
          <table:table-cell table:formula="of:=EXTRACTLINKSFROMSINGLECELL(SHEET(); CELL(&quot;address&quot;;[.E107]);&quot; || &quot;;&quot;(NoLink)&quot;)" office:value-type="string" office:string-value="https://en.wikipedia.org/wiki/BWV_100" calcext:value-type="string">
            <text:p>https://en.wikipedia.org/wiki/BWV_100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00_6.htm" xlink:type="simple">0100_6</text:a>; =<text:a xlink:href="https://en.wikipedia.org/wiki/BWV_75" xlink:type="simple">BWV 75</text:a>/7, /14 </text:p>
          </table:table-cell>
          <table:table-cell table:formula="of:=EXTRACTLINKSFROMSINGLECELL(SHEET(); CELL(&quot;address&quot;;[.J107]);&quot; || &quot;;&quot;(NoLink)&quot;)" office:value-type="string" office:string-value="http://www.bach-chorales.com/BWV0100_6.htm || https://en.wikipedia.org/wiki/BWV_75" calcext:value-type="string">
            <text:p>http://www.bach-chorales.com/BWV0100_6.htm || https://en.wikipedia.org/wiki/BWV_75</text:p>
          </table:table-cell>
          <table:table-cell office:value-type="string" calcext:value-type="string">
            <text:p><text:a xlink:href="https://www.bach-digital.de/receive/BachDigitalWork_work_00011238" xlink:type="simple">193; —</text:a> </text:p>
          </table:table-cell>
          <table:table-cell table:formula="of:=EXTRACTLINKSFROMSINGLECELL(SHEET(); CELL(&quot;address&quot;;[.L107]);&quot; || &quot;;&quot;(NoLink)&quot;)" office:value-type="string" office:string-value="https://www.bach-digital.de/receive/BachDigitalWork_work_00011238" calcext:value-type="string">
            <text:p>https://www.bach-digital.de/receive/BachDigitalWork_work_00011238</text:p>
          </table:table-cell>
        </table:table-row>
        <table:table-row table:style-name="ro1">
          <table:table-cell office:value-type="string" calcext:value-type="string">
            <text:p><text:a xlink:href="https://en.wikipedia.org/wiki/Nimm_von_uns,_Herr,_du_treuer_Gott" xlink:type="simple">Nimm von uns, Herr, du treuer Gott</text:a> (v. 7)</text:p>
          </table:table-cell>
          <table:table-cell table:formula="of:=EXTRACTLINKSFROMSINGLECELL(SHEET(); CELL(&quot;address&quot;;[.$A108]);&quot; || &quot;;&quot;(NoLink)&quot;)" office:value-type="string" office:string-value="https://en.wikipedia.org/wiki/Nimm_von_uns,_Herr,_du_treuer_Gott" calcext:value-type="string">
            <text:p>https://en.wikipedia.org/wiki/Nimm_von_uns,_Herr,_du_treuer_Gott</text:p>
          </table:table-cell>
          <table:table-cell office:value-type="string" calcext:value-type="string">
            <text:p><text:a xlink:href="https://en.wikipedia.org/wiki/Vater_unser_im_Himmelreich" xlink:type="simple">2561</text:a></text:p>
          </table:table-cell>
          <table:table-cell table:formula="of:=EXTRACTLINKSFROMSINGLECELL(SHEET(); CELL(&quot;address&quot;;[.C108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string" calcext:value-type="string">
            <text:p><text:a xlink:href="https://en.wikipedia.org/wiki/BWV_101" xlink:type="simple">101</text:a>/7</text:p>
          </table:table-cell>
          <table:table-cell table:formula="of:=EXTRACTLINKSFROMSINGLECELL(SHEET(); CELL(&quot;address&quot;;[.E108]);&quot; || &quot;;&quot;(NoLink)&quot;)" office:value-type="string" office:string-value="https://en.wikipedia.org/wiki/BWV_101" calcext:value-type="string">
            <text:p>https://en.wikipedia.org/wiki/BWV_101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://www.bach-chorales.com/BWV0101_7.htm" xlink:type="simple">0101_7</text:a> </text:p>
          </table:table-cell>
          <table:table-cell table:formula="of:=EXTRACTLINKSFROMSINGLECELL(SHEET(); CELL(&quot;address&quot;;[.J108]);&quot; || &quot;;&quot;(NoLink)&quot;)" office:value-type="string" office:string-value="http://www.bach-chorales.com/BWV0101_7.htm" calcext:value-type="string">
            <text:p>http://www.bach-chorales.com/BWV0101_7.htm</text:p>
          </table:table-cell>
          <table:table-cell office:value-type="string" calcext:value-type="string">
            <text:p><text:a xlink:href="https://www.bach-digital.de/receive/BachDigitalWork_work_00011216" xlink:type="simple">181.1a/b</text:a> </text:p>
          </table:table-cell>
          <table:table-cell table:formula="of:=EXTRACTLINKSFROMSINGLECELL(SHEET(); CELL(&quot;address&quot;;[.L108]);&quot; || &quot;;&quot;(NoLink)&quot;)" office:value-type="string" office:string-value="https://www.bach-digital.de/receive/BachDigitalWork_work_00011216" calcext:value-type="string">
            <text:p>https://www.bach-digital.de/receive/BachDigitalWork_work_00011216</text:p>
          </table:table-cell>
        </table:table-row>
        <table:table-row table:style-name="ro1">
          <table:table-cell office:value-type="string" calcext:value-type="string">
            <text:p><text:a xlink:href="https://en.wikipedia.org/wiki/So_wahr_ich_lebe,_spricht_dein_Gott" xlink:type="simple">So wahr ich lebe, spricht dein Gott</text:a> (v. 6)</text:p>
          </table:table-cell>
          <table:table-cell table:formula="of:=EXTRACTLINKSFROMSINGLECELL(SHEET(); CELL(&quot;address&quot;;[.$A109]);&quot; || &quot;;&quot;(NoLink)&quot;)" office:value-type="string" office:string-value="https://en.wikipedia.org/wiki/So_wahr_ich_lebe,_spricht_dein_Gott" calcext:value-type="string">
            <text:p>https://en.wikipedia.org/wiki/So_wahr_ich_lebe,_spricht_dein_Gott</text:p>
          </table:table-cell>
          <table:table-cell office:value-type="string" calcext:value-type="string">
            <text:p><text:a xlink:href="https://en.wikipedia.org/wiki/Vater_unser_im_Himmelreich" xlink:type="simple">2561</text:a></text:p>
          </table:table-cell>
          <table:table-cell table:formula="of:=EXTRACTLINKSFROMSINGLECELL(SHEET(); CELL(&quot;address&quot;;[.C109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string" calcext:value-type="string">
            <text:p><text:a xlink:href="https://en.wikipedia.org/wiki/BWV_102" xlink:type="simple">102</text:a>/7</text:p>
          </table:table-cell>
          <table:table-cell table:formula="of:=EXTRACTLINKSFROMSINGLECELL(SHEET(); CELL(&quot;address&quot;;[.E109]);&quot; || &quot;;&quot;(NoLink)&quot;)" office:value-type="string" office:string-value="https://en.wikipedia.org/wiki/BWV_102" calcext:value-type="string">
            <text:p>https://en.wikipedia.org/wiki/BWV_10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<text:a xlink:href="http://www.bach-chorales.com/BWV0102_7.htm" xlink:type="simple">0102_7</text:a> </text:p>
          </table:table-cell>
          <table:table-cell table:formula="of:=EXTRACTLINKSFROMSINGLECELL(SHEET(); CELL(&quot;address&quot;;[.J109]);&quot; || &quot;;&quot;(NoLink)&quot;)" office:value-type="string" office:string-value="http://www.bach-chorales.com/BWV0102_7.htm" calcext:value-type="string">
            <text:p>http://www.bach-chorales.com/BWV0102_7.htm</text:p>
          </table:table-cell>
          <table:table-cell office:value-type="string" calcext:value-type="string">
            <text:p><text:a xlink:href="https://www.bach-digital.de/receive/BachDigitalWork_work_00011334" xlink:type="simple">181.2b</text:a> </text:p>
          </table:table-cell>
          <table:table-cell table:formula="of:=EXTRACTLINKSFROMSINGLECELL(SHEET(); CELL(&quot;address&quot;;[.L109]);&quot; || &quot;;&quot;(NoLink)&quot;)" office:value-type="string" office:string-value="https://www.bach-digital.de/receive/BachDigitalWork_work_00011334" calcext:value-type="string">
            <text:p>https://www.bach-digital.de/receive/BachDigitalWork_work_0001133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Barmherzger_Vater,_höchster_Gott" xlink:type="simple">Barmherzger Vater, höchster Gott</text:a> (v. 9) </text:p>
          </table:table-cell>
          <table:table-cell table:formula="of:=EXTRACTLINKSFROMSINGLECELL(SHEET(); CELL(&quot;address&quot;;[.$A110]);&quot; || &quot;;&quot;(NoLink)&quot;)" office:value-type="string" office:string-value="https://en.wikipedia.org/wiki/Barmherzger_Vater,_höchster_Gott" calcext:value-type="string">
            <text:p>https://en.wikipedia.org/wiki/Barmherzger_Vater,_höchster_Gott</text:p>
          </table:table-cell>
          <table:table-cell office:value-type="string" calcext:value-type="string" table:number-columns-spanned="1" table:number-rows-spanned="2">
            <text:p><text:a xlink:href="https://en.wikipedia.org/wiki/Was_mein_Gott_will,_das_g%27scheh_allzeit" xlink:type="simple">7568</text:a> </text:p>
          </table:table-cell>
          <table:table-cell table:formula="of:=EXTRACTLINKSFROMSINGLECELL(SHEET(); CELL(&quot;address&quot;;[.C110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 table:number-columns-spanned="1" table:number-rows-spanned="2">
            <text:p><text:a xlink:href="https://en.wikipedia.org/wiki/BWV_103" xlink:type="simple">103</text:a>/6 </text:p>
          </table:table-cell>
          <table:table-cell table:formula="of:=EXTRACTLINKSFROMSINGLECELL(SHEET(); CELL(&quot;address&quot;;[.E110]);&quot; || &quot;;&quot;(NoLink)&quot;)" office:value-type="string" office:string-value="https://en.wikipedia.org/wiki/BWV_103" calcext:value-type="string">
            <text:p>https://en.wikipedia.org/wiki/BWV_103</text:p>
          </table:table-cell>
          <table:table-cell office:value-type="float" office:value="348" calcext:value-type="float" table:number-columns-spanned="1" table:number-rows-spanned="2">
            <text:p>34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 table:number-columns-spanned="1" table:number-rows-spanned="2">
            <text:p><text:a xlink:href="http://www.bach-chorales.com/BWV0103_6.htm" xlink:type="simple">0103_6</text:a> </text:p>
          </table:table-cell>
          <table:table-cell table:formula="of:=EXTRACTLINKSFROMSINGLECELL(SHEET(); CELL(&quot;address&quot;;[.J110]);&quot; || &quot;;&quot;(NoLink)&quot;)" office:value-type="string" office:string-value="http://www.bach-chorales.com/BWV0103_6.htm" calcext:value-type="string">
            <text:p>http://www.bach-chorales.com/BWV0103_6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237" xlink:type="simple">194.6b/c</text:a> </text:p>
          </table:table-cell>
          <table:table-cell table:formula="of:=EXTRACTLINKSFROMSINGLECELL(SHEET(); CELL(&quot;address&quot;;[.L110]);&quot; || &quot;;&quot;(NoLink)&quot;)" office:value-type="string" office:string-value="https://www.bach-digital.de/receive/BachDigitalWork_work_00011237" calcext:value-type="string">
            <text:p>https://www.bach-digital.de/receive/BachDigitalWork_work_00011237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Der_Herr_ist_mein_getreuer_Hirt" xlink:type="simple">Der Herr ist mein getreuer Hirt</text:a> (v. 1) </text:p>
          </table:table-cell>
          <table:table-cell table:formula="of:=EXTRACTLINKSFROMSINGLECELL(SHEET(); CELL(&quot;address&quot;;[.$A112]);&quot; || &quot;;&quot;(NoLink)&quot;)" office:value-type="string" office:string-value="https://en.wikipedia.org/wiki/Der_Herr_ist_mein_getreuer_Hirt" calcext:value-type="string">
            <text:p>https://en.wikipedia.org/wiki/Der_Herr_ist_mein_getreuer_Hirt</text:p>
          </table:table-cell>
          <table:table-cell office:value-type="string" calcext:value-type="string" table:number-columns-spanned="1" table:number-rows-spanned="2">
            <text:p><text:a xlink:href="https://en.wikipedia.org/wiki/Allein_Gott_in_der_Höh_sei_Ehr" xlink:type="simple">4457</text:a> </text:p>
          </table:table-cell>
          <table:table-cell table:formula="of:=EXTRACTLINKSFROMSINGLECELL(SHEET(); CELL(&quot;address&quot;;[.C112]);&quot; || &quot;;&quot;(NoLink)&quot;)" office:value-type="string" office:string-value="https://en.wikipedia.org/wiki/Allein_Gott_in_der_Höh_sei_Ehr" calcext:value-type="string">
            <text:p>https://en.wikipedia.org/wiki/Allein_Gott_in_der_Höh_sei_Ehr</text:p>
          </table:table-cell>
          <table:table-cell office:value-type="string" calcext:value-type="string" table:number-columns-spanned="1" table:number-rows-spanned="2">
            <text:p><text:a xlink:href="https://en.wikipedia.org/wiki/BWV_104" xlink:type="simple">104</text:a>/6 </text:p>
          </table:table-cell>
          <table:table-cell table:formula="of:=EXTRACTLINKSFROMSINGLECELL(SHEET(); CELL(&quot;address&quot;;[.E112]);&quot; || &quot;;&quot;(NoLink)&quot;)" office:value-type="string" office:string-value="https://en.wikipedia.org/wiki/BWV_104" calcext:value-type="string">
            <text:p>https://en.wikipedia.org/wiki/BWV_104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 table:number-columns-spanned="1" table:number-rows-spanned="2">
            <text:p><text:a xlink:href="http://www.bach-chorales.com/BWV0104_6.htm" xlink:type="simple">0104_6</text:a> </text:p>
          </table:table-cell>
          <table:table-cell table:formula="of:=EXTRACTLINKSFROMSINGLECELL(SHEET(); CELL(&quot;address&quot;;[.J112]);&quot; || &quot;;&quot;(NoLink)&quot;)" office:value-type="string" office:string-value="http://www.bach-chorales.com/BWV0104_6.htm" calcext:value-type="string">
            <text:p>http://www.bach-chorales.com/BWV0104_6.htm</text:p>
          </table:table-cell>
          <table:table-cell office:value-type="string" calcext:value-type="string">
            <text:p><text:a xlink:href="https://www.bach-digital.de/receive/BachDigitalWork_work_00011290" xlink:type="simple">10.2; —</text:a> </text:p>
          </table:table-cell>
          <table:table-cell table:formula="of:=EXTRACTLINKSFROMSINGLECELL(SHEET(); CELL(&quot;address&quot;;[.L112]);&quot; || &quot;;&quot;(NoLink)&quot;)" office:value-type="string" office:string-value="https://www.bach-digital.de/receive/BachDigitalWork_work_00011290" calcext:value-type="string">
            <text:p>https://www.bach-digital.de/receive/BachDigitalWork_work_00011290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covered-table-cell table:style-name="Default"/>
          <table:table-cell/>
          <table:table-cell office:value-type="string" calcext:value-type="string">
            <text:p><text:a xlink:href="https://www.bach-digital.de/receive/BachDigitalWork_work_00011283" xlink:type="simple">10.2b</text:a> </text:p>
          </table:table-cell>
          <table:table-cell table:formula="of:=EXTRACTLINKSFROMSINGLECELL(SHEET(); CELL(&quot;address&quot;;[.L113]);&quot; || &quot;;&quot;(NoLink)&quot;)" office:value-type="string" office:string-value="https://www.bach-digital.de/receive/BachDigitalWork_work_00011283" calcext:value-type="string">
            <text:p>https://www.bach-digital.de/receive/BachDigitalWork_work_00011283</text:p>
          </table:table-cell>
        </table:table-row>
        <table:table-row table:style-name="ro1">
          <table:table-cell office:value-type="string" calcext:value-type="string">
            <text:p><text:a xlink:href="https://en.wikipedia.org/wiki/Jesu,_der_du_meine_Seele" xlink:type="simple">Jesu, der du meine Seele</text:a> (v. 11)</text:p>
          </table:table-cell>
          <table:table-cell table:formula="of:=EXTRACTLINKSFROMSINGLECELL(SHEET(); CELL(&quot;address&quot;;[.$A114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Jesu,_der_du_meine_Seele" xlink:type="simple">6804</text:a></text:p>
          </table:table-cell>
          <table:table-cell table:formula="of:=EXTRACTLINKSFROMSINGLECELL(SHEET(); CELL(&quot;address&quot;;[.C114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BWV_105" xlink:type="simple">105</text:a>/6</text:p>
          </table:table-cell>
          <table:table-cell table:formula="of:=EXTRACTLINKSFROMSINGLECELL(SHEET(); CELL(&quot;address&quot;;[.E114]);&quot; || &quot;;&quot;(NoLink)&quot;)" office:value-type="string" office:string-value="https://en.wikipedia.org/wiki/BWV_105" calcext:value-type="string">
            <text:p>https://en.wikipedia.org/wiki/BWV_105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05_6.htm" xlink:type="simple">0105_6</text:a> </text:p>
          </table:table-cell>
          <table:table-cell table:formula="of:=EXTRACTLINKSFROMSINGLECELL(SHEET(); CELL(&quot;address&quot;;[.J114]);&quot; || &quot;;&quot;(NoLink)&quot;)" office:value-type="string" office:string-value="http://www.bach-chorales.com/BWV0105_6.htm" calcext:value-type="string">
            <text:p>http://www.bach-chorales.com/BWV0105_6.htm</text:p>
          </table:table-cell>
          <table:table-cell office:value-type="string" calcext:value-type="string">
            <text:p><text:a xlink:href="https://www.bach-digital.de/receive/BachDigitalWork_work_00011214" xlink:type="simple">187.6b</text:a> </text:p>
          </table:table-cell>
          <table:table-cell table:formula="of:=EXTRACTLINKSFROMSINGLECELL(SHEET(); CELL(&quot;address&quot;;[.L114]);&quot; || &quot;;&quot;(NoLink)&quot;)" office:value-type="string" office:string-value="https://www.bach-digital.de/receive/BachDigitalWork_work_00011214" calcext:value-type="string">
            <text:p>https://www.bach-digital.de/receive/BachDigitalWork_work_00011214</text:p>
          </table:table-cell>
        </table:table-row>
        <table:table-row table:style-name="ro1">
          <table:table-cell office:value-type="string" calcext:value-type="string">
            <text:p><text:a xlink:href="https://en.wikipedia.org/wiki/Was_willst_du_dich_betrüben" xlink:type="simple">Was willst du dich betrüben</text:a> (v. 7)</text:p>
          </table:table-cell>
          <table:table-cell table:formula="of:=EXTRACTLINKSFROMSINGLECELL(SHEET(); CELL(&quot;address&quot;;[.$A115]);&quot; || &quot;;&quot;(NoLink)&quot;)" office:value-type="string" office:string-value="https://en.wikipedia.org/wiki/Was_willst_du_dich_betrüben" calcext:value-type="string">
            <text:p>https://en.wikipedia.org/wiki/Was_willst_du_dich_betrüben</text:p>
          </table:table-cell>
          <table:table-cell office:value-type="string" calcext:value-type="string">
            <text:p><text:a xlink:href="https://en.wikipedia.org/wiki/Von_Gott_will_ich_nicht_lassen" xlink:type="simple">5264b</text:a></text:p>
          </table:table-cell>
          <table:table-cell table:formula="of:=EXTRACTLINKSFROMSINGLECELL(SHEET(); CELL(&quot;address&quot;;[.C115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string" calcext:value-type="string">
            <text:p><text:a xlink:href="https://en.wikipedia.org/wiki/BWV_107" xlink:type="simple">107</text:a>/7</text:p>
          </table:table-cell>
          <table:table-cell table:formula="of:=EXTRACTLINKSFROMSINGLECELL(SHEET(); CELL(&quot;address&quot;;[.E115]);&quot; || &quot;;&quot;(NoLink)&quot;)" office:value-type="string" office:string-value="https://en.wikipedia.org/wiki/BWV_107" calcext:value-type="string">
            <text:p>https://en.wikipedia.org/wiki/BWV_107</text:p>
          </table:table-cell>
          <table:table-cell office:value-type="float" office:value="327" calcext:value-type="float">
            <text:p>32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07_7.htm" xlink:type="simple">0107_7</text:a> </text:p>
          </table:table-cell>
          <table:table-cell table:formula="of:=EXTRACTLINKSFROMSINGLECELL(SHEET(); CELL(&quot;address&quot;;[.J115]);&quot; || &quot;;&quot;(NoLink)&quot;)" office:value-type="string" office:string-value="http://www.bach-chorales.com/BWV0107_7.htm" calcext:value-type="string">
            <text:p>http://www.bach-chorales.com/BWV0107_7.htm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Gott_Vater,_sende_deinen_Geist" xlink:type="simple">Gott Vater, sende deinen Geist</text:a> (v. 10)</text:p>
          </table:table-cell>
          <table:table-cell table:formula="of:=EXTRACTLINKSFROMSINGLECELL(SHEET(); CELL(&quot;address&quot;;[.$A116]);&quot; || &quot;;&quot;(NoLink)&quot;)" office:value-type="string" office:string-value="https://en.wikipedia.org/wiki/Gott_Vater,_sende_deinen_Geist" calcext:value-type="string">
            <text:p>https://en.wikipedia.org/wiki/Gott_Vater,_sende_deinen_Geist</text:p>
          </table:table-cell>
          <table:table-cell office:value-type="string" calcext:value-type="string">
            <text:p><text:a xlink:href="https://en.wikipedia.org/wiki/Kommt_her_zu_mir,_spricht_Gottes_Sohn" xlink:type="simple">2496c</text:a></text:p>
          </table:table-cell>
          <table:table-cell table:formula="of:=EXTRACTLINKSFROMSINGLECELL(SHEET(); CELL(&quot;address&quot;;[.C116]);&quot; || &quot;;&quot;(NoLink)&quot;)" office:value-type="string" office:string-value="https://en.wikipedia.org/wiki/Kommt_her_zu_mir,_spricht_Gottes_Sohn" calcext:value-type="string">
            <text:p>https://en.wikipedia.org/wiki/Kommt_her_zu_mir,_spricht_Gottes_Sohn</text:p>
          </table:table-cell>
          <table:table-cell office:value-type="string" calcext:value-type="string">
            <text:p><text:a xlink:href="https://en.wikipedia.org/wiki/BWV_108" xlink:type="simple">108</text:a>/6</text:p>
          </table:table-cell>
          <table:table-cell table:formula="of:=EXTRACTLINKSFROMSINGLECELL(SHEET(); CELL(&quot;address&quot;;[.E116]);&quot; || &quot;;&quot;(NoLink)&quot;)" office:value-type="string" office:string-value="https://en.wikipedia.org/wiki/BWV_108" calcext:value-type="string">
            <text:p>https://en.wikipedia.org/wiki/BWV_108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www.bach-chorales.com/BWV0108_6.htm" xlink:type="simple">0108_6</text:a> </text:p>
          </table:table-cell>
          <table:table-cell table:formula="of:=EXTRACTLINKSFROMSINGLECELL(SHEET(); CELL(&quot;address&quot;;[.J116]);&quot; || &quot;;&quot;(NoLink)&quot;)" office:value-type="string" office:string-value="http://www.bach-chorales.com/BWV0108_6.htm" calcext:value-type="string">
            <text:p>http://www.bach-chorales.com/BWV0108_6.htm</text:p>
          </table:table-cell>
          <table:table-cell office:value-type="string" calcext:value-type="string">
            <text:p><text:a xlink:href="https://www.bach-digital.de/receive/BachDigitalWork_work_00011235" xlink:type="simple">128.1b</text:a> </text:p>
          </table:table-cell>
          <table:table-cell table:formula="of:=EXTRACTLINKSFROMSINGLECELL(SHEET(); CELL(&quot;address&quot;;[.L116]);&quot; || &quot;;&quot;(NoLink)&quot;)" office:value-type="string" office:string-value="https://www.bach-digital.de/receive/BachDigitalWork_work_00011235" calcext:value-type="string">
            <text:p>https://www.bach-digital.de/receive/BachDigitalWork_work_00011235</text:p>
          </table:table-cell>
        </table:table-row>
        <table:table-row table:style-name="ro1">
          <table:table-cell office:value-type="string" calcext:value-type="string">
            <text:p><text:a xlink:href="https://en.wikipedia.org/wiki/Wir_Christenleut_habn_jetzund_Freud" xlink:type="simple">Wir Christenleut habn jetzund Freud</text:a> (v. 5)</text:p>
          </table:table-cell>
          <table:table-cell table:formula="of:=EXTRACTLINKSFROMSINGLECELL(SHEET(); CELL(&quot;address&quot;;[.$A117]);&quot; || &quot;;&quot;(NoLink)&quot;)" office:value-type="string" office:string-value="https://en.wikipedia.org/wiki/Wir_Christenleut_habn_jetzund_Freud" calcext:value-type="string">
            <text:p>https://en.wikipedia.org/wiki/Wir_Christenleut_habn_jetzund_Freud</text:p>
          </table:table-cell>
          <table:table-cell office:value-type="string" calcext:value-type="string">
            <text:p><text:a xlink:href="https://en.wikipedia.org/wiki/Wir_Christenleut_habn_jetzund_Freud" xlink:type="simple">2072</text:a></text:p>
          </table:table-cell>
          <table:table-cell table:formula="of:=EXTRACTLINKSFROMSINGLECELL(SHEET(); CELL(&quot;address&quot;;[.C117]);&quot; || &quot;;&quot;(NoLink)&quot;)" office:value-type="string" office:string-value="https://en.wikipedia.org/wiki/Wir_Christenleut_habn_jetzund_Freud" calcext:value-type="string">
            <text:p>https://en.wikipedia.org/wiki/Wir_Christenleut_habn_jetzund_Freud</text:p>
          </table:table-cell>
          <table:table-cell office:value-type="string" calcext:value-type="string">
            <text:p><text:a xlink:href="https://en.wikipedia.org/wiki/BWV_110" xlink:type="simple">110</text:a>/7</text:p>
          </table:table-cell>
          <table:table-cell table:formula="of:=EXTRACTLINKSFROMSINGLECELL(SHEET(); CELL(&quot;address&quot;;[.E117]);&quot; || &quot;;&quot;(NoLink)&quot;)" office:value-type="string" office:string-value="https://en.wikipedia.org/wiki/BWV_110" calcext:value-type="string">
            <text:p>https://en.wikipedia.org/wiki/BWV_110</text:p>
          </table:table-cell>
          <table:table-cell office:value-type="float" office:value="380" calcext:value-type="float">
            <text:p>38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bach-chorales.com/BWV0110_7.htm" xlink:type="simple">0110_7</text:a> </text:p>
          </table:table-cell>
          <table:table-cell table:formula="of:=EXTRACTLINKSFROMSINGLECELL(SHEET(); CELL(&quot;address&quot;;[.J117]);&quot; || &quot;;&quot;(NoLink)&quot;)" office:value-type="string" office:string-value="http://www.bach-chorales.com/BWV0110_7.htm" calcext:value-type="string">
            <text:p>http://www.bach-chorales.com/BWV0110_7.htm</text:p>
          </table:table-cell>
          <table:table-cell office:value-type="string" calcext:value-type="string">
            <text:p><text:a xlink:href="https://www.bach-digital.de/receive/BachDigitalWork_work_00011316" xlink:type="simple">210.1a/b</text:a> </text:p>
          </table:table-cell>
          <table:table-cell table:formula="of:=EXTRACTLINKSFROMSINGLECELL(SHEET(); CELL(&quot;address&quot;;[.L117]);&quot; || &quot;;&quot;(NoLink)&quot;)" office:value-type="string" office:string-value="https://www.bach-digital.de/receive/BachDigitalWork_work_00011316" calcext:value-type="string">
            <text:p>https://www.bach-digital.de/receive/BachDigitalWork_work_00011316</text:p>
          </table:table-cell>
        </table:table-row>
        <table:table-row table:style-name="ro1">
          <table:table-cell office:value-type="string" calcext:value-type="string">
            <text:p><text:a xlink:href="https://en.wikipedia.org/wiki/Was_mein_Gott_will,_das_g%27scheh_allzeit" xlink:type="simple">Was mein Gott will, das g'scheh allzeit</text:a> (v. 4)</text:p>
          </table:table-cell>
          <table:table-cell table:formula="of:=EXTRACTLINKSFROMSINGLECELL(SHEET(); CELL(&quot;address&quot;;[.$A118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Was_mein_Gott_will,_das_g%27scheh_allzeit" xlink:type="simple">7568</text:a></text:p>
          </table:table-cell>
          <table:table-cell table:formula="of:=EXTRACTLINKSFROMSINGLECELL(SHEET(); CELL(&quot;address&quot;;[.C118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BWV_111" xlink:type="simple">111</text:a>/6</text:p>
          </table:table-cell>
          <table:table-cell table:formula="of:=EXTRACTLINKSFROMSINGLECELL(SHEET(); CELL(&quot;address&quot;;[.E118]);&quot; || &quot;;&quot;(NoLink)&quot;)" office:value-type="string" office:string-value="https://en.wikipedia.org/wiki/BWV_111" calcext:value-type="string">
            <text:p>https://en.wikipedia.org/wiki/BWV_111</text:p>
          </table:table-cell>
          <table:table-cell office:value-type="float" office:value="345" calcext:value-type="float">
            <text:p>345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11_6.htm" xlink:type="simple">0111_6</text:a> </text:p>
          </table:table-cell>
          <table:table-cell table:formula="of:=EXTRACTLINKSFROMSINGLECELL(SHEET(); CELL(&quot;address&quot;;[.J118]);&quot; || &quot;;&quot;(NoLink)&quot;)" office:value-type="string" office:string-value="http://www.bach-chorales.com/BWV0111_6.htm" calcext:value-type="string">
            <text:p>http://www.bach-chorales.com/BWV0111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1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Der_Herr_ist_mein_getreuer_Hirt" xlink:type="simple">Der Herr ist mein getreuer Hirt</text:a> (v. 5) </text:p>
          </table:table-cell>
          <table:table-cell table:formula="of:=EXTRACTLINKSFROMSINGLECELL(SHEET(); CELL(&quot;address&quot;;[.$A119]);&quot; || &quot;;&quot;(NoLink)&quot;)" office:value-type="string" office:string-value="https://en.wikipedia.org/wiki/Der_Herr_ist_mein_getreuer_Hirt" calcext:value-type="string">
            <text:p>https://en.wikipedia.org/wiki/Der_Herr_ist_mein_getreuer_Hirt</text:p>
          </table:table-cell>
          <table:table-cell office:value-type="string" calcext:value-type="string" table:number-columns-spanned="1" table:number-rows-spanned="2">
            <text:p><text:a xlink:href="https://en.wikipedia.org/wiki/Allein_Gott_in_der_Höh_sei_Ehr" xlink:type="simple">4457</text:a> </text:p>
          </table:table-cell>
          <table:table-cell table:formula="of:=EXTRACTLINKSFROMSINGLECELL(SHEET(); CELL(&quot;address&quot;;[.C119]);&quot; || &quot;;&quot;(NoLink)&quot;)" office:value-type="string" office:string-value="https://en.wikipedia.org/wiki/Allein_Gott_in_der_Höh_sei_Ehr" calcext:value-type="string">
            <text:p>https://en.wikipedia.org/wiki/Allein_Gott_in_der_Höh_sei_Ehr</text:p>
          </table:table-cell>
          <table:table-cell office:value-type="string" calcext:value-type="string" table:number-columns-spanned="1" table:number-rows-spanned="2">
            <text:p><text:a xlink:href="https://en.wikipedia.org/wiki/BWV_112" xlink:type="simple">112</text:a>/5 </text:p>
          </table:table-cell>
          <table:table-cell table:formula="of:=EXTRACTLINKSFROMSINGLECELL(SHEET(); CELL(&quot;address&quot;;[.E119]);&quot; || &quot;;&quot;(NoLink)&quot;)" office:value-type="string" office:string-value="https://en.wikipedia.org/wiki/BWV_112" calcext:value-type="string">
            <text:p>https://en.wikipedia.org/wiki/BWV_112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 table:number-columns-spanned="1" table:number-rows-spanned="2">
            <text:p><text:a xlink:href="http://www.bach-chorales.com/BWV0112_5.htm" xlink:type="simple">0112_5</text:a> </text:p>
          </table:table-cell>
          <table:table-cell table:formula="of:=EXTRACTLINKSFROMSINGLECELL(SHEET(); CELL(&quot;address&quot;;[.J119]);&quot; || &quot;;&quot;(NoLink)&quot;)" office:value-type="string" office:string-value="http://www.bach-chorales.com/BWV0112_5.htm" calcext:value-type="string">
            <text:p>http://www.bach-chorales.com/BWV0112_5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236" xlink:type="simple">10.3a/b</text:a> </text:p>
          </table:table-cell>
          <table:table-cell table:formula="of:=EXTRACTLINKSFROMSINGLECELL(SHEET(); CELL(&quot;address&quot;;[.L119]);&quot; || &quot;;&quot;(NoLink)&quot;)" office:value-type="string" office:string-value="https://www.bach-digital.de/receive/BachDigitalWork_work_00011236" calcext:value-type="string">
            <text:p>https://www.bach-digital.de/receive/BachDigitalWork_work_00011236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Herr_Jesu_Christ,_du_höchstes_Gut" xlink:type="simple">Herr Jesu Christ, du höchstes Gut</text:a> (v. 1)</text:p>
          </table:table-cell>
          <table:table-cell table:formula="of:=EXTRACTLINKSFROMSINGLECELL(SHEET(); CELL(&quot;address&quot;;[.$A121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Herr_Jesu_Christ,_du_höchstes_Gut" xlink:type="simple">4486</text:a></text:p>
          </table:table-cell>
          <table:table-cell table:formula="of:=EXTRACTLINKSFROMSINGLECELL(SHEET(); CELL(&quot;address&quot;;[.C121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BWV_113" xlink:type="simple">113</text:a>/1</text:p>
          </table:table-cell>
          <table:table-cell table:formula="of:=EXTRACTLINKSFROMSINGLECELL(SHEET(); CELL(&quot;address&quot;;[.E121]);&quot; || &quot;;&quot;(NoLink)&quot;)" office:value-type="string" office:string-value="https://en.wikipedia.org/wiki/BWV_113" calcext:value-type="string">
            <text:p>https://en.wikipedia.org/wiki/BWV_113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13_1.htm" xlink:type="simple">0113_1</text:a> </text:p>
          </table:table-cell>
          <table:table-cell table:formula="of:=EXTRACTLINKSFROMSINGLECELL(SHEET(); CELL(&quot;address&quot;;[.J121]);&quot; || &quot;;&quot;(NoLink)&quot;)" office:value-type="string" office:string-value="http://www.bach-chorales.com/BWV0113_1.htm" calcext:value-type="string">
            <text:p>http://www.bach-chorales.com/BWV0113_1.htm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Herr_Jesu_Christ,_du_höchstes_Gut" xlink:type="simple">Herr Jesu Christ, du höchstes Gut</text:a> (v. 8)</text:p>
          </table:table-cell>
          <table:table-cell table:formula="of:=EXTRACTLINKSFROMSINGLECELL(SHEET(); CELL(&quot;address&quot;;[.$A122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Herr_Jesu_Christ,_du_höchstes_Gut" xlink:type="simple">4486</text:a></text:p>
          </table:table-cell>
          <table:table-cell table:formula="of:=EXTRACTLINKSFROMSINGLECELL(SHEET(); CELL(&quot;address&quot;;[.C122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BWV_113" xlink:type="simple">113</text:a>/8</text:p>
          </table:table-cell>
          <table:table-cell table:formula="of:=EXTRACTLINKSFROMSINGLECELL(SHEET(); CELL(&quot;address&quot;;[.E122]);&quot; || &quot;;&quot;(NoLink)&quot;)" office:value-type="string" office:string-value="https://en.wikipedia.org/wiki/BWV_113" calcext:value-type="string">
            <text:p>https://en.wikipedia.org/wiki/BWV_113</text:p>
          </table:table-cell>
          <table:table-cell office:value-type="float" office:value="142" calcext:value-type="float">
            <text:p>14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://www.bach-chorales.com/BWV0113_8.htm" xlink:type="simple">0113_8</text:a> </text:p>
          </table:table-cell>
          <table:table-cell table:formula="of:=EXTRACTLINKSFROMSINGLECELL(SHEET(); CELL(&quot;address&quot;;[.J122]);&quot; || &quot;;&quot;(NoLink)&quot;)" office:value-type="string" office:string-value="http://www.bach-chorales.com/BWV0113_8.htm" calcext:value-type="string">
            <text:p>http://www.bach-chorales.com/BWV0113_8.htm</text:p>
          </table:table-cell>
          <table:table-cell office:value-type="string" calcext:value-type="string">
            <text:p><text:a xlink:href="https://www.bach-digital.de/receive/BachDigitalWork_work_00011217" xlink:type="simple">202.3a/b</text:a> </text:p>
          </table:table-cell>
          <table:table-cell table:formula="of:=EXTRACTLINKSFROMSINGLECELL(SHEET(); CELL(&quot;address&quot;;[.L122]);&quot; || &quot;;&quot;(NoLink)&quot;)" office:value-type="string" office:string-value="https://www.bach-digital.de/receive/BachDigitalWork_work_00011217" calcext:value-type="string">
            <text:p>https://www.bach-digital.de/receive/BachDigitalWork_work_00011217</text:p>
          </table:table-cell>
        </table:table-row>
        <table:table-row table:style-name="ro1">
          <table:table-cell office:value-type="string" calcext:value-type="string">
            <text:p><text:a xlink:href="https://en.wikipedia.org/wiki/Ach_lieben_Christen,_seid_getrost" xlink:type="simple">Ach lieben Christen, seid getrost</text:a> (v. 6)</text:p>
          </table:table-cell>
          <table:table-cell table:formula="of:=EXTRACTLINKSFROMSINGLECELL(SHEET(); CELL(&quot;address&quot;;[.$A123]);&quot; || &quot;;&quot;(NoLink)&quot;)" office:value-type="string" office:string-value="https://en.wikipedia.org/wiki/Ach_lieben_Christen,_seid_getrost" calcext:value-type="string">
            <text:p>https://en.wikipedia.org/wiki/Ach_lieben_Christen,_seid_getrost</text:p>
          </table:table-cell>
          <table:table-cell office:value-type="string" calcext:value-type="string">
            <text:p><text:a xlink:href="https://en.wikipedia.org/wiki/Wo_Gott_der_Herr_nicht_bei_uns_hält#Music" xlink:type="simple">4441a</text:a></text:p>
          </table:table-cell>
          <table:table-cell table:formula="of:=EXTRACTLINKSFROMSINGLECELL(SHEET(); CELL(&quot;address&quot;;[.C123]);&quot; || &quot;;&quot;(NoLink)&quot;)" office:value-type="string" office:string-value="https://en.wikipedia.org/wiki/Wo_Gott_der_Herr_nicht_bei_uns_hält#Music" calcext:value-type="string">
            <text:p>https://en.wikipedia.org/wiki/Wo_Gott_der_Herr_nicht_bei_uns_hält#Music</text:p>
          </table:table-cell>
          <table:table-cell office:value-type="string" calcext:value-type="string">
            <text:p><text:a xlink:href="https://en.wikipedia.org/wiki/BWV_114" xlink:type="simple">114</text:a>/7</text:p>
          </table:table-cell>
          <table:table-cell table:formula="of:=EXTRACTLINKSFROMSINGLECELL(SHEET(); CELL(&quot;address&quot;;[.E123]);&quot; || &quot;;&quot;(NoLink)&quot;)" office:value-type="string" office:string-value="https://en.wikipedia.org/wiki/BWV_114" calcext:value-type="string">
            <text:p>https://en.wikipedia.org/wiki/BWV_114</text:p>
          </table:table-cell>
          <table:table-cell office:value-type="float" office:value="386" calcext:value-type="float">
            <text:p>386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://www.bach-chorales.com/BWV0114_7.htm" xlink:type="simple">0114_7</text:a> </text:p>
          </table:table-cell>
          <table:table-cell table:formula="of:=EXTRACTLINKSFROMSINGLECELL(SHEET(); CELL(&quot;address&quot;;[.J123]);&quot; || &quot;;&quot;(NoLink)&quot;)" office:value-type="string" office:string-value="http://www.bach-chorales.com/BWV0114_7.htm" calcext:value-type="string">
            <text:p>http://www.bach-chorales.com/BWV0114_7.htm</text:p>
          </table:table-cell>
          <table:table-cell office:value-type="string" calcext:value-type="string">
            <text:p><text:a xlink:href="https://www.bach-digital.de/receive/BachDigitalWork_work_00011230" xlink:type="simple">212.4a/b</text:a> </text:p>
          </table:table-cell>
          <table:table-cell table:formula="of:=EXTRACTLINKSFROMSINGLECELL(SHEET(); CELL(&quot;address&quot;;[.L123]);&quot; || &quot;;&quot;(NoLink)&quot;)" office:value-type="string" office:string-value="https://www.bach-digital.de/receive/BachDigitalWork_work_00011230" calcext:value-type="string">
            <text:p>https://www.bach-digital.de/receive/BachDigitalWork_work_00011230</text:p>
          </table:table-cell>
        </table:table-row>
        <table:table-row table:style-name="ro3">
          <table:table-cell office:value-type="string" calcext:value-type="string">
            <text:p><text:a xlink:href="https://en.wikipedia.org/wiki/Mache_dich,_mein_Geist,_bereit" xlink:type="simple">Mache dich, mein Geist, bereit</text:a> (v. 10)</text:p>
          </table:table-cell>
          <table:table-cell table:formula="of:=EXTRACTLINKSFROMSINGLECELL(SHEET(); CELL(&quot;address&quot;;[.$A124]);&quot; || &quot;;&quot;(NoLink)&quot;)" office:value-type="string" office:string-value="https://en.wikipedia.org/wiki/Mache_dich,_mein_Geist,_bereit" calcext:value-type="string">
            <text:p>https://en.wikipedia.org/wiki/Mache_dich,_mein_Geist,_bereit</text:p>
          </table:table-cell>
          <table:table-cell office:value-type="string" calcext:value-type="string">
            <text:p><text:a xlink:href="https://en.wikipedia.org/wiki/Straf_mich_nicht_in_deinem_Zorn#Melody_and_settings" xlink:type="simple">6274a</text:a></text:p>
          </table:table-cell>
          <table:table-cell table:formula="of:=EXTRACTLINKSFROMSINGLECELL(SHEET(); CELL(&quot;address&quot;;[.C124]);&quot; || &quot;;&quot;(NoLink)&quot;)" office:value-type="string" office:string-value="https://en.wikipedia.org/wiki/Straf_mich_nicht_in_deinem_Zorn#Melody_and_settings" calcext:value-type="string">
            <text:p>https://en.wikipedia.org/wiki/Straf_mich_nicht_in_deinem_Zorn#Melody_and_settings</text:p>
          </table:table-cell>
          <table:table-cell office:value-type="string" calcext:value-type="string">
            <text:p><text:a xlink:href="https://en.wikipedia.org/wiki/BWV_115" xlink:type="simple">115</text:a>/6</text:p>
          </table:table-cell>
          <table:table-cell table:formula="of:=EXTRACTLINKSFROMSINGLECELL(SHEET(); CELL(&quot;address&quot;;[.E124]);&quot; || &quot;;&quot;(NoLink)&quot;)" office:value-type="string" office:string-value="https://en.wikipedia.org/wiki/BWV_115" calcext:value-type="string">
            <text:p>https://en.wikipedia.org/wiki/BWV_11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<text:a xlink:href="http://www.bach-chorales.com/BWV0115_6.htm" xlink:type="simple">0115_6</text:a> </text:p>
          </table:table-cell>
          <table:table-cell table:formula="of:=EXTRACTLINKSFROMSINGLECELL(SHEET(); CELL(&quot;address&quot;;[.J124]);&quot; || &quot;;&quot;(NoLink)&quot;)" office:value-type="string" office:string-value="http://www.bach-chorales.com/BWV0115_6.htm" calcext:value-type="string">
            <text:p>http://www.bach-chorales.com/BWV0115_6.htm</text:p>
          </table:table-cell>
          <table:table-cell office:value-type="string" calcext:value-type="string">
            <text:p><text:a xlink:href="https://www.bach-digital.de/receive/BachDigitalWork_work_00011190" xlink:type="simple">179.1b/c</text:a> </text:p>
          </table:table-cell>
          <table:table-cell table:formula="of:=EXTRACTLINKSFROMSINGLECELL(SHEET(); CELL(&quot;address&quot;;[.L124]);&quot; || &quot;;&quot;(NoLink)&quot;)" office:value-type="string" office:string-value="https://www.bach-digital.de/receive/BachDigitalWork_work_00011190" calcext:value-type="string">
            <text:p>https://www.bach-digital.de/receive/BachDigitalWork_work_00011190</text:p>
          </table:table-cell>
        </table:table-row>
        <table:table-row table:style-name="ro1">
          <table:table-cell office:value-type="string" calcext:value-type="string">
            <text:p><text:a xlink:href="https://en.wikipedia.org/wiki/Du_Friedefürst,_Herr_Jesu_Christ" xlink:type="simple">Du Friedefürst, Herr Jesu Christ</text:a> (v. 7)</text:p>
          </table:table-cell>
          <table:table-cell table:formula="of:=EXTRACTLINKSFROMSINGLECELL(SHEET(); CELL(&quot;address&quot;;[.$A125]);&quot; || &quot;;&quot;(NoLink)&quot;)" office:value-type="string" office:string-value="https://en.wikipedia.org/wiki/Du_Friedefürst,_Herr_Jesu_Christ" calcext:value-type="string">
            <text:p>https://en.wikipedia.org/wiki/Du_Friedefürst,_Herr_Jesu_Christ</text:p>
          </table:table-cell>
          <table:table-cell office:value-type="string" calcext:value-type="string">
            <text:p><text:a xlink:href="https://en.wikipedia.org/wiki/Du_Friedefürst,_Herr_Jesu_Christ" xlink:type="simple">4373</text:a></text:p>
          </table:table-cell>
          <table:table-cell table:formula="of:=EXTRACTLINKSFROMSINGLECELL(SHEET(); CELL(&quot;address&quot;;[.C125]);&quot; || &quot;;&quot;(NoLink)&quot;)" office:value-type="string" office:string-value="https://en.wikipedia.org/wiki/Du_Friedefürst,_Herr_Jesu_Christ" calcext:value-type="string">
            <text:p>https://en.wikipedia.org/wiki/Du_Friedefürst,_Herr_Jesu_Christ</text:p>
          </table:table-cell>
          <table:table-cell office:value-type="string" calcext:value-type="string">
            <text:p><text:a xlink:href="https://en.wikipedia.org/wiki/BWV_116" xlink:type="simple">116</text:a>/6</text:p>
          </table:table-cell>
          <table:table-cell table:formula="of:=EXTRACTLINKSFROMSINGLECELL(SHEET(); CELL(&quot;address&quot;;[.E125]);&quot; || &quot;;&quot;(NoLink)&quot;)" office:value-type="string" office:string-value="https://en.wikipedia.org/wiki/BWV_116" calcext:value-type="string">
            <text:p>https://en.wikipedia.org/wiki/BWV_116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16_6.htm" xlink:type="simple">0116_6</text:a> </text:p>
          </table:table-cell>
          <table:table-cell table:formula="of:=EXTRACTLINKSFROMSINGLECELL(SHEET(); CELL(&quot;address&quot;;[.J125]);&quot; || &quot;;&quot;(NoLink)&quot;)" office:value-type="string" office:string-value="http://www.bach-chorales.com/BWV0116_6.htm" calcext:value-type="string">
            <text:p>http://www.bach-chorales.com/BWV0116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25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/index.php?title=Sei_Lob_und_Ehr_dem_höchsten_Gut&amp;action=edit&amp;redlink=1" xlink:type="simple">Sei Lob und Ehr dem höchsten Gut</text:a> (vv. 4, 9) </text:p>
          </table:table-cell>
          <table:table-cell/>
          <table:table-cell office:value-type="string" calcext:value-type="string" table:number-columns-spanned="1" table:number-rows-spanned="2">
            <text:p><text:a xlink:href="https://en.wikipedia.org/wiki/Es_ist_das_Heil_uns_kommen_her" xlink:type="simple">4430</text:a> </text:p>
          </table:table-cell>
          <table:table-cell table:formula="of:=EXTRACTLINKSFROMSINGLECELL(SHEET(); CELL(&quot;address&quot;;[.C126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 table:number-columns-spanned="1" table:number-rows-spanned="2">
            <text:p><text:a xlink:href="https://en.wikipedia.org/wiki/BWV_117" xlink:type="simple">117</text:a>/4, /9 </text:p>
          </table:table-cell>
          <table:table-cell table:formula="of:=EXTRACTLINKSFROMSINGLECELL(SHEET(); CELL(&quot;address&quot;;[.E126]);&quot; || &quot;;&quot;(NoLink)&quot;)" office:value-type="string" office:string-value="https://en.wikipedia.org/wiki/BWV_117" calcext:value-type="string">
            <text:p>https://en.wikipedia.org/wiki/BWV_117</text:p>
          </table:table-cell>
          <table:table-cell office:value-type="float" office:value="90" calcext:value-type="float" table:number-columns-spanned="1" table:number-rows-spanned="2">
            <text:p>9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 table:number-columns-spanned="1" table:number-rows-spanned="2">
            <text:p><text:a xlink:href="http://www.bach-chorales.com/BWV0117_4_9.htm" xlink:type="simple">0117_4_9</text:a> </text:p>
          </table:table-cell>
          <table:table-cell table:formula="of:=EXTRACTLINKSFROMSINGLECELL(SHEET(); CELL(&quot;address&quot;;[.J126]);&quot; || &quot;;&quot;(NoLink)&quot;)" office:value-type="string" office:string-value="http://www.bach-chorales.com/BWV0117_4_9.htm" calcext:value-type="string">
            <text:p>http://www.bach-chorales.com/BWV0117_4_9.htm</text:p>
          </table:table-cell>
          <table:table-cell office:value-type="string" calcext:value-type="string">
            <text:p><text:a xlink:href="https://www.bach-digital.de/receive/BachDigitalWork_work_00011173" xlink:type="simple">59.3b</text:a> </text:p>
          </table:table-cell>
          <table:table-cell table:formula="of:=EXTRACTLINKSFROMSINGLECELL(SHEET(); CELL(&quot;address&quot;;[.L126]);&quot; || &quot;;&quot;(NoLink)&quot;)" office:value-type="string" office:string-value="https://www.bach-digital.de/receive/BachDigitalWork_work_00011173" calcext:value-type="string">
            <text:p>https://www.bach-digital.de/receive/BachDigitalWork_work_00011173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covered-table-cell table:style-name="Default"/>
          <table:table-cell/>
          <table:table-cell office:value-type="string" calcext:value-type="string">
            <text:p><text:a xlink:href="https://www.bach-digital.de/receive/BachDigitalWork_work_00011172" xlink:type="simple">59.3a/c</text:a> </text:p>
          </table:table-cell>
          <table:table-cell table:formula="of:=EXTRACTLINKSFROMSINGLECELL(SHEET(); CELL(&quot;address&quot;;[.L127]);&quot; || &quot;;&quot;(NoLink)&quot;)" office:value-type="string" office:string-value="https://www.bach-digital.de/receive/BachDigitalWork_work_00011172" calcext:value-type="string">
            <text:p>https://www.bach-digital.de/receive/BachDigitalWork_work_00011172</text:p>
          </table:table-cell>
        </table:table-row>
        <table:table-row table:style-name="ro1">
          <table:table-cell office:value-type="string" calcext:value-type="string">
            <text:p><text:a xlink:href="https://en.wikipedia.org/wiki/Herr_Gott,_dich_loben_wir" xlink:type="simple">Herr Gott, dich loben wir</text:a> (vv. 38–41)</text:p>
          </table:table-cell>
          <table:table-cell table:formula="of:=EXTRACTLINKSFROMSINGLECELL(SHEET(); CELL(&quot;address&quot;;[.$A128]);&quot; || &quot;;&quot;(NoLink)&quot;)" office:value-type="string" office:string-value="https://en.wikipedia.org/wiki/Herr_Gott,_dich_loben_wir" calcext:value-type="string">
            <text:p>https://en.wikipedia.org/wiki/Herr_Gott,_dich_loben_wir</text:p>
          </table:table-cell>
          <table:table-cell office:value-type="string" calcext:value-type="string">
            <text:p><text:a xlink:href="https://en.wikipedia.org/wiki/Herr_Gott,_dich_loben_wir" xlink:type="simple">8652</text:a></text:p>
          </table:table-cell>
          <table:table-cell table:formula="of:=EXTRACTLINKSFROMSINGLECELL(SHEET(); CELL(&quot;address&quot;;[.C128]);&quot; || &quot;;&quot;(NoLink)&quot;)" office:value-type="string" office:string-value="https://en.wikipedia.org/wiki/Herr_Gott,_dich_loben_wir" calcext:value-type="string">
            <text:p>https://en.wikipedia.org/wiki/Herr_Gott,_dich_loben_wir</text:p>
          </table:table-cell>
          <table:table-cell office:value-type="string" calcext:value-type="string">
            <text:p><text:a xlink:href="https://en.wikipedia.org/wiki/BWV_119" xlink:type="simple">119</text:a>/9</text:p>
          </table:table-cell>
          <table:table-cell table:formula="of:=EXTRACTLINKSFROMSINGLECELL(SHEET(); CELL(&quot;address&quot;;[.E128]);&quot; || &quot;;&quot;(NoLink)&quot;)" office:value-type="string" office:string-value="https://en.wikipedia.org/wiki/BWV_119" calcext:value-type="string">
            <text:p>https://en.wikipedia.org/wiki/BWV_119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19_9.htm" xlink:type="simple">0119_9</text:a> </text:p>
          </table:table-cell>
          <table:table-cell table:formula="of:=EXTRACTLINKSFROMSINGLECELL(SHEET(); CELL(&quot;address&quot;;[.J128]);&quot; || &quot;;&quot;(NoLink)&quot;)" office:value-type="string" office:string-value="http://www.bach-chorales.com/BWV0119_9.htm" calcext:value-type="string">
            <text:p>http://www.bach-chorales.com/BWV0119_9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2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Herr_Gott,_dich_loben_wir" xlink:type="simple">Herr Gott, dich loben wir</text:a> (vv. 34–41)</text:p>
          </table:table-cell>
          <table:table-cell table:formula="of:=EXTRACTLINKSFROMSINGLECELL(SHEET(); CELL(&quot;address&quot;;[.$A129]);&quot; || &quot;;&quot;(NoLink)&quot;)" office:value-type="string" office:string-value="https://en.wikipedia.org/wiki/Herr_Gott,_dich_loben_wir" calcext:value-type="string">
            <text:p>https://en.wikipedia.org/wiki/Herr_Gott,_dich_loben_wir</text:p>
          </table:table-cell>
          <table:table-cell office:value-type="string" calcext:value-type="string">
            <text:p><text:a xlink:href="https://en.wikipedia.org/wiki/Herr_Gott,_dich_loben_wir" xlink:type="simple">8652</text:a></text:p>
          </table:table-cell>
          <table:table-cell table:formula="of:=EXTRACTLINKSFROMSINGLECELL(SHEET(); CELL(&quot;address&quot;;[.C129]);&quot; || &quot;;&quot;(NoLink)&quot;)" office:value-type="string" office:string-value="https://en.wikipedia.org/wiki/Herr_Gott,_dich_loben_wir" calcext:value-type="string">
            <text:p>https://en.wikipedia.org/wiki/Herr_Gott,_dich_loben_wir</text:p>
          </table:table-cell>
          <table:table-cell office:value-type="string" calcext:value-type="string">
            <text:p><text:a xlink:href="https://en.wikipedia.org/wiki/BWV_120" xlink:type="simple">120</text:a>/6</text:p>
          </table:table-cell>
          <table:table-cell table:formula="of:=EXTRACTLINKSFROMSINGLECELL(SHEET(); CELL(&quot;address&quot;;[.E129]);&quot; || &quot;;&quot;(NoLink)&quot;)" office:value-type="string" office:string-value="https://en.wikipedia.org/wiki/BWV_120" calcext:value-type="string">
            <text:p>https://en.wikipedia.org/wiki/BWV_120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20_6.htm" xlink:type="simple">0120_6</text:a> </text:p>
          </table:table-cell>
          <table:table-cell table:formula="of:=EXTRACTLINKSFROMSINGLECELL(SHEET(); CELL(&quot;address&quot;;[.J129]);&quot; || &quot;;&quot;(NoLink)&quot;)" office:value-type="string" office:string-value="http://www.bach-chorales.com/BWV0120_6.htm" calcext:value-type="string">
            <text:p>http://www.bach-chorales.com/BWV0120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29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5">
          <table:table-cell office:value-type="string" calcext:value-type="string">
            <text:p><text:a xlink:href="https://en.wikipedia.org/wiki/Lobe_den_Herren,_den_mächtigen_König_der_Ehren" xlink:type="simple">Lobe den Herren, den mächtigen ...</text:a> (vv. 4–5)</text:p>
          </table:table-cell>
          <table:table-cell table:formula="of:=EXTRACTLINKSFROMSINGLECELL(SHEET(); CELL(&quot;address&quot;;[.$A130]);&quot; || &quot;;&quot;(NoLink)&quot;)" office:value-type="string" office:string-value="https://en.wikipedia.org/wiki/Lobe_den_Herren,_den_mächtigen_König_der_Ehren" calcext:value-type="string">
            <text:p>https://en.wikipedia.org/wiki/Lobe_den_Herren,_den_mächtigen_König_der_Ehren</text:p>
          </table:table-cell>
          <table:table-cell office:value-type="string" calcext:value-type="string">
            <text:p><text:a xlink:href="https://en.wikipedia.org/w/index.php?title=Hast_du_denn,_Jesu,_dein_Angesicht_gänzlich_verborgen&amp;action=edit&amp;redlink=1" xlink:type="simple">1912a</text:a></text:p>
          </table:table-cell>
          <table:table-cell/>
          <table:table-cell office:value-type="string" calcext:value-type="string">
            <text:p><text:a xlink:href="https://en.wikipedia.org/wiki/BWV_120a" xlink:type="simple">120a</text:a>/8</text:p>
          </table:table-cell>
          <table:table-cell table:formula="of:=EXTRACTLINKSFROMSINGLECELL(SHEET(); CELL(&quot;address&quot;;[.E130]);&quot; || &quot;;&quot;(NoLink)&quot;)" office:value-type="string" office:string-value="https://en.wikipedia.org/wiki/BWV_120a" calcext:value-type="string">
            <text:p>https://en.wikipedia.org/wiki/BWV_120a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20a_8.htm" xlink:type="simple">0120a_8</text:a>; ≈<text:a xlink:href="https://en.wikipedia.org/wiki/BWV_137" xlink:type="simple">BWV 137</text:a>/5 </text:p>
          </table:table-cell>
          <table:table-cell table:formula="of:=EXTRACTLINKSFROMSINGLECELL(SHEET(); CELL(&quot;address&quot;;[.J130]);&quot; || &quot;;&quot;(NoLink)&quot;)" office:value-type="string" office:string-value="http://www.bach-chorales.com/BWV0120a_8.htm || https://en.wikipedia.org/wiki/BWV_137" calcext:value-type="string">
            <text:p>http://www.bach-chorales.com/BWV0120a_8.htm || https://en.wikipedia.org/wiki/BWV_137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30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Christum_wir_sollen_loben_schon" xlink:type="simple">Christum wir sollen loben schon</text:a> (v. 8)</text:p>
          </table:table-cell>
          <table:table-cell table:formula="of:=EXTRACTLINKSFROMSINGLECELL(SHEET(); CELL(&quot;address&quot;;[.$A131]);&quot; || &quot;;&quot;(NoLink)&quot;)" office:value-type="string" office:string-value="https://en.wikipedia.org/wiki/Christum_wir_sollen_loben_schon" calcext:value-type="string">
            <text:p>https://en.wikipedia.org/wiki/Christum_wir_sollen_loben_schon</text:p>
          </table:table-cell>
          <table:table-cell office:value-type="string" calcext:value-type="string">
            <text:p><text:a xlink:href="https://en.wikipedia.org/wiki/Christum_wir_sollen_loben_schon" xlink:type="simple">297</text:a></text:p>
          </table:table-cell>
          <table:table-cell table:formula="of:=EXTRACTLINKSFROMSINGLECELL(SHEET(); CELL(&quot;address&quot;;[.C131]);&quot; || &quot;;&quot;(NoLink)&quot;)" office:value-type="string" office:string-value="https://en.wikipedia.org/wiki/Christum_wir_sollen_loben_schon" calcext:value-type="string">
            <text:p>https://en.wikipedia.org/wiki/Christum_wir_sollen_loben_schon</text:p>
          </table:table-cell>
          <table:table-cell office:value-type="string" calcext:value-type="string">
            <text:p><text:a xlink:href="https://en.wikipedia.org/wiki/BWV_121" xlink:type="simple">121</text:a>/6</text:p>
          </table:table-cell>
          <table:table-cell table:formula="of:=EXTRACTLINKSFROMSINGLECELL(SHEET(); CELL(&quot;address&quot;;[.E131]);&quot; || &quot;;&quot;(NoLink)&quot;)" office:value-type="string" office:string-value="https://en.wikipedia.org/wiki/BWV_121" calcext:value-type="string">
            <text:p>https://en.wikipedia.org/wiki/BWV_1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bach-chorales.com/BWV0121_6.htm" xlink:type="simple">0121_6</text:a> </text:p>
          </table:table-cell>
          <table:table-cell table:formula="of:=EXTRACTLINKSFROMSINGLECELL(SHEET(); CELL(&quot;address&quot;;[.J131]);&quot; || &quot;;&quot;(NoLink)&quot;)" office:value-type="string" office:string-value="http://www.bach-chorales.com/BWV0121_6.htm" calcext:value-type="string">
            <text:p>http://www.bach-chorales.com/BWV0121_6.htm</text:p>
          </table:table-cell>
          <table:table-cell office:value-type="string" calcext:value-type="string">
            <text:p><text:a xlink:href="https://www.bach-digital.de/receive/BachDigitalWork_work_00011284" xlink:type="simple">29.1a/b</text:a> </text:p>
          </table:table-cell>
          <table:table-cell table:formula="of:=EXTRACTLINKSFROMSINGLECELL(SHEET(); CELL(&quot;address&quot;;[.L131]);&quot; || &quot;;&quot;(NoLink)&quot;)" office:value-type="string" office:string-value="https://www.bach-digital.de/receive/BachDigitalWork_work_00011284" calcext:value-type="string">
            <text:p>https://www.bach-digital.de/receive/BachDigitalWork_work_0001128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Das_neugeborne_Kindelein" xlink:type="simple">Das neugeborne Kindelein</text:a> (v. 4) </text:p>
          </table:table-cell>
          <table:table-cell table:formula="of:=EXTRACTLINKSFROMSINGLECELL(SHEET(); CELL(&quot;address&quot;;[.$A132]);&quot; || &quot;;&quot;(NoLink)&quot;)" office:value-type="string" office:string-value="https://en.wikipedia.org/wiki/Das_neugeborne_Kindelein" calcext:value-type="string">
            <text:p>https://en.wikipedia.org/wiki/Das_neugeborne_Kindelein</text:p>
          </table:table-cell>
          <table:table-cell office:value-type="string" calcext:value-type="string" table:number-columns-spanned="1" table:number-rows-spanned="2">
            <text:p><text:a xlink:href="https://en.wikipedia.org/wiki/Das_neugeborne_Kindelein" xlink:type="simple">491</text:a> </text:p>
          </table:table-cell>
          <table:table-cell table:formula="of:=EXTRACTLINKSFROMSINGLECELL(SHEET(); CELL(&quot;address&quot;;[.C132]);&quot; || &quot;;&quot;(NoLink)&quot;)" office:value-type="string" office:string-value="https://en.wikipedia.org/wiki/Das_neugeborne_Kindelein" calcext:value-type="string">
            <text:p>https://en.wikipedia.org/wiki/Das_neugeborne_Kindelein</text:p>
          </table:table-cell>
          <table:table-cell office:value-type="string" calcext:value-type="string" table:number-columns-spanned="1" table:number-rows-spanned="2">
            <text:p><text:a xlink:href="https://en.wikipedia.org/wiki/BWV_122" xlink:type="simple">122</text:a>/6 </text:p>
          </table:table-cell>
          <table:table-cell table:formula="of:=EXTRACTLINKSFROMSINGLECELL(SHEET(); CELL(&quot;address&quot;;[.E132]);&quot; || &quot;;&quot;(NoLink)&quot;)" office:value-type="string" office:string-value="https://en.wikipedia.org/wiki/BWV_122" calcext:value-type="string">
            <text:p>https://en.wikipedia.org/wiki/BWV_122</text:p>
          </table:table-cell>
          <table:table-cell office:value-type="float" office:value="57" calcext:value-type="float" table:number-columns-spanned="1" table:number-rows-spanned="2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 table:number-columns-spanned="1" table:number-rows-spanned="2">
            <text:p><text:a xlink:href="http://www.bach-chorales.com/BWV0122_6.htm" xlink:type="simple">0122_6</text:a> </text:p>
          </table:table-cell>
          <table:table-cell table:formula="of:=EXTRACTLINKSFROMSINGLECELL(SHEET(); CELL(&quot;address&quot;;[.J132]);&quot; || &quot;;&quot;(NoLink)&quot;)" office:value-type="string" office:string-value="http://www.bach-chorales.com/BWV0122_6.htm" calcext:value-type="string">
            <text:p>http://www.bach-chorales.com/BWV0122_6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207" xlink:type="simple">37.1a/b</text:a> </text:p>
          </table:table-cell>
          <table:table-cell table:formula="of:=EXTRACTLINKSFROMSINGLECELL(SHEET(); CELL(&quot;address&quot;;[.L132]);&quot; || &quot;;&quot;(NoLink)&quot;)" office:value-type="string" office:string-value="https://www.bach-digital.de/receive/BachDigitalWork_work_00011207" calcext:value-type="string">
            <text:p>https://www.bach-digital.de/receive/BachDigitalWork_work_00011207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178" calcext:value-type="float">
            <text:p>178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Liebster_Immanuel,_Herzog_der_Frommen" xlink:type="simple">Liebster Immanuel, Herzog ...</text:a> (v. 6)</text:p>
          </table:table-cell>
          <table:table-cell table:formula="of:=EXTRACTLINKSFROMSINGLECELL(SHEET(); CELL(&quot;address&quot;;[.$A134]);&quot; || &quot;;&quot;(NoLink)&quot;)" office:value-type="string" office:string-value="https://en.wikipedia.org/wiki/Liebster_Immanuel,_Herzog_der_Frommen" calcext:value-type="string">
            <text:p>https://en.wikipedia.org/wiki/Liebster_Immanuel,_Herzog_der_Frommen</text:p>
          </table:table-cell>
          <table:table-cell office:value-type="string" calcext:value-type="string">
            <text:p><text:a xlink:href="https://en.wikipedia.org/wiki/Liebster_Immanuel,_Herzog_der_Frommen" xlink:type="simple">4932c</text:a></text:p>
          </table:table-cell>
          <table:table-cell table:formula="of:=EXTRACTLINKSFROMSINGLECELL(SHEET(); CELL(&quot;address&quot;;[.C134]);&quot; || &quot;;&quot;(NoLink)&quot;)" office:value-type="string" office:string-value="https://en.wikipedia.org/wiki/Liebster_Immanuel,_Herzog_der_Frommen" calcext:value-type="string">
            <text:p>https://en.wikipedia.org/wiki/Liebster_Immanuel,_Herzog_der_Frommen</text:p>
          </table:table-cell>
          <table:table-cell office:value-type="string" calcext:value-type="string">
            <text:p><text:a xlink:href="https://en.wikipedia.org/wiki/BWV_123" xlink:type="simple">123</text:a>/6</text:p>
          </table:table-cell>
          <table:table-cell table:formula="of:=EXTRACTLINKSFROMSINGLECELL(SHEET(); CELL(&quot;address&quot;;[.E134]);&quot; || &quot;;&quot;(NoLink)&quot;)" office:value-type="string" office:string-value="https://en.wikipedia.org/wiki/BWV_123" calcext:value-type="string">
            <text:p>https://en.wikipedia.org/wiki/BWV_123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<text:a xlink:href="http://www.bach-chorales.com/BWV0123_6.htm" xlink:type="simple">0123_6</text:a> </text:p>
          </table:table-cell>
          <table:table-cell table:formula="of:=EXTRACTLINKSFROMSINGLECELL(SHEET(); CELL(&quot;address&quot;;[.J134]);&quot; || &quot;;&quot;(NoLink)&quot;)" office:value-type="string" office:string-value="http://www.bach-chorales.com/BWV0123_6.htm" calcext:value-type="string">
            <text:p>http://www.bach-chorales.com/BWV0123_6.htm</text:p>
          </table:table-cell>
          <table:table-cell office:value-type="string" calcext:value-type="string">
            <text:p><text:a xlink:href="https://www.bach-digital.de/receive/BachDigitalWork_work_00011340" xlink:type="simple">132.1a/b</text:a> </text:p>
          </table:table-cell>
          <table:table-cell table:formula="of:=EXTRACTLINKSFROMSINGLECELL(SHEET(); CELL(&quot;address&quot;;[.L134]);&quot; || &quot;;&quot;(NoLink)&quot;)" office:value-type="string" office:string-value="https://www.bach-digital.de/receive/BachDigitalWork_work_00011340" calcext:value-type="string">
            <text:p>https://www.bach-digital.de/receive/BachDigitalWork_work_00011340</text:p>
          </table:table-cell>
        </table:table-row>
        <table:table-row table:style-name="ro1">
          <table:table-cell office:value-type="string" calcext:value-type="string">
            <text:p><text:a xlink:href="https://en.wikipedia.org/wiki/Meinen_Jesum_laß_ich_nicht,_weil" xlink:type="simple">Meinen Jesum laß ich nicht, weil</text:a> ... (v. 6)</text:p>
          </table:table-cell>
          <table:table-cell table:formula="of:=EXTRACTLINKSFROMSINGLECELL(SHEET(); CELL(&quot;address&quot;;[.$A135]);&quot; || &quot;;&quot;(NoLink)&quot;)" office:value-type="string" office:string-value="https://en.wikipedia.org/wiki/Meinen_Jesum_laß_ich_nicht,_weil" calcext:value-type="string">
            <text:p>https://en.wikipedia.org/wiki/Meinen_Jesum_laß_ich_nicht,_weil</text:p>
          </table:table-cell>
          <table:table-cell office:value-type="string" calcext:value-type="string">
            <text:p><text:a xlink:href="https://en.wikipedia.org/wiki/Meinen_Jesum_laß_ich_nicht#Music" xlink:type="simple">3449</text:a></text:p>
          </table:table-cell>
          <table:table-cell table:formula="of:=EXTRACTLINKSFROMSINGLECELL(SHEET(); CELL(&quot;address&quot;;[.C135]);&quot; || &quot;;&quot;(NoLink)&quot;)" office:value-type="string" office:string-value="https://en.wikipedia.org/wiki/Meinen_Jesum_laß_ich_nicht#Music" calcext:value-type="string">
            <text:p>https://en.wikipedia.org/wiki/Meinen_Jesum_laß_ich_nicht#Music</text:p>
          </table:table-cell>
          <table:table-cell office:value-type="string" calcext:value-type="string">
            <text:p><text:a xlink:href="https://en.wikipedia.org/wiki/BWV_124" xlink:type="simple">124</text:a>/6</text:p>
          </table:table-cell>
          <table:table-cell table:formula="of:=EXTRACTLINKSFROMSINGLECELL(SHEET(); CELL(&quot;address&quot;;[.E135]);&quot; || &quot;;&quot;(NoLink)&quot;)" office:value-type="string" office:string-value="https://en.wikipedia.org/wiki/BWV_124" calcext:value-type="string">
            <text:p>https://en.wikipedia.org/wiki/BWV_124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24_6.htm" xlink:type="simple">0124_6</text:a> </text:p>
          </table:table-cell>
          <table:table-cell table:formula="of:=EXTRACTLINKSFROMSINGLECELL(SHEET(); CELL(&quot;address&quot;;[.J135]);&quot; || &quot;;&quot;(NoLink)&quot;)" office:value-type="string" office:string-value="http://www.bach-chorales.com/BWV0124_6.htm" calcext:value-type="string">
            <text:p>http://www.bach-chorales.com/BWV0124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35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Mit_Fried_und_Freud_ich_fahr_dahin" xlink:type="simple">Mit Fried und Freud ich fahr dahin</text:a> (v. 4)</text:p>
          </table:table-cell>
          <table:table-cell table:formula="of:=EXTRACTLINKSFROMSINGLECELL(SHEET(); CELL(&quot;address&quot;;[.$A136]);&quot; || &quot;;&quot;(NoLink)&quot;)" office:value-type="string" office:string-value="https://en.wikipedia.org/wiki/Mit_Fried_und_Freud_ich_fahr_dahin" calcext:value-type="string">
            <text:p>https://en.wikipedia.org/wiki/Mit_Fried_und_Freud_ich_fahr_dahin</text:p>
          </table:table-cell>
          <table:table-cell office:value-type="string" calcext:value-type="string">
            <text:p><text:a xlink:href="https://en.wikipedia.org/wiki/Mit_Fried_und_Freud_ich_fahr_dahin" xlink:type="simple">3986</text:a></text:p>
          </table:table-cell>
          <table:table-cell table:formula="of:=EXTRACTLINKSFROMSINGLECELL(SHEET(); CELL(&quot;address&quot;;[.C136]);&quot; || &quot;;&quot;(NoLink)&quot;)" office:value-type="string" office:string-value="https://en.wikipedia.org/wiki/Mit_Fried_und_Freud_ich_fahr_dahin" calcext:value-type="string">
            <text:p>https://en.wikipedia.org/wiki/Mit_Fried_und_Freud_ich_fahr_dahin</text:p>
          </table:table-cell>
          <table:table-cell office:value-type="string" calcext:value-type="string">
            <text:p><text:a xlink:href="https://en.wikipedia.org/wiki/BWV_125" xlink:type="simple">125</text:a>/6</text:p>
          </table:table-cell>
          <table:table-cell table:formula="of:=EXTRACTLINKSFROMSINGLECELL(SHEET(); CELL(&quot;address&quot;;[.E136]);&quot; || &quot;;&quot;(NoLink)&quot;)" office:value-type="string" office:string-value="https://en.wikipedia.org/wiki/BWV_125" calcext:value-type="string">
            <text:p>https://en.wikipedia.org/wiki/BWV_125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25_6.htm" xlink:type="simple">0125_6</text:a> </text:p>
          </table:table-cell>
          <table:table-cell table:formula="of:=EXTRACTLINKSFROMSINGLECELL(SHEET(); CELL(&quot;address&quot;;[.J136]);&quot; || &quot;;&quot;(NoLink)&quot;)" office:value-type="string" office:string-value="http://www.bach-chorales.com/BWV0125_6.htm" calcext:value-type="string">
            <text:p>http://www.bach-chorales.com/BWV0125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36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Verleih_uns_Frieden_gnädlich" xlink:type="simple">Verleih uns Frieden gnädlich</text:a> (complete)</text:p>
          </table:table-cell>
          <table:table-cell table:formula="of:=EXTRACTLINKSFROMSINGLECELL(SHEET(); CELL(&quot;address&quot;;[.$A137]);&quot; || &quot;;&quot;(NoLink)&quot;)" office:value-type="string" office:string-value="https://en.wikipedia.org/wiki/Verleih_uns_Frieden_gnädlich" calcext:value-type="string">
            <text:p>https://en.wikipedia.org/wiki/Verleih_uns_Frieden_gnädlich</text:p>
          </table:table-cell>
          <table:table-cell office:value-type="string" calcext:value-type="string">
            <text:p><text:a xlink:href="https://en.wikipedia.org/wiki/Verleih_uns_Frieden_gnädlich" xlink:type="simple">1945</text:a></text:p>
          </table:table-cell>
          <table:table-cell table:formula="of:=EXTRACTLINKSFROMSINGLECELL(SHEET(); CELL(&quot;address&quot;;[.C137]);&quot; || &quot;;&quot;(NoLink)&quot;)" office:value-type="string" office:string-value="https://en.wikipedia.org/wiki/Verleih_uns_Frieden_gnädlich" calcext:value-type="string">
            <text:p>https://en.wikipedia.org/wiki/Verleih_uns_Frieden_gnädlich</text:p>
          </table:table-cell>
          <table:table-cell office:value-type="string" calcext:value-type="string">
            <text:p><text:a xlink:href="https://en.wikipedia.org/wiki/BWV_126" xlink:type="simple">126</text:a>/6</text:p>
          </table:table-cell>
          <table:table-cell table:formula="of:=EXTRACTLINKSFROMSINGLECELL(SHEET(); CELL(&quot;address&quot;;[.E137]);&quot; || &quot;;&quot;(NoLink)&quot;)" office:value-type="string" office:string-value="https://en.wikipedia.org/wiki/BWV_126" calcext:value-type="string">
            <text:p>https://en.wikipedia.org/wiki/BWV_126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<text:a xlink:href="http://www.bach-chorales.com/BWV0126_6.htm" xlink:type="simple">0126_6</text:a>; Text version: <text:a xlink:href="https://en.wikipedia.org/w/index.php?title=Verleih_uns_Frieden_gnädiglich_(Walter_1566)&amp;action=edit&amp;redlink=1" xlink:type="simple">Walter 1566</text:a> [<text:a xlink:href="https://de.wikipedia.org/wiki/Verleih_uns_Frieden_gnädiglich" xlink:type="simple">de</text:a>] </text:p>
          </table:table-cell>
          <table:table-cell/>
          <table:table-cell office:value-type="string" calcext:value-type="string">
            <text:p><text:a xlink:href="https://www.bach-digital.de/receive/BachDigitalWork_work_00011335" xlink:type="simple">182.1b</text:a> </text:p>
          </table:table-cell>
          <table:table-cell table:formula="of:=EXTRACTLINKSFROMSINGLECELL(SHEET(); CELL(&quot;address&quot;;[.L137]);&quot; || &quot;;&quot;(NoLink)&quot;)" office:value-type="string" office:string-value="https://www.bach-digital.de/receive/BachDigitalWork_work_00011335" calcext:value-type="string">
            <text:p>https://www.bach-digital.de/receive/BachDigitalWork_work_00011335</text:p>
          </table:table-cell>
        </table:table-row>
        <table:table-row table:style-name="ro1">
          <table:table-cell office:value-type="string" calcext:value-type="string">
            <text:p><text:a xlink:href="https://en.wikipedia.org/wiki/Herr_Jesu_Christ,_wahr_Mensch_und_Gott" xlink:type="simple">Herr Jesu Christ, wahr Mensch und Gott</text:a> (v. 8)</text:p>
          </table:table-cell>
          <table:table-cell table:formula="of:=EXTRACTLINKSFROMSINGLECELL(SHEET(); CELL(&quot;address&quot;;[.$A138]);&quot; || &quot;;&quot;(NoLink)&quot;)" office:value-type="string" office:string-value="https://en.wikipedia.org/wiki/Herr_Jesu_Christ,_wahr_Mensch_und_Gott" calcext:value-type="string">
            <text:p>https://en.wikipedia.org/wiki/Herr_Jesu_Christ,_wahr_Mensch_und_Gott</text:p>
          </table:table-cell>
          <table:table-cell office:value-type="string" calcext:value-type="string">
            <text:p><text:a xlink:href="https://en.wikipedia.org/wiki/Wenn_einer_schon_ein_Haus_aufbaut" xlink:type="simple">2570</text:a></text:p>
          </table:table-cell>
          <table:table-cell table:formula="of:=EXTRACTLINKSFROMSINGLECELL(SHEET(); CELL(&quot;address&quot;;[.C138]);&quot; || &quot;;&quot;(NoLink)&quot;)" office:value-type="string" office:string-value="https://en.wikipedia.org/wiki/Wenn_einer_schon_ein_Haus_aufbaut" calcext:value-type="string">
            <text:p>https://en.wikipedia.org/wiki/Wenn_einer_schon_ein_Haus_aufbaut</text:p>
          </table:table-cell>
          <table:table-cell office:value-type="string" calcext:value-type="string">
            <text:p><text:a xlink:href="https://en.wikipedia.org/wiki/BWV_127" xlink:type="simple">127</text:a>/5</text:p>
          </table:table-cell>
          <table:table-cell table:formula="of:=EXTRACTLINKSFROMSINGLECELL(SHEET(); CELL(&quot;address&quot;;[.E138]);&quot; || &quot;;&quot;(NoLink)&quot;)" office:value-type="string" office:string-value="https://en.wikipedia.org/wiki/BWV_127" calcext:value-type="string">
            <text:p>https://en.wikipedia.org/wiki/BWV_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83bi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bach-chorales.com/BWV0127_5.htm" xlink:type="simple">0127_5</text:a> </text:p>
          </table:table-cell>
          <table:table-cell table:formula="of:=EXTRACTLINKSFROMSINGLECELL(SHEET(); CELL(&quot;address&quot;;[.J138]);&quot; || &quot;;&quot;(NoLink)&quot;)" office:value-type="string" office:string-value="http://www.bach-chorales.com/BWV0127_5.htm" calcext:value-type="string">
            <text:p>http://www.bach-chorales.com/BWV0127_5.htm</text:p>
          </table:table-cell>
          <table:table-cell office:value-type="string" calcext:value-type="string">
            <text:p><text:a xlink:href="https://www.bach-digital.de/receive/BachDigitalWork_work_00011209" xlink:type="simple">199.1a/b</text:a> </text:p>
          </table:table-cell>
          <table:table-cell table:formula="of:=EXTRACTLINKSFROMSINGLECELL(SHEET(); CELL(&quot;address&quot;;[.L138]);&quot; || &quot;;&quot;(NoLink)&quot;)" office:value-type="string" office:string-value="https://www.bach-digital.de/receive/BachDigitalWork_work_00011209" calcext:value-type="string">
            <text:p>https://www.bach-digital.de/receive/BachDigitalWork_work_00011209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O_Jesu,_meine_Lust&amp;action=edit&amp;redlink=1" xlink:type="simple">O Jesu, meine Lust</text:a> [<text:a xlink:href="https://en.wikisource.org/wiki/de:ADB:Avenarius,_Johannes" xlink:type="simple">wikisource:de</text:a>] (v. 4)</text:p>
          </table:table-cell>
          <table:table-cell/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139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128" xlink:type="simple">128</text:a>/5</text:p>
          </table:table-cell>
          <table:table-cell table:formula="of:=EXTRACTLINKSFROMSINGLECELL(SHEET(); CELL(&quot;address&quot;;[.E139]);&quot; || &quot;;&quot;(NoLink)&quot;)" office:value-type="string" office:string-value="https://en.wikipedia.org/wiki/BWV_128" calcext:value-type="string">
            <text:p>https://en.wikipedia.org/wiki/BWV_128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28_5.htm" xlink:type="simple">0128_5</text:a> </text:p>
          </table:table-cell>
          <table:table-cell table:formula="of:=EXTRACTLINKSFROMSINGLECELL(SHEET(); CELL(&quot;address&quot;;[.J139]);&quot; || &quot;;&quot;(NoLink)&quot;)" office:value-type="string" office:string-value="http://www.bach-chorales.com/BWV0128_5.htm" calcext:value-type="string">
            <text:p>http://www.bach-chorales.com/BWV0128_5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39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Gelobet_sei_der_Herr,_mein_Gott" xlink:type="simple">Gelobet sei der Herr, mein Gott</text:a> (v. 5)</text:p>
          </table:table-cell>
          <table:table-cell table:formula="of:=EXTRACTLINKSFROMSINGLECELL(SHEET(); CELL(&quot;address&quot;;[.$A140]);&quot; || &quot;;&quot;(NoLink)&quot;)" office:value-type="string" office:string-value="https://en.wikipedia.org/wiki/Gelobet_sei_der_Herr,_mein_Gott" calcext:value-type="string">
            <text:p>https://en.wikipedia.org/wiki/Gelobet_sei_der_Herr,_mein_Gott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140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129" xlink:type="simple">129</text:a>/5</text:p>
          </table:table-cell>
          <table:table-cell table:formula="of:=EXTRACTLINKSFROMSINGLECELL(SHEET(); CELL(&quot;address&quot;;[.E140]);&quot; || &quot;;&quot;(NoLink)&quot;)" office:value-type="string" office:string-value="https://en.wikipedia.org/wiki/BWV_129" calcext:value-type="string">
            <text:p>https://en.wikipedia.org/wiki/BWV_129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29_5.htm" xlink:type="simple">0129_5</text:a> </text:p>
          </table:table-cell>
          <table:table-cell table:formula="of:=EXTRACTLINKSFROMSINGLECELL(SHEET(); CELL(&quot;address&quot;;[.J140]);&quot; || &quot;;&quot;(NoLink)&quot;)" office:value-type="string" office:string-value="http://www.bach-chorales.com/BWV0129_5.htm" calcext:value-type="string">
            <text:p>http://www.bach-chorales.com/BWV0129_5.htm</text:p>
          </table:table-cell>
          <table:table-cell office:value-type="string" calcext:value-type="string">
            <text:p><text:a xlink:href="https://www.bach-digital.de/receive/BachDigitalWork_work_00011246" xlink:type="simple">45; —</text:a> </text:p>
          </table:table-cell>
          <table:table-cell table:formula="of:=EXTRACTLINKSFROMSINGLECELL(SHEET(); CELL(&quot;address&quot;;[.L140]);&quot; || &quot;;&quot;(NoLink)&quot;)" office:value-type="string" office:string-value="https://www.bach-digital.de/receive/BachDigitalWork_work_00011246" calcext:value-type="string">
            <text:p>https://www.bach-digital.de/receive/BachDigitalWork_work_00011246</text:p>
          </table:table-cell>
        </table:table-row>
        <table:table-row table:style-name="ro5">
          <table:table-cell office:value-type="string" calcext:value-type="string">
            <text:p><text:a xlink:href="https://en.wikipedia.org/wiki/Herr_Gott,_dich_loben_alle_wir" xlink:type="simple">Herr Gott, dich loben alle wir</text:a> (v. 11)</text:p>
          </table:table-cell>
          <table:table-cell table:formula="of:=EXTRACTLINKSFROMSINGLECELL(SHEET(); CELL(&quot;address&quot;;[.$A141]);&quot; || &quot;;&quot;(NoLink)&quot;)" office:value-type="string" office:string-value="https://en.wikipedia.org/wiki/Herr_Gott,_dich_loben_alle_wir" calcext:value-type="string">
            <text:p>https://en.wikipedia.org/wiki/Herr_Gott,_dich_loben_alle_wir</text:p>
          </table:table-cell>
          <table:table-cell office:value-type="string" calcext:value-type="string">
            <text:p><text:a xlink:href="https://en.wikipedia.org/wiki/Ihr_Knecht_des_Herren_allzugleich" xlink:type="simple">368</text:a></text:p>
          </table:table-cell>
          <table:table-cell table:formula="of:=EXTRACTLINKSFROMSINGLECELL(SHEET(); CELL(&quot;address&quot;;[.C141]);&quot; || &quot;;&quot;(NoLink)&quot;)" office:value-type="string" office:string-value="https://en.wikipedia.org/wiki/Ihr_Knecht_des_Herren_allzugleich" calcext:value-type="string">
            <text:p>https://en.wikipedia.org/wiki/Ihr_Knecht_des_Herren_allzugleich</text:p>
          </table:table-cell>
          <table:table-cell office:value-type="string" calcext:value-type="string">
            <text:p><text:a xlink:href="https://en.wikipedia.org/wiki/BWV_130" xlink:type="simple">130</text:a>/6</text:p>
          </table:table-cell>
          <table:table-cell table:formula="of:=EXTRACTLINKSFROMSINGLECELL(SHEET(); CELL(&quot;address&quot;;[.E141]);&quot; || &quot;;&quot;(NoLink)&quot;)" office:value-type="string" office:string-value="https://en.wikipedia.org/wiki/BWV_130" calcext:value-type="string">
            <text:p>https://en.wikipedia.org/wiki/BWV_130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30_6.htm" xlink:type="simple">0130_6</text:a>; Bach struck v. 12 in cantata<text:a xlink:href="https://en.wikipedia.org/wiki/List_of_chorale_harmonisations_by_Johann_Sebastian_Bach#cite_note-31" xlink:type="simple">[31]</text:a> </text:p>
          </table:table-cell>
          <table:table-cell table:formula="of:=EXTRACTLINKSFROMSINGLECELL(SHEET(); CELL(&quot;address&quot;;[.J141]);&quot; || &quot;;&quot;(NoLink)&quot;)" office:value-type="string" office:string-value="http://www.bach-chorales.com/BWV0130_6.htm || https://en.wikipedia.org/wiki/List_of_chorale_harmonisations_by_Johann_Sebastian_Bach#cite_note-31" calcext:value-type="string">
            <text:p>http://www.bach-chorales.com/BWV0130_6.htm || https://en.wikipedia.org/wiki/List_of_chorale_harmonisations_by_Johann_Sebastian_Bach#cite_note-31</text:p>
          </table:table-cell>
          <table:table-cell office:value-type="string" calcext:value-type="string">
            <text:p><text:a xlink:href="https://www.bach-digital.de/receive/BachDigitalWork_work_00011226" xlink:type="simple">105.3b</text:a> </text:p>
          </table:table-cell>
          <table:table-cell table:formula="of:=EXTRACTLINKSFROMSINGLECELL(SHEET(); CELL(&quot;address&quot;;[.L141]);&quot; || &quot;;&quot;(NoLink)&quot;)" office:value-type="string" office:string-value="https://www.bach-digital.de/receive/BachDigitalWork_work_00011226" calcext:value-type="string">
            <text:p>https://www.bach-digital.de/receive/BachDigitalWork_work_00011226</text:p>
          </table:table-cell>
        </table:table-row>
        <table:table-row table:style-name="ro1">
          <table:table-cell office:value-type="string" calcext:value-type="string">
            <text:p><text:a xlink:href="https://en.wikipedia.org/wiki/Ich_freue_mich_in_dir" xlink:type="simple">Ich freue mich in dir</text:a> (v. 4)</text:p>
          </table:table-cell>
          <table:table-cell table:formula="of:=EXTRACTLINKSFROMSINGLECELL(SHEET(); CELL(&quot;address&quot;;[.$A142]);&quot; || &quot;;&quot;(NoLink)&quot;)" office:value-type="string" office:string-value="https://en.wikipedia.org/wiki/Ich_freue_mich_in_dir" calcext:value-type="string">
            <text:p>https://en.wikipedia.org/wiki/Ich_freue_mich_in_dir</text:p>
          </table:table-cell>
          <table:table-cell office:value-type="string" calcext:value-type="string">
            <text:p><text:a xlink:href="https://en.wikipedia.org/wiki/O_Gott,_du_frommer_Gott_(Zahn_5187)" xlink:type="simple">5187</text:a></text:p>
          </table:table-cell>
          <table:table-cell table:formula="of:=EXTRACTLINKSFROMSINGLECELL(SHEET(); CELL(&quot;address&quot;;[.C142]);&quot; || &quot;;&quot;(NoLink)&quot;)" office:value-type="string" office:string-value="https://en.wikipedia.org/wiki/O_Gott,_du_frommer_Gott_(Zahn_5187)" calcext:value-type="string">
            <text:p>https://en.wikipedia.org/wiki/O_Gott,_du_frommer_Gott_(Zahn_5187)</text:p>
          </table:table-cell>
          <table:table-cell office:value-type="string" calcext:value-type="string">
            <text:p><text:a xlink:href="https://en.wikipedia.org/wiki/BWV_133" xlink:type="simple">133</text:a>/6</text:p>
          </table:table-cell>
          <table:table-cell table:formula="of:=EXTRACTLINKSFROMSINGLECELL(SHEET(); CELL(&quot;address&quot;;[.E142]);&quot; || &quot;;&quot;(NoLink)&quot;)" office:value-type="string" office:string-value="https://en.wikipedia.org/wiki/BWV_133" calcext:value-type="string">
            <text:p>https://en.wikipedia.org/wiki/BWV_133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bach-chorales.com/BWV0133_6.htm" xlink:type="simple">0133_6</text:a> </text:p>
          </table:table-cell>
          <table:table-cell table:formula="of:=EXTRACTLINKSFROMSINGLECELL(SHEET(); CELL(&quot;address&quot;;[.J142]);&quot; || &quot;;&quot;(NoLink)&quot;)" office:value-type="string" office:string-value="http://www.bach-chorales.com/BWV0133_6.htm" calcext:value-type="string">
            <text:p>http://www.bach-chorales.com/BWV0133_6.htm</text:p>
          </table:table-cell>
          <table:table-cell office:value-type="string" calcext:value-type="string">
            <text:p><text:a xlink:href="https://www.bach-digital.de/receive/BachDigitalWork_work_00011208" xlink:type="simple">164.1a/b</text:a> </text:p>
          </table:table-cell>
          <table:table-cell table:formula="of:=EXTRACTLINKSFROMSINGLECELL(SHEET(); CELL(&quot;address&quot;;[.L142]);&quot; || &quot;;&quot;(NoLink)&quot;)" office:value-type="string" office:string-value="https://www.bach-digital.de/receive/BachDigitalWork_work_00011208" calcext:value-type="string">
            <text:p>https://www.bach-digital.de/receive/BachDigitalWork_work_00011208</text:p>
          </table:table-cell>
        </table:table-row>
        <table:table-row table:style-name="ro1">
          <table:table-cell office:value-type="string" calcext:value-type="string">
            <text:p><text:a xlink:href="https://en.wikipedia.org/wiki/Ach_Herr,_mich_armen_Sünder" xlink:type="simple">Ach Herr, mich armen Sünder</text:a> (v. 6)</text:p>
          </table:table-cell>
          <table:table-cell table:formula="of:=EXTRACTLINKSFROMSINGLECELL(SHEET(); CELL(&quot;address&quot;;[.$A143]);&quot; || &quot;;&quot;(NoLink)&quot;)" office:value-type="string" office:string-value="https://en.wikipedia.org/wiki/Ach_Herr,_mich_armen_Sünder" calcext:value-type="string">
            <text:p>https://en.wikipedia.org/wiki/Ach_Herr,_mich_armen_Sünder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143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135" xlink:type="simple">135</text:a>/6</text:p>
          </table:table-cell>
          <table:table-cell table:formula="of:=EXTRACTLINKSFROMSINGLECELL(SHEET(); CELL(&quot;address&quot;;[.E143]);&quot; || &quot;;&quot;(NoLink)&quot;)" office:value-type="string" office:string-value="https://en.wikipedia.org/wiki/BWV_135" calcext:value-type="string">
            <text:p>https://en.wikipedia.org/wiki/BWV_135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35_6.htm" xlink:type="simple">0135_6</text:a> </text:p>
          </table:table-cell>
          <table:table-cell table:formula="of:=EXTRACTLINKSFROMSINGLECELL(SHEET(); CELL(&quot;address&quot;;[.J143]);&quot; || &quot;;&quot;(NoLink)&quot;)" office:value-type="string" office:string-value="http://www.bach-chorales.com/BWV0135_6.htm" calcext:value-type="string">
            <text:p>http://www.bach-chorales.com/BWV0135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43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Wo_soll_ich_fliehen_hin" xlink:type="simple">Wo soll ich fliehen hin</text:a> (v. 9)</text:p>
          </table:table-cell>
          <table:table-cell table:formula="of:=EXTRACTLINKSFROMSINGLECELL(SHEET(); CELL(&quot;address&quot;;[.$A144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Wo_soll_ich_fliehen_hin" xlink:type="simple">2164</text:a></text:p>
          </table:table-cell>
          <table:table-cell table:formula="of:=EXTRACTLINKSFROMSINGLECELL(SHEET(); CELL(&quot;address&quot;;[.C144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BWV_136" xlink:type="simple">136</text:a>/6</text:p>
          </table:table-cell>
          <table:table-cell table:formula="of:=EXTRACTLINKSFROMSINGLECELL(SHEET(); CELL(&quot;address&quot;;[.E144]);&quot; || &quot;;&quot;(NoLink)&quot;)" office:value-type="string" office:string-value="https://en.wikipedia.org/wiki/BWV_136" calcext:value-type="string">
            <text:p>https://en.wikipedia.org/wiki/BWV_136</text:p>
          </table:table-cell>
          <table:table-cell office:value-type="float" office:value="27" calcext:value-type="float">
            <text:p>27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://www.bach-chorales.com/BWV0136_6.htm" xlink:type="simple">0136_6</text:a> </text:p>
          </table:table-cell>
          <table:table-cell table:formula="of:=EXTRACTLINKSFROMSINGLECELL(SHEET(); CELL(&quot;address&quot;;[.J144]);&quot; || &quot;;&quot;(NoLink)&quot;)" office:value-type="string" office:string-value="http://www.bach-chorales.com/BWV0136_6.htm" calcext:value-type="string">
            <text:p>http://www.bach-chorales.com/BWV0136_6.htm</text:p>
          </table:table-cell>
          <table:table-cell office:value-type="string" calcext:value-type="string">
            <text:p><text:a xlink:href="https://www.bach-digital.de/receive/BachDigitalWork_work_00011293" xlink:type="simple">20.5b</text:a> </text:p>
          </table:table-cell>
          <table:table-cell table:formula="of:=EXTRACTLINKSFROMSINGLECELL(SHEET(); CELL(&quot;address&quot;;[.L144]);&quot; || &quot;;&quot;(NoLink)&quot;)" office:value-type="string" office:string-value="https://www.bach-digital.de/receive/BachDigitalWork_work_00011293" calcext:value-type="string">
            <text:p>https://www.bach-digital.de/receive/BachDigitalWork_work_00011293</text:p>
          </table:table-cell>
        </table:table-row>
        <table:table-row table:style-name="ro5">
          <table:table-cell office:value-type="string" calcext:value-type="string">
            <text:p><text:a xlink:href="https://en.wikipedia.org/wiki/Lobe_den_Herren,_den_mächtigen_König_der_Ehren" xlink:type="simple">Lobe den Herren, den mächtigen ...</text:a> (v. 5)</text:p>
          </table:table-cell>
          <table:table-cell table:formula="of:=EXTRACTLINKSFROMSINGLECELL(SHEET(); CELL(&quot;address&quot;;[.$A145]);&quot; || &quot;;&quot;(NoLink)&quot;)" office:value-type="string" office:string-value="https://en.wikipedia.org/wiki/Lobe_den_Herren,_den_mächtigen_König_der_Ehren" calcext:value-type="string">
            <text:p>https://en.wikipedia.org/wiki/Lobe_den_Herren,_den_mächtigen_König_der_Ehren</text:p>
          </table:table-cell>
          <table:table-cell office:value-type="string" calcext:value-type="string">
            <text:p><text:a xlink:href="https://en.wikipedia.org/w/index.php?title=Hast_du_denn,_Jesu,_dein_Angesicht_gänzlich_verborgen&amp;action=edit&amp;redlink=1" xlink:type="simple">1912a</text:a></text:p>
          </table:table-cell>
          <table:table-cell/>
          <table:table-cell office:value-type="string" calcext:value-type="string">
            <text:p><text:a xlink:href="https://en.wikipedia.org/wiki/BWV_137" xlink:type="simple">137</text:a>/5</text:p>
          </table:table-cell>
          <table:table-cell table:formula="of:=EXTRACTLINKSFROMSINGLECELL(SHEET(); CELL(&quot;address&quot;;[.E145]);&quot; || &quot;;&quot;(NoLink)&quot;)" office:value-type="string" office:string-value="https://en.wikipedia.org/wiki/BWV_137" calcext:value-type="string">
            <text:p>https://en.wikipedia.org/wiki/BWV_137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37_5.htm" xlink:type="simple">0137_5</text:a>; ≈<text:a xlink:href="https://en.wikipedia.org/wiki/BWV_120a" xlink:type="simple">BWV 120a</text:a>/8 </text:p>
          </table:table-cell>
          <table:table-cell table:formula="of:=EXTRACTLINKSFROMSINGLECELL(SHEET(); CELL(&quot;address&quot;;[.J145]);&quot; || &quot;;&quot;(NoLink)&quot;)" office:value-type="string" office:string-value="http://www.bach-chorales.com/BWV0137_5.htm || https://en.wikipedia.org/wiki/BWV_120a" calcext:value-type="string">
            <text:p>http://www.bach-chorales.com/BWV0137_5.htm || https://en.wikipedia.org/wiki/BWV_120a</text:p>
          </table:table-cell>
          <table:table-cell office:value-type="string" calcext:value-type="string">
            <text:p><text:a xlink:href="https://www.bach-digital.de/receive/BachDigitalWork_work_00011220" xlink:type="simple">78.2c</text:a> </text:p>
          </table:table-cell>
          <table:table-cell table:formula="of:=EXTRACTLINKSFROMSINGLECELL(SHEET(); CELL(&quot;address&quot;;[.L145]);&quot; || &quot;;&quot;(NoLink)&quot;)" office:value-type="string" office:string-value="https://www.bach-digital.de/receive/BachDigitalWork_work_00011220" calcext:value-type="string">
            <text:p>https://www.bach-digital.de/receive/BachDigitalWork_work_0001122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Wohl_dem,_der_sich_auf_seinen_Gott&amp;action=edit&amp;redlink=1" xlink:type="simple">Wohl dem, der sich auf seinen Gott</text:a> (v. 5)</text:p>
          </table:table-cell>
          <table:table-cell/>
          <table:table-cell office:value-type="string" calcext:value-type="string">
            <text:p><text:a xlink:href="https://en.wikipedia.org/w/index.php?title=Machs_mit_mir,_Gott,_nach_deiner_Güt&amp;action=edit&amp;redlink=1" xlink:type="simple">2383</text:a></text:p>
          </table:table-cell>
          <table:table-cell/>
          <table:table-cell office:value-type="string" calcext:value-type="string">
            <text:p><text:a xlink:href="https://en.wikipedia.org/wiki/BWV_139" xlink:type="simple">139</text:a>/6</text:p>
          </table:table-cell>
          <table:table-cell table:formula="of:=EXTRACTLINKSFROMSINGLECELL(SHEET(); CELL(&quot;address&quot;;[.E146]);&quot; || &quot;;&quot;(NoLink)&quot;)" office:value-type="string" office:string-value="https://en.wikipedia.org/wiki/BWV_139" calcext:value-type="string">
            <text:p>https://en.wikipedia.org/wiki/BWV_139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39_6.htm" xlink:type="simple">0139_6</text:a> </text:p>
          </table:table-cell>
          <table:table-cell table:formula="of:=EXTRACTLINKSFROMSINGLECELL(SHEET(); CELL(&quot;address&quot;;[.J146]);&quot; || &quot;;&quot;(NoLink)&quot;)" office:value-type="string" office:string-value="http://www.bach-chorales.com/BWV0139_6.htm" calcext:value-type="string">
            <text:p>http://www.bach-chorales.com/BWV0139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46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Wachet_auf,_ruft_uns_die_Stimme" xlink:type="simple">Wachet auf, ruft uns die Stimme</text:a> (v. 3)</text:p>
          </table:table-cell>
          <table:table-cell table:formula="of:=EXTRACTLINKSFROMSINGLECELL(SHEET(); CELL(&quot;address&quot;;[.$A147]);&quot; || &quot;;&quot;(NoLink)&quot;)" office:value-type="string" office:string-value="https://en.wikipedia.org/wiki/Wachet_auf,_ruft_uns_die_Stimme" calcext:value-type="string">
            <text:p>https://en.wikipedia.org/wiki/Wachet_auf,_ruft_uns_die_Stimme</text:p>
          </table:table-cell>
          <table:table-cell office:value-type="string" calcext:value-type="string">
            <text:p><text:a xlink:href="https://en.wikipedia.org/wiki/Wachet_auf,_ruft_uns_die_Stimme" xlink:type="simple">8405</text:a></text:p>
          </table:table-cell>
          <table:table-cell table:formula="of:=EXTRACTLINKSFROMSINGLECELL(SHEET(); CELL(&quot;address&quot;;[.C147]);&quot; || &quot;;&quot;(NoLink)&quot;)" office:value-type="string" office:string-value="https://en.wikipedia.org/wiki/Wachet_auf,_ruft_uns_die_Stimme" calcext:value-type="string">
            <text:p>https://en.wikipedia.org/wiki/Wachet_auf,_ruft_uns_die_Stimme</text:p>
          </table:table-cell>
          <table:table-cell office:value-type="string" calcext:value-type="string">
            <text:p><text:a xlink:href="https://en.wikipedia.org/wiki/BWV_140" xlink:type="simple">140</text:a>/7</text:p>
          </table:table-cell>
          <table:table-cell table:formula="of:=EXTRACTLINKSFROMSINGLECELL(SHEET(); CELL(&quot;address&quot;;[.E147]);&quot; || &quot;;&quot;(NoLink)&quot;)" office:value-type="string" office:string-value="https://en.wikipedia.org/wiki/BWV_140" calcext:value-type="string">
            <text:p>https://en.wikipedia.org/wiki/BWV_14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<text:a xlink:href="http://www.bach-chorales.com/BWV0140_7.htm" xlink:type="simple">0140_7</text:a> </text:p>
          </table:table-cell>
          <table:table-cell table:formula="of:=EXTRACTLINKSFROMSINGLECELL(SHEET(); CELL(&quot;address&quot;;[.J147]);&quot; || &quot;;&quot;(NoLink)&quot;)" office:value-type="string" office:string-value="http://www.bach-chorales.com/BWV0140_7.htm" calcext:value-type="string">
            <text:p>http://www.bach-chorales.com/BWV0140_7.htm</text:p>
          </table:table-cell>
          <table:table-cell office:value-type="string" calcext:value-type="string">
            <text:p><text:a xlink:href="https://www.bach-digital.de/receive/BachDigitalWork_work_00011183" xlink:type="simple">186.1a/b/c</text:a> </text:p>
          </table:table-cell>
          <table:table-cell table:formula="of:=EXTRACTLINKSFROMSINGLECELL(SHEET(); CELL(&quot;address&quot;;[.L147]);&quot; || &quot;;&quot;(NoLink)&quot;)" office:value-type="string" office:string-value="https://www.bach-digital.de/receive/BachDigitalWork_work_00011183" calcext:value-type="string">
            <text:p>https://www.bach-digital.de/receive/BachDigitalWork_work_00011183</text:p>
          </table:table-cell>
        </table:table-row>
        <table:table-row table:style-name="ro1">
          <table:table-cell office:value-type="string" calcext:value-type="string">
            <text:p><text:a xlink:href="https://en.wikipedia.org/wiki/Was_Gott_tut,_das_ist_wohlgetan" xlink:type="simple">Was Gott tut, das ist wohlgetan</text:a> (v. 1)</text:p>
          </table:table-cell>
          <table:table-cell table:formula="of:=EXTRACTLINKSFROMSINGLECELL(SHEET(); CELL(&quot;address&quot;;[.$A148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148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BWV_144" xlink:type="simple">144</text:a>/3</text:p>
          </table:table-cell>
          <table:table-cell table:formula="of:=EXTRACTLINKSFROMSINGLECELL(SHEET(); CELL(&quot;address&quot;;[.E148]);&quot; || &quot;;&quot;(NoLink)&quot;)" office:value-type="string" office:string-value="https://en.wikipedia.org/wiki/BWV_144" calcext:value-type="string">
            <text:p>https://en.wikipedia.org/wiki/BWV_144</text:p>
          </table:table-cell>
          <table:table-cell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bach-chorales.com/BWV0144_3.htm" xlink:type="simple">0144_3</text:a> </text:p>
          </table:table-cell>
          <table:table-cell table:formula="of:=EXTRACTLINKSFROMSINGLECELL(SHEET(); CELL(&quot;address&quot;;[.J148]);&quot; || &quot;;&quot;(NoLink)&quot;)" office:value-type="string" office:string-value="http://www.bach-chorales.com/BWV0144_3.htm" calcext:value-type="string">
            <text:p>http://www.bach-chorales.com/BWV0144_3.htm</text:p>
          </table:table-cell>
          <table:table-cell office:value-type="string" calcext:value-type="string">
            <text:p><text:a xlink:href="https://www.bach-digital.de/receive/BachDigitalWork_work_00011204" xlink:type="simple">193.1</text:a> </text:p>
          </table:table-cell>
          <table:table-cell table:formula="of:=EXTRACTLINKSFROMSINGLECELL(SHEET(); CELL(&quot;address&quot;;[.L148]);&quot; || &quot;;&quot;(NoLink)&quot;)" office:value-type="string" office:string-value="https://www.bach-digital.de/receive/BachDigitalWork_work_00011204" calcext:value-type="string">
            <text:p>https://www.bach-digital.de/receive/BachDigitalWork_work_00011204</text:p>
          </table:table-cell>
        </table:table-row>
        <table:table-row table:style-name="ro1">
          <table:table-cell office:value-type="string" calcext:value-type="string">
            <text:p><text:a xlink:href="https://en.wikipedia.org/wiki/Was_mein_Gott_will,_das_g%27scheh_allzeit" xlink:type="simple">Was mein Gott will, das g'scheh allzeit</text:a> (v. 1)</text:p>
          </table:table-cell>
          <table:table-cell table:formula="of:=EXTRACTLINKSFROMSINGLECELL(SHEET(); CELL(&quot;address&quot;;[.$A149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Was_mein_Gott_will,_das_g%27scheh_allzeit" xlink:type="simple">7568</text:a></text:p>
          </table:table-cell>
          <table:table-cell table:formula="of:=EXTRACTLINKSFROMSINGLECELL(SHEET(); CELL(&quot;address&quot;;[.C149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BWV_144" xlink:type="simple">144</text:a>/6</text:p>
          </table:table-cell>
          <table:table-cell table:formula="of:=EXTRACTLINKSFROMSINGLECELL(SHEET(); CELL(&quot;address&quot;;[.E149]);&quot; || &quot;;&quot;(NoLink)&quot;)" office:value-type="string" office:string-value="https://en.wikipedia.org/wiki/BWV_144" calcext:value-type="string">
            <text:p>https://en.wikipedia.org/wiki/BWV_144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<text:a xlink:href="http://www.bach-chorales.com/BWV0144_6.htm" xlink:type="simple">0144_6</text:a> </text:p>
          </table:table-cell>
          <table:table-cell table:formula="of:=EXTRACTLINKSFROMSINGLECELL(SHEET(); CELL(&quot;address&quot;;[.J149]);&quot; || &quot;;&quot;(NoLink)&quot;)" office:value-type="string" office:string-value="http://www.bach-chorales.com/BWV0144_6.htm" calcext:value-type="string">
            <text:p>http://www.bach-chorales.com/BWV0144_6.htm</text:p>
          </table:table-cell>
          <table:table-cell office:value-type="string" calcext:value-type="string">
            <text:p><text:a xlink:href="https://www.bach-digital.de/receive/BachDigitalWork_work_00011205" xlink:type="simple">194.4</text:a> </text:p>
          </table:table-cell>
          <table:table-cell table:formula="of:=EXTRACTLINKSFROMSINGLECELL(SHEET(); CELL(&quot;address&quot;;[.L149]);&quot; || &quot;;&quot;(NoLink)&quot;)" office:value-type="string" office:string-value="https://www.bach-digital.de/receive/BachDigitalWork_work_00011205" calcext:value-type="string">
            <text:p>https://www.bach-digital.de/receive/BachDigitalWork_work_00011205</text:p>
          </table:table-cell>
        </table:table-row>
        <table:table-row table:style-name="ro1">
          <table:table-cell office:value-type="string" calcext:value-type="string">
            <text:p><text:a xlink:href="https://en.wikipedia.org/wiki/Auf,_mein_Herz,_des_Herren_Tag" xlink:type="simple">Auf, mein Herz, des Herren Tag</text:a> (v. 1)</text:p>
          </table:table-cell>
          <table:table-cell table:formula="of:=EXTRACTLINKSFROMSINGLECELL(SHEET(); CELL(&quot;address&quot;;[.$A150]);&quot; || &quot;;&quot;(NoLink)&quot;)" office:value-type="string" office:string-value="https://en.wikipedia.org/wiki/Auf,_mein_Herz,_des_Herren_Tag" calcext:value-type="string">
            <text:p>https://en.wikipedia.org/wiki/Auf,_mein_Herz,_des_Herren_Tag</text:p>
          </table:table-cell>
          <table:table-cell office:value-type="string" calcext:value-type="string">
            <text:p><text:a xlink:href="https://en.wikipedia.org/w/index.php?title=Jesus,_meine_Zuversicht&amp;action=edit&amp;redlink=1" xlink:type="simple">3432b</text:a> </text:p>
          </table:table-cell>
          <table:table-cell/>
          <table:table-cell office:value-type="string" calcext:value-type="string">
            <text:p><text:a xlink:href="https://en.wikipedia.org/wiki/BWV_145" xlink:type="simple">145</text:a>/a</text:p>
          </table:table-cell>
          <table:table-cell table:formula="of:=EXTRACTLINKSFROMSINGLECELL(SHEET(); CELL(&quot;address&quot;;[.E150]);&quot; || &quot;;&quot;(NoLink)&quot;)" office:value-type="string" office:string-value="https://en.wikipedia.org/wiki/BWV_145" calcext:value-type="string">
            <text:p>https://en.wikipedia.org/wiki/BWV_145</text:p>
          </table:table-cell>
          <table:table-cell office:value-type="float" office:value="209" calcext:value-type="float">
            <text:p>209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www.bach-chorales.com/BWV0145a.htm" xlink:type="simple">0145a</text:a> </text:p>
          </table:table-cell>
          <table:table-cell table:formula="of:=EXTRACTLINKSFROMSINGLECELL(SHEET(); CELL(&quot;address&quot;;[.J150]);&quot; || &quot;;&quot;(NoLink)&quot;)" office:value-type="string" office:string-value="http://www.bach-chorales.com/BWV0145a.htm" calcext:value-type="string">
            <text:p>http://www.bach-chorales.com/BWV0145a.htm</text:p>
          </table:table-cell>
          <table:table-cell office:value-type="string" calcext:value-type="string">
            <text:p><text:a xlink:href="https://www.bach-digital.de/receive/BachDigitalWork_work_00009019" xlink:type="simple">123.2a</text:a> </text:p>
          </table:table-cell>
          <table:table-cell table:formula="of:=EXTRACTLINKSFROMSINGLECELL(SHEET(); CELL(&quot;address&quot;;[.L150]);&quot; || &quot;;&quot;(NoLink)&quot;)" office:value-type="string" office:string-value="https://www.bach-digital.de/receive/BachDigitalWork_work_00009019" calcext:value-type="string">
            <text:p>https://www.bach-digital.de/receive/BachDigitalWork_work_00009019</text:p>
          </table:table-cell>
        </table:table-row>
        <table:table-row table:style-name="ro1">
          <table:table-cell office:value-type="string" calcext:value-type="string">
            <text:p><text:a xlink:href="https://en.wikipedia.org/wiki/Erschienen_ist_der_herrlich_Tag" xlink:type="simple">Erschienen ist der herrlich Tag</text:a> (v. 4)</text:p>
          </table:table-cell>
          <table:table-cell table:formula="of:=EXTRACTLINKSFROMSINGLECELL(SHEET(); CELL(&quot;address&quot;;[.$A151]);&quot; || &quot;;&quot;(NoLink)&quot;)" office:value-type="string" office:string-value="https://en.wikipedia.org/wiki/Erschienen_ist_der_herrlich_Tag" calcext:value-type="string">
            <text:p>https://en.wikipedia.org/wiki/Erschienen_ist_der_herrlich_Tag</text:p>
          </table:table-cell>
          <table:table-cell office:value-type="string" calcext:value-type="string">
            <text:p><text:a xlink:href="https://en.wikipedia.org/wiki/Erschienen_ist_der_herrlich_Tag" xlink:type="simple">1743</text:a></text:p>
          </table:table-cell>
          <table:table-cell table:formula="of:=EXTRACTLINKSFROMSINGLECELL(SHEET(); CELL(&quot;address&quot;;[.C151]);&quot; || &quot;;&quot;(NoLink)&quot;)" office:value-type="string" office:string-value="https://en.wikipedia.org/wiki/Erschienen_ist_der_herrlich_Tag" calcext:value-type="string">
            <text:p>https://en.wikipedia.org/wiki/Erschienen_ist_der_herrlich_Tag</text:p>
          </table:table-cell>
          <table:table-cell office:value-type="string" calcext:value-type="string">
            <text:p><text:a xlink:href="https://en.wikipedia.org/wiki/BWV_145" xlink:type="simple">145</text:a>/5</text:p>
          </table:table-cell>
          <table:table-cell table:formula="of:=EXTRACTLINKSFROMSINGLECELL(SHEET(); CELL(&quot;address&quot;;[.E151]);&quot; || &quot;;&quot;(NoLink)&quot;)" office:value-type="string" office:string-value="https://en.wikipedia.org/wiki/BWV_145" calcext:value-type="string">
            <text:p>https://en.wikipedia.org/wiki/BWV_14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a xlink:href="http://www.bach-chorales.com/BWV0145_5.htm" xlink:type="simple">0145_5</text:a> </text:p>
          </table:table-cell>
          <table:table-cell table:formula="of:=EXTRACTLINKSFROMSINGLECELL(SHEET(); CELL(&quot;address&quot;;[.J151]);&quot; || &quot;;&quot;(NoLink)&quot;)" office:value-type="string" office:string-value="http://www.bach-chorales.com/BWV0145_5.htm" calcext:value-type="string">
            <text:p>http://www.bach-chorales.com/BWV0145_5.htm</text:p>
          </table:table-cell>
          <table:table-cell office:value-type="string" calcext:value-type="string">
            <text:p><text:a xlink:href="https://www.bach-digital.de/receive/BachDigitalWork_work_00011321" xlink:type="simple">16.1a/b</text:a> </text:p>
          </table:table-cell>
          <table:table-cell table:formula="of:=EXTRACTLINKSFROMSINGLECELL(SHEET(); CELL(&quot;address&quot;;[.L151]);&quot; || &quot;;&quot;(NoLink)&quot;)" office:value-type="string" office:string-value="https://www.bach-digital.de/receive/BachDigitalWork_work_00011321" calcext:value-type="string">
            <text:p>https://www.bach-digital.de/receive/BachDigitalWork_work_00011321</text:p>
          </table:table-cell>
        </table:table-row>
        <table:table-row table:style-name="ro5">
          <table:table-cell office:value-type="string" calcext:value-type="string">
            <text:p><text:a xlink:href="https://en.wikipedia.org/wiki/Freu_dich_sehr,_o_meine_Seele" xlink:type="simple">Freu dich sehr, o meine Seele</text:a> (v. 1)?</text:p>
          </table:table-cell>
          <table:table-cell table:formula="of:=EXTRACTLINKSFROMSINGLECELL(SHEET(); CELL(&quot;address&quot;;[.$A152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152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string" calcext:value-type="string">
            <text:p><text:a xlink:href="https://en.wikipedia.org/wiki/BWV_146" xlink:type="simple">146</text:a>/8</text:p>
          </table:table-cell>
          <table:table-cell table:formula="of:=EXTRACTLINKSFROMSINGLECELL(SHEET(); CELL(&quot;address&quot;;[.E152]);&quot; || &quot;;&quot;(NoLink)&quot;)" office:value-type="string" office:string-value="https://en.wikipedia.org/wiki/BWV_146" calcext:value-type="string">
            <text:p>https://en.wikipedia.org/wiki/BWV_146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46_8.htm" xlink:type="simple">0146_8</text:a>; Text: proposal Martin Petzold<text:a xlink:href="https://en.wikipedia.org/wiki/List_of_chorale_harmonisations_by_Johann_Sebastian_Bach#cite_note-32" xlink:type="simple">[32]</text:a> </text:p>
          </table:table-cell>
          <table:table-cell table:formula="of:=EXTRACTLINKSFROMSINGLECELL(SHEET(); CELL(&quot;address&quot;;[.J152]);&quot; || &quot;;&quot;(NoLink)&quot;)" office:value-type="string" office:string-value="http://www.bach-chorales.com/BWV0146_8.htm || https://en.wikipedia.org/wiki/List_of_chorale_harmonisations_by_Johann_Sebastian_Bach#cite_note-32" calcext:value-type="string">
            <text:p>http://www.bach-chorales.com/BWV0146_8.htm || https://en.wikipedia.org/wiki/List_of_chorale_harmonisations_by_Johann_Sebastian_Bach#cite_note-32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Jesu,_meiner_Seelen_Wonne" xlink:type="simple">Jesu, meiner Seelen Wonne</text:a> (vv. 6, 16)</text:p>
          </table:table-cell>
          <table:table-cell table:formula="of:=EXTRACTLINKSFROMSINGLECELL(SHEET(); CELL(&quot;address&quot;;[.$A153]);&quot; || &quot;;&quot;(NoLink)&quot;)" office:value-type="string" office:string-value="https://en.wikipedia.org/wiki/Jesu,_meiner_Seelen_Wonne" calcext:value-type="string">
            <text:p>https://en.wikipedia.org/wiki/Jesu,_meiner_Seelen_Wonn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153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string" calcext:value-type="string">
            <text:p><text:a xlink:href="https://en.wikipedia.org/wiki/BWV_147" xlink:type="simple">147</text:a>/6, /10</text:p>
          </table:table-cell>
          <table:table-cell table:formula="of:=EXTRACTLINKSFROMSINGLECELL(SHEET(); CELL(&quot;address&quot;;[.E153]);&quot; || &quot;;&quot;(NoLink)&quot;)" office:value-type="string" office:string-value="https://en.wikipedia.org/wiki/BWV_147" calcext:value-type="string">
            <text:p>https://en.wikipedia.org/wiki/BWV_147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47_6_10.htm" xlink:type="simple">0147_6_10</text:a>; aka <text:a xlink:href="https://en.wikipedia.org/wiki/Jesu,_Joy_of_Man%27s_Desiring" xlink:type="simple">Jesu, Joy of Man's Desiring</text:a> </text:p>
          </table:table-cell>
          <table:table-cell table:formula="of:=EXTRACTLINKSFROMSINGLECELL(SHEET(); CELL(&quot;address&quot;;[.J153]);&quot; || &quot;;&quot;(NoLink)&quot;)" office:value-type="string" office:string-value="http://www.bach-chorales.com/BWV0147_6_10.htm || https://en.wikipedia.org/wiki/Jesu,_Joy_of_Man%27s_Desiring" calcext:value-type="string">
            <text:p>http://www.bach-chorales.com/BWV0147_6_10.htm || https://en.wikipedia.org/wiki/Jesu,_Joy_of_Man%27s_Desiring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Wo_soll_ich_fliehen_hin" xlink:type="simple">Wo soll ich fliehen hin</text:a></text:p>
          </table:table-cell>
          <table:table-cell table:formula="of:=EXTRACTLINKSFROMSINGLECELL(SHEET(); CELL(&quot;address&quot;;[.$A154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Wo_soll_ich_fliehen_hin" xlink:type="simple">2164</text:a></text:p>
          </table:table-cell>
          <table:table-cell table:formula="of:=EXTRACTLINKSFROMSINGLECELL(SHEET(); CELL(&quot;address&quot;;[.C154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BWV_148" xlink:type="simple">148</text:a>/6</text:p>
          </table:table-cell>
          <table:table-cell table:formula="of:=EXTRACTLINKSFROMSINGLECELL(SHEET(); CELL(&quot;address&quot;;[.E154]);&quot; || &quot;;&quot;(NoLink)&quot;)" office:value-type="string" office:string-value="https://en.wikipedia.org/wiki/BWV_148" calcext:value-type="string">
            <text:p>https://en.wikipedia.org/wiki/BWV_1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<text:a xlink:href="http://www.bach-chorales.com/BWV0148_6.htm" xlink:type="simple">0148_6</text:a>; Textless in cantata </text:p>
          </table:table-cell>
          <table:table-cell table:formula="of:=EXTRACTLINKSFROMSINGLECELL(SHEET(); CELL(&quot;address&quot;;[.J154]);&quot; || &quot;;&quot;(NoLink)&quot;)" office:value-type="string" office:string-value="http://www.bach-chorales.com/BWV0148_6.htm" calcext:value-type="string">
            <text:p>http://www.bach-chorales.com/BWV0148_6.htm</text:p>
          </table:table-cell>
          <table:table-cell office:value-type="string" calcext:value-type="string">
            <text:p><text:a xlink:href="https://www.bach-digital.de/receive/BachDigitalWork_work_00011291" xlink:type="simple">20.1b</text:a> </text:p>
          </table:table-cell>
          <table:table-cell table:formula="of:=EXTRACTLINKSFROMSINGLECELL(SHEET(); CELL(&quot;address&quot;;[.L154]);&quot; || &quot;;&quot;(NoLink)&quot;)" office:value-type="string" office:string-value="https://www.bach-digital.de/receive/BachDigitalWork_work_00011291" calcext:value-type="string">
            <text:p>https://www.bach-digital.de/receive/BachDigitalWork_work_00011291</text:p>
          </table:table-cell>
        </table:table-row>
        <table:table-row table:style-name="ro1">
          <table:table-cell office:value-type="string" calcext:value-type="string">
            <text:p><text:a xlink:href="https://en.wikipedia.org/wiki/Herzlich_lieb_hab_ich_dich,_o_Herr" xlink:type="simple">Herzlich lieb hab ich dich, o Herr</text:a> (v. 3)</text:p>
          </table:table-cell>
          <table:table-cell table:formula="of:=EXTRACTLINKSFROMSINGLECELL(SHEET(); CELL(&quot;address&quot;;[.$A155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Herzlich_lieb_hab_ich_dich,_o_Herr" xlink:type="simple">8326</text:a></text:p>
          </table:table-cell>
          <table:table-cell table:formula="of:=EXTRACTLINKSFROMSINGLECELL(SHEET(); CELL(&quot;address&quot;;[.C155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BWV_149" xlink:type="simple">149</text:a>/7</text:p>
          </table:table-cell>
          <table:table-cell table:formula="of:=EXTRACTLINKSFROMSINGLECELL(SHEET(); CELL(&quot;address&quot;;[.E155]);&quot; || &quot;;&quot;(NoLink)&quot;)" office:value-type="string" office:string-value="https://en.wikipedia.org/wiki/BWV_149" calcext:value-type="string">
            <text:p>https://en.wikipedia.org/wiki/BWV_149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49_7.htm" xlink:type="simple">0149_7</text:a> </text:p>
          </table:table-cell>
          <table:table-cell table:formula="of:=EXTRACTLINKSFROMSINGLECELL(SHEET(); CELL(&quot;address&quot;;[.J155]);&quot; || &quot;;&quot;(NoLink)&quot;)" office:value-type="string" office:string-value="http://www.bach-chorales.com/BWV0149_7.htm" calcext:value-type="string">
            <text:p>http://www.bach-chorales.com/BWV0149_7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55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Lobt_Gott,_ihr_Christen,_allzugleich" xlink:type="simple">Lobt Gott, ihr Christen, allzugleich</text:a> (v. 8)</text:p>
          </table:table-cell>
          <table:table-cell table:formula="of:=EXTRACTLINKSFROMSINGLECELL(SHEET(); CELL(&quot;address&quot;;[.$A156]);&quot; || &quot;;&quot;(NoLink)&quot;)" office:value-type="string" office:string-value="https://en.wikipedia.org/wiki/Lobt_Gott,_ihr_Christen,_allzugleich" calcext:value-type="string">
            <text:p>https://en.wikipedia.org/wiki/Lobt_Gott,_ihr_Christen,_allzugleich</text:p>
          </table:table-cell>
          <table:table-cell office:value-type="string" calcext:value-type="string">
            <text:p><text:a xlink:href="https://en.wikipedia.org/wiki/Kommt_her,_ihr_lieben_Schwesterlein" xlink:type="simple">198</text:a></text:p>
          </table:table-cell>
          <table:table-cell table:formula="of:=EXTRACTLINKSFROMSINGLECELL(SHEET(); CELL(&quot;address&quot;;[.C156]);&quot; || &quot;;&quot;(NoLink)&quot;)" office:value-type="string" office:string-value="https://en.wikipedia.org/wiki/Kommt_her,_ihr_lieben_Schwesterlein" calcext:value-type="string">
            <text:p>https://en.wikipedia.org/wiki/Kommt_her,_ihr_lieben_Schwesterlein</text:p>
          </table:table-cell>
          <table:table-cell office:value-type="string" calcext:value-type="string">
            <text:p><text:a xlink:href="https://en.wikipedia.org/wiki/BWV_151" xlink:type="simple">151</text:a>/5</text:p>
          </table:table-cell>
          <table:table-cell table:formula="of:=EXTRACTLINKSFROMSINGLECELL(SHEET(); CELL(&quot;address&quot;;[.E156]);&quot; || &quot;;&quot;(NoLink)&quot;)" office:value-type="string" office:string-value="https://en.wikipedia.org/wiki/BWV_151" calcext:value-type="string">
            <text:p>https://en.wikipedia.org/wiki/BWV_15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<text:a xlink:href="http://www.bach-chorales.com/BWV0151_5.htm" xlink:type="simple">0151_5</text:a> </text:p>
          </table:table-cell>
          <table:table-cell table:formula="of:=EXTRACTLINKSFROMSINGLECELL(SHEET(); CELL(&quot;address&quot;;[.J156]);&quot; || &quot;;&quot;(NoLink)&quot;)" office:value-type="string" office:string-value="http://www.bach-chorales.com/BWV0151_5.htm" calcext:value-type="string">
            <text:p>http://www.bach-chorales.com/BWV0151_5.htm</text:p>
          </table:table-cell>
          <table:table-cell office:value-type="string" calcext:value-type="string">
            <text:p><text:a xlink:href="https://www.bach-digital.de/receive/BachDigitalWork_work_00011307" xlink:type="simple">127.3a/b</text:a> </text:p>
          </table:table-cell>
          <table:table-cell table:formula="of:=EXTRACTLINKSFROMSINGLECELL(SHEET(); CELL(&quot;address&quot;;[.L156]);&quot; || &quot;;&quot;(NoLink)&quot;)" office:value-type="string" office:string-value="https://www.bach-digital.de/receive/BachDigitalWork_work_00011307" calcext:value-type="string">
            <text:p>https://www.bach-digital.de/receive/BachDigitalWork_work_00011307</text:p>
          </table:table-cell>
        </table:table-row>
        <table:table-row table:style-name="ro1">
          <table:table-cell office:value-type="string" calcext:value-type="string">
            <text:p><text:a xlink:href="https://en.wikipedia.org/wiki/Schau,_lieber_Gott,_wie_meine_Feind" xlink:type="simple">Schau, lieber Gott, wie meine Feind</text:a> (v. 1)</text:p>
          </table:table-cell>
          <table:table-cell table:formula="of:=EXTRACTLINKSFROMSINGLECELL(SHEET(); CELL(&quot;address&quot;;[.$A157]);&quot; || &quot;;&quot;(NoLink)&quot;)" office:value-type="string" office:string-value="https://en.wikipedia.org/wiki/Schau,_lieber_Gott,_wie_meine_Feind" calcext:value-type="string">
            <text:p>https://en.wikipedia.org/wiki/Schau,_lieber_Gott,_wie_meine_Feind</text:p>
          </table:table-cell>
          <table:table-cell office:value-type="string" calcext:value-type="string">
            <text:p><text:a xlink:href="https://en.wikipedia.org/wiki/Ach_Gott,_vom_Himmel_sieh_darein" xlink:type="simple">4431</text:a></text:p>
          </table:table-cell>
          <table:table-cell table:formula="of:=EXTRACTLINKSFROMSINGLECELL(SHEET(); CELL(&quot;address&quot;;[.C157]);&quot; || &quot;;&quot;(NoLink)&quot;)" office:value-type="string" office:string-value="https://en.wikipedia.org/wiki/Ach_Gott,_vom_Himmel_sieh_darein" calcext:value-type="string">
            <text:p>https://en.wikipedia.org/wiki/Ach_Gott,_vom_Himmel_sieh_darein</text:p>
          </table:table-cell>
          <table:table-cell office:value-type="string" calcext:value-type="string">
            <text:p><text:a xlink:href="https://en.wikipedia.org/wiki/BWV_153" xlink:type="simple">153</text:a>/1</text:p>
          </table:table-cell>
          <table:table-cell table:formula="of:=EXTRACTLINKSFROMSINGLECELL(SHEET(); CELL(&quot;address&quot;;[.E157]);&quot; || &quot;;&quot;(NoLink)&quot;)" office:value-type="string" office:string-value="https://en.wikipedia.org/wiki/BWV_153" calcext:value-type="string">
            <text:p>https://en.wikipedia.org/wiki/BWV_1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a xlink:href="http://www.bach-chorales.com/BWV0153_1.htm" xlink:type="simple">0153_1</text:a> </text:p>
          </table:table-cell>
          <table:table-cell table:formula="of:=EXTRACTLINKSFROMSINGLECELL(SHEET(); CELL(&quot;address&quot;;[.J157]);&quot; || &quot;;&quot;(NoLink)&quot;)" office:value-type="string" office:string-value="http://www.bach-chorales.com/BWV0153_1.htm" calcext:value-type="string">
            <text:p>http://www.bach-chorales.com/BWV0153_1.htm</text:p>
          </table:table-cell>
          <table:table-cell office:value-type="string" calcext:value-type="string">
            <text:p><text:a xlink:href="https://www.bach-digital.de/receive/BachDigitalWork_work_00011288" xlink:type="simple">3.1b</text:a> </text:p>
          </table:table-cell>
          <table:table-cell table:formula="of:=EXTRACTLINKSFROMSINGLECELL(SHEET(); CELL(&quot;address&quot;;[.L157]);&quot; || &quot;;&quot;(NoLink)&quot;)" office:value-type="string" office:string-value="https://www.bach-digital.de/receive/BachDigitalWork_work_00011288" calcext:value-type="string">
            <text:p>https://www.bach-digital.de/receive/BachDigitalWork_work_00011288</text:p>
          </table:table-cell>
        </table:table-row>
        <table:table-row table:style-name="ro1">
          <table:table-cell office:value-type="string" calcext:value-type="string">
            <text:p><text:a xlink:href="https://en.wikipedia.org/wiki/Befiehl_du_deine_Wege" xlink:type="simple">Befiehl du deine Wege</text:a> (v. 5)</text:p>
          </table:table-cell>
          <table:table-cell table:formula="of:=EXTRACTLINKSFROMSINGLECELL(SHEET(); CELL(&quot;address&quot;;[.$A158]);&quot; || &quot;;&quot;(NoLink)&quot;)" office:value-type="string" office:string-value="https://en.wikipedia.org/wiki/Befiehl_du_deine_Wege" calcext:value-type="string">
            <text:p>https://en.wikipedia.org/wiki/Befiehl_du_deine_Wege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158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153" xlink:type="simple">153</text:a>/5</text:p>
          </table:table-cell>
          <table:table-cell table:formula="of:=EXTRACTLINKSFROMSINGLECELL(SHEET(); CELL(&quot;address&quot;;[.E158]);&quot; || &quot;;&quot;(NoLink)&quot;)" office:value-type="string" office:string-value="https://en.wikipedia.org/wiki/BWV_153" calcext:value-type="string">
            <text:p>https://en.wikipedia.org/wiki/BWV_15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http://www.bach-chorales.com/BWV0153_5.htm" xlink:type="simple">0153_5</text:a> </text:p>
          </table:table-cell>
          <table:table-cell table:formula="of:=EXTRACTLINKSFROMSINGLECELL(SHEET(); CELL(&quot;address&quot;;[.J158]);&quot; || &quot;;&quot;(NoLink)&quot;)" office:value-type="string" office:string-value="http://www.bach-chorales.com/BWV0153_5.htm" calcext:value-type="string">
            <text:p>http://www.bach-chorales.com/BWV0153_5.htm</text:p>
          </table:table-cell>
          <table:table-cell office:value-type="string" calcext:value-type="string">
            <text:p><text:a xlink:href="https://www.bach-digital.de/receive/BachDigitalWork_work_00011326" xlink:type="simple">92.3b</text:a> </text:p>
          </table:table-cell>
          <table:table-cell table:formula="of:=EXTRACTLINKSFROMSINGLECELL(SHEET(); CELL(&quot;address&quot;;[.L158]);&quot; || &quot;;&quot;(NoLink)&quot;)" office:value-type="string" office:string-value="https://www.bach-digital.de/receive/BachDigitalWork_work_00011326" calcext:value-type="string">
            <text:p>https://www.bach-digital.de/receive/BachDigitalWork_work_00011326</text:p>
          </table:table-cell>
        </table:table-row>
        <table:table-row table:style-name="ro1">
          <table:table-cell office:value-type="string" calcext:value-type="string">
            <text:p><text:a xlink:href="https://en.wikipedia.org/wiki/Ach_Gott,_wie_manches_Herzeleid" xlink:type="simple">Ach Gott, wie manches Herzeleid</text:a> (vv. 16–18)</text:p>
          </table:table-cell>
          <table:table-cell table:formula="of:=EXTRACTLINKSFROMSINGLECELL(SHEET(); CELL(&quot;address&quot;;[.$A159]);&quot; || &quot;;&quot;(NoLink)&quot;)" office:value-type="string" office:string-value="https://en.wikipedia.org/wiki/Ach_Gott,_wie_manches_Herzeleid" calcext:value-type="string">
            <text:p>https://en.wikipedia.org/wiki/Ach_Gott,_wie_manches_Herzeleid</text:p>
          </table:table-cell>
          <table:table-cell office:value-type="string" calcext:value-type="string">
            <text:p><text:a xlink:href="https://en.wikipedia.org/wiki/Herr_Jesu_Christ,_meins_Lebens_Licht_(Zahn_553a)" xlink:type="simple">553a</text:a></text:p>
          </table:table-cell>
          <table:table-cell table:formula="of:=EXTRACTLINKSFROMSINGLECELL(SHEET(); CELL(&quot;address&quot;;[.C159]);&quot; || &quot;;&quot;(NoLink)&quot;)" office:value-type="string" office:string-value="https://en.wikipedia.org/wiki/Herr_Jesu_Christ,_meins_Lebens_Licht_(Zahn_553a)" calcext:value-type="string">
            <text:p>https://en.wikipedia.org/wiki/Herr_Jesu_Christ,_meins_Lebens_Licht_(Zahn_553a)</text:p>
          </table:table-cell>
          <table:table-cell office:value-type="string" calcext:value-type="string">
            <text:p><text:a xlink:href="https://en.wikipedia.org/wiki/BWV_153" xlink:type="simple">153</text:a>/9</text:p>
          </table:table-cell>
          <table:table-cell table:formula="of:=EXTRACTLINKSFROMSINGLECELL(SHEET(); CELL(&quot;address&quot;;[.E159]);&quot; || &quot;;&quot;(NoLink)&quot;)" office:value-type="string" office:string-value="https://en.wikipedia.org/wiki/BWV_153" calcext:value-type="string">
            <text:p>https://en.wikipedia.org/wiki/BWV_1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<text:a xlink:href="http://www.bach-chorales.com/BWV0153_9.htm" xlink:type="simple">0153_9</text:a> </text:p>
          </table:table-cell>
          <table:table-cell table:formula="of:=EXTRACTLINKSFROMSINGLECELL(SHEET(); CELL(&quot;address&quot;;[.J159]);&quot; || &quot;;&quot;(NoLink)&quot;)" office:value-type="string" office:string-value="http://www.bach-chorales.com/BWV0153_9.htm" calcext:value-type="string">
            <text:p>http://www.bach-chorales.com/BWV0153_9.htm</text:p>
          </table:table-cell>
          <table:table-cell office:value-type="string" calcext:value-type="string">
            <text:p><text:a xlink:href="https://www.bach-digital.de/receive/BachDigitalWork_work_00011282" xlink:type="simple">87.1a/b</text:a> </text:p>
          </table:table-cell>
          <table:table-cell table:formula="of:=EXTRACTLINKSFROMSINGLECELL(SHEET(); CELL(&quot;address&quot;;[.L159]);&quot; || &quot;;&quot;(NoLink)&quot;)" office:value-type="string" office:string-value="https://www.bach-digital.de/receive/BachDigitalWork_work_00011282" calcext:value-type="string">
            <text:p>https://www.bach-digital.de/receive/BachDigitalWork_work_00011282</text:p>
          </table:table-cell>
        </table:table-row>
        <table:table-row table:style-name="ro3">
          <table:table-cell office:value-type="string" calcext:value-type="string">
            <text:p><text:a xlink:href="https://en.wikipedia.org/wiki/Jesu,_meiner_Seelen_Wonne" xlink:type="simple">Jesu, meiner Seelen Wonne</text:a> (v. 2)</text:p>
          </table:table-cell>
          <table:table-cell table:formula="of:=EXTRACTLINKSFROMSINGLECELL(SHEET(); CELL(&quot;address&quot;;[.$A160]);&quot; || &quot;;&quot;(NoLink)&quot;)" office:value-type="string" office:string-value="https://en.wikipedia.org/wiki/Jesu,_meiner_Seelen_Wonne" calcext:value-type="string">
            <text:p>https://en.wikipedia.org/wiki/Jesu,_meiner_Seelen_Wonn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160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string" calcext:value-type="string">
            <text:p><text:a xlink:href="https://en.wikipedia.org/wiki/BWV_154" xlink:type="simple">154</text:a>/3</text:p>
          </table:table-cell>
          <table:table-cell table:formula="of:=EXTRACTLINKSFROMSINGLECELL(SHEET(); CELL(&quot;address&quot;;[.E160]);&quot; || &quot;;&quot;(NoLink)&quot;)" office:value-type="string" office:string-value="https://en.wikipedia.org/wiki/BWV_154" calcext:value-type="string">
            <text:p>https://en.wikipedia.org/wiki/BWV_154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<text:a xlink:href="http://www.bach-chorales.com/BWV0154_3.htm" xlink:type="simple">0154_3</text:a>; ≈<text:a xlink:href="https://en.wikipedia.org/wiki/BWV_359" xlink:type="simple">BWV 359</text:a> </text:p>
          </table:table-cell>
          <table:table-cell table:formula="of:=EXTRACTLINKSFROMSINGLECELL(SHEET(); CELL(&quot;address&quot;;[.J160]);&quot; || &quot;;&quot;(NoLink)&quot;)" office:value-type="string" office:string-value="http://www.bach-chorales.com/BWV0154_3.htm || https://en.wikipedia.org/wiki/BWV_359" calcext:value-type="string">
            <text:p>http://www.bach-chorales.com/BWV0154_3.htm || https://en.wikipedia.org/wiki/BWV_359</text:p>
          </table:table-cell>
          <table:table-cell office:value-type="string" calcext:value-type="string">
            <text:p><text:a xlink:href="https://www.bach-digital.de/receive/BachDigitalWork_work_00011249" xlink:type="simple">206.1a/b/3b</text:a> </text:p>
          </table:table-cell>
          <table:table-cell table:formula="of:=EXTRACTLINKSFROMSINGLECELL(SHEET(); CELL(&quot;address&quot;;[.L160]);&quot; || &quot;;&quot;(NoLink)&quot;)" office:value-type="string" office:string-value="https://www.bach-digital.de/receive/BachDigitalWork_work_00011249" calcext:value-type="string">
            <text:p>https://www.bach-digital.de/receive/BachDigitalWork_work_00011249</text:p>
          </table:table-cell>
        </table:table-row>
        <table:table-row table:style-name="ro1">
          <table:table-cell office:value-type="string" calcext:value-type="string">
            <text:p><text:a xlink:href="https://en.wikipedia.org/wiki/Meinen_Jesum_laß_ich_nicht,_weil" xlink:type="simple">Meinen Jesum laß ich nicht, weil</text:a> ... (v. 6)</text:p>
          </table:table-cell>
          <table:table-cell table:formula="of:=EXTRACTLINKSFROMSINGLECELL(SHEET(); CELL(&quot;address&quot;;[.$A161]);&quot; || &quot;;&quot;(NoLink)&quot;)" office:value-type="string" office:string-value="https://en.wikipedia.org/wiki/Meinen_Jesum_laß_ich_nicht,_weil" calcext:value-type="string">
            <text:p>https://en.wikipedia.org/wiki/Meinen_Jesum_laß_ich_nicht,_weil</text:p>
          </table:table-cell>
          <table:table-cell office:value-type="string" calcext:value-type="string">
            <text:p><text:a xlink:href="https://en.wikipedia.org/wiki/Meinen_Jesum_laß_ich_nicht#Music" xlink:type="simple">3449</text:a></text:p>
          </table:table-cell>
          <table:table-cell table:formula="of:=EXTRACTLINKSFROMSINGLECELL(SHEET(); CELL(&quot;address&quot;;[.C161]);&quot; || &quot;;&quot;(NoLink)&quot;)" office:value-type="string" office:string-value="https://en.wikipedia.org/wiki/Meinen_Jesum_laß_ich_nicht#Music" calcext:value-type="string">
            <text:p>https://en.wikipedia.org/wiki/Meinen_Jesum_laß_ich_nicht#Music</text:p>
          </table:table-cell>
          <table:table-cell office:value-type="string" calcext:value-type="string">
            <text:p><text:a xlink:href="https://en.wikipedia.org/wiki/BWV_154" xlink:type="simple">154</text:a>/8</text:p>
          </table:table-cell>
          <table:table-cell table:formula="of:=EXTRACTLINKSFROMSINGLECELL(SHEET(); CELL(&quot;address&quot;;[.E161]);&quot; || &quot;;&quot;(NoLink)&quot;)" office:value-type="string" office:string-value="https://en.wikipedia.org/wiki/BWV_154" calcext:value-type="string">
            <text:p>https://en.wikipedia.org/wiki/BWV_15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<text:a xlink:href="http://www.bach-chorales.com/BWV0154_8.htm" xlink:type="simple">0154_8</text:a> </text:p>
          </table:table-cell>
          <table:table-cell table:formula="of:=EXTRACTLINKSFROMSINGLECELL(SHEET(); CELL(&quot;address&quot;;[.J161]);&quot; || &quot;;&quot;(NoLink)&quot;)" office:value-type="string" office:string-value="http://www.bach-chorales.com/BWV0154_8.htm" calcext:value-type="string">
            <text:p>http://www.bach-chorales.com/BWV0154_8.htm</text:p>
          </table:table-cell>
          <table:table-cell office:value-type="string" calcext:value-type="string">
            <text:p><text:a xlink:href="https://www.bach-digital.de/receive/BachDigitalWork_work_00011251" xlink:type="simple">141.2</text:a> </text:p>
          </table:table-cell>
          <table:table-cell table:formula="of:=EXTRACTLINKSFROMSINGLECELL(SHEET(); CELL(&quot;address&quot;;[.L161]);&quot; || &quot;;&quot;(NoLink)&quot;)" office:value-type="string" office:string-value="https://www.bach-digital.de/receive/BachDigitalWork_work_00011251" calcext:value-type="string">
            <text:p>https://www.bach-digital.de/receive/BachDigitalWork_work_00011251</text:p>
          </table:table-cell>
        </table:table-row>
        <table:table-row table:style-name="ro1">
          <table:table-cell office:value-type="string" calcext:value-type="string">
            <text:p><text:a xlink:href="https://en.wikipedia.org/wiki/Es_ist_das_Heil_uns_kommen_her" xlink:type="simple">Es ist das Heil uns kommen her</text:a> (v. 12)</text:p>
          </table:table-cell>
          <table:table-cell table:formula="of:=EXTRACTLINKSFROMSINGLECELL(SHEET(); CELL(&quot;address&quot;;[.$A162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>
            <text:p><text:a xlink:href="https://en.wikipedia.org/wiki/Es_ist_das_Heil_uns_kommen_her" xlink:type="simple">4430</text:a></text:p>
          </table:table-cell>
          <table:table-cell table:formula="of:=EXTRACTLINKSFROMSINGLECELL(SHEET(); CELL(&quot;address&quot;;[.C162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string" calcext:value-type="string">
            <text:p><text:a xlink:href="https://en.wikipedia.org/wiki/BWV_155" xlink:type="simple">155</text:a>/5</text:p>
          </table:table-cell>
          <table:table-cell table:formula="of:=EXTRACTLINKSFROMSINGLECELL(SHEET(); CELL(&quot;address&quot;;[.E162]);&quot; || &quot;;&quot;(NoLink)&quot;)" office:value-type="string" office:string-value="https://en.wikipedia.org/wiki/BWV_155" calcext:value-type="string">
            <text:p>https://en.wikipedia.org/wiki/BWV_155</text:p>
          </table:table-cell>
          <table:table-cell office:value-type="float" office:value="88" calcext:value-type="float">
            <text:p>88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://www.bach-chorales.com/BWV0155_5.htm" xlink:type="simple">0155_5</text:a> </text:p>
          </table:table-cell>
          <table:table-cell table:formula="of:=EXTRACTLINKSFROMSINGLECELL(SHEET(); CELL(&quot;address&quot;;[.J162]);&quot; || &quot;;&quot;(NoLink)&quot;)" office:value-type="string" office:string-value="http://www.bach-chorales.com/BWV0155_5.htm" calcext:value-type="string">
            <text:p>http://www.bach-chorales.com/BWV0155_5.htm</text:p>
          </table:table-cell>
          <table:table-cell office:value-type="string" calcext:value-type="string">
            <text:p><text:a xlink:href="https://www.bach-digital.de/receive/BachDigitalWork_work_00011302" xlink:type="simple">59.2a/b</text:a> </text:p>
          </table:table-cell>
          <table:table-cell table:formula="of:=EXTRACTLINKSFROMSINGLECELL(SHEET(); CELL(&quot;address&quot;;[.L162]);&quot; || &quot;;&quot;(NoLink)&quot;)" office:value-type="string" office:string-value="https://www.bach-digital.de/receive/BachDigitalWork_work_00011302" calcext:value-type="string">
            <text:p>https://www.bach-digital.de/receive/BachDigitalWork_work_00011302</text:p>
          </table:table-cell>
        </table:table-row>
        <table:table-row table:style-name="ro3">
          <table:table-cell office:value-type="string" calcext:value-type="string">
            <text:p><text:a xlink:href="https://en.wikipedia.org/wiki/Herr,_wie_du_willst,_so_schicks_mit_mir" xlink:type="simple">Herr, wie du willst, so schicks ...</text:a> [<text:a xlink:href="https://de.wikipedia.org/wiki/Kaspar_Bienemann" xlink:type="simple">de</text:a>] (v. 1)</text:p>
          </table:table-cell>
          <table:table-cell table:formula="of:=EXTRACTLINKSFROMSINGLECELL(SHEET(); CELL(&quot;address&quot;;[.$A163]);&quot; || &quot;;&quot;(NoLink)&quot;)" office:value-type="string" office:string-value="https://en.wikipedia.org/wiki/Herr,_wie_du_willst,_so_schicks_mit_mir || https://de.wikipedia.org/wiki/Kaspar_Bienemann" calcext:value-type="string">
            <text:p>https://en.wikipedia.org/wiki/Herr,_wie_du_willst,_so_schicks_mit_mir || https://de.wikipedia.org/wiki/Kaspar_Bienemann</text:p>
          </table:table-cell>
          <table:table-cell office:value-type="string" calcext:value-type="string">
            <text:p><text:a xlink:href="https://en.wikipedia.org/wiki/Aus_tiefer_Not_schrei_ich_zu_dir_(Zahn_4438)" xlink:type="simple">4438</text:a></text:p>
          </table:table-cell>
          <table:table-cell table:formula="of:=EXTRACTLINKSFROMSINGLECELL(SHEET(); CELL(&quot;address&quot;;[.C163]);&quot; || &quot;;&quot;(NoLink)&quot;)" office:value-type="string" office:string-value="https://en.wikipedia.org/wiki/Aus_tiefer_Not_schrei_ich_zu_dir_(Zahn_4438)" calcext:value-type="string">
            <text:p>https://en.wikipedia.org/wiki/Aus_tiefer_Not_schrei_ich_zu_dir_(Zahn_4438)</text:p>
          </table:table-cell>
          <table:table-cell office:value-type="string" calcext:value-type="string">
            <text:p><text:a xlink:href="https://en.wikipedia.org/wiki/BWV_156" xlink:type="simple">156</text:a>/6</text:p>
          </table:table-cell>
          <table:table-cell table:formula="of:=EXTRACTLINKSFROMSINGLECELL(SHEET(); CELL(&quot;address&quot;;[.E163]);&quot; || &quot;;&quot;(NoLink)&quot;)" office:value-type="string" office:string-value="https://en.wikipedia.org/wiki/BWV_156" calcext:value-type="string">
            <text:p>https://en.wikipedia.org/wiki/BWV_156</text:p>
          </table:table-cell>
          <table:table-cell office:value-type="float" office:value="150" calcext:value-type="float">
            <text:p>150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://www.bach-chorales.com/BWV0156_6.htm" xlink:type="simple">0156_6</text:a> </text:p>
          </table:table-cell>
          <table:table-cell table:formula="of:=EXTRACTLINKSFROMSINGLECELL(SHEET(); CELL(&quot;address&quot;;[.J163]);&quot; || &quot;;&quot;(NoLink)&quot;)" office:value-type="string" office:string-value="http://www.bach-chorales.com/BWV0156_6.htm" calcext:value-type="string">
            <text:p>http://www.bach-chorales.com/BWV0156_6.htm</text:p>
          </table:table-cell>
          <table:table-cell office:value-type="string" calcext:value-type="string">
            <text:p><text:a xlink:href="https://www.bach-digital.de/receive/BachDigitalWork_work_00011294" xlink:type="simple">23.2</text:a> </text:p>
          </table:table-cell>
          <table:table-cell table:formula="of:=EXTRACTLINKSFROMSINGLECELL(SHEET(); CELL(&quot;address&quot;;[.L163]);&quot; || &quot;;&quot;(NoLink)&quot;)" office:value-type="string" office:string-value="https://www.bach-digital.de/receive/BachDigitalWork_work_00011294" calcext:value-type="string">
            <text:p>https://www.bach-digital.de/receive/BachDigitalWork_work_00011294</text:p>
          </table:table-cell>
        </table:table-row>
        <table:table-row table:style-name="ro1">
          <table:table-cell office:value-type="string" calcext:value-type="string">
            <text:p><text:a xlink:href="https://en.wikipedia.org/wiki/Meinen_Jesum_laß_ich_nicht,_weil" xlink:type="simple">Meinen Jesum laß ich nicht, weil</text:a> ... (v. 6)</text:p>
          </table:table-cell>
          <table:table-cell table:formula="of:=EXTRACTLINKSFROMSINGLECELL(SHEET(); CELL(&quot;address&quot;;[.$A164]);&quot; || &quot;;&quot;(NoLink)&quot;)" office:value-type="string" office:string-value="https://en.wikipedia.org/wiki/Meinen_Jesum_laß_ich_nicht,_weil" calcext:value-type="string">
            <text:p>https://en.wikipedia.org/wiki/Meinen_Jesum_laß_ich_nicht,_weil</text:p>
          </table:table-cell>
          <table:table-cell office:value-type="string" calcext:value-type="string">
            <text:p><text:a xlink:href="https://en.wikipedia.org/wiki/Meinen_Jesum_laß_ich_nicht#Music" xlink:type="simple">3449</text:a></text:p>
          </table:table-cell>
          <table:table-cell table:formula="of:=EXTRACTLINKSFROMSINGLECELL(SHEET(); CELL(&quot;address&quot;;[.C164]);&quot; || &quot;;&quot;(NoLink)&quot;)" office:value-type="string" office:string-value="https://en.wikipedia.org/wiki/Meinen_Jesum_laß_ich_nicht#Music" calcext:value-type="string">
            <text:p>https://en.wikipedia.org/wiki/Meinen_Jesum_laß_ich_nicht#Music</text:p>
          </table:table-cell>
          <table:table-cell office:value-type="string" calcext:value-type="string">
            <text:p><text:a xlink:href="https://en.wikipedia.org/wiki/BWV_157" xlink:type="simple">157</text:a>/5</text:p>
          </table:table-cell>
          <table:table-cell table:formula="of:=EXTRACTLINKSFROMSINGLECELL(SHEET(); CELL(&quot;address&quot;;[.E164]);&quot; || &quot;;&quot;(NoLink)&quot;)" office:value-type="string" office:string-value="https://en.wikipedia.org/wiki/BWV_157" calcext:value-type="string">
            <text:p>https://en.wikipedia.org/wiki/BWV_157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57_5.htm" xlink:type="simple">0157_5</text:a> </text:p>
          </table:table-cell>
          <table:table-cell table:formula="of:=EXTRACTLINKSFROMSINGLECELL(SHEET(); CELL(&quot;address&quot;;[.J164]);&quot; || &quot;;&quot;(NoLink)&quot;)" office:value-type="string" office:string-value="http://www.bach-chorales.com/BWV0157_5.htm" calcext:value-type="string">
            <text:p>http://www.bach-chorales.com/BWV0157_5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64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5">
          <table:table-cell office:value-type="string" calcext:value-type="string">
            <text:p><text:a xlink:href="https://en.wikipedia.org/wiki/Christ_lag_in_Todesbanden" xlink:type="simple">Christ lag in Todesbanden</text:a> (v. 5)</text:p>
          </table:table-cell>
          <table:table-cell table:formula="of:=EXTRACTLINKSFROMSINGLECELL(SHEET(); CELL(&quot;address&quot;;[.$A165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Christ_lag_in_Todesbanden" xlink:type="simple">7012a</text:a></text:p>
          </table:table-cell>
          <table:table-cell table:formula="of:=EXTRACTLINKSFROMSINGLECELL(SHEET(); CELL(&quot;address&quot;;[.C165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BWV_158" xlink:type="simple">158</text:a>/4</text:p>
          </table:table-cell>
          <table:table-cell table:formula="of:=EXTRACTLINKSFROMSINGLECELL(SHEET(); CELL(&quot;address&quot;;[.E165]);&quot; || &quot;;&quot;(NoLink)&quot;)" office:value-type="string" office:string-value="https://en.wikipedia.org/wiki/BWV_158" calcext:value-type="string">
            <text:p>https://en.wikipedia.org/wiki/BWV_158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58_4.htm" xlink:type="simple">0158_4</text:a>; ≈<text:a xlink:href="https://en.wikipedia.org/wiki/List_of_chorale_harmonisations_by_Johann_Sebastian_Bach#BWV_279" xlink:type="simple">BWV 279</text:a> </text:p>
          </table:table-cell>
          <table:table-cell table:formula="of:=EXTRACTLINKSFROMSINGLECELL(SHEET(); CELL(&quot;address&quot;;[.J165]);&quot; || &quot;;&quot;(NoLink)&quot;)" office:value-type="string" office:string-value="http://www.bach-chorales.com/BWV0158_4.htm || https://en.wikipedia.org/wiki/List_of_chorale_harmonisations_by_Johann_Sebastian_Bach#BWV_279" calcext:value-type="string">
            <text:p>http://www.bach-chorales.com/BWV0158_4.htm || https://en.wikipedia.org/wiki/List_of_chorale_harmonisations_by_Johann_Sebastian_Bach#BWV_279</text:p>
          </table:table-cell>
          <table:table-cell office:value-type="string" calcext:value-type="string">
            <text:p><text:a xlink:href="https://www.bach-digital.de/receive/BachDigitalWork_work_00011187" xlink:type="simple">26.4b</text:a> </text:p>
          </table:table-cell>
          <table:table-cell table:formula="of:=EXTRACTLINKSFROMSINGLECELL(SHEET(); CELL(&quot;address&quot;;[.L165]);&quot; || &quot;;&quot;(NoLink)&quot;)" office:value-type="string" office:string-value="https://www.bach-digital.de/receive/BachDigitalWork_work_00011187" calcext:value-type="string">
            <text:p>https://www.bach-digital.de/receive/BachDigitalWork_work_00011187</text:p>
          </table:table-cell>
        </table:table-row>
        <table:table-row table:style-name="ro1">
          <table:table-cell office:value-type="string" calcext:value-type="string">
            <text:p><text:a xlink:href="https://en.wikipedia.org/wiki/Jesu_Leiden,_Pein_und_Tod" xlink:type="simple">Jesu Leiden, Pein und Tod</text:a> (v. 33)</text:p>
          </table:table-cell>
          <table:table-cell table:formula="of:=EXTRACTLINKSFROMSINGLECELL(SHEET(); CELL(&quot;address&quot;;[.$A166]);&quot; || &quot;;&quot;(NoLink)&quot;)" office:value-type="string" office:string-value="https://en.wikipedia.org/wiki/Jesu_Leiden,_Pein_und_Tod" calcext:value-type="string">
            <text:p>https://en.wikipedia.org/wiki/Jesu_Leiden,_Pein_und_Tod</text:p>
          </table:table-cell>
          <table:table-cell office:value-type="string" calcext:value-type="string">
            <text:p><text:a xlink:href="https://en.wikipedia.org/wiki/Jesu_Kreuz,_Leiden_und_Pein" xlink:type="simple">6288b</text:a></text:p>
          </table:table-cell>
          <table:table-cell table:formula="of:=EXTRACTLINKSFROMSINGLECELL(SHEET(); CELL(&quot;address&quot;;[.C166]);&quot; || &quot;;&quot;(NoLink)&quot;)" office:value-type="string" office:string-value="https://en.wikipedia.org/wiki/Jesu_Kreuz,_Leiden_und_Pein" calcext:value-type="string">
            <text:p>https://en.wikipedia.org/wiki/Jesu_Kreuz,_Leiden_und_Pein</text:p>
          </table:table-cell>
          <table:table-cell office:value-type="string" calcext:value-type="string">
            <text:p><text:a xlink:href="https://en.wikipedia.org/wiki/BWV_159" xlink:type="simple">159</text:a>/5</text:p>
          </table:table-cell>
          <table:table-cell table:formula="of:=EXTRACTLINKSFROMSINGLECELL(SHEET(); CELL(&quot;address&quot;;[.E166]);&quot; || &quot;;&quot;(NoLink)&quot;)" office:value-type="string" office:string-value="https://en.wikipedia.org/wiki/BWV_159" calcext:value-type="string">
            <text:p>https://en.wikipedia.org/wiki/BWV_159</text:p>
          </table:table-cell>
          <table:table-cell office:value-type="float" office:value="194" calcext:value-type="float">
            <text:p>19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bach-chorales.com/BWV0159_5.htm" xlink:type="simple">0159_5</text:a> </text:p>
          </table:table-cell>
          <table:table-cell table:formula="of:=EXTRACTLINKSFROMSINGLECELL(SHEET(); CELL(&quot;address&quot;;[.J166]);&quot; || &quot;;&quot;(NoLink)&quot;)" office:value-type="string" office:string-value="http://www.bach-chorales.com/BWV0159_5.htm" calcext:value-type="string">
            <text:p>http://www.bach-chorales.com/BWV0159_5.htm</text:p>
          </table:table-cell>
          <table:table-cell office:value-type="string" calcext:value-type="string">
            <text:p><text:a xlink:href="https://www.bach-digital.de/receive/BachDigitalWork_work_00011206" xlink:type="simple">115.1a/b</text:a> </text:p>
          </table:table-cell>
          <table:table-cell table:formula="of:=EXTRACTLINKSFROMSINGLECELL(SHEET(); CELL(&quot;address&quot;;[.L166]);&quot; || &quot;;&quot;(NoLink)&quot;)" office:value-type="string" office:string-value="https://www.bach-digital.de/receive/BachDigitalWork_work_00011206" calcext:value-type="string">
            <text:p>https://www.bach-digital.de/receive/BachDigitalWork_work_00011206</text:p>
          </table:table-cell>
        </table:table-row>
        <table:table-row table:style-name="ro1">
          <table:table-cell office:value-type="string" calcext:value-type="string">
            <text:p><text:a xlink:href="https://en.wikipedia.org/wiki/Herzlich_tut_mich_verlangen" xlink:type="simple">Herzlich tut mich verlangen</text:a> (v. 4)</text:p>
          </table:table-cell>
          <table:table-cell table:formula="of:=EXTRACTLINKSFROMSINGLECELL(SHEET(); CELL(&quot;address&quot;;[.$A167]);&quot; || &quot;;&quot;(NoLink)&quot;)" office:value-type="string" office:string-value="https://en.wikipedia.org/wiki/Herzlich_tut_mich_verlangen" calcext:value-type="string">
            <text:p>https://en.wikipedia.org/wiki/Herzlich_tut_mich_verlangen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167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161" xlink:type="simple">161</text:a>/6</text:p>
          </table:table-cell>
          <table:table-cell table:formula="of:=EXTRACTLINKSFROMSINGLECELL(SHEET(); CELL(&quot;address&quot;;[.E167]);&quot; || &quot;;&quot;(NoLink)&quot;)" office:value-type="string" office:string-value="https://en.wikipedia.org/wiki/BWV_161" calcext:value-type="string">
            <text:p>https://en.wikipedia.org/wiki/BWV_16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<text:a xlink:href="http://www.bach-chorales.com/BWV0161_6.htm" xlink:type="simple">0161_6</text:a> </text:p>
          </table:table-cell>
          <table:table-cell table:formula="of:=EXTRACTLINKSFROMSINGLECELL(SHEET(); CELL(&quot;address&quot;;[.J167]);&quot; || &quot;;&quot;(NoLink)&quot;)" office:value-type="string" office:string-value="http://www.bach-chorales.com/BWV0161_6.htm" calcext:value-type="string">
            <text:p>http://www.bach-chorales.com/BWV0161_6.htm</text:p>
          </table:table-cell>
          <table:table-cell office:value-type="string" calcext:value-type="string">
            <text:p><text:a xlink:href="https://www.bach-digital.de/receive/BachDigitalWork_work_00011194" xlink:type="simple">92.13b/c</text:a> </text:p>
          </table:table-cell>
          <table:table-cell table:formula="of:=EXTRACTLINKSFROMSINGLECELL(SHEET(); CELL(&quot;address&quot;;[.L167]);&quot; || &quot;;&quot;(NoLink)&quot;)" office:value-type="string" office:string-value="https://www.bach-digital.de/receive/BachDigitalWork_work_00011194" calcext:value-type="string">
            <text:p>https://www.bach-digital.de/receive/BachDigitalWork_work_00011194</text:p>
          </table:table-cell>
        </table:table-row>
        <table:table-row table:style-name="ro1">
          <table:table-cell office:value-type="string" calcext:value-type="string">
            <text:p><text:a xlink:href="https://en.wikipedia.org/wiki/Alle_Menschen_müssen_sterben" xlink:type="simple">Alle Menschen müssen sterben</text:a> (v. 7)</text:p>
          </table:table-cell>
          <table:table-cell table:formula="of:=EXTRACTLINKSFROMSINGLECELL(SHEET(); CELL(&quot;address&quot;;[.$A168]);&quot; || &quot;;&quot;(NoLink)&quot;)" office:value-type="string" office:string-value="https://en.wikipedia.org/wiki/Alle_Menschen_müssen_sterben" calcext:value-type="string">
            <text:p>https://en.wikipedia.org/wiki/Alle_Menschen_müssen_sterben</text:p>
          </table:table-cell>
          <table:table-cell office:value-type="string" calcext:value-type="string">
            <text:p><text:a xlink:href="https://en.wikipedia.org/w/index.php?title=Alle_Menschen_müssen_sterben_(Zahn_6783)&amp;action=edit&amp;redlink=1" xlink:type="simple">6783</text:a></text:p>
          </table:table-cell>
          <table:table-cell/>
          <table:table-cell office:value-type="string" calcext:value-type="string">
            <text:p><text:a xlink:href="https://en.wikipedia.org/wiki/BWV_162" xlink:type="simple">162</text:a>/6</text:p>
          </table:table-cell>
          <table:table-cell table:formula="of:=EXTRACTLINKSFROMSINGLECELL(SHEET(); CELL(&quot;address&quot;;[.E168]);&quot; || &quot;;&quot;(NoLink)&quot;)" office:value-type="string" office:string-value="https://en.wikipedia.org/wiki/BWV_162" calcext:value-type="string">
            <text:p>https://en.wikipedia.org/wiki/BWV_16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62_6.htm" xlink:type="simple">0162_6</text:a> </text:p>
          </table:table-cell>
          <table:table-cell table:formula="of:=EXTRACTLINKSFROMSINGLECELL(SHEET(); CELL(&quot;address&quot;;[.J168]);&quot; || &quot;;&quot;(NoLink)&quot;)" office:value-type="string" office:string-value="http://www.bach-chorales.com/BWV0162_6.htm" calcext:value-type="string">
            <text:p>http://www.bach-chorales.com/BWV0162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6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Herr_Christ,_der_einig_Gotts_Sohn" xlink:type="simple">Herr Christ, der einge Gottessohn</text:a> (v. 5)</text:p>
          </table:table-cell>
          <table:table-cell table:formula="of:=EXTRACTLINKSFROMSINGLECELL(SHEET(); CELL(&quot;address&quot;;[.$A169]);&quot; || &quot;;&quot;(NoLink)&quot;)" office:value-type="string" office:string-value="https://en.wikipedia.org/wiki/Herr_Christ,_der_einig_Gotts_Sohn" calcext:value-type="string">
            <text:p>https://en.wikipedia.org/wiki/Herr_Christ,_der_einig_Gotts_Sohn</text:p>
          </table:table-cell>
          <table:table-cell office:value-type="string" calcext:value-type="string">
            <text:p><text:a xlink:href="https://en.wikipedia.org/wiki/Herr_Christ,_der_einge_Gottessohn" xlink:type="simple">4297a</text:a></text:p>
          </table:table-cell>
          <table:table-cell table:formula="of:=EXTRACTLINKSFROMSINGLECELL(SHEET(); CELL(&quot;address&quot;;[.C169]);&quot; || &quot;;&quot;(NoLink)&quot;)" office:value-type="string" office:string-value="https://en.wikipedia.org/wiki/Herr_Christ,_der_einge_Gottessohn" calcext:value-type="string">
            <text:p>https://en.wikipedia.org/wiki/Herr_Christ,_der_einge_Gottessohn</text:p>
          </table:table-cell>
          <table:table-cell office:value-type="string" calcext:value-type="string">
            <text:p><text:a xlink:href="https://en.wikipedia.org/wiki/BWV_164" xlink:type="simple">164</text:a>/6</text:p>
          </table:table-cell>
          <table:table-cell table:formula="of:=EXTRACTLINKSFROMSINGLECELL(SHEET(); CELL(&quot;address&quot;;[.E169]);&quot; || &quot;;&quot;(NoLink)&quot;)" office:value-type="string" office:string-value="https://en.wikipedia.org/wiki/BWV_164" calcext:value-type="string">
            <text:p>https://en.wikipedia.org/wiki/BWV_16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<text:a xlink:href="http://www.bach-chorales.com/BWV0164_6.htm" xlink:type="simple">0164_6</text:a> </text:p>
          </table:table-cell>
          <table:table-cell table:formula="of:=EXTRACTLINKSFROMSINGLECELL(SHEET(); CELL(&quot;address&quot;;[.J169]);&quot; || &quot;;&quot;(NoLink)&quot;)" office:value-type="string" office:string-value="http://www.bach-chorales.com/BWV0164_6.htm" calcext:value-type="string">
            <text:p>http://www.bach-chorales.com/BWV0164_6.htm</text:p>
          </table:table-cell>
          <table:table-cell office:value-type="string" calcext:value-type="string">
            <text:p><text:a xlink:href="https://www.bach-digital.de/receive/BachDigitalWork_work_00011224" xlink:type="simple">81.1a/b</text:a> </text:p>
          </table:table-cell>
          <table:table-cell table:formula="of:=EXTRACTLINKSFROMSINGLECELL(SHEET(); CELL(&quot;address&quot;;[.L169]);&quot; || &quot;;&quot;(NoLink)&quot;)" office:value-type="string" office:string-value="https://www.bach-digital.de/receive/BachDigitalWork_work_00011224" calcext:value-type="string">
            <text:p>https://www.bach-digital.de/receive/BachDigitalWork_work_00011224</text:p>
          </table:table-cell>
        </table:table-row>
        <table:table-row table:style-name="ro1">
          <table:table-cell office:value-type="string" calcext:value-type="string">
            <text:p><text:a xlink:href="https://en.wikipedia.org/wiki/Nun_laßt_uns_Gott_dem_Herren" xlink:type="simple">Nun laßt uns Gott dem Herren</text:a> (v. 5)</text:p>
          </table:table-cell>
          <table:table-cell table:formula="of:=EXTRACTLINKSFROMSINGLECELL(SHEET(); CELL(&quot;address&quot;;[.$A170]);&quot; || &quot;;&quot;(NoLink)&quot;)" office:value-type="string" office:string-value="https://en.wikipedia.org/wiki/Nun_laßt_uns_Gott_dem_Herren" calcext:value-type="string">
            <text:p>https://en.wikipedia.org/wiki/Nun_laßt_uns_Gott_dem_Herren</text:p>
          </table:table-cell>
          <table:table-cell office:value-type="string" calcext:value-type="string">
            <text:p><text:a xlink:href="https://en.wikipedia.org/wiki/Nun_laßt_uns_Gott_dem_Herren" xlink:type="simple">159</text:a></text:p>
          </table:table-cell>
          <table:table-cell table:formula="of:=EXTRACTLINKSFROMSINGLECELL(SHEET(); CELL(&quot;address&quot;;[.C170]);&quot; || &quot;;&quot;(NoLink)&quot;)" office:value-type="string" office:string-value="https://en.wikipedia.org/wiki/Nun_laßt_uns_Gott_dem_Herren" calcext:value-type="string">
            <text:p>https://en.wikipedia.org/wiki/Nun_laßt_uns_Gott_dem_Herren</text:p>
          </table:table-cell>
          <table:table-cell office:value-type="string" calcext:value-type="string">
            <text:p><text:a xlink:href="https://en.wikipedia.org/wiki/BWV_165" xlink:type="simple">165</text:a>/6</text:p>
          </table:table-cell>
          <table:table-cell table:formula="of:=EXTRACTLINKSFROMSINGLECELL(SHEET(); CELL(&quot;address&quot;;[.E170]);&quot; || &quot;;&quot;(NoLink)&quot;)" office:value-type="string" office:string-value="https://en.wikipedia.org/wiki/BWV_165" calcext:value-type="string">
            <text:p>https://en.wikipedia.org/wiki/BWV_165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65_6.htm" xlink:type="simple">0165_6</text:a> </text:p>
          </table:table-cell>
          <table:table-cell table:formula="of:=EXTRACTLINKSFROMSINGLECELL(SHEET(); CELL(&quot;address&quot;;[.J170]);&quot; || &quot;;&quot;(NoLink)&quot;)" office:value-type="string" office:string-value="http://www.bach-chorales.com/BWV0165_6.htm" calcext:value-type="string">
            <text:p>http://www.bach-chorales.com/BWV0165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70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Wer_weiß,_wie_nahe_mir_mein_Ende" xlink:type="simple">Wer weiß, wie nahe mir mein Ende</text:a> (v. 1)</text:p>
          </table:table-cell>
          <table:table-cell table:formula="of:=EXTRACTLINKSFROMSINGLECELL(SHEET(); CELL(&quot;address&quot;;[.$A171]);&quot; || &quot;;&quot;(NoLink)&quot;)" office:value-type="string" office:string-value="https://en.wikipedia.org/wiki/Wer_weiß,_wie_nahe_mir_mein_Ende" calcext:value-type="string">
            <text:p>https://en.wikipedia.org/wiki/Wer_weiß,_wie_nahe_mir_mein_Ende</text:p>
          </table:table-cell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171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BWV_166" xlink:type="simple">166</text:a>/6</text:p>
          </table:table-cell>
          <table:table-cell table:formula="of:=EXTRACTLINKSFROMSINGLECELL(SHEET(); CELL(&quot;address&quot;;[.E171]);&quot; || &quot;;&quot;(NoLink)&quot;)" office:value-type="string" office:string-value="https://en.wikipedia.org/wiki/BWV_166" calcext:value-type="string">
            <text:p>https://en.wikipedia.org/wiki/BWV_166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<text:a xlink:href="http://www.bach-chorales.com/BWV0166_6.htm" xlink:type="simple">0166_6</text:a> </text:p>
          </table:table-cell>
          <table:table-cell table:formula="of:=EXTRACTLINKSFROMSINGLECELL(SHEET(); CELL(&quot;address&quot;;[.J171]);&quot; || &quot;;&quot;(NoLink)&quot;)" office:value-type="string" office:string-value="http://www.bach-chorales.com/BWV0166_6.htm" calcext:value-type="string">
            <text:p>http://www.bach-chorales.com/BWV0166_6.htm</text:p>
          </table:table-cell>
          <table:table-cell office:value-type="string" calcext:value-type="string">
            <text:p><text:a xlink:href="https://www.bach-digital.de/receive/BachDigitalWork_work_00011311" xlink:type="simple">205.3</text:a> </text:p>
          </table:table-cell>
          <table:table-cell table:formula="of:=EXTRACTLINKSFROMSINGLECELL(SHEET(); CELL(&quot;address&quot;;[.L171]);&quot; || &quot;;&quot;(NoLink)&quot;)" office:value-type="string" office:string-value="https://www.bach-digital.de/receive/BachDigitalWork_work_00011311" calcext:value-type="string">
            <text:p>https://www.bach-digital.de/receive/BachDigitalWork_work_00011311</text:p>
          </table:table-cell>
        </table:table-row>
        <table:table-row table:style-name="ro1">
          <table:table-cell office:value-type="string" calcext:value-type="string">
            <text:p><text:a xlink:href="https://en.wikipedia.org/wiki/Nun_lob,_mein_Seel,_den_Herren" xlink:type="simple">Nun lob, mein Seel, den Herren</text:a> (v. 5)</text:p>
          </table:table-cell>
          <table:table-cell table:formula="of:=EXTRACTLINKSFROMSINGLECELL(SHEET(); CELL(&quot;address&quot;;[.$A172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Nun_lob,_mein_Seel,_den_Herren" xlink:type="simple">8244</text:a></text:p>
          </table:table-cell>
          <table:table-cell table:formula="of:=EXTRACTLINKSFROMSINGLECELL(SHEET(); CELL(&quot;address&quot;;[.C172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BWV_167" xlink:type="simple">167</text:a>/5</text:p>
          </table:table-cell>
          <table:table-cell table:formula="of:=EXTRACTLINKSFROMSINGLECELL(SHEET(); CELL(&quot;address&quot;;[.E172]);&quot; || &quot;;&quot;(NoLink)&quot;)" office:value-type="string" office:string-value="https://en.wikipedia.org/wiki/BWV_167" calcext:value-type="string">
            <text:p>https://en.wikipedia.org/wiki/BWV_167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67_5.htm" xlink:type="simple">0167_5</text:a> </text:p>
          </table:table-cell>
          <table:table-cell table:formula="of:=EXTRACTLINKSFROMSINGLECELL(SHEET(); CELL(&quot;address&quot;;[.J172]);&quot; || &quot;;&quot;(NoLink)&quot;)" office:value-type="string" office:string-value="http://www.bach-chorales.com/BWV0167_5.htm" calcext:value-type="string">
            <text:p>http://www.bach-chorales.com/BWV0167_5.htm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Herr_Jesu_Christ,_du_höchstes_Gut" xlink:type="simple">Herr Jesu Christ, du höchstes Gut</text:a> (v. 8)</text:p>
          </table:table-cell>
          <table:table-cell table:formula="of:=EXTRACTLINKSFROMSINGLECELL(SHEET(); CELL(&quot;address&quot;;[.$A173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Herr_Jesu_Christ,_du_höchstes_Gut" xlink:type="simple">4486</text:a></text:p>
          </table:table-cell>
          <table:table-cell table:formula="of:=EXTRACTLINKSFROMSINGLECELL(SHEET(); CELL(&quot;address&quot;;[.C173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BWV_168" xlink:type="simple">168</text:a>/6</text:p>
          </table:table-cell>
          <table:table-cell table:formula="of:=EXTRACTLINKSFROMSINGLECELL(SHEET(); CELL(&quot;address&quot;;[.E173]);&quot; || &quot;;&quot;(NoLink)&quot;)" office:value-type="string" office:string-value="https://en.wikipedia.org/wiki/BWV_168" calcext:value-type="string">
            <text:p>https://en.wikipedia.org/wiki/BWV_16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<text:a xlink:href="http://www.bach-chorales.com/BWV0168_6.htm" xlink:type="simple">0168_6</text:a> </text:p>
          </table:table-cell>
          <table:table-cell table:formula="of:=EXTRACTLINKSFROMSINGLECELL(SHEET(); CELL(&quot;address&quot;;[.J173]);&quot; || &quot;;&quot;(NoLink)&quot;)" office:value-type="string" office:string-value="http://www.bach-chorales.com/BWV0168_6.htm" calcext:value-type="string">
            <text:p>http://www.bach-chorales.com/BWV0168_6.htm</text:p>
          </table:table-cell>
          <table:table-cell office:value-type="string" calcext:value-type="string">
            <text:p><text:a xlink:href="https://www.bach-digital.de/receive/BachDigitalWork_work_00011198" xlink:type="simple">202.2a/b</text:a> </text:p>
          </table:table-cell>
          <table:table-cell table:formula="of:=EXTRACTLINKSFROMSINGLECELL(SHEET(); CELL(&quot;address&quot;;[.L173]);&quot; || &quot;;&quot;(NoLink)&quot;)" office:value-type="string" office:string-value="https://www.bach-digital.de/receive/BachDigitalWork_work_00011198" calcext:value-type="string">
            <text:p>https://www.bach-digital.de/receive/BachDigitalWork_work_00011198</text:p>
          </table:table-cell>
        </table:table-row>
        <table:table-row table:style-name="ro1">
          <table:table-cell office:value-type="string" calcext:value-type="string">
            <text:p><text:a xlink:href="https://en.wikipedia.org/wiki/Nun_bitten_wir_den_Heiligen_Geist" xlink:type="simple">Nun bitten wir den Heiligen Geist</text:a> (v. 3)</text:p>
          </table:table-cell>
          <table:table-cell table:formula="of:=EXTRACTLINKSFROMSINGLECELL(SHEET(); CELL(&quot;address&quot;;[.$A174]);&quot; || &quot;;&quot;(NoLink)&quot;)" office:value-type="string" office:string-value="https://en.wikipedia.org/wiki/Nun_bitten_wir_den_Heiligen_Geist" calcext:value-type="string">
            <text:p>https://en.wikipedia.org/wiki/Nun_bitten_wir_den_Heiligen_Geist</text:p>
          </table:table-cell>
          <table:table-cell office:value-type="string" calcext:value-type="string">
            <text:p><text:a xlink:href="https://en.wikipedia.org/wiki/Nun_bitten_wir_den_Heiligen_Geist" xlink:type="simple">2029</text:a></text:p>
          </table:table-cell>
          <table:table-cell table:formula="of:=EXTRACTLINKSFROMSINGLECELL(SHEET(); CELL(&quot;address&quot;;[.C174]);&quot; || &quot;;&quot;(NoLink)&quot;)" office:value-type="string" office:string-value="https://en.wikipedia.org/wiki/Nun_bitten_wir_den_Heiligen_Geist" calcext:value-type="string">
            <text:p>https://en.wikipedia.org/wiki/Nun_bitten_wir_den_Heiligen_Geist</text:p>
          </table:table-cell>
          <table:table-cell office:value-type="string" calcext:value-type="string">
            <text:p><text:a xlink:href="https://en.wikipedia.org/wiki/BWV_169" xlink:type="simple">169</text:a>/7</text:p>
          </table:table-cell>
          <table:table-cell table:formula="of:=EXTRACTLINKSFROMSINGLECELL(SHEET(); CELL(&quot;address&quot;;[.E174]);&quot; || &quot;;&quot;(NoLink)&quot;)" office:value-type="string" office:string-value="https://en.wikipedia.org/wiki/BWV_169" calcext:value-type="string">
            <text:p>https://en.wikipedia.org/wiki/BWV_16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<text:a xlink:href="http://www.bach-chorales.com/BWV0169_7.htm" xlink:type="simple">0169_7</text:a> </text:p>
          </table:table-cell>
          <table:table-cell table:formula="of:=EXTRACTLINKSFROMSINGLECELL(SHEET(); CELL(&quot;address&quot;;[.J174]);&quot; || &quot;;&quot;(NoLink)&quot;)" office:value-type="string" office:string-value="http://www.bach-chorales.com/BWV0169_7.htm" calcext:value-type="string">
            <text:p>http://www.bach-chorales.com/BWV0169_7.htm</text:p>
          </table:table-cell>
          <table:table-cell office:value-type="string" calcext:value-type="string">
            <text:p><text:a xlink:href="https://www.bach-digital.de/receive/BachDigitalWork_work_00011196" xlink:type="simple">147.2a/b</text:a> </text:p>
          </table:table-cell>
          <table:table-cell table:formula="of:=EXTRACTLINKSFROMSINGLECELL(SHEET(); CELL(&quot;address&quot;;[.L174]);&quot; || &quot;;&quot;(NoLink)&quot;)" office:value-type="string" office:string-value="https://www.bach-digital.de/receive/BachDigitalWork_work_00011196" calcext:value-type="string">
            <text:p>https://www.bach-digital.de/receive/BachDigitalWork_work_00011196</text:p>
          </table:table-cell>
        </table:table-row>
        <table:table-row table:style-name="ro4">
          <table:table-cell office:value-type="string" calcext:value-type="string">
            <text:p><text:a xlink:href="https://en.wikipedia.org/wiki/Jesu,_nun_sei_gepreiset" xlink:type="simple">Jesu, nun sei gepreiset</text:a> (v. 2)</text:p>
          </table:table-cell>
          <table:table-cell table:formula="of:=EXTRACTLINKSFROMSINGLECELL(SHEET(); CELL(&quot;address&quot;;[.$A175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Jesu,_nun_sei_gepreiset" xlink:type="simple">8477a</text:a></text:p>
          </table:table-cell>
          <table:table-cell table:formula="of:=EXTRACTLINKSFROMSINGLECELL(SHEET(); CELL(&quot;address&quot;;[.C175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BWV_171" xlink:type="simple">171</text:a>/6</text:p>
          </table:table-cell>
          <table:table-cell table:formula="of:=EXTRACTLINKSFROMSINGLECELL(SHEET(); CELL(&quot;address&quot;;[.E175]);&quot; || &quot;;&quot;(NoLink)&quot;)" office:value-type="string" office:string-value="https://en.wikipedia.org/wiki/BWV_171" calcext:value-type="string">
            <text:p>https://en.wikipedia.org/wiki/BWV_171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71_6.htm" xlink:type="simple">0171_6</text:a>; ≈<text:a xlink:href="https://en.wikipedia.org/wiki/BWV_141" xlink:type="simple">BWV 141</text:a>/6; BGA: v. 3 per <text:a xlink:href="https://www.bach-digital.de/receive/BachDigitalSource_source_00000957" xlink:type="simple">P 94</text:a> </text:p>
          </table:table-cell>
          <table:table-cell table:formula="of:=EXTRACTLINKSFROMSINGLECELL(SHEET(); CELL(&quot;address&quot;;[.J175]);&quot; || &quot;;&quot;(NoLink)&quot;)" office:value-type="string" office:string-value="http://www.bach-chorales.com/BWV0171_6.htm || https://en.wikipedia.org/wiki/BWV_141 || https://www.bach-digital.de/receive/BachDigitalSource_source_00000957" calcext:value-type="string">
            <text:p>http://www.bach-chorales.com/BWV0171_6.htm || https://en.wikipedia.org/wiki/BWV_141 || https://www.bach-digital.de/receive/BachDigitalSource_source_00000957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75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Wie_schön_leuchtet_der_Morgenstern" xlink:type="simple">Wie schön leuchtet der Morgenstern</text:a> (v. 4)</text:p>
          </table:table-cell>
          <table:table-cell table:formula="of:=EXTRACTLINKSFROMSINGLECELL(SHEET(); CELL(&quot;address&quot;;[.$A176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Wie_schön_leuchtet_der_Morgenstern" xlink:type="simple">8359</text:a></text:p>
          </table:table-cell>
          <table:table-cell table:formula="of:=EXTRACTLINKSFROMSINGLECELL(SHEET(); CELL(&quot;address&quot;;[.C176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BWV_172" xlink:type="simple">172</text:a>/6</text:p>
          </table:table-cell>
          <table:table-cell table:formula="of:=EXTRACTLINKSFROMSINGLECELL(SHEET(); CELL(&quot;address&quot;;[.E176]);&quot; || &quot;;&quot;(NoLink)&quot;)" office:value-type="string" office:string-value="https://en.wikipedia.org/wiki/BWV_172" calcext:value-type="string">
            <text:p>https://en.wikipedia.org/wiki/BWV_172</text:p>
          </table:table-cell>
          <table:table-cell office:value-type="float" office:value="376" calcext:value-type="float">
            <text:p>37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://www.bach-chorales.com/BWV0172_6.htm" xlink:type="simple">0172_6</text:a> </text:p>
          </table:table-cell>
          <table:table-cell table:formula="of:=EXTRACTLINKSFROMSINGLECELL(SHEET(); CELL(&quot;address&quot;;[.J176]);&quot; || &quot;;&quot;(NoLink)&quot;)" office:value-type="string" office:string-value="http://www.bach-chorales.com/BWV0172_6.htm" calcext:value-type="string">
            <text:p>http://www.bach-chorales.com/BWV0172_6.htm</text:p>
          </table:table-cell>
          <table:table-cell office:value-type="string" calcext:value-type="string">
            <text:p><text:a xlink:href="https://www.bach-digital.de/receive/BachDigitalWork_work_00011314" xlink:type="simple">209.4b</text:a> </text:p>
          </table:table-cell>
          <table:table-cell table:formula="of:=EXTRACTLINKSFROMSINGLECELL(SHEET(); CELL(&quot;address&quot;;[.L176]);&quot; || &quot;;&quot;(NoLink)&quot;)" office:value-type="string" office:string-value="https://www.bach-digital.de/receive/BachDigitalWork_work_00011314" calcext:value-type="string">
            <text:p>https://www.bach-digital.de/receive/BachDigitalWork_work_00011314</text:p>
          </table:table-cell>
        </table:table-row>
        <table:table-row table:style-name="ro1">
          <table:table-cell office:value-type="string" calcext:value-type="string">
            <text:p><text:a xlink:href="https://en.wikipedia.org/wiki/Herzlich_lieb_hab_ich_dich,_o_Herr" xlink:type="simple">Herzlich lieb hab ich dich, o Herr</text:a> (v. 1)</text:p>
          </table:table-cell>
          <table:table-cell table:formula="of:=EXTRACTLINKSFROMSINGLECELL(SHEET(); CELL(&quot;address&quot;;[.$A177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Herzlich_lieb_hab_ich_dich,_o_Herr" xlink:type="simple">8326</text:a></text:p>
          </table:table-cell>
          <table:table-cell table:formula="of:=EXTRACTLINKSFROMSINGLECELL(SHEET(); CELL(&quot;address&quot;;[.C177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BWV_174" xlink:type="simple">174</text:a>/5</text:p>
          </table:table-cell>
          <table:table-cell table:formula="of:=EXTRACTLINKSFROMSINGLECELL(SHEET(); CELL(&quot;address&quot;;[.E177]);&quot; || &quot;;&quot;(NoLink)&quot;)" office:value-type="string" office:string-value="https://en.wikipedia.org/wiki/BWV_174" calcext:value-type="string">
            <text:p>https://en.wikipedia.org/wiki/BWV_174</text:p>
          </table:table-cell>
          <table:table-cell office:value-type="float" office:value="153" calcext:value-type="float">
            <text:p>1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bach-chorales.com/BWV0174_5.htm" xlink:type="simple">0174_5</text:a> </text:p>
          </table:table-cell>
          <table:table-cell table:formula="of:=EXTRACTLINKSFROMSINGLECELL(SHEET(); CELL(&quot;address&quot;;[.J177]);&quot; || &quot;;&quot;(NoLink)&quot;)" office:value-type="string" office:string-value="http://www.bach-chorales.com/BWV0174_5.htm" calcext:value-type="string">
            <text:p>http://www.bach-chorales.com/BWV0174_5.htm</text:p>
          </table:table-cell>
          <table:table-cell office:value-type="string" calcext:value-type="string">
            <text:p><text:a xlink:href="https://www.bach-digital.de/receive/BachDigitalWork_work_00011244" xlink:type="simple">91.2</text:a> </text:p>
          </table:table-cell>
          <table:table-cell table:formula="of:=EXTRACTLINKSFROMSINGLECELL(SHEET(); CELL(&quot;address&quot;;[.L177]);&quot; || &quot;;&quot;(NoLink)&quot;)" office:value-type="string" office:string-value="https://www.bach-digital.de/receive/BachDigitalWork_work_00011244" calcext:value-type="string">
            <text:p>https://www.bach-digital.de/receive/BachDigitalWork_work_00011244</text:p>
          </table:table-cell>
        </table:table-row>
        <table:table-row table:style-name="ro3">
          <table:table-cell office:value-type="string" calcext:value-type="string">
            <text:p><text:a xlink:href="https://en.wikipedia.org/wiki/O_Gottes_Geist,_mein_Trost_und_Rat" xlink:type="simple">O Gottes Geist, mein Trost und Rat</text:a> (v. 9)</text:p>
          </table:table-cell>
          <table:table-cell table:formula="of:=EXTRACTLINKSFROMSINGLECELL(SHEET(); CELL(&quot;address&quot;;[.$A178]);&quot; || &quot;;&quot;(NoLink)&quot;)" office:value-type="string" office:string-value="https://en.wikipedia.org/wiki/O_Gottes_Geist,_mein_Trost_und_Rat" calcext:value-type="string">
            <text:p>https://en.wikipedia.org/wiki/O_Gottes_Geist,_mein_Trost_und_Rat</text:p>
          </table:table-cell>
          <table:table-cell office:value-type="string" calcext:value-type="string">
            <text:p><text:a xlink:href="https://en.wikipedia.org/wiki/Komm,_Heiliger_Geist,_Herre_Gott" xlink:type="simple">7445a</text:a></text:p>
          </table:table-cell>
          <table:table-cell table:formula="of:=EXTRACTLINKSFROMSINGLECELL(SHEET(); CELL(&quot;address&quot;;[.C178]);&quot; || &quot;;&quot;(NoLink)&quot;)" office:value-type="string" office:string-value="https://en.wikipedia.org/wiki/Komm,_Heiliger_Geist,_Herre_Gott" calcext:value-type="string">
            <text:p>https://en.wikipedia.org/wiki/Komm,_Heiliger_Geist,_Herre_Gott</text:p>
          </table:table-cell>
          <table:table-cell office:value-type="string" calcext:value-type="string">
            <text:p><text:a xlink:href="https://en.wikipedia.org/wiki/BWV_175" xlink:type="simple">175</text:a>/7</text:p>
          </table:table-cell>
          <table:table-cell table:formula="of:=EXTRACTLINKSFROMSINGLECELL(SHEET(); CELL(&quot;address&quot;;[.E178]);&quot; || &quot;;&quot;(NoLink)&quot;)" office:value-type="string" office:string-value="https://en.wikipedia.org/wiki/BWV_175" calcext:value-type="string">
            <text:p>https://en.wikipedia.org/wiki/BWV_175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75_7.htm" xlink:type="simple">0175_7</text:a>; ≈<text:a xlink:href="https://en.wikipedia.org/wiki/BWV_59" xlink:type="simple">BWV 59</text:a>/3 </text:p>
          </table:table-cell>
          <table:table-cell table:formula="of:=EXTRACTLINKSFROMSINGLECELL(SHEET(); CELL(&quot;address&quot;;[.J178]);&quot; || &quot;;&quot;(NoLink)&quot;)" office:value-type="string" office:string-value="http://www.bach-chorales.com/BWV0175_7.htm || https://en.wikipedia.org/wiki/BWV_59" calcext:value-type="string">
            <text:p>http://www.bach-chorales.com/BWV0175_7.htm || https://en.wikipedia.org/wiki/BWV_59</text:p>
          </table:table-cell>
          <table:table-cell office:value-type="string" calcext:value-type="string">
            <text:p><text:a xlink:href="https://www.bach-digital.de/receive/BachDigitalWork_work_00011243" xlink:type="simple">126.1b</text:a> </text:p>
          </table:table-cell>
          <table:table-cell table:formula="of:=EXTRACTLINKSFROMSINGLECELL(SHEET(); CELL(&quot;address&quot;;[.L178]);&quot; || &quot;;&quot;(NoLink)&quot;)" office:value-type="string" office:string-value="https://www.bach-digital.de/receive/BachDigitalWork_work_00011243" calcext:value-type="string">
            <text:p>https://www.bach-digital.de/receive/BachDigitalWork_work_00011243</text:p>
          </table:table-cell>
        </table:table-row>
        <table:table-row table:style-name="ro1">
          <table:table-cell office:value-type="string" calcext:value-type="string">
            <text:p><text:a xlink:href="https://en.wikipedia.org/wiki/Was_alle_Weisheit_in_der_Welt" xlink:type="simple">Was alle Weisheit in der Welt</text:a> (v. 8)</text:p>
          </table:table-cell>
          <table:table-cell table:formula="of:=EXTRACTLINKSFROMSINGLECELL(SHEET(); CELL(&quot;address&quot;;[.$A179]);&quot; || &quot;;&quot;(NoLink)&quot;)" office:value-type="string" office:string-value="https://en.wikipedia.org/wiki/Was_alle_Weisheit_in_der_Welt" calcext:value-type="string">
            <text:p>https://en.wikipedia.org/wiki/Was_alle_Weisheit_in_der_Welt</text:p>
          </table:table-cell>
          <table:table-cell office:value-type="string" calcext:value-type="string">
            <text:p><text:a xlink:href="https://en.wikipedia.org/wiki/Es_woll_uns_Gott_genädig_sein_(Zahn_7246)" xlink:type="simple">7246</text:a></text:p>
          </table:table-cell>
          <table:table-cell table:formula="of:=EXTRACTLINKSFROMSINGLECELL(SHEET(); CELL(&quot;address&quot;;[.C179]);&quot; || &quot;;&quot;(NoLink)&quot;)" office:value-type="string" office:string-value="https://en.wikipedia.org/wiki/Es_woll_uns_Gott_genädig_sein_(Zahn_7246)" calcext:value-type="string">
            <text:p>https://en.wikipedia.org/wiki/Es_woll_uns_Gott_genädig_sein_(Zahn_7246)</text:p>
          </table:table-cell>
          <table:table-cell office:value-type="string" calcext:value-type="string">
            <text:p><text:a xlink:href="https://en.wikipedia.org/wiki/BWV_176" xlink:type="simple">176</text:a>/6</text:p>
          </table:table-cell>
          <table:table-cell table:formula="of:=EXTRACTLINKSFROMSINGLECELL(SHEET(); CELL(&quot;address&quot;;[.E179]);&quot; || &quot;;&quot;(NoLink)&quot;)" office:value-type="string" office:string-value="https://en.wikipedia.org/wiki/BWV_176" calcext:value-type="string">
            <text:p>https://en.wikipedia.org/wiki/BWV_17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<text:a xlink:href="http://www.bach-chorales.com/BWV0176_6.htm" xlink:type="simple">0176_6</text:a> </text:p>
          </table:table-cell>
          <table:table-cell table:formula="of:=EXTRACTLINKSFROMSINGLECELL(SHEET(); CELL(&quot;address&quot;;[.J179]);&quot; || &quot;;&quot;(NoLink)&quot;)" office:value-type="string" office:string-value="http://www.bach-chorales.com/BWV0176_6.htm" calcext:value-type="string">
            <text:p>http://www.bach-chorales.com/BWV0176_6.htm</text:p>
          </table:table-cell>
          <table:table-cell office:value-type="string" calcext:value-type="string">
            <text:p><text:a xlink:href="https://www.bach-digital.de/receive/BachDigitalWork_work_00011296" xlink:type="simple">65.2</text:a> </text:p>
          </table:table-cell>
          <table:table-cell table:formula="of:=EXTRACTLINKSFROMSINGLECELL(SHEET(); CELL(&quot;address&quot;;[.L179]);&quot; || &quot;;&quot;(NoLink)&quot;)" office:value-type="string" office:string-value="https://www.bach-digital.de/receive/BachDigitalWork_work_00011296" calcext:value-type="string">
            <text:p>https://www.bach-digital.de/receive/BachDigitalWork_work_00011296</text:p>
          </table:table-cell>
        </table:table-row>
        <table:table-row table:style-name="ro1">
          <table:table-cell office:value-type="string" calcext:value-type="string">
            <text:p><text:a xlink:href="https://en.wikipedia.org/wiki/Ich_ruf_zu_dir,_Herr_Jesu_Christ" xlink:type="simple">Ich ruf zu dir, Herr Jesu Christ</text:a> (v. 5)</text:p>
          </table:table-cell>
          <table:table-cell table:formula="of:=EXTRACTLINKSFROMSINGLECELL(SHEET(); CELL(&quot;address&quot;;[.$A180]);&quot; || &quot;;&quot;(NoLink)&quot;)" office:value-type="string" office:string-value="https://en.wikipedia.org/wiki/Ich_ruf_zu_dir,_Herr_Jesu_Christ" calcext:value-type="string">
            <text:p>https://en.wikipedia.org/wiki/Ich_ruf_zu_dir,_Herr_Jesu_Christ</text:p>
          </table:table-cell>
          <table:table-cell office:value-type="string" calcext:value-type="string">
            <text:p><text:a xlink:href="https://en.wikipedia.org/wiki/Ich_ruf_zu_dir,_Herr_Jesu_Christ" xlink:type="simple">7400</text:a></text:p>
          </table:table-cell>
          <table:table-cell table:formula="of:=EXTRACTLINKSFROMSINGLECELL(SHEET(); CELL(&quot;address&quot;;[.C180]);&quot; || &quot;;&quot;(NoLink)&quot;)" office:value-type="string" office:string-value="https://en.wikipedia.org/wiki/Ich_ruf_zu_dir,_Herr_Jesu_Christ" calcext:value-type="string">
            <text:p>https://en.wikipedia.org/wiki/Ich_ruf_zu_dir,_Herr_Jesu_Christ</text:p>
          </table:table-cell>
          <table:table-cell office:value-type="string" calcext:value-type="string">
            <text:p><text:a xlink:href="https://en.wikipedia.org/wiki/BWV_177" xlink:type="simple">177</text:a>/5</text:p>
          </table:table-cell>
          <table:table-cell table:formula="of:=EXTRACTLINKSFROMSINGLECELL(SHEET(); CELL(&quot;address&quot;;[.E180]);&quot; || &quot;;&quot;(NoLink)&quot;)" office:value-type="string" office:string-value="https://en.wikipedia.org/wiki/BWV_177" calcext:value-type="string">
            <text:p>https://en.wikipedia.org/wiki/BWV_17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<text:a xlink:href="http://www.bach-chorales.com/BWV0177_5.htm" xlink:type="simple">0177_5</text:a> </text:p>
          </table:table-cell>
          <table:table-cell table:formula="of:=EXTRACTLINKSFROMSINGLECELL(SHEET(); CELL(&quot;address&quot;;[.J180]);&quot; || &quot;;&quot;(NoLink)&quot;)" office:value-type="string" office:string-value="http://www.bach-chorales.com/BWV0177_5.htm" calcext:value-type="string">
            <text:p>http://www.bach-chorales.com/BWV0177_5.htm</text:p>
          </table:table-cell>
          <table:table-cell office:value-type="string" calcext:value-type="string">
            <text:p><text:a xlink:href="https://www.bach-digital.de/receive/BachDigitalWork_work_00011211" xlink:type="simple">103.2a/b/c</text:a> </text:p>
          </table:table-cell>
          <table:table-cell table:formula="of:=EXTRACTLINKSFROMSINGLECELL(SHEET(); CELL(&quot;address&quot;;[.L180]);&quot; || &quot;;&quot;(NoLink)&quot;)" office:value-type="string" office:string-value="https://www.bach-digital.de/receive/BachDigitalWork_work_00011211" calcext:value-type="string">
            <text:p>https://www.bach-digital.de/receive/BachDigitalWork_work_00011211</text:p>
          </table:table-cell>
        </table:table-row>
        <table:table-row table:style-name="ro1">
          <table:table-cell office:value-type="string" calcext:value-type="string">
            <text:p><text:a xlink:href="https://en.wikipedia.org/wiki/Wo_Gott_der_Herr_nicht_bei_uns_hält" xlink:type="simple">Wo Gott der Herr nicht bei uns hält</text:a> (vv. 7–8)</text:p>
          </table:table-cell>
          <table:table-cell table:formula="of:=EXTRACTLINKSFROMSINGLECELL(SHEET(); CELL(&quot;address&quot;;[.$A181]);&quot; || &quot;;&quot;(NoLink)&quot;)" office:value-type="string" office:string-value="https://en.wikipedia.org/wiki/Wo_Gott_der_Herr_nicht_bei_uns_hält" calcext:value-type="string">
            <text:p>https://en.wikipedia.org/wiki/Wo_Gott_der_Herr_nicht_bei_uns_hält</text:p>
          </table:table-cell>
          <table:table-cell office:value-type="string" calcext:value-type="string">
            <text:p><text:a xlink:href="https://en.wikipedia.org/wiki/Wo_Gott_der_Herr_nicht_bei_uns_hält#Music" xlink:type="simple">4441a</text:a></text:p>
          </table:table-cell>
          <table:table-cell table:formula="of:=EXTRACTLINKSFROMSINGLECELL(SHEET(); CELL(&quot;address&quot;;[.C181]);&quot; || &quot;;&quot;(NoLink)&quot;)" office:value-type="string" office:string-value="https://en.wikipedia.org/wiki/Wo_Gott_der_Herr_nicht_bei_uns_hält#Music" calcext:value-type="string">
            <text:p>https://en.wikipedia.org/wiki/Wo_Gott_der_Herr_nicht_bei_uns_hält#Music</text:p>
          </table:table-cell>
          <table:table-cell office:value-type="string" calcext:value-type="string">
            <text:p><text:a xlink:href="https://en.wikipedia.org/wiki/BWV_178" xlink:type="simple">178</text:a>/7</text:p>
          </table:table-cell>
          <table:table-cell table:formula="of:=EXTRACTLINKSFROMSINGLECELL(SHEET(); CELL(&quot;address&quot;;[.E181]);&quot; || &quot;;&quot;(NoLink)&quot;)" office:value-type="string" office:string-value="https://en.wikipedia.org/wiki/BWV_178" calcext:value-type="string">
            <text:p>https://en.wikipedia.org/wiki/BWV_178</text:p>
          </table:table-cell>
          <table:table-cell office:value-type="float" office:value="384" calcext:value-type="float">
            <text:p>384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78_7.htm" xlink:type="simple">0178_7</text:a> </text:p>
          </table:table-cell>
          <table:table-cell table:formula="of:=EXTRACTLINKSFROMSINGLECELL(SHEET(); CELL(&quot;address&quot;;[.J181]);&quot; || &quot;;&quot;(NoLink)&quot;)" office:value-type="string" office:string-value="http://www.bach-chorales.com/BWV0178_7.htm" calcext:value-type="string">
            <text:p>http://www.bach-chorales.com/BWV0178_7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81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Ich_armer_Mensch,_ich_armer_Sünder&amp;action=edit&amp;redlink=1" xlink:type="simple">Ich armer Mensch, ich armer Sünder</text:a> (v. 1)</text:p>
          </table:table-cell>
          <table:table-cell/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182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BWV_179" xlink:type="simple">179</text:a>/6</text:p>
          </table:table-cell>
          <table:table-cell table:formula="of:=EXTRACTLINKSFROMSINGLECELL(SHEET(); CELL(&quot;address&quot;;[.E182]);&quot; || &quot;;&quot;(NoLink)&quot;)" office:value-type="string" office:string-value="https://en.wikipedia.org/wiki/BWV_179" calcext:value-type="string">
            <text:p>https://en.wikipedia.org/wiki/BWV_179</text:p>
          </table:table-cell>
          <table:table-cell office:value-type="float" office:value="371" calcext:value-type="float">
            <text:p>371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://www.bach-chorales.com/BWV0179_6.htm" xlink:type="simple">0179_6</text:a> </text:p>
          </table:table-cell>
          <table:table-cell table:formula="of:=EXTRACTLINKSFROMSINGLECELL(SHEET(); CELL(&quot;address&quot;;[.J182]);&quot; || &quot;;&quot;(NoLink)&quot;)" office:value-type="string" office:string-value="http://www.bach-chorales.com/BWV0179_6.htm" calcext:value-type="string">
            <text:p>http://www.bach-chorales.com/BWV0179_6.htm</text:p>
          </table:table-cell>
          <table:table-cell office:value-type="string" calcext:value-type="string">
            <text:p><text:a xlink:href="https://www.bach-digital.de/receive/BachDigitalWork_work_00011218" xlink:type="simple">205.6a/b</text:a> </text:p>
          </table:table-cell>
          <table:table-cell table:formula="of:=EXTRACTLINKSFROMSINGLECELL(SHEET(); CELL(&quot;address&quot;;[.L182]);&quot; || &quot;;&quot;(NoLink)&quot;)" office:value-type="string" office:string-value="https://www.bach-digital.de/receive/BachDigitalWork_work_00011218" calcext:value-type="string">
            <text:p>https://www.bach-digital.de/receive/BachDigitalWork_work_00011218</text:p>
          </table:table-cell>
        </table:table-row>
        <table:table-row table:style-name="ro1">
          <table:table-cell office:value-type="string" calcext:value-type="string">
            <text:p><text:a xlink:href="https://en.wikipedia.org/wiki/Schmücke_dich,_o_liebe_Seele" xlink:type="simple">Schmücke dich, o liebe Seele</text:a> (v. 9)</text:p>
          </table:table-cell>
          <table:table-cell table:formula="of:=EXTRACTLINKSFROMSINGLECELL(SHEET(); CELL(&quot;address&quot;;[.$A183]);&quot; || &quot;;&quot;(NoLink)&quot;)" office:value-type="string" office:string-value="https://en.wikipedia.org/wiki/Schmücke_dich,_o_liebe_Seele" calcext:value-type="string">
            <text:p>https://en.wikipedia.org/wiki/Schmücke_dich,_o_liebe_Seele</text:p>
          </table:table-cell>
          <table:table-cell office:value-type="string" calcext:value-type="string">
            <text:p><text:a xlink:href="https://en.wikipedia.org/wiki/Schmücke_dich,_o_liebe_Seele" xlink:type="simple">6923</text:a></text:p>
          </table:table-cell>
          <table:table-cell table:formula="of:=EXTRACTLINKSFROMSINGLECELL(SHEET(); CELL(&quot;address&quot;;[.C183]);&quot; || &quot;;&quot;(NoLink)&quot;)" office:value-type="string" office:string-value="https://en.wikipedia.org/wiki/Schmücke_dich,_o_liebe_Seele" calcext:value-type="string">
            <text:p>https://en.wikipedia.org/wiki/Schmücke_dich,_o_liebe_Seele</text:p>
          </table:table-cell>
          <table:table-cell office:value-type="string" calcext:value-type="string">
            <text:p><text:a xlink:href="https://en.wikipedia.org/wiki/BWV_180" xlink:type="simple">180</text:a>/7</text:p>
          </table:table-cell>
          <table:table-cell table:formula="of:=EXTRACTLINKSFROMSINGLECELL(SHEET(); CELL(&quot;address&quot;;[.E183]);&quot; || &quot;;&quot;(NoLink)&quot;)" office:value-type="string" office:string-value="https://en.wikipedia.org/wiki/BWV_180" calcext:value-type="string">
            <text:p>https://en.wikipedia.org/wiki/BWV_18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a xlink:href="http://www.bach-chorales.com/BWV0180_7.htm" xlink:type="simple">0180_7</text:a> </text:p>
          </table:table-cell>
          <table:table-cell table:formula="of:=EXTRACTLINKSFROMSINGLECELL(SHEET(); CELL(&quot;address&quot;;[.J183]);&quot; || &quot;;&quot;(NoLink)&quot;)" office:value-type="string" office:string-value="http://www.bach-chorales.com/BWV0180_7.htm" calcext:value-type="string">
            <text:p>http://www.bach-chorales.com/BWV0180_7.htm</text:p>
          </table:table-cell>
          <table:table-cell office:value-type="string" calcext:value-type="string">
            <text:p><text:a xlink:href="https://www.bach-digital.de/receive/BachDigitalWork_work_00011188" xlink:type="simple">171.1a/b/c</text:a> </text:p>
          </table:table-cell>
          <table:table-cell table:formula="of:=EXTRACTLINKSFROMSINGLECELL(SHEET(); CELL(&quot;address&quot;;[.L183]);&quot; || &quot;;&quot;(NoLink)&quot;)" office:value-type="string" office:string-value="https://www.bach-digital.de/receive/BachDigitalWork_work_00011188" calcext:value-type="string">
            <text:p>https://www.bach-digital.de/receive/BachDigitalWork_work_00011188</text:p>
          </table:table-cell>
        </table:table-row>
        <table:table-row table:style-name="ro1">
          <table:table-cell office:value-type="string" calcext:value-type="string">
            <text:p><text:a xlink:href="https://en.wikipedia.org/wiki/Zeuch_ein_zu_deinen_Toren" xlink:type="simple">Zeuch ein zu deinen Toren</text:a> (v. 5)</text:p>
          </table:table-cell>
          <table:table-cell table:formula="of:=EXTRACTLINKSFROMSINGLECELL(SHEET(); CELL(&quot;address&quot;;[.$A184]);&quot; || &quot;;&quot;(NoLink)&quot;)" office:value-type="string" office:string-value="https://en.wikipedia.org/wiki/Zeuch_ein_zu_deinen_Toren" calcext:value-type="string">
            <text:p>https://en.wikipedia.org/wiki/Zeuch_ein_zu_deinen_Toren</text:p>
          </table:table-cell>
          <table:table-cell office:value-type="string" calcext:value-type="string">
            <text:p><text:a xlink:href="https://en.wikipedia.org/wiki/Helft_mir_Gotts_Güte_preisen" xlink:type="simple">5267</text:a></text:p>
          </table:table-cell>
          <table:table-cell table:formula="of:=EXTRACTLINKSFROMSINGLECELL(SHEET(); CELL(&quot;address&quot;;[.C184]);&quot; || &quot;;&quot;(NoLink)&quot;)" office:value-type="string" office:string-value="https://en.wikipedia.org/wiki/Helft_mir_Gotts_Güte_preisen" calcext:value-type="string">
            <text:p>https://en.wikipedia.org/wiki/Helft_mir_Gotts_Güte_preisen</text:p>
          </table:table-cell>
          <table:table-cell office:value-type="string" calcext:value-type="string">
            <text:p><text:a xlink:href="https://en.wikipedia.org/wiki/BWV_183" xlink:type="simple">183</text:a>/5</text:p>
          </table:table-cell>
          <table:table-cell table:formula="of:=EXTRACTLINKSFROMSINGLECELL(SHEET(); CELL(&quot;address&quot;;[.E184]);&quot; || &quot;;&quot;(NoLink)&quot;)" office:value-type="string" office:string-value="https://en.wikipedia.org/wiki/BWV_183" calcext:value-type="string">
            <text:p>https://en.wikipedia.org/wiki/BWV_18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<text:a xlink:href="http://www.bach-chorales.com/BWV0183_5.htm" xlink:type="simple">0183_5</text:a> </text:p>
          </table:table-cell>
          <table:table-cell table:formula="of:=EXTRACTLINKSFROMSINGLECELL(SHEET(); CELL(&quot;address&quot;;[.J184]);&quot; || &quot;;&quot;(NoLink)&quot;)" office:value-type="string" office:string-value="http://www.bach-chorales.com/BWV0183_5.htm" calcext:value-type="string">
            <text:p>http://www.bach-chorales.com/BWV0183_5.htm</text:p>
          </table:table-cell>
          <table:table-cell office:value-type="string" calcext:value-type="string">
            <text:p><text:a xlink:href="https://www.bach-digital.de/receive/BachDigitalWork_work_00011325" xlink:type="simple">80.3b</text:a> </text:p>
          </table:table-cell>
          <table:table-cell table:formula="of:=EXTRACTLINKSFROMSINGLECELL(SHEET(); CELL(&quot;address&quot;;[.L184]);&quot; || &quot;;&quot;(NoLink)&quot;)" office:value-type="string" office:string-value="https://www.bach-digital.de/receive/BachDigitalWork_work_00011325" calcext:value-type="string">
            <text:p>https://www.bach-digital.de/receive/BachDigitalWork_work_00011325</text:p>
          </table:table-cell>
        </table:table-row>
        <table:table-row table:style-name="ro1">
          <table:table-cell office:value-type="string" calcext:value-type="string">
            <text:p><text:a xlink:href="https://en.wikipedia.org/wiki/O_Herre_Gott,_dein_göttlich_Wort" xlink:type="simple">O Herre Gott, dein göttlich Wort</text:a> (v. 8)</text:p>
          </table:table-cell>
          <table:table-cell table:formula="of:=EXTRACTLINKSFROMSINGLECELL(SHEET(); CELL(&quot;address&quot;;[.$A185]);&quot; || &quot;;&quot;(NoLink)&quot;)" office:value-type="string" office:string-value="https://en.wikipedia.org/wiki/O_Herre_Gott,_dein_göttlich_Wort" calcext:value-type="string">
            <text:p>https://en.wikipedia.org/wiki/O_Herre_Gott,_dein_göttlich_Wort</text:p>
          </table:table-cell>
          <table:table-cell office:value-type="string" calcext:value-type="string">
            <text:p><text:a xlink:href="https://en.wikipedia.org/wiki/O_Herre_Gott,_dein_göttlich_Wort" xlink:type="simple">5690</text:a></text:p>
          </table:table-cell>
          <table:table-cell table:formula="of:=EXTRACTLINKSFROMSINGLECELL(SHEET(); CELL(&quot;address&quot;;[.C185]);&quot; || &quot;;&quot;(NoLink)&quot;)" office:value-type="string" office:string-value="https://en.wikipedia.org/wiki/O_Herre_Gott,_dein_göttlich_Wort" calcext:value-type="string">
            <text:p>https://en.wikipedia.org/wiki/O_Herre_Gott,_dein_göttlich_Wort</text:p>
          </table:table-cell>
          <table:table-cell office:value-type="string" calcext:value-type="string">
            <text:p><text:a xlink:href="https://en.wikipedia.org/wiki/BWV_184" xlink:type="simple">184</text:a>/5</text:p>
          </table:table-cell>
          <table:table-cell table:formula="of:=EXTRACTLINKSFROMSINGLECELL(SHEET(); CELL(&quot;address&quot;;[.E185]);&quot; || &quot;;&quot;(NoLink)&quot;)" office:value-type="string" office:string-value="https://en.wikipedia.org/wiki/BWV_184" calcext:value-type="string">
            <text:p>https://en.wikipedia.org/wiki/BWV_18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http://www.bach-chorales.com/BWV0184_5.htm" xlink:type="simple">0184_5</text:a> </text:p>
          </table:table-cell>
          <table:table-cell table:formula="of:=EXTRACTLINKSFROMSINGLECELL(SHEET(); CELL(&quot;address&quot;;[.J185]);&quot; || &quot;;&quot;(NoLink)&quot;)" office:value-type="string" office:string-value="http://www.bach-chorales.com/BWV0184_5.htm" calcext:value-type="string">
            <text:p>http://www.bach-chorales.com/BWV0184_5.htm</text:p>
          </table:table-cell>
          <table:table-cell office:value-type="string" calcext:value-type="string">
            <text:p><text:a xlink:href="https://www.bach-digital.de/receive/BachDigitalWork_work_00011181" xlink:type="simple">159.1a/b/c</text:a> </text:p>
          </table:table-cell>
          <table:table-cell table:formula="of:=EXTRACTLINKSFROMSINGLECELL(SHEET(); CELL(&quot;address&quot;;[.L185]);&quot; || &quot;;&quot;(NoLink)&quot;)" office:value-type="string" office:string-value="https://www.bach-digital.de/receive/BachDigitalWork_work_00011181" calcext:value-type="string">
            <text:p>https://www.bach-digital.de/receive/BachDigitalWork_work_00011181</text:p>
          </table:table-cell>
        </table:table-row>
        <table:table-row table:style-name="ro1">
          <table:table-cell office:value-type="string" calcext:value-type="string">
            <text:p><text:a xlink:href="https://en.wikipedia.org/wiki/Ich_ruf_zu_dir,_Herr_Jesu_Christ" xlink:type="simple">Ich ruf zu dir, Herr Jesu Christ</text:a> (v. 1)</text:p>
          </table:table-cell>
          <table:table-cell table:formula="of:=EXTRACTLINKSFROMSINGLECELL(SHEET(); CELL(&quot;address&quot;;[.$A186]);&quot; || &quot;;&quot;(NoLink)&quot;)" office:value-type="string" office:string-value="https://en.wikipedia.org/wiki/Ich_ruf_zu_dir,_Herr_Jesu_Christ" calcext:value-type="string">
            <text:p>https://en.wikipedia.org/wiki/Ich_ruf_zu_dir,_Herr_Jesu_Christ</text:p>
          </table:table-cell>
          <table:table-cell office:value-type="string" calcext:value-type="string">
            <text:p><text:a xlink:href="https://en.wikipedia.org/wiki/Ich_ruf_zu_dir,_Herr_Jesu_Christ" xlink:type="simple">7400</text:a></text:p>
          </table:table-cell>
          <table:table-cell table:formula="of:=EXTRACTLINKSFROMSINGLECELL(SHEET(); CELL(&quot;address&quot;;[.C186]);&quot; || &quot;;&quot;(NoLink)&quot;)" office:value-type="string" office:string-value="https://en.wikipedia.org/wiki/Ich_ruf_zu_dir,_Herr_Jesu_Christ" calcext:value-type="string">
            <text:p>https://en.wikipedia.org/wiki/Ich_ruf_zu_dir,_Herr_Jesu_Christ</text:p>
          </table:table-cell>
          <table:table-cell office:value-type="string" calcext:value-type="string">
            <text:p><text:a xlink:href="https://en.wikipedia.org/wiki/BWV_185" xlink:type="simple">185</text:a>/6</text:p>
          </table:table-cell>
          <table:table-cell table:formula="of:=EXTRACTLINKSFROMSINGLECELL(SHEET(); CELL(&quot;address&quot;;[.E186]);&quot; || &quot;;&quot;(NoLink)&quot;)" office:value-type="string" office:string-value="https://en.wikipedia.org/wiki/BWV_185" calcext:value-type="string">
            <text:p>https://en.wikipedia.org/wiki/BWV_18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85_6.htm" xlink:type="simple">0185_6</text:a> </text:p>
          </table:table-cell>
          <table:table-cell table:formula="of:=EXTRACTLINKSFROMSINGLECELL(SHEET(); CELL(&quot;address&quot;;[.J186]);&quot; || &quot;;&quot;(NoLink)&quot;)" office:value-type="string" office:string-value="http://www.bach-chorales.com/BWV0185_6.htm" calcext:value-type="string">
            <text:p>http://www.bach-chorales.com/BWV0185_6.htm</text:p>
          </table:table-cell>
          <table:table-cell office:value-type="string" calcext:value-type="string">
            <text:p><text:a xlink:href="https://www.bach-digital.de/receive/BachDigitalWork_work_00011212" xlink:type="simple">103.3b</text:a> </text:p>
          </table:table-cell>
          <table:table-cell table:formula="of:=EXTRACTLINKSFROMSINGLECELL(SHEET(); CELL(&quot;address&quot;;[.L186]);&quot; || &quot;;&quot;(NoLink)&quot;)" office:value-type="string" office:string-value="https://www.bach-digital.de/receive/BachDigitalWork_work_00011212" calcext:value-type="string">
            <text:p>https://www.bach-digital.de/receive/BachDigitalWork_work_00011212</text:p>
          </table:table-cell>
        </table:table-row>
        <table:table-row table:style-name="ro1">
          <table:table-cell office:value-type="string" calcext:value-type="string">
            <text:p><text:a xlink:href="https://en.wikipedia.org/wiki/Singen_wir_aus_Herzensgrund" xlink:type="simple">Singen wir aus Herzensgrund</text:a> (v. 4)</text:p>
          </table:table-cell>
          <table:table-cell table:formula="of:=EXTRACTLINKSFROMSINGLECELL(SHEET(); CELL(&quot;address&quot;;[.$A187]);&quot; || &quot;;&quot;(NoLink)&quot;)" office:value-type="string" office:string-value="https://en.wikipedia.org/wiki/Singen_wir_aus_Herzensgrund" calcext:value-type="string">
            <text:p>https://en.wikipedia.org/wiki/Singen_wir_aus_Herzensgrund</text:p>
          </table:table-cell>
          <table:table-cell office:value-type="string" calcext:value-type="string">
            <text:p><text:a xlink:href="https://en.wikipedia.org/wiki/Singen_wir_aus_Herzensgrund" xlink:type="simple">4816</text:a></text:p>
          </table:table-cell>
          <table:table-cell table:formula="of:=EXTRACTLINKSFROMSINGLECELL(SHEET(); CELL(&quot;address&quot;;[.C187]);&quot; || &quot;;&quot;(NoLink)&quot;)" office:value-type="string" office:string-value="https://en.wikipedia.org/wiki/Singen_wir_aus_Herzensgrund" calcext:value-type="string">
            <text:p>https://en.wikipedia.org/wiki/Singen_wir_aus_Herzensgrund</text:p>
          </table:table-cell>
          <table:table-cell office:value-type="string" calcext:value-type="string">
            <text:p><text:a xlink:href="https://en.wikipedia.org/wiki/BWV_187" xlink:type="simple">187</text:a>/7</text:p>
          </table:table-cell>
          <table:table-cell table:formula="of:=EXTRACTLINKSFROMSINGLECELL(SHEET(); CELL(&quot;address&quot;;[.E187]);&quot; || &quot;;&quot;(NoLink)&quot;)" office:value-type="string" office:string-value="https://en.wikipedia.org/wiki/BWV_187" calcext:value-type="string">
            <text:p>https://en.wikipedia.org/wiki/BWV_18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<text:a xlink:href="http://www.bach-chorales.com/BWV0187_7.htm" xlink:type="simple">0187_7</text:a> </text:p>
          </table:table-cell>
          <table:table-cell table:formula="of:=EXTRACTLINKSFROMSINGLECELL(SHEET(); CELL(&quot;address&quot;;[.J187]);&quot; || &quot;;&quot;(NoLink)&quot;)" office:value-type="string" office:string-value="http://www.bach-chorales.com/BWV0187_7.htm" calcext:value-type="string">
            <text:p>http://www.bach-chorales.com/BWV0187_7.htm</text:p>
          </table:table-cell>
          <table:table-cell office:value-type="string" calcext:value-type="string">
            <text:p><text:a xlink:href="https://www.bach-digital.de/receive/BachDigitalWork_work_00011344" xlink:type="simple">33.1</text:a> </text:p>
          </table:table-cell>
          <table:table-cell table:formula="of:=EXTRACTLINKSFROMSINGLECELL(SHEET(); CELL(&quot;address&quot;;[.L187]);&quot; || &quot;;&quot;(NoLink)&quot;)" office:value-type="string" office:string-value="https://www.bach-digital.de/receive/BachDigitalWork_work_00011344" calcext:value-type="string">
            <text:p>https://www.bach-digital.de/receive/BachDigitalWork_work_00011344</text:p>
          </table:table-cell>
        </table:table-row>
        <table:table-row table:style-name="ro1">
          <table:table-cell office:value-type="string" calcext:value-type="string">
            <text:p><text:a xlink:href="https://en.wikipedia.org/wiki/Auf_meinen_lieben_Gott" xlink:type="simple">Auf meinen lieben Gott</text:a> (v. 1)</text:p>
          </table:table-cell>
          <table:table-cell table:formula="of:=EXTRACTLINKSFROMSINGLECELL(SHEET(); CELL(&quot;address&quot;;[.$A188]);&quot; || &quot;;&quot;(NoLink)&quot;)" office:value-type="string" office:string-value="https://en.wikipedia.org/wiki/Auf_meinen_lieben_Gott" calcext:value-type="string">
            <text:p>https://en.wikipedia.org/wiki/Auf_meinen_lieben_Gott</text:p>
          </table:table-cell>
          <table:table-cell office:value-type="string" calcext:value-type="string">
            <text:p><text:a xlink:href="https://en.wikipedia.org/wiki/Wo_soll_ich_fliehen_hin" xlink:type="simple">2164</text:a></text:p>
          </table:table-cell>
          <table:table-cell table:formula="of:=EXTRACTLINKSFROMSINGLECELL(SHEET(); CELL(&quot;address&quot;;[.C188]);&quot; || &quot;;&quot;(NoLink)&quot;)" office:value-type="string" office:string-value="https://en.wikipedia.org/wiki/Wo_soll_ich_fliehen_hin" calcext:value-type="string">
            <text:p>https://en.wikipedia.org/wiki/Wo_soll_ich_fliehen_hin</text:p>
          </table:table-cell>
          <table:table-cell office:value-type="string" calcext:value-type="string">
            <text:p><text:a xlink:href="https://en.wikipedia.org/wiki/BWV_188" xlink:type="simple">188</text:a>/6</text:p>
          </table:table-cell>
          <table:table-cell table:formula="of:=EXTRACTLINKSFROMSINGLECELL(SHEET(); CELL(&quot;address&quot;;[.E188]);&quot; || &quot;;&quot;(NoLink)&quot;)" office:value-type="string" office:string-value="https://en.wikipedia.org/wiki/BWV_188" calcext:value-type="string">
            <text:p>https://en.wikipedia.org/wiki/BWV_188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88_6.htm" xlink:type="simple">0188_6</text:a> </text:p>
          </table:table-cell>
          <table:table-cell table:formula="of:=EXTRACTLINKSFROMSINGLECELL(SHEET(); CELL(&quot;address&quot;;[.J188]);&quot; || &quot;;&quot;(NoLink)&quot;)" office:value-type="string" office:string-value="http://www.bach-chorales.com/BWV0188_6.htm" calcext:value-type="string">
            <text:p>http://www.bach-chorales.com/BWV0188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8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Jesu,_nun_sei_gepreiset" xlink:type="simple">Jesu, nun sei gepreiset</text:a> (v. 2)</text:p>
          </table:table-cell>
          <table:table-cell table:formula="of:=EXTRACTLINKSFROMSINGLECELL(SHEET(); CELL(&quot;address&quot;;[.$A189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Jesu,_nun_sei_gepreiset" xlink:type="simple">8477a</text:a></text:p>
          </table:table-cell>
          <table:table-cell table:formula="of:=EXTRACTLINKSFROMSINGLECELL(SHEET(); CELL(&quot;address&quot;;[.C189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BWV_190" xlink:type="simple">190</text:a>/7</text:p>
          </table:table-cell>
          <table:table-cell table:formula="of:=EXTRACTLINKSFROMSINGLECELL(SHEET(); CELL(&quot;address&quot;;[.E189]);&quot; || &quot;;&quot;(NoLink)&quot;)" office:value-type="string" office:string-value="https://en.wikipedia.org/wiki/BWV_190" calcext:value-type="string">
            <text:p>https://en.wikipedia.org/wiki/BWV_190</text:p>
          </table:table-cell>
          <table:table-cell office:value-type="float" office:value="205" calcext:value-type="float">
            <text:p>20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bach-chorales.com/BWV0190_7.htm" xlink:type="simple">0190_7</text:a> </text:p>
          </table:table-cell>
          <table:table-cell table:formula="of:=EXTRACTLINKSFROMSINGLECELL(SHEET(); CELL(&quot;address&quot;;[.J189]);&quot; || &quot;;&quot;(NoLink)&quot;)" office:value-type="string" office:string-value="http://www.bach-chorales.com/BWV0190_7.htm" calcext:value-type="string">
            <text:p>http://www.bach-chorales.com/BWV0190_7.htm</text:p>
          </table:table-cell>
          <table:table-cell office:value-type="string" calcext:value-type="string">
            <text:p><text:a xlink:href="https://www.bach-digital.de/receive/BachDigitalWork_work_00011306" xlink:type="simple">118.2</text:a> </text:p>
          </table:table-cell>
          <table:table-cell table:formula="of:=EXTRACTLINKSFROMSINGLECELL(SHEET(); CELL(&quot;address&quot;;[.L189]);&quot; || &quot;;&quot;(NoLink)&quot;)" office:value-type="string" office:string-value="https://www.bach-digital.de/receive/BachDigitalWork_work_00011306" calcext:value-type="string">
            <text:p>https://www.bach-digital.de/receive/BachDigitalWork_work_0001130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Treuer_Gott,_ich_muss_dir_klagen" xlink:type="simple">Treuer Gott, ich muss dir klagen</text:a> (v. 6) </text:p>
          </table:table-cell>
          <table:table-cell table:formula="of:=EXTRACTLINKSFROMSINGLECELL(SHEET(); CELL(&quot;address&quot;;[.$A190]);&quot; || &quot;;&quot;(NoLink)&quot;)" office:value-type="string" office:string-value="https://en.wikipedia.org/wiki/Treuer_Gott,_ich_muss_dir_klagen" calcext:value-type="string">
            <text:p>https://en.wikipedia.org/wiki/Treuer_Gott,_ich_muss_dir_klagen</text:p>
          </table:table-cell>
          <table:table-cell office:value-type="string" calcext:value-type="string" table:number-columns-spanned="1" table:number-rows-spanned="2">
            <text:p><text:a xlink:href="https://en.wikipedia.org/wiki/Freu_dich_sehr,_o_meine_Seele" xlink:type="simple">6543</text:a> </text:p>
          </table:table-cell>
          <table:table-cell table:formula="of:=EXTRACTLINKSFROMSINGLECELL(SHEET(); CELL(&quot;address&quot;;[.C190]);&quot; || &quot;;&quot;(NoLink)&quot;)" office:value-type="string" office:string-value="https://en.wikipedia.org/wiki/Freu_dich_sehr,_o_meine_Seele" calcext:value-type="string">
            <text:p>https://en.wikipedia.org/wiki/Freu_dich_sehr,_o_meine_Seele</text:p>
          </table:table-cell>
          <table:table-cell office:value-type="string" calcext:value-type="string" table:number-columns-spanned="1" table:number-rows-spanned="2">
            <text:p><text:a xlink:href="https://en.wikipedia.org/wiki/BWV_194" xlink:type="simple">194</text:a>/6 </text:p>
          </table:table-cell>
          <table:table-cell table:formula="of:=EXTRACTLINKSFROMSINGLECELL(SHEET(); CELL(&quot;address&quot;;[.E190]);&quot; || &quot;;&quot;(NoLink)&quot;)" office:value-type="string" office:string-value="https://en.wikipedia.org/wiki/BWV_194" calcext:value-type="string">
            <text:p>https://en.wikipedia.org/wiki/BWV_194</text:p>
          </table:table-cell>
          <table:table-cell office:value-type="float" office:value="100" calcext:value-type="float" table:number-columns-spanned="1" table:number-rows-spanned="2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 table:number-columns-spanned="1" table:number-rows-spanned="2">
            <text:p><text:a xlink:href="http://www.bach-chorales.com/BWV0194_6.htm" xlink:type="simple">0194_6</text:a> </text:p>
          </table:table-cell>
          <table:table-cell table:formula="of:=EXTRACTLINKSFROMSINGLECELL(SHEET(); CELL(&quot;address&quot;;[.J190]);&quot; || &quot;;&quot;(NoLink)&quot;)" office:value-type="string" office:string-value="http://www.bach-chorales.com/BWV0194_6.htm" calcext:value-type="string">
            <text:p>http://www.bach-chorales.com/BWV0194_6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184" xlink:type="simple">208.2b</text:a> </text:p>
          </table:table-cell>
          <table:table-cell table:formula="of:=EXTRACTLINKSFROMSINGLECELL(SHEET(); CELL(&quot;address&quot;;[.L190]);&quot; || &quot;;&quot;(NoLink)&quot;)" office:value-type="string" office:string-value="https://www.bach-digital.de/receive/BachDigitalWork_work_00011184" calcext:value-type="string">
            <text:p>https://www.bach-digital.de/receive/BachDigitalWork_work_00011184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256" calcext:value-type="float">
            <text:p>256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Wach_auf,_mein_Herz,_und_singe" xlink:type="simple">Wach auf, mein Herz, und singe</text:a> (vv. 9–10) </text:p>
          </table:table-cell>
          <table:table-cell table:formula="of:=EXTRACTLINKSFROMSINGLECELL(SHEET(); CELL(&quot;address&quot;;[.$A192]);&quot; || &quot;;&quot;(NoLink)&quot;)" office:value-type="string" office:string-value="https://en.wikipedia.org/wiki/Wach_auf,_mein_Herz,_und_singe" calcext:value-type="string">
            <text:p>https://en.wikipedia.org/wiki/Wach_auf,_mein_Herz,_und_singe</text:p>
          </table:table-cell>
          <table:table-cell office:value-type="string" calcext:value-type="string" table:number-columns-spanned="1" table:number-rows-spanned="2">
            <text:p><text:a xlink:href="https://en.wikipedia.org/wiki/Nun_laßt_uns_Gott_dem_Herren" xlink:type="simple">159</text:a> </text:p>
          </table:table-cell>
          <table:table-cell table:formula="of:=EXTRACTLINKSFROMSINGLECELL(SHEET(); CELL(&quot;address&quot;;[.C192]);&quot; || &quot;;&quot;(NoLink)&quot;)" office:value-type="string" office:string-value="https://en.wikipedia.org/wiki/Nun_laßt_uns_Gott_dem_Herren" calcext:value-type="string">
            <text:p>https://en.wikipedia.org/wiki/Nun_laßt_uns_Gott_dem_Herren</text:p>
          </table:table-cell>
          <table:table-cell office:value-type="string" calcext:value-type="string" table:number-columns-spanned="1" table:number-rows-spanned="2">
            <text:p><text:a xlink:href="https://en.wikipedia.org/wiki/BWV_194" xlink:type="simple">194</text:a>/12 </text:p>
          </table:table-cell>
          <table:table-cell table:formula="of:=EXTRACTLINKSFROMSINGLECELL(SHEET(); CELL(&quot;address&quot;;[.E192]);&quot; || &quot;;&quot;(NoLink)&quot;)" office:value-type="string" office:string-value="https://en.wikipedia.org/wiki/BWV_194" calcext:value-type="string">
            <text:p>https://en.wikipedia.org/wiki/BWV_194</text:p>
          </table:table-cell>
          <table:table-cell office:value-type="float" office:value="268" calcext:value-type="float" table:number-columns-spanned="1" table:number-rows-spanned="2">
            <text:p>26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 table:number-columns-spanned="1" table:number-rows-spanned="2">
            <text:p><text:a xlink:href="http://www.bach-chorales.com/BWV0194_12.htm" xlink:type="simple">0194_12</text:a> </text:p>
          </table:table-cell>
          <table:table-cell table:formula="of:=EXTRACTLINKSFROMSINGLECELL(SHEET(); CELL(&quot;address&quot;;[.J192]);&quot; || &quot;;&quot;(NoLink)&quot;)" office:value-type="string" office:string-value="http://www.bach-chorales.com/BWV0194_12.htm" calcext:value-type="string">
            <text:p>http://www.bach-chorales.com/BWV0194_12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185" xlink:type="simple">152.2a/b/c</text:a> </text:p>
          </table:table-cell>
          <table:table-cell table:formula="of:=EXTRACTLINKSFROMSINGLECELL(SHEET(); CELL(&quot;address&quot;;[.L192]);&quot; || &quot;;&quot;(NoLink)&quot;)" office:value-type="string" office:string-value="https://www.bach-digital.de/receive/BachDigitalWork_work_00011185" calcext:value-type="string">
            <text:p>https://www.bach-digital.de/receive/BachDigitalWork_work_00011185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257" calcext:value-type="float">
            <text:p>257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Nun_danket_all_und_bringet_Ehr" xlink:type="simple">Nun danket all und bringet Ehr</text:a> (v. 1)</text:p>
          </table:table-cell>
          <table:table-cell table:formula="of:=EXTRACTLINKSFROMSINGLECELL(SHEET(); CELL(&quot;address&quot;;[.$A194]);&quot; || &quot;;&quot;(NoLink)&quot;)" office:value-type="string" office:string-value="https://en.wikipedia.org/wiki/Nun_danket_all_und_bringet_Ehr" calcext:value-type="string">
            <text:p>https://en.wikipedia.org/wiki/Nun_danket_all_und_bringet_Ehr</text:p>
          </table:table-cell>
          <table:table-cell office:value-type="string" calcext:value-type="string">
            <text:p><text:a xlink:href="https://en.wikipedia.org/wiki/Kommt_her,_ihr_lieben_Schwesterlein" xlink:type="simple">198</text:a></text:p>
          </table:table-cell>
          <table:table-cell table:formula="of:=EXTRACTLINKSFROMSINGLECELL(SHEET(); CELL(&quot;address&quot;;[.C194]);&quot; || &quot;;&quot;(NoLink)&quot;)" office:value-type="string" office:string-value="https://en.wikipedia.org/wiki/Kommt_her,_ihr_lieben_Schwesterlein" calcext:value-type="string">
            <text:p>https://en.wikipedia.org/wiki/Kommt_her,_ihr_lieben_Schwesterlein</text:p>
          </table:table-cell>
          <table:table-cell office:value-type="string" calcext:value-type="string">
            <text:p><text:a xlink:href="https://en.wikipedia.org/wiki/BWV_195" xlink:type="simple">195</text:a>/6</text:p>
          </table:table-cell>
          <table:table-cell table:formula="of:=EXTRACTLINKSFROMSINGLECELL(SHEET(); CELL(&quot;address&quot;;[.E194]);&quot; || &quot;;&quot;(NoLink)&quot;)" office:value-type="string" office:string-value="https://en.wikipedia.org/wiki/BWV_195" calcext:value-type="string">
            <text:p>https://en.wikipedia.org/wiki/BWV_195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95_6.htm" xlink:type="simple">0195_6</text:a> </text:p>
          </table:table-cell>
          <table:table-cell table:formula="of:=EXTRACTLINKSFROMSINGLECELL(SHEET(); CELL(&quot;address&quot;;[.J194]);&quot; || &quot;;&quot;(NoLink)&quot;)" office:value-type="string" office:string-value="http://www.bach-chorales.com/BWV0195_6.htm" calcext:value-type="string">
            <text:p>http://www.bach-chorales.com/BWV0195_6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194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Nun_bitten_wir_den_Heiligen_Geist" xlink:type="simple">Nun bitten wir den Heiligen Geist</text:a> (v. 3)</text:p>
          </table:table-cell>
          <table:table-cell table:formula="of:=EXTRACTLINKSFROMSINGLECELL(SHEET(); CELL(&quot;address&quot;;[.$A195]);&quot; || &quot;;&quot;(NoLink)&quot;)" office:value-type="string" office:string-value="https://en.wikipedia.org/wiki/Nun_bitten_wir_den_Heiligen_Geist" calcext:value-type="string">
            <text:p>https://en.wikipedia.org/wiki/Nun_bitten_wir_den_Heiligen_Geist</text:p>
          </table:table-cell>
          <table:table-cell office:value-type="string" calcext:value-type="string">
            <text:p><text:a xlink:href="https://en.wikipedia.org/wiki/Nun_bitten_wir_den_Heiligen_Geist" xlink:type="simple">2029</text:a> </text:p>
          </table:table-cell>
          <table:table-cell table:formula="of:=EXTRACTLINKSFROMSINGLECELL(SHEET(); CELL(&quot;address&quot;;[.C195]);&quot; || &quot;;&quot;(NoLink)&quot;)" office:value-type="string" office:string-value="https://en.wikipedia.org/wiki/Nun_bitten_wir_den_Heiligen_Geist" calcext:value-type="string">
            <text:p>https://en.wikipedia.org/wiki/Nun_bitten_wir_den_Heiligen_Geist</text:p>
          </table:table-cell>
          <table:table-cell office:value-type="string" calcext:value-type="string">
            <text:p><text:a xlink:href="https://en.wikipedia.org/wiki/BWV_197" xlink:type="simple">197</text:a>/5</text:p>
          </table:table-cell>
          <table:table-cell table:formula="of:=EXTRACTLINKSFROMSINGLECELL(SHEET(); CELL(&quot;address&quot;;[.E195]);&quot; || &quot;;&quot;(NoLink)&quot;)" office:value-type="string" office:string-value="https://en.wikipedia.org/wiki/BWV_197" calcext:value-type="string">
            <text:p>https://en.wikipedia.org/wiki/BWV_197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bach-chorales.com/BWV0197_5.htm" xlink:type="simple">0197_5</text:a> </text:p>
          </table:table-cell>
          <table:table-cell table:formula="of:=EXTRACTLINKSFROMSINGLECELL(SHEET(); CELL(&quot;address&quot;;[.J195]);&quot; || &quot;;&quot;(NoLink)&quot;)" office:value-type="string" office:string-value="http://www.bach-chorales.com/BWV0197_5.htm" calcext:value-type="string">
            <text:p>http://www.bach-chorales.com/BWV0197_5.htm</text:p>
          </table:table-cell>
          <table:table-cell office:value-type="string" calcext:value-type="string">
            <text:p><text:a xlink:href="https://www.bach-digital.de/receive/BachDigitalWork_work_00011328" xlink:type="simple">147.3a/b</text:a> </text:p>
          </table:table-cell>
          <table:table-cell table:formula="of:=EXTRACTLINKSFROMSINGLECELL(SHEET(); CELL(&quot;address&quot;;[.L195]);&quot; || &quot;;&quot;(NoLink)&quot;)" office:value-type="string" office:string-value="https://www.bach-digital.de/receive/BachDigitalWork_work_00011328" calcext:value-type="string">
            <text:p>https://www.bach-digital.de/receive/BachDigitalWork_work_00011328</text:p>
          </table:table-cell>
        </table:table-row>
        <table:table-row table:style-name="ro1">
          <table:table-cell office:value-type="string" calcext:value-type="string">
            <text:p><text:a xlink:href="https://en.wikipedia.org/wiki/Wer_nur_den_lieben_Gott_läßt_walten" xlink:type="simple">Wer nur den lieben Gott läßt walten</text:a> (v. 7)</text:p>
          </table:table-cell>
          <table:table-cell table:formula="of:=EXTRACTLINKSFROMSINGLECELL(SHEET(); CELL(&quot;address&quot;;[.$A196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196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BWV_197" xlink:type="simple">197</text:a>/10</text:p>
          </table:table-cell>
          <table:table-cell table:formula="of:=EXTRACTLINKSFROMSINGLECELL(SHEET(); CELL(&quot;address&quot;;[.E196]);&quot; || &quot;;&quot;(NoLink)&quot;)" office:value-type="string" office:string-value="https://en.wikipedia.org/wiki/BWV_197" calcext:value-type="string">
            <text:p>https://en.wikipedia.org/wiki/BWV_197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bach-chorales.com/BWV0197_10.htm" xlink:type="simple">0197_10</text:a> </text:p>
          </table:table-cell>
          <table:table-cell table:formula="of:=EXTRACTLINKSFROMSINGLECELL(SHEET(); CELL(&quot;address&quot;;[.J196]);&quot; || &quot;;&quot;(NoLink)&quot;)" office:value-type="string" office:string-value="http://www.bach-chorales.com/BWV0197_10.htm" calcext:value-type="string">
            <text:p>http://www.bach-chorales.com/BWV0197_10.htm</text:p>
          </table:table-cell>
          <table:table-cell office:value-type="string" calcext:value-type="string">
            <text:p><text:a xlink:href="https://www.bach-digital.de/receive/BachDigitalWork_work_00011313" xlink:type="simple">205.7a/b</text:a> </text:p>
          </table:table-cell>
          <table:table-cell table:formula="of:=EXTRACTLINKSFROMSINGLECELL(SHEET(); CELL(&quot;address&quot;;[.L196]);&quot; || &quot;;&quot;(NoLink)&quot;)" office:value-type="string" office:string-value="https://www.bach-digital.de/receive/BachDigitalWork_work_00011313" calcext:value-type="string">
            <text:p>https://www.bach-digital.de/receive/BachDigitalWork_work_00011313</text:p>
          </table:table-cell>
        </table:table-row>
        <table:table-row table:style-name="ro5">
          <table:table-cell office:value-type="string" calcext:value-type="string">
            <text:p><text:a xlink:href="https://en.wikipedia.org/wiki/Ich_freue_mich_in_dir" xlink:type="simple">Ich freue mich in dir</text:a> (v. 4)</text:p>
          </table:table-cell>
          <table:table-cell table:formula="of:=EXTRACTLINKSFROMSINGLECELL(SHEET(); CELL(&quot;address&quot;;[.$A197]);&quot; || &quot;;&quot;(NoLink)&quot;)" office:value-type="string" office:string-value="https://en.wikipedia.org/wiki/Ich_freue_mich_in_dir" calcext:value-type="string">
            <text:p>https://en.wikipedia.org/wiki/Ich_freue_mich_in_dir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197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197a" xlink:type="simple">197a</text:a>/7</text:p>
          </table:table-cell>
          <table:table-cell table:formula="of:=EXTRACTLINKSFROMSINGLECELL(SHEET(); CELL(&quot;address&quot;;[.E197]);&quot; || &quot;;&quot;(NoLink)&quot;)" office:value-type="string" office:string-value="https://en.wikipedia.org/wiki/BWV_197a" calcext:value-type="string">
            <text:p>https://en.wikipedia.org/wiki/BWV_197a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197a_7.htm" xlink:type="simple">0197a_7</text:a>; ≈<text:a xlink:href="https://en.wikipedia.org/wiki/List_of_chorale_harmonisations_by_Johann_Sebastian_Bach#BWV_398" xlink:type="simple">BWV 398</text:a> </text:p>
          </table:table-cell>
          <table:table-cell table:formula="of:=EXTRACTLINKSFROMSINGLECELL(SHEET(); CELL(&quot;address&quot;;[.J197]);&quot; || &quot;;&quot;(NoLink)&quot;)" office:value-type="string" office:string-value="http://www.bach-chorales.com/BWV0197a_7.htm || https://en.wikipedia.org/wiki/List_of_chorale_harmonisations_by_Johann_Sebastian_Bach#BWV_398" calcext:value-type="string">
            <text:p>http://www.bach-chorales.com/BWV0197a_7.htm || https://en.wikipedia.org/wiki/List_of_chorale_harmonisations_by_Johann_Sebastian_Bach#BWV_398</text:p>
          </table:table-cell>
          <table:table-cell office:value-type="string" calcext:value-type="string">
            <text:p><text:a xlink:href="https://www.bach-digital.de/receive/BachDigitalWork_work_00011298" xlink:type="simple">45.2b</text:a> </text:p>
          </table:table-cell>
          <table:table-cell table:formula="of:=EXTRACTLINKSFROMSINGLECELL(SHEET(); CELL(&quot;address&quot;;[.L197]);&quot; || &quot;;&quot;(NoLink)&quot;)" office:value-type="string" office:string-value="https://www.bach-digital.de/receive/BachDigitalWork_work_00011298" calcext:value-type="string">
            <text:p>https://www.bach-digital.de/receive/BachDigitalWork_work_00011298</text:p>
          </table:table-cell>
        </table:table-row>
        <table:table-row table:style-name="ro1">
          <table:table-cell office:value-type="string" calcext:value-type="string">
            <text:p><text:a xlink:href="https://en.wikipedia.org/wiki/Komm,_Heiliger_Geist,_Herre_Gott" xlink:type="simple">Komm, Heiliger Geist, Herre Gott</text:a> (v. 3)</text:p>
          </table:table-cell>
          <table:table-cell table:formula="of:=EXTRACTLINKSFROMSINGLECELL(SHEET(); CELL(&quot;address&quot;;[.$A198]);&quot; || &quot;;&quot;(NoLink)&quot;)" office:value-type="string" office:string-value="https://en.wikipedia.org/wiki/Komm,_Heiliger_Geist,_Herre_Gott" calcext:value-type="string">
            <text:p>https://en.wikipedia.org/wiki/Komm,_Heiliger_Geist,_Herre_Gott</text:p>
          </table:table-cell>
          <table:table-cell office:value-type="string" calcext:value-type="string">
            <text:p><text:a xlink:href="https://en.wikipedia.org/wiki/Komm,_Heiliger_Geist,_Herre_Gott" xlink:type="simple">7445a</text:a></text:p>
          </table:table-cell>
          <table:table-cell table:formula="of:=EXTRACTLINKSFROMSINGLECELL(SHEET(); CELL(&quot;address&quot;;[.C198]);&quot; || &quot;;&quot;(NoLink)&quot;)" office:value-type="string" office:string-value="https://en.wikipedia.org/wiki/Komm,_Heiliger_Geist,_Herre_Gott" calcext:value-type="string">
            <text:p>https://en.wikipedia.org/wiki/Komm,_Heiliger_Geist,_Herre_Gott</text:p>
          </table:table-cell>
          <table:table-cell office:value-type="string" calcext:value-type="string">
            <text:p><text:a xlink:href="https://en.wikipedia.org/wiki/BWV_226" xlink:type="simple">226</text:a>/2</text:p>
          </table:table-cell>
          <table:table-cell table:formula="of:=EXTRACTLINKSFROMSINGLECELL(SHEET(); CELL(&quot;address&quot;;[.E198]);&quot; || &quot;;&quot;(NoLink)&quot;)" office:value-type="string" office:string-value="https://en.wikipedia.org/wiki/BWV_226" calcext:value-type="string">
            <text:p>https://en.wikipedia.org/wiki/BWV_22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<text:a xlink:href="http://www.bach-chorales.com/BWV0226_2.htm" xlink:type="simple">0226_2</text:a> </text:p>
          </table:table-cell>
          <table:table-cell table:formula="of:=EXTRACTLINKSFROMSINGLECELL(SHEET(); CELL(&quot;address&quot;;[.J198]);&quot; || &quot;;&quot;(NoLink)&quot;)" office:value-type="string" office:string-value="http://www.bach-chorales.com/BWV0226_2.htm" calcext:value-type="string">
            <text:p>http://www.bach-chorales.com/BWV0226_2.htm</text:p>
          </table:table-cell>
          <table:table-cell office:value-type="string" calcext:value-type="string">
            <text:p><text:a xlink:href="https://www.bach-digital.de/receive/BachDigitalWork_work_00011182" xlink:type="simple">126.2a/b/c</text:a> </text:p>
          </table:table-cell>
          <table:table-cell table:formula="of:=EXTRACTLINKSFROMSINGLECELL(SHEET(); CELL(&quot;address&quot;;[.L198]);&quot; || &quot;;&quot;(NoLink)&quot;)" office:value-type="string" office:string-value="https://www.bach-digital.de/receive/BachDigitalWork_work_00011182" calcext:value-type="string">
            <text:p>https://www.bach-digital.de/receive/BachDigitalWork_work_00011182</text:p>
          </table:table-cell>
        </table:table-row>
        <table:table-row table:style-name="ro1">
          <table:table-cell office:value-type="string" calcext:value-type="string">
            <text:p><text:a xlink:href="https://en.wikipedia.org/wiki/Jesu,_meine_Freude" xlink:type="simple">Jesu, meine Freude</text:a> (vv. 1, 6)</text:p>
          </table:table-cell>
          <table:table-cell table:formula="of:=EXTRACTLINKSFROMSINGLECELL(SHEET(); CELL(&quot;address&quot;;[.$A199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199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BWV_227" xlink:type="simple">227</text:a>/1, 11</text:p>
          </table:table-cell>
          <table:table-cell table:formula="of:=EXTRACTLINKSFROMSINGLECELL(SHEET(); CELL(&quot;address&quot;;[.E199]);&quot; || &quot;;&quot;(NoLink)&quot;)" office:value-type="string" office:string-value="https://en.wikipedia.org/wiki/BWV_227" calcext:value-type="string">
            <text:p>https://en.wikipedia.org/wiki/BWV_22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<text:a xlink:href="http://www.bach-chorales.com/BWV0227_1_11.htm" xlink:type="simple">0227_1_11</text:a> </text:p>
          </table:table-cell>
          <table:table-cell table:formula="of:=EXTRACTLINKSFROMSINGLECELL(SHEET(); CELL(&quot;address&quot;;[.J199]);&quot; || &quot;;&quot;(NoLink)&quot;)" office:value-type="string" office:string-value="http://www.bach-chorales.com/BWV0227_1_11.htm" calcext:value-type="string">
            <text:p>http://www.bach-chorales.com/BWV0227_1_11.htm</text:p>
          </table:table-cell>
          <table:table-cell office:value-type="string" calcext:value-type="string">
            <text:p><text:a xlink:href="https://www.bach-digital.de/receive/BachDigitalWork_work_00011200" xlink:type="simple">116.5</text:a> </text:p>
          </table:table-cell>
          <table:table-cell table:formula="of:=EXTRACTLINKSFROMSINGLECELL(SHEET(); CELL(&quot;address&quot;;[.L199]);&quot; || &quot;;&quot;(NoLink)&quot;)" office:value-type="string" office:string-value="https://www.bach-digital.de/receive/BachDigitalWork_work_00011200" calcext:value-type="string">
            <text:p>https://www.bach-digital.de/receive/BachDigitalWork_work_00011200</text:p>
          </table:table-cell>
        </table:table-row>
        <table:table-row table:style-name="ro3">
          <table:table-cell office:value-type="string" calcext:value-type="string">
            <text:p><text:a xlink:href="https://en.wikipedia.org/wiki/Jesu,_meine_Freude" xlink:type="simple">Jesu, meine Freude</text:a> (v. 2)</text:p>
          </table:table-cell>
          <table:table-cell table:formula="of:=EXTRACTLINKSFROMSINGLECELL(SHEET(); CELL(&quot;address&quot;;[.$A200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200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BWV_227" xlink:type="simple">227</text:a>/3</text:p>
          </table:table-cell>
          <table:table-cell table:formula="of:=EXTRACTLINKSFROMSINGLECELL(SHEET(); CELL(&quot;address&quot;;[.E200]);&quot; || &quot;;&quot;(NoLink)&quot;)" office:value-type="string" office:string-value="https://en.wikipedia.org/wiki/BWV_227" calcext:value-type="string">
            <text:p>https://en.wikipedia.org/wiki/BWV_227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227_3.htm" xlink:type="simple">0227_3</text:a>; <text:a xlink:href="https://en.wikipedia.org/wiki/SATB" xlink:type="simple">SSATB</text:a> </text:p>
          </table:table-cell>
          <table:table-cell table:formula="of:=EXTRACTLINKSFROMSINGLECELL(SHEET(); CELL(&quot;address&quot;;[.J200]);&quot; || &quot;;&quot;(NoLink)&quot;)" office:value-type="string" office:string-value="http://www.bach-chorales.com/BWV0227_3.htm || https://en.wikipedia.org/wiki/SATB" calcext:value-type="string">
            <text:p>http://www.bach-chorales.com/BWV0227_3.htm || https://en.wikipedia.org/wiki/SATB</text:p>
          </table:table-cell>
          <table:table-cell office:value-type="string" calcext:value-type="string">
            <text:p><text:a xlink:href="https://www.bach-digital.de/receive/BachDigitalWork_work_00011201" xlink:type="simple">116.6a/b</text:a> </text:p>
          </table:table-cell>
          <table:table-cell table:formula="of:=EXTRACTLINKSFROMSINGLECELL(SHEET(); CELL(&quot;address&quot;;[.L200]);&quot; || &quot;;&quot;(NoLink)&quot;)" office:value-type="string" office:string-value="https://www.bach-digital.de/receive/BachDigitalWork_work_00011201" calcext:value-type="string">
            <text:p>https://www.bach-digital.de/receive/BachDigitalWork_work_00011201</text:p>
          </table:table-cell>
        </table:table-row>
        <table:table-row table:style-name="ro1">
          <table:table-cell office:value-type="string" calcext:value-type="string">
            <text:p><text:a xlink:href="https://en.wikipedia.org/wiki/Jesu,_meine_Freude" xlink:type="simple">Jesu, meine Freude</text:a> (v. 4)</text:p>
          </table:table-cell>
          <table:table-cell table:formula="of:=EXTRACTLINKSFROMSINGLECELL(SHEET(); CELL(&quot;address&quot;;[.$A201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201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BWV_227" xlink:type="simple">227</text:a>/7</text:p>
          </table:table-cell>
          <table:table-cell table:formula="of:=EXTRACTLINKSFROMSINGLECELL(SHEET(); CELL(&quot;address&quot;;[.E201]);&quot; || &quot;;&quot;(NoLink)&quot;)" office:value-type="string" office:string-value="https://en.wikipedia.org/wiki/BWV_227" calcext:value-type="string">
            <text:p>https://en.wikipedia.org/wiki/BWV_22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<text:a xlink:href="http://www.bach-chorales.com/BWV0227_7.htm" xlink:type="simple">0227_7</text:a> </text:p>
          </table:table-cell>
          <table:table-cell table:formula="of:=EXTRACTLINKSFROMSINGLECELL(SHEET(); CELL(&quot;address&quot;;[.J201]);&quot; || &quot;;&quot;(NoLink)&quot;)" office:value-type="string" office:string-value="http://www.bach-chorales.com/BWV0227_7.htm" calcext:value-type="string">
            <text:p>http://www.bach-chorales.com/BWV0227_7.htm</text:p>
          </table:table-cell>
          <table:table-cell office:value-type="string" calcext:value-type="string">
            <text:p><text:a xlink:href="https://www.bach-digital.de/receive/BachDigitalWork_work_00011202" xlink:type="simple">116.7a/b</text:a> </text:p>
          </table:table-cell>
          <table:table-cell table:formula="of:=EXTRACTLINKSFROMSINGLECELL(SHEET(); CELL(&quot;address&quot;;[.L201]);&quot; || &quot;;&quot;(NoLink)&quot;)" office:value-type="string" office:string-value="https://www.bach-digital.de/receive/BachDigitalWork_work_00011202" calcext:value-type="string">
            <text:p>https://www.bach-digital.de/receive/BachDigitalWork_work_00011202</text:p>
          </table:table-cell>
        </table:table-row>
        <table:table-row table:style-name="ro5">
          <table:table-cell office:value-type="string" calcext:value-type="string">
            <text:p><text:a xlink:href="https://en.wikipedia.org/wiki/Komm,_Jesu,_komm" xlink:type="simple">Komm, Jesu, komm</text:a> (v. 11) </text:p>
          </table:table-cell>
          <table:table-cell table:formula="of:=EXTRACTLINKSFROMSINGLECELL(SHEET(); CELL(&quot;address&quot;;[.$A202]);&quot; || &quot;;&quot;(NoLink)&quot;)" office:value-type="string" office:string-value="https://en.wikipedia.org/wiki/Komm,_Jesu,_komm" calcext:value-type="string">
            <text:p>https://en.wikipedia.org/wiki/Komm,_Jesu,_komm</text:p>
          </table:table-cell>
          <table:table-cell table:style-name="ce3" office:value-type="string" calcext:value-type="string">
            <text:p/>
          </table:table-cell>
          <table:table-cell/>
          <table:table-cell office:value-type="string" calcext:value-type="string">
            <text:p><text:a xlink:href="https://en.wikipedia.org/wiki/BWV_229" xlink:type="simple">229</text:a>/2</text:p>
          </table:table-cell>
          <table:table-cell table:formula="of:=EXTRACTLINKSFROMSINGLECELL(SHEET(); CELL(&quot;address&quot;;[.E202]);&quot; || &quot;;&quot;(NoLink)&quot;)" office:value-type="string" office:string-value="https://en.wikipedia.org/wiki/BWV_229" calcext:value-type="string">
            <text:p>https://en.wikipedia.org/wiki/BWV_229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229_2.htm" xlink:type="simple">0229_2</text:a>; Not on a pre-existing tune<text:a xlink:href="https://en.wikipedia.org/wiki/List_of_chorale_harmonisations_by_Johann_Sebastian_Bach#cite_note-33" xlink:type="simple">[33]</text:a> </text:p>
          </table:table-cell>
          <table:table-cell table:formula="of:=EXTRACTLINKSFROMSINGLECELL(SHEET(); CELL(&quot;address&quot;;[.J202]);&quot; || &quot;;&quot;(NoLink)&quot;)" office:value-type="string" office:string-value="http://www.bach-chorales.com/BWV0229_2.htm || https://en.wikipedia.org/wiki/List_of_chorale_harmonisations_by_Johann_Sebastian_Bach#cite_note-33" calcext:value-type="string">
            <text:p>http://www.bach-chorales.com/BWV0229_2.htm || https://en.wikipedia.org/wiki/List_of_chorale_harmonisations_by_Johann_Sebastian_Bach#cite_note-33</text:p>
          </table:table-cell>
          <table:table-cell office:value-type="string" calcext:value-type="string">
            <text:p>— 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Herzliebster_Jesu" xlink:type="simple">Herzliebster Jesu</text:a> (v. 1)</text:p>
          </table:table-cell>
          <table:table-cell table:formula="of:=EXTRACTLINKSFROMSINGLECELL(SHEET(); CELL(&quot;address&quot;;[.$A203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Herzliebster_Jesu" xlink:type="simple">983</text:a> </text:p>
          </table:table-cell>
          <table:table-cell table:formula="of:=EXTRACTLINKSFROMSINGLECELL(SHEET(); CELL(&quot;address&quot;;[.C203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BWV_244" xlink:type="simple">244</text:a>/3</text:p>
          </table:table-cell>
          <table:table-cell table:formula="of:=EXTRACTLINKSFROMSINGLECELL(SHEET(); CELL(&quot;address&quot;;[.E203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<text:a xlink:href="http://www.bach-chorales.com/BWV0244_3.htm" xlink:type="simple">0244_3</text:a> </text:p>
          </table:table-cell>
          <table:table-cell table:formula="of:=EXTRACTLINKSFROMSINGLECELL(SHEET(); CELL(&quot;address&quot;;[.J203]);&quot; || &quot;;&quot;(NoLink)&quot;)" office:value-type="string" office:string-value="http://www.bach-chorales.com/BWV0244_3.htm" calcext:value-type="string">
            <text:p>http://www.bach-chorales.com/BWV0244_3.htm</text:p>
          </table:table-cell>
          <table:table-cell office:value-type="string" calcext:value-type="string">
            <text:p><text:a xlink:href="https://www.bach-digital.de/receive/BachDigitalWork_work_00011349" xlink:type="simple">93.3</text:a> </text:p>
          </table:table-cell>
          <table:table-cell table:formula="of:=EXTRACTLINKSFROMSINGLECELL(SHEET(); CELL(&quot;address&quot;;[.L203]);&quot; || &quot;;&quot;(NoLink)&quot;)" office:value-type="string" office:string-value="https://www.bach-digital.de/receive/BachDigitalWork_work_00011349" calcext:value-type="string">
            <text:p>https://www.bach-digital.de/receive/BachDigitalWork_work_00011349</text:p>
          </table:table-cell>
        </table:table-row>
        <table:table-row table:style-name="ro1">
          <table:table-cell office:value-type="string" calcext:value-type="string">
            <text:p><text:a xlink:href="https://en.wikipedia.org/wiki/O_Welt,_sieh_hier_dein_Leben" xlink:type="simple">O Welt, sieh hier dein Leben</text:a> (v. 5)</text:p>
          </table:table-cell>
          <table:table-cell table:formula="of:=EXTRACTLINKSFROMSINGLECELL(SHEET(); CELL(&quot;address&quot;;[.$A204]);&quot; || &quot;;&quot;(NoLink)&quot;)" office:value-type="string" office:string-value="https://en.wikipedia.org/wiki/O_Welt,_sieh_hier_dein_Leben" calcext:value-type="string">
            <text:p>https://en.wikipedia.org/wiki/O_Welt,_sieh_hier_dein_Leb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204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string" calcext:value-type="string">
            <text:p><text:a xlink:href="https://en.wikipedia.org/wiki/BWV_244" xlink:type="simple">244</text:a>/10</text:p>
          </table:table-cell>
          <table:table-cell table:formula="of:=EXTRACTLINKSFROMSINGLECELL(SHEET(); CELL(&quot;address&quot;;[.E204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<text:a xlink:href="http://www.bach-chorales.com/BWV0244_10.htm" xlink:type="simple">0244_10</text:a> </text:p>
          </table:table-cell>
          <table:table-cell table:formula="of:=EXTRACTLINKSFROMSINGLECELL(SHEET(); CELL(&quot;address&quot;;[.J204]);&quot; || &quot;;&quot;(NoLink)&quot;)" office:value-type="string" office:string-value="http://www.bach-chorales.com/BWV0244_10.htm" calcext:value-type="string">
            <text:p>http://www.bach-chorales.com/BWV0244_10.htm</text:p>
          </table:table-cell>
          <table:table-cell office:value-type="string" calcext:value-type="string">
            <text:p><text:a xlink:href="https://www.bach-digital.de/receive/BachDigitalWork_work_00011351" xlink:type="simple">166.6b</text:a> </text:p>
          </table:table-cell>
          <table:table-cell table:formula="of:=EXTRACTLINKSFROMSINGLECELL(SHEET(); CELL(&quot;address&quot;;[.L204]);&quot; || &quot;;&quot;(NoLink)&quot;)" office:value-type="string" office:string-value="https://www.bach-digital.de/receive/BachDigitalWork_work_00011351" calcext:value-type="string">
            <text:p>https://www.bach-digital.de/receive/BachDigitalWork_work_00011351</text:p>
          </table:table-cell>
        </table:table-row>
        <table:table-row table:style-name="ro3">
          <table:table-cell office:value-type="string" calcext:value-type="string">
            <text:p><text:a xlink:href="https://en.wikipedia.org/wiki/O_Haupt_voll_Blut_und_Wunden" xlink:type="simple">O Haupt voll Blut und Wunden</text:a> (v. 5) </text:p>
          </table:table-cell>
          <table:table-cell table:formula="of:=EXTRACTLINKSFROMSINGLECELL(SHEET(); CELL(&quot;address&quot;;[.$A205]);&quot; || &quot;;&quot;(NoLink)&quot;)" office:value-type="string" office:string-value="https://en.wikipedia.org/wiki/O_Haupt_voll_Blut_und_Wunden" calcext:value-type="string">
            <text:p>https://en.wikipedia.org/wiki/O_Haupt_voll_Blut_und_Wunden</text:p>
          </table:table-cell>
          <table:table-cell office:value-type="string" calcext:value-type="string" table:number-columns-spanned="1" table:number-rows-spanned="2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05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244" xlink:type="simple">244</text:a>/15 </text:p>
          </table:table-cell>
          <table:table-cell table:formula="of:=EXTRACTLINKSFROMSINGLECELL(SHEET(); CELL(&quot;address&quot;;[.E205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163" calcext:value-type="float" table:number-columns-spanned="1" table:number-rows-spanned="2">
            <text:p>163</text:p>
          </table:table-cell>
          <table:table-cell office:value-type="float" office:value="98" calcext:value-type="float" table:number-columns-spanned="1" table:number-rows-spanned="2">
            <text:p>98</text:p>
          </table:table-cell>
          <table:table-cell office:value-type="float" office:value="98" calcext:value-type="float" table:number-columns-spanned="1" table:number-rows-spanned="2">
            <text:p>98</text:p>
          </table:table-cell>
          <table:table-cell office:value-type="string" calcext:value-type="string">
            <text:p><text:a xlink:href="http://www.bach-chorales.com/BWV0244_15.htm" xlink:type="simple">0244_15</text:a>; ≈<text:a xlink:href="https://en.wikipedia.org/wiki/BWV_244" xlink:type="simple">BWV 244</text:a>/17 </text:p>
          </table:table-cell>
          <table:table-cell table:formula="of:=EXTRACTLINKSFROMSINGLECELL(SHEET(); CELL(&quot;address&quot;;[.J205]);&quot; || &quot;;&quot;(NoLink)&quot;)" office:value-type="string" office:string-value="http://www.bach-chorales.com/BWV0244_15.htm || https://en.wikipedia.org/wiki/BWV_244" calcext:value-type="string">
            <text:p>http://www.bach-chorales.com/BWV0244_15.htm || https://en.wikipedia.org/wiki/BWV_244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358" xlink:type="simple">92.5c</text:a> </text:p>
          </table:table-cell>
          <table:table-cell table:formula="of:=EXTRACTLINKSFROMSINGLECELL(SHEET(); CELL(&quot;address&quot;;[.L205]);&quot; || &quot;;&quot;(NoLink)&quot;)" office:value-type="string" office:string-value="https://www.bach-digital.de/receive/BachDigitalWork_work_00011358" calcext:value-type="string">
            <text:p>https://www.bach-digital.de/receive/BachDigitalWork_work_00011358</text:p>
          </table:table-cell>
        </table:table-row>
        <table:table-row table:style-name="ro3">
          <table:table-cell office:value-type="string" calcext:value-type="string">
            <text:p><text:a xlink:href="https://en.wikipedia.org/wiki/O_Haupt_voll_Blut_und_Wunden" xlink:type="simple">O Haupt voll Blut und Wunden</text:a> (v. 6)</text:p>
          </table:table-cell>
          <table:table-cell table:formula="of:=EXTRACTLINKSFROMSINGLECELL(SHEET(); CELL(&quot;address&quot;;[.$A206]);&quot; || &quot;;&quot;(NoLink)&quot;)" office:value-type="string" office:string-value="https://en.wikipedia.org/wiki/O_Haupt_voll_Blut_und_Wunden" calcext:value-type="string">
            <text:p>https://en.wikipedia.org/wiki/O_Haupt_voll_Blut_und_Wunden</text:p>
          </table:table-cell>
          <table:covered-table-cell table:style-name="Default"/>
          <table:table-cell/>
          <table:table-cell office:value-type="string" calcext:value-type="string">
            <text:p><text:a xlink:href="https://en.wikipedia.org/wiki/BWV_244" xlink:type="simple">244</text:a>/17</text:p>
          </table:table-cell>
          <table:table-cell table:formula="of:=EXTRACTLINKSFROMSINGLECELL(SHEET(); CELL(&quot;address&quot;;[.E206]);&quot; || &quot;;&quot;(NoLink)&quot;)" office:value-type="string" office:string-value="https://en.wikipedia.org/wiki/BWV_244" calcext:value-type="string">
            <text:p>https://en.wikipedia.org/wiki/BWV_244</text:p>
          </table:table-cell>
          <table:covered-table-cell table:number-columns-repeated="3" table:style-name="Default"/>
          <table:table-cell office:value-type="string" calcext:value-type="string">
            <text:p><text:a xlink:href="http://www.bach-chorales.com/BWV0244_17.htm" xlink:type="simple">0244_17</text:a>; ≈<text:a xlink:href="https://en.wikipedia.org/wiki/BWV_244" xlink:type="simple">BWV 244</text:a>/15 </text:p>
          </table:table-cell>
          <table:table-cell table:formula="of:=EXTRACTLINKSFROMSINGLECELL(SHEET(); CELL(&quot;address&quot;;[.J206]);&quot; || &quot;;&quot;(NoLink)&quot;)" office:value-type="string" office:string-value="http://www.bach-chorales.com/BWV0244_17.htm || https://en.wikipedia.org/wiki/BWV_244" calcext:value-type="string">
            <text:p>http://www.bach-chorales.com/BWV0244_17.htm || https://en.wikipedia.org/wiki/BWV_244</text:p>
          </table:table-cell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Was_mein_Gott_will,_das_g%27scheh_allzeit" xlink:type="simple">Was mein Gott will, das g'scheh allzeit</text:a> (v. 1)</text:p>
          </table:table-cell>
          <table:table-cell table:formula="of:=EXTRACTLINKSFROMSINGLECELL(SHEET(); CELL(&quot;address&quot;;[.$A207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Was_mein_Gott_will,_das_g%27scheh_allzeit" xlink:type="simple">7568</text:a></text:p>
          </table:table-cell>
          <table:table-cell table:formula="of:=EXTRACTLINKSFROMSINGLECELL(SHEET(); CELL(&quot;address&quot;;[.C207]);&quot; || &quot;;&quot;(NoLink)&quot;)" office:value-type="string" office:string-value="https://en.wikipedia.org/wiki/Was_mein_Gott_will,_das_g%27scheh_allzeit" calcext:value-type="string">
            <text:p>https://en.wikipedia.org/wiki/Was_mein_Gott_will,_das_g%27scheh_allzeit</text:p>
          </table:table-cell>
          <table:table-cell office:value-type="string" calcext:value-type="string">
            <text:p><text:a xlink:href="https://en.wikipedia.org/wiki/BWV_244" xlink:type="simple">244</text:a>/25</text:p>
          </table:table-cell>
          <table:table-cell table:formula="of:=EXTRACTLINKSFROMSINGLECELL(SHEET(); CELL(&quot;address&quot;;[.E207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://www.bach-chorales.com/BWV0244_25.htm" xlink:type="simple">0244_25</text:a> </text:p>
          </table:table-cell>
          <table:table-cell table:formula="of:=EXTRACTLINKSFROMSINGLECELL(SHEET(); CELL(&quot;address&quot;;[.J207]);&quot; || &quot;;&quot;(NoLink)&quot;)" office:value-type="string" office:string-value="http://www.bach-chorales.com/BWV0244_25.htm" calcext:value-type="string">
            <text:p>http://www.bach-chorales.com/BWV0244_25.htm</text:p>
          </table:table-cell>
          <table:table-cell office:value-type="string" calcext:value-type="string">
            <text:p><text:a xlink:href="https://www.bach-digital.de/receive/BachDigitalWork_work_00011353" xlink:type="simple">194.7</text:a> </text:p>
          </table:table-cell>
          <table:table-cell table:formula="of:=EXTRACTLINKSFROMSINGLECELL(SHEET(); CELL(&quot;address&quot;;[.L207]);&quot; || &quot;;&quot;(NoLink)&quot;)" office:value-type="string" office:string-value="https://www.bach-digital.de/receive/BachDigitalWork_work_00011353" calcext:value-type="string">
            <text:p>https://www.bach-digital.de/receive/BachDigitalWork_work_00011353</text:p>
          </table:table-cell>
        </table:table-row>
        <table:table-row table:style-name="ro1">
          <table:table-cell office:value-type="string" calcext:value-type="string">
            <text:p><text:a xlink:href="https://en.wikipedia.org/wiki/Meinen_Jesum_laß_ich_nicht,_weil" xlink:type="simple">Meinen Jesum laß ich nicht, weil</text:a> ... (v. 6)</text:p>
          </table:table-cell>
          <table:table-cell table:formula="of:=EXTRACTLINKSFROMSINGLECELL(SHEET(); CELL(&quot;address&quot;;[.$A208]);&quot; || &quot;;&quot;(NoLink)&quot;)" office:value-type="string" office:string-value="https://en.wikipedia.org/wiki/Meinen_Jesum_laß_ich_nicht,_weil" calcext:value-type="string">
            <text:p>https://en.wikipedia.org/wiki/Meinen_Jesum_laß_ich_nicht,_weil</text:p>
          </table:table-cell>
          <table:table-cell office:value-type="string" calcext:value-type="string">
            <text:p><text:a xlink:href="https://en.wikipedia.org/wiki/Meinen_Jesum_laß_ich_nicht#Music" xlink:type="simple">3449</text:a> </text:p>
          </table:table-cell>
          <table:table-cell table:formula="of:=EXTRACTLINKSFROMSINGLECELL(SHEET(); CELL(&quot;address&quot;;[.C208]);&quot; || &quot;;&quot;(NoLink)&quot;)" office:value-type="string" office:string-value="https://en.wikipedia.org/wiki/Meinen_Jesum_laß_ich_nicht#Music" calcext:value-type="string">
            <text:p>https://en.wikipedia.org/wiki/Meinen_Jesum_laß_ich_nicht#Music</text:p>
          </table:table-cell>
          <table:table-cell office:value-type="string" calcext:value-type="string">
            <text:p><text:a xlink:href="https://en.wikipedia.org/wiki/BWV_244b" xlink:type="simple">244b</text:a>/29</text:p>
          </table:table-cell>
          <table:table-cell table:formula="of:=EXTRACTLINKSFROMSINGLECELL(SHEET(); CELL(&quot;address&quot;;[.E208]);&quot; || &quot;;&quot;(NoLink)&quot;)" office:value-type="string" office:string-value="https://en.wikipedia.org/wiki/BWV_244b" calcext:value-type="string">
            <text:p>https://en.wikipedia.org/wiki/BWV_244b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244b_29.htm" xlink:type="simple">0244b_29</text:a> </text:p>
          </table:table-cell>
          <table:table-cell table:formula="of:=EXTRACTLINKSFROMSINGLECELL(SHEET(); CELL(&quot;address&quot;;[.J208]);&quot; || &quot;;&quot;(NoLink)&quot;)" office:value-type="string" office:string-value="http://www.bach-chorales.com/BWV0244b_29.htm" calcext:value-type="string">
            <text:p>http://www.bach-chorales.com/BWV0244b_29.htm</text:p>
          </table:table-cell>
          <table:table-cell office:value-type="string" calcext:value-type="string">
            <text:p><text:a xlink:href="https://www.bach-digital.de/receive/BachDigitalWork_work_00011359" xlink:type="simple">—</text:a> </text:p>
          </table:table-cell>
          <table:table-cell table:formula="of:=EXTRACTLINKSFROMSINGLECELL(SHEET(); CELL(&quot;address&quot;;[.L208]);&quot; || &quot;;&quot;(NoLink)&quot;)" office:value-type="string" office:string-value="https://www.bach-digital.de/receive/BachDigitalWork_work_00011359" calcext:value-type="string">
            <text:p>https://www.bach-digital.de/receive/BachDigitalWork_work_00011359</text:p>
          </table:table-cell>
        </table:table-row>
        <table:table-row table:style-name="ro1">
          <table:table-cell office:value-type="string" calcext:value-type="string">
            <text:p><text:a xlink:href="https://en.wikipedia.org/wiki/In_dich_hab_ich_gehoffet,_Herr" xlink:type="simple">In dich hab ich gehoffet, Herr</text:a> (v. 5)</text:p>
          </table:table-cell>
          <table:table-cell table:formula="of:=EXTRACTLINKSFROMSINGLECELL(SHEET(); CELL(&quot;address&quot;;[.$A209]);&quot; || &quot;;&quot;(NoLink)&quot;)" office:value-type="string" office:string-value="https://en.wikipedia.org/wiki/In_dich_hab_ich_gehoffet,_Herr" calcext:value-type="string">
            <text:p>https://en.wikipedia.org/wiki/In_dich_hab_ich_gehoffet,_Herr</text:p>
          </table:table-cell>
          <table:table-cell office:value-type="string" calcext:value-type="string">
            <text:p><text:a xlink:href="https://en.wikipedia.org/wiki/In_dich_hab_ich_gehoffet,_Herr" xlink:type="simple">2461</text:a></text:p>
          </table:table-cell>
          <table:table-cell table:formula="of:=EXTRACTLINKSFROMSINGLECELL(SHEET(); CELL(&quot;address&quot;;[.C209]);&quot; || &quot;;&quot;(NoLink)&quot;)" office:value-type="string" office:string-value="https://en.wikipedia.org/wiki/In_dich_hab_ich_gehoffet,_Herr" calcext:value-type="string">
            <text:p>https://en.wikipedia.org/wiki/In_dich_hab_ich_gehoffet,_Herr</text:p>
          </table:table-cell>
          <table:table-cell office:value-type="string" calcext:value-type="string">
            <text:p><text:a xlink:href="https://en.wikipedia.org/wiki/BWV_244" xlink:type="simple">244</text:a>/32</text:p>
          </table:table-cell>
          <table:table-cell table:formula="of:=EXTRACTLINKSFROMSINGLECELL(SHEET(); CELL(&quot;address&quot;;[.E209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<text:a xlink:href="http://www.bach-chorales.com/BWV0244_32.htm" xlink:type="simple">0244_32</text:a> </text:p>
          </table:table-cell>
          <table:table-cell table:formula="of:=EXTRACTLINKSFROMSINGLECELL(SHEET(); CELL(&quot;address&quot;;[.J209]);&quot; || &quot;;&quot;(NoLink)&quot;)" office:value-type="string" office:string-value="http://www.bach-chorales.com/BWV0244_32.htm" calcext:value-type="string">
            <text:p>http://www.bach-chorales.com/BWV0244_32.htm</text:p>
          </table:table-cell>
          <table:table-cell office:value-type="string" calcext:value-type="string">
            <text:p><text:a xlink:href="https://www.bach-digital.de/receive/BachDigitalWork_work_00011354" xlink:type="simple">108.2a/b</text:a> </text:p>
          </table:table-cell>
          <table:table-cell table:formula="of:=EXTRACTLINKSFROMSINGLECELL(SHEET(); CELL(&quot;address&quot;;[.L209]);&quot; || &quot;;&quot;(NoLink)&quot;)" office:value-type="string" office:string-value="https://www.bach-digital.de/receive/BachDigitalWork_work_00011354" calcext:value-type="string">
            <text:p>https://www.bach-digital.de/receive/BachDigitalWork_work_00011354</text:p>
          </table:table-cell>
        </table:table-row>
        <table:table-row table:style-name="ro1">
          <table:table-cell office:value-type="string" calcext:value-type="string">
            <text:p><text:a xlink:href="https://en.wikipedia.org/wiki/O_Welt,_sieh_hier_dein_Leben" xlink:type="simple">O Welt, sieh hier dein Leben</text:a> (v. 3)</text:p>
          </table:table-cell>
          <table:table-cell table:formula="of:=EXTRACTLINKSFROMSINGLECELL(SHEET(); CELL(&quot;address&quot;;[.$A210]);&quot; || &quot;;&quot;(NoLink)&quot;)" office:value-type="string" office:string-value="https://en.wikipedia.org/wiki/O_Welt,_sieh_hier_dein_Leben" calcext:value-type="string">
            <text:p>https://en.wikipedia.org/wiki/O_Welt,_sieh_hier_dein_Leb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210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string" calcext:value-type="string">
            <text:p><text:a xlink:href="https://en.wikipedia.org/wiki/BWV_244" xlink:type="simple">244</text:a>/37</text:p>
          </table:table-cell>
          <table:table-cell table:formula="of:=EXTRACTLINKSFROMSINGLECELL(SHEET(); CELL(&quot;address&quot;;[.E210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a xlink:href="http://www.bach-chorales.com/BWV0244_37.htm" xlink:type="simple">0244_37</text:a> </text:p>
          </table:table-cell>
          <table:table-cell table:formula="of:=EXTRACTLINKSFROMSINGLECELL(SHEET(); CELL(&quot;address&quot;;[.J210]);&quot; || &quot;;&quot;(NoLink)&quot;)" office:value-type="string" office:string-value="http://www.bach-chorales.com/BWV0244_37.htm" calcext:value-type="string">
            <text:p>http://www.bach-chorales.com/BWV0244_37.htm</text:p>
          </table:table-cell>
          <table:table-cell office:value-type="string" calcext:value-type="string">
            <text:p><text:a xlink:href="https://www.bach-digital.de/receive/BachDigitalWork_work_00011352" xlink:type="simple">166.7b</text:a> </text:p>
          </table:table-cell>
          <table:table-cell table:formula="of:=EXTRACTLINKSFROMSINGLECELL(SHEET(); CELL(&quot;address&quot;;[.L210]);&quot; || &quot;;&quot;(NoLink)&quot;)" office:value-type="string" office:string-value="https://www.bach-digital.de/receive/BachDigitalWork_work_00011352" calcext:value-type="string">
            <text:p>https://www.bach-digital.de/receive/BachDigitalWork_work_00011352</text:p>
          </table:table-cell>
        </table:table-row>
        <table:table-row table:style-name="ro3">
          <table:table-cell office:value-type="string" calcext:value-type="string">
            <text:p><text:a xlink:href="https://en.wikipedia.org/wiki/Werde_munter,_mein_Gemüte" xlink:type="simple">Werde munter, mein Gemüte</text:a> (v. 6)</text:p>
          </table:table-cell>
          <table:table-cell table:formula="of:=EXTRACTLINKSFROMSINGLECELL(SHEET(); CELL(&quot;address&quot;;[.$A211]);&quot; || &quot;;&quot;(NoLink)&quot;)" office:value-type="string" office:string-value="https://en.wikipedia.org/wiki/Werde_munter,_mein_Gemüte" calcext:value-type="string">
            <text:p>https://en.wikipedia.org/wiki/Werde_munter,_mein_Gemüt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211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string" calcext:value-type="string">
            <text:p><text:a xlink:href="https://en.wikipedia.org/wiki/BWV_244" xlink:type="simple">244</text:a>/40</text:p>
          </table:table-cell>
          <table:table-cell table:formula="of:=EXTRACTLINKSFROMSINGLECELL(SHEET(); CELL(&quot;address&quot;;[.E211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<text:a xlink:href="http://www.bach-chorales.com/BWV0244_40.htm" xlink:type="simple">0244_40</text:a> </text:p>
          </table:table-cell>
          <table:table-cell table:formula="of:=EXTRACTLINKSFROMSINGLECELL(SHEET(); CELL(&quot;address&quot;;[.J211]);&quot; || &quot;;&quot;(NoLink)&quot;)" office:value-type="string" office:string-value="http://www.bach-chorales.com/BWV0244_40.htm" calcext:value-type="string">
            <text:p>http://www.bach-chorales.com/BWV0244_40.htm</text:p>
          </table:table-cell>
          <table:table-cell office:value-type="string" calcext:value-type="string">
            <text:p><text:a xlink:href="https://www.bach-digital.de/receive/BachDigitalWork_work_00011254" xlink:type="simple">206.6a/b/c</text:a> </text:p>
          </table:table-cell>
          <table:table-cell table:formula="of:=EXTRACTLINKSFROMSINGLECELL(SHEET(); CELL(&quot;address&quot;;[.L211]);&quot; || &quot;;&quot;(NoLink)&quot;)" office:value-type="string" office:string-value="https://www.bach-digital.de/receive/BachDigitalWork_work_00011254" calcext:value-type="string">
            <text:p>https://www.bach-digital.de/receive/BachDigitalWork_work_00011254</text:p>
          </table:table-cell>
        </table:table-row>
        <table:table-row table:style-name="ro1">
          <table:table-cell office:value-type="string" calcext:value-type="string">
            <text:p><text:a xlink:href="https://en.wikipedia.org/wiki/Befiehl_du_deine_Wege" xlink:type="simple">Befiehl du deine Wege</text:a> (v. 1)</text:p>
          </table:table-cell>
          <table:table-cell table:formula="of:=EXTRACTLINKSFROMSINGLECELL(SHEET(); CELL(&quot;address&quot;;[.$A212]);&quot; || &quot;;&quot;(NoLink)&quot;)" office:value-type="string" office:string-value="https://en.wikipedia.org/wiki/Befiehl_du_deine_Wege" calcext:value-type="string">
            <text:p>https://en.wikipedia.org/wiki/Befiehl_du_deine_Wege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12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244" xlink:type="simple">244</text:a>/44</text:p>
          </table:table-cell>
          <table:table-cell table:formula="of:=EXTRACTLINKSFROMSINGLECELL(SHEET(); CELL(&quot;address&quot;;[.E212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bach-chorales.com/BWV0244_44.htm" xlink:type="simple">0244_44</text:a> </text:p>
          </table:table-cell>
          <table:table-cell table:formula="of:=EXTRACTLINKSFROMSINGLECELL(SHEET(); CELL(&quot;address&quot;;[.J212]);&quot; || &quot;;&quot;(NoLink)&quot;)" office:value-type="string" office:string-value="http://www.bach-chorales.com/BWV0244_44.htm" calcext:value-type="string">
            <text:p>http://www.bach-chorales.com/BWV0244_44.htm</text:p>
          </table:table-cell>
          <table:table-cell office:value-type="string" calcext:value-type="string">
            <text:p><text:a xlink:href="https://www.bach-digital.de/receive/BachDigitalWork_work_00011355" xlink:type="simple">92.6b</text:a> </text:p>
          </table:table-cell>
          <table:table-cell table:formula="of:=EXTRACTLINKSFROMSINGLECELL(SHEET(); CELL(&quot;address&quot;;[.L212]);&quot; || &quot;;&quot;(NoLink)&quot;)" office:value-type="string" office:string-value="https://www.bach-digital.de/receive/BachDigitalWork_work_00011355" calcext:value-type="string">
            <text:p>https://www.bach-digital.de/receive/BachDigitalWork_work_00011355</text:p>
          </table:table-cell>
        </table:table-row>
        <table:table-row table:style-name="ro1">
          <table:table-cell office:value-type="string" calcext:value-type="string">
            <text:p><text:a xlink:href="https://en.wikipedia.org/wiki/Herzliebster_Jesu" xlink:type="simple">Herzliebster Jesu</text:a> (v. 4)</text:p>
          </table:table-cell>
          <table:table-cell table:formula="of:=EXTRACTLINKSFROMSINGLECELL(SHEET(); CELL(&quot;address&quot;;[.$A213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Herzliebster_Jesu" xlink:type="simple">983</text:a></text:p>
          </table:table-cell>
          <table:table-cell table:formula="of:=EXTRACTLINKSFROMSINGLECELL(SHEET(); CELL(&quot;address&quot;;[.C213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BWV_244" xlink:type="simple">244</text:a>/46</text:p>
          </table:table-cell>
          <table:table-cell table:formula="of:=EXTRACTLINKSFROMSINGLECELL(SHEET(); CELL(&quot;address&quot;;[.E213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<text:a xlink:href="http://www.bach-chorales.com/BWV0244_46.htm" xlink:type="simple">0244_46</text:a> </text:p>
          </table:table-cell>
          <table:table-cell table:formula="of:=EXTRACTLINKSFROMSINGLECELL(SHEET(); CELL(&quot;address&quot;;[.J213]);&quot; || &quot;;&quot;(NoLink)&quot;)" office:value-type="string" office:string-value="http://www.bach-chorales.com/BWV0244_46.htm" calcext:value-type="string">
            <text:p>http://www.bach-chorales.com/BWV0244_46.htm</text:p>
          </table:table-cell>
          <table:table-cell office:value-type="string" calcext:value-type="string">
            <text:p><text:a xlink:href="https://www.bach-digital.de/receive/BachDigitalWork_work_00011350" xlink:type="simple">93.4a/b</text:a> </text:p>
          </table:table-cell>
          <table:table-cell table:formula="of:=EXTRACTLINKSFROMSINGLECELL(SHEET(); CELL(&quot;address&quot;;[.L213]);&quot; || &quot;;&quot;(NoLink)&quot;)" office:value-type="string" office:string-value="https://www.bach-digital.de/receive/BachDigitalWork_work_00011350" calcext:value-type="string">
            <text:p>https://www.bach-digital.de/receive/BachDigitalWork_work_00011350</text:p>
          </table:table-cell>
        </table:table-row>
        <table:table-row table:style-name="ro1">
          <table:table-cell office:value-type="string" calcext:value-type="string">
            <text:p><text:a xlink:href="https://en.wikipedia.org/wiki/O_Haupt_voll_Blut_und_Wunden" xlink:type="simple">O Haupt voll Blut und Wunden</text:a> (vv. 1–2)</text:p>
          </table:table-cell>
          <table:table-cell table:formula="of:=EXTRACTLINKSFROMSINGLECELL(SHEET(); CELL(&quot;address&quot;;[.$A214]);&quot; || &quot;;&quot;(NoLink)&quot;)" office:value-type="string" office:string-value="https://en.wikipedia.org/wiki/O_Haupt_voll_Blut_und_Wunden" calcext:value-type="string">
            <text:p>https://en.wikipedia.org/wiki/O_Haupt_voll_Blut_und_Wunden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14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244" xlink:type="simple">244</text:a>/54</text:p>
          </table:table-cell>
          <table:table-cell table:formula="of:=EXTRACTLINKSFROMSINGLECELL(SHEET(); CELL(&quot;address&quot;;[.E214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<text:a xlink:href="http://www.bach-chorales.com/BWV0244_54.htm" xlink:type="simple">0244_54</text:a> </text:p>
          </table:table-cell>
          <table:table-cell table:formula="of:=EXTRACTLINKSFROMSINGLECELL(SHEET(); CELL(&quot;address&quot;;[.J214]);&quot; || &quot;;&quot;(NoLink)&quot;)" office:value-type="string" office:string-value="http://www.bach-chorales.com/BWV0244_54.htm" calcext:value-type="string">
            <text:p>http://www.bach-chorales.com/BWV0244_54.htm</text:p>
          </table:table-cell>
          <table:table-cell office:value-type="string" calcext:value-type="string">
            <text:p><text:a xlink:href="https://www.bach-digital.de/receive/BachDigitalWork_work_00011356" xlink:type="simple">92.7</text:a> </text:p>
          </table:table-cell>
          <table:table-cell table:formula="of:=EXTRACTLINKSFROMSINGLECELL(SHEET(); CELL(&quot;address&quot;;[.L214]);&quot; || &quot;;&quot;(NoLink)&quot;)" office:value-type="string" office:string-value="https://www.bach-digital.de/receive/BachDigitalWork_work_00011356" calcext:value-type="string">
            <text:p>https://www.bach-digital.de/receive/BachDigitalWork_work_00011356</text:p>
          </table:table-cell>
        </table:table-row>
        <table:table-row table:style-name="ro1">
          <table:table-cell office:value-type="string" calcext:value-type="string">
            <text:p><text:a xlink:href="https://en.wikipedia.org/wiki/O_Haupt_voll_Blut_und_Wunden" xlink:type="simple">O Haupt voll Blut und Wunden</text:a> (v. 9)</text:p>
          </table:table-cell>
          <table:table-cell table:formula="of:=EXTRACTLINKSFROMSINGLECELL(SHEET(); CELL(&quot;address&quot;;[.$A215]);&quot; || &quot;;&quot;(NoLink)&quot;)" office:value-type="string" office:string-value="https://en.wikipedia.org/wiki/O_Haupt_voll_Blut_und_Wunden" calcext:value-type="string">
            <text:p>https://en.wikipedia.org/wiki/O_Haupt_voll_Blut_und_Wunden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15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244" xlink:type="simple">244</text:a>/62</text:p>
          </table:table-cell>
          <table:table-cell table:formula="of:=EXTRACTLINKSFROMSINGLECELL(SHEET(); CELL(&quot;address&quot;;[.E215]);&quot; || &quot;;&quot;(NoLink)&quot;)" office:value-type="string" office:string-value="https://en.wikipedia.org/wiki/BWV_244" calcext:value-type="string">
            <text:p>https://en.wikipedia.org/wiki/BWV_24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<text:a xlink:href="http://www.bach-chorales.com/BWV0244_62.htm" xlink:type="simple">0244_62</text:a> </text:p>
          </table:table-cell>
          <table:table-cell table:formula="of:=EXTRACTLINKSFROMSINGLECELL(SHEET(); CELL(&quot;address&quot;;[.J215]);&quot; || &quot;;&quot;(NoLink)&quot;)" office:value-type="string" office:string-value="http://www.bach-chorales.com/BWV0244_62.htm" calcext:value-type="string">
            <text:p>http://www.bach-chorales.com/BWV0244_62.htm</text:p>
          </table:table-cell>
          <table:table-cell office:value-type="string" calcext:value-type="string">
            <text:p><text:a xlink:href="https://www.bach-digital.de/receive/BachDigitalWork_work_00011357" xlink:type="simple">92.8a/b</text:a> </text:p>
          </table:table-cell>
          <table:table-cell table:formula="of:=EXTRACTLINKSFROMSINGLECELL(SHEET(); CELL(&quot;address&quot;;[.L215]);&quot; || &quot;;&quot;(NoLink)&quot;)" office:value-type="string" office:string-value="https://www.bach-digital.de/receive/BachDigitalWork_work_00011357" calcext:value-type="string">
            <text:p>https://www.bach-digital.de/receive/BachDigitalWork_work_00011357</text:p>
          </table:table-cell>
        </table:table-row>
        <table:table-row table:style-name="ro1">
          <table:table-cell office:value-type="string" calcext:value-type="string">
            <text:p><text:a xlink:href="https://en.wikipedia.org/wiki/Herzliebster_Jesu" xlink:type="simple">Herzliebster Jesu</text:a> (v. 7)</text:p>
          </table:table-cell>
          <table:table-cell table:formula="of:=EXTRACTLINKSFROMSINGLECELL(SHEET(); CELL(&quot;address&quot;;[.$A216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Herzliebster_Jesu" xlink:type="simple">983</text:a> </text:p>
          </table:table-cell>
          <table:table-cell table:formula="of:=EXTRACTLINKSFROMSINGLECELL(SHEET(); CELL(&quot;address&quot;;[.C216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BWV_245" xlink:type="simple">245</text:a>/3</text:p>
          </table:table-cell>
          <table:table-cell table:formula="of:=EXTRACTLINKSFROMSINGLECELL(SHEET(); CELL(&quot;address&quot;;[.E216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bach-chorales.com/BWV0245_3.htm" xlink:type="simple">0245_3</text:a>; Two versions (2nd in CPE, Rie.,...) </text:p>
          </table:table-cell>
          <table:table-cell table:formula="of:=EXTRACTLINKSFROMSINGLECELL(SHEET(); CELL(&quot;address&quot;;[.J216]);&quot; || &quot;;&quot;(NoLink)&quot;)" office:value-type="string" office:string-value="http://www.bach-chorales.com/BWV0245_3.htm" calcext:value-type="string">
            <text:p>http://www.bach-chorales.com/BWV0245_3.htm</text:p>
          </table:table-cell>
          <table:table-cell office:value-type="string" calcext:value-type="string">
            <text:p><text:a xlink:href="https://www.bach-digital.de/receive/BachDigitalWork_work_00011255" xlink:type="simple">93.1a/b/c</text:a> </text:p>
          </table:table-cell>
          <table:table-cell table:formula="of:=EXTRACTLINKSFROMSINGLECELL(SHEET(); CELL(&quot;address&quot;;[.L216]);&quot; || &quot;;&quot;(NoLink)&quot;)" office:value-type="string" office:string-value="https://www.bach-digital.de/receive/BachDigitalWork_work_00011255" calcext:value-type="string">
            <text:p>https://www.bach-digital.de/receive/BachDigitalWork_work_00011255</text:p>
          </table:table-cell>
        </table:table-row>
        <table:table-row table:style-name="ro5">
          <table:table-cell office:value-type="string" calcext:value-type="string">
            <text:p><text:a xlink:href="https://en.wikipedia.org/wiki/Vater_unser_im_Himmelreich" xlink:type="simple">Vater unser im Himmelreich</text:a> (v. 4)</text:p>
          </table:table-cell>
          <table:table-cell table:formula="of:=EXTRACTLINKSFROMSINGLECELL(SHEET(); CELL(&quot;address&quot;;[.$A217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string" calcext:value-type="string">
            <text:p><text:a xlink:href="https://en.wikipedia.org/wiki/Vater_unser_im_Himmelreich" xlink:type="simple">2561</text:a> </text:p>
          </table:table-cell>
          <table:table-cell table:formula="of:=EXTRACTLINKSFROMSINGLECELL(SHEET(); CELL(&quot;address&quot;;[.C217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string" calcext:value-type="string">
            <text:p><text:a xlink:href="https://en.wikipedia.org/wiki/BWV_245" xlink:type="simple">245</text:a>/5</text:p>
          </table:table-cell>
          <table:table-cell table:formula="of:=EXTRACTLINKSFROMSINGLECELL(SHEET(); CELL(&quot;address&quot;;[.E217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<text:a xlink:href="http://www.bach-chorales.com/BWV0245_5.htm" xlink:type="simple">0245_5</text:a>; Two versions (1st =<text:a xlink:href="https://en.wikipedia.org/wiki/List_of_chorale_harmonisations_by_Johann_Sebastian_Bach#BWV_416" xlink:type="simple">BWV 416</text:a>) </text:p>
          </table:table-cell>
          <table:table-cell table:formula="of:=EXTRACTLINKSFROMSINGLECELL(SHEET(); CELL(&quot;address&quot;;[.J217]);&quot; || &quot;;&quot;(NoLink)&quot;)" office:value-type="string" office:string-value="http://www.bach-chorales.com/BWV0245_5.htm || https://en.wikipedia.org/wiki/List_of_chorale_harmonisations_by_Johann_Sebastian_Bach#BWV_416" calcext:value-type="string">
            <text:p>http://www.bach-chorales.com/BWV0245_5.htm || https://en.wikipedia.org/wiki/List_of_chorale_harmonisations_by_Johann_Sebastian_Bach#BWV_416</text:p>
          </table:table-cell>
          <table:table-cell office:value-type="string" calcext:value-type="string">
            <text:p><text:a xlink:href="https://www.bach-digital.de/receive/BachDigitalWork_work_00011256" xlink:type="simple">181.4a/c</text:a> </text:p>
          </table:table-cell>
          <table:table-cell table:formula="of:=EXTRACTLINKSFROMSINGLECELL(SHEET(); CELL(&quot;address&quot;;[.L217]);&quot; || &quot;;&quot;(NoLink)&quot;)" office:value-type="string" office:string-value="https://www.bach-digital.de/receive/BachDigitalWork_work_00011256" calcext:value-type="string">
            <text:p>https://www.bach-digital.de/receive/BachDigitalWork_work_00011256</text:p>
          </table:table-cell>
        </table:table-row>
        <table:table-row table:style-name="ro3">
          <table:table-cell office:value-type="string" calcext:value-type="string">
            <text:p><text:a xlink:href="https://en.wikipedia.org/wiki/O_Welt,_sieh_hier_dein_Leben" xlink:type="simple">O Welt, sieh hier dein Leben</text:a> (vv. 3–4)</text:p>
          </table:table-cell>
          <table:table-cell table:formula="of:=EXTRACTLINKSFROMSINGLECELL(SHEET(); CELL(&quot;address&quot;;[.$A218]);&quot; || &quot;;&quot;(NoLink)&quot;)" office:value-type="string" office:string-value="https://en.wikipedia.org/wiki/O_Welt,_sieh_hier_dein_Leben" calcext:value-type="string">
            <text:p>https://en.wikipedia.org/wiki/O_Welt,_sieh_hier_dein_Leb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218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string" calcext:value-type="string">
            <text:p><text:a xlink:href="https://en.wikipedia.org/wiki/BWV_245" xlink:type="simple">245</text:a>/11</text:p>
          </table:table-cell>
          <table:table-cell table:formula="of:=EXTRACTLINKSFROMSINGLECELL(SHEET(); CELL(&quot;address&quot;;[.E218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293" calcext:value-type="float">
            <text:p>29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bach-chorales.com/BWV0245_11.htm" xlink:type="simple">0245_11</text:a>; ≈<text:a xlink:href="https://en.wikipedia.org/wiki/BWV_395" xlink:type="simple">BWV 395</text:a> </text:p>
          </table:table-cell>
          <table:table-cell table:formula="of:=EXTRACTLINKSFROMSINGLECELL(SHEET(); CELL(&quot;address&quot;;[.J218]);&quot; || &quot;;&quot;(NoLink)&quot;)" office:value-type="string" office:string-value="http://www.bach-chorales.com/BWV0245_11.htm || https://en.wikipedia.org/wiki/BWV_395" calcext:value-type="string">
            <text:p>http://www.bach-chorales.com/BWV0245_11.htm || https://en.wikipedia.org/wiki/BWV_395</text:p>
          </table:table-cell>
          <table:table-cell office:value-type="string" calcext:value-type="string">
            <text:p><text:a xlink:href="https://www.bach-digital.de/receive/BachDigitalWork_work_00011257" xlink:type="simple">166.5a/b/c; —</text:a> </text:p>
          </table:table-cell>
          <table:table-cell table:formula="of:=EXTRACTLINKSFROMSINGLECELL(SHEET(); CELL(&quot;address&quot;;[.L218]);&quot; || &quot;;&quot;(NoLink)&quot;)" office:value-type="string" office:string-value="https://www.bach-digital.de/receive/BachDigitalWork_work_00011257" calcext:value-type="string">
            <text:p>https://www.bach-digital.de/receive/BachDigitalWork_work_00011257</text:p>
          </table:table-cell>
        </table:table-row>
        <table:table-row table:style-name="ro1">
          <table:table-cell office:value-type="string" calcext:value-type="string">
            <text:p><text:a xlink:href="https://en.wikipedia.org/wiki/Jesu_Leiden,_Pein_und_Tod" xlink:type="simple">Jesu Leiden, Pein und Tod</text:a> (v. 10)</text:p>
          </table:table-cell>
          <table:table-cell table:formula="of:=EXTRACTLINKSFROMSINGLECELL(SHEET(); CELL(&quot;address&quot;;[.$A219]);&quot; || &quot;;&quot;(NoLink)&quot;)" office:value-type="string" office:string-value="https://en.wikipedia.org/wiki/Jesu_Leiden,_Pein_und_Tod" calcext:value-type="string">
            <text:p>https://en.wikipedia.org/wiki/Jesu_Leiden,_Pein_und_Tod</text:p>
          </table:table-cell>
          <table:table-cell office:value-type="string" calcext:value-type="string">
            <text:p><text:a xlink:href="https://en.wikipedia.org/wiki/Jesu_Kreuz,_Leiden_und_Pein" xlink:type="simple">6288b</text:a></text:p>
          </table:table-cell>
          <table:table-cell table:formula="of:=EXTRACTLINKSFROMSINGLECELL(SHEET(); CELL(&quot;address&quot;;[.C219]);&quot; || &quot;;&quot;(NoLink)&quot;)" office:value-type="string" office:string-value="https://en.wikipedia.org/wiki/Jesu_Kreuz,_Leiden_und_Pein" calcext:value-type="string">
            <text:p>https://en.wikipedia.org/wiki/Jesu_Kreuz,_Leiden_und_Pein</text:p>
          </table:table-cell>
          <table:table-cell office:value-type="string" calcext:value-type="string">
            <text:p><text:a xlink:href="https://en.wikipedia.org/wiki/BWV_245" xlink:type="simple">245</text:a>/14</text:p>
          </table:table-cell>
          <table:table-cell table:formula="of:=EXTRACTLINKSFROMSINGLECELL(SHEET(); CELL(&quot;address&quot;;[.E219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192" calcext:value-type="float">
            <text:p>19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bach-chorales.com/BWV0245_14.htm" xlink:type="simple">0245_14</text:a> </text:p>
          </table:table-cell>
          <table:table-cell table:formula="of:=EXTRACTLINKSFROMSINGLECELL(SHEET(); CELL(&quot;address&quot;;[.J219]);&quot; || &quot;;&quot;(NoLink)&quot;)" office:value-type="string" office:string-value="http://www.bach-chorales.com/BWV0245_14.htm" calcext:value-type="string">
            <text:p>http://www.bach-chorales.com/BWV0245_14.htm</text:p>
          </table:table-cell>
          <table:table-cell office:value-type="string" calcext:value-type="string">
            <text:p><text:a xlink:href="https://www.bach-digital.de/receive/BachDigitalWork_work_00011273" xlink:type="simple">115.2a/b</text:a> </text:p>
          </table:table-cell>
          <table:table-cell table:formula="of:=EXTRACTLINKSFROMSINGLECELL(SHEET(); CELL(&quot;address&quot;;[.L219]);&quot; || &quot;;&quot;(NoLink)&quot;)" office:value-type="string" office:string-value="https://www.bach-digital.de/receive/BachDigitalWork_work_00011273" calcext:value-type="string">
            <text:p>https://www.bach-digital.de/receive/BachDigitalWork_work_00011273</text:p>
          </table:table-cell>
        </table:table-row>
        <table:table-row table:style-name="ro1">
          <table:table-cell office:value-type="string" calcext:value-type="string">
            <text:p><text:a xlink:href="https://en.wikipedia.org/wiki/Christus,_der_uns_selig_macht" xlink:type="simple">Christus, der uns selig macht</text:a> (v. 1)</text:p>
          </table:table-cell>
          <table:table-cell table:formula="of:=EXTRACTLINKSFROMSINGLECELL(SHEET(); CELL(&quot;address&quot;;[.$A220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>
            <text:p><text:a xlink:href="https://en.wikipedia.org/wiki/Christus,_der_uns_selig_macht" xlink:type="simple">6283b</text:a></text:p>
          </table:table-cell>
          <table:table-cell table:formula="of:=EXTRACTLINKSFROMSINGLECELL(SHEET(); CELL(&quot;address&quot;;[.C220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>
            <text:p><text:a xlink:href="https://en.wikipedia.org/wiki/BWV_245" xlink:type="simple">245</text:a>/15</text:p>
          </table:table-cell>
          <table:table-cell table:formula="of:=EXTRACTLINKSFROMSINGLECELL(SHEET(); CELL(&quot;address&quot;;[.E220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bach-chorales.com/BWV0245_15.htm" xlink:type="simple">0245_15</text:a> </text:p>
          </table:table-cell>
          <table:table-cell table:formula="of:=EXTRACTLINKSFROMSINGLECELL(SHEET(); CELL(&quot;address&quot;;[.J220]);&quot; || &quot;;&quot;(NoLink)&quot;)" office:value-type="string" office:string-value="http://www.bach-chorales.com/BWV0245_15.htm" calcext:value-type="string">
            <text:p>http://www.bach-chorales.com/BWV0245_15.htm</text:p>
          </table:table-cell>
          <table:table-cell office:value-type="string" calcext:value-type="string">
            <text:p><text:a xlink:href="https://www.bach-digital.de/receive/BachDigitalWork_work_00011274" xlink:type="simple">31.2</text:a> </text:p>
          </table:table-cell>
          <table:table-cell table:formula="of:=EXTRACTLINKSFROMSINGLECELL(SHEET(); CELL(&quot;address&quot;;[.L220]);&quot; || &quot;;&quot;(NoLink)&quot;)" office:value-type="string" office:string-value="https://www.bach-digital.de/receive/BachDigitalWork_work_00011274" calcext:value-type="string">
            <text:p>https://www.bach-digital.de/receive/BachDigitalWork_work_00011274</text:p>
          </table:table-cell>
        </table:table-row>
        <table:table-row table:style-name="ro1">
          <table:table-cell office:value-type="string" calcext:value-type="string">
            <text:p><text:a xlink:href="https://en.wikipedia.org/wiki/Herzliebster_Jesu" xlink:type="simple">Herzliebster Jesu</text:a> (vv. 8–9)</text:p>
          </table:table-cell>
          <table:table-cell table:formula="of:=EXTRACTLINKSFROMSINGLECELL(SHEET(); CELL(&quot;address&quot;;[.$A221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Herzliebster_Jesu" xlink:type="simple">983</text:a></text:p>
          </table:table-cell>
          <table:table-cell table:formula="of:=EXTRACTLINKSFROMSINGLECELL(SHEET(); CELL(&quot;address&quot;;[.C221]);&quot; || &quot;;&quot;(NoLink)&quot;)" office:value-type="string" office:string-value="https://en.wikipedia.org/wiki/Herzliebster_Jesu" calcext:value-type="string">
            <text:p>https://en.wikipedia.org/wiki/Herzliebster_Jesu</text:p>
          </table:table-cell>
          <table:table-cell office:value-type="string" calcext:value-type="string">
            <text:p><text:a xlink:href="https://en.wikipedia.org/wiki/BWV_245" xlink:type="simple">245</text:a>/17</text:p>
          </table:table-cell>
          <table:table-cell table:formula="of:=EXTRACTLINKSFROMSINGLECELL(SHEET(); CELL(&quot;address&quot;;[.E221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<text:a xlink:href="http://www.bach-chorales.com/BWV0245_17.htm" xlink:type="simple">0245_17</text:a> </text:p>
          </table:table-cell>
          <table:table-cell table:formula="of:=EXTRACTLINKSFROMSINGLECELL(SHEET(); CELL(&quot;address&quot;;[.J221]);&quot; || &quot;;&quot;(NoLink)&quot;)" office:value-type="string" office:string-value="http://www.bach-chorales.com/BWV0245_17.htm" calcext:value-type="string">
            <text:p>http://www.bach-chorales.com/BWV0245_17.htm</text:p>
          </table:table-cell>
          <table:table-cell office:value-type="string" calcext:value-type="string">
            <text:p><text:a xlink:href="https://www.bach-digital.de/receive/BachDigitalWork_work_00011258" xlink:type="simple">93.2a/b</text:a> </text:p>
          </table:table-cell>
          <table:table-cell table:formula="of:=EXTRACTLINKSFROMSINGLECELL(SHEET(); CELL(&quot;address&quot;;[.L221]);&quot; || &quot;;&quot;(NoLink)&quot;)" office:value-type="string" office:string-value="https://www.bach-digital.de/receive/BachDigitalWork_work_00011258" calcext:value-type="string">
            <text:p>https://www.bach-digital.de/receive/BachDigitalWork_work_00011258</text:p>
          </table:table-cell>
        </table:table-row>
        <table:table-row table:style-name="ro1">
          <table:table-cell office:value-type="string" calcext:value-type="string">
            <text:p><text:a xlink:href="https://en.wikipedia.org/wiki/Durch_dein_Gefängnis,_Gottes_Sohn" xlink:type="simple">Durch dein Gefängnis, Gottes Sohn</text:a> (1 v.)</text:p>
          </table:table-cell>
          <table:table-cell table:formula="of:=EXTRACTLINKSFROMSINGLECELL(SHEET(); CELL(&quot;address&quot;;[.$A222]);&quot; || &quot;;&quot;(NoLink)&quot;)" office:value-type="string" office:string-value="https://en.wikipedia.org/wiki/Durch_dein_Gefängnis,_Gottes_Sohn" calcext:value-type="string">
            <text:p>https://en.wikipedia.org/wiki/Durch_dein_Gefängnis,_Gottes_Sohn</text:p>
          </table:table-cell>
          <table:table-cell office:value-type="string" calcext:value-type="string">
            <text:p><text:a xlink:href="https://en.wikipedia.org/w/index.php?title=Machs_mit_mir,_Gott,_nach_deiner_Güt&amp;action=edit&amp;redlink=1" xlink:type="simple">2383</text:a></text:p>
          </table:table-cell>
          <table:table-cell/>
          <table:table-cell office:value-type="string" calcext:value-type="string">
            <text:p><text:a xlink:href="https://en.wikipedia.org/wiki/BWV_245" xlink:type="simple">245</text:a>/22</text:p>
          </table:table-cell>
          <table:table-cell table:formula="of:=EXTRACTLINKSFROMSINGLECELL(SHEET(); CELL(&quot;address&quot;;[.E222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239" calcext:value-type="float">
            <text:p>239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://www.bach-chorales.com/BWV0245_22.htm" xlink:type="simple">0245_22</text:a> </text:p>
          </table:table-cell>
          <table:table-cell table:formula="of:=EXTRACTLINKSFROMSINGLECELL(SHEET(); CELL(&quot;address&quot;;[.J222]);&quot; || &quot;;&quot;(NoLink)&quot;)" office:value-type="string" office:string-value="http://www.bach-chorales.com/BWV0245_22.htm" calcext:value-type="string">
            <text:p>http://www.bach-chorales.com/BWV0245_22.htm</text:p>
          </table:table-cell>
          <table:table-cell office:value-type="string" calcext:value-type="string">
            <text:p><text:a xlink:href="https://www.bach-digital.de/receive/BachDigitalWork_work_00011275" xlink:type="simple">137.3b</text:a> </text:p>
          </table:table-cell>
          <table:table-cell table:formula="of:=EXTRACTLINKSFROMSINGLECELL(SHEET(); CELL(&quot;address&quot;;[.L222]);&quot; || &quot;;&quot;(NoLink)&quot;)" office:value-type="string" office:string-value="https://www.bach-digital.de/receive/BachDigitalWork_work_00011275" calcext:value-type="string">
            <text:p>https://www.bach-digital.de/receive/BachDigitalWork_work_00011275</text:p>
          </table:table-cell>
        </table:table-row>
        <table:table-row table:style-name="ro1">
          <table:table-cell office:value-type="string" calcext:value-type="string">
            <text:p><text:a xlink:href="https://en.wikipedia.org/wiki/Valet_will_ich_dir_geben" xlink:type="simple">Valet will ich dir geben</text:a> (v. 3)</text:p>
          </table:table-cell>
          <table:table-cell table:formula="of:=EXTRACTLINKSFROMSINGLECELL(SHEET(); CELL(&quot;address&quot;;[.$A223]);&quot; || &quot;;&quot;(NoLink)&quot;)" office:value-type="string" office:string-value="https://en.wikipedia.org/wiki/Valet_will_ich_dir_geben" calcext:value-type="string">
            <text:p>https://en.wikipedia.org/wiki/Valet_will_ich_dir_geben</text:p>
          </table:table-cell>
          <table:table-cell office:value-type="string" calcext:value-type="string">
            <text:p><text:a xlink:href="https://en.wikipedia.org/wiki/Valet_will_ich_dir_geben" xlink:type="simple">5404a</text:a></text:p>
          </table:table-cell>
          <table:table-cell table:formula="of:=EXTRACTLINKSFROMSINGLECELL(SHEET(); CELL(&quot;address&quot;;[.C223]);&quot; || &quot;;&quot;(NoLink)&quot;)" office:value-type="string" office:string-value="https://en.wikipedia.org/wiki/Valet_will_ich_dir_geben" calcext:value-type="string">
            <text:p>https://en.wikipedia.org/wiki/Valet_will_ich_dir_geben</text:p>
          </table:table-cell>
          <table:table-cell office:value-type="string" calcext:value-type="string">
            <text:p><text:a xlink:href="https://en.wikipedia.org/wiki/BWV_245" xlink:type="simple">245</text:a>/26</text:p>
          </table:table-cell>
          <table:table-cell table:formula="of:=EXTRACTLINKSFROMSINGLECELL(SHEET(); CELL(&quot;address&quot;;[.E223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<text:a xlink:href="http://www.bach-chorales.com/BWV0245_26.htm" xlink:type="simple">0245_26</text:a> </text:p>
          </table:table-cell>
          <table:table-cell table:formula="of:=EXTRACTLINKSFROMSINGLECELL(SHEET(); CELL(&quot;address&quot;;[.J223]);&quot; || &quot;;&quot;(NoLink)&quot;)" office:value-type="string" office:string-value="http://www.bach-chorales.com/BWV0245_26.htm" calcext:value-type="string">
            <text:p>http://www.bach-chorales.com/BWV0245_26.htm</text:p>
          </table:table-cell>
          <table:table-cell office:value-type="string" calcext:value-type="string">
            <text:p><text:a xlink:href="https://www.bach-digital.de/receive/BachDigitalWork_work_00011259" xlink:type="simple">180.2a/b</text:a> </text:p>
          </table:table-cell>
          <table:table-cell table:formula="of:=EXTRACTLINKSFROMSINGLECELL(SHEET(); CELL(&quot;address&quot;;[.L223]);&quot; || &quot;;&quot;(NoLink)&quot;)" office:value-type="string" office:string-value="https://www.bach-digital.de/receive/BachDigitalWork_work_00011259" calcext:value-type="string">
            <text:p>https://www.bach-digital.de/receive/BachDigitalWork_work_00011259</text:p>
          </table:table-cell>
        </table:table-row>
        <table:table-row table:style-name="ro1">
          <table:table-cell office:value-type="string" calcext:value-type="string">
            <text:p><text:a xlink:href="https://en.wikipedia.org/wiki/Jesu_Leiden,_Pein_und_Tod" xlink:type="simple">Jesu Leiden, Pein und Tod</text:a> (v. 20)</text:p>
          </table:table-cell>
          <table:table-cell table:formula="of:=EXTRACTLINKSFROMSINGLECELL(SHEET(); CELL(&quot;address&quot;;[.$A224]);&quot; || &quot;;&quot;(NoLink)&quot;)" office:value-type="string" office:string-value="https://en.wikipedia.org/wiki/Jesu_Leiden,_Pein_und_Tod" calcext:value-type="string">
            <text:p>https://en.wikipedia.org/wiki/Jesu_Leiden,_Pein_und_Tod</text:p>
          </table:table-cell>
          <table:table-cell office:value-type="string" calcext:value-type="string">
            <text:p><text:a xlink:href="https://en.wikipedia.org/wiki/Jesu_Kreuz,_Leiden_und_Pein" xlink:type="simple">6288b</text:a></text:p>
          </table:table-cell>
          <table:table-cell table:formula="of:=EXTRACTLINKSFROMSINGLECELL(SHEET(); CELL(&quot;address&quot;;[.C224]);&quot; || &quot;;&quot;(NoLink)&quot;)" office:value-type="string" office:string-value="https://en.wikipedia.org/wiki/Jesu_Kreuz,_Leiden_und_Pein" calcext:value-type="string">
            <text:p>https://en.wikipedia.org/wiki/Jesu_Kreuz,_Leiden_und_Pein</text:p>
          </table:table-cell>
          <table:table-cell office:value-type="string" calcext:value-type="string">
            <text:p><text:a xlink:href="https://en.wikipedia.org/wiki/BWV_245" xlink:type="simple">245</text:a>/28</text:p>
          </table:table-cell>
          <table:table-cell table:formula="of:=EXTRACTLINKSFROMSINGLECELL(SHEET(); CELL(&quot;address&quot;;[.E224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<text:a xlink:href="http://www.bach-chorales.com/BWV0245_28.htm" xlink:type="simple">0245_28</text:a> </text:p>
          </table:table-cell>
          <table:table-cell table:formula="of:=EXTRACTLINKSFROMSINGLECELL(SHEET(); CELL(&quot;address&quot;;[.J224]);&quot; || &quot;;&quot;(NoLink)&quot;)" office:value-type="string" office:string-value="http://www.bach-chorales.com/BWV0245_28.htm" calcext:value-type="string">
            <text:p>http://www.bach-chorales.com/BWV0245_28.htm</text:p>
          </table:table-cell>
          <table:table-cell office:value-type="string" calcext:value-type="string">
            <text:p><text:a xlink:href="https://www.bach-digital.de/receive/BachDigitalWork_work_00011276" xlink:type="simple">115.3a/b</text:a> </text:p>
          </table:table-cell>
          <table:table-cell table:formula="of:=EXTRACTLINKSFROMSINGLECELL(SHEET(); CELL(&quot;address&quot;;[.L224]);&quot; || &quot;;&quot;(NoLink)&quot;)" office:value-type="string" office:string-value="https://www.bach-digital.de/receive/BachDigitalWork_work_00011276" calcext:value-type="string">
            <text:p>https://www.bach-digital.de/receive/BachDigitalWork_work_00011276</text:p>
          </table:table-cell>
        </table:table-row>
        <table:table-row table:style-name="ro1">
          <table:table-cell office:value-type="string" calcext:value-type="string">
            <text:p><text:a xlink:href="https://en.wikipedia.org/wiki/Christus,_der_uns_selig_macht" xlink:type="simple">Christus, der uns selig macht</text:a> (v. 8)</text:p>
          </table:table-cell>
          <table:table-cell table:formula="of:=EXTRACTLINKSFROMSINGLECELL(SHEET(); CELL(&quot;address&quot;;[.$A225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>
            <text:p><text:a xlink:href="https://en.wikipedia.org/wiki/Christus,_der_uns_selig_macht" xlink:type="simple">6283b</text:a></text:p>
          </table:table-cell>
          <table:table-cell table:formula="of:=EXTRACTLINKSFROMSINGLECELL(SHEET(); CELL(&quot;address&quot;;[.C225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>
            <text:p><text:a xlink:href="https://en.wikipedia.org/wiki/BWV_245" xlink:type="simple">245</text:a>/37</text:p>
          </table:table-cell>
          <table:table-cell table:formula="of:=EXTRACTLINKSFROMSINGLECELL(SHEET(); CELL(&quot;address&quot;;[.E225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<text:a xlink:href="http://www.bach-chorales.com/BWV0245_37.htm" xlink:type="simple">0245_37</text:a> </text:p>
          </table:table-cell>
          <table:table-cell table:formula="of:=EXTRACTLINKSFROMSINGLECELL(SHEET(); CELL(&quot;address&quot;;[.J225]);&quot; || &quot;;&quot;(NoLink)&quot;)" office:value-type="string" office:string-value="http://www.bach-chorales.com/BWV0245_37.htm" calcext:value-type="string">
            <text:p>http://www.bach-chorales.com/BWV0245_37.htm</text:p>
          </table:table-cell>
          <table:table-cell office:value-type="string" calcext:value-type="string">
            <text:p><text:a xlink:href="https://www.bach-digital.de/receive/BachDigitalWork_work_00011277" xlink:type="simple">31.3a/b</text:a> </text:p>
          </table:table-cell>
          <table:table-cell table:formula="of:=EXTRACTLINKSFROMSINGLECELL(SHEET(); CELL(&quot;address&quot;;[.L225]);&quot; || &quot;;&quot;(NoLink)&quot;)" office:value-type="string" office:string-value="https://www.bach-digital.de/receive/BachDigitalWork_work_00011277" calcext:value-type="string">
            <text:p>https://www.bach-digital.de/receive/BachDigitalWork_work_00011277</text:p>
          </table:table-cell>
        </table:table-row>
        <table:table-row table:style-name="ro1">
          <table:table-cell office:value-type="string" calcext:value-type="string">
            <text:p><text:a xlink:href="https://en.wikipedia.org/wiki/Herzlich_lieb_hab_ich_dich,_o_Herr" xlink:type="simple">Herzlich lieb hab ich dich, o Herr</text:a> (v. 3)</text:p>
          </table:table-cell>
          <table:table-cell table:formula="of:=EXTRACTLINKSFROMSINGLECELL(SHEET(); CELL(&quot;address&quot;;[.$A226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Herzlich_lieb_hab_ich_dich,_o_Herr" xlink:type="simple">8326</text:a></text:p>
          </table:table-cell>
          <table:table-cell table:formula="of:=EXTRACTLINKSFROMSINGLECELL(SHEET(); CELL(&quot;address&quot;;[.C226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BWV_245" xlink:type="simple">245</text:a>/40</text:p>
          </table:table-cell>
          <table:table-cell table:formula="of:=EXTRACTLINKSFROMSINGLECELL(SHEET(); CELL(&quot;address&quot;;[.E226]);&quot; || &quot;;&quot;(NoLink)&quot;)" office:value-type="string" office:string-value="https://en.wikipedia.org/wiki/BWV_245" calcext:value-type="string">
            <text:p>https://en.wikipedia.org/wiki/BWV_24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<text:a xlink:href="http://www.bach-chorales.com/BWV0245_40.htm" xlink:type="simple">0245_40</text:a> </text:p>
          </table:table-cell>
          <table:table-cell table:formula="of:=EXTRACTLINKSFROMSINGLECELL(SHEET(); CELL(&quot;address&quot;;[.J226]);&quot; || &quot;;&quot;(NoLink)&quot;)" office:value-type="string" office:string-value="http://www.bach-chorales.com/BWV0245_40.htm" calcext:value-type="string">
            <text:p>http://www.bach-chorales.com/BWV0245_40.htm</text:p>
          </table:table-cell>
          <table:table-cell office:value-type="string" calcext:value-type="string">
            <text:p><text:a xlink:href="https://www.bach-digital.de/receive/BachDigitalWork_work_00011278" xlink:type="simple">91.3a/b</text:a> </text:p>
          </table:table-cell>
          <table:table-cell table:formula="of:=EXTRACTLINKSFROMSINGLECELL(SHEET(); CELL(&quot;address&quot;;[.L226]);&quot; || &quot;;&quot;(NoLink)&quot;)" office:value-type="string" office:string-value="https://www.bach-digital.de/receive/BachDigitalWork_work_00011278" calcext:value-type="string">
            <text:p>https://www.bach-digital.de/receive/BachDigitalWork_work_00011278</text:p>
          </table:table-cell>
        </table:table-row>
        <table:table-row table:style-name="ro1">
          <table:table-cell office:value-type="string" calcext:value-type="string">
            <text:p><text:a xlink:href="https://en.wikipedia.org/wiki/Wie_soll_ich_dich_empfangen" xlink:type="simple">Wie soll ich dich empfangen</text:a> (v. 1)</text:p>
          </table:table-cell>
          <table:table-cell table:formula="of:=EXTRACTLINKSFROMSINGLECELL(SHEET(); CELL(&quot;address&quot;;[.$A227]);&quot; || &quot;;&quot;(NoLink)&quot;)" office:value-type="string" office:string-value="https://en.wikipedia.org/wiki/Wie_soll_ich_dich_empfangen" calcext:value-type="string">
            <text:p>https://en.wikipedia.org/wiki/Wie_soll_ich_dich_empfangen</text:p>
          </table:table-cell>
          <table:table-cell office:value-type="string" calcext:value-type="string">
            <text:p><text:a xlink:href="https://en.wikipedia.org/wiki/Befiehl_du_deine_Wege_(Zahn_5385a)" xlink:type="simple">5385a</text:a> </text:p>
          </table:table-cell>
          <table:table-cell table:formula="of:=EXTRACTLINKSFROMSINGLECELL(SHEET(); CELL(&quot;address&quot;;[.C227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248" xlink:type="simple">248</text:a>/5</text:p>
          </table:table-cell>
          <table:table-cell table:formula="of:=EXTRACTLINKSFROMSINGLECELL(SHEET(); CELL(&quot;address&quot;;[.E227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165" calcext:value-type="float">
            <text:p>165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://www.bach-chorales.com/BWV0248_5.htm" xlink:type="simple">0248_5</text:a> </text:p>
          </table:table-cell>
          <table:table-cell table:formula="of:=EXTRACTLINKSFROMSINGLECELL(SHEET(); CELL(&quot;address&quot;;[.J227]);&quot; || &quot;;&quot;(NoLink)&quot;)" office:value-type="string" office:string-value="http://www.bach-chorales.com/BWV0248_5.htm" calcext:value-type="string">
            <text:p>http://www.bach-chorales.com/BWV0248_5.htm</text:p>
          </table:table-cell>
          <table:table-cell office:value-type="string" calcext:value-type="string">
            <text:p><text:a xlink:href="https://www.bach-digital.de/receive/BachDigitalWork_work_00011279" xlink:type="simple">92.9b</text:a> </text:p>
          </table:table-cell>
          <table:table-cell table:formula="of:=EXTRACTLINKSFROMSINGLECELL(SHEET(); CELL(&quot;address&quot;;[.L227]);&quot; || &quot;;&quot;(NoLink)&quot;)" office:value-type="string" office:string-value="https://www.bach-digital.de/receive/BachDigitalWork_work_00011279" calcext:value-type="string">
            <text:p>https://www.bach-digital.de/receive/BachDigitalWork_work_00011279</text:p>
          </table:table-cell>
        </table:table-row>
        <table:table-row table:style-name="ro3">
          <table:table-cell office:value-type="string" calcext:value-type="string">
            <text:p><text:a xlink:href="https://en.wikipedia.org/wiki/Vom_Himmel_hoch,_da_komm_ich_her" xlink:type="simple">Vom Himmel hoch, da komm ich her</text:a> (v. 13)</text:p>
          </table:table-cell>
          <table:table-cell table:formula="of:=EXTRACTLINKSFROMSINGLECELL(SHEET(); CELL(&quot;address&quot;;[.$A228]);&quot; || &quot;;&quot;(NoLink)&quot;)" office:value-type="string" office:string-value="https://en.wikipedia.org/wiki/Vom_Himmel_hoch,_da_komm_ich_her" calcext:value-type="string">
            <text:p>https://en.wikipedia.org/wiki/Vom_Himmel_hoch,_da_komm_ich_her</text:p>
          </table:table-cell>
          <table:table-cell office:value-type="string" calcext:value-type="string">
            <text:p><text:a xlink:href="https://en.wikipedia.org/wiki/Vom_Himmel_hoch,_da_komm_ich_her#1539_melody" xlink:type="simple">346</text:a> </text:p>
          </table:table-cell>
          <table:table-cell table:formula="of:=EXTRACTLINKSFROMSINGLECELL(SHEET(); CELL(&quot;address&quot;;[.C228]);&quot; || &quot;;&quot;(NoLink)&quot;)" office:value-type="string" office:string-value="https://en.wikipedia.org/wiki/Vom_Himmel_hoch,_da_komm_ich_her#1539_melody" calcext:value-type="string">
            <text:p>https://en.wikipedia.org/wiki/Vom_Himmel_hoch,_da_komm_ich_her#1539_melody</text:p>
          </table:table-cell>
          <table:table-cell office:value-type="string" calcext:value-type="string">
            <text:p><text:a xlink:href="https://en.wikipedia.org/wiki/BWV_248" xlink:type="simple">248</text:a>/9</text:p>
          </table:table-cell>
          <table:table-cell table:formula="of:=EXTRACTLINKSFROMSINGLECELL(SHEET(); CELL(&quot;address&quot;;[.E228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bach-chorales.com/BWV0248_9.htm" xlink:type="simple">0248_9</text:a> </text:p>
          </table:table-cell>
          <table:table-cell table:formula="of:=EXTRACTLINKSFROMSINGLECELL(SHEET(); CELL(&quot;address&quot;;[.J228]);&quot; || &quot;;&quot;(NoLink)&quot;)" office:value-type="string" office:string-value="http://www.bach-chorales.com/BWV0248_9.htm" calcext:value-type="string">
            <text:p>http://www.bach-chorales.com/BWV0248_9.htm</text:p>
          </table:table-cell>
          <table:table-cell office:value-type="string" calcext:value-type="string">
            <text:p><text:a xlink:href="https://www.bach-digital.de/receive/BachDigitalWork_work_00011280" xlink:type="simple">184.2b</text:a> </text:p>
          </table:table-cell>
          <table:table-cell table:formula="of:=EXTRACTLINKSFROMSINGLECELL(SHEET(); CELL(&quot;address&quot;;[.L228]);&quot; || &quot;;&quot;(NoLink)&quot;)" office:value-type="string" office:string-value="https://www.bach-digital.de/receive/BachDigitalWork_work_00011280" calcext:value-type="string">
            <text:p>https://www.bach-digital.de/receive/BachDigitalWork_work_0001128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Ermuntre_dich,_mein_schwacher_Geist" xlink:type="simple">Ermuntre dich, mein schwacher Geist</text:a> (v. 9) </text:p>
          </table:table-cell>
          <table:table-cell table:formula="of:=EXTRACTLINKSFROMSINGLECELL(SHEET(); CELL(&quot;address&quot;;[.$A229]);&quot; || &quot;;&quot;(NoLink)&quot;)" office:value-type="string" office:string-value="https://en.wikipedia.org/wiki/Ermuntre_dich,_mein_schwacher_Geist" calcext:value-type="string">
            <text:p>https://en.wikipedia.org/wiki/Ermuntre_dich,_mein_schwacher_Geist</text:p>
          </table:table-cell>
          <table:table-cell office:value-type="string" calcext:value-type="string" table:number-columns-spanned="1" table:number-rows-spanned="2">
            <text:p><text:a xlink:href="https://en.wikipedia.org/wiki/Ermuntre_dich,_mein_schwacher_Geist" xlink:type="simple">5741</text:a> </text:p>
          </table:table-cell>
          <table:table-cell table:formula="of:=EXTRACTLINKSFROMSINGLECELL(SHEET(); CELL(&quot;address&quot;;[.C229]);&quot; || &quot;;&quot;(NoLink)&quot;)" office:value-type="string" office:string-value="https://en.wikipedia.org/wiki/Ermuntre_dich,_mein_schwacher_Geist" calcext:value-type="string">
            <text:p>https://en.wikipedia.org/wiki/Ermuntre_dich,_mein_schwacher_Geist</text:p>
          </table:table-cell>
          <table:table-cell office:value-type="string" calcext:value-type="string" table:number-columns-spanned="1" table:number-rows-spanned="2">
            <text:p><text:a xlink:href="https://en.wikipedia.org/wiki/BWV_248" xlink:type="simple">248</text:a>/12 </text:p>
          </table:table-cell>
          <table:table-cell table:formula="of:=EXTRACTLINKSFROMSINGLECELL(SHEET(); CELL(&quot;address&quot;;[.E229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80" calcext:value-type="float" table:number-columns-spanned="1" table:number-rows-spanned="2">
            <text:p>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<text:a xlink:href="http://www.bach-chorales.com/BWV0248_12.htm" xlink:type="simple">0248_12</text:a> </text:p>
          </table:table-cell>
          <table:table-cell table:formula="of:=EXTRACTLINKSFROMSINGLECELL(SHEET(); CELL(&quot;address&quot;;[.J229]);&quot; || &quot;;&quot;(NoLink)&quot;)" office:value-type="string" office:string-value="http://www.bach-chorales.com/BWV0248_12.htm" calcext:value-type="string">
            <text:p>http://www.bach-chorales.com/BWV0248_12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260" xlink:type="simple">57.2a/b</text:a> </text:p>
          </table:table-cell>
          <table:table-cell table:formula="of:=EXTRACTLINKSFROMSINGLECELL(SHEET(); CELL(&quot;address&quot;;[.L229]);&quot; || &quot;;&quot;(NoLink)&quot;)" office:value-type="string" office:string-value="https://www.bach-digital.de/receive/BachDigitalWork_work_00011260" calcext:value-type="string">
            <text:p>https://www.bach-digital.de/receive/BachDigitalWork_work_00011260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3">
          <table:table-cell office:value-type="string" calcext:value-type="string">
            <text:p><text:a xlink:href="https://en.wikipedia.org/wiki/Schaut,_schaut,_was_ist_für_Wunder_dar" xlink:type="simple">Schaut, schaut, was ist für Wunder dar</text:a> (v. 8)</text:p>
          </table:table-cell>
          <table:table-cell table:formula="of:=EXTRACTLINKSFROMSINGLECELL(SHEET(); CELL(&quot;address&quot;;[.$A231]);&quot; || &quot;;&quot;(NoLink)&quot;)" office:value-type="string" office:string-value="https://en.wikipedia.org/wiki/Schaut,_schaut,_was_ist_für_Wunder_dar" calcext:value-type="string">
            <text:p>https://en.wikipedia.org/wiki/Schaut,_schaut,_was_ist_für_Wunder_dar</text:p>
          </table:table-cell>
          <table:table-cell office:value-type="string" calcext:value-type="string">
            <text:p><text:a xlink:href="https://en.wikipedia.org/wiki/Vom_Himmel_hoch,_da_komm_ich_her#1539_melody" xlink:type="simple">346</text:a></text:p>
          </table:table-cell>
          <table:table-cell table:formula="of:=EXTRACTLINKSFROMSINGLECELL(SHEET(); CELL(&quot;address&quot;;[.C231]);&quot; || &quot;;&quot;(NoLink)&quot;)" office:value-type="string" office:string-value="https://en.wikipedia.org/wiki/Vom_Himmel_hoch,_da_komm_ich_her#1539_melody" calcext:value-type="string">
            <text:p>https://en.wikipedia.org/wiki/Vom_Himmel_hoch,_da_komm_ich_her#1539_melody</text:p>
          </table:table-cell>
          <table:table-cell office:value-type="string" calcext:value-type="string">
            <text:p><text:a xlink:href="https://en.wikipedia.org/wiki/BWV_248" xlink:type="simple">248</text:a>/17</text:p>
          </table:table-cell>
          <table:table-cell table:formula="of:=EXTRACTLINKSFROMSINGLECELL(SHEET(); CELL(&quot;address&quot;;[.E231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323" calcext:value-type="float">
            <text:p>323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248_17.htm" xlink:type="simple">0248_17</text:a> </text:p>
          </table:table-cell>
          <table:table-cell table:formula="of:=EXTRACTLINKSFROMSINGLECELL(SHEET(); CELL(&quot;address&quot;;[.J231]);&quot; || &quot;;&quot;(NoLink)&quot;)" office:value-type="string" office:string-value="http://www.bach-chorales.com/BWV0248_17.htm" calcext:value-type="string">
            <text:p>http://www.bach-chorales.com/BWV0248_17.htm</text:p>
          </table:table-cell>
          <table:table-cell office:value-type="string" calcext:value-type="string">
            <text:p><text:a xlink:href="https://www.bach-digital.de/receive/BachDigitalWork_work_00011261" xlink:type="simple">184.3b</text:a> </text:p>
          </table:table-cell>
          <table:table-cell table:formula="of:=EXTRACTLINKSFROMSINGLECELL(SHEET(); CELL(&quot;address&quot;;[.L231]);&quot; || &quot;;&quot;(NoLink)&quot;)" office:value-type="string" office:string-value="https://www.bach-digital.de/receive/BachDigitalWork_work_00011261" calcext:value-type="string">
            <text:p>https://www.bach-digital.de/receive/BachDigitalWork_work_00011261</text:p>
          </table:table-cell>
        </table:table-row>
        <table:table-row table:style-name="ro3">
          <table:table-cell office:value-type="string" calcext:value-type="string">
            <text:p><text:a xlink:href="https://en.wikipedia.org/wiki/Wir_singen_dir,_Immanuel" xlink:type="simple">Wir singen dir, Immanuel</text:a> (v. 2)</text:p>
          </table:table-cell>
          <table:table-cell table:formula="of:=EXTRACTLINKSFROMSINGLECELL(SHEET(); CELL(&quot;address&quot;;[.$A232]);&quot; || &quot;;&quot;(NoLink)&quot;)" office:value-type="string" office:string-value="https://en.wikipedia.org/wiki/Wir_singen_dir,_Immanuel" calcext:value-type="string">
            <text:p>https://en.wikipedia.org/wiki/Wir_singen_dir,_Immanuel</text:p>
          </table:table-cell>
          <table:table-cell office:value-type="string" calcext:value-type="string">
            <text:p><text:a xlink:href="https://en.wikipedia.org/wiki/Vom_Himmel_hoch,_da_komm_ich_her#1539_melody" xlink:type="simple">346</text:a></text:p>
          </table:table-cell>
          <table:table-cell table:formula="of:=EXTRACTLINKSFROMSINGLECELL(SHEET(); CELL(&quot;address&quot;;[.C232]);&quot; || &quot;;&quot;(NoLink)&quot;)" office:value-type="string" office:string-value="https://en.wikipedia.org/wiki/Vom_Himmel_hoch,_da_komm_ich_her#1539_melody" calcext:value-type="string">
            <text:p>https://en.wikipedia.org/wiki/Vom_Himmel_hoch,_da_komm_ich_her#1539_melody</text:p>
          </table:table-cell>
          <table:table-cell office:value-type="string" calcext:value-type="string">
            <text:p><text:a xlink:href="https://en.wikipedia.org/wiki/BWV_248" xlink:type="simple">248</text:a>/23</text:p>
          </table:table-cell>
          <table:table-cell table:formula="of:=EXTRACTLINKSFROMSINGLECELL(SHEET(); CELL(&quot;address&quot;;[.E232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table:style-name="ce3"/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://www.bach-chorales.com/BWV0248_23.htm" xlink:type="simple">0248_23</text:a> </text:p>
          </table:table-cell>
          <table:table-cell table:formula="of:=EXTRACTLINKSFROMSINGLECELL(SHEET(); CELL(&quot;address&quot;;[.J232]);&quot; || &quot;;&quot;(NoLink)&quot;)" office:value-type="string" office:string-value="http://www.bach-chorales.com/BWV0248_23.htm" calcext:value-type="string">
            <text:p>http://www.bach-chorales.com/BWV0248_23.htm</text:p>
          </table:table-cell>
          <table:table-cell office:value-type="string" calcext:value-type="string">
            <text:p><text:a xlink:href="https://www.bach-digital.de/receive/BachDigitalWork_work_00011281" xlink:type="simple">184.3b</text:a> </text:p>
          </table:table-cell>
          <table:table-cell table:formula="of:=EXTRACTLINKSFROMSINGLECELL(SHEET(); CELL(&quot;address&quot;;[.L232]);&quot; || &quot;;&quot;(NoLink)&quot;)" office:value-type="string" office:string-value="https://www.bach-digital.de/receive/BachDigitalWork_work_00011281" calcext:value-type="string">
            <text:p>https://www.bach-digital.de/receive/BachDigitalWork_work_00011281</text:p>
          </table:table-cell>
        </table:table-row>
        <table:table-row table:style-name="ro1">
          <table:table-cell office:value-type="string" calcext:value-type="string">
            <text:p><text:a xlink:href="https://en.wikipedia.org/wiki/Gelobet_seist_du,_Jesu_Christ" xlink:type="simple">Gelobet seist du, Jesu Christ</text:a> (v. 7)</text:p>
          </table:table-cell>
          <table:table-cell table:formula="of:=EXTRACTLINKSFROMSINGLECELL(SHEET(); CELL(&quot;address&quot;;[.$A233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Gelobet_seist_du,_Jesu_Christ" xlink:type="simple">1947</text:a></text:p>
          </table:table-cell>
          <table:table-cell table:formula="of:=EXTRACTLINKSFROMSINGLECELL(SHEET(); CELL(&quot;address&quot;;[.C233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BWV_248" xlink:type="simple">248</text:a>/28</text:p>
          </table:table-cell>
          <table:table-cell table:formula="of:=EXTRACTLINKSFROMSINGLECELL(SHEET(); CELL(&quot;address&quot;;[.E233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248_28.htm" xlink:type="simple">0248_28</text:a> </text:p>
          </table:table-cell>
          <table:table-cell table:formula="of:=EXTRACTLINKSFROMSINGLECELL(SHEET(); CELL(&quot;address&quot;;[.J233]);&quot; || &quot;;&quot;(NoLink)&quot;)" office:value-type="string" office:string-value="http://www.bach-chorales.com/BWV0248_28.htm" calcext:value-type="string">
            <text:p>http://www.bach-chorales.com/BWV0248_28.htm</text:p>
          </table:table-cell>
          <table:table-cell office:value-type="string" calcext:value-type="string">
            <text:p><text:a xlink:href="https://www.bach-digital.de/receive/BachDigitalWork_work_00011262" xlink:type="simple">69.4a/b</text:a> </text:p>
          </table:table-cell>
          <table:table-cell table:formula="of:=EXTRACTLINKSFROMSINGLECELL(SHEET(); CELL(&quot;address&quot;;[.L233]);&quot; || &quot;;&quot;(NoLink)&quot;)" office:value-type="string" office:string-value="https://www.bach-digital.de/receive/BachDigitalWork_work_00011262" calcext:value-type="string">
            <text:p>https://www.bach-digital.de/receive/BachDigitalWork_work_00011262</text:p>
          </table:table-cell>
        </table:table-row>
        <table:table-row table:style-name="ro1">
          <table:table-cell office:value-type="string" calcext:value-type="string">
            <text:p><text:a xlink:href="https://en.wikipedia.org/wiki/Fröhlich_soll_mein_Herze_springen" xlink:type="simple">Fröhlich soll mein Herze springen</text:a> (v. 15)</text:p>
          </table:table-cell>
          <table:table-cell table:formula="of:=EXTRACTLINKSFROMSINGLECELL(SHEET(); CELL(&quot;address&quot;;[.$A234]);&quot; || &quot;;&quot;(NoLink)&quot;)" office:value-type="string" office:string-value="https://en.wikipedia.org/wiki/Fröhlich_soll_mein_Herze_springen" calcext:value-type="string">
            <text:p>https://en.wikipedia.org/wiki/Fröhlich_soll_mein_Herze_springen</text:p>
          </table:table-cell>
          <table:table-cell office:value-type="string" calcext:value-type="string">
            <text:p><text:a xlink:href="https://en.wikipedia.org/wiki/Warum_sollt_ich_mich_denn_grämen" xlink:type="simple">6461</text:a></text:p>
          </table:table-cell>
          <table:table-cell table:formula="of:=EXTRACTLINKSFROMSINGLECELL(SHEET(); CELL(&quot;address&quot;;[.C234]);&quot; || &quot;;&quot;(NoLink)&quot;)" office:value-type="string" office:string-value="https://en.wikipedia.org/wiki/Warum_sollt_ich_mich_denn_grämen" calcext:value-type="string">
            <text:p>https://en.wikipedia.org/wiki/Warum_sollt_ich_mich_denn_grämen</text:p>
          </table:table-cell>
          <table:table-cell office:value-type="string" calcext:value-type="string">
            <text:p><text:a xlink:href="https://en.wikipedia.org/wiki/BWV_248" xlink:type="simple">248</text:a>/33</text:p>
          </table:table-cell>
          <table:table-cell table:formula="of:=EXTRACTLINKSFROMSINGLECELL(SHEET(); CELL(&quot;address&quot;;[.E234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<text:a xlink:href="http://www.bach-chorales.com/BWV0248_33.htm" xlink:type="simple">0248_33</text:a> </text:p>
          </table:table-cell>
          <table:table-cell table:formula="of:=EXTRACTLINKSFROMSINGLECELL(SHEET(); CELL(&quot;address&quot;;[.J234]);&quot; || &quot;;&quot;(NoLink)&quot;)" office:value-type="string" office:string-value="http://www.bach-chorales.com/BWV0248_33.htm" calcext:value-type="string">
            <text:p>http://www.bach-chorales.com/BWV0248_33.htm</text:p>
          </table:table-cell>
          <table:table-cell office:value-type="string" calcext:value-type="string">
            <text:p><text:a xlink:href="https://www.bach-digital.de/receive/BachDigitalWork_work_00011264" xlink:type="simple">190.2b</text:a> </text:p>
          </table:table-cell>
          <table:table-cell table:formula="of:=EXTRACTLINKSFROMSINGLECELL(SHEET(); CELL(&quot;address&quot;;[.L234]);&quot; || &quot;;&quot;(NoLink)&quot;)" office:value-type="string" office:string-value="https://www.bach-digital.de/receive/BachDigitalWork_work_00011264" calcext:value-type="string">
            <text:p>https://www.bach-digital.de/receive/BachDigitalWork_work_0001126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Lasst_Furcht_und_Pein&amp;action=edit&amp;redlink=1" xlink:type="simple">Lasst Furcht und Pein</text:a> (v. 4)</text:p>
          </table:table-cell>
          <table:table-cell/>
          <table:table-cell office:value-type="string" calcext:value-type="string">
            <text:p><text:a xlink:href="https://en.wikipedia.org/wiki/Wir_Christenleut_habn_jetzund_Freud" xlink:type="simple">2072</text:a></text:p>
          </table:table-cell>
          <table:table-cell table:formula="of:=EXTRACTLINKSFROMSINGLECELL(SHEET(); CELL(&quot;address&quot;;[.C235]);&quot; || &quot;;&quot;(NoLink)&quot;)" office:value-type="string" office:string-value="https://en.wikipedia.org/wiki/Wir_Christenleut_habn_jetzund_Freud" calcext:value-type="string">
            <text:p>https://en.wikipedia.org/wiki/Wir_Christenleut_habn_jetzund_Freud</text:p>
          </table:table-cell>
          <table:table-cell office:value-type="string" calcext:value-type="string">
            <text:p><text:a xlink:href="https://en.wikipedia.org/wiki/BWV_248" xlink:type="simple">248</text:a>/35</text:p>
          </table:table-cell>
          <table:table-cell table:formula="of:=EXTRACTLINKSFROMSINGLECELL(SHEET(); CELL(&quot;address&quot;;[.E235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://www.bach-chorales.com/BWV0248_35.htm" xlink:type="simple">0248_35</text:a> </text:p>
          </table:table-cell>
          <table:table-cell table:formula="of:=EXTRACTLINKSFROMSINGLECELL(SHEET(); CELL(&quot;address&quot;;[.J235]);&quot; || &quot;;&quot;(NoLink)&quot;)" office:value-type="string" office:string-value="http://www.bach-chorales.com/BWV0248_35.htm" calcext:value-type="string">
            <text:p>http://www.bach-chorales.com/BWV0248_35.htm</text:p>
          </table:table-cell>
          <table:table-cell office:value-type="string" calcext:value-type="string">
            <text:p><text:a xlink:href="https://www.bach-digital.de/receive/BachDigitalWork_work_00011263" xlink:type="simple">210.3b</text:a> </text:p>
          </table:table-cell>
          <table:table-cell table:formula="of:=EXTRACTLINKSFROMSINGLECELL(SHEET(); CELL(&quot;address&quot;;[.L235]);&quot; || &quot;;&quot;(NoLink)&quot;)" office:value-type="string" office:string-value="https://www.bach-digital.de/receive/BachDigitalWork_work_00011263" calcext:value-type="string">
            <text:p>https://www.bach-digital.de/receive/BachDigitalWork_work_00011263</text:p>
          </table:table-cell>
        </table:table-row>
        <table:table-row table:style-name="ro1">
          <table:table-cell office:value-type="string" calcext:value-type="string">
            <text:p><text:a xlink:href="https://en.wikipedia.org/wiki/Hilf,_Herr_Jesu,_laß_gelingen" xlink:type="simple">Hilf, Herr Jesu, laß gelingen</text:a> (v. 5) </text:p>
          </table:table-cell>
          <table:table-cell table:formula="of:=EXTRACTLINKSFROMSINGLECELL(SHEET(); CELL(&quot;address&quot;;[.$A236]);&quot; || &quot;;&quot;(NoLink)&quot;)" office:value-type="string" office:string-value="https://en.wikipedia.org/wiki/Hilf,_Herr_Jesu,_laß_gelingen" calcext:value-type="string">
            <text:p>https://en.wikipedia.org/wiki/Hilf,_Herr_Jesu,_laß_gelingen</text:p>
          </table:table-cell>
          <table:table-cell office:value-type="string" calcext:value-type="string">
            <text:p><text:a xlink:href="https://en.wikipedia.org/wiki/Hilf,_Herr_Jesu,_lass_gelingen" xlink:type="simple">N/1</text:a></text:p>
          </table:table-cell>
          <table:table-cell table:formula="of:=EXTRACTLINKSFROMSINGLECELL(SHEET(); CELL(&quot;address&quot;;[.C236]);&quot; || &quot;;&quot;(NoLink)&quot;)" office:value-type="string" office:string-value="https://en.wikipedia.org/wiki/Hilf,_Herr_Jesu,_lass_gelingen" calcext:value-type="string">
            <text:p>https://en.wikipedia.org/wiki/Hilf,_Herr_Jesu,_lass_gelingen</text:p>
          </table:table-cell>
          <table:table-cell office:value-type="string" calcext:value-type="string">
            <text:p><text:a xlink:href="https://en.wikipedia.org/wiki/BWV_248" xlink:type="simple">248</text:a>/42</text:p>
          </table:table-cell>
          <table:table-cell table:formula="of:=EXTRACTLINKSFROMSINGLECELL(SHEET(); CELL(&quot;address&quot;;[.E236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table:style-name="ce3"/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://www.bach-chorales.com/BWV0248_42.htm" xlink:type="simple">0248_42</text:a> </text:p>
          </table:table-cell>
          <table:table-cell table:formula="of:=EXTRACTLINKSFROMSINGLECELL(SHEET(); CELL(&quot;address&quot;;[.J236]);&quot; || &quot;;&quot;(NoLink)&quot;)" office:value-type="string" office:string-value="http://www.bach-chorales.com/BWV0248_42.htm" calcext:value-type="string">
            <text:p>http://www.bach-chorales.com/BWV0248_42.htm</text:p>
          </table:table-cell>
          <table:table-cell office:value-type="string" calcext:value-type="string">
            <text:p><text:a xlink:href="https://www.bach-digital.de/receive/BachDigitalWork_work_00011266" xlink:type="simple">98.1c</text:a> </text:p>
          </table:table-cell>
          <table:table-cell table:formula="of:=EXTRACTLINKSFROMSINGLECELL(SHEET(); CELL(&quot;address&quot;;[.L236]);&quot; || &quot;;&quot;(NoLink)&quot;)" office:value-type="string" office:string-value="https://www.bach-digital.de/receive/BachDigitalWork_work_00011266" calcext:value-type="string">
            <text:p>https://www.bach-digital.de/receive/BachDigitalWork_work_00011266</text:p>
          </table:table-cell>
        </table:table-row>
        <table:table-row table:style-name="ro1">
          <table:table-cell office:value-type="string" calcext:value-type="string">
            <text:p><text:a xlink:href="https://en.wikipedia.org/wiki/Nun,_liebe_Seel,_nun_ist_es_Zeit" xlink:type="simple">Nun, liebe Seel, nun ist es Zeit</text:a> (v. 5)</text:p>
          </table:table-cell>
          <table:table-cell table:formula="of:=EXTRACTLINKSFROMSINGLECELL(SHEET(); CELL(&quot;address&quot;;[.$A237]);&quot; || &quot;;&quot;(NoLink)&quot;)" office:value-type="string" office:string-value="https://en.wikipedia.org/wiki/Nun,_liebe_Seel,_nun_ist_es_Zeit" calcext:value-type="string">
            <text:p>https://en.wikipedia.org/wiki/Nun,_liebe_Seel,_nun_ist_es_Zeit</text:p>
          </table:table-cell>
          <table:table-cell office:value-type="string" calcext:value-type="string">
            <text:p><text:a xlink:href="https://en.wikipedia.org/wiki/In_dich_hab_ich_gehoffet,_Herr" xlink:type="simple">2461</text:a></text:p>
          </table:table-cell>
          <table:table-cell table:formula="of:=EXTRACTLINKSFROMSINGLECELL(SHEET(); CELL(&quot;address&quot;;[.C237]);&quot; || &quot;;&quot;(NoLink)&quot;)" office:value-type="string" office:string-value="https://en.wikipedia.org/wiki/In_dich_hab_ich_gehoffet,_Herr" calcext:value-type="string">
            <text:p>https://en.wikipedia.org/wiki/In_dich_hab_ich_gehoffet,_Herr</text:p>
          </table:table-cell>
          <table:table-cell office:value-type="string" calcext:value-type="string">
            <text:p><text:a xlink:href="https://en.wikipedia.org/wiki/BWV_248" xlink:type="simple">248</text:a>/46</text:p>
          </table:table-cell>
          <table:table-cell table:formula="of:=EXTRACTLINKSFROMSINGLECELL(SHEET(); CELL(&quot;address&quot;;[.E237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<text:a xlink:href="http://www.bach-chorales.com/BWV0248_46.htm" xlink:type="simple">0248_46</text:a> </text:p>
          </table:table-cell>
          <table:table-cell table:formula="of:=EXTRACTLINKSFROMSINGLECELL(SHEET(); CELL(&quot;address&quot;;[.J237]);&quot; || &quot;;&quot;(NoLink)&quot;)" office:value-type="string" office:string-value="http://www.bach-chorales.com/BWV0248_46.htm" calcext:value-type="string">
            <text:p>http://www.bach-chorales.com/BWV0248_46.htm</text:p>
          </table:table-cell>
          <table:table-cell office:value-type="string" calcext:value-type="string">
            <text:p><text:a xlink:href="https://www.bach-digital.de/receive/BachDigitalWork_work_00011265" xlink:type="simple">108.3b</text:a> </text:p>
          </table:table-cell>
          <table:table-cell table:formula="of:=EXTRACTLINKSFROMSINGLECELL(SHEET(); CELL(&quot;address&quot;;[.L237]);&quot; || &quot;;&quot;(NoLink)&quot;)" office:value-type="string" office:string-value="https://www.bach-digital.de/receive/BachDigitalWork_work_00011265" calcext:value-type="string">
            <text:p>https://www.bach-digital.de/receive/BachDigitalWork_work_00011265</text:p>
          </table:table-cell>
        </table:table-row>
        <table:table-row table:style-name="ro1">
          <table:table-cell office:value-type="string" calcext:value-type="string">
            <text:p><text:a xlink:href="https://en.wikipedia.org/wiki/Ihr_Gestirn,_ihr_hohlen_Lüfte" xlink:type="simple">Ihr Gestirn, ihr hohlen Lüfte</text:a> (v. 9)</text:p>
          </table:table-cell>
          <table:table-cell table:formula="of:=EXTRACTLINKSFROMSINGLECELL(SHEET(); CELL(&quot;address&quot;;[.$A238]);&quot; || &quot;;&quot;(NoLink)&quot;)" office:value-type="string" office:string-value="https://en.wikipedia.org/wiki/Ihr_Gestirn,_ihr_hohlen_Lüfte" calcext:value-type="string">
            <text:p>https://en.wikipedia.org/wiki/Ihr_Gestirn,_ihr_hohlen_Lüfte</text:p>
          </table:table-cell>
          <table:table-cell office:value-type="string" calcext:value-type="string">
            <text:p><text:a xlink:href="https://en.wikipedia.org/wiki/Gott_des_Himmels_und_der_Erden" xlink:type="simple">3614</text:a></text:p>
          </table:table-cell>
          <table:table-cell table:formula="of:=EXTRACTLINKSFROMSINGLECELL(SHEET(); CELL(&quot;address&quot;;[.C238]);&quot; || &quot;;&quot;(NoLink)&quot;)" office:value-type="string" office:string-value="https://en.wikipedia.org/wiki/Gott_des_Himmels_und_der_Erden" calcext:value-type="string">
            <text:p>https://en.wikipedia.org/wiki/Gott_des_Himmels_und_der_Erden</text:p>
          </table:table-cell>
          <table:table-cell office:value-type="string" calcext:value-type="string">
            <text:p><text:a xlink:href="https://en.wikipedia.org/wiki/BWV_248" xlink:type="simple">248</text:a>/53</text:p>
          </table:table-cell>
          <table:table-cell table:formula="of:=EXTRACTLINKSFROMSINGLECELL(SHEET(); CELL(&quot;address&quot;;[.E238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bach-chorales.com/BWV0248_53.htm" xlink:type="simple">0248_53</text:a> </text:p>
          </table:table-cell>
          <table:table-cell table:formula="of:=EXTRACTLINKSFROMSINGLECELL(SHEET(); CELL(&quot;address&quot;;[.J238]);&quot; || &quot;;&quot;(NoLink)&quot;)" office:value-type="string" office:string-value="http://www.bach-chorales.com/BWV0248_53.htm" calcext:value-type="string">
            <text:p>http://www.bach-chorales.com/BWV0248_53.htm</text:p>
          </table:table-cell>
          <table:table-cell office:value-type="string" calcext:value-type="string">
            <text:p><text:a xlink:href="https://www.bach-digital.de/receive/BachDigitalWork_work_00011267" xlink:type="simple">73.1b</text:a> </text:p>
          </table:table-cell>
          <table:table-cell table:formula="of:=EXTRACTLINKSFROMSINGLECELL(SHEET(); CELL(&quot;address&quot;;[.L238]);&quot; || &quot;;&quot;(NoLink)&quot;)" office:value-type="string" office:string-value="https://www.bach-digital.de/receive/BachDigitalWork_work_00011267" calcext:value-type="string">
            <text:p>https://www.bach-digital.de/receive/BachDigitalWork_work_00011267</text:p>
          </table:table-cell>
        </table:table-row>
        <table:table-row table:style-name="ro3">
          <table:table-cell office:value-type="string" calcext:value-type="string">
            <text:p><text:a xlink:href="https://en.wikipedia.org/wiki/Ich_steh_an_deiner_Krippen_hier" xlink:type="simple">Ich steh an deiner Krippen hier</text:a> (v. 1)</text:p>
          </table:table-cell>
          <table:table-cell table:formula="of:=EXTRACTLINKSFROMSINGLECELL(SHEET(); CELL(&quot;address&quot;;[.$A239]);&quot; || &quot;;&quot;(NoLink)&quot;)" office:value-type="string" office:string-value="https://en.wikipedia.org/wiki/Ich_steh_an_deiner_Krippen_hier" calcext:value-type="string">
            <text:p>https://en.wikipedia.org/wiki/Ich_steh_an_deiner_Krippen_hier</text:p>
          </table:table-cell>
          <table:table-cell office:value-type="string" calcext:value-type="string">
            <text:p><text:a xlink:href="https://en.wikipedia.org/wiki/Nun_freut_euch,_lieben_Christen_g%27mein_(Zahn_4429a)" xlink:type="simple">4429a</text:a></text:p>
          </table:table-cell>
          <table:table-cell table:formula="of:=EXTRACTLINKSFROMSINGLECELL(SHEET(); CELL(&quot;address&quot;;[.C239]);&quot; || &quot;;&quot;(NoLink)&quot;)" office:value-type="string" office:string-value="https://en.wikipedia.org/wiki/Nun_freut_euch,_lieben_Christen_g%27mein_(Zahn_4429a)" calcext:value-type="string">
            <text:p>https://en.wikipedia.org/wiki/Nun_freut_euch,_lieben_Christen_g%27mein_(Zahn_4429a)</text:p>
          </table:table-cell>
          <table:table-cell office:value-type="string" calcext:value-type="string">
            <text:p><text:a xlink:href="https://en.wikipedia.org/wiki/BWV_248" xlink:type="simple">248</text:a>/59</text:p>
          </table:table-cell>
          <table:table-cell table:formula="of:=EXTRACTLINKSFROMSINGLECELL(SHEET(); CELL(&quot;address&quot;;[.E239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office:value-type="float" office:value="263" calcext:value-type="float">
            <text:p>263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://www.bach-chorales.com/BWV0248_59.htm" xlink:type="simple">0248_59</text:a> </text:p>
          </table:table-cell>
          <table:table-cell table:formula="of:=EXTRACTLINKSFROMSINGLECELL(SHEET(); CELL(&quot;address&quot;;[.J239]);&quot; || &quot;;&quot;(NoLink)&quot;)" office:value-type="string" office:string-value="http://www.bach-chorales.com/BWV0248_59.htm" calcext:value-type="string">
            <text:p>http://www.bach-chorales.com/BWV0248_59.htm</text:p>
          </table:table-cell>
          <table:table-cell office:value-type="string" calcext:value-type="string">
            <text:p><text:a xlink:href="https://www.bach-digital.de/receive/BachDigitalWork_work_00011268" xlink:type="simple">150.2b</text:a> </text:p>
          </table:table-cell>
          <table:table-cell table:formula="of:=EXTRACTLINKSFROMSINGLECELL(SHEET(); CELL(&quot;address&quot;;[.L239]);&quot; || &quot;;&quot;(NoLink)&quot;)" office:value-type="string" office:string-value="https://www.bach-digital.de/receive/BachDigitalWork_work_00011268" calcext:value-type="string">
            <text:p>https://www.bach-digital.de/receive/BachDigitalWork_work_00011268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Ihr_Christen,_auserkoren&amp;action=edit&amp;redlink=1" xlink:type="simple">Ihr Christen, auserkoren</text:a> (v. 4)</text:p>
          </table:table-cell>
          <table:table-cell/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40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string" calcext:value-type="string">
            <text:p><text:a xlink:href="https://en.wikipedia.org/wiki/BWV_248" xlink:type="simple">248</text:a>/64</text:p>
          </table:table-cell>
          <table:table-cell table:formula="of:=EXTRACTLINKSFROMSINGLECELL(SHEET(); CELL(&quot;address&quot;;[.E240]);&quot; || &quot;;&quot;(NoLink)&quot;)" office:value-type="string" office:string-value="https://en.wikipedia.org/wiki/BWV_248" calcext:value-type="string">
            <text:p>https://en.wikipedia.org/wiki/BWV_248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248_64.htm" xlink:type="simple">0248_64</text:a> </text:p>
          </table:table-cell>
          <table:table-cell table:formula="of:=EXTRACTLINKSFROMSINGLECELL(SHEET(); CELL(&quot;address&quot;;[.J240]);&quot; || &quot;;&quot;(NoLink)&quot;)" office:value-type="string" office:string-value="http://www.bach-chorales.com/BWV0248_64.htm" calcext:value-type="string">
            <text:p>http://www.bach-chorales.com/BWV0248_64.htm</text:p>
          </table:table-cell>
          <table:table-cell office:value-type="string" calcext:value-type="string">
            <text:p><text:a xlink:href="https://www.bach-digital.de/receive/BachDigitalWork_work_00011269" xlink:type="simple">92.14b</text:a> </text:p>
          </table:table-cell>
          <table:table-cell table:formula="of:=EXTRACTLINKSFROMSINGLECELL(SHEET(); CELL(&quot;address&quot;;[.L240]);&quot; || &quot;;&quot;(NoLink)&quot;)" office:value-type="string" office:string-value="https://www.bach-digital.de/receive/BachDigitalWork_work_00011269" calcext:value-type="string">
            <text:p>https://www.bach-digital.de/receive/BachDigitalWork_work_00011269</text:p>
          </table:table-cell>
        </table:table-row>
        <table:table-row table:style-name="ro1">
          <table:table-cell office:value-type="string" calcext:value-type="string">
            <text:p><text:a xlink:href="https://en.wikipedia.org/wiki/Was_Gott_tut,_das_ist_wohlgetan" xlink:type="simple">Was Gott tut, das ist wohlgetan</text:a></text:p>
          </table:table-cell>
          <table:table-cell table:formula="of:=EXTRACTLINKSFROMSINGLECELL(SHEET(); CELL(&quot;address&quot;;[.$A241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string" calcext:value-type="string">
            <text:p><text:a xlink:href="https://en.wikipedia.org/wiki/Was_Gott_tut,_das_ist_wohlgetan" xlink:type="simple">5629</text:a></text:p>
          </table:table-cell>
          <table:table-cell table:formula="of:=EXTRACTLINKSFROMSINGLECELL(SHEET(); CELL(&quot;address&quot;;[.C241]);&quot; || &quot;;&quot;(NoLink)&quot;)" office:value-type="string" office:string-value="https://en.wikipedia.org/wiki/Was_Gott_tut,_das_ist_wohlgetan" calcext:value-type="string">
            <text:p>https://en.wikipedia.org/wiki/Was_Gott_tut,_das_ist_wohlgetan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://www.bach-chorales.com/BWV0250.htm" xlink:type="simple">0250</text:a>; Three Wedding Chorales No. 1 </text:p>
          </table:table-cell>
          <table:table-cell table:formula="of:=EXTRACTLINKSFROMSINGLECELL(SHEET(); CELL(&quot;address&quot;;[.J241]);&quot; || &quot;;&quot;(NoLink)&quot;)" office:value-type="string" office:string-value="http://www.bach-chorales.com/BWV0250.htm" calcext:value-type="string">
            <text:p>http://www.bach-chorales.com/BWV0250.htm</text:p>
          </table:table-cell>
          <table:table-cell office:value-type="string" calcext:value-type="string">
            <text:p><text:a xlink:href="https://www.bach-digital.de/receive/BachDigitalWork_work_00000320" xlink:type="simple">193.3</text:a> </text:p>
          </table:table-cell>
          <table:table-cell table:formula="of:=EXTRACTLINKSFROMSINGLECELL(SHEET(); CELL(&quot;address&quot;;[.L241]);&quot; || &quot;;&quot;(NoLink)&quot;)" office:value-type="string" office:string-value="https://www.bach-digital.de/receive/BachDigitalWork_work_00000320" calcext:value-type="string">
            <text:p>https://www.bach-digital.de/receive/BachDigitalWork_work_0000032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Sei_Lob_und_Ehr_dem_höchsten_Gut&amp;action=edit&amp;redlink=1" xlink:type="simple">Sei Lob und Ehr dem höchsten Gut</text:a></text:p>
          </table:table-cell>
          <table:table-cell/>
          <table:table-cell office:value-type="string" calcext:value-type="string">
            <text:p><text:a xlink:href="https://en.wikipedia.org/wiki/Es_ist_das_Heil_uns_kommen_her" xlink:type="simple">4430</text:a></text:p>
          </table:table-cell>
          <table:table-cell table:formula="of:=EXTRACTLINKSFROMSINGLECELL(SHEET(); CELL(&quot;address&quot;;[.C242]);&quot; || &quot;;&quot;(NoLink)&quot;)" office:value-type="string" office:string-value="https://en.wikipedia.org/wiki/Es_ist_das_Heil_uns_kommen_her" calcext:value-type="string">
            <text:p>https://en.wikipedia.org/wiki/Es_ist_das_Heil_uns_kommen_her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://www.bach-chorales.com/BWV0251.htm" xlink:type="simple">0251</text:a>; Three Wedding Chorales No. 2 </text:p>
          </table:table-cell>
          <table:table-cell table:formula="of:=EXTRACTLINKSFROMSINGLECELL(SHEET(); CELL(&quot;address&quot;;[.J242]);&quot; || &quot;;&quot;(NoLink)&quot;)" office:value-type="string" office:string-value="http://www.bach-chorales.com/BWV0251.htm" calcext:value-type="string">
            <text:p>http://www.bach-chorales.com/BWV0251.htm</text:p>
          </table:table-cell>
          <table:table-cell office:value-type="string" calcext:value-type="string">
            <text:p><text:a xlink:href="https://www.bach-digital.de/receive/BachDigitalWork_work_00000321" xlink:type="simple">59.4</text:a> </text:p>
          </table:table-cell>
          <table:table-cell table:formula="of:=EXTRACTLINKSFROMSINGLECELL(SHEET(); CELL(&quot;address&quot;;[.L242]);&quot; || &quot;;&quot;(NoLink)&quot;)" office:value-type="string" office:string-value="https://www.bach-digital.de/receive/BachDigitalWork_work_00000321" calcext:value-type="string">
            <text:p>https://www.bach-digital.de/receive/BachDigitalWork_work_00000321</text:p>
          </table:table-cell>
        </table:table-row>
        <table:table-row table:style-name="ro1">
          <table:table-cell office:value-type="string" calcext:value-type="string">
            <text:p><text:a xlink:href="https://en.wikipedia.org/wiki/Nun_danket_alle_Gott" xlink:type="simple">Nun danket alle Gott</text:a></text:p>
          </table:table-cell>
          <table:table-cell table:formula="of:=EXTRACTLINKSFROMSINGLECELL(SHEET(); CELL(&quot;address&quot;;[.$A243]);&quot; || &quot;;&quot;(NoLink)&quot;)" office:value-type="string" office:string-value="https://en.wikipedia.org/wiki/Nun_danket_alle_Gott" calcext:value-type="string">
            <text:p>https://en.wikipedia.org/wiki/Nun_danket_alle_Gott</text:p>
          </table:table-cell>
          <table:table-cell office:value-type="string" calcext:value-type="string">
            <text:p><text:a xlink:href="https://en.wikipedia.org/wiki/Nun_danket_alle_Gott#Melody" xlink:type="simple">5142</text:a></text:p>
          </table:table-cell>
          <table:table-cell table:formula="of:=EXTRACTLINKSFROMSINGLECELL(SHEET(); CELL(&quot;address&quot;;[.C243]);&quot; || &quot;;&quot;(NoLink)&quot;)" office:value-type="string" office:string-value="https://en.wikipedia.org/wiki/Nun_danket_alle_Gott#Melody" calcext:value-type="string">
            <text:p>https://en.wikipedia.org/wiki/Nun_danket_alle_Gott#Melody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bach-chorales.com/BWV0252.htm" xlink:type="simple">0252</text:a>; Three Wedding Chorales No. 3 </text:p>
          </table:table-cell>
          <table:table-cell table:formula="of:=EXTRACTLINKSFROMSINGLECELL(SHEET(); CELL(&quot;address&quot;;[.J243]);&quot; || &quot;;&quot;(NoLink)&quot;)" office:value-type="string" office:string-value="http://www.bach-chorales.com/BWV0252.htm" calcext:value-type="string">
            <text:p>http://www.bach-chorales.com/BWV0252.htm</text:p>
          </table:table-cell>
          <table:table-cell office:value-type="string" calcext:value-type="string">
            <text:p><text:a xlink:href="https://www.bach-digital.de/receive/BachDigitalWork_work_00000322" xlink:type="simple">148.2</text:a> </text:p>
          </table:table-cell>
          <table:table-cell table:formula="of:=EXTRACTLINKSFROMSINGLECELL(SHEET(); CELL(&quot;address&quot;;[.L243]);&quot; || &quot;;&quot;(NoLink)&quot;)" office:value-type="string" office:string-value="https://www.bach-digital.de/receive/BachDigitalWork_work_00000322" calcext:value-type="string">
            <text:p>https://www.bach-digital.de/receive/BachDigitalWork_work_00000322</text:p>
          </table:table-cell>
        </table:table-row>
        <table:table-row table:style-name="ro5">
          <table:table-cell office:value-type="string" calcext:value-type="string">
            <text:p><text:a xlink:href="https://en.wikipedia.org/wiki/Ach_bleib_bei_uns,_Herr_Jesu_Christ" xlink:type="simple">Ach bleib bei uns, Herr Jesu Christ</text:a></text:p>
          </table:table-cell>
          <table:table-cell table:formula="of:=EXTRACTLINKSFROMSINGLECELL(SHEET(); CELL(&quot;address&quot;;[.$A244]);&quot; || &quot;;&quot;(NoLink)&quot;)" office:value-type="string" office:string-value="https://en.wikipedia.org/wiki/Ach_bleib_bei_uns,_Herr_Jesu_Christ" calcext:value-type="string">
            <text:p>https://en.wikipedia.org/wiki/Ach_bleib_bei_uns,_Herr_Jesu_Christ</text:p>
          </table:table-cell>
          <table:table-cell office:value-type="string" calcext:value-type="string">
            <text:p><text:a xlink:href="https://en.wikipedia.org/wiki/Danket_dem_Herrn_heut_und_allzeit" xlink:type="simple">493</text:a></text:p>
          </table:table-cell>
          <table:table-cell table:formula="of:=EXTRACTLINKSFROMSINGLECELL(SHEET(); CELL(&quot;address&quot;;[.C244]);&quot; || &quot;;&quot;(NoLink)&quot;)" office:value-type="string" office:string-value="https://en.wikipedia.org/wiki/Danket_dem_Herrn_heut_und_allzeit" calcext:value-type="string">
            <text:p>https://en.wikipedia.org/wiki/Danket_dem_Herrn_heut_und_allzeit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<text:a xlink:href="http://www.bach-chorales.com/BWV0253.htm" xlink:type="simple">0253</text:a>; ≈<text:a xlink:href="https://en.wikipedia.org/wiki/List_of_chorale_harmonisations_by_Johann_Sebastian_Bach#BWV_414" xlink:type="simple">BWV 414</text:a> </text:p>
          </table:table-cell>
          <table:table-cell table:formula="of:=EXTRACTLINKSFROMSINGLECELL(SHEET(); CELL(&quot;address&quot;;[.J244]);&quot; || &quot;;&quot;(NoLink)&quot;)" office:value-type="string" office:string-value="http://www.bach-chorales.com/BWV0253.htm || https://en.wikipedia.org/wiki/List_of_chorale_harmonisations_by_Johann_Sebastian_Bach#BWV_414" calcext:value-type="string">
            <text:p>http://www.bach-chorales.com/BWV0253.htm || https://en.wikipedia.org/wiki/List_of_chorale_harmonisations_by_Johann_Sebastian_Bach#BWV_414</text:p>
          </table:table-cell>
          <table:table-cell office:value-type="string" calcext:value-type="string">
            <text:p><text:a xlink:href="https://www.bach-digital.de/receive/BachDigitalWork_work_00000323" xlink:type="simple">35.1</text:a> </text:p>
          </table:table-cell>
          <table:table-cell table:formula="of:=EXTRACTLINKSFROMSINGLECELL(SHEET(); CELL(&quot;address&quot;;[.L244]);&quot; || &quot;;&quot;(NoLink)&quot;)" office:value-type="string" office:string-value="https://www.bach-digital.de/receive/BachDigitalWork_work_00000323" calcext:value-type="string">
            <text:p>https://www.bach-digital.de/receive/BachDigitalWork_work_00000323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Ach_Gott,_erhör_mein_Seufzen&amp;action=edit&amp;redlink=1" xlink:type="simple">Ach Gott, erhör mein Seufzen</text:a></text:p>
          </table:table-cell>
          <table:table-cell/>
          <table:table-cell office:value-type="string" calcext:value-type="string">
            <text:p><text:a xlink:href="https://en.wikipedia.org/w/index.php?title=Ach_Gott,_erhör_mein_Seufzen&amp;action=edit&amp;redlink=1" xlink:type="simple">1831a</text:a>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<text:a xlink:href="http://www.bach-chorales.com/BWV0254.htm" xlink:type="simple">0254</text:a> </text:p>
          </table:table-cell>
          <table:table-cell table:formula="of:=EXTRACTLINKSFROMSINGLECELL(SHEET(); CELL(&quot;address&quot;;[.J245]);&quot; || &quot;;&quot;(NoLink)&quot;)" office:value-type="string" office:string-value="http://www.bach-chorales.com/BWV0254.htm" calcext:value-type="string">
            <text:p>http://www.bach-chorales.com/BWV0254.htm</text:p>
          </table:table-cell>
          <table:table-cell office:value-type="string" calcext:value-type="string">
            <text:p><text:a xlink:href="https://www.bach-digital.de/receive/BachDigitalWork_work_00000324" xlink:type="simple">1.1</text:a> </text:p>
          </table:table-cell>
          <table:table-cell table:formula="of:=EXTRACTLINKSFROMSINGLECELL(SHEET(); CELL(&quot;address&quot;;[.L245]);&quot; || &quot;;&quot;(NoLink)&quot;)" office:value-type="string" office:string-value="https://www.bach-digital.de/receive/BachDigitalWork_work_00000324" calcext:value-type="string">
            <text:p>https://www.bach-digital.de/receive/BachDigitalWork_work_00000324</text:p>
          </table:table-cell>
        </table:table-row>
        <table:table-row table:style-name="ro1">
          <table:table-cell office:value-type="string" calcext:value-type="string">
            <text:p><text:a xlink:href="https://en.wikipedia.org/wiki/Ach_Gott_und_Herr" xlink:type="simple">Ach Gott und Herr</text:a></text:p>
          </table:table-cell>
          <table:table-cell table:formula="of:=EXTRACTLINKSFROMSINGLECELL(SHEET(); CELL(&quot;address&quot;;[.$A246]);&quot; || &quot;;&quot;(NoLink)&quot;)" office:value-type="string" office:string-value="https://en.wikipedia.org/wiki/Ach_Gott_und_Herr" calcext:value-type="string">
            <text:p>https://en.wikipedia.org/wiki/Ach_Gott_und_Herr</text:p>
          </table:table-cell>
          <table:table-cell office:value-type="string" calcext:value-type="string">
            <text:p><text:a xlink:href="https://en.wikipedia.org/wiki/Ach_Gott_und_Herr" xlink:type="simple">2051</text:a></text:p>
          </table:table-cell>
          <table:table-cell table:formula="of:=EXTRACTLINKSFROMSINGLECELL(SHEET(); CELL(&quot;address&quot;;[.C246]);&quot; || &quot;;&quot;(NoLink)&quot;)" office:value-type="string" office:string-value="https://en.wikipedia.org/wiki/Ach_Gott_und_Herr" calcext:value-type="string">
            <text:p>https://en.wikipedia.org/wiki/Ach_Gott_und_Her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<text:a xlink:href="http://www.bach-chorales.com/BWV0255.htm" xlink:type="simple">0255</text:a> </text:p>
          </table:table-cell>
          <table:table-cell table:formula="of:=EXTRACTLINKSFROMSINGLECELL(SHEET(); CELL(&quot;address&quot;;[.J246]);&quot; || &quot;;&quot;(NoLink)&quot;)" office:value-type="string" office:string-value="http://www.bach-chorales.com/BWV0255.htm" calcext:value-type="string">
            <text:p>http://www.bach-chorales.com/BWV0255.htm</text:p>
          </table:table-cell>
          <table:table-cell office:value-type="string" calcext:value-type="string">
            <text:p><text:a xlink:href="https://www.bach-digital.de/receive/BachDigitalWork_work_00000325" xlink:type="simple">2.1</text:a> </text:p>
          </table:table-cell>
          <table:table-cell table:formula="of:=EXTRACTLINKSFROMSINGLECELL(SHEET(); CELL(&quot;address&quot;;[.L246]);&quot; || &quot;;&quot;(NoLink)&quot;)" office:value-type="string" office:string-value="https://www.bach-digital.de/receive/BachDigitalWork_work_00000325" calcext:value-type="string">
            <text:p>https://www.bach-digital.de/receive/BachDigitalWork_work_00000325</text:p>
          </table:table-cell>
        </table:table-row>
        <table:table-row table:style-name="ro1">
          <table:table-cell office:value-type="string" calcext:value-type="string">
            <text:p><text:a xlink:href="https://en.wikipedia.org/wiki/Ach_lieben_Christen,_seid_getrost" xlink:type="simple">Ach lieben Christen, seid getrost</text:a></text:p>
          </table:table-cell>
          <table:table-cell table:formula="of:=EXTRACTLINKSFROMSINGLECELL(SHEET(); CELL(&quot;address&quot;;[.$A247]);&quot; || &quot;;&quot;(NoLink)&quot;)" office:value-type="string" office:string-value="https://en.wikipedia.org/wiki/Ach_lieben_Christen,_seid_getrost" calcext:value-type="string">
            <text:p>https://en.wikipedia.org/wiki/Ach_lieben_Christen,_seid_getrost</text:p>
          </table:table-cell>
          <table:table-cell office:value-type="string" calcext:value-type="string">
            <text:p><text:a xlink:href="https://en.wikipedia.org/wiki/Wo_Gott_der_Herr_nicht_bei_uns_hält#Music" xlink:type="simple">4441a</text:a></text:p>
          </table:table-cell>
          <table:table-cell table:formula="of:=EXTRACTLINKSFROMSINGLECELL(SHEET(); CELL(&quot;address&quot;;[.C247]);&quot; || &quot;;&quot;(NoLink)&quot;)" office:value-type="string" office:string-value="https://en.wikipedia.org/wiki/Wo_Gott_der_Herr_nicht_bei_uns_hält#Music" calcext:value-type="string">
            <text:p>https://en.wikipedia.org/wiki/Wo_Gott_der_Herr_nicht_bei_uns_hält#Music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<text:a xlink:href="http://www.bach-chorales.com/BWV0256.htm" xlink:type="simple">0256</text:a> </text:p>
          </table:table-cell>
          <table:table-cell table:formula="of:=EXTRACTLINKSFROMSINGLECELL(SHEET(); CELL(&quot;address&quot;;[.J247]);&quot; || &quot;;&quot;(NoLink)&quot;)" office:value-type="string" office:string-value="http://www.bach-chorales.com/BWV0256.htm" calcext:value-type="string">
            <text:p>http://www.bach-chorales.com/BWV0256.htm</text:p>
          </table:table-cell>
          <table:table-cell office:value-type="string" calcext:value-type="string">
            <text:p><text:a xlink:href="https://www.bach-digital.de/receive/BachDigitalWork_work_00000326" xlink:type="simple">212.3</text:a> </text:p>
          </table:table-cell>
          <table:table-cell table:formula="of:=EXTRACTLINKSFROMSINGLECELL(SHEET(); CELL(&quot;address&quot;;[.L247]);&quot; || &quot;;&quot;(NoLink)&quot;)" office:value-type="string" office:string-value="https://www.bach-digital.de/receive/BachDigitalWork_work_00000326" calcext:value-type="string">
            <text:p>https://www.bach-digital.de/receive/BachDigitalWork_work_00000326</text:p>
          </table:table-cell>
        </table:table-row>
        <table:table-row table:style-name="ro1">
          <table:table-cell office:value-type="string" calcext:value-type="string">
            <text:p><text:a xlink:href="https://en.wikipedia.org/wiki/Wär_Gott_nicht_mit_uns_diese_Zeit" xlink:type="simple">Wär Gott nicht mit uns diese Zeit</text:a></text:p>
          </table:table-cell>
          <table:table-cell table:formula="of:=EXTRACTLINKSFROMSINGLECELL(SHEET(); CELL(&quot;address&quot;;[.$A248]);&quot; || &quot;;&quot;(NoLink)&quot;)" office:value-type="string" office:string-value="https://en.wikipedia.org/wiki/Wär_Gott_nicht_mit_uns_diese_Zeit" calcext:value-type="string">
            <text:p>https://en.wikipedia.org/wiki/Wär_Gott_nicht_mit_uns_diese_Zeit</text:p>
          </table:table-cell>
          <table:table-cell office:value-type="string" calcext:value-type="string">
            <text:p><text:a xlink:href="https://en.wikipedia.org/wiki/Wo_Gott_der_Herr_nicht_bei_uns_hält#Music" xlink:type="simple">4441a</text:a></text:p>
          </table:table-cell>
          <table:table-cell table:formula="of:=EXTRACTLINKSFROMSINGLECELL(SHEET(); CELL(&quot;address&quot;;[.C248]);&quot; || &quot;;&quot;(NoLink)&quot;)" office:value-type="string" office:string-value="https://en.wikipedia.org/wiki/Wo_Gott_der_Herr_nicht_bei_uns_hält#Music" calcext:value-type="string">
            <text:p>https://en.wikipedia.org/wiki/Wo_Gott_der_Herr_nicht_bei_uns_hält#Music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://www.bach-chorales.com/BWV0257.htm" xlink:type="simple">0257</text:a> </text:p>
          </table:table-cell>
          <table:table-cell table:formula="of:=EXTRACTLINKSFROMSINGLECELL(SHEET(); CELL(&quot;address&quot;;[.J248]);&quot; || &quot;;&quot;(NoLink)&quot;)" office:value-type="string" office:string-value="http://www.bach-chorales.com/BWV0257.htm" calcext:value-type="string">
            <text:p>http://www.bach-chorales.com/BWV0257.htm</text:p>
          </table:table-cell>
          <table:table-cell office:value-type="string" calcext:value-type="string">
            <text:p><text:a xlink:href="https://www.bach-digital.de/receive/BachDigitalWork_work_00000327" xlink:type="simple">212.1</text:a> </text:p>
          </table:table-cell>
          <table:table-cell table:formula="of:=EXTRACTLINKSFROMSINGLECELL(SHEET(); CELL(&quot;address&quot;;[.L248]);&quot; || &quot;;&quot;(NoLink)&quot;)" office:value-type="string" office:string-value="https://www.bach-digital.de/receive/BachDigitalWork_work_00000327" calcext:value-type="string">
            <text:p>https://www.bach-digital.de/receive/BachDigitalWork_work_00000327</text:p>
          </table:table-cell>
        </table:table-row>
        <table:table-row table:style-name="ro4">
          <table:table-cell office:value-type="string" calcext:value-type="string">
            <text:p><text:a xlink:href="https://en.wikipedia.org/wiki/Wo_Gott_der_Herr_nicht_bei_uns_hält" xlink:type="simple">Wo Gott der Herr nicht bei uns hält</text:a></text:p>
          </table:table-cell>
          <table:table-cell table:formula="of:=EXTRACTLINKSFROMSINGLECELL(SHEET(); CELL(&quot;address&quot;;[.$A249]);&quot; || &quot;;&quot;(NoLink)&quot;)" office:value-type="string" office:string-value="https://en.wikipedia.org/wiki/Wo_Gott_der_Herr_nicht_bei_uns_hält" calcext:value-type="string">
            <text:p>https://en.wikipedia.org/wiki/Wo_Gott_der_Herr_nicht_bei_uns_hält</text:p>
          </table:table-cell>
          <table:table-cell office:value-type="string" calcext:value-type="string">
            <text:p><text:a xlink:href="https://en.wikipedia.org/wiki/Wo_Gott_der_Herr_nicht_bei_uns_hält#Music" xlink:type="simple">4441a</text:a></text:p>
          </table:table-cell>
          <table:table-cell table:formula="of:=EXTRACTLINKSFROMSINGLECELL(SHEET(); CELL(&quot;address&quot;;[.C249]);&quot; || &quot;;&quot;(NoLink)&quot;)" office:value-type="string" office:string-value="https://en.wikipedia.org/wiki/Wo_Gott_der_Herr_nicht_bei_uns_hält#Music" calcext:value-type="string">
            <text:p>https://en.wikipedia.org/wiki/Wo_Gott_der_Herr_nicht_bei_uns_hält#Music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://www.bach-chorales.com/BWV0258.htm" xlink:type="simple">0258</text:a>; ≈<text:a xlink:href="https://en.wikipedia.org/wiki/BWV_488" xlink:type="simple">BWV 488</text:a>: <text:a xlink:href="https://en.wikipedia.org/wiki/Schemellis_Gesangbuch" xlink:type="simple">Schemelli</text:a> No. 881 (63) </text:p>
          </table:table-cell>
          <table:table-cell table:formula="of:=EXTRACTLINKSFROMSINGLECELL(SHEET(); CELL(&quot;address&quot;;[.J249]);&quot; || &quot;;&quot;(NoLink)&quot;)" office:value-type="string" office:string-value="http://www.bach-chorales.com/BWV0258.htm || https://en.wikipedia.org/wiki/BWV_488 || https://en.wikipedia.org/wiki/Schemellis_Gesangbuch" calcext:value-type="string">
            <text:p>http://www.bach-chorales.com/BWV0258.htm || https://en.wikipedia.org/wiki/BWV_488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328" xlink:type="simple">212.2</text:a> </text:p>
          </table:table-cell>
          <table:table-cell table:formula="of:=EXTRACTLINKSFROMSINGLECELL(SHEET(); CELL(&quot;address&quot;;[.L249]);&quot; || &quot;;&quot;(NoLink)&quot;)" office:value-type="string" office:string-value="https://www.bach-digital.de/receive/BachDigitalWork_work_00000328" calcext:value-type="string">
            <text:p>https://www.bach-digital.de/receive/BachDigitalWork_work_00000328</text:p>
          </table:table-cell>
        </table:table-row>
        <table:table-row table:style-name="ro1">
          <table:table-cell office:value-type="string" calcext:value-type="string">
            <text:p><text:a xlink:href="https://en.wikipedia.org/wiki/Ach,_was_soll_ich_Sünder_machen" xlink:type="simple">Ach, was soll ich Sünder machen</text:a></text:p>
          </table:table-cell>
          <table:table-cell table:formula="of:=EXTRACTLINKSFROMSINGLECELL(SHEET(); CELL(&quot;address&quot;;[.$A250]);&quot; || &quot;;&quot;(NoLink)&quot;)" office:value-type="string" office:string-value="https://en.wikipedia.org/wiki/Ach,_was_soll_ich_Sünder_machen" calcext:value-type="string">
            <text:p>https://en.wikipedia.org/wiki/Ach,_was_soll_ich_Sünder_machen</text:p>
          </table:table-cell>
          <table:table-cell office:value-type="string" calcext:value-type="string">
            <text:p><text:a xlink:href="https://en.wikipedia.org/wiki/Ach,_was_soll_ich_Sünder_machen" xlink:type="simple">3573b</text:a></text:p>
          </table:table-cell>
          <table:table-cell table:formula="of:=EXTRACTLINKSFROMSINGLECELL(SHEET(); CELL(&quot;address&quot;;[.C250]);&quot; || &quot;;&quot;(NoLink)&quot;)" office:value-type="string" office:string-value="https://en.wikipedia.org/wiki/Ach,_was_soll_ich_Sünder_machen" calcext:value-type="string">
            <text:p>https://en.wikipedia.org/wiki/Ach,_was_soll_ich_Sünder_machen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<text:a xlink:href="http://www.bach-chorales.com/BWV0259.htm" xlink:type="simple">0259</text:a> </text:p>
          </table:table-cell>
          <table:table-cell table:formula="of:=EXTRACTLINKSFROMSINGLECELL(SHEET(); CELL(&quot;address&quot;;[.J250]);&quot; || &quot;;&quot;(NoLink)&quot;)" office:value-type="string" office:string-value="http://www.bach-chorales.com/BWV0259.htm" calcext:value-type="string">
            <text:p>http://www.bach-chorales.com/BWV0259.htm</text:p>
          </table:table-cell>
          <table:table-cell office:value-type="string" calcext:value-type="string">
            <text:p><text:a xlink:href="https://www.bach-digital.de/receive/BachDigitalWork_work_00000329" xlink:type="simple">5.1</text:a> </text:p>
          </table:table-cell>
          <table:table-cell table:formula="of:=EXTRACTLINKSFROMSINGLECELL(SHEET(); CELL(&quot;address&quot;;[.L250]);&quot; || &quot;;&quot;(NoLink)&quot;)" office:value-type="string" office:string-value="https://www.bach-digital.de/receive/BachDigitalWork_work_00000329" calcext:value-type="string">
            <text:p>https://www.bach-digital.de/receive/BachDigitalWork_work_00000329</text:p>
          </table:table-cell>
        </table:table-row>
        <table:table-row table:style-name="ro1">
          <table:table-cell office:value-type="string" calcext:value-type="string">
            <text:p><text:a xlink:href="https://en.wikipedia.org/wiki/Allein_Gott_in_der_Höh_sei_Ehr" xlink:type="simple">Allein Gott in der Höh sei Ehr</text:a></text:p>
          </table:table-cell>
          <table:table-cell table:formula="of:=EXTRACTLINKSFROMSINGLECELL(SHEET(); CELL(&quot;address&quot;;[.$A251]);&quot; || &quot;;&quot;(NoLink)&quot;)" office:value-type="string" office:string-value="https://en.wikipedia.org/wiki/Allein_Gott_in_der_Höh_sei_Ehr" calcext:value-type="string">
            <text:p>https://en.wikipedia.org/wiki/Allein_Gott_in_der_Höh_sei_Ehr</text:p>
          </table:table-cell>
          <table:table-cell office:value-type="string" calcext:value-type="string">
            <text:p><text:a xlink:href="https://en.wikipedia.org/wiki/Allein_Gott_in_der_Höh_sei_Ehr" xlink:type="simple">4457</text:a></text:p>
          </table:table-cell>
          <table:table-cell table:formula="of:=EXTRACTLINKSFROMSINGLECELL(SHEET(); CELL(&quot;address&quot;;[.C251]);&quot; || &quot;;&quot;(NoLink)&quot;)" office:value-type="string" office:string-value="https://en.wikipedia.org/wiki/Allein_Gott_in_der_Höh_sei_Ehr" calcext:value-type="string">
            <text:p>https://en.wikipedia.org/wiki/Allein_Gott_in_der_Höh_sei_Eh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<text:a xlink:href="http://www.bach-chorales.com/BWV0260.htm" xlink:type="simple">0260</text:a> </text:p>
          </table:table-cell>
          <table:table-cell table:formula="of:=EXTRACTLINKSFROMSINGLECELL(SHEET(); CELL(&quot;address&quot;;[.J251]);&quot; || &quot;;&quot;(NoLink)&quot;)" office:value-type="string" office:string-value="http://www.bach-chorales.com/BWV0260.htm" calcext:value-type="string">
            <text:p>http://www.bach-chorales.com/BWV0260.htm</text:p>
          </table:table-cell>
          <table:table-cell office:value-type="string" calcext:value-type="string">
            <text:p><text:a xlink:href="https://www.bach-digital.de/receive/BachDigitalWork_work_00000330" xlink:type="simple">10.1</text:a> </text:p>
          </table:table-cell>
          <table:table-cell table:formula="of:=EXTRACTLINKSFROMSINGLECELL(SHEET(); CELL(&quot;address&quot;;[.L251]);&quot; || &quot;;&quot;(NoLink)&quot;)" office:value-type="string" office:string-value="https://www.bach-digital.de/receive/BachDigitalWork_work_00000330" calcext:value-type="string">
            <text:p>https://www.bach-digital.de/receive/BachDigitalWork_work_00000330</text:p>
          </table:table-cell>
        </table:table-row>
        <table:table-row table:style-name="ro1">
          <table:table-cell office:value-type="string" calcext:value-type="string">
            <text:p><text:a xlink:href="https://en.wikipedia.org/wiki/Allein_zu_dir,_Herr_Jesu_Christ" xlink:type="simple">Allein zu dir, Herr Jesu Christ</text:a></text:p>
          </table:table-cell>
          <table:table-cell table:formula="of:=EXTRACTLINKSFROMSINGLECELL(SHEET(); CELL(&quot;address&quot;;[.$A252]);&quot; || &quot;;&quot;(NoLink)&quot;)" office:value-type="string" office:string-value="https://en.wikipedia.org/wiki/Allein_zu_dir,_Herr_Jesu_Christ" calcext:value-type="string">
            <text:p>https://en.wikipedia.org/wiki/Allein_zu_dir,_Herr_Jesu_Christ</text:p>
          </table:table-cell>
          <table:table-cell office:value-type="string" calcext:value-type="string">
            <text:p><text:a xlink:href="https://en.wikipedia.org/wiki/Allein_zu_dir,_Herr_Jesu_Christ" xlink:type="simple">7292b</text:a></text:p>
          </table:table-cell>
          <table:table-cell table:formula="of:=EXTRACTLINKSFROMSINGLECELL(SHEET(); CELL(&quot;address&quot;;[.C252]);&quot; || &quot;;&quot;(NoLink)&quot;)" office:value-type="string" office:string-value="https://en.wikipedia.org/wiki/Allein_zu_dir,_Herr_Jesu_Christ" calcext:value-type="string">
            <text:p>https://en.wikipedia.org/wiki/Allein_zu_dir,_Herr_Jesu_Christ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://www.bach-chorales.com/BWV0261.htm" xlink:type="simple">0261</text:a> </text:p>
          </table:table-cell>
          <table:table-cell table:formula="of:=EXTRACTLINKSFROMSINGLECELL(SHEET(); CELL(&quot;address&quot;;[.J252]);&quot; || &quot;;&quot;(NoLink)&quot;)" office:value-type="string" office:string-value="http://www.bach-chorales.com/BWV0261.htm" calcext:value-type="string">
            <text:p>http://www.bach-chorales.com/BWV0261.htm</text:p>
          </table:table-cell>
          <table:table-cell office:value-type="string" calcext:value-type="string">
            <text:p><text:a xlink:href="https://www.bach-digital.de/receive/BachDigitalWork_work_00000331" xlink:type="simple">11.1</text:a> </text:p>
          </table:table-cell>
          <table:table-cell table:formula="of:=EXTRACTLINKSFROMSINGLECELL(SHEET(); CELL(&quot;address&quot;;[.L252]);&quot; || &quot;;&quot;(NoLink)&quot;)" office:value-type="string" office:string-value="https://www.bach-digital.de/receive/BachDigitalWork_work_00000331" calcext:value-type="string">
            <text:p>https://www.bach-digital.de/receive/BachDigitalWork_work_00000331</text:p>
          </table:table-cell>
        </table:table-row>
        <table:table-row table:style-name="ro1">
          <table:table-cell office:value-type="string" calcext:value-type="string">
            <text:p><text:a xlink:href="https://en.wikipedia.org/wiki/Alle_Menschen_müssen_sterben" xlink:type="simple">Alle Menschen müssen sterben</text:a></text:p>
          </table:table-cell>
          <table:table-cell table:formula="of:=EXTRACTLINKSFROMSINGLECELL(SHEET(); CELL(&quot;address&quot;;[.$A253]);&quot; || &quot;;&quot;(NoLink)&quot;)" office:value-type="string" office:string-value="https://en.wikipedia.org/wiki/Alle_Menschen_müssen_sterben" calcext:value-type="string">
            <text:p>https://en.wikipedia.org/wiki/Alle_Menschen_müssen_sterben</text:p>
          </table:table-cell>
          <table:table-cell office:value-type="string" calcext:value-type="string">
            <text:p><text:a xlink:href="https://en.wikipedia.org/w/index.php?title=Alle_Menschen_müssen_sterben_(Zahn_6778)&amp;action=edit&amp;redlink=1" xlink:type="simple">6778</text:a>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<text:a xlink:href="http://www.bach-chorales.com/BWV0262.htm" xlink:type="simple">0262</text:a> </text:p>
          </table:table-cell>
          <table:table-cell table:formula="of:=EXTRACTLINKSFROMSINGLECELL(SHEET(); CELL(&quot;address&quot;;[.J253]);&quot; || &quot;;&quot;(NoLink)&quot;)" office:value-type="string" office:string-value="http://www.bach-chorales.com/BWV0262.htm" calcext:value-type="string">
            <text:p>http://www.bach-chorales.com/BWV0262.htm</text:p>
          </table:table-cell>
          <table:table-cell office:value-type="string" calcext:value-type="string">
            <text:p><text:a xlink:href="https://www.bach-digital.de/receive/BachDigitalWork_work_00000332" xlink:type="simple">8.1</text:a> </text:p>
          </table:table-cell>
          <table:table-cell table:formula="of:=EXTRACTLINKSFROMSINGLECELL(SHEET(); CELL(&quot;address&quot;;[.L253]);&quot; || &quot;;&quot;(NoLink)&quot;)" office:value-type="string" office:string-value="https://www.bach-digital.de/receive/BachDigitalWork_work_00000332" calcext:value-type="string">
            <text:p>https://www.bach-digital.de/receive/BachDigitalWork_work_00000332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Alles_ist_an_Gottes_Segen&amp;action=edit&amp;redlink=1" xlink:type="simple">Alles ist an Gottes Segen</text:a></text:p>
          </table:table-cell>
          <table:table-cell/>
          <table:table-cell office:value-type="string" calcext:value-type="string">
            <text:p><text:a xlink:href="https://en.wikipedia.org/w/index.php?title=Alles_ist_an_Gottes_Segen_(Zahn_3842f)&amp;action=edit&amp;redlink=1" xlink:type="simple">3842f</text:a></text:p>
          </table:table-cell>
          <table:table-cell/>
          <table:table-cell office:value-type="float" office:value="263" calcext:value-type="float">
            <text:p>26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<text:a xlink:href="http://www.bach-chorales.com/BWV0263.htm" xlink:type="simple">0263</text:a> </text:p>
          </table:table-cell>
          <table:table-cell table:formula="of:=EXTRACTLINKSFROMSINGLECELL(SHEET(); CELL(&quot;address&quot;;[.J254]);&quot; || &quot;;&quot;(NoLink)&quot;)" office:value-type="string" office:string-value="http://www.bach-chorales.com/BWV0263.htm" calcext:value-type="string">
            <text:p>http://www.bach-chorales.com/BWV0263.htm</text:p>
          </table:table-cell>
          <table:table-cell office:value-type="string" calcext:value-type="string">
            <text:p><text:a xlink:href="https://www.bach-digital.de/receive/BachDigitalWork_work_00000333" xlink:type="simple">12.1</text:a> </text:p>
          </table:table-cell>
          <table:table-cell table:formula="of:=EXTRACTLINKSFROMSINGLECELL(SHEET(); CELL(&quot;address&quot;;[.L254]);&quot; || &quot;;&quot;(NoLink)&quot;)" office:value-type="string" office:string-value="https://www.bach-digital.de/receive/BachDigitalWork_work_00000333" calcext:value-type="string">
            <text:p>https://www.bach-digital.de/receive/BachDigitalWork_work_00000333</text:p>
          </table:table-cell>
        </table:table-row>
        <table:table-row table:style-name="ro1">
          <table:table-cell office:value-type="string" calcext:value-type="string">
            <text:p><text:a xlink:href="https://en.wikipedia.org/wiki/Als_der_gütige_Gott" xlink:type="simple">Als der gütige Gott</text:a></text:p>
          </table:table-cell>
          <table:table-cell table:formula="of:=EXTRACTLINKSFROMSINGLECELL(SHEET(); CELL(&quot;address&quot;;[.$A255]);&quot; || &quot;;&quot;(NoLink)&quot;)" office:value-type="string" office:string-value="https://en.wikipedia.org/wiki/Als_der_gütige_Gott" calcext:value-type="string">
            <text:p>https://en.wikipedia.org/wiki/Als_der_gütige_Gott</text:p>
          </table:table-cell>
          <table:table-cell office:value-type="string" calcext:value-type="string">
            <text:p><text:a xlink:href="https://en.wikipedia.org/wiki/Als_der_gütige_Gott" xlink:type="simple">1645</text:a></text:p>
          </table:table-cell>
          <table:table-cell table:formula="of:=EXTRACTLINKSFROMSINGLECELL(SHEET(); CELL(&quot;address&quot;;[.C255]);&quot; || &quot;;&quot;(NoLink)&quot;)" office:value-type="string" office:string-value="https://en.wikipedia.org/wiki/Als_der_gütige_Gott" calcext:value-type="string">
            <text:p>https://en.wikipedia.org/wiki/Als_der_gütige_Got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<text:a xlink:href="http://www.bach-chorales.com/BWV0264.htm" xlink:type="simple">0264</text:a> </text:p>
          </table:table-cell>
          <table:table-cell table:formula="of:=EXTRACTLINKSFROMSINGLECELL(SHEET(); CELL(&quot;address&quot;;[.J255]);&quot; || &quot;;&quot;(NoLink)&quot;)" office:value-type="string" office:string-value="http://www.bach-chorales.com/BWV0264.htm" calcext:value-type="string">
            <text:p>http://www.bach-chorales.com/BWV0264.htm</text:p>
          </table:table-cell>
          <table:table-cell office:value-type="string" calcext:value-type="string">
            <text:p><text:a xlink:href="https://www.bach-digital.de/receive/BachDigitalWork_work_00000334" xlink:type="simple">13.1</text:a> </text:p>
          </table:table-cell>
          <table:table-cell table:formula="of:=EXTRACTLINKSFROMSINGLECELL(SHEET(); CELL(&quot;address&quot;;[.L255]);&quot; || &quot;;&quot;(NoLink)&quot;)" office:value-type="string" office:string-value="https://www.bach-digital.de/receive/BachDigitalWork_work_00000334" calcext:value-type="string">
            <text:p>https://www.bach-digital.de/receive/BachDigitalWork_work_00000334</text:p>
          </table:table-cell>
        </table:table-row>
        <table:table-row table:style-name="ro1">
          <table:table-cell office:value-type="string" calcext:value-type="string">
            <text:p><text:a xlink:href="https://en.wikipedia.org/wiki/Als_Jesus_Christus_in_der_Nacht" xlink:type="simple">Als Jesus Christus in der Nacht</text:a></text:p>
          </table:table-cell>
          <table:table-cell table:formula="of:=EXTRACTLINKSFROMSINGLECELL(SHEET(); CELL(&quot;address&quot;;[.$A256]);&quot; || &quot;;&quot;(NoLink)&quot;)" office:value-type="string" office:string-value="https://en.wikipedia.org/wiki/Als_Jesus_Christus_in_der_Nacht" calcext:value-type="string">
            <text:p>https://en.wikipedia.org/wiki/Als_Jesus_Christus_in_der_Nacht</text:p>
          </table:table-cell>
          <table:table-cell office:value-type="string" calcext:value-type="string">
            <text:p><text:a xlink:href="https://en.wikipedia.org/wiki/Als_Jesus_Christus_in_der_Nacht" xlink:type="simple">258</text:a></text:p>
          </table:table-cell>
          <table:table-cell table:formula="of:=EXTRACTLINKSFROMSINGLECELL(SHEET(); CELL(&quot;address&quot;;[.C256]);&quot; || &quot;;&quot;(NoLink)&quot;)" office:value-type="string" office:string-value="https://en.wikipedia.org/wiki/Als_Jesus_Christus_in_der_Nacht" calcext:value-type="string">
            <text:p>https://en.wikipedia.org/wiki/Als_Jesus_Christus_in_der_Nacht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<text:a xlink:href="http://www.bach-chorales.com/BWV0265.htm" xlink:type="simple">0265</text:a> </text:p>
          </table:table-cell>
          <table:table-cell table:formula="of:=EXTRACTLINKSFROMSINGLECELL(SHEET(); CELL(&quot;address&quot;;[.J256]);&quot; || &quot;;&quot;(NoLink)&quot;)" office:value-type="string" office:string-value="http://www.bach-chorales.com/BWV0265.htm" calcext:value-type="string">
            <text:p>http://www.bach-chorales.com/BWV0265.htm</text:p>
          </table:table-cell>
          <table:table-cell office:value-type="string" calcext:value-type="string">
            <text:p><text:a xlink:href="https://www.bach-digital.de/receive/BachDigitalWork_work_00000335" xlink:type="simple">14.1</text:a> </text:p>
          </table:table-cell>
          <table:table-cell table:formula="of:=EXTRACTLINKSFROMSINGLECELL(SHEET(); CELL(&quot;address&quot;;[.L256]);&quot; || &quot;;&quot;(NoLink)&quot;)" office:value-type="string" office:string-value="https://www.bach-digital.de/receive/BachDigitalWork_work_00000335" calcext:value-type="string">
            <text:p>https://www.bach-digital.de/receive/BachDigitalWork_work_00000335</text:p>
          </table:table-cell>
        </table:table-row>
        <table:table-row table:style-name="ro1">
          <table:table-cell office:value-type="string" calcext:value-type="string">
            <text:p><text:a xlink:href="https://en.wikipedia.org/wiki/Als_vierzig_Tag_nach_Ostern_warn" xlink:type="simple">Als vierzig Tag nach Ostern warn</text:a></text:p>
          </table:table-cell>
          <table:table-cell table:formula="of:=EXTRACTLINKSFROMSINGLECELL(SHEET(); CELL(&quot;address&quot;;[.$A257]);&quot; || &quot;;&quot;(NoLink)&quot;)" office:value-type="string" office:string-value="https://en.wikipedia.org/wiki/Als_vierzig_Tag_nach_Ostern_warn" calcext:value-type="string">
            <text:p>https://en.wikipedia.org/wiki/Als_vierzig_Tag_nach_Ostern_warn</text:p>
          </table:table-cell>
          <table:table-cell office:value-type="string" calcext:value-type="string">
            <text:p><text:a xlink:href="https://en.wikipedia.org/wiki/Als_vierzig_Tag_nach_Ostern_warn" xlink:type="simple">1743</text:a></text:p>
          </table:table-cell>
          <table:table-cell table:formula="of:=EXTRACTLINKSFROMSINGLECELL(SHEET(); CELL(&quot;address&quot;;[.C257]);&quot; || &quot;;&quot;(NoLink)&quot;)" office:value-type="string" office:string-value="https://en.wikipedia.org/wiki/Als_vierzig_Tag_nach_Ostern_warn" calcext:value-type="string">
            <text:p>https://en.wikipedia.org/wiki/Als_vierzig_Tag_nach_Ostern_warn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<text:a xlink:href="http://www.bach-chorales.com/BWV0266.htm" xlink:type="simple">0266</text:a> </text:p>
          </table:table-cell>
          <table:table-cell table:formula="of:=EXTRACTLINKSFROMSINGLECELL(SHEET(); CELL(&quot;address&quot;;[.J257]);&quot; || &quot;;&quot;(NoLink)&quot;)" office:value-type="string" office:string-value="http://www.bach-chorales.com/BWV0266.htm" calcext:value-type="string">
            <text:p>http://www.bach-chorales.com/BWV0266.htm</text:p>
          </table:table-cell>
          <table:table-cell office:value-type="string" calcext:value-type="string">
            <text:p><text:a xlink:href="https://www.bach-digital.de/receive/BachDigitalWork_work_00000336" xlink:type="simple">15.1</text:a> </text:p>
          </table:table-cell>
          <table:table-cell table:formula="of:=EXTRACTLINKSFROMSINGLECELL(SHEET(); CELL(&quot;address&quot;;[.L257]);&quot; || &quot;;&quot;(NoLink)&quot;)" office:value-type="string" office:string-value="https://www.bach-digital.de/receive/BachDigitalWork_work_00000336" calcext:value-type="string">
            <text:p>https://www.bach-digital.de/receive/BachDigitalWork_work_00000336</text:p>
          </table:table-cell>
        </table:table-row>
        <table:table-row table:style-name="ro1">
          <table:table-cell office:value-type="string" calcext:value-type="string">
            <text:p><text:a xlink:href="https://en.wikipedia.org/wiki/An_Wasserflüssen_Babylon" xlink:type="simple">An Wasserflüssen Babylon</text:a> </text:p>
          </table:table-cell>
          <table:table-cell table:formula="of:=EXTRACTLINKSFROMSINGLECELL(SHEET(); CELL(&quot;address&quot;;[.$A258]);&quot; || &quot;;&quot;(NoLink)&quot;)" office:value-type="string" office:string-value="https://en.wikipedia.org/wiki/An_Wasserflüssen_Babylon" calcext:value-type="string">
            <text:p>https://en.wikipedia.org/wiki/An_Wasserflüssen_Babylon</text:p>
          </table:table-cell>
          <table:table-cell office:value-type="string" calcext:value-type="string" table:number-columns-spanned="1" table:number-rows-spanned="2">
            <text:p><text:a xlink:href="https://en.wikipedia.org/wiki/An_Wasserflüssen_Babylon_(Zahn_7663)" xlink:type="simple">7663</text:a> </text:p>
          </table:table-cell>
          <table:table-cell table:formula="of:=EXTRACTLINKSFROMSINGLECELL(SHEET(); CELL(&quot;address&quot;;[.C258]);&quot; || &quot;;&quot;(NoLink)&quot;)" office:value-type="string" office:string-value="https://en.wikipedia.org/wiki/An_Wasserflüssen_Babylon_(Zahn_7663)" calcext:value-type="string">
            <text:p>https://en.wikipedia.org/wiki/An_Wasserflüssen_Babylon_(Zahn_7663)</text:p>
          </table:table-cell>
          <table:table-cell office:value-type="float" office:value="267" calcext:value-type="float" table:number-columns-spanned="1" table:number-rows-spanned="2">
            <text:p>267</text:p>
          </table:table-cell>
          <table:table-cell/>
          <table:table-cell office:value-type="float" office:value="23" calcext:value-type="float" table:number-columns-spanned="1" table:number-rows-spanned="2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<text:a xlink:href="http://www.bach-chorales.com/BWV0267.htm" xlink:type="simple">0267</text:a> </text:p>
          </table:table-cell>
          <table:table-cell table:formula="of:=EXTRACTLINKSFROMSINGLECELL(SHEET(); CELL(&quot;address&quot;;[.J258]);&quot; || &quot;;&quot;(NoLink)&quot;)" office:value-type="string" office:string-value="http://www.bach-chorales.com/BWV0267.htm" calcext:value-type="string">
            <text:p>http://www.bach-chorales.com/BWV0267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337" xlink:type="simple">17.1a/b/c</text:a> </text:p>
          </table:table-cell>
          <table:table-cell table:formula="of:=EXTRACTLINKSFROMSINGLECELL(SHEET(); CELL(&quot;address&quot;;[.L258]);&quot; || &quot;;&quot;(NoLink)&quot;)" office:value-type="string" office:string-value="https://www.bach-digital.de/receive/BachDigitalWork_work_00000337" calcext:value-type="string">
            <text:p>https://www.bach-digital.de/receive/BachDigitalWork_work_00000337</text:p>
          </table:table-cell>
        </table:table-row>
        <table:table-row table:style-name="ro1">
          <table:table-cell office:value-type="string" calcext:value-type="string">
            <text:p><text:a xlink:href="https://en.wikipedia.org/wiki/Ein_Lämmlein_geht_und_trägt_die_Schuld" xlink:type="simple">Ein Lämmlein geht und trägt die Schuld</text:a></text:p>
          </table:table-cell>
          <table:table-cell table:formula="of:=EXTRACTLINKSFROMSINGLECELL(SHEET(); CELL(&quot;address&quot;;[.$A259]);&quot; || &quot;;&quot;(NoLink)&quot;)" office:value-type="string" office:string-value="https://en.wikipedia.org/wiki/Ein_Lämmlein_geht_und_trägt_die_Schuld" calcext:value-type="string">
            <text:p>https://en.wikipedia.org/wiki/Ein_Lämmlein_geht_und_trägt_die_Schuld</text:p>
          </table:table-cell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/index.php?title=Auf,_auf,_mein_Herz,_und_du,_mein_ganzer_Sinn&amp;action=edit&amp;redlink=1" xlink:type="simple">Auf, auf, mein Herz, und du mein ganzer ...</text:a></text:p>
          </table:table-cell>
          <table:table-cell/>
          <table:table-cell office:value-type="string" calcext:value-type="string">
            <text:p><text:a xlink:href="https://en.wikipedia.org/w/index.php?title=Auf,_auf,_mein_Herz,_und_du,_mein_ganzer_Sinn&amp;action=edit&amp;redlink=1" xlink:type="simple">824</text:a>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<text:a xlink:href="http://www.bach-chorales.com/BWV0268.htm" xlink:type="simple">0268</text:a> </text:p>
          </table:table-cell>
          <table:table-cell table:formula="of:=EXTRACTLINKSFROMSINGLECELL(SHEET(); CELL(&quot;address&quot;;[.J260]);&quot; || &quot;;&quot;(NoLink)&quot;)" office:value-type="string" office:string-value="http://www.bach-chorales.com/BWV0268.htm" calcext:value-type="string">
            <text:p>http://www.bach-chorales.com/BWV0268.htm</text:p>
          </table:table-cell>
          <table:table-cell office:value-type="string" calcext:value-type="string">
            <text:p><text:a xlink:href="https://www.bach-digital.de/receive/BachDigitalWork_work_00000338" xlink:type="simple">19.1</text:a> </text:p>
          </table:table-cell>
          <table:table-cell table:formula="of:=EXTRACTLINKSFROMSINGLECELL(SHEET(); CELL(&quot;address&quot;;[.L260]);&quot; || &quot;;&quot;(NoLink)&quot;)" office:value-type="string" office:string-value="https://www.bach-digital.de/receive/BachDigitalWork_work_00000338" calcext:value-type="string">
            <text:p>https://www.bach-digital.de/receive/BachDigitalWork_work_00000338</text:p>
          </table:table-cell>
        </table:table-row>
        <table:table-row table:style-name="ro1">
          <table:table-cell office:value-type="string" calcext:value-type="string">
            <text:p><text:a xlink:href="https://en.wikipedia.org/wiki/Aus_meines_Herzens_Grunde" xlink:type="simple">Aus meines Herzens Grunde</text:a></text:p>
          </table:table-cell>
          <table:table-cell table:formula="of:=EXTRACTLINKSFROMSINGLECELL(SHEET(); CELL(&quot;address&quot;;[.$A261]);&quot; || &quot;;&quot;(NoLink)&quot;)" office:value-type="string" office:string-value="https://en.wikipedia.org/wiki/Aus_meines_Herzens_Grunde" calcext:value-type="string">
            <text:p>https://en.wikipedia.org/wiki/Aus_meines_Herzens_Grunde</text:p>
          </table:table-cell>
          <table:table-cell office:value-type="string" calcext:value-type="string">
            <text:p><text:a xlink:href="https://en.wikipedia.org/wiki/Aus_meines_Herzens_Grunde" xlink:type="simple">5269</text:a></text:p>
          </table:table-cell>
          <table:table-cell table:formula="of:=EXTRACTLINKSFROMSINGLECELL(SHEET(); CELL(&quot;address&quot;;[.C261]);&quot; || &quot;;&quot;(NoLink)&quot;)" office:value-type="string" office:string-value="https://en.wikipedia.org/wiki/Aus_meines_Herzens_Grunde" calcext:value-type="string">
            <text:p>https://en.wikipedia.org/wiki/Aus_meines_Herzens_Grun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www.bach-chorales.com/BWV0269.htm" xlink:type="simple">0269</text:a> </text:p>
          </table:table-cell>
          <table:table-cell table:formula="of:=EXTRACTLINKSFROMSINGLECELL(SHEET(); CELL(&quot;address&quot;;[.J261]);&quot; || &quot;;&quot;(NoLink)&quot;)" office:value-type="string" office:string-value="http://www.bach-chorales.com/BWV0269.htm" calcext:value-type="string">
            <text:p>http://www.bach-chorales.com/BWV0269.htm</text:p>
          </table:table-cell>
          <table:table-cell office:value-type="string" calcext:value-type="string">
            <text:p><text:a xlink:href="https://www.bach-digital.de/receive/BachDigitalWork_work_00000339" xlink:type="simple">21.1</text:a> </text:p>
          </table:table-cell>
          <table:table-cell table:formula="of:=EXTRACTLINKSFROMSINGLECELL(SHEET(); CELL(&quot;address&quot;;[.L261]);&quot; || &quot;;&quot;(NoLink)&quot;)" office:value-type="string" office:string-value="https://www.bach-digital.de/receive/BachDigitalWork_work_00000339" calcext:value-type="string">
            <text:p>https://www.bach-digital.de/receive/BachDigitalWork_work_00000339</text:p>
          </table:table-cell>
        </table:table-row>
        <table:table-row table:style-name="ro1">
          <table:table-cell office:value-type="string" calcext:value-type="string">
            <text:p><text:a xlink:href="https://en.wikipedia.org/wiki/Befiehl_du_deine_Wege" xlink:type="simple">Befiehl du deine Wege</text:a></text:p>
          </table:table-cell>
          <table:table-cell table:formula="of:=EXTRACTLINKSFROMSINGLECELL(SHEET(); CELL(&quot;address&quot;;[.$A262]);&quot; || &quot;;&quot;(NoLink)&quot;)" office:value-type="string" office:string-value="https://en.wikipedia.org/wiki/Befiehl_du_deine_Wege" calcext:value-type="string">
            <text:p>https://en.wikipedia.org/wiki/Befiehl_du_deine_Wege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62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://www.bach-chorales.com/BWV0270.htm" xlink:type="simple">0270</text:a> </text:p>
          </table:table-cell>
          <table:table-cell table:formula="of:=EXTRACTLINKSFROMSINGLECELL(SHEET(); CELL(&quot;address&quot;;[.J262]);&quot; || &quot;;&quot;(NoLink)&quot;)" office:value-type="string" office:string-value="http://www.bach-chorales.com/BWV0270.htm" calcext:value-type="string">
            <text:p>http://www.bach-chorales.com/BWV0270.htm</text:p>
          </table:table-cell>
          <table:table-cell office:value-type="string" calcext:value-type="string">
            <text:p><text:a xlink:href="https://www.bach-digital.de/receive/BachDigitalWork_work_00000340" xlink:type="simple">92.1</text:a> </text:p>
          </table:table-cell>
          <table:table-cell table:formula="of:=EXTRACTLINKSFROMSINGLECELL(SHEET(); CELL(&quot;address&quot;;[.L262]);&quot; || &quot;;&quot;(NoLink)&quot;)" office:value-type="string" office:string-value="https://www.bach-digital.de/receive/BachDigitalWork_work_00000340" calcext:value-type="string">
            <text:p>https://www.bach-digital.de/receive/BachDigitalWork_work_00000340</text:p>
          </table:table-cell>
        </table:table-row>
        <table:table-row table:style-name="ro1">
          <table:table-cell office:value-type="string" calcext:value-type="string">
            <text:p><text:a xlink:href="https://en.wikipedia.org/wiki/Befiehl_du_deine_Wege" xlink:type="simple">Befiehl du deine Wege</text:a></text:p>
          </table:table-cell>
          <table:table-cell table:formula="of:=EXTRACTLINKSFROMSINGLECELL(SHEET(); CELL(&quot;address&quot;;[.$A263]);&quot; || &quot;;&quot;(NoLink)&quot;)" office:value-type="string" office:string-value="https://en.wikipedia.org/wiki/Befiehl_du_deine_Wege" calcext:value-type="string">
            <text:p>https://en.wikipedia.org/wiki/Befiehl_du_deine_Wege</text:p>
          </table:table-cell>
          <table:table-cell office:value-type="string" calcext:value-type="string">
            <text:p><text:a xlink:href="https://en.wikipedia.org/wiki/Befiehl_du_deine_Wege_(Zahn_5385a)" xlink:type="simple">5385a</text:a></text:p>
          </table:table-cell>
          <table:table-cell table:formula="of:=EXTRACTLINKSFROMSINGLECELL(SHEET(); CELL(&quot;address&quot;;[.C263]);&quot; || &quot;;&quot;(NoLink)&quot;)" office:value-type="string" office:string-value="https://en.wikipedia.org/wiki/Befiehl_du_deine_Wege_(Zahn_5385a)" calcext:value-type="string">
            <text:p>https://en.wikipedia.org/wiki/Befiehl_du_deine_Wege_(Zahn_5385a)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://www.bach-chorales.com/BWV0271.htm" xlink:type="simple">0271</text:a> </text:p>
          </table:table-cell>
          <table:table-cell table:formula="of:=EXTRACTLINKSFROMSINGLECELL(SHEET(); CELL(&quot;address&quot;;[.J263]);&quot; || &quot;;&quot;(NoLink)&quot;)" office:value-type="string" office:string-value="http://www.bach-chorales.com/BWV0271.htm" calcext:value-type="string">
            <text:p>http://www.bach-chorales.com/BWV0271.htm</text:p>
          </table:table-cell>
          <table:table-cell office:value-type="string" calcext:value-type="string">
            <text:p><text:a xlink:href="https://www.bach-digital.de/receive/BachDigitalWork_work_00000341" xlink:type="simple">92.2</text:a> </text:p>
          </table:table-cell>
          <table:table-cell table:formula="of:=EXTRACTLINKSFROMSINGLECELL(SHEET(); CELL(&quot;address&quot;;[.L263]);&quot; || &quot;;&quot;(NoLink)&quot;)" office:value-type="string" office:string-value="https://www.bach-digital.de/receive/BachDigitalWork_work_00000341" calcext:value-type="string">
            <text:p>https://www.bach-digital.de/receive/BachDigitalWork_work_00000341</text:p>
          </table:table-cell>
        </table:table-row>
        <table:table-row table:style-name="ro4">
          <table:table-cell office:value-type="string" calcext:value-type="string">
            <text:p><text:a xlink:href="https://en.wikipedia.org/wiki/Befiehl_du_deine_Wege" xlink:type="simple">Befiehl du deine Wege</text:a></text:p>
          </table:table-cell>
          <table:table-cell table:formula="of:=EXTRACTLINKSFROMSINGLECELL(SHEET(); CELL(&quot;address&quot;;[.$A264]);&quot; || &quot;;&quot;(NoLink)&quot;)" office:value-type="string" office:string-value="https://en.wikipedia.org/wiki/Befiehl_du_deine_Wege" calcext:value-type="string">
            <text:p>https://en.wikipedia.org/wiki/Befiehl_du_deine_Wege</text:p>
          </table:table-cell>
          <table:table-cell office:value-type="string" calcext:value-type="string">
            <text:p><text:a xlink:href="https://en.wikipedia.org/wiki/Befiehl_du_deine_Wege_(Zahn_5393)" xlink:type="simple">5393</text:a></text:p>
          </table:table-cell>
          <table:table-cell table:formula="of:=EXTRACTLINKSFROMSINGLECELL(SHEET(); CELL(&quot;address&quot;;[.C264]);&quot; || &quot;;&quot;(NoLink)&quot;)" office:value-type="string" office:string-value="https://en.wikipedia.org/wiki/Befiehl_du_deine_Wege_(Zahn_5393)" calcext:value-type="string">
            <text:p>https://en.wikipedia.org/wiki/Befiehl_du_deine_Wege_(Zahn_5393)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://www.bach-chorales.com/BWV0272.htm" xlink:type="simple">0272</text:a>; Setting likely by <text:a xlink:href="https://en.wikipedia.org/wiki/C._P._E._Bach" xlink:type="simple">C. P. E. Bach</text:a><text:a xlink:href="https://en.wikipedia.org/wiki/List_of_chorale_harmonisations_by_Johann_Sebastian_Bach#cite_note-34" xlink:type="simple">[34]</text:a> </text:p>
          </table:table-cell>
          <table:table-cell table:formula="of:=EXTRACTLINKSFROMSINGLECELL(SHEET(); CELL(&quot;address&quot;;[.J264]);&quot; || &quot;;&quot;(NoLink)&quot;)" office:value-type="string" office:string-value="http://www.bach-chorales.com/BWV0272.htm || https://en.wikipedia.org/wiki/C._P._E._Bach || https://en.wikipedia.org/wiki/List_of_chorale_harmonisations_by_Johann_Sebastian_Bach#cite_note-34" calcext:value-type="string">
            <text:p>http://www.bach-chorales.com/BWV0272.htm || https://en.wikipedia.org/wiki/C._P._E._Bach || https://en.wikipedia.org/wiki/List_of_chorale_harmonisations_by_Johann_Sebastian_Bach#cite_note-34</text:p>
          </table:table-cell>
          <table:table-cell office:value-type="string" calcext:value-type="string">
            <text:p><text:a xlink:href="https://www.bach-digital.de/receive/BachDigitalWork_work_00000342" xlink:type="simple">136.2</text:a> </text:p>
          </table:table-cell>
          <table:table-cell table:formula="of:=EXTRACTLINKSFROMSINGLECELL(SHEET(); CELL(&quot;address&quot;;[.L264]);&quot; || &quot;;&quot;(NoLink)&quot;)" office:value-type="string" office:string-value="https://www.bach-digital.de/receive/BachDigitalWork_work_00000342" calcext:value-type="string">
            <text:p>https://www.bach-digital.de/receive/BachDigitalWork_work_00000342</text:p>
          </table:table-cell>
        </table:table-row>
        <table:table-row table:style-name="ro1">
          <table:table-cell office:value-type="string" calcext:value-type="string">
            <text:p><text:a xlink:href="https://en.wikipedia.org/wiki/Christ,_der_du_bist_der_helle_Tag" xlink:type="simple">Christ, der du bist der helle Tag</text:a></text:p>
          </table:table-cell>
          <table:table-cell table:formula="of:=EXTRACTLINKSFROMSINGLECELL(SHEET(); CELL(&quot;address&quot;;[.$A265]);&quot; || &quot;;&quot;(NoLink)&quot;)" office:value-type="string" office:string-value="https://en.wikipedia.org/wiki/Christ,_der_du_bist_der_helle_Tag" calcext:value-type="string">
            <text:p>https://en.wikipedia.org/wiki/Christ,_der_du_bist_der_helle_Tag</text:p>
          </table:table-cell>
          <table:table-cell office:value-type="string" calcext:value-type="string">
            <text:p><text:a xlink:href="https://en.wikipedia.org/wiki/Christ,_der_du_bist_der_helle_Tag" xlink:type="simple">384</text:a></text:p>
          </table:table-cell>
          <table:table-cell table:formula="of:=EXTRACTLINKSFROMSINGLECELL(SHEET(); CELL(&quot;address&quot;;[.C265]);&quot; || &quot;;&quot;(NoLink)&quot;)" office:value-type="string" office:string-value="https://en.wikipedia.org/wiki/Christ,_der_du_bist_der_helle_Tag" calcext:value-type="string">
            <text:p>https://en.wikipedia.org/wiki/Christ,_der_du_bist_der_helle_Tag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<text:a xlink:href="http://www.bach-chorales.com/BWV0273.htm" xlink:type="simple">0273</text:a> </text:p>
          </table:table-cell>
          <table:table-cell table:formula="of:=EXTRACTLINKSFROMSINGLECELL(SHEET(); CELL(&quot;address&quot;;[.J265]);&quot; || &quot;;&quot;(NoLink)&quot;)" office:value-type="string" office:string-value="http://www.bach-chorales.com/BWV0273.htm" calcext:value-type="string">
            <text:p>http://www.bach-chorales.com/BWV0273.htm</text:p>
          </table:table-cell>
          <table:table-cell office:value-type="string" calcext:value-type="string">
            <text:p><text:a xlink:href="https://www.bach-digital.de/receive/BachDigitalWork_work_00000343" xlink:type="simple">24.1</text:a> </text:p>
          </table:table-cell>
          <table:table-cell table:formula="of:=EXTRACTLINKSFROMSINGLECELL(SHEET(); CELL(&quot;address&quot;;[.L265]);&quot; || &quot;;&quot;(NoLink)&quot;)" office:value-type="string" office:string-value="https://www.bach-digital.de/receive/BachDigitalWork_work_00000343" calcext:value-type="string">
            <text:p>https://www.bach-digital.de/receive/BachDigitalWork_work_00000343</text:p>
          </table:table-cell>
        </table:table-row>
        <table:table-row table:style-name="ro1">
          <table:table-cell office:value-type="string" calcext:value-type="string">
            <text:p><text:a xlink:href="https://en.wikipedia.org/wiki/Christe,_der_du_bist_Tag_und_Licht" xlink:type="simple">Christe, der du bist Tag und Licht</text:a></text:p>
          </table:table-cell>
          <table:table-cell table:formula="of:=EXTRACTLINKSFROMSINGLECELL(SHEET(); CELL(&quot;address&quot;;[.$A266]);&quot; || &quot;;&quot;(NoLink)&quot;)" office:value-type="string" office:string-value="https://en.wikipedia.org/wiki/Christe,_der_du_bist_Tag_und_Licht" calcext:value-type="string">
            <text:p>https://en.wikipedia.org/wiki/Christe,_der_du_bist_Tag_und_Licht</text:p>
          </table:table-cell>
          <table:table-cell office:value-type="string" calcext:value-type="string">
            <text:p><text:a xlink:href="https://en.wikipedia.org/wiki/Christe,_der_du_bist_Tag_und_Licht" xlink:type="simple">343</text:a></text:p>
          </table:table-cell>
          <table:table-cell table:formula="of:=EXTRACTLINKSFROMSINGLECELL(SHEET(); CELL(&quot;address&quot;;[.C266]);&quot; || &quot;;&quot;(NoLink)&quot;)" office:value-type="string" office:string-value="https://en.wikipedia.org/wiki/Christe,_der_du_bist_Tag_und_Licht" calcext:value-type="string">
            <text:p>https://en.wikipedia.org/wiki/Christe,_der_du_bist_Tag_und_Licht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<text:a xlink:href="http://www.bach-chorales.com/BWV0274.htm" xlink:type="simple">0274</text:a> </text:p>
          </table:table-cell>
          <table:table-cell table:formula="of:=EXTRACTLINKSFROMSINGLECELL(SHEET(); CELL(&quot;address&quot;;[.J266]);&quot; || &quot;;&quot;(NoLink)&quot;)" office:value-type="string" office:string-value="http://www.bach-chorales.com/BWV0274.htm" calcext:value-type="string">
            <text:p>http://www.bach-chorales.com/BWV0274.htm</text:p>
          </table:table-cell>
          <table:table-cell office:value-type="string" calcext:value-type="string">
            <text:p><text:a xlink:href="https://www.bach-digital.de/receive/BachDigitalWork_work_00000344" xlink:type="simple">27.1</text:a> </text:p>
          </table:table-cell>
          <table:table-cell table:formula="of:=EXTRACTLINKSFROMSINGLECELL(SHEET(); CELL(&quot;address&quot;;[.L266]);&quot; || &quot;;&quot;(NoLink)&quot;)" office:value-type="string" office:string-value="https://www.bach-digital.de/receive/BachDigitalWork_work_00000344" calcext:value-type="string">
            <text:p>https://www.bach-digital.de/receive/BachDigitalWork_work_0000034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Christe,_du_Beistand_deiner_Kreuzgemeine&amp;action=edit&amp;redlink=1" xlink:type="simple">Christe, du Beistand deiner Kreuzgemeine</text:a></text:p>
          </table:table-cell>
          <table:table-cell/>
          <table:table-cell office:value-type="string" calcext:value-type="string">
            <text:p><text:a xlink:href="https://en.wikipedia.org/w/index.php?title=Christe,_du_Beistand_deiner_Kreuzgemeine&amp;action=edit&amp;redlink=1" xlink:type="simple">993</text:a>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<text:a xlink:href="http://www.bach-chorales.com/BWV0275.htm" xlink:type="simple">0275</text:a> </text:p>
          </table:table-cell>
          <table:table-cell table:formula="of:=EXTRACTLINKSFROMSINGLECELL(SHEET(); CELL(&quot;address&quot;;[.J267]);&quot; || &quot;;&quot;(NoLink)&quot;)" office:value-type="string" office:string-value="http://www.bach-chorales.com/BWV0275.htm" calcext:value-type="string">
            <text:p>http://www.bach-chorales.com/BWV0275.htm</text:p>
          </table:table-cell>
          <table:table-cell office:value-type="string" calcext:value-type="string">
            <text:p><text:a xlink:href="https://www.bach-digital.de/receive/BachDigitalWork_work_00000345" xlink:type="simple">28.1</text:a> </text:p>
          </table:table-cell>
          <table:table-cell table:formula="of:=EXTRACTLINKSFROMSINGLECELL(SHEET(); CELL(&quot;address&quot;;[.L267]);&quot; || &quot;;&quot;(NoLink)&quot;)" office:value-type="string" office:string-value="https://www.bach-digital.de/receive/BachDigitalWork_work_00000345" calcext:value-type="string">
            <text:p>https://www.bach-digital.de/receive/BachDigitalWork_work_00000345</text:p>
          </table:table-cell>
        </table:table-row>
        <table:table-row table:style-name="ro1">
          <table:table-cell office:value-type="string" calcext:value-type="string">
            <text:p><text:a xlink:href="https://en.wikipedia.org/wiki/Christ_ist_erstanden" xlink:type="simple">Christ ist erstanden</text:a></text:p>
          </table:table-cell>
          <table:table-cell table:formula="of:=EXTRACTLINKSFROMSINGLECELL(SHEET(); CELL(&quot;address&quot;;[.$A268]);&quot; || &quot;;&quot;(NoLink)&quot;)" office:value-type="string" office:string-value="https://en.wikipedia.org/wiki/Christ_ist_erstanden" calcext:value-type="string">
            <text:p>https://en.wikipedia.org/wiki/Christ_ist_erstanden</text:p>
          </table:table-cell>
          <table:table-cell office:value-type="string" calcext:value-type="string">
            <text:p><text:a xlink:href="https://en.wikipedia.org/wiki/Christ_ist_erstanden" xlink:type="simple">8584</text:a></text:p>
          </table:table-cell>
          <table:table-cell table:formula="of:=EXTRACTLINKSFROMSINGLECELL(SHEET(); CELL(&quot;address&quot;;[.C268]);&quot; || &quot;;&quot;(NoLink)&quot;)" office:value-type="string" office:string-value="https://en.wikipedia.org/wiki/Christ_ist_erstanden" calcext:value-type="string">
            <text:p>https://en.wikipedia.org/wiki/Christ_ist_erstanden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<text:a xlink:href="http://www.bach-chorales.com/BWV0276.htm" xlink:type="simple">0276</text:a> </text:p>
          </table:table-cell>
          <table:table-cell table:formula="of:=EXTRACTLINKSFROMSINGLECELL(SHEET(); CELL(&quot;address&quot;;[.J268]);&quot; || &quot;;&quot;(NoLink)&quot;)" office:value-type="string" office:string-value="http://www.bach-chorales.com/BWV0276.htm" calcext:value-type="string">
            <text:p>http://www.bach-chorales.com/BWV0276.htm</text:p>
          </table:table-cell>
          <table:table-cell office:value-type="string" calcext:value-type="string">
            <text:p><text:a xlink:href="https://www.bach-digital.de/receive/BachDigitalWork_work_00000346" xlink:type="simple">25.1</text:a> </text:p>
          </table:table-cell>
          <table:table-cell table:formula="of:=EXTRACTLINKSFROMSINGLECELL(SHEET(); CELL(&quot;address&quot;;[.L268]);&quot; || &quot;;&quot;(NoLink)&quot;)" office:value-type="string" office:string-value="https://www.bach-digital.de/receive/BachDigitalWork_work_00000346" calcext:value-type="string">
            <text:p>https://www.bach-digital.de/receive/BachDigitalWork_work_00000346</text:p>
          </table:table-cell>
        </table:table-row>
        <table:table-row table:style-name="ro1">
          <table:table-cell office:value-type="string" calcext:value-type="string">
            <text:p><text:a xlink:href="https://en.wikipedia.org/wiki/Christ_lag_in_Todesbanden" xlink:type="simple">Christ lag in Todesbanden</text:a></text:p>
          </table:table-cell>
          <table:table-cell table:formula="of:=EXTRACTLINKSFROMSINGLECELL(SHEET(); CELL(&quot;address&quot;;[.$A269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Christ_lag_in_Todesbanden" xlink:type="simple">7012a</text:a></text:p>
          </table:table-cell>
          <table:table-cell table:formula="of:=EXTRACTLINKSFROMSINGLECELL(SHEET(); CELL(&quot;address&quot;;[.C269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://www.bach-chorales.com/BWV0277.htm" xlink:type="simple">0277</text:a> </text:p>
          </table:table-cell>
          <table:table-cell table:formula="of:=EXTRACTLINKSFROMSINGLECELL(SHEET(); CELL(&quot;address&quot;;[.J269]);&quot; || &quot;;&quot;(NoLink)&quot;)" office:value-type="string" office:string-value="http://www.bach-chorales.com/BWV0277.htm" calcext:value-type="string">
            <text:p>http://www.bach-chorales.com/BWV0277.htm</text:p>
          </table:table-cell>
          <table:table-cell office:value-type="string" calcext:value-type="string">
            <text:p><text:a xlink:href="https://www.bach-digital.de/receive/BachDigitalWork_work_00000347" xlink:type="simple">26.2</text:a> </text:p>
          </table:table-cell>
          <table:table-cell table:formula="of:=EXTRACTLINKSFROMSINGLECELL(SHEET(); CELL(&quot;address&quot;;[.L269]);&quot; || &quot;;&quot;(NoLink)&quot;)" office:value-type="string" office:string-value="https://www.bach-digital.de/receive/BachDigitalWork_work_00000347" calcext:value-type="string">
            <text:p>https://www.bach-digital.de/receive/BachDigitalWork_work_00000347</text:p>
          </table:table-cell>
        </table:table-row>
        <table:table-row table:style-name="ro1">
          <table:table-cell office:value-type="string" calcext:value-type="string">
            <text:p><text:a xlink:href="https://en.wikipedia.org/wiki/Christ_lag_in_Todesbanden" xlink:type="simple">Christ lag in Todesbanden</text:a></text:p>
          </table:table-cell>
          <table:table-cell table:formula="of:=EXTRACTLINKSFROMSINGLECELL(SHEET(); CELL(&quot;address&quot;;[.$A270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Christ_lag_in_Todesbanden" xlink:type="simple">7012a</text:a></text:p>
          </table:table-cell>
          <table:table-cell table:formula="of:=EXTRACTLINKSFROMSINGLECELL(SHEET(); CELL(&quot;address&quot;;[.C270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://www.bach-chorales.com/BWV0278.htm" xlink:type="simple">0278</text:a> </text:p>
          </table:table-cell>
          <table:table-cell table:formula="of:=EXTRACTLINKSFROMSINGLECELL(SHEET(); CELL(&quot;address&quot;;[.J270]);&quot; || &quot;;&quot;(NoLink)&quot;)" office:value-type="string" office:string-value="http://www.bach-chorales.com/BWV0278.htm" calcext:value-type="string">
            <text:p>http://www.bach-chorales.com/BWV0278.htm</text:p>
          </table:table-cell>
          <table:table-cell office:value-type="string" calcext:value-type="string">
            <text:p><text:a xlink:href="https://www.bach-digital.de/receive/BachDigitalWork_work_00000348" xlink:type="simple">26.1</text:a> </text:p>
          </table:table-cell>
          <table:table-cell table:formula="of:=EXTRACTLINKSFROMSINGLECELL(SHEET(); CELL(&quot;address&quot;;[.L270]);&quot; || &quot;;&quot;(NoLink)&quot;)" office:value-type="string" office:string-value="https://www.bach-digital.de/receive/BachDigitalWork_work_00000348" calcext:value-type="string">
            <text:p>https://www.bach-digital.de/receive/BachDigitalWork_work_00000348</text:p>
          </table:table-cell>
        </table:table-row>
        <table:table-row table:style-name="ro3">
          <table:table-cell office:value-type="string" calcext:value-type="string">
            <text:p><text:a xlink:href="https://en.wikipedia.org/wiki/Christ_lag_in_Todesbanden" xlink:type="simple">Christ lag in Todesbanden</text:a></text:p>
          </table:table-cell>
          <table:table-cell table:formula="of:=EXTRACTLINKSFROMSINGLECELL(SHEET(); CELL(&quot;address&quot;;[.$A271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string" calcext:value-type="string">
            <text:p><text:a xlink:href="https://en.wikipedia.org/wiki/Christ_lag_in_Todesbanden" xlink:type="simple">7012a</text:a></text:p>
          </table:table-cell>
          <table:table-cell table:formula="of:=EXTRACTLINKSFROMSINGLECELL(SHEET(); CELL(&quot;address&quot;;[.C271]);&quot; || &quot;;&quot;(NoLink)&quot;)" office:value-type="string" office:string-value="https://en.wikipedia.org/wiki/Christ_lag_in_Todesbanden" calcext:value-type="string">
            <text:p>https://en.wikipedia.org/wiki/Christ_lag_in_Todesbanden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<text:a xlink:href="http://www.bach-chorales.com/BWV0279.htm" xlink:type="simple">0279</text:a>; ≈<text:a xlink:href="https://en.wikipedia.org/wiki/BWV_158" xlink:type="simple">BWV 158</text:a>/4 </text:p>
          </table:table-cell>
          <table:table-cell table:formula="of:=EXTRACTLINKSFROMSINGLECELL(SHEET(); CELL(&quot;address&quot;;[.J271]);&quot; || &quot;;&quot;(NoLink)&quot;)" office:value-type="string" office:string-value="http://www.bach-chorales.com/BWV0279.htm || https://en.wikipedia.org/wiki/BWV_158" calcext:value-type="string">
            <text:p>http://www.bach-chorales.com/BWV0279.htm || https://en.wikipedia.org/wiki/BWV_158</text:p>
          </table:table-cell>
          <table:table-cell office:value-type="string" calcext:value-type="string">
            <text:p><text:a xlink:href="https://www.bach-digital.de/receive/BachDigitalWork_work_00000349" xlink:type="simple">26.4b</text:a> </text:p>
          </table:table-cell>
          <table:table-cell table:formula="of:=EXTRACTLINKSFROMSINGLECELL(SHEET(); CELL(&quot;address&quot;;[.L271]);&quot; || &quot;;&quot;(NoLink)&quot;)" office:value-type="string" office:string-value="https://www.bach-digital.de/receive/BachDigitalWork_work_00000349" calcext:value-type="string">
            <text:p>https://www.bach-digital.de/receive/BachDigitalWork_work_00000349</text:p>
          </table:table-cell>
        </table:table-row>
        <table:table-row table:style-name="ro1">
          <table:table-cell office:value-type="string" calcext:value-type="string">
            <text:p><text:a xlink:href="https://en.wikipedia.org/wiki/Christ_unser_Herr_zum_Jordan_kam" xlink:type="simple">Christ unser Herr zum Jordan kam</text:a></text:p>
          </table:table-cell>
          <table:table-cell table:formula="of:=EXTRACTLINKSFROMSINGLECELL(SHEET(); CELL(&quot;address&quot;;[.$A272]);&quot; || &quot;;&quot;(NoLink)&quot;)" office:value-type="string" office:string-value="https://en.wikipedia.org/wiki/Christ_unser_Herr_zum_Jordan_kam" calcext:value-type="string">
            <text:p>https://en.wikipedia.org/wiki/Christ_unser_Herr_zum_Jordan_kam</text:p>
          </table:table-cell>
          <table:table-cell office:value-type="string" calcext:value-type="string">
            <text:p><text:a xlink:href="https://en.wikipedia.org/wiki/Es_woll_uns_Gott_genädig_sein_(Zahn_7246)" xlink:type="simple">7246</text:a></text:p>
          </table:table-cell>
          <table:table-cell table:formula="of:=EXTRACTLINKSFROMSINGLECELL(SHEET(); CELL(&quot;address&quot;;[.C272]);&quot; || &quot;;&quot;(NoLink)&quot;)" office:value-type="string" office:string-value="https://en.wikipedia.org/wiki/Es_woll_uns_Gott_genädig_sein_(Zahn_7246)" calcext:value-type="string">
            <text:p>https://en.wikipedia.org/wiki/Es_woll_uns_Gott_genädig_sein_(Zahn_7246)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bach-chorales.com/BWV0280.htm" xlink:type="simple">0280</text:a> </text:p>
          </table:table-cell>
          <table:table-cell table:formula="of:=EXTRACTLINKSFROMSINGLECELL(SHEET(); CELL(&quot;address&quot;;[.J272]);&quot; || &quot;;&quot;(NoLink)&quot;)" office:value-type="string" office:string-value="http://www.bach-chorales.com/BWV0280.htm" calcext:value-type="string">
            <text:p>http://www.bach-chorales.com/BWV0280.htm</text:p>
          </table:table-cell>
          <table:table-cell office:value-type="string" calcext:value-type="string">
            <text:p><text:a xlink:href="https://www.bach-digital.de/receive/BachDigitalWork_work_00000350" xlink:type="simple">65.1</text:a> </text:p>
          </table:table-cell>
          <table:table-cell table:formula="of:=EXTRACTLINKSFROMSINGLECELL(SHEET(); CELL(&quot;address&quot;;[.L272]);&quot; || &quot;;&quot;(NoLink)&quot;)" office:value-type="string" office:string-value="https://www.bach-digital.de/receive/BachDigitalWork_work_00000350" calcext:value-type="string">
            <text:p>https://www.bach-digital.de/receive/BachDigitalWork_work_00000350</text:p>
          </table:table-cell>
        </table:table-row>
        <table:table-row table:style-name="ro1">
          <table:table-cell office:value-type="string" calcext:value-type="string">
            <text:p><text:a xlink:href="https://en.wikipedia.org/wiki/Christus,_der_ist_mein_Leben" xlink:type="simple">Christus, der ist mein Leben</text:a></text:p>
          </table:table-cell>
          <table:table-cell table:formula="of:=EXTRACTLINKSFROMSINGLECELL(SHEET(); CELL(&quot;address&quot;;[.$A273]);&quot; || &quot;;&quot;(NoLink)&quot;)" office:value-type="string" office:string-value="https://en.wikipedia.org/wiki/Christus,_der_ist_mein_Leben" calcext:value-type="string">
            <text:p>https://en.wikipedia.org/wiki/Christus,_der_ist_mein_Leben</text:p>
          </table:table-cell>
          <table:table-cell office:value-type="string" calcext:value-type="string">
            <text:p><text:a xlink:href="https://en.wikipedia.org/wiki/Christus,_der_ist_mein_Leben" xlink:type="simple">132</text:a></text:p>
          </table:table-cell>
          <table:table-cell table:formula="of:=EXTRACTLINKSFROMSINGLECELL(SHEET(); CELL(&quot;address&quot;;[.C273]);&quot; || &quot;;&quot;(NoLink)&quot;)" office:value-type="string" office:string-value="https://en.wikipedia.org/wiki/Christus,_der_ist_mein_Leben" calcext:value-type="string">
            <text:p>https://en.wikipedia.org/wiki/Christus,_der_ist_mein_Leben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bach-chorales.com/BWV0281.htm" xlink:type="simple">0281</text:a> </text:p>
          </table:table-cell>
          <table:table-cell table:formula="of:=EXTRACTLINKSFROMSINGLECELL(SHEET(); CELL(&quot;address&quot;;[.J273]);&quot; || &quot;;&quot;(NoLink)&quot;)" office:value-type="string" office:string-value="http://www.bach-chorales.com/BWV0281.htm" calcext:value-type="string">
            <text:p>http://www.bach-chorales.com/BWV0281.htm</text:p>
          </table:table-cell>
          <table:table-cell office:value-type="string" calcext:value-type="string">
            <text:p><text:a xlink:href="https://www.bach-digital.de/receive/BachDigitalWork_work_00000351" xlink:type="simple">30.1</text:a> </text:p>
          </table:table-cell>
          <table:table-cell table:formula="of:=EXTRACTLINKSFROMSINGLECELL(SHEET(); CELL(&quot;address&quot;;[.L273]);&quot; || &quot;;&quot;(NoLink)&quot;)" office:value-type="string" office:string-value="https://www.bach-digital.de/receive/BachDigitalWork_work_00000351" calcext:value-type="string">
            <text:p>https://www.bach-digital.de/receive/BachDigitalWork_work_00000351</text:p>
          </table:table-cell>
        </table:table-row>
        <table:table-row table:style-name="ro3">
          <table:table-cell office:value-type="string" calcext:value-type="string">
            <text:p><text:a xlink:href="https://en.wikipedia.org/wiki/Christus,_der_ist_mein_Leben" xlink:type="simple">Christus, der ist mein Leben</text:a></text:p>
          </table:table-cell>
          <table:table-cell table:formula="of:=EXTRACTLINKSFROMSINGLECELL(SHEET(); CELL(&quot;address&quot;;[.$A274]);&quot; || &quot;;&quot;(NoLink)&quot;)" office:value-type="string" office:string-value="https://en.wikipedia.org/wiki/Christus,_der_ist_mein_Leben" calcext:value-type="string">
            <text:p>https://en.wikipedia.org/wiki/Christus,_der_ist_mein_Leben</text:p>
          </table:table-cell>
          <table:table-cell office:value-type="string" calcext:value-type="string">
            <text:p><text:a xlink:href="https://en.wikipedia.org/wiki/Christus,_der_ist_mein_Leben" xlink:type="simple">132</text:a></text:p>
          </table:table-cell>
          <table:table-cell table:formula="of:=EXTRACTLINKSFROMSINGLECELL(SHEET(); CELL(&quot;address&quot;;[.C274]);&quot; || &quot;;&quot;(NoLink)&quot;)" office:value-type="string" office:string-value="https://en.wikipedia.org/wiki/Christus,_der_ist_mein_Leben" calcext:value-type="string">
            <text:p>https://en.wikipedia.org/wiki/Christus,_der_ist_mein_Leben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://www.bach-chorales.com/BWV0282.htm" xlink:type="simple">0282</text:a>; Included in <text:a xlink:href="https://en.wikipedia.org/wiki/BWV_95" xlink:type="simple">BWV 95</text:a>/1 </text:p>
          </table:table-cell>
          <table:table-cell table:formula="of:=EXTRACTLINKSFROMSINGLECELL(SHEET(); CELL(&quot;address&quot;;[.J274]);&quot; || &quot;;&quot;(NoLink)&quot;)" office:value-type="string" office:string-value="http://www.bach-chorales.com/BWV0282.htm || https://en.wikipedia.org/wiki/BWV_95" calcext:value-type="string">
            <text:p>http://www.bach-chorales.com/BWV0282.htm || https://en.wikipedia.org/wiki/BWV_95</text:p>
          </table:table-cell>
          <table:table-cell office:value-type="string" calcext:value-type="string">
            <text:p><text:a xlink:href="https://www.bach-digital.de/receive/BachDigitalWork_work_00000352" xlink:type="simple">30.2</text:a> </text:p>
          </table:table-cell>
          <table:table-cell table:formula="of:=EXTRACTLINKSFROMSINGLECELL(SHEET(); CELL(&quot;address&quot;;[.L274]);&quot; || &quot;;&quot;(NoLink)&quot;)" office:value-type="string" office:string-value="https://www.bach-digital.de/receive/BachDigitalWork_work_00000352" calcext:value-type="string">
            <text:p>https://www.bach-digital.de/receive/BachDigitalWork_work_0000035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Christus,_der_uns_selig_macht" xlink:type="simple">Christus, der uns selig macht</text:a> </text:p>
          </table:table-cell>
          <table:table-cell table:formula="of:=EXTRACTLINKSFROMSINGLECELL(SHEET(); CELL(&quot;address&quot;;[.$A275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 table:number-columns-spanned="1" table:number-rows-spanned="2">
            <text:p><text:a xlink:href="https://en.wikipedia.org/wiki/Christus,_der_uns_selig_macht" xlink:type="simple">6283b</text:a> </text:p>
          </table:table-cell>
          <table:table-cell table:formula="of:=EXTRACTLINKSFROMSINGLECELL(SHEET(); CELL(&quot;address&quot;;[.C275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float" office:value="283" calcext:value-type="float" table:number-columns-spanned="1" table:number-rows-spanned="2">
            <text:p>283</text:p>
          </table:table-cell>
          <table:table-cell/>
          <table:table-cell office:value-type="float" office:value="48" calcext:value-type="float" table:number-columns-spanned="1" table:number-rows-spanned="2">
            <text:p>48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 table:number-columns-spanned="1" table:number-rows-spanned="2">
            <text:p><text:a xlink:href="http://www.bach-chorales.com/BWV0283.htm" xlink:type="simple">0283</text:a> </text:p>
          </table:table-cell>
          <table:table-cell table:formula="of:=EXTRACTLINKSFROMSINGLECELL(SHEET(); CELL(&quot;address&quot;;[.J275]);&quot; || &quot;;&quot;(NoLink)&quot;)" office:value-type="string" office:string-value="http://www.bach-chorales.com/BWV0283.htm" calcext:value-type="string">
            <text:p>http://www.bach-chorales.com/BWV0283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353" xlink:type="simple">31.1</text:a> </text:p>
          </table:table-cell>
          <table:table-cell table:formula="of:=EXTRACTLINKSFROMSINGLECELL(SHEET(); CELL(&quot;address&quot;;[.L275]);&quot; || &quot;;&quot;(NoLink)&quot;)" office:value-type="string" office:string-value="https://www.bach-digital.de/receive/BachDigitalWork_work_00000353" calcext:value-type="string">
            <text:p>https://www.bach-digital.de/receive/BachDigitalWork_work_00000353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Christus_ist_erstanden,_hat_überwunden" xlink:type="simple">Christus ist erstanden, hat überwunden</text:a></text:p>
          </table:table-cell>
          <table:table-cell table:formula="of:=EXTRACTLINKSFROMSINGLECELL(SHEET(); CELL(&quot;address&quot;;[.$A277]);&quot; || &quot;;&quot;(NoLink)&quot;)" office:value-type="string" office:string-value="https://en.wikipedia.org/wiki/Christus_ist_erstanden,_hat_überwunden" calcext:value-type="string">
            <text:p>https://en.wikipedia.org/wiki/Christus_ist_erstanden,_hat_überwunden</text:p>
          </table:table-cell>
          <table:table-cell office:value-type="string" calcext:value-type="string">
            <text:p><text:a xlink:href="https://en.wikipedia.org/wiki/Christus_ist_erstanden" xlink:type="simple">6240c</text:a></text:p>
          </table:table-cell>
          <table:table-cell table:formula="of:=EXTRACTLINKSFROMSINGLECELL(SHEET(); CELL(&quot;address&quot;;[.C277]);&quot; || &quot;;&quot;(NoLink)&quot;)" office:value-type="string" office:string-value="https://en.wikipedia.org/wiki/Christus_ist_erstanden" calcext:value-type="string">
            <text:p>https://en.wikipedia.org/wiki/Christus_ist_erstanden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<text:a xlink:href="http://www.bach-chorales.com/BWV0284.htm" xlink:type="simple">0284</text:a> </text:p>
          </table:table-cell>
          <table:table-cell table:formula="of:=EXTRACTLINKSFROMSINGLECELL(SHEET(); CELL(&quot;address&quot;;[.J277]);&quot; || &quot;;&quot;(NoLink)&quot;)" office:value-type="string" office:string-value="http://www.bach-chorales.com/BWV0284.htm" calcext:value-type="string">
            <text:p>http://www.bach-chorales.com/BWV0284.htm</text:p>
          </table:table-cell>
          <table:table-cell office:value-type="string" calcext:value-type="string">
            <text:p><text:a xlink:href="https://www.bach-digital.de/receive/BachDigitalWork_work_00000354" xlink:type="simple">32.1</text:a> </text:p>
          </table:table-cell>
          <table:table-cell table:formula="of:=EXTRACTLINKSFROMSINGLECELL(SHEET(); CELL(&quot;address&quot;;[.L277]);&quot; || &quot;;&quot;(NoLink)&quot;)" office:value-type="string" office:string-value="https://www.bach-digital.de/receive/BachDigitalWork_work_00000354" calcext:value-type="string">
            <text:p>https://www.bach-digital.de/receive/BachDigitalWork_work_00000354</text:p>
          </table:table-cell>
        </table:table-row>
        <table:table-row table:style-name="ro1">
          <table:table-cell office:value-type="string" calcext:value-type="string">
            <text:p><text:a xlink:href="https://en.wikipedia.org/wiki/Da_der_Herr_Christ_zu_Tische_saß" xlink:type="simple">Da der Herr Christ zu Tische saß</text:a></text:p>
          </table:table-cell>
          <table:table-cell table:formula="of:=EXTRACTLINKSFROMSINGLECELL(SHEET(); CELL(&quot;address&quot;;[.$A278]);&quot; || &quot;;&quot;(NoLink)&quot;)" office:value-type="string" office:string-value="https://en.wikipedia.org/wiki/Da_der_Herr_Christ_zu_Tische_saß" calcext:value-type="string">
            <text:p>https://en.wikipedia.org/wiki/Da_der_Herr_Christ_zu_Tische_saß</text:p>
          </table:table-cell>
          <table:table-cell office:value-type="string" calcext:value-type="string">
            <text:p><text:a xlink:href="https://en.wikipedia.org/wiki/Da_der_Herr_Christ_zu_Tische_saß" xlink:type="simple">2503</text:a></text:p>
          </table:table-cell>
          <table:table-cell table:formula="of:=EXTRACTLINKSFROMSINGLECELL(SHEET(); CELL(&quot;address&quot;;[.C278]);&quot; || &quot;;&quot;(NoLink)&quot;)" office:value-type="string" office:string-value="https://en.wikipedia.org/wiki/Da_der_Herr_Christ_zu_Tische_saß" calcext:value-type="string">
            <text:p>https://en.wikipedia.org/wiki/Da_der_Herr_Christ_zu_Tische_saß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<text:a xlink:href="http://www.bach-chorales.com/BWV0285.htm" xlink:type="simple">0285</text:a> </text:p>
          </table:table-cell>
          <table:table-cell table:formula="of:=EXTRACTLINKSFROMSINGLECELL(SHEET(); CELL(&quot;address&quot;;[.J278]);&quot; || &quot;;&quot;(NoLink)&quot;)" office:value-type="string" office:string-value="http://www.bach-chorales.com/BWV0285.htm" calcext:value-type="string">
            <text:p>http://www.bach-chorales.com/BWV0285.htm</text:p>
          </table:table-cell>
          <table:table-cell office:value-type="string" calcext:value-type="string">
            <text:p><text:a xlink:href="https://www.bach-digital.de/receive/BachDigitalWork_work_00000355" xlink:type="simple">34.1</text:a> </text:p>
          </table:table-cell>
          <table:table-cell table:formula="of:=EXTRACTLINKSFROMSINGLECELL(SHEET(); CELL(&quot;address&quot;;[.L278]);&quot; || &quot;;&quot;(NoLink)&quot;)" office:value-type="string" office:string-value="https://www.bach-digital.de/receive/BachDigitalWork_work_00000355" calcext:value-type="string">
            <text:p>https://www.bach-digital.de/receive/BachDigitalWork_work_00000355</text:p>
          </table:table-cell>
        </table:table-row>
        <table:table-row table:style-name="ro1">
          <table:table-cell office:value-type="string" calcext:value-type="string">
            <text:p><text:a xlink:href="https://en.wikipedia.org/wiki/Danket_dem_Herrn,_denn_er_ist_sehr_freundlich" xlink:type="simple">Danket dem Herrn, denn er ist sehr...</text:a></text:p>
          </table:table-cell>
          <table:table-cell table:formula="of:=EXTRACTLINKSFROMSINGLECELL(SHEET(); CELL(&quot;address&quot;;[.$A279]);&quot; || &quot;;&quot;(NoLink)&quot;)" office:value-type="string" office:string-value="https://en.wikipedia.org/wiki/Danket_dem_Herrn,_denn_er_ist_sehr_freundlich" calcext:value-type="string">
            <text:p>https://en.wikipedia.org/wiki/Danket_dem_Herrn,_denn_er_ist_sehr_freundlich</text:p>
          </table:table-cell>
          <table:table-cell office:value-type="string" calcext:value-type="string">
            <text:p><text:a xlink:href="https://en.wikipedia.org/wiki/Danket_dem_Herrn,_denn_er_ist_sehr_freundlich" xlink:type="simple">12</text:a></text:p>
          </table:table-cell>
          <table:table-cell table:formula="of:=EXTRACTLINKSFROMSINGLECELL(SHEET(); CELL(&quot;address&quot;;[.C279]);&quot; || &quot;;&quot;(NoLink)&quot;)" office:value-type="string" office:string-value="https://en.wikipedia.org/wiki/Danket_dem_Herrn,_denn_er_ist_sehr_freundlich" calcext:value-type="string">
            <text:p>https://en.wikipedia.org/wiki/Danket_dem_Herrn,_denn_er_ist_sehr_freundlich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<text:a xlink:href="http://www.bach-chorales.com/BWV0286.htm" xlink:type="simple">0286</text:a> </text:p>
          </table:table-cell>
          <table:table-cell table:formula="of:=EXTRACTLINKSFROMSINGLECELL(SHEET(); CELL(&quot;address&quot;;[.J279]);&quot; || &quot;;&quot;(NoLink)&quot;)" office:value-type="string" office:string-value="http://www.bach-chorales.com/BWV0286.htm" calcext:value-type="string">
            <text:p>http://www.bach-chorales.com/BWV0286.htm</text:p>
          </table:table-cell>
          <table:table-cell office:value-type="string" calcext:value-type="string">
            <text:p><text:a xlink:href="https://www.bach-digital.de/receive/BachDigitalWork_work_00000356" xlink:type="simple">183.1</text:a> </text:p>
          </table:table-cell>
          <table:table-cell table:formula="of:=EXTRACTLINKSFROMSINGLECELL(SHEET(); CELL(&quot;address&quot;;[.L279]);&quot; || &quot;;&quot;(NoLink)&quot;)" office:value-type="string" office:string-value="https://www.bach-digital.de/receive/BachDigitalWork_work_00000356" calcext:value-type="string">
            <text:p>https://www.bach-digital.de/receive/BachDigitalWork_work_00000356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Dank_sei_Gott_in_der_Höhe&amp;action=edit&amp;redlink=1" xlink:type="simple">Dank sei Gott in der Höhe</text:a></text:p>
          </table:table-cell>
          <table:table-cell/>
          <table:table-cell office:value-type="string" calcext:value-type="string">
            <text:p><text:a xlink:href="https://en.wikipedia.org/w/index.php?title=Jesus_Christ,_unser_Herre&amp;action=edit&amp;redlink=1" xlink:type="simple">5391</text:a>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://www.bach-chorales.com/BWV0287.htm" xlink:type="simple">0287</text:a> </text:p>
          </table:table-cell>
          <table:table-cell table:formula="of:=EXTRACTLINKSFROMSINGLECELL(SHEET(); CELL(&quot;address&quot;;[.J280]);&quot; || &quot;;&quot;(NoLink)&quot;)" office:value-type="string" office:string-value="http://www.bach-chorales.com/BWV0287.htm" calcext:value-type="string">
            <text:p>http://www.bach-chorales.com/BWV0287.htm</text:p>
          </table:table-cell>
          <table:table-cell office:value-type="string" calcext:value-type="string">
            <text:p><text:a xlink:href="https://www.bach-digital.de/receive/BachDigitalWork_work_00000357" xlink:type="simple">119.1</text:a> </text:p>
          </table:table-cell>
          <table:table-cell table:formula="of:=EXTRACTLINKSFROMSINGLECELL(SHEET(); CELL(&quot;address&quot;;[.L280]);&quot; || &quot;;&quot;(NoLink)&quot;)" office:value-type="string" office:string-value="https://www.bach-digital.de/receive/BachDigitalWork_work_00000357" calcext:value-type="string">
            <text:p>https://www.bach-digital.de/receive/BachDigitalWork_work_00000357</text:p>
          </table:table-cell>
        </table:table-row>
        <table:table-row table:style-name="ro1">
          <table:table-cell office:value-type="string" calcext:value-type="string">
            <text:p><text:a xlink:href="https://en.wikipedia.org/wiki/Das_alte_Jahr_vergangen_ist" xlink:type="simple">Das alte Jahr vergangen ist</text:a></text:p>
          </table:table-cell>
          <table:table-cell table:formula="of:=EXTRACTLINKSFROMSINGLECELL(SHEET(); CELL(&quot;address&quot;;[.$A281]);&quot; || &quot;;&quot;(NoLink)&quot;)" office:value-type="string" office:string-value="https://en.wikipedia.org/wiki/Das_alte_Jahr_vergangen_ist" calcext:value-type="string">
            <text:p>https://en.wikipedia.org/wiki/Das_alte_Jahr_vergangen_ist</text:p>
          </table:table-cell>
          <table:table-cell office:value-type="string" calcext:value-type="string">
            <text:p><text:a xlink:href="https://en.wikipedia.org/wiki/Das_alte_Jahr_vergangen_ist" xlink:type="simple">381c</text:a></text:p>
          </table:table-cell>
          <table:table-cell table:formula="of:=EXTRACTLINKSFROMSINGLECELL(SHEET(); CELL(&quot;address&quot;;[.C281]);&quot; || &quot;;&quot;(NoLink)&quot;)" office:value-type="string" office:string-value="https://en.wikipedia.org/wiki/Das_alte_Jahr_vergangen_ist" calcext:value-type="string">
            <text:p>https://en.wikipedia.org/wiki/Das_alte_Jahr_vergangen_is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<text:a xlink:href="http://www.bach-chorales.com/BWV0288.htm" xlink:type="simple">0288</text:a> </text:p>
          </table:table-cell>
          <table:table-cell table:formula="of:=EXTRACTLINKSFROMSINGLECELL(SHEET(); CELL(&quot;address&quot;;[.J281]);&quot; || &quot;;&quot;(NoLink)&quot;)" office:value-type="string" office:string-value="http://www.bach-chorales.com/BWV0288.htm" calcext:value-type="string">
            <text:p>http://www.bach-chorales.com/BWV0288.htm</text:p>
          </table:table-cell>
          <table:table-cell office:value-type="string" calcext:value-type="string">
            <text:p><text:a xlink:href="https://www.bach-digital.de/receive/BachDigitalWork_work_00000358" xlink:type="simple">36.1</text:a> </text:p>
          </table:table-cell>
          <table:table-cell table:formula="of:=EXTRACTLINKSFROMSINGLECELL(SHEET(); CELL(&quot;address&quot;;[.L281]);&quot; || &quot;;&quot;(NoLink)&quot;)" office:value-type="string" office:string-value="https://www.bach-digital.de/receive/BachDigitalWork_work_00000358" calcext:value-type="string">
            <text:p>https://www.bach-digital.de/receive/BachDigitalWork_work_00000358</text:p>
          </table:table-cell>
        </table:table-row>
        <table:table-row table:style-name="ro1">
          <table:table-cell office:value-type="string" calcext:value-type="string">
            <text:p><text:a xlink:href="https://en.wikipedia.org/wiki/Das_alte_Jahr_vergangen_ist" xlink:type="simple">Das alte Jahr vergangen ist</text:a></text:p>
          </table:table-cell>
          <table:table-cell table:formula="of:=EXTRACTLINKSFROMSINGLECELL(SHEET(); CELL(&quot;address&quot;;[.$A282]);&quot; || &quot;;&quot;(NoLink)&quot;)" office:value-type="string" office:string-value="https://en.wikipedia.org/wiki/Das_alte_Jahr_vergangen_ist" calcext:value-type="string">
            <text:p>https://en.wikipedia.org/wiki/Das_alte_Jahr_vergangen_ist</text:p>
          </table:table-cell>
          <table:table-cell office:value-type="string" calcext:value-type="string">
            <text:p><text:a xlink:href="https://en.wikipedia.org/wiki/Das_alte_Jahr_vergangen_ist" xlink:type="simple">381c</text:a></text:p>
          </table:table-cell>
          <table:table-cell table:formula="of:=EXTRACTLINKSFROMSINGLECELL(SHEET(); CELL(&quot;address&quot;;[.C282]);&quot; || &quot;;&quot;(NoLink)&quot;)" office:value-type="string" office:string-value="https://en.wikipedia.org/wiki/Das_alte_Jahr_vergangen_ist" calcext:value-type="string">
            <text:p>https://en.wikipedia.org/wiki/Das_alte_Jahr_vergangen_ist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://www.bach-chorales.com/BWV0289.htm" xlink:type="simple">0289</text:a> </text:p>
          </table:table-cell>
          <table:table-cell table:formula="of:=EXTRACTLINKSFROMSINGLECELL(SHEET(); CELL(&quot;address&quot;;[.J282]);&quot; || &quot;;&quot;(NoLink)&quot;)" office:value-type="string" office:string-value="http://www.bach-chorales.com/BWV0289.htm" calcext:value-type="string">
            <text:p>http://www.bach-chorales.com/BWV0289.htm</text:p>
          </table:table-cell>
          <table:table-cell office:value-type="string" calcext:value-type="string">
            <text:p><text:a xlink:href="https://www.bach-digital.de/receive/BachDigitalWork_work_00000359" xlink:type="simple">36.2</text:a> </text:p>
          </table:table-cell>
          <table:table-cell table:formula="of:=EXTRACTLINKSFROMSINGLECELL(SHEET(); CELL(&quot;address&quot;;[.L282]);&quot; || &quot;;&quot;(NoLink)&quot;)" office:value-type="string" office:string-value="https://www.bach-digital.de/receive/BachDigitalWork_work_00000359" calcext:value-type="string">
            <text:p>https://www.bach-digital.de/receive/BachDigitalWork_work_00000359</text:p>
          </table:table-cell>
        </table:table-row>
        <table:table-row table:style-name="ro1">
          <table:table-cell office:value-type="string" calcext:value-type="string">
            <text:p><text:a xlink:href="https://en.wikipedia.org/wiki/Das_walt_Gott_Vater_und_Gott_Sohn" xlink:type="simple">Das walt Gott Vater und Gott Sohn</text:a></text:p>
          </table:table-cell>
          <table:table-cell table:formula="of:=EXTRACTLINKSFROMSINGLECELL(SHEET(); CELL(&quot;address&quot;;[.$A283]);&quot; || &quot;;&quot;(NoLink)&quot;)" office:value-type="string" office:string-value="https://en.wikipedia.org/wiki/Das_walt_Gott_Vater_und_Gott_Sohn" calcext:value-type="string">
            <text:p>https://en.wikipedia.org/wiki/Das_walt_Gott_Vater_und_Gott_Sohn</text:p>
          </table:table-cell>
          <table:table-cell office:value-type="string" calcext:value-type="string">
            <text:p><text:a xlink:href="https://en.wikipedia.org/wiki/Das_walt_Gott_Vater_und_Gott_Sohn" xlink:type="simple">673</text:a></text:p>
          </table:table-cell>
          <table:table-cell table:formula="of:=EXTRACTLINKSFROMSINGLECELL(SHEET(); CELL(&quot;address&quot;;[.C283]);&quot; || &quot;;&quot;(NoLink)&quot;)" office:value-type="string" office:string-value="https://en.wikipedia.org/wiki/Das_walt_Gott_Vater_und_Gott_Sohn" calcext:value-type="string">
            <text:p>https://en.wikipedia.org/wiki/Das_walt_Gott_Vater_und_Gott_Sohn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<text:a xlink:href="http://www.bach-chorales.com/BWV0290.htm" xlink:type="simple">0290</text:a> </text:p>
          </table:table-cell>
          <table:table-cell table:formula="of:=EXTRACTLINKSFROMSINGLECELL(SHEET(); CELL(&quot;address&quot;;[.J283]);&quot; || &quot;;&quot;(NoLink)&quot;)" office:value-type="string" office:string-value="http://www.bach-chorales.com/BWV0290.htm" calcext:value-type="string">
            <text:p>http://www.bach-chorales.com/BWV0290.htm</text:p>
          </table:table-cell>
          <table:table-cell office:value-type="string" calcext:value-type="string">
            <text:p><text:a xlink:href="https://www.bach-digital.de/receive/BachDigitalWork_work_00000360" xlink:type="simple">38.1</text:a> </text:p>
          </table:table-cell>
          <table:table-cell table:formula="of:=EXTRACTLINKSFROMSINGLECELL(SHEET(); CELL(&quot;address&quot;;[.L283]);&quot; || &quot;;&quot;(NoLink)&quot;)" office:value-type="string" office:string-value="https://www.bach-digital.de/receive/BachDigitalWork_work_00000360" calcext:value-type="string">
            <text:p>https://www.bach-digital.de/receive/BachDigitalWork_work_00000360</text:p>
          </table:table-cell>
        </table:table-row>
        <table:table-row table:style-name="ro1">
          <table:table-cell office:value-type="string" calcext:value-type="string">
            <text:p><text:a xlink:href="https://en.wikipedia.org/wiki/Das_walt_mein_Gott" xlink:type="simple">Das walt mein Gott</text:a></text:p>
          </table:table-cell>
          <table:table-cell table:formula="of:=EXTRACTLINKSFROMSINGLECELL(SHEET(); CELL(&quot;address&quot;;[.$A284]);&quot; || &quot;;&quot;(NoLink)&quot;)" office:value-type="string" office:string-value="https://en.wikipedia.org/wiki/Das_walt_mein_Gott" calcext:value-type="string">
            <text:p>https://en.wikipedia.org/wiki/Das_walt_mein_Gott</text:p>
          </table:table-cell>
          <table:table-cell office:value-type="string" calcext:value-type="string">
            <text:p><text:a xlink:href="https://en.wikipedia.org/wiki/Das_walt_mein_Gott,_Vater,_Sohn_und_heilger_Geist" xlink:type="simple">4217</text:a></text:p>
          </table:table-cell>
          <table:table-cell table:formula="of:=EXTRACTLINKSFROMSINGLECELL(SHEET(); CELL(&quot;address&quot;;[.C284]);&quot; || &quot;;&quot;(NoLink)&quot;)" office:value-type="string" office:string-value="https://en.wikipedia.org/wiki/Das_walt_mein_Gott,_Vater,_Sohn_und_heilger_Geist" calcext:value-type="string">
            <text:p>https://en.wikipedia.org/wiki/Das_walt_mein_Gott,_Vater,_Sohn_und_heilger_Geist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<text:a xlink:href="http://www.bach-chorales.com/BWV0291.htm" xlink:type="simple">0291</text:a> </text:p>
          </table:table-cell>
          <table:table-cell table:formula="of:=EXTRACTLINKSFROMSINGLECELL(SHEET(); CELL(&quot;address&quot;;[.J284]);&quot; || &quot;;&quot;(NoLink)&quot;)" office:value-type="string" office:string-value="http://www.bach-chorales.com/BWV0291.htm" calcext:value-type="string">
            <text:p>http://www.bach-chorales.com/BWV0291.htm</text:p>
          </table:table-cell>
          <table:table-cell office:value-type="string" calcext:value-type="string">
            <text:p><text:a xlink:href="https://www.bach-digital.de/receive/BachDigitalWork_work_00000361" xlink:type="simple">39.1</text:a> </text:p>
          </table:table-cell>
          <table:table-cell table:formula="of:=EXTRACTLINKSFROMSINGLECELL(SHEET(); CELL(&quot;address&quot;;[.L284]);&quot; || &quot;;&quot;(NoLink)&quot;)" office:value-type="string" office:string-value="https://www.bach-digital.de/receive/BachDigitalWork_work_00000361" calcext:value-type="string">
            <text:p>https://www.bach-digital.de/receive/BachDigitalWork_work_00000361</text:p>
          </table:table-cell>
        </table:table-row>
        <table:table-row table:style-name="ro1">
          <table:table-cell office:value-type="string" calcext:value-type="string">
            <text:p><text:a xlink:href="https://en.wikipedia.org/wiki/Den_Vater_dort_oben" xlink:type="simple">Den Vater dort oben</text:a></text:p>
          </table:table-cell>
          <table:table-cell table:formula="of:=EXTRACTLINKSFROMSINGLECELL(SHEET(); CELL(&quot;address&quot;;[.$A285]);&quot; || &quot;;&quot;(NoLink)&quot;)" office:value-type="string" office:string-value="https://en.wikipedia.org/wiki/Den_Vater_dort_oben" calcext:value-type="string">
            <text:p>https://en.wikipedia.org/wiki/Den_Vater_dort_oben</text:p>
          </table:table-cell>
          <table:table-cell office:value-type="string" calcext:value-type="string">
            <text:p><text:a xlink:href="https://en.wikipedia.org/wiki/Den_Vater_dort_oben" xlink:type="simple">4795</text:a></text:p>
          </table:table-cell>
          <table:table-cell table:formula="of:=EXTRACTLINKSFROMSINGLECELL(SHEET(); CELL(&quot;address&quot;;[.C285]);&quot; || &quot;;&quot;(NoLink)&quot;)" office:value-type="string" office:string-value="https://en.wikipedia.org/wiki/Den_Vater_dort_oben" calcext:value-type="string">
            <text:p>https://en.wikipedia.org/wiki/Den_Vater_dort_oben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<text:a xlink:href="http://www.bach-chorales.com/BWV0292.htm" xlink:type="simple">0292</text:a> </text:p>
          </table:table-cell>
          <table:table-cell table:formula="of:=EXTRACTLINKSFROMSINGLECELL(SHEET(); CELL(&quot;address&quot;;[.J285]);&quot; || &quot;;&quot;(NoLink)&quot;)" office:value-type="string" office:string-value="http://www.bach-chorales.com/BWV0292.htm" calcext:value-type="string">
            <text:p>http://www.bach-chorales.com/BWV0292.htm</text:p>
          </table:table-cell>
          <table:table-cell office:value-type="string" calcext:value-type="string">
            <text:p><text:a xlink:href="https://www.bach-digital.de/receive/BachDigitalWork_work_00000362" xlink:type="simple">40.1</text:a> </text:p>
          </table:table-cell>
          <table:table-cell table:formula="of:=EXTRACTLINKSFROMSINGLECELL(SHEET(); CELL(&quot;address&quot;;[.L285]);&quot; || &quot;;&quot;(NoLink)&quot;)" office:value-type="string" office:string-value="https://www.bach-digital.de/receive/BachDigitalWork_work_00000362" calcext:value-type="string">
            <text:p>https://www.bach-digital.de/receive/BachDigitalWork_work_00000362</text:p>
          </table:table-cell>
        </table:table-row>
        <table:table-row table:style-name="ro1">
          <table:table-cell office:value-type="string" calcext:value-type="string">
            <text:p><text:a xlink:href="https://en.wikipedia.org/wiki/Der_du_bist_drei_in_Einigkeit" xlink:type="simple">Der du bist drei in Einigkeit</text:a></text:p>
          </table:table-cell>
          <table:table-cell table:formula="of:=EXTRACTLINKSFROMSINGLECELL(SHEET(); CELL(&quot;address&quot;;[.$A286]);&quot; || &quot;;&quot;(NoLink)&quot;)" office:value-type="string" office:string-value="https://en.wikipedia.org/wiki/Der_du_bist_drei_in_Einigkeit" calcext:value-type="string">
            <text:p>https://en.wikipedia.org/wiki/Der_du_bist_drei_in_Einigkeit</text:p>
          </table:table-cell>
          <table:table-cell office:value-type="string" calcext:value-type="string">
            <text:p><text:a xlink:href="https://en.wikipedia.org/wiki/Der_du_bist_drei_in_Einigkeit" xlink:type="simple">335</text:a></text:p>
          </table:table-cell>
          <table:table-cell table:formula="of:=EXTRACTLINKSFROMSINGLECELL(SHEET(); CELL(&quot;address&quot;;[.C286]);&quot; || &quot;;&quot;(NoLink)&quot;)" office:value-type="string" office:string-value="https://en.wikipedia.org/wiki/Der_du_bist_drei_in_Einigkeit" calcext:value-type="string">
            <text:p>https://en.wikipedia.org/wiki/Der_du_bist_drei_in_Einigkeit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<text:a xlink:href="http://www.bach-chorales.com/BWV0293.htm" xlink:type="simple">0293</text:a> </text:p>
          </table:table-cell>
          <table:table-cell table:formula="of:=EXTRACTLINKSFROMSINGLECELL(SHEET(); CELL(&quot;address&quot;;[.J286]);&quot; || &quot;;&quot;(NoLink)&quot;)" office:value-type="string" office:string-value="http://www.bach-chorales.com/BWV0293.htm" calcext:value-type="string">
            <text:p>http://www.bach-chorales.com/BWV0293.htm</text:p>
          </table:table-cell>
          <table:table-cell office:value-type="string" calcext:value-type="string">
            <text:p><text:a xlink:href="https://www.bach-digital.de/receive/BachDigitalWork_work_00000363" xlink:type="simple">42.1</text:a> </text:p>
          </table:table-cell>
          <table:table-cell table:formula="of:=EXTRACTLINKSFROMSINGLECELL(SHEET(); CELL(&quot;address&quot;;[.L286]);&quot; || &quot;;&quot;(NoLink)&quot;)" office:value-type="string" office:string-value="https://www.bach-digital.de/receive/BachDigitalWork_work_00000363" calcext:value-type="string">
            <text:p>https://www.bach-digital.de/receive/BachDigitalWork_work_00000363</text:p>
          </table:table-cell>
        </table:table-row>
        <table:table-row table:style-name="ro1">
          <table:table-cell office:value-type="string" calcext:value-type="string">
            <text:p><text:a xlink:href="https://en.wikipedia.org/wiki/Der_Tag,_der_ist_so_freudenreich" xlink:type="simple">Der Tag, der ist so freudenreich</text:a></text:p>
          </table:table-cell>
          <table:table-cell table:formula="of:=EXTRACTLINKSFROMSINGLECELL(SHEET(); CELL(&quot;address&quot;;[.$A287]);&quot; || &quot;;&quot;(NoLink)&quot;)" office:value-type="string" office:string-value="https://en.wikipedia.org/wiki/Der_Tag,_der_ist_so_freudenreich" calcext:value-type="string">
            <text:p>https://en.wikipedia.org/wiki/Der_Tag,_der_ist_so_freudenreich</text:p>
          </table:table-cell>
          <table:table-cell office:value-type="string" calcext:value-type="string">
            <text:p><text:a xlink:href="https://en.wikipedia.org/wiki/Der_Tag,_der_ist_so_freudenreich" xlink:type="simple">7870</text:a></text:p>
          </table:table-cell>
          <table:table-cell table:formula="of:=EXTRACTLINKSFROMSINGLECELL(SHEET(); CELL(&quot;address&quot;;[.C287]);&quot; || &quot;;&quot;(NoLink)&quot;)" office:value-type="string" office:string-value="https://en.wikipedia.org/wiki/Der_Tag,_der_ist_so_freudenreich" calcext:value-type="string">
            <text:p>https://en.wikipedia.org/wiki/Der_Tag,_der_ist_so_freudenreich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<text:a xlink:href="http://www.bach-chorales.com/BWV0294.htm" xlink:type="simple">0294</text:a> </text:p>
          </table:table-cell>
          <table:table-cell table:formula="of:=EXTRACTLINKSFROMSINGLECELL(SHEET(); CELL(&quot;address&quot;;[.J287]);&quot; || &quot;;&quot;(NoLink)&quot;)" office:value-type="string" office:string-value="http://www.bach-chorales.com/BWV0294.htm" calcext:value-type="string">
            <text:p>http://www.bach-chorales.com/BWV0294.htm</text:p>
          </table:table-cell>
          <table:table-cell office:value-type="string" calcext:value-type="string">
            <text:p><text:a xlink:href="https://www.bach-digital.de/receive/BachDigitalWork_work_00000364" xlink:type="simple">43.1</text:a> </text:p>
          </table:table-cell>
          <table:table-cell table:formula="of:=EXTRACTLINKSFROMSINGLECELL(SHEET(); CELL(&quot;address&quot;;[.L287]);&quot; || &quot;;&quot;(NoLink)&quot;)" office:value-type="string" office:string-value="https://www.bach-digital.de/receive/BachDigitalWork_work_00000364" calcext:value-type="string">
            <text:p>https://www.bach-digital.de/receive/BachDigitalWork_work_00000364</text:p>
          </table:table-cell>
        </table:table-row>
        <table:table-row table:style-name="ro1">
          <table:table-cell office:value-type="string" calcext:value-type="string">
            <text:p><text:a xlink:href="https://en.wikipedia.org/wiki/Des_Heilgen_Geistes_reiche_Gnad" xlink:type="simple">Des Heilgen Geistes reiche Gnad</text:a></text:p>
          </table:table-cell>
          <table:table-cell table:formula="of:=EXTRACTLINKSFROMSINGLECELL(SHEET(); CELL(&quot;address&quot;;[.$A288]);&quot; || &quot;;&quot;(NoLink)&quot;)" office:value-type="string" office:string-value="https://en.wikipedia.org/wiki/Des_Heilgen_Geistes_reiche_Gnad" calcext:value-type="string">
            <text:p>https://en.wikipedia.org/wiki/Des_Heilgen_Geistes_reiche_Gnad</text:p>
          </table:table-cell>
          <table:table-cell office:value-type="string" calcext:value-type="string">
            <text:p><text:a xlink:href="https://en.wikipedia.org/wiki/Des_heilgen_Geistes_reiche_Gnad" xlink:type="simple">3706</text:a></text:p>
          </table:table-cell>
          <table:table-cell table:formula="of:=EXTRACTLINKSFROMSINGLECELL(SHEET(); CELL(&quot;address&quot;;[.C288]);&quot; || &quot;;&quot;(NoLink)&quot;)" office:value-type="string" office:string-value="https://en.wikipedia.org/wiki/Des_heilgen_Geistes_reiche_Gnad" calcext:value-type="string">
            <text:p>https://en.wikipedia.org/wiki/Des_heilgen_Geistes_reiche_Gnad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<text:a xlink:href="http://www.bach-chorales.com/BWV0295.htm" xlink:type="simple">0295</text:a> </text:p>
          </table:table-cell>
          <table:table-cell table:formula="of:=EXTRACTLINKSFROMSINGLECELL(SHEET(); CELL(&quot;address&quot;;[.J288]);&quot; || &quot;;&quot;(NoLink)&quot;)" office:value-type="string" office:string-value="http://www.bach-chorales.com/BWV0295.htm" calcext:value-type="string">
            <text:p>http://www.bach-chorales.com/BWV0295.htm</text:p>
          </table:table-cell>
          <table:table-cell office:value-type="string" calcext:value-type="string">
            <text:p><text:a xlink:href="https://www.bach-digital.de/receive/BachDigitalWork_work_00000365" xlink:type="simple">178.1</text:a> </text:p>
          </table:table-cell>
          <table:table-cell table:formula="of:=EXTRACTLINKSFROMSINGLECELL(SHEET(); CELL(&quot;address&quot;;[.L288]);&quot; || &quot;;&quot;(NoLink)&quot;)" office:value-type="string" office:string-value="https://www.bach-digital.de/receive/BachDigitalWork_work_00000365" calcext:value-type="string">
            <text:p>https://www.bach-digital.de/receive/BachDigitalWork_work_00000365</text:p>
          </table:table-cell>
        </table:table-row>
        <table:table-row table:style-name="ro1">
          <table:table-cell office:value-type="string" calcext:value-type="string">
            <text:p><text:a xlink:href="https://en.wikipedia.org/wiki/Die_Nacht_ist_kommen" xlink:type="simple">Die Nacht ist kommen</text:a></text:p>
          </table:table-cell>
          <table:table-cell table:formula="of:=EXTRACTLINKSFROMSINGLECELL(SHEET(); CELL(&quot;address&quot;;[.$A289]);&quot; || &quot;;&quot;(NoLink)&quot;)" office:value-type="string" office:string-value="https://en.wikipedia.org/wiki/Die_Nacht_ist_kommen" calcext:value-type="string">
            <text:p>https://en.wikipedia.org/wiki/Die_Nacht_ist_kommen</text:p>
          </table:table-cell>
          <table:table-cell office:value-type="string" calcext:value-type="string">
            <text:p><text:a xlink:href="https://en.wikipedia.org/wiki/Die_Nacht_ist_kommen" xlink:type="simple">5001</text:a></text:p>
          </table:table-cell>
          <table:table-cell table:formula="of:=EXTRACTLINKSFROMSINGLECELL(SHEET(); CELL(&quot;address&quot;;[.C289]);&quot; || &quot;;&quot;(NoLink)&quot;)" office:value-type="string" office:string-value="https://en.wikipedia.org/wiki/Die_Nacht_ist_kommen" calcext:value-type="string">
            <text:p>https://en.wikipedia.org/wiki/Die_Nacht_ist_kommen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<text:a xlink:href="http://www.bach-chorales.com/BWV0296.htm" xlink:type="simple">0296</text:a> </text:p>
          </table:table-cell>
          <table:table-cell table:formula="of:=EXTRACTLINKSFROMSINGLECELL(SHEET(); CELL(&quot;address&quot;;[.J289]);&quot; || &quot;;&quot;(NoLink)&quot;)" office:value-type="string" office:string-value="http://www.bach-chorales.com/BWV0296.htm" calcext:value-type="string">
            <text:p>http://www.bach-chorales.com/BWV0296.htm</text:p>
          </table:table-cell>
          <table:table-cell office:value-type="string" calcext:value-type="string">
            <text:p><text:a xlink:href="https://www.bach-digital.de/receive/BachDigitalWork_work_00000366" xlink:type="simple">44.1</text:a> </text:p>
          </table:table-cell>
          <table:table-cell table:formula="of:=EXTRACTLINKSFROMSINGLECELL(SHEET(); CELL(&quot;address&quot;;[.L289]);&quot; || &quot;;&quot;(NoLink)&quot;)" office:value-type="string" office:string-value="https://www.bach-digital.de/receive/BachDigitalWork_work_00000366" calcext:value-type="string">
            <text:p>https://www.bach-digital.de/receive/BachDigitalWork_work_00000366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Die_Sonn_hat_sich_mit_ihrem_Glanz_gewendet&amp;action=edit&amp;redlink=1" xlink:type="simple">Die Sonn hat sich mit ihrem Glanz</text:a></text:p>
          </table:table-cell>
          <table:table-cell/>
          <table:table-cell office:value-type="string" calcext:value-type="string">
            <text:p><text:a xlink:href="https://en.wikipedia.org/w/index.php?title=O_höchster_Gott,_o_unser_lieber_Herre&amp;action=edit&amp;redlink=1" xlink:type="simple">923</text:a>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<text:a xlink:href="http://www.bach-chorales.com/BWV0297.htm" xlink:type="simple">0297</text:a>; ≈<text:a xlink:href="https://en.wikipedia.org/wiki/BWV_447" xlink:type="simple">BWV 447</text:a>: <text:a xlink:href="https://en.wikipedia.org/wiki/Schemellis_Gesangbuch" xlink:type="simple">Schemelli</text:a> No. 40 (3) </text:p>
          </table:table-cell>
          <table:table-cell table:formula="of:=EXTRACTLINKSFROMSINGLECELL(SHEET(); CELL(&quot;address&quot;;[.J290]);&quot; || &quot;;&quot;(NoLink)&quot;)" office:value-type="string" office:string-value="http://www.bach-chorales.com/BWV0297.htm || https://en.wikipedia.org/wiki/BWV_447 || https://en.wikipedia.org/wiki/Schemellis_Gesangbuch" calcext:value-type="string">
            <text:p>http://www.bach-chorales.com/BWV0297.htm || https://en.wikipedia.org/wiki/BWV_447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367" xlink:type="simple">161.1</text:a> </text:p>
          </table:table-cell>
          <table:table-cell table:formula="of:=EXTRACTLINKSFROMSINGLECELL(SHEET(); CELL(&quot;address&quot;;[.L290]);&quot; || &quot;;&quot;(NoLink)&quot;)" office:value-type="string" office:string-value="https://www.bach-digital.de/receive/BachDigitalWork_work_00000367" calcext:value-type="string">
            <text:p>https://www.bach-digital.de/receive/BachDigitalWork_work_00000367</text:p>
          </table:table-cell>
        </table:table-row>
        <table:table-row table:style-name="ro1">
          <table:table-cell office:value-type="string" calcext:value-type="string">
            <text:p><text:a xlink:href="https://en.wikipedia.org/wiki/Dies_sind_die_heilgen_zehn_Gebot" xlink:type="simple">Dies sind die heilgen zehn Gebot</text:a></text:p>
          </table:table-cell>
          <table:table-cell table:formula="of:=EXTRACTLINKSFROMSINGLECELL(SHEET(); CELL(&quot;address&quot;;[.$A291]);&quot; || &quot;;&quot;(NoLink)&quot;)" office:value-type="string" office:string-value="https://en.wikipedia.org/wiki/Dies_sind_die_heilgen_zehn_Gebot" calcext:value-type="string">
            <text:p>https://en.wikipedia.org/wiki/Dies_sind_die_heilgen_zehn_Gebot</text:p>
          </table:table-cell>
          <table:table-cell office:value-type="string" calcext:value-type="string">
            <text:p><text:a xlink:href="https://en.wikipedia.org/wiki/Dies_sind_die_heilgen_zehn_Gebot" xlink:type="simple">1951</text:a></text:p>
          </table:table-cell>
          <table:table-cell table:formula="of:=EXTRACTLINKSFROMSINGLECELL(SHEET(); CELL(&quot;address&quot;;[.C291]);&quot; || &quot;;&quot;(NoLink)&quot;)" office:value-type="string" office:string-value="https://en.wikipedia.org/wiki/Dies_sind_die_heilgen_zehn_Gebot" calcext:value-type="string">
            <text:p>https://en.wikipedia.org/wiki/Dies_sind_die_heilgen_zehn_Gebot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<text:a xlink:href="http://www.bach-chorales.com/BWV0298.htm" xlink:type="simple">0298</text:a> </text:p>
          </table:table-cell>
          <table:table-cell table:formula="of:=EXTRACTLINKSFROMSINGLECELL(SHEET(); CELL(&quot;address&quot;;[.J291]);&quot; || &quot;;&quot;(NoLink)&quot;)" office:value-type="string" office:string-value="http://www.bach-chorales.com/BWV0298.htm" calcext:value-type="string">
            <text:p>http://www.bach-chorales.com/BWV0298.htm</text:p>
          </table:table-cell>
          <table:table-cell office:value-type="string" calcext:value-type="string">
            <text:p><text:a xlink:href="https://www.bach-digital.de/receive/BachDigitalWork_work_00000368" xlink:type="simple">46.1</text:a> </text:p>
          </table:table-cell>
          <table:table-cell table:formula="of:=EXTRACTLINKSFROMSINGLECELL(SHEET(); CELL(&quot;address&quot;;[.L291]);&quot; || &quot;;&quot;(NoLink)&quot;)" office:value-type="string" office:string-value="https://www.bach-digital.de/receive/BachDigitalWork_work_00000368" calcext:value-type="string">
            <text:p>https://www.bach-digital.de/receive/BachDigitalWork_work_00000368</text:p>
          </table:table-cell>
        </table:table-row>
        <table:table-row table:style-name="ro6">
          <table:table-cell office:value-type="string" calcext:value-type="string">
            <text:p><text:a xlink:href="https://en.wikipedia.org/wiki/Dir,_dir,_Jehova,_will_ich_singen" xlink:type="simple">Dir, dir, Jehova, will ich singen</text:a></text:p>
          </table:table-cell>
          <table:table-cell table:formula="of:=EXTRACTLINKSFROMSINGLECELL(SHEET(); CELL(&quot;address&quot;;[.$A292]);&quot; || &quot;;&quot;(NoLink)&quot;)" office:value-type="string" office:string-value="https://en.wikipedia.org/wiki/Dir,_dir,_Jehova,_will_ich_singen" calcext:value-type="string">
            <text:p>https://en.wikipedia.org/wiki/Dir,_dir,_Jehova,_will_ich_singen</text:p>
          </table:table-cell>
          <table:table-cell office:value-type="string" calcext:value-type="string">
            <text:p><text:a xlink:href="https://en.wikipedia.org/wiki/Dir,_dir,_Jehova,_will_ich_singen" xlink:type="simple">3068</text:a></text:p>
          </table:table-cell>
          <table:table-cell table:formula="of:=EXTRACTLINKSFROMSINGLECELL(SHEET(); CELL(&quot;address&quot;;[.C292]);&quot; || &quot;;&quot;(NoLink)&quot;)" office:value-type="string" office:string-value="https://en.wikipedia.org/wiki/Dir,_dir,_Jehova,_will_ich_singen" calcext:value-type="string">
            <text:p>https://en.wikipedia.org/wiki/Dir,_dir,_Jehova,_will_ich_singen</text:p>
          </table:table-cell>
          <table:table-cell office:value-type="string" calcext:value-type="string">
            <text:p><text:a xlink:href="https://en.wikipedia.org/wiki/BWV_299" xlink:type="simple">299</text:a></text:p>
          </table:table-cell>
          <table:table-cell table:formula="of:=EXTRACTLINKSFROMSINGLECELL(SHEET(); CELL(&quot;address&quot;;[.E292]);&quot; || &quot;;&quot;(NoLink)&quot;)" office:value-type="string" office:string-value="https://en.wikipedia.org/wiki/BWV_299" calcext:value-type="string">
            <text:p>https://en.wikipedia.org/wiki/BWV_29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<text:a xlink:href="http://www.bach-chorales.com/BWV0299.htm" xlink:type="simple">0299</text:a>; =<text:a xlink:href="https://en.wikipedia.org/wiki/Notebook_for_Anna_Magdalena_Bach#The_1725_notebook" xlink:type="simple">AMBII</text:a> <text:a xlink:href="https://en.wikipedia.org/wiki/Notebook_for_Anna_Magdalena_Bach#Four-part_chorale_%22Dir,_dir,_Jehova,_will_ich_singen%22,_BWV_299" xlink:type="simple">39</text:a>; ≈<text:a xlink:href="https://en.wikipedia.org/wiki/BWV_452" xlink:type="simple">BWV 452</text:a>: <text:a xlink:href="https://en.wikipedia.org/wiki/Schemellis_Gesangbuch" xlink:type="simple">S</text:a> 397 (32) </text:p>
          </table:table-cell>
          <table:table-cell table:formula="of:=EXTRACTLINKSFROMSINGLECELL(SHEET(); CELL(&quot;address&quot;;[.J292]);&quot; || &quot;;&quot;(NoLink)&quot;)" office:value-type="string" office:string-value="http://www.bach-chorales.com/BWV0299.htm || https://en.wikipedia.org/wiki/Notebook_for_Anna_Magdalena_Bach#The_1725_notebook || https://en.wikipedia.org/wiki/Notebook_for_Anna_Magdalena_Bach#Four-part_chorale_%22Dir,_dir,_Jehova,_will_ich_singen%22,_BWV_299 || https://en.wikipedia.org/wiki/BWV_452 || https://en.wikipedia.org/wiki/Schemellis_Gesangbuch" calcext:value-type="string">
            <text:p>http://www.bach-chorales.com/BWV0299.htm || https://en.wikipedia.org/wiki/Notebook_for_Anna_Magdalena_Bach#The_1725_notebook || https://en.wikipedia.org/wiki/Notebook_for_Anna_Magdalena_Bach#Four-part_chorale_%22Dir,_dir,_Jehova,_will_ich_singen%22,_BWV_299 || https://en.wikipedia.org/wiki/BWV_452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369" xlink:type="simple">47.1</text:a> </text:p>
          </table:table-cell>
          <table:table-cell table:formula="of:=EXTRACTLINKSFROMSINGLECELL(SHEET(); CELL(&quot;address&quot;;[.L292]);&quot; || &quot;;&quot;(NoLink)&quot;)" office:value-type="string" office:string-value="https://www.bach-digital.de/receive/BachDigitalWork_work_00000369" calcext:value-type="string">
            <text:p>https://www.bach-digital.de/receive/BachDigitalWork_work_00000369</text:p>
          </table:table-cell>
        </table:table-row>
        <table:table-row table:style-name="ro1">
          <table:table-cell office:value-type="string" calcext:value-type="string">
            <text:p><text:a xlink:href="https://en.wikipedia.org/wiki/Du_großer_Schmerzensmann" xlink:type="simple">Du großer Schmerzensmann</text:a></text:p>
          </table:table-cell>
          <table:table-cell table:formula="of:=EXTRACTLINKSFROMSINGLECELL(SHEET(); CELL(&quot;address&quot;;[.$A293]);&quot; || &quot;;&quot;(NoLink)&quot;)" office:value-type="string" office:string-value="https://en.wikipedia.org/wiki/Du_großer_Schmerzensmann" calcext:value-type="string">
            <text:p>https://en.wikipedia.org/wiki/Du_großer_Schmerzensmann</text:p>
          </table:table-cell>
          <table:table-cell office:value-type="string" calcext:value-type="string">
            <text:p><text:a xlink:href="https://en.wikipedia.org/wiki/Du_großer_Schmerzensmann" xlink:type="simple">5159</text:a></text:p>
          </table:table-cell>
          <table:table-cell table:formula="of:=EXTRACTLINKSFROMSINGLECELL(SHEET(); CELL(&quot;address&quot;;[.C293]);&quot; || &quot;;&quot;(NoLink)&quot;)" office:value-type="string" office:string-value="https://en.wikipedia.org/wiki/Du_großer_Schmerzensmann" calcext:value-type="string">
            <text:p>https://en.wikipedia.org/wiki/Du_großer_Schmerzensmann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www.bach-chorales.com/BWV0300.htm" xlink:type="simple">0300</text:a> </text:p>
          </table:table-cell>
          <table:table-cell table:formula="of:=EXTRACTLINKSFROMSINGLECELL(SHEET(); CELL(&quot;address&quot;;[.J293]);&quot; || &quot;;&quot;(NoLink)&quot;)" office:value-type="string" office:string-value="http://www.bach-chorales.com/BWV0300.htm" calcext:value-type="string">
            <text:p>http://www.bach-chorales.com/BWV0300.htm</text:p>
          </table:table-cell>
          <table:table-cell office:value-type="string" calcext:value-type="string">
            <text:p><text:a xlink:href="https://www.bach-digital.de/receive/BachDigitalWork_work_00000370" xlink:type="simple">51.1</text:a> </text:p>
          </table:table-cell>
          <table:table-cell table:formula="of:=EXTRACTLINKSFROMSINGLECELL(SHEET(); CELL(&quot;address&quot;;[.L293]);&quot; || &quot;;&quot;(NoLink)&quot;)" office:value-type="string" office:string-value="https://www.bach-digital.de/receive/BachDigitalWork_work_00000370" calcext:value-type="string">
            <text:p>https://www.bach-digital.de/receive/BachDigitalWork_work_00000370</text:p>
          </table:table-cell>
        </table:table-row>
        <table:table-row table:style-name="ro1">
          <table:table-cell office:value-type="string" calcext:value-type="string">
            <text:p><text:a xlink:href="https://en.wikipedia.org/wiki/Du,_o_schönes_Weltgebäude" xlink:type="simple">Du, o schönes Weltgebäude</text:a></text:p>
          </table:table-cell>
          <table:table-cell table:formula="of:=EXTRACTLINKSFROMSINGLECELL(SHEET(); CELL(&quot;address&quot;;[.$A294]);&quot; || &quot;;&quot;(NoLink)&quot;)" office:value-type="string" office:string-value="https://en.wikipedia.org/wiki/Du,_o_schönes_Weltgebäude" calcext:value-type="string">
            <text:p>https://en.wikipedia.org/wiki/Du,_o_schönes_Weltgebäude</text:p>
          </table:table-cell>
          <table:table-cell office:value-type="string" calcext:value-type="string">
            <text:p><text:a xlink:href="https://en.wikipedia.org/wiki/Du,_o_schönes_Weltgebäude" xlink:type="simple">6773</text:a></text:p>
          </table:table-cell>
          <table:table-cell table:formula="of:=EXTRACTLINKSFROMSINGLECELL(SHEET(); CELL(&quot;address&quot;;[.C294]);&quot; || &quot;;&quot;(NoLink)&quot;)" office:value-type="string" office:string-value="https://en.wikipedia.org/wiki/Du,_o_schönes_Weltgebäude" calcext:value-type="string">
            <text:p>https://en.wikipedia.org/wiki/Du,_o_schönes_Weltgebäu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bach-chorales.com/BWV0301.htm" xlink:type="simple">0301</text:a> </text:p>
          </table:table-cell>
          <table:table-cell table:formula="of:=EXTRACTLINKSFROMSINGLECELL(SHEET(); CELL(&quot;address&quot;;[.J294]);&quot; || &quot;;&quot;(NoLink)&quot;)" office:value-type="string" office:string-value="http://www.bach-chorales.com/BWV0301.htm" calcext:value-type="string">
            <text:p>http://www.bach-chorales.com/BWV0301.htm</text:p>
          </table:table-cell>
          <table:table-cell office:value-type="string" calcext:value-type="string">
            <text:p><text:a xlink:href="https://www.bach-digital.de/receive/BachDigitalWork_work_00000371" xlink:type="simple">50.1</text:a> </text:p>
          </table:table-cell>
          <table:table-cell table:formula="of:=EXTRACTLINKSFROMSINGLECELL(SHEET(); CELL(&quot;address&quot;;[.L294]);&quot; || &quot;;&quot;(NoLink)&quot;)" office:value-type="string" office:string-value="https://www.bach-digital.de/receive/BachDigitalWork_work_00000371" calcext:value-type="string">
            <text:p>https://www.bach-digital.de/receive/BachDigitalWork_work_00000371</text:p>
          </table:table-cell>
        </table:table-row>
        <table:table-row table:style-name="ro1">
          <table:table-cell office:value-type="string" calcext:value-type="string">
            <text:p><text:a xlink:href="https://en.wikipedia.org/wiki/Ein_feste_Burg_ist_unser_Gott" xlink:type="simple">Ein feste Burg ist unser Gott</text:a></text:p>
          </table:table-cell>
          <table:table-cell table:formula="of:=EXTRACTLINKSFROMSINGLECELL(SHEET(); CELL(&quot;address&quot;;[.$A295]);&quot; || &quot;;&quot;(NoLink)&quot;)" office:value-type="string" office:string-value="https://en.wikipedia.org/wiki/Ein_feste_Burg_ist_unser_Gott" calcext:value-type="string">
            <text:p>https://en.wikipedia.org/wiki/Ein_feste_Burg_ist_unser_Gott</text:p>
          </table:table-cell>
          <table:table-cell office:value-type="string" calcext:value-type="string">
            <text:p><text:a xlink:href="https://en.wikipedia.org/wiki/A_Mighty_Fortress_Is_Our_God#Tune" xlink:type="simple">7377</text:a></text:p>
          </table:table-cell>
          <table:table-cell table:formula="of:=EXTRACTLINKSFROMSINGLECELL(SHEET(); CELL(&quot;address&quot;;[.C295]);&quot; || &quot;;&quot;(NoLink)&quot;)" office:value-type="string" office:string-value="https://en.wikipedia.org/wiki/A_Mighty_Fortress_Is_Our_God#Tune" calcext:value-type="string">
            <text:p>https://en.wikipedia.org/wiki/A_Mighty_Fortress_Is_Our_God#Tun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a xlink:href="http://www.bach-chorales.com/BWV0302.htm" xlink:type="simple">0302</text:a> </text:p>
          </table:table-cell>
          <table:table-cell table:formula="of:=EXTRACTLINKSFROMSINGLECELL(SHEET(); CELL(&quot;address&quot;;[.J295]);&quot; || &quot;;&quot;(NoLink)&quot;)" office:value-type="string" office:string-value="http://www.bach-chorales.com/BWV0302.htm" calcext:value-type="string">
            <text:p>http://www.bach-chorales.com/BWV0302.htm</text:p>
          </table:table-cell>
          <table:table-cell office:value-type="string" calcext:value-type="string">
            <text:p><text:a xlink:href="https://www.bach-digital.de/receive/BachDigitalWork_work_00000372" xlink:type="simple">53.1b</text:a> </text:p>
          </table:table-cell>
          <table:table-cell table:formula="of:=EXTRACTLINKSFROMSINGLECELL(SHEET(); CELL(&quot;address&quot;;[.L295]);&quot; || &quot;;&quot;(NoLink)&quot;)" office:value-type="string" office:string-value="https://www.bach-digital.de/receive/BachDigitalWork_work_00000372" calcext:value-type="string">
            <text:p>https://www.bach-digital.de/receive/BachDigitalWork_work_00000372</text:p>
          </table:table-cell>
        </table:table-row>
        <table:table-row table:style-name="ro1">
          <table:table-cell office:value-type="string" calcext:value-type="string">
            <text:p><text:a xlink:href="https://en.wikipedia.org/wiki/Ein_feste_Burg_ist_unser_Gott" xlink:type="simple">Ein feste Burg ist unser Gott</text:a></text:p>
          </table:table-cell>
          <table:table-cell table:formula="of:=EXTRACTLINKSFROMSINGLECELL(SHEET(); CELL(&quot;address&quot;;[.$A296]);&quot; || &quot;;&quot;(NoLink)&quot;)" office:value-type="string" office:string-value="https://en.wikipedia.org/wiki/Ein_feste_Burg_ist_unser_Gott" calcext:value-type="string">
            <text:p>https://en.wikipedia.org/wiki/Ein_feste_Burg_ist_unser_Gott</text:p>
          </table:table-cell>
          <table:table-cell office:value-type="string" calcext:value-type="string">
            <text:p><text:a xlink:href="https://en.wikipedia.org/wiki/A_Mighty_Fortress_Is_Our_God#Tune" xlink:type="simple">7377</text:a></text:p>
          </table:table-cell>
          <table:table-cell table:formula="of:=EXTRACTLINKSFROMSINGLECELL(SHEET(); CELL(&quot;address&quot;;[.C296]);&quot; || &quot;;&quot;(NoLink)&quot;)" office:value-type="string" office:string-value="https://en.wikipedia.org/wiki/A_Mighty_Fortress_Is_Our_God#Tune" calcext:value-type="string">
            <text:p>https://en.wikipedia.org/wiki/A_Mighty_Fortress_Is_Our_God#Tun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<text:a xlink:href="http://www.bach-chorales.com/BWV0303.htm" xlink:type="simple">0303</text:a> </text:p>
          </table:table-cell>
          <table:table-cell table:formula="of:=EXTRACTLINKSFROMSINGLECELL(SHEET(); CELL(&quot;address&quot;;[.J296]);&quot; || &quot;;&quot;(NoLink)&quot;)" office:value-type="string" office:string-value="http://www.bach-chorales.com/BWV0303.htm" calcext:value-type="string">
            <text:p>http://www.bach-chorales.com/BWV0303.htm</text:p>
          </table:table-cell>
          <table:table-cell office:value-type="string" calcext:value-type="string">
            <text:p><text:a xlink:href="https://www.bach-digital.de/receive/BachDigitalWork_work_00000373" xlink:type="simple">53.2b</text:a> </text:p>
          </table:table-cell>
          <table:table-cell table:formula="of:=EXTRACTLINKSFROMSINGLECELL(SHEET(); CELL(&quot;address&quot;;[.L296]);&quot; || &quot;;&quot;(NoLink)&quot;)" office:value-type="string" office:string-value="https://www.bach-digital.de/receive/BachDigitalWork_work_00000373" calcext:value-type="string">
            <text:p>https://www.bach-digital.de/receive/BachDigitalWork_work_00000373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Eins_ist_not,_ach_Herr,_dies_Eine&amp;action=edit&amp;redlink=1" xlink:type="simple">Eins ist not, ach Herr, dies Eine</text:a></text:p>
          </table:table-cell>
          <table:table-cell/>
          <table:table-cell office:value-type="string" calcext:value-type="string">
            <text:p><text:a xlink:href="https://en.wikipedia.org/w/index.php?title=Eins_ist_not,_ach_Herr,_dies_Eine_(Zahn_7127)&amp;action=edit&amp;redlink=1" xlink:type="simple">7127</text:a>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<text:a xlink:href="http://www.bach-chorales.com/BWV0304.htm" xlink:type="simple">0304</text:a> </text:p>
          </table:table-cell>
          <table:table-cell table:formula="of:=EXTRACTLINKSFROMSINGLECELL(SHEET(); CELL(&quot;address&quot;;[.J297]);&quot; || &quot;;&quot;(NoLink)&quot;)" office:value-type="string" office:string-value="http://www.bach-chorales.com/BWV0304.htm" calcext:value-type="string">
            <text:p>http://www.bach-chorales.com/BWV0304.htm</text:p>
          </table:table-cell>
          <table:table-cell office:value-type="string" calcext:value-type="string">
            <text:p><text:a xlink:href="https://www.bach-digital.de/receive/BachDigitalWork_work_00000374" xlink:type="simple">54.1</text:a> </text:p>
          </table:table-cell>
          <table:table-cell table:formula="of:=EXTRACTLINKSFROMSINGLECELL(SHEET(); CELL(&quot;address&quot;;[.L297]);&quot; || &quot;;&quot;(NoLink)&quot;)" office:value-type="string" office:string-value="https://www.bach-digital.de/receive/BachDigitalWork_work_00000374" calcext:value-type="string">
            <text:p>https://www.bach-digital.de/receive/BachDigitalWork_work_00000374</text:p>
          </table:table-cell>
        </table:table-row>
        <table:table-row table:style-name="ro1">
          <table:table-cell office:value-type="string" calcext:value-type="string">
            <text:p><text:a xlink:href="https://en.wikipedia.org/wiki/Erbarm_dich_mein,_o_Herre_Gott" xlink:type="simple">Erbarm dich mein, o Herre Gott</text:a></text:p>
          </table:table-cell>
          <table:table-cell table:formula="of:=EXTRACTLINKSFROMSINGLECELL(SHEET(); CELL(&quot;address&quot;;[.$A298]);&quot; || &quot;;&quot;(NoLink)&quot;)" office:value-type="string" office:string-value="https://en.wikipedia.org/wiki/Erbarm_dich_mein,_o_Herre_Gott" calcext:value-type="string">
            <text:p>https://en.wikipedia.org/wiki/Erbarm_dich_mein,_o_Herre_Gott</text:p>
          </table:table-cell>
          <table:table-cell office:value-type="string" calcext:value-type="string">
            <text:p><text:a xlink:href="https://en.wikipedia.org/wiki/Erbarm_dich_mein,_o_Herre_Gott" xlink:type="simple">5851</text:a></text:p>
          </table:table-cell>
          <table:table-cell table:formula="of:=EXTRACTLINKSFROMSINGLECELL(SHEET(); CELL(&quot;address&quot;;[.C298]);&quot; || &quot;;&quot;(NoLink)&quot;)" office:value-type="string" office:string-value="https://en.wikipedia.org/wiki/Erbarm_dich_mein,_o_Herre_Gott" calcext:value-type="string">
            <text:p>https://en.wikipedia.org/wiki/Erbarm_dich_mein,_o_Herre_Gott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bach-chorales.com/BWV0305.htm" xlink:type="simple">0305</text:a> </text:p>
          </table:table-cell>
          <table:table-cell table:formula="of:=EXTRACTLINKSFROMSINGLECELL(SHEET(); CELL(&quot;address&quot;;[.J298]);&quot; || &quot;;&quot;(NoLink)&quot;)" office:value-type="string" office:string-value="http://www.bach-chorales.com/BWV0305.htm" calcext:value-type="string">
            <text:p>http://www.bach-chorales.com/BWV0305.htm</text:p>
          </table:table-cell>
          <table:table-cell office:value-type="string" calcext:value-type="string">
            <text:p><text:a xlink:href="https://www.bach-digital.de/receive/BachDigitalWork_work_00000375" xlink:type="simple">55.1</text:a> </text:p>
          </table:table-cell>
          <table:table-cell table:formula="of:=EXTRACTLINKSFROMSINGLECELL(SHEET(); CELL(&quot;address&quot;;[.L298]);&quot; || &quot;;&quot;(NoLink)&quot;)" office:value-type="string" office:string-value="https://www.bach-digital.de/receive/BachDigitalWork_work_00000375" calcext:value-type="string">
            <text:p>https://www.bach-digital.de/receive/BachDigitalWork_work_00000375</text:p>
          </table:table-cell>
        </table:table-row>
        <table:table-row table:style-name="ro1">
          <table:table-cell office:value-type="string" calcext:value-type="string">
            <text:p><text:a xlink:href="https://en.wikipedia.org/wiki/Erstanden_ist_der_heilge_Christ" xlink:type="simple">Erstanden ist der heilge Christ</text:a></text:p>
          </table:table-cell>
          <table:table-cell table:formula="of:=EXTRACTLINKSFROMSINGLECELL(SHEET(); CELL(&quot;address&quot;;[.$A299]);&quot; || &quot;;&quot;(NoLink)&quot;)" office:value-type="string" office:string-value="https://en.wikipedia.org/wiki/Erstanden_ist_der_heilge_Christ" calcext:value-type="string">
            <text:p>https://en.wikipedia.org/wiki/Erstanden_ist_der_heilge_Christ</text:p>
          </table:table-cell>
          <table:table-cell office:value-type="string" calcext:value-type="string">
            <text:p><text:a xlink:href="https://en.wikipedia.org/wiki/Erstanden_ist_der_heilge_Christ" xlink:type="simple">1746</text:a></text:p>
          </table:table-cell>
          <table:table-cell table:formula="of:=EXTRACTLINKSFROMSINGLECELL(SHEET(); CELL(&quot;address&quot;;[.C299]);&quot; || &quot;;&quot;(NoLink)&quot;)" office:value-type="string" office:string-value="https://en.wikipedia.org/wiki/Erstanden_ist_der_heilge_Christ" calcext:value-type="string">
            <text:p>https://en.wikipedia.org/wiki/Erstanden_ist_der_heilge_Christ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<text:a xlink:href="http://www.bach-chorales.com/BWV0306.htm" xlink:type="simple">0306</text:a> </text:p>
          </table:table-cell>
          <table:table-cell table:formula="of:=EXTRACTLINKSFROMSINGLECELL(SHEET(); CELL(&quot;address&quot;;[.J299]);&quot; || &quot;;&quot;(NoLink)&quot;)" office:value-type="string" office:string-value="http://www.bach-chorales.com/BWV0306.htm" calcext:value-type="string">
            <text:p>http://www.bach-chorales.com/BWV0306.htm</text:p>
          </table:table-cell>
          <table:table-cell office:value-type="string" calcext:value-type="string">
            <text:p><text:a xlink:href="https://www.bach-digital.de/receive/BachDigitalWork_work_00000376" xlink:type="simple">58.1</text:a> </text:p>
          </table:table-cell>
          <table:table-cell table:formula="of:=EXTRACTLINKSFROMSINGLECELL(SHEET(); CELL(&quot;address&quot;;[.L299]);&quot; || &quot;;&quot;(NoLink)&quot;)" office:value-type="string" office:string-value="https://www.bach-digital.de/receive/BachDigitalWork_work_00000376" calcext:value-type="string">
            <text:p>https://www.bach-digital.de/receive/BachDigitalWork_work_00000376</text:p>
          </table:table-cell>
        </table:table-row>
        <table:table-row table:style-name="ro7">
          <table:table-cell office:value-type="string" calcext:value-type="string">
            <text:p><text:a xlink:href="https://en.wikipedia.org/wiki/Es_ist_gewißlich_an_der_Zeit" xlink:type="simple">Es ist gewißlich an der Zeit</text:a></text:p>
          </table:table-cell>
          <table:table-cell table:formula="of:=EXTRACTLINKSFROMSINGLECELL(SHEET(); CELL(&quot;address&quot;;[.$A300]);&quot; || &quot;;&quot;(NoLink)&quot;)" office:value-type="string" office:string-value="https://en.wikipedia.org/wiki/Es_ist_gewißlich_an_der_Zeit" calcext:value-type="string">
            <text:p>https://en.wikipedia.org/wiki/Es_ist_gewißlich_an_der_Zeit</text:p>
          </table:table-cell>
          <table:table-cell office:value-type="string" calcext:value-type="string">
            <text:p><text:a xlink:href="https://en.wikipedia.org/wiki/Nun_freut_euch,_lieben_Christen_g%27mein_(Zahn_4429a)" xlink:type="simple">4429a</text:a></text:p>
          </table:table-cell>
          <table:table-cell table:formula="of:=EXTRACTLINKSFROMSINGLECELL(SHEET(); CELL(&quot;address&quot;;[.C300]);&quot; || &quot;;&quot;(NoLink)&quot;)" office:value-type="string" office:string-value="https://en.wikipedia.org/wiki/Nun_freut_euch,_lieben_Christen_g%27mein_(Zahn_4429a)" calcext:value-type="string">
            <text:p>https://en.wikipedia.org/wiki/Nun_freut_euch,_lieben_Christen_g%27mein_(Zahn_4429a)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<text:a xlink:href="http://www.bach-chorales.com/BWV0307.htm" xlink:type="simple">0307</text:a> </text:p>
          </table:table-cell>
          <table:table-cell table:formula="of:=EXTRACTLINKSFROMSINGLECELL(SHEET(); CELL(&quot;address&quot;;[.J300]);&quot; || &quot;;&quot;(NoLink)&quot;)" office:value-type="string" office:string-value="http://www.bach-chorales.com/BWV0307.htm" calcext:value-type="string">
            <text:p>http://www.bach-chorales.com/BWV0307.htm</text:p>
          </table:table-cell>
          <table:table-cell office:value-type="string" calcext:value-type="string">
            <text:p><text:a xlink:href="https://www.bach-digital.de/receive/BachDigitalWork_work_00000377" xlink:type="simple">150.1</text:a> </text:p>
          </table:table-cell>
          <table:table-cell table:formula="of:=EXTRACTLINKSFROMSINGLECELL(SHEET(); CELL(&quot;address&quot;;[.L300]);&quot; || &quot;;&quot;(NoLink)&quot;)" office:value-type="string" office:string-value="https://www.bach-digital.de/receive/BachDigitalWork_work_00000377" calcext:value-type="string">
            <text:p>https://www.bach-digital.de/receive/BachDigitalWork_work_00000377</text:p>
          </table:table-cell>
        </table:table-row>
        <table:table-row table:style-name="ro1">
          <table:table-cell office:value-type="string" calcext:value-type="string">
            <text:p><text:a xlink:href="https://en.wikipedia.org/wiki/Es_spricht_der_Unweisen_Mund_wohl" xlink:type="simple">Es spricht der Unweisen Mund wohl</text:a></text:p>
          </table:table-cell>
          <table:table-cell table:formula="of:=EXTRACTLINKSFROMSINGLECELL(SHEET(); CELL(&quot;address&quot;;[.$A301]);&quot; || &quot;;&quot;(NoLink)&quot;)" office:value-type="string" office:string-value="https://en.wikipedia.org/wiki/Es_spricht_der_Unweisen_Mund_wohl" calcext:value-type="string">
            <text:p>https://en.wikipedia.org/wiki/Es_spricht_der_Unweisen_Mund_wohl</text:p>
          </table:table-cell>
          <table:table-cell office:value-type="string" calcext:value-type="string">
            <text:p><text:a xlink:href="https://en.wikipedia.org/wiki/Es_spricht_der_Unweisen_Mund_wohl" xlink:type="simple">4436</text:a></text:p>
          </table:table-cell>
          <table:table-cell table:formula="of:=EXTRACTLINKSFROMSINGLECELL(SHEET(); CELL(&quot;address&quot;;[.C301]);&quot; || &quot;;&quot;(NoLink)&quot;)" office:value-type="string" office:string-value="https://en.wikipedia.org/wiki/Es_spricht_der_Unweisen_Mund_wohl" calcext:value-type="string">
            <text:p>https://en.wikipedia.org/wiki/Es_spricht_der_Unweisen_Mund_wohl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a xlink:href="http://www.bach-chorales.com/BWV0308.htm" xlink:type="simple">0308</text:a> </text:p>
          </table:table-cell>
          <table:table-cell table:formula="of:=EXTRACTLINKSFROMSINGLECELL(SHEET(); CELL(&quot;address&quot;;[.J301]);&quot; || &quot;;&quot;(NoLink)&quot;)" office:value-type="string" office:string-value="http://www.bach-chorales.com/BWV0308.htm" calcext:value-type="string">
            <text:p>http://www.bach-chorales.com/BWV0308.htm</text:p>
          </table:table-cell>
          <table:table-cell office:value-type="string" calcext:value-type="string">
            <text:p><text:a xlink:href="https://www.bach-digital.de/receive/BachDigitalWork_work_00000378" xlink:type="simple">62.1</text:a> </text:p>
          </table:table-cell>
          <table:table-cell table:formula="of:=EXTRACTLINKSFROMSINGLECELL(SHEET(); CELL(&quot;address&quot;;[.L301]);&quot; || &quot;;&quot;(NoLink)&quot;)" office:value-type="string" office:string-value="https://www.bach-digital.de/receive/BachDigitalWork_work_00000378" calcext:value-type="string">
            <text:p>https://www.bach-digital.de/receive/BachDigitalWork_work_00000378</text:p>
          </table:table-cell>
        </table:table-row>
        <table:table-row table:style-name="ro1">
          <table:table-cell office:value-type="string" calcext:value-type="string">
            <text:p><text:a xlink:href="https://en.wikipedia.org/wiki/Es_stehn_vor_Gottes_Throne" xlink:type="simple">Es stehn vor Gottes Throne</text:a></text:p>
          </table:table-cell>
          <table:table-cell table:formula="of:=EXTRACTLINKSFROMSINGLECELL(SHEET(); CELL(&quot;address&quot;;[.$A302]);&quot; || &quot;;&quot;(NoLink)&quot;)" office:value-type="string" office:string-value="https://en.wikipedia.org/wiki/Es_stehn_vor_Gottes_Throne" calcext:value-type="string">
            <text:p>https://en.wikipedia.org/wiki/Es_stehn_vor_Gottes_Throne</text:p>
          </table:table-cell>
          <table:table-cell office:value-type="string" calcext:value-type="string">
            <text:p><text:a xlink:href="https://en.wikipedia.org/wiki/Es_stehn_vor_Gottes_Throne" xlink:type="simple">4298</text:a></text:p>
          </table:table-cell>
          <table:table-cell table:formula="of:=EXTRACTLINKSFROMSINGLECELL(SHEET(); CELL(&quot;address&quot;;[.C302]);&quot; || &quot;;&quot;(NoLink)&quot;)" office:value-type="string" office:string-value="https://en.wikipedia.org/wiki/Es_stehn_vor_Gottes_Throne" calcext:value-type="string">
            <text:p>https://en.wikipedia.org/wiki/Es_stehn_vor_Gottes_Thron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<text:a xlink:href="http://www.bach-chorales.com/BWV0309.htm" xlink:type="simple">0309</text:a> </text:p>
          </table:table-cell>
          <table:table-cell table:formula="of:=EXTRACTLINKSFROMSINGLECELL(SHEET(); CELL(&quot;address&quot;;[.J302]);&quot; || &quot;;&quot;(NoLink)&quot;)" office:value-type="string" office:string-value="http://www.bach-chorales.com/BWV0309.htm" calcext:value-type="string">
            <text:p>http://www.bach-chorales.com/BWV0309.htm</text:p>
          </table:table-cell>
          <table:table-cell office:value-type="string" calcext:value-type="string">
            <text:p><text:a xlink:href="https://www.bach-digital.de/receive/BachDigitalWork_work_00000379" xlink:type="simple">63.1</text:a> </text:p>
          </table:table-cell>
          <table:table-cell table:formula="of:=EXTRACTLINKSFROMSINGLECELL(SHEET(); CELL(&quot;address&quot;;[.L302]);&quot; || &quot;;&quot;(NoLink)&quot;)" office:value-type="string" office:string-value="https://www.bach-digital.de/receive/BachDigitalWork_work_00000379" calcext:value-type="string">
            <text:p>https://www.bach-digital.de/receive/BachDigitalWork_work_00000379</text:p>
          </table:table-cell>
        </table:table-row>
        <table:table-row table:style-name="ro1">
          <table:table-cell office:value-type="string" calcext:value-type="string">
            <text:p><text:a xlink:href="https://en.wikipedia.org/wiki/Es_wird_schier_der_letzte_Tag_herkommen" xlink:type="simple">Es wird schier der letzte Tag herkommen</text:a></text:p>
          </table:table-cell>
          <table:table-cell table:formula="of:=EXTRACTLINKSFROMSINGLECELL(SHEET(); CELL(&quot;address&quot;;[.$A303]);&quot; || &quot;;&quot;(NoLink)&quot;)" office:value-type="string" office:string-value="https://en.wikipedia.org/wiki/Es_wird_schier_der_letzte_Tag_herkommen" calcext:value-type="string">
            <text:p>https://en.wikipedia.org/wiki/Es_wird_schier_der_letzte_Tag_herkommen</text:p>
          </table:table-cell>
          <table:table-cell office:value-type="string" calcext:value-type="string">
            <text:p><text:a xlink:href="https://en.wikipedia.org/wiki/Es_wird_schier_der_letzte_Tag_herkommen" xlink:type="simple">1423</text:a></text:p>
          </table:table-cell>
          <table:table-cell table:formula="of:=EXTRACTLINKSFROMSINGLECELL(SHEET(); CELL(&quot;address&quot;;[.C303]);&quot; || &quot;;&quot;(NoLink)&quot;)" office:value-type="string" office:string-value="https://en.wikipedia.org/wiki/Es_wird_schier_der_letzte_Tag_herkommen" calcext:value-type="string">
            <text:p>https://en.wikipedia.org/wiki/Es_wird_schier_der_letzte_Tag_herkommen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<text:a xlink:href="http://www.bach-chorales.com/BWV0310.htm" xlink:type="simple">0310</text:a> </text:p>
          </table:table-cell>
          <table:table-cell table:formula="of:=EXTRACTLINKSFROMSINGLECELL(SHEET(); CELL(&quot;address&quot;;[.J303]);&quot; || &quot;;&quot;(NoLink)&quot;)" office:value-type="string" office:string-value="http://www.bach-chorales.com/BWV0310.htm" calcext:value-type="string">
            <text:p>http://www.bach-chorales.com/BWV0310.htm</text:p>
          </table:table-cell>
          <table:table-cell office:value-type="string" calcext:value-type="string">
            <text:p><text:a xlink:href="https://www.bach-digital.de/receive/BachDigitalWork_work_00000380" xlink:type="simple">64.1</text:a> </text:p>
          </table:table-cell>
          <table:table-cell table:formula="of:=EXTRACTLINKSFROMSINGLECELL(SHEET(); CELL(&quot;address&quot;;[.L303]);&quot; || &quot;;&quot;(NoLink)&quot;)" office:value-type="string" office:string-value="https://www.bach-digital.de/receive/BachDigitalWork_work_00000380" calcext:value-type="string">
            <text:p>https://www.bach-digital.de/receive/BachDigitalWork_work_00000380</text:p>
          </table:table-cell>
        </table:table-row>
        <table:table-row table:style-name="ro1">
          <table:table-cell office:value-type="string" calcext:value-type="string">
            <text:p><text:a xlink:href="https://en.wikipedia.org/wiki/Es_woll_uns_Gott_genädig_sein" xlink:type="simple">Es woll uns Gott genädig sein</text:a></text:p>
          </table:table-cell>
          <table:table-cell table:formula="of:=EXTRACTLINKSFROMSINGLECELL(SHEET(); CELL(&quot;address&quot;;[.$A304]);&quot; || &quot;;&quot;(NoLink)&quot;)" office:value-type="string" office:string-value="https://en.wikipedia.org/wiki/Es_woll_uns_Gott_genädig_sein" calcext:value-type="string">
            <text:p>https://en.wikipedia.org/wiki/Es_woll_uns_Gott_genädig_sein</text:p>
          </table:table-cell>
          <table:table-cell office:value-type="string" calcext:value-type="string">
            <text:p><text:a xlink:href="https://en.wikipedia.org/wiki/Es_woll_uns_Gott_genädig_sein_(Zahn_7247)" xlink:type="simple">7247</text:a></text:p>
          </table:table-cell>
          <table:table-cell table:formula="of:=EXTRACTLINKSFROMSINGLECELL(SHEET(); CELL(&quot;address&quot;;[.C304]);&quot; || &quot;;&quot;(NoLink)&quot;)" office:value-type="string" office:string-value="https://en.wikipedia.org/wiki/Es_woll_uns_Gott_genädig_sein_(Zahn_7247)" calcext:value-type="string">
            <text:p>https://en.wikipedia.org/wiki/Es_woll_uns_Gott_genädig_sein_(Zahn_7247)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http://www.bach-chorales.com/BWV0311.htm" xlink:type="simple">0311</text:a> </text:p>
          </table:table-cell>
          <table:table-cell table:formula="of:=EXTRACTLINKSFROMSINGLECELL(SHEET(); CELL(&quot;address&quot;;[.J304]);&quot; || &quot;;&quot;(NoLink)&quot;)" office:value-type="string" office:string-value="http://www.bach-chorales.com/BWV0311.htm" calcext:value-type="string">
            <text:p>http://www.bach-chorales.com/BWV0311.htm</text:p>
          </table:table-cell>
          <table:table-cell office:value-type="string" calcext:value-type="string">
            <text:p><text:a xlink:href="https://www.bach-digital.de/receive/BachDigitalWork_work_00000381" xlink:type="simple">66.2</text:a> </text:p>
          </table:table-cell>
          <table:table-cell table:formula="of:=EXTRACTLINKSFROMSINGLECELL(SHEET(); CELL(&quot;address&quot;;[.L304]);&quot; || &quot;;&quot;(NoLink)&quot;)" office:value-type="string" office:string-value="https://www.bach-digital.de/receive/BachDigitalWork_work_00000381" calcext:value-type="string">
            <text:p>https://www.bach-digital.de/receive/BachDigitalWork_work_00000381</text:p>
          </table:table-cell>
        </table:table-row>
        <table:table-row table:style-name="ro1">
          <table:table-cell office:value-type="string" calcext:value-type="string">
            <text:p><text:a xlink:href="https://en.wikipedia.org/wiki/Es_woll_uns_Gott_genädig_sein" xlink:type="simple">Es woll uns Gott genädig sein</text:a></text:p>
          </table:table-cell>
          <table:table-cell table:formula="of:=EXTRACTLINKSFROMSINGLECELL(SHEET(); CELL(&quot;address&quot;;[.$A305]);&quot; || &quot;;&quot;(NoLink)&quot;)" office:value-type="string" office:string-value="https://en.wikipedia.org/wiki/Es_woll_uns_Gott_genädig_sein" calcext:value-type="string">
            <text:p>https://en.wikipedia.org/wiki/Es_woll_uns_Gott_genädig_sein</text:p>
          </table:table-cell>
          <table:table-cell office:value-type="string" calcext:value-type="string">
            <text:p><text:a xlink:href="https://en.wikipedia.org/wiki/Es_woll_uns_Gott_genädig_sein_(Zahn_7247)" xlink:type="simple">7247</text:a></text:p>
          </table:table-cell>
          <table:table-cell table:formula="of:=EXTRACTLINKSFROMSINGLECELL(SHEET(); CELL(&quot;address&quot;;[.C305]);&quot; || &quot;;&quot;(NoLink)&quot;)" office:value-type="string" office:string-value="https://en.wikipedia.org/wiki/Es_woll_uns_Gott_genädig_sein_(Zahn_7247)" calcext:value-type="string">
            <text:p>https://en.wikipedia.org/wiki/Es_woll_uns_Gott_genädig_sein_(Zahn_7247)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://www.bach-chorales.com/BWV0312.htm" xlink:type="simple">0312</text:a> </text:p>
          </table:table-cell>
          <table:table-cell table:formula="of:=EXTRACTLINKSFROMSINGLECELL(SHEET(); CELL(&quot;address&quot;;[.J305]);&quot; || &quot;;&quot;(NoLink)&quot;)" office:value-type="string" office:string-value="http://www.bach-chorales.com/BWV0312.htm" calcext:value-type="string">
            <text:p>http://www.bach-chorales.com/BWV0312.htm</text:p>
          </table:table-cell>
          <table:table-cell office:value-type="string" calcext:value-type="string">
            <text:p><text:a xlink:href="https://www.bach-digital.de/receive/BachDigitalWork_work_00000382" xlink:type="simple">66.1</text:a> </text:p>
          </table:table-cell>
          <table:table-cell table:formula="of:=EXTRACTLINKSFROMSINGLECELL(SHEET(); CELL(&quot;address&quot;;[.L305]);&quot; || &quot;;&quot;(NoLink)&quot;)" office:value-type="string" office:string-value="https://www.bach-digital.de/receive/BachDigitalWork_work_00000382" calcext:value-type="string">
            <text:p>https://www.bach-digital.de/receive/BachDigitalWork_work_00000382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Für_Freuden_laßt_uns_springen&amp;action=edit&amp;redlink=1" xlink:type="simple">Für Freuden laßt uns springen</text:a></text:p>
          </table:table-cell>
          <table:table-cell/>
          <table:table-cell office:value-type="string" calcext:value-type="string">
            <text:p><text:a xlink:href="https://en.wikipedia.org/w/index.php?title=Für_Freuden_lasst_uns_springen&amp;action=edit&amp;redlink=1" xlink:type="simple">2339</text:a>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<text:a xlink:href="http://www.bach-chorales.com/BWV0313.htm" xlink:type="simple">0313</text:a> </text:p>
          </table:table-cell>
          <table:table-cell table:formula="of:=EXTRACTLINKSFROMSINGLECELL(SHEET(); CELL(&quot;address&quot;;[.J306]);&quot; || &quot;;&quot;(NoLink)&quot;)" office:value-type="string" office:string-value="http://www.bach-chorales.com/BWV0313.htm" calcext:value-type="string">
            <text:p>http://www.bach-chorales.com/BWV0313.htm</text:p>
          </table:table-cell>
          <table:table-cell office:value-type="string" calcext:value-type="string">
            <text:p><text:a xlink:href="https://www.bach-digital.de/receive/BachDigitalWork_work_00000383" xlink:type="simple">68.1</text:a> </text:p>
          </table:table-cell>
          <table:table-cell table:formula="of:=EXTRACTLINKSFROMSINGLECELL(SHEET(); CELL(&quot;address&quot;;[.L306]);&quot; || &quot;;&quot;(NoLink)&quot;)" office:value-type="string" office:string-value="https://www.bach-digital.de/receive/BachDigitalWork_work_00000383" calcext:value-type="string">
            <text:p>https://www.bach-digital.de/receive/BachDigitalWork_work_00000383</text:p>
          </table:table-cell>
        </table:table-row>
        <table:table-row table:style-name="ro1">
          <table:table-cell office:value-type="string" calcext:value-type="string">
            <text:p><text:a xlink:href="https://en.wikipedia.org/wiki/Gelobet_seist_du,_Jesu_Christ" xlink:type="simple">Gelobet seist du, Jesu Christ</text:a></text:p>
          </table:table-cell>
          <table:table-cell table:formula="of:=EXTRACTLINKSFROMSINGLECELL(SHEET(); CELL(&quot;address&quot;;[.$A307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string" calcext:value-type="string">
            <text:p><text:a xlink:href="https://en.wikipedia.org/wiki/Gelobet_seist_du,_Jesu_Christ" xlink:type="simple">1947</text:a></text:p>
          </table:table-cell>
          <table:table-cell table:formula="of:=EXTRACTLINKSFROMSINGLECELL(SHEET(); CELL(&quot;address&quot;;[.C307]);&quot; || &quot;;&quot;(NoLink)&quot;)" office:value-type="string" office:string-value="https://en.wikipedia.org/wiki/Gelobet_seist_du,_Jesu_Christ" calcext:value-type="string">
            <text:p>https://en.wikipedia.org/wiki/Gelobet_seist_du,_Jesu_Christ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://www.bach-chorales.com/BWV0314.htm" xlink:type="simple">0314</text:a> </text:p>
          </table:table-cell>
          <table:table-cell table:formula="of:=EXTRACTLINKSFROMSINGLECELL(SHEET(); CELL(&quot;address&quot;;[.J307]);&quot; || &quot;;&quot;(NoLink)&quot;)" office:value-type="string" office:string-value="http://www.bach-chorales.com/BWV0314.htm" calcext:value-type="string">
            <text:p>http://www.bach-chorales.com/BWV0314.htm</text:p>
          </table:table-cell>
          <table:table-cell office:value-type="string" calcext:value-type="string">
            <text:p><text:a xlink:href="https://www.bach-digital.de/receive/BachDigitalWork_work_00000384" xlink:type="simple">69.1</text:a> </text:p>
          </table:table-cell>
          <table:table-cell table:formula="of:=EXTRACTLINKSFROMSINGLECELL(SHEET(); CELL(&quot;address&quot;;[.L307]);&quot; || &quot;;&quot;(NoLink)&quot;)" office:value-type="string" office:string-value="https://www.bach-digital.de/receive/BachDigitalWork_work_00000384" calcext:value-type="string">
            <text:p>https://www.bach-digital.de/receive/BachDigitalWork_work_0000038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Gib_dich_zufrieden_und_sei_stille&amp;action=edit&amp;redlink=1" xlink:type="simple">Gib dich zufrieden und sei stille</text:a></text:p>
          </table:table-cell>
          <table:table-cell/>
          <table:table-cell office:value-type="string" calcext:value-type="string">
            <text:p><text:a xlink:href="https://en.wikipedia.org/w/index.php?title=Gib_dich_zufrieden_und_sei_stille_(Zahn_7417a)&amp;action=edit&amp;redlink=1" xlink:type="simple">7417a</text:a>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<text:a xlink:href="http://www.bach-chorales.com/BWV0315.htm" xlink:type="simple">0315</text:a> </text:p>
          </table:table-cell>
          <table:table-cell table:formula="of:=EXTRACTLINKSFROMSINGLECELL(SHEET(); CELL(&quot;address&quot;;[.J308]);&quot; || &quot;;&quot;(NoLink)&quot;)" office:value-type="string" office:string-value="http://www.bach-chorales.com/BWV0315.htm" calcext:value-type="string">
            <text:p>http://www.bach-chorales.com/BWV0315.htm</text:p>
          </table:table-cell>
          <table:table-cell office:value-type="string" calcext:value-type="string">
            <text:p><text:a xlink:href="https://www.bach-digital.de/receive/BachDigitalWork_work_00000385" xlink:type="simple">70.1</text:a> </text:p>
          </table:table-cell>
          <table:table-cell table:formula="of:=EXTRACTLINKSFROMSINGLECELL(SHEET(); CELL(&quot;address&quot;;[.L308]);&quot; || &quot;;&quot;(NoLink)&quot;)" office:value-type="string" office:string-value="https://www.bach-digital.de/receive/BachDigitalWork_work_00000385" calcext:value-type="string">
            <text:p>https://www.bach-digital.de/receive/BachDigitalWork_work_00000385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Gott,_der_du_selber_bist_das_Licht&amp;action=edit&amp;redlink=1" xlink:type="simple">Gott, der du selber bist das Licht</text:a></text:p>
          </table:table-cell>
          <table:table-cell/>
          <table:table-cell office:value-type="string" calcext:value-type="string">
            <text:p><text:a xlink:href="https://en.wikipedia.org/w/index.php?title=Gott,_der_du_selber_bist_das_Licht&amp;action=edit&amp;redlink=1" xlink:type="simple">5814</text:a>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<text:a xlink:href="http://www.bach-chorales.com/BWV0316.htm" xlink:type="simple">0316</text:a> </text:p>
          </table:table-cell>
          <table:table-cell table:formula="of:=EXTRACTLINKSFROMSINGLECELL(SHEET(); CELL(&quot;address&quot;;[.J309]);&quot; || &quot;;&quot;(NoLink)&quot;)" office:value-type="string" office:string-value="http://www.bach-chorales.com/BWV0316.htm" calcext:value-type="string">
            <text:p>http://www.bach-chorales.com/BWV0316.htm</text:p>
          </table:table-cell>
          <table:table-cell office:value-type="string" calcext:value-type="string">
            <text:p><text:a xlink:href="https://www.bach-digital.de/receive/BachDigitalWork_work_00000386" xlink:type="simple">71.1</text:a> </text:p>
          </table:table-cell>
          <table:table-cell table:formula="of:=EXTRACTLINKSFROMSINGLECELL(SHEET(); CELL(&quot;address&quot;;[.L309]);&quot; || &quot;;&quot;(NoLink)&quot;)" office:value-type="string" office:string-value="https://www.bach-digital.de/receive/BachDigitalWork_work_00000386" calcext:value-type="string">
            <text:p>https://www.bach-digital.de/receive/BachDigitalWork_work_00000386</text:p>
          </table:table-cell>
        </table:table-row>
        <table:table-row table:style-name="ro1">
          <table:table-cell office:value-type="string" calcext:value-type="string">
            <text:p><text:a xlink:href="https://en.wikipedia.org/wiki/Gott_der_Vater_wohn_uns_bei" xlink:type="simple">Gott der Vater wohn uns bei</text:a></text:p>
          </table:table-cell>
          <table:table-cell table:formula="of:=EXTRACTLINKSFROMSINGLECELL(SHEET(); CELL(&quot;address&quot;;[.$A310]);&quot; || &quot;;&quot;(NoLink)&quot;)" office:value-type="string" office:string-value="https://en.wikipedia.org/wiki/Gott_der_Vater_wohn_uns_bei" calcext:value-type="string">
            <text:p>https://en.wikipedia.org/wiki/Gott_der_Vater_wohn_uns_bei</text:p>
          </table:table-cell>
          <table:table-cell office:value-type="string" calcext:value-type="string">
            <text:p><text:a xlink:href="https://en.wikipedia.org/wiki/Gott_der_Vater_wohn_uns_bei" xlink:type="simple">8507</text:a></text:p>
          </table:table-cell>
          <table:table-cell table:formula="of:=EXTRACTLINKSFROMSINGLECELL(SHEET(); CELL(&quot;address&quot;;[.C310]);&quot; || &quot;;&quot;(NoLink)&quot;)" office:value-type="string" office:string-value="https://en.wikipedia.org/wiki/Gott_der_Vater_wohn_uns_bei" calcext:value-type="string">
            <text:p>https://en.wikipedia.org/wiki/Gott_der_Vater_wohn_uns_bei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www.bach-chorales.com/BWV0317.htm" xlink:type="simple">0317</text:a> </text:p>
          </table:table-cell>
          <table:table-cell table:formula="of:=EXTRACTLINKSFROMSINGLECELL(SHEET(); CELL(&quot;address&quot;;[.J310]);&quot; || &quot;;&quot;(NoLink)&quot;)" office:value-type="string" office:string-value="http://www.bach-chorales.com/BWV0317.htm" calcext:value-type="string">
            <text:p>http://www.bach-chorales.com/BWV0317.htm</text:p>
          </table:table-cell>
          <table:table-cell office:value-type="string" calcext:value-type="string">
            <text:p><text:a xlink:href="https://www.bach-digital.de/receive/BachDigitalWork_work_00000387" xlink:type="simple">72.1</text:a> </text:p>
          </table:table-cell>
          <table:table-cell table:formula="of:=EXTRACTLINKSFROMSINGLECELL(SHEET(); CELL(&quot;address&quot;;[.L310]);&quot; || &quot;;&quot;(NoLink)&quot;)" office:value-type="string" office:string-value="https://www.bach-digital.de/receive/BachDigitalWork_work_00000387" calcext:value-type="string">
            <text:p>https://www.bach-digital.de/receive/BachDigitalWork_work_00000387</text:p>
          </table:table-cell>
        </table:table-row>
        <table:table-row table:style-name="ro1">
          <table:table-cell office:value-type="string" calcext:value-type="string">
            <text:p><text:a xlink:href="https://en.wikipedia.org/wiki/Gottes_Sohn_ist_kommen" xlink:type="simple">Gottes Sohn ist kommen</text:a></text:p>
          </table:table-cell>
          <table:table-cell table:formula="of:=EXTRACTLINKSFROMSINGLECELL(SHEET(); CELL(&quot;address&quot;;[.$A311]);&quot; || &quot;;&quot;(NoLink)&quot;)" office:value-type="string" office:string-value="https://en.wikipedia.org/wiki/Gottes_Sohn_ist_kommen" calcext:value-type="string">
            <text:p>https://en.wikipedia.org/wiki/Gottes_Sohn_ist_kommen</text:p>
          </table:table-cell>
          <table:table-cell office:value-type="string" calcext:value-type="string">
            <text:p><text:a xlink:href="https://en.wikipedia.org/wiki/Menschenkind,_merk_eben" xlink:type="simple">3294</text:a></text:p>
          </table:table-cell>
          <table:table-cell table:formula="of:=EXTRACTLINKSFROMSINGLECELL(SHEET(); CELL(&quot;address&quot;;[.C311]);&quot; || &quot;;&quot;(NoLink)&quot;)" office:value-type="string" office:string-value="https://en.wikipedia.org/wiki/Menschenkind,_merk_eben" calcext:value-type="string">
            <text:p>https://en.wikipedia.org/wiki/Menschenkind,_merk_eben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a xlink:href="http://www.bach-chorales.com/BWV0318.htm" xlink:type="simple">0318</text:a> </text:p>
          </table:table-cell>
          <table:table-cell table:formula="of:=EXTRACTLINKSFROMSINGLECELL(SHEET(); CELL(&quot;address&quot;;[.J311]);&quot; || &quot;;&quot;(NoLink)&quot;)" office:value-type="string" office:string-value="http://www.bach-chorales.com/BWV0318.htm" calcext:value-type="string">
            <text:p>http://www.bach-chorales.com/BWV0318.htm</text:p>
          </table:table-cell>
          <table:table-cell office:value-type="string" calcext:value-type="string">
            <text:p><text:a xlink:href="https://www.bach-digital.de/receive/BachDigitalWork_work_00000388" xlink:type="simple">143.1a/b</text:a> </text:p>
          </table:table-cell>
          <table:table-cell table:formula="of:=EXTRACTLINKSFROMSINGLECELL(SHEET(); CELL(&quot;address&quot;;[.L311]);&quot; || &quot;;&quot;(NoLink)&quot;)" office:value-type="string" office:string-value="https://www.bach-digital.de/receive/BachDigitalWork_work_00000388" calcext:value-type="string">
            <text:p>https://www.bach-digital.de/receive/BachDigitalWork_work_00000388</text:p>
          </table:table-cell>
        </table:table-row>
        <table:table-row table:style-name="ro1">
          <table:table-cell office:value-type="string" calcext:value-type="string">
            <text:p><text:a xlink:href="https://en.wikipedia.org/wiki/Gott_hat_das_Evangelium" xlink:type="simple">Gott hat das Evangelium</text:a></text:p>
          </table:table-cell>
          <table:table-cell table:formula="of:=EXTRACTLINKSFROMSINGLECELL(SHEET(); CELL(&quot;address&quot;;[.$A312]);&quot; || &quot;;&quot;(NoLink)&quot;)" office:value-type="string" office:string-value="https://en.wikipedia.org/wiki/Gott_hat_das_Evangelium" calcext:value-type="string">
            <text:p>https://en.wikipedia.org/wiki/Gott_hat_das_Evangelium</text:p>
          </table:table-cell>
          <table:table-cell office:value-type="string" calcext:value-type="string">
            <text:p><text:a xlink:href="https://en.wikipedia.org/wiki/Gott_hat_das_Evangelium" xlink:type="simple">1788</text:a></text:p>
          </table:table-cell>
          <table:table-cell table:formula="of:=EXTRACTLINKSFROMSINGLECELL(SHEET(); CELL(&quot;address&quot;;[.C312]);&quot; || &quot;;&quot;(NoLink)&quot;)" office:value-type="string" office:string-value="https://en.wikipedia.org/wiki/Gott_hat_das_Evangelium" calcext:value-type="string">
            <text:p>https://en.wikipedia.org/wiki/Gott_hat_das_Evangelium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<text:a xlink:href="http://www.bach-chorales.com/BWV0319.htm" xlink:type="simple">0319</text:a> </text:p>
          </table:table-cell>
          <table:table-cell table:formula="of:=EXTRACTLINKSFROMSINGLECELL(SHEET(); CELL(&quot;address&quot;;[.J312]);&quot; || &quot;;&quot;(NoLink)&quot;)" office:value-type="string" office:string-value="http://www.bach-chorales.com/BWV0319.htm" calcext:value-type="string">
            <text:p>http://www.bach-chorales.com/BWV0319.htm</text:p>
          </table:table-cell>
          <table:table-cell office:value-type="string" calcext:value-type="string">
            <text:p><text:a xlink:href="https://www.bach-digital.de/receive/BachDigitalWork_work_00000389" xlink:type="simple">74.1</text:a> </text:p>
          </table:table-cell>
          <table:table-cell table:formula="of:=EXTRACTLINKSFROMSINGLECELL(SHEET(); CELL(&quot;address&quot;;[.L312]);&quot; || &quot;;&quot;(NoLink)&quot;)" office:value-type="string" office:string-value="https://www.bach-digital.de/receive/BachDigitalWork_work_00000389" calcext:value-type="string">
            <text:p>https://www.bach-digital.de/receive/BachDigitalWork_work_00000389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Gott_lebet_noch&amp;action=edit&amp;redlink=1" xlink:type="simple">Gott lebet noch</text:a></text:p>
          </table:table-cell>
          <table:table-cell/>
          <table:table-cell office:value-type="string" calcext:value-type="string">
            <text:p><text:a xlink:href="https://en.wikipedia.org/w/index.php?title=Gott_lebet_noch&amp;action=edit&amp;redlink=1" xlink:type="simple">7951</text:a>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<text:a xlink:href="http://www.bach-chorales.com/BWV0320.htm" xlink:type="simple">0320</text:a>; ≈<text:a xlink:href="https://en.wikipedia.org/wiki/BWV_461" xlink:type="simple">BWV 461</text:a>: <text:a xlink:href="https://en.wikipedia.org/wiki/Schemellis_Gesangbuch" xlink:type="simple">Schemelli</text:a> No. 488 (37) </text:p>
          </table:table-cell>
          <table:table-cell table:formula="of:=EXTRACTLINKSFROMSINGLECELL(SHEET(); CELL(&quot;address&quot;;[.J313]);&quot; || &quot;;&quot;(NoLink)&quot;)" office:value-type="string" office:string-value="http://www.bach-chorales.com/BWV0320.htm || https://en.wikipedia.org/wiki/BWV_461 || https://en.wikipedia.org/wiki/Schemellis_Gesangbuch" calcext:value-type="string">
            <text:p>http://www.bach-chorales.com/BWV0320.htm || https://en.wikipedia.org/wiki/BWV_461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390" xlink:type="simple">75.1</text:a> </text:p>
          </table:table-cell>
          <table:table-cell table:formula="of:=EXTRACTLINKSFROMSINGLECELL(SHEET(); CELL(&quot;address&quot;;[.L313]);&quot; || &quot;;&quot;(NoLink)&quot;)" office:value-type="string" office:string-value="https://www.bach-digital.de/receive/BachDigitalWork_work_00000390" calcext:value-type="string">
            <text:p>https://www.bach-digital.de/receive/BachDigitalWork_work_0000039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Gottlob,_es_geht_nunmehr_zu_Ende&amp;action=edit&amp;redlink=1" xlink:type="simple">Gottlob, es geht nunmehr zu Ende</text:a></text:p>
          </table:table-cell>
          <table:table-cell/>
          <table:table-cell office:value-type="string" calcext:value-type="string">
            <text:p><text:a xlink:href="https://en.wikipedia.org/w/index.php?title=Gottlob,_es_geht_nunmehr_zum_Ende&amp;action=edit&amp;redlink=1" xlink:type="simple">2855</text:a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<text:a xlink:href="http://www.bach-chorales.com/BWV0321.htm" xlink:type="simple">0321</text:a> </text:p>
          </table:table-cell>
          <table:table-cell table:formula="of:=EXTRACTLINKSFROMSINGLECELL(SHEET(); CELL(&quot;address&quot;;[.J314]);&quot; || &quot;;&quot;(NoLink)&quot;)" office:value-type="string" office:string-value="http://www.bach-chorales.com/BWV0321.htm" calcext:value-type="string">
            <text:p>http://www.bach-chorales.com/BWV0321.htm</text:p>
          </table:table-cell>
          <table:table-cell office:value-type="string" calcext:value-type="string">
            <text:p><text:a xlink:href="https://www.bach-digital.de/receive/BachDigitalWork_work_00000391" xlink:type="simple">77.1</text:a> </text:p>
          </table:table-cell>
          <table:table-cell table:formula="of:=EXTRACTLINKSFROMSINGLECELL(SHEET(); CELL(&quot;address&quot;;[.L314]);&quot; || &quot;;&quot;(NoLink)&quot;)" office:value-type="string" office:string-value="https://www.bach-digital.de/receive/BachDigitalWork_work_00000391" calcext:value-type="string">
            <text:p>https://www.bach-digital.de/receive/BachDigitalWork_work_00000391</text:p>
          </table:table-cell>
        </table:table-row>
        <table:table-row table:style-name="ro1">
          <table:table-cell office:value-type="string" calcext:value-type="string">
            <text:p><text:a xlink:href="https://en.wikipedia.org/wiki/Gott_sei_gelobet_und_gebenedeiet" xlink:type="simple">Gott sei gelobet und gebenedeiet</text:a></text:p>
          </table:table-cell>
          <table:table-cell table:formula="of:=EXTRACTLINKSFROMSINGLECELL(SHEET(); CELL(&quot;address&quot;;[.$A315]);&quot; || &quot;;&quot;(NoLink)&quot;)" office:value-type="string" office:string-value="https://en.wikipedia.org/wiki/Gott_sei_gelobet_und_gebenedeiet" calcext:value-type="string">
            <text:p>https://en.wikipedia.org/wiki/Gott_sei_gelobet_und_gebenedeiet</text:p>
          </table:table-cell>
          <table:table-cell office:value-type="string" calcext:value-type="string">
            <text:p><text:a xlink:href="https://en.wikipedia.org/wiki/Gott_sei_gelobet_und_gebenedeiet" xlink:type="simple">8078</text:a></text:p>
          </table:table-cell>
          <table:table-cell table:formula="of:=EXTRACTLINKSFROMSINGLECELL(SHEET(); CELL(&quot;address&quot;;[.C315]);&quot; || &quot;;&quot;(NoLink)&quot;)" office:value-type="string" office:string-value="https://en.wikipedia.org/wiki/Gott_sei_gelobet_und_gebenedeiet" calcext:value-type="string">
            <text:p>https://en.wikipedia.org/wiki/Gott_sei_gelobet_und_gebenedeiet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<text:a xlink:href="http://www.bach-chorales.com/BWV0322.htm" xlink:type="simple">0322</text:a> </text:p>
          </table:table-cell>
          <table:table-cell table:formula="of:=EXTRACTLINKSFROMSINGLECELL(SHEET(); CELL(&quot;address&quot;;[.J315]);&quot; || &quot;;&quot;(NoLink)&quot;)" office:value-type="string" office:string-value="http://www.bach-chorales.com/BWV0322.htm" calcext:value-type="string">
            <text:p>http://www.bach-chorales.com/BWV0322.htm</text:p>
          </table:table-cell>
          <table:table-cell office:value-type="string" calcext:value-type="string">
            <text:p><text:a xlink:href="https://www.bach-digital.de/receive/BachDigitalWork_work_00000392" xlink:type="simple">76.1</text:a> </text:p>
          </table:table-cell>
          <table:table-cell table:formula="of:=EXTRACTLINKSFROMSINGLECELL(SHEET(); CELL(&quot;address&quot;;[.L315]);&quot; || &quot;;&quot;(NoLink)&quot;)" office:value-type="string" office:string-value="https://www.bach-digital.de/receive/BachDigitalWork_work_00000392" calcext:value-type="string">
            <text:p>https://www.bach-digital.de/receive/BachDigitalWork_work_00000392</text:p>
          </table:table-cell>
        </table:table-row>
        <table:table-row table:style-name="ro4">
          <table:table-cell office:value-type="string" calcext:value-type="string">
            <text:p><text:a xlink:href="https://en.wikipedia.org/wiki/Gott_sei_uns_gnädig_und_barmherzig" xlink:type="simple">Gott sei uns gnädig und barmherzig</text:a></text:p>
          </table:table-cell>
          <table:table-cell table:formula="of:=EXTRACTLINKSFROMSINGLECELL(SHEET(); CELL(&quot;address&quot;;[.$A316]);&quot; || &quot;;&quot;(NoLink)&quot;)" office:value-type="string" office:string-value="https://en.wikipedia.org/wiki/Gott_sei_uns_gnädig_und_barmherzig" calcext:value-type="string">
            <text:p>https://en.wikipedia.org/wiki/Gott_sei_uns_gnädig_und_barmherzig</text:p>
          </table:table-cell>
          <table:table-cell office:value-type="string" calcext:value-type="string">
            <text:p><text:a xlink:href="https://en.wikipedia.org/wiki/Tonus_peregrinus" xlink:type="simple">7372</text:a></text:p>
          </table:table-cell>
          <table:table-cell table:formula="of:=EXTRACTLINKSFROMSINGLECELL(SHEET(); CELL(&quot;address&quot;;[.C316]);&quot; || &quot;;&quot;(NoLink)&quot;)" office:value-type="string" office:string-value="https://en.wikipedia.org/wiki/Tonus_peregrinus" calcext:value-type="string">
            <text:p>https://en.wikipedia.org/wiki/Tonus_peregrinus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://www.bach-chorales.com/BWV0323.htm" xlink:type="simple">0323</text:a>; Tune: <text:a xlink:href="https://en.wikipedia.org/wiki/Meine_Seele_erhebt_den_Herren" xlink:type="simple">German Magnificat</text:a> (<text:a xlink:href="https://en.wikipedia.org/wiki/Metre_(music)" xlink:type="simple">metric</text:a>) </text:p>
          </table:table-cell>
          <table:table-cell table:formula="of:=EXTRACTLINKSFROMSINGLECELL(SHEET(); CELL(&quot;address&quot;;[.J316]);&quot; || &quot;;&quot;(NoLink)&quot;)" office:value-type="string" office:string-value="http://www.bach-chorales.com/BWV0323.htm || https://en.wikipedia.org/wiki/Meine_Seele_erhebt_den_Herren || https://en.wikipedia.org/wiki/Metre_(music)" calcext:value-type="string">
            <text:p>http://www.bach-chorales.com/BWV0323.htm || https://en.wikipedia.org/wiki/Meine_Seele_erhebt_den_Herren || https://en.wikipedia.org/wiki/Metre_(music)</text:p>
          </table:table-cell>
          <table:table-cell office:value-type="string" calcext:value-type="string">
            <text:p><text:a xlink:href="https://www.bach-digital.de/receive/BachDigitalWork_work_00000393" xlink:type="simple">140.2</text:a> </text:p>
          </table:table-cell>
          <table:table-cell table:formula="of:=EXTRACTLINKSFROMSINGLECELL(SHEET(); CELL(&quot;address&quot;;[.L316]);&quot; || &quot;;&quot;(NoLink)&quot;)" office:value-type="string" office:string-value="https://www.bach-digital.de/receive/BachDigitalWork_work_00000393" calcext:value-type="string">
            <text:p>https://www.bach-digital.de/receive/BachDigitalWork_work_00000393</text:p>
          </table:table-cell>
        </table:table-row>
        <table:table-row table:style-name="ro4">
          <table:table-cell office:value-type="string" calcext:value-type="string">
            <text:p><text:a xlink:href="https://en.wikipedia.org/wiki/Meine_Seele_erhebet_den_Herren" xlink:type="simple">Meine Seele erhebet den Herren</text:a></text:p>
          </table:table-cell>
          <table:table-cell table:formula="of:=EXTRACTLINKSFROMSINGLECELL(SHEET(); CELL(&quot;address&quot;;[.$A317]);&quot; || &quot;;&quot;(NoLink)&quot;)" office:value-type="string" office:string-value="https://en.wikipedia.org/wiki/Meine_Seele_erhebet_den_Herren" calcext:value-type="string">
            <text:p>https://en.wikipedia.org/wiki/Meine_Seele_erhebet_den_Herren</text:p>
          </table:table-cell>
          <table:table-cell office:value-type="string" calcext:value-type="string">
            <text:p><text:a xlink:href="https://en.wikipedia.org/wiki/Tonus_peregrinus" xlink:type="simple">7372~</text:a></text:p>
          </table:table-cell>
          <table:table-cell table:formula="of:=EXTRACTLINKSFROMSINGLECELL(SHEET(); CELL(&quot;address&quot;;[.C317]);&quot; || &quot;;&quot;(NoLink)&quot;)" office:value-type="string" office:string-value="https://en.wikipedia.org/wiki/Tonus_peregrinus" calcext:value-type="string">
            <text:p>https://en.wikipedia.org/wiki/Tonus_peregrinus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<text:a xlink:href="http://www.bach-chorales.com/BWV0324.htm" xlink:type="simple">0324</text:a>; Tune: <text:a xlink:href="https://en.wikipedia.org/wiki/Meine_Seele_erhebt_den_Herren" xlink:type="simple">German Magnificat</text:a> (<text:a xlink:href="https://en.wikipedia.org/wiki/Tonus_peregrinus" xlink:type="simple">chant</text:a>) </text:p>
          </table:table-cell>
          <table:table-cell table:formula="of:=EXTRACTLINKSFROMSINGLECELL(SHEET(); CELL(&quot;address&quot;;[.J317]);&quot; || &quot;;&quot;(NoLink)&quot;)" office:value-type="string" office:string-value="http://www.bach-chorales.com/BWV0324.htm || https://en.wikipedia.org/wiki/Meine_Seele_erhebt_den_Herren || https://en.wikipedia.org/wiki/Tonus_peregrinus" calcext:value-type="string">
            <text:p>http://www.bach-chorales.com/BWV0324.htm || https://en.wikipedia.org/wiki/Meine_Seele_erhebt_den_Herren || https://en.wikipedia.org/wiki/Tonus_peregrinus</text:p>
          </table:table-cell>
          <table:table-cell office:value-type="string" calcext:value-type="string">
            <text:p><text:a xlink:href="https://www.bach-digital.de/receive/BachDigitalWork_work_00000394" xlink:type="simple">140.1</text:a> </text:p>
          </table:table-cell>
          <table:table-cell table:formula="of:=EXTRACTLINKSFROMSINGLECELL(SHEET(); CELL(&quot;address&quot;;[.L317]);&quot; || &quot;;&quot;(NoLink)&quot;)" office:value-type="string" office:string-value="https://www.bach-digital.de/receive/BachDigitalWork_work_00000394" calcext:value-type="string">
            <text:p>https://www.bach-digital.de/receive/BachDigitalWork_work_0000039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/index.php?title=Heilig,_heilig&amp;action=edit&amp;redlink=1" xlink:type="simple">Heilig, heilig</text:a> (or)</text:p>
            <text:p><text:a xlink:href="https://en.wikipedia.org/wiki/Sanctus" xlink:type="simple">Sanctus, Sanctus Dominus Deus Sabaoth</text:a> </text:p>
          </table:table-cell>
          <table:table-cell/>
          <table:table-cell office:value-type="string" calcext:value-type="string" table:number-columns-spanned="1" table:number-rows-spanned="2">
            <text:p><text:a xlink:href="https://en.wikipedia.org/w/index.php?title=Heilig,_heilig&amp;action=edit&amp;redlink=1" xlink:type="simple">8633</text:a> </text:p>
          </table:table-cell>
          <table:table-cell/>
          <table:table-cell office:value-type="float" office:value="325" calcext:value-type="float" table:number-columns-spanned="1" table:number-rows-spanned="2">
            <text:p>325</text:p>
          </table:table-cell>
          <table:table-cell/>
          <table:table-cell office:value-type="float" office:value="123" calcext:value-type="float" table:number-columns-spanned="1" table:number-rows-spanned="2">
            <text:p>12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 table:number-columns-spanned="1" table:number-rows-spanned="2">
            <text:p><text:a xlink:href="http://www.bach-chorales.com/BWV0325.htm" xlink:type="simple">0325</text:a> </text:p>
          </table:table-cell>
          <table:table-cell table:formula="of:=EXTRACTLINKSFROMSINGLECELL(SHEET(); CELL(&quot;address&quot;;[.J318]);&quot; || &quot;;&quot;(NoLink)&quot;)" office:value-type="string" office:string-value="http://www.bach-chorales.com/BWV0325.htm" calcext:value-type="string">
            <text:p>http://www.bach-chorales.com/BWV0325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395" xlink:type="simple">79.1</text:a> </text:p>
          </table:table-cell>
          <table:table-cell table:formula="of:=EXTRACTLINKSFROMSINGLECELL(SHEET(); CELL(&quot;address&quot;;[.L318]);&quot; || &quot;;&quot;(NoLink)&quot;)" office:value-type="string" office:string-value="https://www.bach-digital.de/receive/BachDigitalWork_work_00000395" calcext:value-type="string">
            <text:p>https://www.bach-digital.de/receive/BachDigitalWork_work_00000395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Herr_Gott,_dich_loben_alle_wir" xlink:type="simple">Herr Gott, dich loben alle wir</text:a></text:p>
          </table:table-cell>
          <table:table-cell table:formula="of:=EXTRACTLINKSFROMSINGLECELL(SHEET(); CELL(&quot;address&quot;;[.$A320]);&quot; || &quot;;&quot;(NoLink)&quot;)" office:value-type="string" office:string-value="https://en.wikipedia.org/wiki/Herr_Gott,_dich_loben_alle_wir" calcext:value-type="string">
            <text:p>https://en.wikipedia.org/wiki/Herr_Gott,_dich_loben_alle_wir</text:p>
          </table:table-cell>
          <table:table-cell office:value-type="string" calcext:value-type="string">
            <text:p><text:a xlink:href="https://en.wikipedia.org/wiki/Ihr_Knecht_des_Herren_allzugleich" xlink:type="simple">368</text:a></text:p>
          </table:table-cell>
          <table:table-cell table:formula="of:=EXTRACTLINKSFROMSINGLECELL(SHEET(); CELL(&quot;address&quot;;[.C320]);&quot; || &quot;;&quot;(NoLink)&quot;)" office:value-type="string" office:string-value="https://en.wikipedia.org/wiki/Ihr_Knecht_des_Herren_allzugleich" calcext:value-type="string">
            <text:p>https://en.wikipedia.org/wiki/Ihr_Knecht_des_Herren_allzugleich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www.bach-chorales.com/BWV0326.htm" xlink:type="simple">0326</text:a> </text:p>
          </table:table-cell>
          <table:table-cell table:formula="of:=EXTRACTLINKSFROMSINGLECELL(SHEET(); CELL(&quot;address&quot;;[.J320]);&quot; || &quot;;&quot;(NoLink)&quot;)" office:value-type="string" office:string-value="http://www.bach-chorales.com/BWV0326.htm" calcext:value-type="string">
            <text:p>http://www.bach-chorales.com/BWV0326.htm</text:p>
          </table:table-cell>
          <table:table-cell office:value-type="string" calcext:value-type="string">
            <text:p><text:a xlink:href="https://www.bach-digital.de/receive/BachDigitalWork_work_00000396" xlink:type="simple">105.1</text:a> </text:p>
          </table:table-cell>
          <table:table-cell table:formula="of:=EXTRACTLINKSFROMSINGLECELL(SHEET(); CELL(&quot;address&quot;;[.L320]);&quot; || &quot;;&quot;(NoLink)&quot;)" office:value-type="string" office:string-value="https://www.bach-digital.de/receive/BachDigitalWork_work_00000396" calcext:value-type="string">
            <text:p>https://www.bach-digital.de/receive/BachDigitalWork_work_00000396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Vor_deinen_Thron_tret_ich_hiermit&amp;action=edit&amp;redlink=1" xlink:type="simple">Vor deinen Thron tret ich hiermit</text:a></text:p>
          </table:table-cell>
          <table:table-cell/>
          <table:table-cell office:value-type="string" calcext:value-type="string">
            <text:p><text:a xlink:href="https://en.wikipedia.org/wiki/Ihr_Knecht_des_Herren_allzugleich" xlink:type="simple">368</text:a></text:p>
          </table:table-cell>
          <table:table-cell table:formula="of:=EXTRACTLINKSFROMSINGLECELL(SHEET(); CELL(&quot;address&quot;;[.C321]);&quot; || &quot;;&quot;(NoLink)&quot;)" office:value-type="string" office:string-value="https://en.wikipedia.org/wiki/Ihr_Knecht_des_Herren_allzugleich" calcext:value-type="string">
            <text:p>https://en.wikipedia.org/wiki/Ihr_Knecht_des_Herren_allzugleich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://www.bach-chorales.com/BWV0327.htm" xlink:type="simple">0327</text:a> </text:p>
          </table:table-cell>
          <table:table-cell table:formula="of:=EXTRACTLINKSFROMSINGLECELL(SHEET(); CELL(&quot;address&quot;;[.J321]);&quot; || &quot;;&quot;(NoLink)&quot;)" office:value-type="string" office:string-value="http://www.bach-chorales.com/BWV0327.htm" calcext:value-type="string">
            <text:p>http://www.bach-chorales.com/BWV0327.htm</text:p>
          </table:table-cell>
          <table:table-cell office:value-type="string" calcext:value-type="string">
            <text:p><text:a xlink:href="https://www.bach-digital.de/receive/BachDigitalWork_work_00000397" xlink:type="simple">105.2</text:a> </text:p>
          </table:table-cell>
          <table:table-cell table:formula="of:=EXTRACTLINKSFROMSINGLECELL(SHEET(); CELL(&quot;address&quot;;[.L321]);&quot; || &quot;;&quot;(NoLink)&quot;)" office:value-type="string" office:string-value="https://www.bach-digital.de/receive/BachDigitalWork_work_00000397" calcext:value-type="string">
            <text:p>https://www.bach-digital.de/receive/BachDigitalWork_work_00000397</text:p>
          </table:table-cell>
        </table:table-row>
        <table:table-row table:style-name="ro1">
          <table:table-cell office:value-type="string" calcext:value-type="string">
            <text:p><text:a xlink:href="https://en.wikipedia.org/wiki/Herr_Gott,_dich_loben_wir" xlink:type="simple">Herr Gott, dich loben wir</text:a></text:p>
          </table:table-cell>
          <table:table-cell table:formula="of:=EXTRACTLINKSFROMSINGLECELL(SHEET(); CELL(&quot;address&quot;;[.$A322]);&quot; || &quot;;&quot;(NoLink)&quot;)" office:value-type="string" office:string-value="https://en.wikipedia.org/wiki/Herr_Gott,_dich_loben_wir" calcext:value-type="string">
            <text:p>https://en.wikipedia.org/wiki/Herr_Gott,_dich_loben_wir</text:p>
          </table:table-cell>
          <table:table-cell office:value-type="string" calcext:value-type="string">
            <text:p><text:a xlink:href="https://en.wikipedia.org/wiki/Herr_Gott,_dich_loben_wir" xlink:type="simple">8652</text:a></text:p>
          </table:table-cell>
          <table:table-cell table:formula="of:=EXTRACTLINKSFROMSINGLECELL(SHEET(); CELL(&quot;address&quot;;[.C322]);&quot; || &quot;;&quot;(NoLink)&quot;)" office:value-type="string" office:string-value="https://en.wikipedia.org/wiki/Herr_Gott,_dich_loben_wir" calcext:value-type="string">
            <text:p>https://en.wikipedia.org/wiki/Herr_Gott,_dich_loben_wir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<text:a xlink:href="http://www.bach-chorales.com/BWV0328.htm" xlink:type="simple">0328</text:a> </text:p>
          </table:table-cell>
          <table:table-cell table:formula="of:=EXTRACTLINKSFROMSINGLECELL(SHEET(); CELL(&quot;address&quot;;[.J322]);&quot; || &quot;;&quot;(NoLink)&quot;)" office:value-type="string" office:string-value="http://www.bach-chorales.com/BWV0328.htm" calcext:value-type="string">
            <text:p>http://www.bach-chorales.com/BWV0328.htm</text:p>
          </table:table-cell>
          <table:table-cell office:value-type="string" calcext:value-type="string">
            <text:p><text:a xlink:href="https://www.bach-digital.de/receive/BachDigitalWork_work_00000398" xlink:type="simple">83.1</text:a> </text:p>
          </table:table-cell>
          <table:table-cell table:formula="of:=EXTRACTLINKSFROMSINGLECELL(SHEET(); CELL(&quot;address&quot;;[.L322]);&quot; || &quot;;&quot;(NoLink)&quot;)" office:value-type="string" office:string-value="https://www.bach-digital.de/receive/BachDigitalWork_work_00000398" calcext:value-type="string">
            <text:p>https://www.bach-digital.de/receive/BachDigitalWork_work_00000398</text:p>
          </table:table-cell>
        </table:table-row>
        <table:table-row table:style-name="ro1">
          <table:table-cell office:value-type="string" calcext:value-type="string">
            <text:p><text:a xlink:href="https://en.wikipedia.org/wiki/Herr,_ich_denk_an_jene_Zeit" xlink:type="simple">Herr, ich denk an jene Zeit</text:a></text:p>
          </table:table-cell>
          <table:table-cell table:formula="of:=EXTRACTLINKSFROMSINGLECELL(SHEET(); CELL(&quot;address&quot;;[.$A323]);&quot; || &quot;;&quot;(NoLink)&quot;)" office:value-type="string" office:string-value="https://en.wikipedia.org/wiki/Herr,_ich_denk_an_jene_Zeit" calcext:value-type="string">
            <text:p>https://en.wikipedia.org/wiki/Herr,_ich_denk_an_jene_Zeit</text:p>
          </table:table-cell>
          <table:table-cell office:value-type="string" calcext:value-type="string">
            <text:p><text:a xlink:href="https://en.wikipedia.org/wiki/Herr,_ich_denk_an_jene_Zeit" xlink:type="simple">4840</text:a></text:p>
          </table:table-cell>
          <table:table-cell table:formula="of:=EXTRACTLINKSFROMSINGLECELL(SHEET(); CELL(&quot;address&quot;;[.C323]);&quot; || &quot;;&quot;(NoLink)&quot;)" office:value-type="string" office:string-value="https://en.wikipedia.org/wiki/Herr,_ich_denk_an_jene_Zeit" calcext:value-type="string">
            <text:p>https://en.wikipedia.org/wiki/Herr,_ich_denk_an_jene_Zeit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<text:a xlink:href="http://www.bach-chorales.com/BWV0329.htm" xlink:type="simple">0329</text:a> </text:p>
          </table:table-cell>
          <table:table-cell table:formula="of:=EXTRACTLINKSFROMSINGLECELL(SHEET(); CELL(&quot;address&quot;;[.J323]);&quot; || &quot;;&quot;(NoLink)&quot;)" office:value-type="string" office:string-value="http://www.bach-chorales.com/BWV0329.htm" calcext:value-type="string">
            <text:p>http://www.bach-chorales.com/BWV0329.htm</text:p>
          </table:table-cell>
          <table:table-cell office:value-type="string" calcext:value-type="string">
            <text:p><text:a xlink:href="https://www.bach-digital.de/receive/BachDigitalWork_work_00000399" xlink:type="simple">134.1</text:a> </text:p>
          </table:table-cell>
          <table:table-cell table:formula="of:=EXTRACTLINKSFROMSINGLECELL(SHEET(); CELL(&quot;address&quot;;[.L323]);&quot; || &quot;;&quot;(NoLink)&quot;)" office:value-type="string" office:string-value="https://www.bach-digital.de/receive/BachDigitalWork_work_00000399" calcext:value-type="string">
            <text:p>https://www.bach-digital.de/receive/BachDigitalWork_work_00000399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Herr,_ich_habe_mißgehandelt&amp;action=edit&amp;redlink=1" xlink:type="simple">Herr, ich habe mißgehandelt</text:a></text:p>
          </table:table-cell>
          <table:table-cell/>
          <table:table-cell office:value-type="string" calcext:value-type="string">
            <text:p><text:a xlink:href="https://en.wikipedia.org/w/index.php?title=Herr,_ich_habe_missgehandelt&amp;action=edit&amp;redlink=1" xlink:type="simple">3695</text:a>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bach-chorales.com/BWV0330.htm" xlink:type="simple">0330</text:a> </text:p>
          </table:table-cell>
          <table:table-cell table:formula="of:=EXTRACTLINKSFROMSINGLECELL(SHEET(); CELL(&quot;address&quot;;[.J324]);&quot; || &quot;;&quot;(NoLink)&quot;)" office:value-type="string" office:string-value="http://www.bach-chorales.com/BWV0330.htm" calcext:value-type="string">
            <text:p>http://www.bach-chorales.com/BWV0330.htm</text:p>
          </table:table-cell>
          <table:table-cell office:value-type="string" calcext:value-type="string">
            <text:p><text:a xlink:href="https://www.bach-digital.de/receive/BachDigitalWork_work_00000400" xlink:type="simple">84.2</text:a> </text:p>
          </table:table-cell>
          <table:table-cell table:formula="of:=EXTRACTLINKSFROMSINGLECELL(SHEET(); CELL(&quot;address&quot;;[.L324]);&quot; || &quot;;&quot;(NoLink)&quot;)" office:value-type="string" office:string-value="https://www.bach-digital.de/receive/BachDigitalWork_work_00000400" calcext:value-type="string">
            <text:p>https://www.bach-digital.de/receive/BachDigitalWork_work_0000040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Herr,_ich_habe_mißgehandelt&amp;action=edit&amp;redlink=1" xlink:type="simple">Herr, ich habe mißgehandelt</text:a></text:p>
          </table:table-cell>
          <table:table-cell/>
          <table:table-cell office:value-type="string" calcext:value-type="string">
            <text:p><text:a xlink:href="https://en.wikipedia.org/w/index.php?title=Herr,_ich_habe_missgehandelt&amp;action=edit&amp;redlink=1" xlink:type="simple">3695</text:a>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://www.bach-chorales.com/BWV0331.htm" xlink:type="simple">0331</text:a> </text:p>
          </table:table-cell>
          <table:table-cell table:formula="of:=EXTRACTLINKSFROMSINGLECELL(SHEET(); CELL(&quot;address&quot;;[.J325]);&quot; || &quot;;&quot;(NoLink)&quot;)" office:value-type="string" office:string-value="http://www.bach-chorales.com/BWV0331.htm" calcext:value-type="string">
            <text:p>http://www.bach-chorales.com/BWV0331.htm</text:p>
          </table:table-cell>
          <table:table-cell office:value-type="string" calcext:value-type="string">
            <text:p><text:a xlink:href="https://www.bach-digital.de/receive/BachDigitalWork_work_00000401" xlink:type="simple">84.1b</text:a> </text:p>
          </table:table-cell>
          <table:table-cell table:formula="of:=EXTRACTLINKSFROMSINGLECELL(SHEET(); CELL(&quot;address&quot;;[.L325]);&quot; || &quot;;&quot;(NoLink)&quot;)" office:value-type="string" office:string-value="https://www.bach-digital.de/receive/BachDigitalWork_work_00000401" calcext:value-type="string">
            <text:p>https://www.bach-digital.de/receive/BachDigitalWork_work_00000401</text:p>
          </table:table-cell>
        </table:table-row>
        <table:table-row table:style-name="ro1">
          <table:table-cell office:value-type="string" calcext:value-type="string">
            <text:p><text:a xlink:href="https://en.wikipedia.org/wiki/Herr_Jesu_Christ,_dich_zu_uns_wend" xlink:type="simple">Herr Jesu Christ, dich zu uns wend</text:a></text:p>
          </table:table-cell>
          <table:table-cell table:formula="of:=EXTRACTLINKSFROMSINGLECELL(SHEET(); CELL(&quot;address&quot;;[.$A326]);&quot; || &quot;;&quot;(NoLink)&quot;)" office:value-type="string" office:string-value="https://en.wikipedia.org/wiki/Herr_Jesu_Christ,_dich_zu_uns_wend" calcext:value-type="string">
            <text:p>https://en.wikipedia.org/wiki/Herr_Jesu_Christ,_dich_zu_uns_wend</text:p>
          </table:table-cell>
          <table:table-cell office:value-type="string" calcext:value-type="string">
            <text:p><text:a xlink:href="https://en.wikipedia.org/wiki/Herr_Jesu_Christ,_dich_zu_uns_wend" xlink:type="simple">625</text:a></text:p>
          </table:table-cell>
          <table:table-cell table:formula="of:=EXTRACTLINKSFROMSINGLECELL(SHEET(); CELL(&quot;address&quot;;[.C326]);&quot; || &quot;;&quot;(NoLink)&quot;)" office:value-type="string" office:string-value="https://en.wikipedia.org/wiki/Herr_Jesu_Christ,_dich_zu_uns_wend" calcext:value-type="string">
            <text:p>https://en.wikipedia.org/wiki/Herr_Jesu_Christ,_dich_zu_uns_wend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<text:a xlink:href="http://www.bach-chorales.com/BWV0332.htm" xlink:type="simple">0332</text:a> </text:p>
          </table:table-cell>
          <table:table-cell table:formula="of:=EXTRACTLINKSFROMSINGLECELL(SHEET(); CELL(&quot;address&quot;;[.J326]);&quot; || &quot;;&quot;(NoLink)&quot;)" office:value-type="string" office:string-value="http://www.bach-chorales.com/BWV0332.htm" calcext:value-type="string">
            <text:p>http://www.bach-chorales.com/BWV0332.htm</text:p>
          </table:table-cell>
          <table:table-cell office:value-type="string" calcext:value-type="string">
            <text:p><text:a xlink:href="https://www.bach-digital.de/receive/BachDigitalWork_work_00000402" xlink:type="simple">85.1</text:a> </text:p>
          </table:table-cell>
          <table:table-cell table:formula="of:=EXTRACTLINKSFROMSINGLECELL(SHEET(); CELL(&quot;address&quot;;[.L326]);&quot; || &quot;;&quot;(NoLink)&quot;)" office:value-type="string" office:string-value="https://www.bach-digital.de/receive/BachDigitalWork_work_00000402" calcext:value-type="string">
            <text:p>https://www.bach-digital.de/receive/BachDigitalWork_work_00000402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Herr_Jesu_Christ,_du_hast_bereit%27&amp;action=edit&amp;redlink=1" xlink:type="simple">Herr Jesu Christ, du hast bereit't</text:a></text:p>
          </table:table-cell>
          <table:table-cell/>
          <table:table-cell office:value-type="string" calcext:value-type="string">
            <text:p><text:a xlink:href="https://en.wikipedia.org/w/index.php?title=Herr_Jesu_Christ,_du_hast_bereit&amp;action=edit&amp;redlink=1" xlink:type="simple">4711</text:a></text:p>
          </table:table-cell>
          <table:table-cell/>
          <table:table-cell office:value-type="float" office:value="333" calcext:value-type="float">
            <text:p>3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<text:a xlink:href="http://www.bach-chorales.com/BWV0333.htm" xlink:type="simple">0333</text:a> </text:p>
          </table:table-cell>
          <table:table-cell table:formula="of:=EXTRACTLINKSFROMSINGLECELL(SHEET(); CELL(&quot;address&quot;;[.J327]);&quot; || &quot;;&quot;(NoLink)&quot;)" office:value-type="string" office:string-value="http://www.bach-chorales.com/BWV0333.htm" calcext:value-type="string">
            <text:p>http://www.bach-chorales.com/BWV0333.htm</text:p>
          </table:table-cell>
          <table:table-cell office:value-type="string" calcext:value-type="string">
            <text:p><text:a xlink:href="https://www.bach-digital.de/receive/BachDigitalWork_work_00000403" xlink:type="simple">86.1</text:a> </text:p>
          </table:table-cell>
          <table:table-cell table:formula="of:=EXTRACTLINKSFROMSINGLECELL(SHEET(); CELL(&quot;address&quot;;[.L327]);&quot; || &quot;;&quot;(NoLink)&quot;)" office:value-type="string" office:string-value="https://www.bach-digital.de/receive/BachDigitalWork_work_00000403" calcext:value-type="string">
            <text:p>https://www.bach-digital.de/receive/BachDigitalWork_work_00000403</text:p>
          </table:table-cell>
        </table:table-row>
        <table:table-row table:style-name="ro1">
          <table:table-cell office:value-type="string" calcext:value-type="string">
            <text:p><text:a xlink:href="https://en.wikipedia.org/wiki/Herr_Jesu_Christ,_du_höchstes_Gut" xlink:type="simple">Herr Jesu Christ, du höchstes Gut</text:a></text:p>
          </table:table-cell>
          <table:table-cell table:formula="of:=EXTRACTLINKSFROMSINGLECELL(SHEET(); CELL(&quot;address&quot;;[.$A328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string" calcext:value-type="string">
            <text:p><text:a xlink:href="https://en.wikipedia.org/wiki/Herr_Jesu_Christ,_du_höchstes_Gut" xlink:type="simple">4486</text:a></text:p>
          </table:table-cell>
          <table:table-cell table:formula="of:=EXTRACTLINKSFROMSINGLECELL(SHEET(); CELL(&quot;address&quot;;[.C328]);&quot; || &quot;;&quot;(NoLink)&quot;)" office:value-type="string" office:string-value="https://en.wikipedia.org/wiki/Herr_Jesu_Christ,_du_höchstes_Gut" calcext:value-type="string">
            <text:p>https://en.wikipedia.org/wiki/Herr_Jesu_Christ,_du_höchstes_Gut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<text:a xlink:href="http://www.bach-chorales.com/BWV0334.htm" xlink:type="simple">0334</text:a> </text:p>
          </table:table-cell>
          <table:table-cell table:formula="of:=EXTRACTLINKSFROMSINGLECELL(SHEET(); CELL(&quot;address&quot;;[.J328]);&quot; || &quot;;&quot;(NoLink)&quot;)" office:value-type="string" office:string-value="http://www.bach-chorales.com/BWV0334.htm" calcext:value-type="string">
            <text:p>http://www.bach-chorales.com/BWV0334.htm</text:p>
          </table:table-cell>
          <table:table-cell office:value-type="string" calcext:value-type="string">
            <text:p><text:a xlink:href="https://www.bach-digital.de/receive/BachDigitalWork_work_00000404" xlink:type="simple">202.1</text:a> </text:p>
          </table:table-cell>
          <table:table-cell table:formula="of:=EXTRACTLINKSFROMSINGLECELL(SHEET(); CELL(&quot;address&quot;;[.L328]);&quot; || &quot;;&quot;(NoLink)&quot;)" office:value-type="string" office:string-value="https://www.bach-digital.de/receive/BachDigitalWork_work_00000404" calcext:value-type="string">
            <text:p>https://www.bach-digital.de/receive/BachDigitalWork_work_00000404</text:p>
          </table:table-cell>
        </table:table-row>
        <table:table-row table:style-name="ro1">
          <table:table-cell office:value-type="string" calcext:value-type="string">
            <text:p><text:a xlink:href="https://en.wikipedia.org/wiki/Herr_Jesu_Christ,_meins_Lebens_Licht" xlink:type="simple">Herr Jesu Christ, meins Lebens Licht</text:a> </text:p>
          </table:table-cell>
          <table:table-cell table:formula="of:=EXTRACTLINKSFROMSINGLECELL(SHEET(); CELL(&quot;address&quot;;[.$A329]);&quot; || &quot;;&quot;(NoLink)&quot;)" office:value-type="string" office:string-value="https://en.wikipedia.org/wiki/Herr_Jesu_Christ,_meins_Lebens_Licht" calcext:value-type="string">
            <text:p>https://en.wikipedia.org/wiki/Herr_Jesu_Christ,_meins_Lebens_Licht</text:p>
          </table:table-cell>
          <table:table-cell office:value-type="string" calcext:value-type="string" table:number-columns-spanned="1" table:number-rows-spanned="2">
            <text:p><text:a xlink:href="https://en.wikipedia.org/wiki/Rex_Christe,_factor_omnium" xlink:type="simple">314</text:a> </text:p>
          </table:table-cell>
          <table:table-cell table:formula="of:=EXTRACTLINKSFROMSINGLECELL(SHEET(); CELL(&quot;address&quot;;[.C329]);&quot; || &quot;;&quot;(NoLink)&quot;)" office:value-type="string" office:string-value="https://en.wikipedia.org/wiki/Rex_Christe,_factor_omnium" calcext:value-type="string">
            <text:p>https://en.wikipedia.org/wiki/Rex_Christe,_factor_omnium</text:p>
          </table:table-cell>
          <table:table-cell office:value-type="float" office:value="335" calcext:value-type="float" table:number-columns-spanned="1" table:number-rows-spanned="2">
            <text:p>335</text:p>
          </table:table-cell>
          <table:table-cell/>
          <table:table-cell office:value-type="float" office:value="145" calcext:value-type="float" table:number-columns-spanned="1" table:number-rows-spanned="2">
            <text:p>145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 table:number-columns-spanned="1" table:number-rows-spanned="2">
            <text:p><text:a xlink:href="http://www.bach-chorales.com/BWV0335.htm" xlink:type="simple">0335</text:a> </text:p>
          </table:table-cell>
          <table:table-cell table:formula="of:=EXTRACTLINKSFROMSINGLECELL(SHEET(); CELL(&quot;address&quot;;[.J329]);&quot; || &quot;;&quot;(NoLink)&quot;)" office:value-type="string" office:string-value="http://www.bach-chorales.com/BWV0335.htm" calcext:value-type="string">
            <text:p>http://www.bach-chorales.com/BWV0335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405" xlink:type="simple">170.1a/b</text:a> </text:p>
          </table:table-cell>
          <table:table-cell table:formula="of:=EXTRACTLINKSFROMSINGLECELL(SHEET(); CELL(&quot;address&quot;;[.L329]);&quot; || &quot;;&quot;(NoLink)&quot;)" office:value-type="string" office:string-value="https://www.bach-digital.de/receive/BachDigitalWork_work_00000405" calcext:value-type="string">
            <text:p>https://www.bach-digital.de/receive/BachDigitalWork_work_00000405</text:p>
          </table:table-cell>
        </table:table-row>
        <table:table-row table:style-name="ro1">
          <table:table-cell office:value-type="string" calcext:value-type="string">
            <text:p><text:a xlink:href="https://en.wikipedia.org/wiki/O_Jesu,_du_mein_Bräutigam" xlink:type="simple">O Jesu, du mein Bräutigam</text:a></text:p>
          </table:table-cell>
          <table:table-cell table:formula="of:=EXTRACTLINKSFROMSINGLECELL(SHEET(); CELL(&quot;address&quot;;[.$A330]);&quot; || &quot;;&quot;(NoLink)&quot;)" office:value-type="string" office:string-value="https://en.wikipedia.org/wiki/O_Jesu,_du_mein_Bräutigam" calcext:value-type="string">
            <text:p>https://en.wikipedia.org/wiki/O_Jesu,_du_mein_Bräutigam</text:p>
          </table:table-cell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table:number-columns-repeated="2" office:value-type="float" office:value="236" calcext:value-type="float">
            <text:p>236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Herr_Jesu_Christ,_wahr_Mensch_und_Gott" xlink:type="simple">Herr Jesu Christ, wahr Mensch und Gott</text:a></text:p>
          </table:table-cell>
          <table:table-cell table:formula="of:=EXTRACTLINKSFROMSINGLECELL(SHEET(); CELL(&quot;address&quot;;[.$A331]);&quot; || &quot;;&quot;(NoLink)&quot;)" office:value-type="string" office:string-value="https://en.wikipedia.org/wiki/Herr_Jesu_Christ,_wahr_Mensch_und_Gott" calcext:value-type="string">
            <text:p>https://en.wikipedia.org/wiki/Herr_Jesu_Christ,_wahr_Mensch_und_Gott</text:p>
          </table:table-cell>
          <table:table-cell office:value-type="string" calcext:value-type="string">
            <text:p><text:a xlink:href="https://en.wikipedia.org/wiki/Herr_Jesu_Christ,_wahr%27_Mensch_und_Gott" xlink:type="simple">423</text:a></text:p>
          </table:table-cell>
          <table:table-cell table:formula="of:=EXTRACTLINKSFROMSINGLECELL(SHEET(); CELL(&quot;address&quot;;[.C331]);&quot; || &quot;;&quot;(NoLink)&quot;)" office:value-type="string" office:string-value="https://en.wikipedia.org/wiki/Herr_Jesu_Christ,_wahr%27_Mensch_und_Gott" calcext:value-type="string">
            <text:p>https://en.wikipedia.org/wiki/Herr_Jesu_Christ,_wahr%27_Mensch_und_Got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<text:a xlink:href="http://www.bach-chorales.com/BWV0336.htm" xlink:type="simple">0336</text:a> </text:p>
          </table:table-cell>
          <table:table-cell table:formula="of:=EXTRACTLINKSFROMSINGLECELL(SHEET(); CELL(&quot;address&quot;;[.J331]);&quot; || &quot;;&quot;(NoLink)&quot;)" office:value-type="string" office:string-value="http://www.bach-chorales.com/BWV0336.htm" calcext:value-type="string">
            <text:p>http://www.bach-chorales.com/BWV0336.htm</text:p>
          </table:table-cell>
          <table:table-cell office:value-type="string" calcext:value-type="string">
            <text:p><text:a xlink:href="https://www.bach-digital.de/receive/BachDigitalWork_work_00000406" xlink:type="simple">88.1</text:a> </text:p>
          </table:table-cell>
          <table:table-cell table:formula="of:=EXTRACTLINKSFROMSINGLECELL(SHEET(); CELL(&quot;address&quot;;[.L331]);&quot; || &quot;;&quot;(NoLink)&quot;)" office:value-type="string" office:string-value="https://www.bach-digital.de/receive/BachDigitalWork_work_00000406" calcext:value-type="string">
            <text:p>https://www.bach-digital.de/receive/BachDigitalWork_work_00000406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Herr,_nun_laß_in_Friede&amp;action=edit&amp;redlink=1" xlink:type="simple">Herr, nun laß in Friede</text:a></text:p>
          </table:table-cell>
          <table:table-cell/>
          <table:table-cell office:value-type="string" calcext:value-type="string">
            <text:p><text:a xlink:href="https://en.wikipedia.org/w/index.php?title=Herr,_nun_lass_in_Friede&amp;action=edit&amp;redlink=1" xlink:type="simple">3302</text:a>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<text:a xlink:href="http://www.bach-chorales.com/BWV0337.htm" xlink:type="simple">0337</text:a> </text:p>
          </table:table-cell>
          <table:table-cell table:formula="of:=EXTRACTLINKSFROMSINGLECELL(SHEET(); CELL(&quot;address&quot;;[.J332]);&quot; || &quot;;&quot;(NoLink)&quot;)" office:value-type="string" office:string-value="http://www.bach-chorales.com/BWV0337.htm" calcext:value-type="string">
            <text:p>http://www.bach-chorales.com/BWV0337.htm</text:p>
          </table:table-cell>
          <table:table-cell office:value-type="string" calcext:value-type="string">
            <text:p><text:a xlink:href="https://www.bach-digital.de/receive/BachDigitalWork_work_00000407" xlink:type="simple">89.1</text:a> </text:p>
          </table:table-cell>
          <table:table-cell table:formula="of:=EXTRACTLINKSFROMSINGLECELL(SHEET(); CELL(&quot;address&quot;;[.L332]);&quot; || &quot;;&quot;(NoLink)&quot;)" office:value-type="string" office:string-value="https://www.bach-digital.de/receive/BachDigitalWork_work_00000407" calcext:value-type="string">
            <text:p>https://www.bach-digital.de/receive/BachDigitalWork_work_00000407</text:p>
          </table:table-cell>
        </table:table-row>
        <table:table-row table:style-name="ro1">
          <table:table-cell office:value-type="string" calcext:value-type="string">
            <text:p><text:a xlink:href="https://en.wikipedia.org/wiki/Herr,_straf_mich_nicht_in_deinem_Zorn_(Psalm_6)" xlink:type="simple">Herr, straf mich nicht in deinem Zorn</text:a></text:p>
          </table:table-cell>
          <table:table-cell table:formula="of:=EXTRACTLINKSFROMSINGLECELL(SHEET(); CELL(&quot;address&quot;;[.$A333]);&quot; || &quot;;&quot;(NoLink)&quot;)" office:value-type="string" office:string-value="https://en.wikipedia.org/wiki/Herr,_straf_mich_nicht_in_deinem_Zorn_(Psalm_6)" calcext:value-type="string">
            <text:p>https://en.wikipedia.org/wiki/Herr,_straf_mich_nicht_in_deinem_Zorn_(Psalm_6)</text:p>
          </table:table-cell>
          <table:table-cell office:value-type="string" calcext:value-type="string">
            <text:p><text:a xlink:href="https://en.wikipedia.org/wiki/Herr,_straf_mich_nicht_in_deinem_Zorn_(Psalm_6)" xlink:type="simple">4606a</text:a></text:p>
          </table:table-cell>
          <table:table-cell table:formula="of:=EXTRACTLINKSFROMSINGLECELL(SHEET(); CELL(&quot;address&quot;;[.C333]);&quot; || &quot;;&quot;(NoLink)&quot;)" office:value-type="string" office:string-value="https://en.wikipedia.org/wiki/Herr,_straf_mich_nicht_in_deinem_Zorn_(Psalm_6)" calcext:value-type="string">
            <text:p>https://en.wikipedia.org/wiki/Herr,_straf_mich_nicht_in_deinem_Zorn_(Psalm_6)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<text:a xlink:href="http://www.bach-chorales.com/BWV0338.htm" xlink:type="simple">0338</text:a> </text:p>
          </table:table-cell>
          <table:table-cell table:formula="of:=EXTRACTLINKSFROMSINGLECELL(SHEET(); CELL(&quot;address&quot;;[.J333]);&quot; || &quot;;&quot;(NoLink)&quot;)" office:value-type="string" office:string-value="http://www.bach-chorales.com/BWV0338.htm" calcext:value-type="string">
            <text:p>http://www.bach-chorales.com/BWV0338.htm</text:p>
          </table:table-cell>
          <table:table-cell office:value-type="string" calcext:value-type="string">
            <text:p><text:a xlink:href="https://www.bach-digital.de/receive/BachDigitalWork_work_00000408" xlink:type="simple">90.1</text:a> </text:p>
          </table:table-cell>
          <table:table-cell table:formula="of:=EXTRACTLINKSFROMSINGLECELL(SHEET(); CELL(&quot;address&quot;;[.L333]);&quot; || &quot;;&quot;(NoLink)&quot;)" office:value-type="string" office:string-value="https://www.bach-digital.de/receive/BachDigitalWork_work_00000408" calcext:value-type="string">
            <text:p>https://www.bach-digital.de/receive/BachDigitalWork_work_00000408</text:p>
          </table:table-cell>
        </table:table-row>
        <table:table-row table:style-name="ro1">
          <table:table-cell office:value-type="string" calcext:value-type="string">
            <text:p><text:a xlink:href="https://en.wikipedia.org/wiki/Wer_in_dem_Schutz_des_Höchsten_ist" xlink:type="simple">Wer in dem Schutz des Höchsten ist</text:a> </text:p>
          </table:table-cell>
          <table:table-cell table:formula="of:=EXTRACTLINKSFROMSINGLECELL(SHEET(); CELL(&quot;address&quot;;[.$A334]);&quot; || &quot;;&quot;(NoLink)&quot;)" office:value-type="string" office:string-value="https://en.wikipedia.org/wiki/Wer_in_dem_Schutz_des_Höchsten_ist" calcext:value-type="string">
            <text:p>https://en.wikipedia.org/wiki/Wer_in_dem_Schutz_des_Höchsten_ist</text:p>
          </table:table-cell>
          <table:table-cell office:value-type="string" calcext:value-type="string" table:number-columns-spanned="1" table:number-rows-spanned="2">
            <text:p><text:a xlink:href="https://en.wikipedia.org/wiki/Aus_tiefer_Not_schrei_ich_zu_dir_(Zahn_4438)" xlink:type="simple">4438</text:a> </text:p>
          </table:table-cell>
          <table:table-cell table:formula="of:=EXTRACTLINKSFROMSINGLECELL(SHEET(); CELL(&quot;address&quot;;[.C334]);&quot; || &quot;;&quot;(NoLink)&quot;)" office:value-type="string" office:string-value="https://en.wikipedia.org/wiki/Aus_tiefer_Not_schrei_ich_zu_dir_(Zahn_4438)" calcext:value-type="string">
            <text:p>https://en.wikipedia.org/wiki/Aus_tiefer_Not_schrei_ich_zu_dir_(Zahn_4438)</text:p>
          </table:table-cell>
          <table:table-cell office:value-type="float" office:value="339" calcext:value-type="float" table:number-columns-spanned="1" table:number-rows-spanned="2">
            <text:p>339</text:p>
          </table:table-cell>
          <table:table-cell/>
          <table:table-cell office:value-type="float" office:value="151" calcext:value-type="float" table:number-columns-spanned="1" table:number-rows-spanned="2">
            <text:p>151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 table:number-columns-spanned="1" table:number-rows-spanned="2">
            <text:p><text:a xlink:href="http://www.bach-chorales.com/BWV0339.htm" xlink:type="simple">0339</text:a> </text:p>
          </table:table-cell>
          <table:table-cell table:formula="of:=EXTRACTLINKSFROMSINGLECELL(SHEET(); CELL(&quot;address&quot;;[.J334]);&quot; || &quot;;&quot;(NoLink)&quot;)" office:value-type="string" office:string-value="http://www.bach-chorales.com/BWV0339.htm" calcext:value-type="string">
            <text:p>http://www.bach-chorales.com/BWV0339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409" xlink:type="simple">23.1a/b</text:a> </text:p>
          </table:table-cell>
          <table:table-cell table:formula="of:=EXTRACTLINKSFROMSINGLECELL(SHEET(); CELL(&quot;address&quot;;[.L334]);&quot; || &quot;;&quot;(NoLink)&quot;)" office:value-type="string" office:string-value="https://www.bach-digital.de/receive/BachDigitalWork_work_00000409" calcext:value-type="string">
            <text:p>https://www.bach-digital.de/receive/BachDigitalWork_work_00000409</text:p>
          </table:table-cell>
        </table:table-row>
        <table:table-row table:style-name="ro3">
          <table:table-cell office:value-type="string" calcext:value-type="string">
            <text:p><text:a xlink:href="https://en.wikipedia.org/wiki/Herr,_wie_du_willst,_so_schicks_mit_mir" xlink:type="simple">Herr, wie du willst, so schick's mit mir</text:a> [<text:a xlink:href="https://de.wikipedia.org/wiki/Kaspar_Bienemann" xlink:type="simple">de</text:a>]</text:p>
          </table:table-cell>
          <table:table-cell table:formula="of:=EXTRACTLINKSFROMSINGLECELL(SHEET(); CELL(&quot;address&quot;;[.$A335]);&quot; || &quot;;&quot;(NoLink)&quot;)" office:value-type="string" office:string-value="https://en.wikipedia.org/wiki/Herr,_wie_du_willst,_so_schicks_mit_mir || https://de.wikipedia.org/wiki/Kaspar_Bienemann" calcext:value-type="string">
            <text:p>https://en.wikipedia.org/wiki/Herr,_wie_du_willst,_so_schicks_mit_mir || https://de.wikipedia.org/wiki/Kaspar_Bienemann</text:p>
          </table:table-cell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Herzlich_lieb_hab_ich_dich,_o_Herr" xlink:type="simple">Herzlich lieb hab ich dich, o Herr</text:a></text:p>
          </table:table-cell>
          <table:table-cell table:formula="of:=EXTRACTLINKSFROMSINGLECELL(SHEET(); CELL(&quot;address&quot;;[.$A336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string" calcext:value-type="string">
            <text:p><text:a xlink:href="https://en.wikipedia.org/wiki/Herzlich_lieb_hab_ich_dich,_o_Herr" xlink:type="simple">8326</text:a></text:p>
          </table:table-cell>
          <table:table-cell table:formula="of:=EXTRACTLINKSFROMSINGLECELL(SHEET(); CELL(&quot;address&quot;;[.C336]);&quot; || &quot;;&quot;(NoLink)&quot;)" office:value-type="string" office:string-value="https://en.wikipedia.org/wiki/Herzlich_lieb_hab_ich_dich,_o_Herr" calcext:value-type="string">
            <text:p>https://en.wikipedia.org/wiki/Herzlich_lieb_hab_ich_dich,_o_Herr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<text:a xlink:href="http://www.bach-chorales.com/BWV0340.htm" xlink:type="simple">0340</text:a> </text:p>
          </table:table-cell>
          <table:table-cell table:formula="of:=EXTRACTLINKSFROMSINGLECELL(SHEET(); CELL(&quot;address&quot;;[.J336]);&quot; || &quot;;&quot;(NoLink)&quot;)" office:value-type="string" office:string-value="http://www.bach-chorales.com/BWV0340.htm" calcext:value-type="string">
            <text:p>http://www.bach-chorales.com/BWV0340.htm</text:p>
          </table:table-cell>
          <table:table-cell office:value-type="string" calcext:value-type="string">
            <text:p><text:a xlink:href="https://www.bach-digital.de/receive/BachDigitalWork_work_00000410" xlink:type="simple">91.1</text:a> </text:p>
          </table:table-cell>
          <table:table-cell table:formula="of:=EXTRACTLINKSFROMSINGLECELL(SHEET(); CELL(&quot;address&quot;;[.L336]);&quot; || &quot;;&quot;(NoLink)&quot;)" office:value-type="string" office:string-value="https://www.bach-digital.de/receive/BachDigitalWork_work_00000410" calcext:value-type="string">
            <text:p>https://www.bach-digital.de/receive/BachDigitalWork_work_0000041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Heut_ist,_o_Mensch,_ein_großer_Trauertag&amp;action=edit&amp;redlink=1" xlink:type="simple">Heut ist, o Mensch, ein großer Trauertag</text:a></text:p>
          </table:table-cell>
          <table:table-cell/>
          <table:table-cell office:value-type="string" calcext:value-type="string">
            <text:p><text:a xlink:href="https://en.wikipedia.org/w/index.php?title=Heut_ist,_o_Mensch,_ein_grosser_Trauertag&amp;action=edit&amp;redlink=1" xlink:type="simple">8569(A)</text:a></text:p>
          </table:table-cell>
          <table:table-cell/>
          <table:table-cell office:value-type="float" office:value="341" calcext:value-type="float">
            <text:p>341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<text:a xlink:href="http://www.bach-chorales.com/BWV0341.htm" xlink:type="simple">0341</text:a> </text:p>
          </table:table-cell>
          <table:table-cell table:formula="of:=EXTRACTLINKSFROMSINGLECELL(SHEET(); CELL(&quot;address&quot;;[.J337]);&quot; || &quot;;&quot;(NoLink)&quot;)" office:value-type="string" office:string-value="http://www.bach-chorales.com/BWV0341.htm" calcext:value-type="string">
            <text:p>http://www.bach-chorales.com/BWV0341.htm</text:p>
          </table:table-cell>
          <table:table-cell office:value-type="string" calcext:value-type="string">
            <text:p><text:a xlink:href="https://www.bach-digital.de/receive/BachDigitalWork_work_00000411" xlink:type="simple">94.1A</text:a> </text:p>
          </table:table-cell>
          <table:table-cell table:formula="of:=EXTRACTLINKSFROMSINGLECELL(SHEET(); CELL(&quot;address&quot;;[.L337]);&quot; || &quot;;&quot;(NoLink)&quot;)" office:value-type="string" office:string-value="https://www.bach-digital.de/receive/BachDigitalWork_work_00000411" calcext:value-type="string">
            <text:p>https://www.bach-digital.de/receive/BachDigitalWork_work_00000411</text:p>
          </table:table-cell>
        </table:table-row>
        <table:table-row table:style-name="ro3">
          <table:table-cell office:value-type="string" calcext:value-type="string">
            <text:p><text:a xlink:href="https://en.wikipedia.org/wiki/Heut_triumphieret_Gottes_Sohn" xlink:type="simple">Heut triumphieret Gottes Sohn</text:a></text:p>
          </table:table-cell>
          <table:table-cell table:formula="of:=EXTRACTLINKSFROMSINGLECELL(SHEET(); CELL(&quot;address&quot;;[.$A338]);&quot; || &quot;;&quot;(NoLink)&quot;)" office:value-type="string" office:string-value="https://en.wikipedia.org/wiki/Heut_triumphieret_Gottes_Sohn" calcext:value-type="string">
            <text:p>https://en.wikipedia.org/wiki/Heut_triumphieret_Gottes_Sohn</text:p>
          </table:table-cell>
          <table:table-cell office:value-type="string" calcext:value-type="string">
            <text:p><text:a xlink:href="https://en.wikipedia.org/wiki/Heut_triumphieret_Gottes_Sohn#%22Heut_triumphieret_Gottes_Sohn%22" xlink:type="simple">2585</text:a></text:p>
          </table:table-cell>
          <table:table-cell table:formula="of:=EXTRACTLINKSFROMSINGLECELL(SHEET(); CELL(&quot;address&quot;;[.C338]);&quot; || &quot;;&quot;(NoLink)&quot;)" office:value-type="string" office:string-value="https://en.wikipedia.org/wiki/Heut_triumphieret_Gottes_Sohn#%22Heut_triumphieret_Gottes_Sohn%22" calcext:value-type="string">
            <text:p>https://en.wikipedia.org/wiki/Heut_triumphieret_Gottes_Sohn#%22Heut_triumphieret_Gottes_Sohn%22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<text:a xlink:href="http://www.bach-chorales.com/BWV0342.htm" xlink:type="simple">0342</text:a> </text:p>
          </table:table-cell>
          <table:table-cell table:formula="of:=EXTRACTLINKSFROMSINGLECELL(SHEET(); CELL(&quot;address&quot;;[.J338]);&quot; || &quot;;&quot;(NoLink)&quot;)" office:value-type="string" office:string-value="http://www.bach-chorales.com/BWV0342.htm" calcext:value-type="string">
            <text:p>http://www.bach-chorales.com/BWV0342.htm</text:p>
          </table:table-cell>
          <table:table-cell office:value-type="string" calcext:value-type="string">
            <text:p><text:a xlink:href="https://www.bach-digital.de/receive/BachDigitalWork_work_00000412" xlink:type="simple">95.1</text:a> </text:p>
          </table:table-cell>
          <table:table-cell table:formula="of:=EXTRACTLINKSFROMSINGLECELL(SHEET(); CELL(&quot;address&quot;;[.L338]);&quot; || &quot;;&quot;(NoLink)&quot;)" office:value-type="string" office:string-value="https://www.bach-digital.de/receive/BachDigitalWork_work_00000412" calcext:value-type="string">
            <text:p>https://www.bach-digital.de/receive/BachDigitalWork_work_0000041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Hilf,_Gott,_daß_mirs_gelinge" xlink:type="simple">Hilf, Gott, daß mirs gelinge</text:a> </text:p>
          </table:table-cell>
          <table:table-cell table:formula="of:=EXTRACTLINKSFROMSINGLECELL(SHEET(); CELL(&quot;address&quot;;[.$A339]);&quot; || &quot;;&quot;(NoLink)&quot;)" office:value-type="string" office:string-value="https://en.wikipedia.org/wiki/Hilf,_Gott,_daß_mirs_gelinge" calcext:value-type="string">
            <text:p>https://en.wikipedia.org/wiki/Hilf,_Gott,_daß_mirs_gelinge</text:p>
          </table:table-cell>
          <table:table-cell office:value-type="string" calcext:value-type="string" table:number-columns-spanned="1" table:number-rows-spanned="2">
            <text:p><text:a xlink:href="https://en.wikipedia.org/wiki/Hilf,_Gott,_dass_mirs_gelinge" xlink:type="simple">4329</text:a> </text:p>
          </table:table-cell>
          <table:table-cell table:formula="of:=EXTRACTLINKSFROMSINGLECELL(SHEET(); CELL(&quot;address&quot;;[.C339]);&quot; || &quot;;&quot;(NoLink)&quot;)" office:value-type="string" office:string-value="https://en.wikipedia.org/wiki/Hilf,_Gott,_dass_mirs_gelinge" calcext:value-type="string">
            <text:p>https://en.wikipedia.org/wiki/Hilf,_Gott,_dass_mirs_gelinge</text:p>
          </table:table-cell>
          <table:table-cell office:value-type="float" office:value="343" calcext:value-type="float" table:number-columns-spanned="1" table:number-rows-spanned="2">
            <text:p>343</text:p>
          </table:table-cell>
          <table:table-cell/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 table:number-columns-spanned="1" table:number-rows-spanned="2">
            <text:p><text:a xlink:href="http://www.bach-chorales.com/BWV0343.htm" xlink:type="simple">0343</text:a> </text:p>
          </table:table-cell>
          <table:table-cell table:formula="of:=EXTRACTLINKSFROMSINGLECELL(SHEET(); CELL(&quot;address&quot;;[.J339]);&quot; || &quot;;&quot;(NoLink)&quot;)" office:value-type="string" office:string-value="http://www.bach-chorales.com/BWV0343.htm" calcext:value-type="string">
            <text:p>http://www.bach-chorales.com/BWV0343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413" xlink:type="simple">96.1</text:a> </text:p>
          </table:table-cell>
          <table:table-cell table:formula="of:=EXTRACTLINKSFROMSINGLECELL(SHEET(); CELL(&quot;address&quot;;[.L339]);&quot; || &quot;;&quot;(NoLink)&quot;)" office:value-type="string" office:string-value="https://www.bach-digital.de/receive/BachDigitalWork_work_00000413" calcext:value-type="string">
            <text:p>https://www.bach-digital.de/receive/BachDigitalWork_work_00000413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Hilf,_Herr_Jesu,_laß_gelingen" xlink:type="simple">Hilf, Herr Jesu, laß gelingen</text:a></text:p>
          </table:table-cell>
          <table:table-cell table:formula="of:=EXTRACTLINKSFROMSINGLECELL(SHEET(); CELL(&quot;address&quot;;[.$A341]);&quot; || &quot;;&quot;(NoLink)&quot;)" office:value-type="string" office:string-value="https://en.wikipedia.org/wiki/Hilf,_Herr_Jesu,_laß_gelingen" calcext:value-type="string">
            <text:p>https://en.wikipedia.org/wiki/Hilf,_Herr_Jesu,_laß_gelingen</text:p>
          </table:table-cell>
          <table:table-cell office:value-type="string" calcext:value-type="string">
            <text:p><text:a xlink:href="https://en.wikipedia.org/wiki/Hilf,_Herr_Jesu,_lass_gelingen" xlink:type="simple">3687a</text:a></text:p>
          </table:table-cell>
          <table:table-cell table:formula="of:=EXTRACTLINKSFROMSINGLECELL(SHEET(); CELL(&quot;address&quot;;[.C341]);&quot; || &quot;;&quot;(NoLink)&quot;)" office:value-type="string" office:string-value="https://en.wikipedia.org/wiki/Hilf,_Herr_Jesu,_lass_gelingen" calcext:value-type="string">
            <text:p>https://en.wikipedia.org/wiki/Hilf,_Herr_Jesu,_lass_gelingen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<text:a xlink:href="http://www.bach-chorales.com/BWV0344.htm" xlink:type="simple">0344</text:a> </text:p>
          </table:table-cell>
          <table:table-cell table:formula="of:=EXTRACTLINKSFROMSINGLECELL(SHEET(); CELL(&quot;address&quot;;[.J341]);&quot; || &quot;;&quot;(NoLink)&quot;)" office:value-type="string" office:string-value="http://www.bach-chorales.com/BWV0344.htm" calcext:value-type="string">
            <text:p>http://www.bach-chorales.com/BWV0344.htm</text:p>
          </table:table-cell>
          <table:table-cell office:value-type="string" calcext:value-type="string">
            <text:p><text:a xlink:href="https://www.bach-digital.de/receive/BachDigitalWork_work_00000414" xlink:type="simple">97.1</text:a> </text:p>
          </table:table-cell>
          <table:table-cell table:formula="of:=EXTRACTLINKSFROMSINGLECELL(SHEET(); CELL(&quot;address&quot;;[.L341]);&quot; || &quot;;&quot;(NoLink)&quot;)" office:value-type="string" office:string-value="https://www.bach-digital.de/receive/BachDigitalWork_work_00000414" calcext:value-type="string">
            <text:p>https://www.bach-digital.de/receive/BachDigitalWork_work_0000041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Ich_bin_ja,_Herr,_in_deiner_Macht&amp;action=edit&amp;redlink=1" xlink:type="simple">Ich bin ja, Herr, in deiner Macht</text:a></text:p>
          </table:table-cell>
          <table:table-cell/>
          <table:table-cell office:value-type="string" calcext:value-type="string">
            <text:p><text:a xlink:href="https://en.wikipedia.org/w/index.php?title=Ich_bin_ja,_Herr,_in_deiner_Macht&amp;action=edit&amp;redlink=1" xlink:type="simple">5878</text:a>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<text:a xlink:href="http://www.bach-chorales.com/BWV0345.htm" xlink:type="simple">0345</text:a> </text:p>
          </table:table-cell>
          <table:table-cell table:formula="of:=EXTRACTLINKSFROMSINGLECELL(SHEET(); CELL(&quot;address&quot;;[.J342]);&quot; || &quot;;&quot;(NoLink)&quot;)" office:value-type="string" office:string-value="http://www.bach-chorales.com/BWV0345.htm" calcext:value-type="string">
            <text:p>http://www.bach-chorales.com/BWV0345.htm</text:p>
          </table:table-cell>
          <table:table-cell office:value-type="string" calcext:value-type="string">
            <text:p><text:a xlink:href="https://www.bach-digital.de/receive/BachDigitalWork_work_00000415" xlink:type="simple">99.1</text:a> </text:p>
          </table:table-cell>
          <table:table-cell table:formula="of:=EXTRACTLINKSFROMSINGLECELL(SHEET(); CELL(&quot;address&quot;;[.L342]);&quot; || &quot;;&quot;(NoLink)&quot;)" office:value-type="string" office:string-value="https://www.bach-digital.de/receive/BachDigitalWork_work_00000415" calcext:value-type="string">
            <text:p>https://www.bach-digital.de/receive/BachDigitalWork_work_00000415</text:p>
          </table:table-cell>
        </table:table-row>
        <table:table-row table:style-name="ro1">
          <table:table-cell office:value-type="string" calcext:value-type="string">
            <text:p><text:a xlink:href="https://en.wikipedia.org/wiki/Ich_dank_dir,_Gott,_für_all_Wohltat" xlink:type="simple">Ich dank dir, Gott, für all Wohltat</text:a></text:p>
          </table:table-cell>
          <table:table-cell table:formula="of:=EXTRACTLINKSFROMSINGLECELL(SHEET(); CELL(&quot;address&quot;;[.$A343]);&quot; || &quot;;&quot;(NoLink)&quot;)" office:value-type="string" office:string-value="https://en.wikipedia.org/wiki/Ich_dank_dir,_Gott,_für_all_Wohltat" calcext:value-type="string">
            <text:p>https://en.wikipedia.org/wiki/Ich_dank_dir,_Gott,_für_all_Wohltat</text:p>
          </table:table-cell>
          <table:table-cell office:value-type="string" calcext:value-type="string">
            <text:p><text:a xlink:href="https://en.wikipedia.org/wiki/Ich_dank_dir,_Gott,_für_deine_Wohltat" xlink:type="simple">8090b</text:a></text:p>
          </table:table-cell>
          <table:table-cell table:formula="of:=EXTRACTLINKSFROMSINGLECELL(SHEET(); CELL(&quot;address&quot;;[.C343]);&quot; || &quot;;&quot;(NoLink)&quot;)" office:value-type="string" office:string-value="https://en.wikipedia.org/wiki/Ich_dank_dir,_Gott,_für_deine_Wohltat" calcext:value-type="string">
            <text:p>https://en.wikipedia.org/wiki/Ich_dank_dir,_Gott,_für_deine_Wohltat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<text:a xlink:href="http://www.bach-chorales.com/BWV0346.htm" xlink:type="simple">0346</text:a> </text:p>
          </table:table-cell>
          <table:table-cell table:formula="of:=EXTRACTLINKSFROMSINGLECELL(SHEET(); CELL(&quot;address&quot;;[.J343]);&quot; || &quot;;&quot;(NoLink)&quot;)" office:value-type="string" office:string-value="http://www.bach-chorales.com/BWV0346.htm" calcext:value-type="string">
            <text:p>http://www.bach-chorales.com/BWV0346.htm</text:p>
          </table:table-cell>
          <table:table-cell office:value-type="string" calcext:value-type="string">
            <text:p><text:a xlink:href="https://www.bach-digital.de/receive/BachDigitalWork_work_00000416" xlink:type="simple">100.1</text:a> </text:p>
          </table:table-cell>
          <table:table-cell table:formula="of:=EXTRACTLINKSFROMSINGLECELL(SHEET(); CELL(&quot;address&quot;;[.L343]);&quot; || &quot;;&quot;(NoLink)&quot;)" office:value-type="string" office:string-value="https://www.bach-digital.de/receive/BachDigitalWork_work_00000416" calcext:value-type="string">
            <text:p>https://www.bach-digital.de/receive/BachDigitalWork_work_00000416</text:p>
          </table:table-cell>
        </table:table-row>
        <table:table-row table:style-name="ro1">
          <table:table-cell office:value-type="string" calcext:value-type="string">
            <text:p><text:a xlink:href="https://en.wikipedia.org/wiki/Ich_dank_dir,_lieber_Herre" xlink:type="simple">Ich dank dir, lieber Herre</text:a></text:p>
          </table:table-cell>
          <table:table-cell table:formula="of:=EXTRACTLINKSFROMSINGLECELL(SHEET(); CELL(&quot;address&quot;;[.$A344]);&quot; || &quot;;&quot;(NoLink)&quot;)" office:value-type="string" office:string-value="https://en.wikipedia.org/wiki/Ich_dank_dir,_lieber_Herre" calcext:value-type="string">
            <text:p>https://en.wikipedia.org/wiki/Ich_dank_dir,_lieber_Herre</text:p>
          </table:table-cell>
          <table:table-cell office:value-type="string" calcext:value-type="string">
            <text:p><text:a xlink:href="https://en.wikipedia.org/wiki/Ich_dank_dir,_lieber_Herre" xlink:type="simple">5354b</text:a></text:p>
          </table:table-cell>
          <table:table-cell table:formula="of:=EXTRACTLINKSFROMSINGLECELL(SHEET(); CELL(&quot;address&quot;;[.C344]);&quot; || &quot;;&quot;(NoLink)&quot;)" office:value-type="string" office:string-value="https://en.wikipedia.org/wiki/Ich_dank_dir,_lieber_Herre" calcext:value-type="string">
            <text:p>https://en.wikipedia.org/wiki/Ich_dank_dir,_lieber_Herr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http://www.bach-chorales.com/BWV0347.htm" xlink:type="simple">0347</text:a> </text:p>
          </table:table-cell>
          <table:table-cell table:formula="of:=EXTRACTLINKSFROMSINGLECELL(SHEET(); CELL(&quot;address&quot;;[.J344]);&quot; || &quot;;&quot;(NoLink)&quot;)" office:value-type="string" office:string-value="http://www.bach-chorales.com/BWV0347.htm" calcext:value-type="string">
            <text:p>http://www.bach-chorales.com/BWV0347.htm</text:p>
          </table:table-cell>
          <table:table-cell office:value-type="string" calcext:value-type="string">
            <text:p><text:a xlink:href="https://www.bach-digital.de/receive/BachDigitalWork_work_00000417" xlink:type="simple">101.2</text:a> </text:p>
          </table:table-cell>
          <table:table-cell table:formula="of:=EXTRACTLINKSFROMSINGLECELL(SHEET(); CELL(&quot;address&quot;;[.L344]);&quot; || &quot;;&quot;(NoLink)&quot;)" office:value-type="string" office:string-value="https://www.bach-digital.de/receive/BachDigitalWork_work_00000417" calcext:value-type="string">
            <text:p>https://www.bach-digital.de/receive/BachDigitalWork_work_00000417</text:p>
          </table:table-cell>
        </table:table-row>
        <table:table-row table:style-name="ro1">
          <table:table-cell office:value-type="string" calcext:value-type="string">
            <text:p><text:a xlink:href="https://en.wikipedia.org/wiki/Ich_dank_dir,_lieber_Herre" xlink:type="simple">Ich dank dir, lieber Herre</text:a></text:p>
          </table:table-cell>
          <table:table-cell table:formula="of:=EXTRACTLINKSFROMSINGLECELL(SHEET(); CELL(&quot;address&quot;;[.$A345]);&quot; || &quot;;&quot;(NoLink)&quot;)" office:value-type="string" office:string-value="https://en.wikipedia.org/wiki/Ich_dank_dir,_lieber_Herre" calcext:value-type="string">
            <text:p>https://en.wikipedia.org/wiki/Ich_dank_dir,_lieber_Herre</text:p>
          </table:table-cell>
          <table:table-cell office:value-type="string" calcext:value-type="string">
            <text:p><text:a xlink:href="https://en.wikipedia.org/wiki/Ich_dank_dir,_lieber_Herre" xlink:type="simple">5354b</text:a></text:p>
          </table:table-cell>
          <table:table-cell table:formula="of:=EXTRACTLINKSFROMSINGLECELL(SHEET(); CELL(&quot;address&quot;;[.C345]);&quot; || &quot;;&quot;(NoLink)&quot;)" office:value-type="string" office:string-value="https://en.wikipedia.org/wiki/Ich_dank_dir,_lieber_Herre" calcext:value-type="string">
            <text:p>https://en.wikipedia.org/wiki/Ich_dank_dir,_lieber_Herr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<text:a xlink:href="http://www.bach-chorales.com/BWV0348.htm" xlink:type="simple">0348</text:a> </text:p>
          </table:table-cell>
          <table:table-cell table:formula="of:=EXTRACTLINKSFROMSINGLECELL(SHEET(); CELL(&quot;address&quot;;[.J345]);&quot; || &quot;;&quot;(NoLink)&quot;)" office:value-type="string" office:string-value="http://www.bach-chorales.com/BWV0348.htm" calcext:value-type="string">
            <text:p>http://www.bach-chorales.com/BWV0348.htm</text:p>
          </table:table-cell>
          <table:table-cell office:value-type="string" calcext:value-type="string">
            <text:p><text:a xlink:href="https://www.bach-digital.de/receive/BachDigitalWork_work_00000418" xlink:type="simple">101.1</text:a> </text:p>
          </table:table-cell>
          <table:table-cell table:formula="of:=EXTRACTLINKSFROMSINGLECELL(SHEET(); CELL(&quot;address&quot;;[.L345]);&quot; || &quot;;&quot;(NoLink)&quot;)" office:value-type="string" office:string-value="https://www.bach-digital.de/receive/BachDigitalWork_work_00000418" calcext:value-type="string">
            <text:p>https://www.bach-digital.de/receive/BachDigitalWork_work_00000418</text:p>
          </table:table-cell>
        </table:table-row>
        <table:table-row table:style-name="ro1">
          <table:table-cell office:value-type="string" calcext:value-type="string">
            <text:p><text:a xlink:href="https://en.wikipedia.org/wiki/Ich_dank_dir_schon_durch_deinen_Sohn" xlink:type="simple">Ich dank dir schon durch deinen Sohn</text:a></text:p>
          </table:table-cell>
          <table:table-cell table:formula="of:=EXTRACTLINKSFROMSINGLECELL(SHEET(); CELL(&quot;address&quot;;[.$A346]);&quot; || &quot;;&quot;(NoLink)&quot;)" office:value-type="string" office:string-value="https://en.wikipedia.org/wiki/Ich_dank_dir_schon_durch_deinen_Sohn" calcext:value-type="string">
            <text:p>https://en.wikipedia.org/wiki/Ich_dank_dir_schon_durch_deinen_Sohn</text:p>
          </table:table-cell>
          <table:table-cell office:value-type="string" calcext:value-type="string">
            <text:p><text:a xlink:href="https://en.wikipedia.org/wiki/Ich_dank_dir_schon_durch_deinen_Sohn" xlink:type="simple">247b</text:a></text:p>
          </table:table-cell>
          <table:table-cell table:formula="of:=EXTRACTLINKSFROMSINGLECELL(SHEET(); CELL(&quot;address&quot;;[.C346]);&quot; || &quot;;&quot;(NoLink)&quot;)" office:value-type="string" office:string-value="https://en.wikipedia.org/wiki/Ich_dank_dir_schon_durch_deinen_Sohn" calcext:value-type="string">
            <text:p>https://en.wikipedia.org/wiki/Ich_dank_dir_schon_durch_deinen_Sohn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<text:a xlink:href="http://www.bach-chorales.com/BWV0349.htm" xlink:type="simple">0349</text:a> </text:p>
          </table:table-cell>
          <table:table-cell table:formula="of:=EXTRACTLINKSFROMSINGLECELL(SHEET(); CELL(&quot;address&quot;;[.J346]);&quot; || &quot;;&quot;(NoLink)&quot;)" office:value-type="string" office:string-value="http://www.bach-chorales.com/BWV0349.htm" calcext:value-type="string">
            <text:p>http://www.bach-chorales.com/BWV0349.htm</text:p>
          </table:table-cell>
          <table:table-cell office:value-type="string" calcext:value-type="string">
            <text:p><text:a xlink:href="https://www.bach-digital.de/receive/BachDigitalWork_work_00000419" xlink:type="simple">4.1</text:a> </text:p>
          </table:table-cell>
          <table:table-cell table:formula="of:=EXTRACTLINKSFROMSINGLECELL(SHEET(); CELL(&quot;address&quot;;[.L346]);&quot; || &quot;;&quot;(NoLink)&quot;)" office:value-type="string" office:string-value="https://www.bach-digital.de/receive/BachDigitalWork_work_00000419" calcext:value-type="string">
            <text:p>https://www.bach-digital.de/receive/BachDigitalWork_work_00000419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Ich_danke_dir,_o_Gott,_in_deinem_Throne&amp;action=edit&amp;redlink=1" xlink:type="simple">Ich danke dir, o Gott, in deinem Throne</text:a></text:p>
          </table:table-cell>
          <table:table-cell/>
          <table:table-cell office:value-type="string" calcext:value-type="string">
            <text:p><text:a xlink:href="https://en.wikipedia.org/w/index.php?title=Mein_Hüter_und_mein_Hirt&amp;action=edit&amp;redlink=1" xlink:type="simple">3199</text:a>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<text:a xlink:href="http://www.bach-chorales.com/BWV0350.htm" xlink:type="simple">0350</text:a> </text:p>
          </table:table-cell>
          <table:table-cell table:formula="of:=EXTRACTLINKSFROMSINGLECELL(SHEET(); CELL(&quot;address&quot;;[.J347]);&quot; || &quot;;&quot;(NoLink)&quot;)" office:value-type="string" office:string-value="http://www.bach-chorales.com/BWV0350.htm" calcext:value-type="string">
            <text:p>http://www.bach-chorales.com/BWV0350.htm</text:p>
          </table:table-cell>
          <table:table-cell office:value-type="string" calcext:value-type="string">
            <text:p><text:a xlink:href="https://www.bach-digital.de/receive/BachDigitalWork_work_00000420" xlink:type="simple">139.1</text:a> </text:p>
          </table:table-cell>
          <table:table-cell table:formula="of:=EXTRACTLINKSFROMSINGLECELL(SHEET(); CELL(&quot;address&quot;;[.L347]);&quot; || &quot;;&quot;(NoLink)&quot;)" office:value-type="string" office:string-value="https://www.bach-digital.de/receive/BachDigitalWork_work_00000420" calcext:value-type="string">
            <text:p>https://www.bach-digital.de/receive/BachDigitalWork_work_00000420</text:p>
          </table:table-cell>
        </table:table-row>
        <table:table-row table:style-name="ro1">
          <table:table-cell office:value-type="string" calcext:value-type="string">
            <text:p><text:a xlink:href="https://en.wikipedia.org/wiki/Ich_hab_mein_Sach_Gott_heimgestellt" xlink:type="simple">Ich hab mein Sach Gott heimgestellt</text:a></text:p>
          </table:table-cell>
          <table:table-cell table:formula="of:=EXTRACTLINKSFROMSINGLECELL(SHEET(); CELL(&quot;address&quot;;[.$A348]);&quot; || &quot;;&quot;(NoLink)&quot;)" office:value-type="string" office:string-value="https://en.wikipedia.org/wiki/Ich_hab_mein_Sach_Gott_heimgestellt" calcext:value-type="string">
            <text:p>https://en.wikipedia.org/wiki/Ich_hab_mein_Sach_Gott_heimgestellt</text:p>
          </table:table-cell>
          <table:table-cell office:value-type="string" calcext:value-type="string">
            <text:p><text:a xlink:href="https://en.wikipedia.org/wiki/Ich_hab_mein_Sach_Gott_heimgestellt" xlink:type="simple">1679</text:a></text:p>
          </table:table-cell>
          <table:table-cell table:formula="of:=EXTRACTLINKSFROMSINGLECELL(SHEET(); CELL(&quot;address&quot;;[.C348]);&quot; || &quot;;&quot;(NoLink)&quot;)" office:value-type="string" office:string-value="https://en.wikipedia.org/wiki/Ich_hab_mein_Sach_Gott_heimgestellt" calcext:value-type="string">
            <text:p>https://en.wikipedia.org/wiki/Ich_hab_mein_Sach_Gott_heimgestellt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<text:a xlink:href="http://www.bach-chorales.com/BWV0351.htm" xlink:type="simple">0351</text:a> </text:p>
          </table:table-cell>
          <table:table-cell table:formula="of:=EXTRACTLINKSFROMSINGLECELL(SHEET(); CELL(&quot;address&quot;;[.J348]);&quot; || &quot;;&quot;(NoLink)&quot;)" office:value-type="string" office:string-value="http://www.bach-chorales.com/BWV0351.htm" calcext:value-type="string">
            <text:p>http://www.bach-chorales.com/BWV0351.htm</text:p>
          </table:table-cell>
          <table:table-cell office:value-type="string" calcext:value-type="string">
            <text:p><text:a xlink:href="https://www.bach-digital.de/receive/BachDigitalWork_work_00000421" xlink:type="simple">102.1</text:a> </text:p>
          </table:table-cell>
          <table:table-cell table:formula="of:=EXTRACTLINKSFROMSINGLECELL(SHEET(); CELL(&quot;address&quot;;[.L348]);&quot; || &quot;;&quot;(NoLink)&quot;)" office:value-type="string" office:string-value="https://www.bach-digital.de/receive/BachDigitalWork_work_00000421" calcext:value-type="string">
            <text:p>https://www.bach-digital.de/receive/BachDigitalWork_work_00000421</text:p>
          </table:table-cell>
        </table:table-row>
        <table:table-row table:style-name="ro1">
          <table:table-cell office:value-type="string" calcext:value-type="string">
            <text:p><text:a xlink:href="https://en.wikipedia.org/wiki/Jesu,_der_du_meine_Seele" xlink:type="simple">Jesu, der du meine Seele</text:a></text:p>
          </table:table-cell>
          <table:table-cell table:formula="of:=EXTRACTLINKSFROMSINGLECELL(SHEET(); CELL(&quot;address&quot;;[.$A349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Jesu,_der_du_meine_Seele" xlink:type="simple">6804</text:a></text:p>
          </table:table-cell>
          <table:table-cell table:formula="of:=EXTRACTLINKSFROMSINGLECELL(SHEET(); CELL(&quot;address&quot;;[.C349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<text:a xlink:href="http://www.bach-chorales.com/BWV0352.htm" xlink:type="simple">0352</text:a> </text:p>
          </table:table-cell>
          <table:table-cell table:formula="of:=EXTRACTLINKSFROMSINGLECELL(SHEET(); CELL(&quot;address&quot;;[.J349]);&quot; || &quot;;&quot;(NoLink)&quot;)" office:value-type="string" office:string-value="http://www.bach-chorales.com/BWV0352.htm" calcext:value-type="string">
            <text:p>http://www.bach-chorales.com/BWV0352.htm</text:p>
          </table:table-cell>
          <table:table-cell office:value-type="string" calcext:value-type="string">
            <text:p><text:a xlink:href="https://www.bach-digital.de/receive/BachDigitalWork_work_00000422" xlink:type="simple">187.3</text:a> </text:p>
          </table:table-cell>
          <table:table-cell table:formula="of:=EXTRACTLINKSFROMSINGLECELL(SHEET(); CELL(&quot;address&quot;;[.L349]);&quot; || &quot;;&quot;(NoLink)&quot;)" office:value-type="string" office:string-value="https://www.bach-digital.de/receive/BachDigitalWork_work_00000422" calcext:value-type="string">
            <text:p>https://www.bach-digital.de/receive/BachDigitalWork_work_00000422</text:p>
          </table:table-cell>
        </table:table-row>
        <table:table-row table:style-name="ro1">
          <table:table-cell office:value-type="string" calcext:value-type="string">
            <text:p><text:a xlink:href="https://en.wikipedia.org/wiki/Jesu,_der_du_meine_Seele" xlink:type="simple">Jesu, der du meine Seele</text:a></text:p>
          </table:table-cell>
          <table:table-cell table:formula="of:=EXTRACTLINKSFROMSINGLECELL(SHEET(); CELL(&quot;address&quot;;[.$A350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Jesu,_der_du_meine_Seele" xlink:type="simple">6804</text:a></text:p>
          </table:table-cell>
          <table:table-cell table:formula="of:=EXTRACTLINKSFROMSINGLECELL(SHEET(); CELL(&quot;address&quot;;[.C350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<text:a xlink:href="http://www.bach-chorales.com/BWV0353.htm" xlink:type="simple">0353</text:a> </text:p>
          </table:table-cell>
          <table:table-cell table:formula="of:=EXTRACTLINKSFROMSINGLECELL(SHEET(); CELL(&quot;address&quot;;[.J350]);&quot; || &quot;;&quot;(NoLink)&quot;)" office:value-type="string" office:string-value="http://www.bach-chorales.com/BWV0353.htm" calcext:value-type="string">
            <text:p>http://www.bach-chorales.com/BWV0353.htm</text:p>
          </table:table-cell>
          <table:table-cell office:value-type="string" calcext:value-type="string">
            <text:p><text:a xlink:href="https://www.bach-digital.de/receive/BachDigitalWork_work_00000423" xlink:type="simple">187.1</text:a> </text:p>
          </table:table-cell>
          <table:table-cell table:formula="of:=EXTRACTLINKSFROMSINGLECELL(SHEET(); CELL(&quot;address&quot;;[.L350]);&quot; || &quot;;&quot;(NoLink)&quot;)" office:value-type="string" office:string-value="https://www.bach-digital.de/receive/BachDigitalWork_work_00000423" calcext:value-type="string">
            <text:p>https://www.bach-digital.de/receive/BachDigitalWork_work_00000423</text:p>
          </table:table-cell>
        </table:table-row>
        <table:table-row table:style-name="ro1">
          <table:table-cell office:value-type="string" calcext:value-type="string">
            <text:p><text:a xlink:href="https://en.wikipedia.org/wiki/Jesu,_der_du_meine_Seele" xlink:type="simple">Jesu, der du meine Seele</text:a></text:p>
          </table:table-cell>
          <table:table-cell table:formula="of:=EXTRACTLINKSFROMSINGLECELL(SHEET(); CELL(&quot;address&quot;;[.$A351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string" calcext:value-type="string">
            <text:p><text:a xlink:href="https://en.wikipedia.org/wiki/Jesu,_der_du_meine_Seele" xlink:type="simple">6804</text:a></text:p>
          </table:table-cell>
          <table:table-cell table:formula="of:=EXTRACTLINKSFROMSINGLECELL(SHEET(); CELL(&quot;address&quot;;[.C351]);&quot; || &quot;;&quot;(NoLink)&quot;)" office:value-type="string" office:string-value="https://en.wikipedia.org/wiki/Jesu,_der_du_meine_Seele" calcext:value-type="string">
            <text:p>https://en.wikipedia.org/wiki/Jesu,_der_du_meine_Seel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://www.bach-chorales.com/BWV0354.htm" xlink:type="simple">0354</text:a> </text:p>
          </table:table-cell>
          <table:table-cell table:formula="of:=EXTRACTLINKSFROMSINGLECELL(SHEET(); CELL(&quot;address&quot;;[.J351]);&quot; || &quot;;&quot;(NoLink)&quot;)" office:value-type="string" office:string-value="http://www.bach-chorales.com/BWV0354.htm" calcext:value-type="string">
            <text:p>http://www.bach-chorales.com/BWV0354.htm</text:p>
          </table:table-cell>
          <table:table-cell office:value-type="string" calcext:value-type="string">
            <text:p><text:a xlink:href="https://www.bach-digital.de/receive/BachDigitalWork_work_00000424" xlink:type="simple">187.2</text:a> </text:p>
          </table:table-cell>
          <table:table-cell table:formula="of:=EXTRACTLINKSFROMSINGLECELL(SHEET(); CELL(&quot;address&quot;;[.L351]);&quot; || &quot;;&quot;(NoLink)&quot;)" office:value-type="string" office:string-value="https://www.bach-digital.de/receive/BachDigitalWork_work_00000424" calcext:value-type="string">
            <text:p>https://www.bach-digital.de/receive/BachDigitalWork_work_0000042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Jesu,_der_du_selbsten_wohl&amp;action=edit&amp;redlink=1" xlink:type="simple">Jesu, der du selbsten wohl</text:a></text:p>
          </table:table-cell>
          <table:table-cell/>
          <table:table-cell office:value-type="string" calcext:value-type="string">
            <text:p><text:a xlink:href="https://en.wikipedia.org/w/index.php?title=Jesu,_der_du_selbsten_wohl&amp;action=edit&amp;redlink=1" xlink:type="simple">6335</text:a>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<text:a xlink:href="http://www.bach-chorales.com/BWV0355.htm" xlink:type="simple">0355</text:a> </text:p>
          </table:table-cell>
          <table:table-cell table:formula="of:=EXTRACTLINKSFROMSINGLECELL(SHEET(); CELL(&quot;address&quot;;[.J352]);&quot; || &quot;;&quot;(NoLink)&quot;)" office:value-type="string" office:string-value="http://www.bach-chorales.com/BWV0355.htm" calcext:value-type="string">
            <text:p>http://www.bach-chorales.com/BWV0355.htm</text:p>
          </table:table-cell>
          <table:table-cell office:value-type="string" calcext:value-type="string">
            <text:p><text:a xlink:href="https://www.bach-digital.de/receive/BachDigitalWork_work_00000425" xlink:type="simple">112.1</text:a> </text:p>
          </table:table-cell>
          <table:table-cell table:formula="of:=EXTRACTLINKSFROMSINGLECELL(SHEET(); CELL(&quot;address&quot;;[.L352]);&quot; || &quot;;&quot;(NoLink)&quot;)" office:value-type="string" office:string-value="https://www.bach-digital.de/receive/BachDigitalWork_work_00000425" calcext:value-type="string">
            <text:p>https://www.bach-digital.de/receive/BachDigitalWork_work_00000425</text:p>
          </table:table-cell>
        </table:table-row>
        <table:table-row table:style-name="ro1">
          <table:table-cell office:value-type="string" calcext:value-type="string">
            <text:p><text:a xlink:href="https://en.wikipedia.org/wiki/Jesu,_du_mein_liebstes_Leben" xlink:type="simple">Jesu, du mein liebstes Leben</text:a></text:p>
          </table:table-cell>
          <table:table-cell table:formula="of:=EXTRACTLINKSFROMSINGLECELL(SHEET(); CELL(&quot;address&quot;;[.$A353]);&quot; || &quot;;&quot;(NoLink)&quot;)" office:value-type="string" office:string-value="https://en.wikipedia.org/wiki/Jesu,_du_mein_liebstes_Leben" calcext:value-type="string">
            <text:p>https://en.wikipedia.org/wiki/Jesu,_du_mein_liebstes_Leben</text:p>
          </table:table-cell>
          <table:table-cell office:value-type="string" calcext:value-type="string">
            <text:p><text:a xlink:href="https://en.wikipedia.org/wiki/Jesu,_du_mein_liebstes_Leben" xlink:type="simple">7891</text:a></text:p>
          </table:table-cell>
          <table:table-cell table:formula="of:=EXTRACTLINKSFROMSINGLECELL(SHEET(); CELL(&quot;address&quot;;[.C353]);&quot; || &quot;;&quot;(NoLink)&quot;)" office:value-type="string" office:string-value="https://en.wikipedia.org/wiki/Jesu,_du_mein_liebstes_Leben" calcext:value-type="string">
            <text:p>https://en.wikipedia.org/wiki/Jesu,_du_mein_liebstes_Leben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<text:a xlink:href="http://www.bach-chorales.com/BWV0356.htm" xlink:type="simple">0356</text:a> </text:p>
          </table:table-cell>
          <table:table-cell table:formula="of:=EXTRACTLINKSFROMSINGLECELL(SHEET(); CELL(&quot;address&quot;;[.J353]);&quot; || &quot;;&quot;(NoLink)&quot;)" office:value-type="string" office:string-value="http://www.bach-chorales.com/BWV0356.htm" calcext:value-type="string">
            <text:p>http://www.bach-chorales.com/BWV0356.htm</text:p>
          </table:table-cell>
          <table:table-cell office:value-type="string" calcext:value-type="string">
            <text:p><text:a xlink:href="https://www.bach-digital.de/receive/BachDigitalWork_work_00000426" xlink:type="simple">113.1</text:a> </text:p>
          </table:table-cell>
          <table:table-cell table:formula="of:=EXTRACTLINKSFROMSINGLECELL(SHEET(); CELL(&quot;address&quot;;[.L353]);&quot; || &quot;;&quot;(NoLink)&quot;)" office:value-type="string" office:string-value="https://www.bach-digital.de/receive/BachDigitalWork_work_00000426" calcext:value-type="string">
            <text:p>https://www.bach-digital.de/receive/BachDigitalWork_work_00000426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Jesu,_Jesu,_du_bist_mein&amp;action=edit&amp;redlink=1" xlink:type="simple">Jesu, Jesu, du bist mein</text:a></text:p>
          </table:table-cell>
          <table:table-cell/>
          <table:table-cell office:value-type="string" calcext:value-type="string">
            <text:p><text:a xlink:href="https://en.wikipedia.org/w/index.php?title=Jesu,_Jesu,_du_bist_mein&amp;action=edit&amp;redlink=1" xlink:type="simple">6446</text:a></text:p>
          </table:table-cell>
          <table:table-cell/>
          <table:table-cell office:value-type="float" office:value="357" calcext:value-type="float">
            <text:p>35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<text:a xlink:href="http://www.bach-chorales.com/BWV0357.htm" xlink:type="simple">0357</text:a>; ≈<text:a xlink:href="https://en.wikipedia.org/wiki/BWV_470" xlink:type="simple">BWV 470</text:a>: <text:a xlink:href="https://en.wikipedia.org/wiki/Schemellis_Gesangbuch" xlink:type="simple">Schemelli</text:a> No. 741 (53) </text:p>
          </table:table-cell>
          <table:table-cell table:formula="of:=EXTRACTLINKSFROMSINGLECELL(SHEET(); CELL(&quot;address&quot;;[.J354]);&quot; || &quot;;&quot;(NoLink)&quot;)" office:value-type="string" office:string-value="http://www.bach-chorales.com/BWV0357.htm || https://en.wikipedia.org/wiki/BWV_470 || https://en.wikipedia.org/wiki/Schemellis_Gesangbuch" calcext:value-type="string">
            <text:p>http://www.bach-chorales.com/BWV0357.htm || https://en.wikipedia.org/wiki/BWV_470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427" xlink:type="simple">114.1</text:a> </text:p>
          </table:table-cell>
          <table:table-cell table:formula="of:=EXTRACTLINKSFROMSINGLECELL(SHEET(); CELL(&quot;address&quot;;[.L354]);&quot; || &quot;;&quot;(NoLink)&quot;)" office:value-type="string" office:string-value="https://www.bach-digital.de/receive/BachDigitalWork_work_00000427" calcext:value-type="string">
            <text:p>https://www.bach-digital.de/receive/BachDigitalWork_work_00000427</text:p>
          </table:table-cell>
        </table:table-row>
        <table:table-row table:style-name="ro1">
          <table:table-cell office:value-type="string" calcext:value-type="string">
            <text:p><text:a xlink:href="https://en.wikipedia.org/wiki/Jesu,_meine_Freude" xlink:type="simple">Jesu, meine Freude</text:a></text:p>
          </table:table-cell>
          <table:table-cell table:formula="of:=EXTRACTLINKSFROMSINGLECELL(SHEET(); CELL(&quot;address&quot;;[.$A355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string" calcext:value-type="string">
            <text:p><text:a xlink:href="https://en.wikipedia.org/wiki/Jesu,_meine_Freude" xlink:type="simple">8032</text:a></text:p>
          </table:table-cell>
          <table:table-cell table:formula="of:=EXTRACTLINKSFROMSINGLECELL(SHEET(); CELL(&quot;address&quot;;[.C355]);&quot; || &quot;;&quot;(NoLink)&quot;)" office:value-type="string" office:string-value="https://en.wikipedia.org/wiki/Jesu,_meine_Freude" calcext:value-type="string">
            <text:p>https://en.wikipedia.org/wiki/Jesu,_meine_Freu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://www.bach-chorales.com/BWV0358.htm" xlink:type="simple">0358</text:a> </text:p>
          </table:table-cell>
          <table:table-cell table:formula="of:=EXTRACTLINKSFROMSINGLECELL(SHEET(); CELL(&quot;address&quot;;[.J355]);&quot; || &quot;;&quot;(NoLink)&quot;)" office:value-type="string" office:string-value="http://www.bach-chorales.com/BWV0358.htm" calcext:value-type="string">
            <text:p>http://www.bach-chorales.com/BWV0358.htm</text:p>
          </table:table-cell>
          <table:table-cell office:value-type="string" calcext:value-type="string">
            <text:p><text:a xlink:href="https://www.bach-digital.de/receive/BachDigitalWork_work_00000428" xlink:type="simple">116.1</text:a> </text:p>
          </table:table-cell>
          <table:table-cell table:formula="of:=EXTRACTLINKSFROMSINGLECELL(SHEET(); CELL(&quot;address&quot;;[.L355]);&quot; || &quot;;&quot;(NoLink)&quot;)" office:value-type="string" office:string-value="https://www.bach-digital.de/receive/BachDigitalWork_work_00000428" calcext:value-type="string">
            <text:p>https://www.bach-digital.de/receive/BachDigitalWork_work_00000428</text:p>
          </table:table-cell>
        </table:table-row>
        <table:table-row table:style-name="ro3">
          <table:table-cell office:value-type="string" calcext:value-type="string">
            <text:p><text:a xlink:href="https://en.wikipedia.org/wiki/Jesu_meiner_Seelen_Wonne" xlink:type="simple">Jesu meiner Seelen Wonne</text:a></text:p>
          </table:table-cell>
          <table:table-cell table:formula="of:=EXTRACTLINKSFROMSINGLECELL(SHEET(); CELL(&quot;address&quot;;[.$A356]);&quot; || &quot;;&quot;(NoLink)&quot;)" office:value-type="string" office:string-value="https://en.wikipedia.org/wiki/Jesu_meiner_Seelen_Wonne" calcext:value-type="string">
            <text:p>https://en.wikipedia.org/wiki/Jesu_meiner_Seelen_Wonn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356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://www.bach-chorales.com/BWV0359.htm" xlink:type="simple">0359</text:a> </text:p>
          </table:table-cell>
          <table:table-cell table:formula="of:=EXTRACTLINKSFROMSINGLECELL(SHEET(); CELL(&quot;address&quot;;[.J356]);&quot; || &quot;;&quot;(NoLink)&quot;)" office:value-type="string" office:string-value="http://www.bach-chorales.com/BWV0359.htm" calcext:value-type="string">
            <text:p>http://www.bach-chorales.com/BWV0359.htm</text:p>
          </table:table-cell>
          <table:table-cell office:value-type="string" calcext:value-type="string">
            <text:p><text:a xlink:href="https://www.bach-digital.de/receive/BachDigitalWork_work_00000429" xlink:type="simple">206.1b</text:a> </text:p>
          </table:table-cell>
          <table:table-cell table:formula="of:=EXTRACTLINKSFROMSINGLECELL(SHEET(); CELL(&quot;address&quot;;[.L356]);&quot; || &quot;;&quot;(NoLink)&quot;)" office:value-type="string" office:string-value="https://www.bach-digital.de/receive/BachDigitalWork_work_00000429" calcext:value-type="string">
            <text:p>https://www.bach-digital.de/receive/BachDigitalWork_work_00000429</text:p>
          </table:table-cell>
        </table:table-row>
        <table:table-row table:style-name="ro3">
          <table:table-cell office:value-type="string" calcext:value-type="string">
            <text:p><text:a xlink:href="https://en.wikipedia.org/wiki/Jesu,_meiner_Seelen_Wonne" xlink:type="simple">Jesu, meiner Seelen Wonne</text:a></text:p>
          </table:table-cell>
          <table:table-cell table:formula="of:=EXTRACTLINKSFROMSINGLECELL(SHEET(); CELL(&quot;address&quot;;[.$A357]);&quot; || &quot;;&quot;(NoLink)&quot;)" office:value-type="string" office:string-value="https://en.wikipedia.org/wiki/Jesu,_meiner_Seelen_Wonne" calcext:value-type="string">
            <text:p>https://en.wikipedia.org/wiki/Jesu,_meiner_Seelen_Wonne</text:p>
          </table:table-cell>
          <table:table-cell office:value-type="string" calcext:value-type="string">
            <text:p><text:a xlink:href="https://en.wikipedia.org/wiki/Werde_munter,_mein_Gemüte#Melody_and_musical_settings" xlink:type="simple">6551</text:a></text:p>
          </table:table-cell>
          <table:table-cell table:formula="of:=EXTRACTLINKSFROMSINGLECELL(SHEET(); CELL(&quot;address&quot;;[.C357]);&quot; || &quot;;&quot;(NoLink)&quot;)" office:value-type="string" office:string-value="https://en.wikipedia.org/wiki/Werde_munter,_mein_Gemüte#Melody_and_musical_settings" calcext:value-type="string">
            <text:p>https://en.wikipedia.org/wiki/Werde_munter,_mein_Gemüte#Melody_and_musical_setting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://www.bach-chorales.com/BWV0360.htm" xlink:type="simple">0360</text:a> </text:p>
          </table:table-cell>
          <table:table-cell table:formula="of:=EXTRACTLINKSFROMSINGLECELL(SHEET(); CELL(&quot;address&quot;;[.J357]);&quot; || &quot;;&quot;(NoLink)&quot;)" office:value-type="string" office:string-value="http://www.bach-chorales.com/BWV0360.htm" calcext:value-type="string">
            <text:p>http://www.bach-chorales.com/BWV0360.htm</text:p>
          </table:table-cell>
          <table:table-cell office:value-type="string" calcext:value-type="string">
            <text:p><text:a xlink:href="https://www.bach-digital.de/receive/BachDigitalWork_work_00000430" xlink:type="simple">206.2</text:a> </text:p>
          </table:table-cell>
          <table:table-cell table:formula="of:=EXTRACTLINKSFROMSINGLECELL(SHEET(); CELL(&quot;address&quot;;[.L357]);&quot; || &quot;;&quot;(NoLink)&quot;)" office:value-type="string" office:string-value="https://www.bach-digital.de/receive/BachDigitalWork_work_00000430" calcext:value-type="string">
            <text:p>https://www.bach-digital.de/receive/BachDigitalWork_work_0000043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Jesu,_meines_Herzens_Freud&amp;action=edit&amp;redlink=1" xlink:type="simple">Jesu, meines Herzens Freud</text:a></text:p>
          </table:table-cell>
          <table:table-cell/>
          <table:table-cell office:value-type="string" calcext:value-type="string">
            <text:p><text:a xlink:href="https://en.wikipedia.org/w/index.php?title=Jesu,_meines_Herzens_Freud&amp;action=edit&amp;redlink=1" xlink:type="simple">4798d</text:a></text:p>
          </table:table-cell>
          <table:table-cell/>
          <table:table-cell office:value-type="float" office:value="361" calcext:value-type="float">
            <text:p>361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<text:a xlink:href="http://www.bach-chorales.com/BWV0361.htm" xlink:type="simple">0361</text:a> </text:p>
          </table:table-cell>
          <table:table-cell table:formula="of:=EXTRACTLINKSFROMSINGLECELL(SHEET(); CELL(&quot;address&quot;;[.J358]);&quot; || &quot;;&quot;(NoLink)&quot;)" office:value-type="string" office:string-value="http://www.bach-chorales.com/BWV0361.htm" calcext:value-type="string">
            <text:p>http://www.bach-chorales.com/BWV0361.htm</text:p>
          </table:table-cell>
          <table:table-cell office:value-type="string" calcext:value-type="string">
            <text:p><text:a xlink:href="https://www.bach-digital.de/receive/BachDigitalWork_work_00000431" xlink:type="simple">117.1</text:a> </text:p>
          </table:table-cell>
          <table:table-cell table:formula="of:=EXTRACTLINKSFROMSINGLECELL(SHEET(); CELL(&quot;address&quot;;[.L358]);&quot; || &quot;;&quot;(NoLink)&quot;)" office:value-type="string" office:string-value="https://www.bach-digital.de/receive/BachDigitalWork_work_00000431" calcext:value-type="string">
            <text:p>https://www.bach-digital.de/receive/BachDigitalWork_work_00000431</text:p>
          </table:table-cell>
        </table:table-row>
        <table:table-row table:style-name="ro1">
          <table:table-cell office:value-type="string" calcext:value-type="string">
            <text:p><text:a xlink:href="https://en.wikipedia.org/wiki/Jesu,_nun_sei_gepreiset" xlink:type="simple">Jesu, nun sei gepreiset</text:a></text:p>
          </table:table-cell>
          <table:table-cell table:formula="of:=EXTRACTLINKSFROMSINGLECELL(SHEET(); CELL(&quot;address&quot;;[.$A359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string" calcext:value-type="string">
            <text:p><text:a xlink:href="https://en.wikipedia.org/wiki/Jesu,_nun_sei_gepreiset" xlink:type="simple">8477a</text:a></text:p>
          </table:table-cell>
          <table:table-cell table:formula="of:=EXTRACTLINKSFROMSINGLECELL(SHEET(); CELL(&quot;address&quot;;[.C359]);&quot; || &quot;;&quot;(NoLink)&quot;)" office:value-type="string" office:string-value="https://en.wikipedia.org/wiki/Jesu,_nun_sei_gepreiset" calcext:value-type="string">
            <text:p>https://en.wikipedia.org/wiki/Jesu,_nun_sei_gepreiset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<text:a xlink:href="http://www.bach-chorales.com/BWV0362.htm" xlink:type="simple">0362</text:a> </text:p>
          </table:table-cell>
          <table:table-cell table:formula="of:=EXTRACTLINKSFROMSINGLECELL(SHEET(); CELL(&quot;address&quot;;[.J359]);&quot; || &quot;;&quot;(NoLink)&quot;)" office:value-type="string" office:string-value="http://www.bach-chorales.com/BWV0362.htm" calcext:value-type="string">
            <text:p>http://www.bach-chorales.com/BWV0362.htm</text:p>
          </table:table-cell>
          <table:table-cell office:value-type="string" calcext:value-type="string">
            <text:p><text:a xlink:href="https://www.bach-digital.de/receive/BachDigitalWork_work_00000432" xlink:type="simple">118.1</text:a> </text:p>
          </table:table-cell>
          <table:table-cell table:formula="of:=EXTRACTLINKSFROMSINGLECELL(SHEET(); CELL(&quot;address&quot;;[.L359]);&quot; || &quot;;&quot;(NoLink)&quot;)" office:value-type="string" office:string-value="https://www.bach-digital.de/receive/BachDigitalWork_work_00000432" calcext:value-type="string">
            <text:p>https://www.bach-digital.de/receive/BachDigitalWork_work_00000432</text:p>
          </table:table-cell>
        </table:table-row>
        <table:table-row table:style-name="ro1">
          <table:table-cell office:value-type="string" calcext:value-type="string">
            <text:p><text:a xlink:href="https://en.wikipedia.org/wiki/Jesus_Christus,_unser_Heiland,_der_von_uns_den_Gotteszorn_wandt" xlink:type="simple">Jesus Christus, unser Heiland, der von uns ...</text:a></text:p>
          </table:table-cell>
          <table:table-cell table:formula="of:=EXTRACTLINKSFROMSINGLECELL(SHEET(); CELL(&quot;address&quot;;[.$A360]);&quot; || &quot;;&quot;(NoLink)&quot;)" office:value-type="string" office:string-value="https://en.wikipedia.org/wiki/Jesus_Christus,_unser_Heiland,_der_von_uns_den_Gotteszorn_wandt" calcext:value-type="string">
            <text:p>https://en.wikipedia.org/wiki/Jesus_Christus,_unser_Heiland,_der_von_uns_den_Gotteszorn_wandt</text:p>
          </table:table-cell>
          <table:table-cell office:value-type="string" calcext:value-type="string">
            <text:p><text:a xlink:href="https://en.wikipedia.org/wiki/Jesus_Christus,_unser_Heiland,_der_von_uns" xlink:type="simple">1576</text:a></text:p>
          </table:table-cell>
          <table:table-cell table:formula="of:=EXTRACTLINKSFROMSINGLECELL(SHEET(); CELL(&quot;address&quot;;[.C360]);&quot; || &quot;;&quot;(NoLink)&quot;)" office:value-type="string" office:string-value="https://en.wikipedia.org/wiki/Jesus_Christus,_unser_Heiland,_der_von_uns" calcext:value-type="string">
            <text:p>https://en.wikipedia.org/wiki/Jesus_Christus,_unser_Heiland,_der_von_uns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<text:a xlink:href="http://www.bach-chorales.com/BWV0363.htm" xlink:type="simple">0363</text:a> </text:p>
          </table:table-cell>
          <table:table-cell table:formula="of:=EXTRACTLINKSFROMSINGLECELL(SHEET(); CELL(&quot;address&quot;;[.J360]);&quot; || &quot;;&quot;(NoLink)&quot;)" office:value-type="string" office:string-value="http://www.bach-chorales.com/BWV0363.htm" calcext:value-type="string">
            <text:p>http://www.bach-chorales.com/BWV0363.htm</text:p>
          </table:table-cell>
          <table:table-cell office:value-type="string" calcext:value-type="string">
            <text:p><text:a xlink:href="https://www.bach-digital.de/receive/BachDigitalWork_work_00000433" xlink:type="simple">121.1</text:a> </text:p>
          </table:table-cell>
          <table:table-cell table:formula="of:=EXTRACTLINKSFROMSINGLECELL(SHEET(); CELL(&quot;address&quot;;[.L360]);&quot; || &quot;;&quot;(NoLink)&quot;)" office:value-type="string" office:string-value="https://www.bach-digital.de/receive/BachDigitalWork_work_00000433" calcext:value-type="string">
            <text:p>https://www.bach-digital.de/receive/BachDigitalWork_work_00000433</text:p>
          </table:table-cell>
        </table:table-row>
        <table:table-row table:style-name="ro1">
          <table:table-cell office:value-type="string" calcext:value-type="string">
            <text:p><text:a xlink:href="https://en.wikipedia.org/wiki/Jesus_Christus,_unser_Heiland,_der_den_Tod_überwand" xlink:type="simple">Jesus Christus, unser Heiland, der den Tod ...</text:a></text:p>
          </table:table-cell>
          <table:table-cell table:formula="of:=EXTRACTLINKSFROMSINGLECELL(SHEET(); CELL(&quot;address&quot;;[.$A361]);&quot; || &quot;;&quot;(NoLink)&quot;)" office:value-type="string" office:string-value="https://en.wikipedia.org/wiki/Jesus_Christus,_unser_Heiland,_der_den_Tod_überwand" calcext:value-type="string">
            <text:p>https://en.wikipedia.org/wiki/Jesus_Christus,_unser_Heiland,_der_den_Tod_überwand</text:p>
          </table:table-cell>
          <table:table-cell office:value-type="string" calcext:value-type="string">
            <text:p><text:a xlink:href="https://en.wikipedia.org/wiki/Jesus_Christus,_unser_Heiland,_der_den_Tod" xlink:type="simple">1978</text:a></text:p>
          </table:table-cell>
          <table:table-cell table:formula="of:=EXTRACTLINKSFROMSINGLECELL(SHEET(); CELL(&quot;address&quot;;[.C361]);&quot; || &quot;;&quot;(NoLink)&quot;)" office:value-type="string" office:string-value="https://en.wikipedia.org/wiki/Jesus_Christus,_unser_Heiland,_der_den_Tod" calcext:value-type="string">
            <text:p>https://en.wikipedia.org/wiki/Jesus_Christus,_unser_Heiland,_der_den_Tod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<text:a xlink:href="http://www.bach-chorales.com/BWV0364.htm" xlink:type="simple">0364</text:a> </text:p>
          </table:table-cell>
          <table:table-cell table:formula="of:=EXTRACTLINKSFROMSINGLECELL(SHEET(); CELL(&quot;address&quot;;[.J361]);&quot; || &quot;;&quot;(NoLink)&quot;)" office:value-type="string" office:string-value="http://www.bach-chorales.com/BWV0364.htm" calcext:value-type="string">
            <text:p>http://www.bach-chorales.com/BWV0364.htm</text:p>
          </table:table-cell>
          <table:table-cell office:value-type="string" calcext:value-type="string">
            <text:p><text:a xlink:href="https://www.bach-digital.de/receive/BachDigitalWork_work_00000434" xlink:type="simple">120.1</text:a> </text:p>
          </table:table-cell>
          <table:table-cell table:formula="of:=EXTRACTLINKSFROMSINGLECELL(SHEET(); CELL(&quot;address&quot;;[.L361]);&quot; || &quot;;&quot;(NoLink)&quot;)" office:value-type="string" office:string-value="https://www.bach-digital.de/receive/BachDigitalWork_work_00000434" calcext:value-type="string">
            <text:p>https://www.bach-digital.de/receive/BachDigitalWork_work_0000043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Jesus,_meine_Zuversicht&amp;action=edit&amp;redlink=1" xlink:type="simple">Jesus, meine Zuversicht</text:a></text:p>
          </table:table-cell>
          <table:table-cell/>
          <table:table-cell office:value-type="string" calcext:value-type="string">
            <text:p><text:a xlink:href="https://en.wikipedia.org/w/index.php?title=Jesus,_meine_Zuversicht&amp;action=edit&amp;redlink=1" xlink:type="simple">3432b</text:a>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<text:a xlink:href="http://www.bach-chorales.com/BWV0365.htm" xlink:type="simple">0365</text:a> </text:p>
          </table:table-cell>
          <table:table-cell table:formula="of:=EXTRACTLINKSFROMSINGLECELL(SHEET(); CELL(&quot;address&quot;;[.J362]);&quot; || &quot;;&quot;(NoLink)&quot;)" office:value-type="string" office:string-value="http://www.bach-chorales.com/BWV0365.htm" calcext:value-type="string">
            <text:p>http://www.bach-chorales.com/BWV0365.htm</text:p>
          </table:table-cell>
          <table:table-cell office:value-type="string" calcext:value-type="string">
            <text:p><text:a xlink:href="https://www.bach-digital.de/receive/BachDigitalWork_work_00000435" xlink:type="simple">123.1</text:a> </text:p>
          </table:table-cell>
          <table:table-cell table:formula="of:=EXTRACTLINKSFROMSINGLECELL(SHEET(); CELL(&quot;address&quot;;[.L362]);&quot; || &quot;;&quot;(NoLink)&quot;)" office:value-type="string" office:string-value="https://www.bach-digital.de/receive/BachDigitalWork_work_00000435" calcext:value-type="string">
            <text:p>https://www.bach-digital.de/receive/BachDigitalWork_work_00000435</text:p>
          </table:table-cell>
        </table:table-row>
        <table:table-row table:style-name="ro1">
          <table:table-cell office:value-type="string" calcext:value-type="string">
            <text:p><text:a xlink:href="https://en.wikipedia.org/wiki/Ihr_Gestirn,_ihr_hohlen_Lüfte" xlink:type="simple">Ihr Gestirn, ihr hohlen Lüfte</text:a></text:p>
          </table:table-cell>
          <table:table-cell table:formula="of:=EXTRACTLINKSFROMSINGLECELL(SHEET(); CELL(&quot;address&quot;;[.$A363]);&quot; || &quot;;&quot;(NoLink)&quot;)" office:value-type="string" office:string-value="https://en.wikipedia.org/wiki/Ihr_Gestirn,_ihr_hohlen_Lüfte" calcext:value-type="string">
            <text:p>https://en.wikipedia.org/wiki/Ihr_Gestirn,_ihr_hohlen_Lüfte</text:p>
          </table:table-cell>
          <table:table-cell office:value-type="string" calcext:value-type="string">
            <text:p><text:a xlink:href="https://en.wikipedia.org/wiki/Ihr_Gestirn,_ihr_hohlen_Lüfte" xlink:type="simple">3703</text:a></text:p>
          </table:table-cell>
          <table:table-cell table:formula="of:=EXTRACTLINKSFROMSINGLECELL(SHEET(); CELL(&quot;address&quot;;[.C363]);&quot; || &quot;;&quot;(NoLink)&quot;)" office:value-type="string" office:string-value="https://en.wikipedia.org/wiki/Ihr_Gestirn,_ihr_hohlen_Lüfte" calcext:value-type="string">
            <text:p>https://en.wikipedia.org/wiki/Ihr_Gestirn,_ihr_hohlen_Lüft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<text:a xlink:href="http://www.bach-chorales.com/BWV0366.htm" xlink:type="simple">0366</text:a> </text:p>
          </table:table-cell>
          <table:table-cell table:formula="of:=EXTRACTLINKSFROMSINGLECELL(SHEET(); CELL(&quot;address&quot;;[.J363]);&quot; || &quot;;&quot;(NoLink)&quot;)" office:value-type="string" office:string-value="http://www.bach-chorales.com/BWV0366.htm" calcext:value-type="string">
            <text:p>http://www.bach-chorales.com/BWV0366.htm</text:p>
          </table:table-cell>
          <table:table-cell office:value-type="string" calcext:value-type="string">
            <text:p><text:a xlink:href="https://www.bach-digital.de/receive/BachDigitalWork_work_00000436" xlink:type="simple">104.1</text:a> </text:p>
          </table:table-cell>
          <table:table-cell table:formula="of:=EXTRACTLINKSFROMSINGLECELL(SHEET(); CELL(&quot;address&quot;;[.L363]);&quot; || &quot;;&quot;(NoLink)&quot;)" office:value-type="string" office:string-value="https://www.bach-digital.de/receive/BachDigitalWork_work_00000436" calcext:value-type="string">
            <text:p>https://www.bach-digital.de/receive/BachDigitalWork_work_00000436</text:p>
          </table:table-cell>
        </table:table-row>
        <table:table-row table:style-name="ro1">
          <table:table-cell office:value-type="string" calcext:value-type="string">
            <text:p><text:a xlink:href="https://en.wikipedia.org/wiki/In_allen_meinen_Taten" xlink:type="simple">In allen meinen Taten</text:a></text:p>
          </table:table-cell>
          <table:table-cell table:formula="of:=EXTRACTLINKSFROMSINGLECELL(SHEET(); CELL(&quot;address&quot;;[.$A364]);&quot; || &quot;;&quot;(NoLink)&quot;)" office:value-type="string" office:string-value="https://en.wikipedia.org/wiki/In_allen_meinen_Taten" calcext:value-type="string">
            <text:p>https://en.wikipedia.org/wiki/In_allen_meinen_Taten</text:p>
          </table:table-cell>
          <table:table-cell office:value-type="string" calcext:value-type="string">
            <text:p><text:a xlink:href="https://en.wikipedia.org/wiki/In_allen_meinen_Taten" xlink:type="simple">2276</text:a></text:p>
          </table:table-cell>
          <table:table-cell table:formula="of:=EXTRACTLINKSFROMSINGLECELL(SHEET(); CELL(&quot;address&quot;;[.C364]);&quot; || &quot;;&quot;(NoLink)&quot;)" office:value-type="string" office:string-value="https://en.wikipedia.org/wiki/In_allen_meinen_Taten" calcext:value-type="string">
            <text:p>https://en.wikipedia.org/wiki/In_allen_meinen_Taten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<text:a xlink:href="http://www.bach-chorales.com/BWV0367.htm" xlink:type="simple">0367</text:a> </text:p>
          </table:table-cell>
          <table:table-cell table:formula="of:=EXTRACTLINKSFROMSINGLECELL(SHEET(); CELL(&quot;address&quot;;[.J364]);&quot; || &quot;;&quot;(NoLink)&quot;)" office:value-type="string" office:string-value="http://www.bach-chorales.com/BWV0367.htm" calcext:value-type="string">
            <text:p>http://www.bach-chorales.com/BWV0367.htm</text:p>
          </table:table-cell>
          <table:table-cell office:value-type="string" calcext:value-type="string">
            <text:p><text:a xlink:href="https://www.bach-digital.de/receive/BachDigitalWork_work_00000437" xlink:type="simple">107.1</text:a> </text:p>
          </table:table-cell>
          <table:table-cell table:formula="of:=EXTRACTLINKSFROMSINGLECELL(SHEET(); CELL(&quot;address&quot;;[.L364]);&quot; || &quot;;&quot;(NoLink)&quot;)" office:value-type="string" office:string-value="https://www.bach-digital.de/receive/BachDigitalWork_work_00000437" calcext:value-type="string">
            <text:p>https://www.bach-digital.de/receive/BachDigitalWork_work_00000437</text:p>
          </table:table-cell>
        </table:table-row>
        <table:table-row table:style-name="ro1">
          <table:table-cell office:value-type="string" calcext:value-type="string">
            <text:p><text:a xlink:href="https://en.wikipedia.org/wiki/In_dulci_jubilo" xlink:type="simple">In dulci jubilo</text:a></text:p>
          </table:table-cell>
          <table:table-cell table:formula="of:=EXTRACTLINKSFROMSINGLECELL(SHEET(); CELL(&quot;address&quot;;[.$A365]);&quot; || &quot;;&quot;(NoLink)&quot;)" office:value-type="string" office:string-value="https://en.wikipedia.org/wiki/In_dulci_jubilo" calcext:value-type="string">
            <text:p>https://en.wikipedia.org/wiki/In_dulci_jubilo</text:p>
          </table:table-cell>
          <table:table-cell office:value-type="string" calcext:value-type="string">
            <text:p><text:a xlink:href="https://en.wikipedia.org/wiki/In_dulci_jubilo" xlink:type="simple">4947</text:a></text:p>
          </table:table-cell>
          <table:table-cell table:formula="of:=EXTRACTLINKSFROMSINGLECELL(SHEET(); CELL(&quot;address&quot;;[.C365]);&quot; || &quot;;&quot;(NoLink)&quot;)" office:value-type="string" office:string-value="https://en.wikipedia.org/wiki/In_dulci_jubilo" calcext:value-type="string">
            <text:p>https://en.wikipedia.org/wiki/In_dulci_jubilo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<text:a xlink:href="http://www.bach-chorales.com/BWV0368.htm" xlink:type="simple">0368</text:a> </text:p>
          </table:table-cell>
          <table:table-cell table:formula="of:=EXTRACTLINKSFROMSINGLECELL(SHEET(); CELL(&quot;address&quot;;[.J365]);&quot; || &quot;;&quot;(NoLink)&quot;)" office:value-type="string" office:string-value="http://www.bach-chorales.com/BWV0368.htm" calcext:value-type="string">
            <text:p>http://www.bach-chorales.com/BWV0368.htm</text:p>
          </table:table-cell>
          <table:table-cell office:value-type="string" calcext:value-type="string">
            <text:p><text:a xlink:href="https://www.bach-digital.de/receive/BachDigitalWork_work_00000438" xlink:type="simple">110.1</text:a> </text:p>
          </table:table-cell>
          <table:table-cell table:formula="of:=EXTRACTLINKSFROMSINGLECELL(SHEET(); CELL(&quot;address&quot;;[.L365]);&quot; || &quot;;&quot;(NoLink)&quot;)" office:value-type="string" office:string-value="https://www.bach-digital.de/receive/BachDigitalWork_work_00000438" calcext:value-type="string">
            <text:p>https://www.bach-digital.de/receive/BachDigitalWork_work_00000438</text:p>
          </table:table-cell>
        </table:table-row>
        <table:table-row table:style-name="ro1">
          <table:table-cell office:value-type="string" calcext:value-type="string">
            <text:p><text:a xlink:href="https://en.wikipedia.org/wiki/Keinen_hat_Gott_verlassen" xlink:type="simple">Keinen hat Gott verlassen</text:a></text:p>
          </table:table-cell>
          <table:table-cell table:formula="of:=EXTRACTLINKSFROMSINGLECELL(SHEET(); CELL(&quot;address&quot;;[.$A366]);&quot; || &quot;;&quot;(NoLink)&quot;)" office:value-type="string" office:string-value="https://en.wikipedia.org/wiki/Keinen_hat_Gott_verlassen" calcext:value-type="string">
            <text:p>https://en.wikipedia.org/wiki/Keinen_hat_Gott_verlassen</text:p>
          </table:table-cell>
          <table:table-cell office:value-type="string" calcext:value-type="string">
            <text:p><text:a xlink:href="https://en.wikipedia.org/wiki/Keinen_hat_Gott_verlassen" xlink:type="simple">5395</text:a></text:p>
          </table:table-cell>
          <table:table-cell table:formula="of:=EXTRACTLINKSFROMSINGLECELL(SHEET(); CELL(&quot;address&quot;;[.C366]);&quot; || &quot;;&quot;(NoLink)&quot;)" office:value-type="string" office:string-value="https://en.wikipedia.org/wiki/Keinen_hat_Gott_verlassen" calcext:value-type="string">
            <text:p>https://en.wikipedia.org/wiki/Keinen_hat_Gott_verlassen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<text:a xlink:href="http://www.bach-chorales.com/BWV0369.htm" xlink:type="simple">0369</text:a> </text:p>
          </table:table-cell>
          <table:table-cell table:formula="of:=EXTRACTLINKSFROMSINGLECELL(SHEET(); CELL(&quot;address&quot;;[.J366]);&quot; || &quot;;&quot;(NoLink)&quot;)" office:value-type="string" office:string-value="http://www.bach-chorales.com/BWV0369.htm" calcext:value-type="string">
            <text:p>http://www.bach-chorales.com/BWV0369.htm</text:p>
          </table:table-cell>
          <table:table-cell office:value-type="string" calcext:value-type="string">
            <text:p><text:a xlink:href="https://www.bach-digital.de/receive/BachDigitalWork_work_00000439" xlink:type="simple">124.1</text:a> </text:p>
          </table:table-cell>
          <table:table-cell table:formula="of:=EXTRACTLINKSFROMSINGLECELL(SHEET(); CELL(&quot;address&quot;;[.L366]);&quot; || &quot;;&quot;(NoLink)&quot;)" office:value-type="string" office:string-value="https://www.bach-digital.de/receive/BachDigitalWork_work_00000439" calcext:value-type="string">
            <text:p>https://www.bach-digital.de/receive/BachDigitalWork_work_00000439</text:p>
          </table:table-cell>
        </table:table-row>
        <table:table-row table:style-name="ro1">
          <table:table-cell office:value-type="string" calcext:value-type="string">
            <text:p><text:a xlink:href="https://en.wikipedia.org/wiki/Komm,_Gott_Schöpfer,_Heiliger_Geist" xlink:type="simple">Komm, Gott Schöpfer, Heiliger Geist</text:a></text:p>
          </table:table-cell>
          <table:table-cell table:formula="of:=EXTRACTLINKSFROMSINGLECELL(SHEET(); CELL(&quot;address&quot;;[.$A367]);&quot; || &quot;;&quot;(NoLink)&quot;)" office:value-type="string" office:string-value="https://en.wikipedia.org/wiki/Komm,_Gott_Schöpfer,_Heiliger_Geist" calcext:value-type="string">
            <text:p>https://en.wikipedia.org/wiki/Komm,_Gott_Schöpfer,_Heiliger_Geist</text:p>
          </table:table-cell>
          <table:table-cell office:value-type="string" calcext:value-type="string">
            <text:p><text:a xlink:href="https://en.wikipedia.org/wiki/Komm,_Gott_Schöpfer,_heiliger_Geist" xlink:type="simple">295</text:a></text:p>
          </table:table-cell>
          <table:table-cell table:formula="of:=EXTRACTLINKSFROMSINGLECELL(SHEET(); CELL(&quot;address&quot;;[.C367]);&quot; || &quot;;&quot;(NoLink)&quot;)" office:value-type="string" office:string-value="https://en.wikipedia.org/wiki/Komm,_Gott_Schöpfer,_heiliger_Geist" calcext:value-type="string">
            <text:p>https://en.wikipedia.org/wiki/Komm,_Gott_Schöpfer,_heiliger_Geist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<text:a xlink:href="http://www.bach-chorales.com/BWV0370.htm" xlink:type="simple">0370</text:a> </text:p>
          </table:table-cell>
          <table:table-cell table:formula="of:=EXTRACTLINKSFROMSINGLECELL(SHEET(); CELL(&quot;address&quot;;[.J367]);&quot; || &quot;;&quot;(NoLink)&quot;)" office:value-type="string" office:string-value="http://www.bach-chorales.com/BWV0370.htm" calcext:value-type="string">
            <text:p>http://www.bach-chorales.com/BWV0370.htm</text:p>
          </table:table-cell>
          <table:table-cell office:value-type="string" calcext:value-type="string">
            <text:p><text:a xlink:href="https://www.bach-digital.de/receive/BachDigitalWork_work_00000440" xlink:type="simple">125.1</text:a> </text:p>
          </table:table-cell>
          <table:table-cell table:formula="of:=EXTRACTLINKSFROMSINGLECELL(SHEET(); CELL(&quot;address&quot;;[.L367]);&quot; || &quot;;&quot;(NoLink)&quot;)" office:value-type="string" office:string-value="https://www.bach-digital.de/receive/BachDigitalWork_work_00000440" calcext:value-type="string">
            <text:p>https://www.bach-digital.de/receive/BachDigitalWork_work_00000440</text:p>
          </table:table-cell>
        </table:table-row>
        <table:table-row table:style-name="ro1">
          <table:table-cell office:value-type="string" calcext:value-type="string">
            <text:p><text:a xlink:href="https://en.wikipedia.org/wiki/Kyrie,_Gott_Vater_in_Ewigkeit" xlink:type="simple">Kyrie, Gott Vater in Ewigkeit</text:a></text:p>
          </table:table-cell>
          <table:table-cell table:formula="of:=EXTRACTLINKSFROMSINGLECELL(SHEET(); CELL(&quot;address&quot;;[.$A368]);&quot; || &quot;;&quot;(NoLink)&quot;)" office:value-type="string" office:string-value="https://en.wikipedia.org/wiki/Kyrie,_Gott_Vater_in_Ewigkeit" calcext:value-type="string">
            <text:p>https://en.wikipedia.org/wiki/Kyrie,_Gott_Vater_in_Ewigkeit</text:p>
          </table:table-cell>
          <table:table-cell office:value-type="string" calcext:value-type="string">
            <text:p><text:a xlink:href="https://en.wikipedia.org/wiki/Kyrie,_Gott_Vater_in_Ewigkeit" xlink:type="simple">8600</text:a></text:p>
          </table:table-cell>
          <table:table-cell table:formula="of:=EXTRACTLINKSFROMSINGLECELL(SHEET(); CELL(&quot;address&quot;;[.C368]);&quot; || &quot;;&quot;(NoLink)&quot;)" office:value-type="string" office:string-value="https://en.wikipedia.org/wiki/Kyrie,_Gott_Vater_in_Ewigkeit" calcext:value-type="string">
            <text:p>https://en.wikipedia.org/wiki/Kyrie,_Gott_Vater_in_Ewigkeit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<text:a xlink:href="http://www.bach-chorales.com/BWV0371.htm" xlink:type="simple">0371</text:a> </text:p>
          </table:table-cell>
          <table:table-cell table:formula="of:=EXTRACTLINKSFROMSINGLECELL(SHEET(); CELL(&quot;address&quot;;[.J368]);&quot; || &quot;;&quot;(NoLink)&quot;)" office:value-type="string" office:string-value="http://www.bach-chorales.com/BWV0371.htm" calcext:value-type="string">
            <text:p>http://www.bach-chorales.com/BWV0371.htm</text:p>
          </table:table-cell>
          <table:table-cell office:value-type="string" calcext:value-type="string">
            <text:p><text:a xlink:href="https://www.bach-digital.de/receive/BachDigitalWork_work_00000441" xlink:type="simple">129.1</text:a> </text:p>
          </table:table-cell>
          <table:table-cell table:formula="of:=EXTRACTLINKSFROMSINGLECELL(SHEET(); CELL(&quot;address&quot;;[.L368]);&quot; || &quot;;&quot;(NoLink)&quot;)" office:value-type="string" office:string-value="https://www.bach-digital.de/receive/BachDigitalWork_work_00000441" calcext:value-type="string">
            <text:p>https://www.bach-digital.de/receive/BachDigitalWork_work_00000441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Lass,_o_Herr,_dein_Ohr_sich_neigen&amp;action=edit&amp;redlink=1" xlink:type="simple">Lass, o Herr, dein Ohr sich neigen</text:a></text:p>
          </table:table-cell>
          <table:table-cell/>
          <table:table-cell office:value-type="string" calcext:value-type="string">
            <text:p><text:a xlink:href="https://en.wikipedia.org/w/index.php?title=Herr,_dein_Ohren_zu_mir_neige&amp;action=edit&amp;redlink=1" xlink:type="simple">6863</text:a>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<text:a xlink:href="http://www.bach-chorales.com/BWV0372.htm" xlink:type="simple">0372</text:a> </text:p>
          </table:table-cell>
          <table:table-cell table:formula="of:=EXTRACTLINKSFROMSINGLECELL(SHEET(); CELL(&quot;address&quot;;[.J369]);&quot; || &quot;;&quot;(NoLink)&quot;)" office:value-type="string" office:string-value="http://www.bach-chorales.com/BWV0372.htm" calcext:value-type="string">
            <text:p>http://www.bach-chorales.com/BWV0372.htm</text:p>
          </table:table-cell>
          <table:table-cell office:value-type="string" calcext:value-type="string">
            <text:p><text:a xlink:href="https://www.bach-digital.de/receive/BachDigitalWork_work_00000442" xlink:type="simple">82.1</text:a> </text:p>
          </table:table-cell>
          <table:table-cell table:formula="of:=EXTRACTLINKSFROMSINGLECELL(SHEET(); CELL(&quot;address&quot;;[.L369]);&quot; || &quot;;&quot;(NoLink)&quot;)" office:value-type="string" office:string-value="https://www.bach-digital.de/receive/BachDigitalWork_work_00000442" calcext:value-type="string">
            <text:p>https://www.bach-digital.de/receive/BachDigitalWork_work_0000044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<text:a xlink:href="https://en.wikipedia.org/wiki/Liebster_Jesu,_wir_sind_hier" xlink:type="simple">Liebster Jesu, wir sind hier</text:a> </text:p>
          </table:table-cell>
          <table:table-cell table:formula="of:=EXTRACTLINKSFROMSINGLECELL(SHEET(); CELL(&quot;address&quot;;[.$A370]);&quot; || &quot;;&quot;(NoLink)&quot;)" office:value-type="string" office:string-value="https://en.wikipedia.org/wiki/Liebster_Jesu,_wir_sind_hier" calcext:value-type="string">
            <text:p>https://en.wikipedia.org/wiki/Liebster_Jesu,_wir_sind_hier</text:p>
          </table:table-cell>
          <table:table-cell office:value-type="string" calcext:value-type="string" table:number-columns-spanned="1" table:number-rows-spanned="2">
            <text:p><text:a xlink:href="https://en.wikipedia.org/wiki/Liebster_Jesu,_wir_sind_hier" xlink:type="simple">3498b</text:a> </text:p>
          </table:table-cell>
          <table:table-cell table:formula="of:=EXTRACTLINKSFROMSINGLECELL(SHEET(); CELL(&quot;address&quot;;[.C370]);&quot; || &quot;;&quot;(NoLink)&quot;)" office:value-type="string" office:string-value="https://en.wikipedia.org/wiki/Liebster_Jesu,_wir_sind_hier" calcext:value-type="string">
            <text:p>https://en.wikipedia.org/wiki/Liebster_Jesu,_wir_sind_hier</text:p>
          </table:table-cell>
          <table:table-cell office:value-type="float" office:value="373" calcext:value-type="float" table:number-columns-spanned="1" table:number-rows-spanned="2">
            <text:p>373</text:p>
          </table:table-cell>
          <table:table-cell/>
          <table:table-cell office:value-type="float" office:value="228" calcext:value-type="float" table:number-columns-spanned="1" table:number-rows-spanned="2">
            <text:p>228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 table:number-columns-spanned="1" table:number-rows-spanned="2">
            <text:p><text:a xlink:href="http://www.bach-chorales.com/BWV0373.htm" xlink:type="simple">0373</text:a> </text:p>
          </table:table-cell>
          <table:table-cell table:formula="of:=EXTRACTLINKSFROMSINGLECELL(SHEET(); CELL(&quot;address&quot;;[.J370]);&quot; || &quot;;&quot;(NoLink)&quot;)" office:value-type="string" office:string-value="http://www.bach-chorales.com/BWV0373.htm" calcext:value-type="string">
            <text:p>http://www.bach-chorales.com/BWV0373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443" xlink:type="simple">133.1</text:a> </text:p>
          </table:table-cell>
          <table:table-cell table:formula="of:=EXTRACTLINKSFROMSINGLECELL(SHEET(); CELL(&quot;address&quot;;[.L370]);&quot; || &quot;;&quot;(NoLink)&quot;)" office:value-type="string" office:string-value="https://www.bach-digital.de/receive/BachDigitalWork_work_00000443" calcext:value-type="string">
            <text:p>https://www.bach-digital.de/receive/BachDigitalWork_work_00000443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iki/Lobet_den_Herren,_denn_er_ist_sehr_freundlich" xlink:type="simple">Lobet den Herren, denn er ist sehr ...</text:a></text:p>
          </table:table-cell>
          <table:table-cell table:formula="of:=EXTRACTLINKSFROMSINGLECELL(SHEET(); CELL(&quot;address&quot;;[.$A372]);&quot; || &quot;;&quot;(NoLink)&quot;)" office:value-type="string" office:string-value="https://en.wikipedia.org/wiki/Lobet_den_Herren,_denn_er_ist_sehr_freundlich" calcext:value-type="string">
            <text:p>https://en.wikipedia.org/wiki/Lobet_den_Herren,_denn_er_ist_sehr_freundlich</text:p>
          </table:table-cell>
          <table:table-cell office:value-type="string" calcext:value-type="string">
            <text:p><text:a xlink:href="https://en.wikipedia.org/wiki/Lobet_den_Herren,_denn_er_ist_sehr_freundlich" xlink:type="simple">975</text:a></text:p>
          </table:table-cell>
          <table:table-cell table:formula="of:=EXTRACTLINKSFROMSINGLECELL(SHEET(); CELL(&quot;address&quot;;[.C372]);&quot; || &quot;;&quot;(NoLink)&quot;)" office:value-type="string" office:string-value="https://en.wikipedia.org/wiki/Lobet_den_Herren,_denn_er_ist_sehr_freundlich" calcext:value-type="string">
            <text:p>https://en.wikipedia.org/wiki/Lobet_den_Herren,_denn_er_ist_sehr_freundlich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<text:a xlink:href="http://www.bach-chorales.com/BWV0374.htm" xlink:type="simple">0374</text:a> </text:p>
          </table:table-cell>
          <table:table-cell table:formula="of:=EXTRACTLINKSFROMSINGLECELL(SHEET(); CELL(&quot;address&quot;;[.J372]);&quot; || &quot;;&quot;(NoLink)&quot;)" office:value-type="string" office:string-value="http://www.bach-chorales.com/BWV0374.htm" calcext:value-type="string">
            <text:p>http://www.bach-chorales.com/BWV0374.htm</text:p>
          </table:table-cell>
          <table:table-cell office:value-type="string" calcext:value-type="string">
            <text:p><text:a xlink:href="https://www.bach-digital.de/receive/BachDigitalWork_work_00000444" xlink:type="simple">135.1</text:a> </text:p>
          </table:table-cell>
          <table:table-cell table:formula="of:=EXTRACTLINKSFROMSINGLECELL(SHEET(); CELL(&quot;address&quot;;[.L372]);&quot; || &quot;;&quot;(NoLink)&quot;)" office:value-type="string" office:string-value="https://www.bach-digital.de/receive/BachDigitalWork_work_00000444" calcext:value-type="string">
            <text:p>https://www.bach-digital.de/receive/BachDigitalWork_work_00000444</text:p>
          </table:table-cell>
        </table:table-row>
        <table:table-row table:style-name="ro1">
          <table:table-cell office:value-type="string" calcext:value-type="string">
            <text:p><text:a xlink:href="https://en.wikipedia.org/wiki/Lobt_Gott,_ihr_Christen,_allzugleich" xlink:type="simple">Lobt Gott, ihr Christen, allzugleich</text:a></text:p>
          </table:table-cell>
          <table:table-cell table:formula="of:=EXTRACTLINKSFROMSINGLECELL(SHEET(); CELL(&quot;address&quot;;[.$A373]);&quot; || &quot;;&quot;(NoLink)&quot;)" office:value-type="string" office:string-value="https://en.wikipedia.org/wiki/Lobt_Gott,_ihr_Christen,_allzugleich" calcext:value-type="string">
            <text:p>https://en.wikipedia.org/wiki/Lobt_Gott,_ihr_Christen,_allzugleich</text:p>
          </table:table-cell>
          <table:table-cell office:value-type="string" calcext:value-type="string">
            <text:p><text:a xlink:href="https://en.wikipedia.org/wiki/Kommt_her,_ihr_lieben_Schwesterlein" xlink:type="simple">198</text:a></text:p>
          </table:table-cell>
          <table:table-cell table:formula="of:=EXTRACTLINKSFROMSINGLECELL(SHEET(); CELL(&quot;address&quot;;[.C373]);&quot; || &quot;;&quot;(NoLink)&quot;)" office:value-type="string" office:string-value="https://en.wikipedia.org/wiki/Kommt_her,_ihr_lieben_Schwesterlein" calcext:value-type="string">
            <text:p>https://en.wikipedia.org/wiki/Kommt_her,_ihr_lieben_Schwesterlein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<text:a xlink:href="http://www.bach-chorales.com/BWV0375.htm" xlink:type="simple">0375</text:a> </text:p>
          </table:table-cell>
          <table:table-cell table:formula="of:=EXTRACTLINKSFROMSINGLECELL(SHEET(); CELL(&quot;address&quot;;[.J373]);&quot; || &quot;;&quot;(NoLink)&quot;)" office:value-type="string" office:string-value="http://www.bach-chorales.com/BWV0375.htm" calcext:value-type="string">
            <text:p>http://www.bach-chorales.com/BWV0375.htm</text:p>
          </table:table-cell>
          <table:table-cell office:value-type="string" calcext:value-type="string">
            <text:p><text:a xlink:href="https://www.bach-digital.de/receive/BachDigitalWork_work_00000445" xlink:type="simple">127.1b</text:a> </text:p>
          </table:table-cell>
          <table:table-cell table:formula="of:=EXTRACTLINKSFROMSINGLECELL(SHEET(); CELL(&quot;address&quot;;[.L373]);&quot; || &quot;;&quot;(NoLink)&quot;)" office:value-type="string" office:string-value="https://www.bach-digital.de/receive/BachDigitalWork_work_00000445" calcext:value-type="string">
            <text:p>https://www.bach-digital.de/receive/BachDigitalWork_work_00000445</text:p>
          </table:table-cell>
        </table:table-row>
        <table:table-row table:style-name="ro1">
          <table:table-cell office:value-type="string" calcext:value-type="string">
            <text:p><text:a xlink:href="https://en.wikipedia.org/wiki/Lobt_Gott,_ihr_Christen,_allzugleich" xlink:type="simple">Lobt Gott, ihr Christen, allzugleich</text:a></text:p>
          </table:table-cell>
          <table:table-cell table:formula="of:=EXTRACTLINKSFROMSINGLECELL(SHEET(); CELL(&quot;address&quot;;[.$A374]);&quot; || &quot;;&quot;(NoLink)&quot;)" office:value-type="string" office:string-value="https://en.wikipedia.org/wiki/Lobt_Gott,_ihr_Christen,_allzugleich" calcext:value-type="string">
            <text:p>https://en.wikipedia.org/wiki/Lobt_Gott,_ihr_Christen,_allzugleich</text:p>
          </table:table-cell>
          <table:table-cell office:value-type="string" calcext:value-type="string">
            <text:p><text:a xlink:href="https://en.wikipedia.org/wiki/Kommt_her,_ihr_lieben_Schwesterlein" xlink:type="simple">198</text:a></text:p>
          </table:table-cell>
          <table:table-cell table:formula="of:=EXTRACTLINKSFROMSINGLECELL(SHEET(); CELL(&quot;address&quot;;[.C374]);&quot; || &quot;;&quot;(NoLink)&quot;)" office:value-type="string" office:string-value="https://en.wikipedia.org/wiki/Kommt_her,_ihr_lieben_Schwesterlein" calcext:value-type="string">
            <text:p>https://en.wikipedia.org/wiki/Kommt_her,_ihr_lieben_Schwesterlein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://www.bach-chorales.com/BWV0376.htm" xlink:type="simple">0376</text:a> </text:p>
          </table:table-cell>
          <table:table-cell table:formula="of:=EXTRACTLINKSFROMSINGLECELL(SHEET(); CELL(&quot;address&quot;;[.J374]);&quot; || &quot;;&quot;(NoLink)&quot;)" office:value-type="string" office:string-value="http://www.bach-chorales.com/BWV0376.htm" calcext:value-type="string">
            <text:p>http://www.bach-chorales.com/BWV0376.htm</text:p>
          </table:table-cell>
          <table:table-cell office:value-type="string" calcext:value-type="string">
            <text:p><text:a xlink:href="https://www.bach-digital.de/receive/BachDigitalWork_work_00000446" xlink:type="simple">127.2</text:a> </text:p>
          </table:table-cell>
          <table:table-cell table:formula="of:=EXTRACTLINKSFROMSINGLECELL(SHEET(); CELL(&quot;address&quot;;[.L374]);&quot; || &quot;;&quot;(NoLink)&quot;)" office:value-type="string" office:string-value="https://www.bach-digital.de/receive/BachDigitalWork_work_00000446" calcext:value-type="string">
            <text:p>https://www.bach-digital.de/receive/BachDigitalWork_work_00000446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Machs_mit_mir,_Gott,_nach_deiner_Güt&amp;action=edit&amp;redlink=1" xlink:type="simple">Machs mit mir, Gott, nach deiner Güt</text:a></text:p>
          </table:table-cell>
          <table:table-cell/>
          <table:table-cell office:value-type="string" calcext:value-type="string">
            <text:p><text:a xlink:href="https://en.wikipedia.org/w/index.php?title=Machs_mit_mir,_Gott,_nach_deiner_Güt&amp;action=edit&amp;redlink=1" xlink:type="simple">2383</text:a>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<text:a xlink:href="http://www.bach-chorales.com/BWV0377.htm" xlink:type="simple">0377</text:a> </text:p>
          </table:table-cell>
          <table:table-cell table:formula="of:=EXTRACTLINKSFROMSINGLECELL(SHEET(); CELL(&quot;address&quot;;[.J375]);&quot; || &quot;;&quot;(NoLink)&quot;)" office:value-type="string" office:string-value="http://www.bach-chorales.com/BWV0377.htm" calcext:value-type="string">
            <text:p>http://www.bach-chorales.com/BWV0377.htm</text:p>
          </table:table-cell>
          <table:table-cell office:value-type="string" calcext:value-type="string">
            <text:p><text:a xlink:href="https://www.bach-digital.de/receive/BachDigitalWork_work_00000447" xlink:type="simple">137.1</text:a> </text:p>
          </table:table-cell>
          <table:table-cell table:formula="of:=EXTRACTLINKSFROMSINGLECELL(SHEET(); CELL(&quot;address&quot;;[.L375]);&quot; || &quot;;&quot;(NoLink)&quot;)" office:value-type="string" office:string-value="https://www.bach-digital.de/receive/BachDigitalWork_work_00000447" calcext:value-type="string">
            <text:p>https://www.bach-digital.de/receive/BachDigitalWork_work_00000447</text:p>
          </table:table-cell>
        </table:table-row>
        <table:table-row table:style-name="ro1">
          <table:table-cell office:value-type="string" calcext:value-type="string">
            <text:p><text:a xlink:href="https://en.wikipedia.org/wiki/Mein_Augen_schließ_ich_jetzt" xlink:type="simple">Mein Augen schließ ich jetzt</text:a></text:p>
          </table:table-cell>
          <table:table-cell table:formula="of:=EXTRACTLINKSFROMSINGLECELL(SHEET(); CELL(&quot;address&quot;;[.$A376]);&quot; || &quot;;&quot;(NoLink)&quot;)" office:value-type="string" office:string-value="https://en.wikipedia.org/wiki/Mein_Augen_schließ_ich_jetzt" calcext:value-type="string">
            <text:p>https://en.wikipedia.org/wiki/Mein_Augen_schließ_ich_jetzt</text:p>
          </table:table-cell>
          <table:table-cell office:value-type="string" calcext:value-type="string">
            <text:p><text:a xlink:href="https://en.wikipedia.org/wiki/Mein_Augen_schließ_ich_jetzt_in_Gottes_Namen_zu" xlink:type="simple">1067</text:a></text:p>
          </table:table-cell>
          <table:table-cell table:formula="of:=EXTRACTLINKSFROMSINGLECELL(SHEET(); CELL(&quot;address&quot;;[.C376]);&quot; || &quot;;&quot;(NoLink)&quot;)" office:value-type="string" office:string-value="https://en.wikipedia.org/wiki/Mein_Augen_schließ_ich_jetzt_in_Gottes_Namen_zu" calcext:value-type="string">
            <text:p>https://en.wikipedia.org/wiki/Mein_Augen_schließ_ich_jetzt_in_Gottes_Namen_zu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<text:a xlink:href="http://www.bach-chorales.com/BWV0378.htm" xlink:type="simple">0378</text:a> </text:p>
          </table:table-cell>
          <table:table-cell table:formula="of:=EXTRACTLINKSFROMSINGLECELL(SHEET(); CELL(&quot;address&quot;;[.J376]);&quot; || &quot;;&quot;(NoLink)&quot;)" office:value-type="string" office:string-value="http://www.bach-chorales.com/BWV0378.htm" calcext:value-type="string">
            <text:p>http://www.bach-chorales.com/BWV0378.htm</text:p>
          </table:table-cell>
          <table:table-cell office:value-type="string" calcext:value-type="string">
            <text:p><text:a xlink:href="https://www.bach-digital.de/receive/BachDigitalWork_work_00000448" xlink:type="simple">138.1</text:a> </text:p>
          </table:table-cell>
          <table:table-cell table:formula="of:=EXTRACTLINKSFROMSINGLECELL(SHEET(); CELL(&quot;address&quot;;[.L376]);&quot; || &quot;;&quot;(NoLink)&quot;)" office:value-type="string" office:string-value="https://www.bach-digital.de/receive/BachDigitalWork_work_00000448" calcext:value-type="string">
            <text:p>https://www.bach-digital.de/receive/BachDigitalWork_work_00000448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Meinen_Jesum_laß_ich_nicht,_Jesus&amp;action=edit&amp;redlink=1" xlink:type="simple">Meinen Jesum laß ich nicht, Jesus</text:a> ...</text:p>
          </table:table-cell>
          <table:table-cell/>
          <table:table-cell office:value-type="string" calcext:value-type="string">
            <text:p><text:a xlink:href="https://en.wikipedia.org/w/index.php?title=Jesus_ist_mein_Aufenthalt&amp;action=edit&amp;redlink=1" xlink:type="simple">3448a</text:a>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<text:a xlink:href="http://www.bach-chorales.com/BWV0379.htm" xlink:type="simple">0379</text:a> </text:p>
          </table:table-cell>
          <table:table-cell table:formula="of:=EXTRACTLINKSFROMSINGLECELL(SHEET(); CELL(&quot;address&quot;;[.J377]);&quot; || &quot;;&quot;(NoLink)&quot;)" office:value-type="string" office:string-value="http://www.bach-chorales.com/BWV0379.htm" calcext:value-type="string">
            <text:p>http://www.bach-chorales.com/BWV0379.htm</text:p>
          </table:table-cell>
          <table:table-cell office:value-type="string" calcext:value-type="string">
            <text:p><text:a xlink:href="https://www.bach-digital.de/receive/BachDigitalWork_work_00000449" xlink:type="simple">122.1</text:a> </text:p>
          </table:table-cell>
          <table:table-cell table:formula="of:=EXTRACTLINKSFROMSINGLECELL(SHEET(); CELL(&quot;address&quot;;[.L377]);&quot; || &quot;;&quot;(NoLink)&quot;)" office:value-type="string" office:string-value="https://www.bach-digital.de/receive/BachDigitalWork_work_00000449" calcext:value-type="string">
            <text:p>https://www.bach-digital.de/receive/BachDigitalWork_work_00000449</text:p>
          </table:table-cell>
        </table:table-row>
        <table:table-row table:style-name="ro1">
          <table:table-cell office:value-type="string" calcext:value-type="string">
            <text:p><text:a xlink:href="https://en.wikipedia.org/wiki/Meinen_Jesum_laß_ich_nicht,_weil" xlink:type="simple">Meinen Jesum laß ich nicht, weil</text:a> ...</text:p>
          </table:table-cell>
          <table:table-cell table:formula="of:=EXTRACTLINKSFROMSINGLECELL(SHEET(); CELL(&quot;address&quot;;[.$A378]);&quot; || &quot;;&quot;(NoLink)&quot;)" office:value-type="string" office:string-value="https://en.wikipedia.org/wiki/Meinen_Jesum_laß_ich_nicht,_weil" calcext:value-type="string">
            <text:p>https://en.wikipedia.org/wiki/Meinen_Jesum_laß_ich_nicht,_weil</text:p>
          </table:table-cell>
          <table:table-cell office:value-type="string" calcext:value-type="string">
            <text:p><text:a xlink:href="https://en.wikipedia.org/wiki/Meinen_Jesum_laß_ich_nicht#Music" xlink:type="simple">3449</text:a></text:p>
          </table:table-cell>
          <table:table-cell table:formula="of:=EXTRACTLINKSFROMSINGLECELL(SHEET(); CELL(&quot;address&quot;;[.C378]);&quot; || &quot;;&quot;(NoLink)&quot;)" office:value-type="string" office:string-value="https://en.wikipedia.org/wiki/Meinen_Jesum_laß_ich_nicht#Music" calcext:value-type="string">
            <text:p>https://en.wikipedia.org/wiki/Meinen_Jesum_laß_ich_nicht#Music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://www.bach-chorales.com/BWV0380.htm" xlink:type="simple">0380</text:a> </text:p>
          </table:table-cell>
          <table:table-cell table:formula="of:=EXTRACTLINKSFROMSINGLECELL(SHEET(); CELL(&quot;address&quot;;[.J378]);&quot; || &quot;;&quot;(NoLink)&quot;)" office:value-type="string" office:string-value="http://www.bach-chorales.com/BWV0380.htm" calcext:value-type="string">
            <text:p>http://www.bach-chorales.com/BWV0380.htm</text:p>
          </table:table-cell>
          <table:table-cell office:value-type="string" calcext:value-type="string">
            <text:p><text:a xlink:href="https://www.bach-digital.de/receive/BachDigitalWork_work_00000450" xlink:type="simple">141.1b</text:a> </text:p>
          </table:table-cell>
          <table:table-cell table:formula="of:=EXTRACTLINKSFROMSINGLECELL(SHEET(); CELL(&quot;address&quot;;[.L378]);&quot; || &quot;;&quot;(NoLink)&quot;)" office:value-type="string" office:string-value="https://www.bach-digital.de/receive/BachDigitalWork_work_00000450" calcext:value-type="string">
            <text:p>https://www.bach-digital.de/receive/BachDigitalWork_work_0000045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Meines_Lebens_letzte_Zeit&amp;action=edit&amp;redlink=1" xlink:type="simple">Meines Lebens letzte Zeit</text:a></text:p>
          </table:table-cell>
          <table:table-cell/>
          <table:table-cell office:value-type="string" calcext:value-type="string">
            <text:p><text:a xlink:href="https://en.wikipedia.org/w/index.php?title=Meines_Lebens_letzte_Zeit&amp;action=edit&amp;redlink=1" xlink:type="simple">6380</text:a>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://www.bach-chorales.com/BWV0381.htm" xlink:type="simple">0381</text:a> </text:p>
          </table:table-cell>
          <table:table-cell table:formula="of:=EXTRACTLINKSFROMSINGLECELL(SHEET(); CELL(&quot;address&quot;;[.J379]);&quot; || &quot;;&quot;(NoLink)&quot;)" office:value-type="string" office:string-value="http://www.bach-chorales.com/BWV0381.htm" calcext:value-type="string">
            <text:p>http://www.bach-chorales.com/BWV0381.htm</text:p>
          </table:table-cell>
          <table:table-cell office:value-type="string" calcext:value-type="string">
            <text:p><text:a xlink:href="https://www.bach-digital.de/receive/BachDigitalWork_work_00000451" xlink:type="simple">142.1</text:a> </text:p>
          </table:table-cell>
          <table:table-cell table:formula="of:=EXTRACTLINKSFROMSINGLECELL(SHEET(); CELL(&quot;address&quot;;[.L379]);&quot; || &quot;;&quot;(NoLink)&quot;)" office:value-type="string" office:string-value="https://www.bach-digital.de/receive/BachDigitalWork_work_00000451" calcext:value-type="string">
            <text:p>https://www.bach-digital.de/receive/BachDigitalWork_work_00000451</text:p>
          </table:table-cell>
        </table:table-row>
        <table:table-row table:style-name="ro1">
          <table:table-cell office:value-type="string" calcext:value-type="string">
            <text:p><text:a xlink:href="https://en.wikipedia.org/wiki/Mit_Fried_und_Freud_ich_fahr_dahin" xlink:type="simple">Mit Fried und Freud ich fahr dahin</text:a></text:p>
          </table:table-cell>
          <table:table-cell table:formula="of:=EXTRACTLINKSFROMSINGLECELL(SHEET(); CELL(&quot;address&quot;;[.$A380]);&quot; || &quot;;&quot;(NoLink)&quot;)" office:value-type="string" office:string-value="https://en.wikipedia.org/wiki/Mit_Fried_und_Freud_ich_fahr_dahin" calcext:value-type="string">
            <text:p>https://en.wikipedia.org/wiki/Mit_Fried_und_Freud_ich_fahr_dahin</text:p>
          </table:table-cell>
          <table:table-cell office:value-type="string" calcext:value-type="string">
            <text:p><text:a xlink:href="https://en.wikipedia.org/wiki/Mit_Fried_und_Freud_ich_fahr_dahin" xlink:type="simple">3986</text:a></text:p>
          </table:table-cell>
          <table:table-cell table:formula="of:=EXTRACTLINKSFROMSINGLECELL(SHEET(); CELL(&quot;address&quot;;[.C380]);&quot; || &quot;;&quot;(NoLink)&quot;)" office:value-type="string" office:string-value="https://en.wikipedia.org/wiki/Mit_Fried_und_Freud_ich_fahr_dahin" calcext:value-type="string">
            <text:p>https://en.wikipedia.org/wiki/Mit_Fried_und_Freud_ich_fahr_dahin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<text:a xlink:href="http://www.bach-chorales.com/BWV0382.htm" xlink:type="simple">0382</text:a> </text:p>
          </table:table-cell>
          <table:table-cell table:formula="of:=EXTRACTLINKSFROMSINGLECELL(SHEET(); CELL(&quot;address&quot;;[.J380]);&quot; || &quot;;&quot;(NoLink)&quot;)" office:value-type="string" office:string-value="http://www.bach-chorales.com/BWV0382.htm" calcext:value-type="string">
            <text:p>http://www.bach-chorales.com/BWV0382.htm</text:p>
          </table:table-cell>
          <table:table-cell office:value-type="string" calcext:value-type="string">
            <text:p><text:a xlink:href="https://www.bach-digital.de/receive/BachDigitalWork_work_00000452" xlink:type="simple">144.1</text:a> </text:p>
          </table:table-cell>
          <table:table-cell table:formula="of:=EXTRACTLINKSFROMSINGLECELL(SHEET(); CELL(&quot;address&quot;;[.L380]);&quot; || &quot;;&quot;(NoLink)&quot;)" office:value-type="string" office:string-value="https://www.bach-digital.de/receive/BachDigitalWork_work_00000452" calcext:value-type="string">
            <text:p>https://www.bach-digital.de/receive/BachDigitalWork_work_00000452</text:p>
          </table:table-cell>
        </table:table-row>
        <table:table-row table:style-name="ro1">
          <table:table-cell office:value-type="string" calcext:value-type="string">
            <text:p><text:a xlink:href="https://en.wikipedia.org/wiki/Mitten_wir_im_Leben_sind" xlink:type="simple">Mitten wir im Leben sind</text:a></text:p>
          </table:table-cell>
          <table:table-cell table:formula="of:=EXTRACTLINKSFROMSINGLECELL(SHEET(); CELL(&quot;address&quot;;[.$A381]);&quot; || &quot;;&quot;(NoLink)&quot;)" office:value-type="string" office:string-value="https://en.wikipedia.org/wiki/Mitten_wir_im_Leben_sind" calcext:value-type="string">
            <text:p>https://en.wikipedia.org/wiki/Mitten_wir_im_Leben_sind</text:p>
          </table:table-cell>
          <table:table-cell office:value-type="string" calcext:value-type="string">
            <text:p><text:a xlink:href="https://en.wikipedia.org/wiki/Mitten_wir_im_Leben_sind" xlink:type="simple">8502</text:a></text:p>
          </table:table-cell>
          <table:table-cell table:formula="of:=EXTRACTLINKSFROMSINGLECELL(SHEET(); CELL(&quot;address&quot;;[.C381]);&quot; || &quot;;&quot;(NoLink)&quot;)" office:value-type="string" office:string-value="https://en.wikipedia.org/wiki/Mitten_wir_im_Leben_sind" calcext:value-type="string">
            <text:p>https://en.wikipedia.org/wiki/Mitten_wir_im_Leben_sind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<text:a xlink:href="http://www.bach-chorales.com/BWV0383.htm" xlink:type="simple">0383</text:a> </text:p>
          </table:table-cell>
          <table:table-cell table:formula="of:=EXTRACTLINKSFROMSINGLECELL(SHEET(); CELL(&quot;address&quot;;[.J381]);&quot; || &quot;;&quot;(NoLink)&quot;)" office:value-type="string" office:string-value="http://www.bach-chorales.com/BWV0383.htm" calcext:value-type="string">
            <text:p>http://www.bach-chorales.com/BWV0383.htm</text:p>
          </table:table-cell>
          <table:table-cell office:value-type="string" calcext:value-type="string">
            <text:p><text:a xlink:href="https://www.bach-digital.de/receive/BachDigitalWork_work_00000453" xlink:type="simple">145.1</text:a> </text:p>
          </table:table-cell>
          <table:table-cell table:formula="of:=EXTRACTLINKSFROMSINGLECELL(SHEET(); CELL(&quot;address&quot;;[.L381]);&quot; || &quot;;&quot;(NoLink)&quot;)" office:value-type="string" office:string-value="https://www.bach-digital.de/receive/BachDigitalWork_work_00000453" calcext:value-type="string">
            <text:p>https://www.bach-digital.de/receive/BachDigitalWork_work_00000453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Nicht_so_traurig,_nicht_so_sehr&amp;action=edit&amp;redlink=1" xlink:type="simple">Nicht so traurig, nicht so sehr</text:a></text:p>
          </table:table-cell>
          <table:table-cell/>
          <table:table-cell office:value-type="string" calcext:value-type="string">
            <text:p><text:a xlink:href="https://en.wikipedia.org/w/index.php?title=Nicht_so_traurig,_nicht_so_sehr_(Zahn_3355)&amp;action=edit&amp;redlink=1" xlink:type="simple">3355</text:a></text:p>
          </table:table-cell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<text:a xlink:href="http://www.bach-chorales.com/BWV0384.htm" xlink:type="simple">0384</text:a> </text:p>
          </table:table-cell>
          <table:table-cell table:formula="of:=EXTRACTLINKSFROMSINGLECELL(SHEET(); CELL(&quot;address&quot;;[.J382]);&quot; || &quot;;&quot;(NoLink)&quot;)" office:value-type="string" office:string-value="http://www.bach-chorales.com/BWV0384.htm" calcext:value-type="string">
            <text:p>http://www.bach-chorales.com/BWV0384.htm</text:p>
          </table:table-cell>
          <table:table-cell office:value-type="string" calcext:value-type="string">
            <text:p><text:a xlink:href="https://www.bach-digital.de/receive/BachDigitalWork_work_00000454" xlink:type="simple">146.1</text:a> </text:p>
          </table:table-cell>
          <table:table-cell table:formula="of:=EXTRACTLINKSFROMSINGLECELL(SHEET(); CELL(&quot;address&quot;;[.L382]);&quot; || &quot;;&quot;(NoLink)&quot;)" office:value-type="string" office:string-value="https://www.bach-digital.de/receive/BachDigitalWork_work_00000454" calcext:value-type="string">
            <text:p>https://www.bach-digital.de/receive/BachDigitalWork_work_00000454</text:p>
          </table:table-cell>
        </table:table-row>
        <table:table-row table:style-name="ro1">
          <table:table-cell office:value-type="string" calcext:value-type="string">
            <text:p><text:a xlink:href="https://en.wikipedia.org/wiki/Nun_bitten_wir_den_Heiligen_Geist" xlink:type="simple">Nun bitten wir den Heiligen Geist</text:a></text:p>
          </table:table-cell>
          <table:table-cell table:formula="of:=EXTRACTLINKSFROMSINGLECELL(SHEET(); CELL(&quot;address&quot;;[.$A383]);&quot; || &quot;;&quot;(NoLink)&quot;)" office:value-type="string" office:string-value="https://en.wikipedia.org/wiki/Nun_bitten_wir_den_Heiligen_Geist" calcext:value-type="string">
            <text:p>https://en.wikipedia.org/wiki/Nun_bitten_wir_den_Heiligen_Geist</text:p>
          </table:table-cell>
          <table:table-cell office:value-type="string" calcext:value-type="string">
            <text:p><text:a xlink:href="https://en.wikipedia.org/wiki/Nun_bitten_wir_den_Heiligen_Geist" xlink:type="simple">2029</text:a></text:p>
          </table:table-cell>
          <table:table-cell table:formula="of:=EXTRACTLINKSFROMSINGLECELL(SHEET(); CELL(&quot;address&quot;;[.C383]);&quot; || &quot;;&quot;(NoLink)&quot;)" office:value-type="string" office:string-value="https://en.wikipedia.org/wiki/Nun_bitten_wir_den_Heiligen_Geist" calcext:value-type="string">
            <text:p>https://en.wikipedia.org/wiki/Nun_bitten_wir_den_Heiligen_Geist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<text:a xlink:href="http://www.bach-chorales.com/BWV0385.htm" xlink:type="simple">0385</text:a> </text:p>
          </table:table-cell>
          <table:table-cell table:formula="of:=EXTRACTLINKSFROMSINGLECELL(SHEET(); CELL(&quot;address&quot;;[.J383]);&quot; || &quot;;&quot;(NoLink)&quot;)" office:value-type="string" office:string-value="http://www.bach-chorales.com/BWV0385.htm" calcext:value-type="string">
            <text:p>http://www.bach-chorales.com/BWV0385.htm</text:p>
          </table:table-cell>
          <table:table-cell office:value-type="string" calcext:value-type="string">
            <text:p><text:a xlink:href="https://www.bach-digital.de/receive/BachDigitalWork_work_00000455" xlink:type="simple">147.1</text:a> </text:p>
          </table:table-cell>
          <table:table-cell table:formula="of:=EXTRACTLINKSFROMSINGLECELL(SHEET(); CELL(&quot;address&quot;;[.L383]);&quot; || &quot;;&quot;(NoLink)&quot;)" office:value-type="string" office:string-value="https://www.bach-digital.de/receive/BachDigitalWork_work_00000455" calcext:value-type="string">
            <text:p>https://www.bach-digital.de/receive/BachDigitalWork_work_00000455</text:p>
          </table:table-cell>
        </table:table-row>
        <table:table-row table:style-name="ro3">
          <table:table-cell office:value-type="string" calcext:value-type="string">
            <text:p><text:a xlink:href="https://en.wikipedia.org/wiki/Nun_danket_alle_Gott" xlink:type="simple">Nun danket alle Gott</text:a></text:p>
          </table:table-cell>
          <table:table-cell table:formula="of:=EXTRACTLINKSFROMSINGLECELL(SHEET(); CELL(&quot;address&quot;;[.$A384]);&quot; || &quot;;&quot;(NoLink)&quot;)" office:value-type="string" office:string-value="https://en.wikipedia.org/wiki/Nun_danket_alle_Gott" calcext:value-type="string">
            <text:p>https://en.wikipedia.org/wiki/Nun_danket_alle_Gott</text:p>
          </table:table-cell>
          <table:table-cell office:value-type="string" calcext:value-type="string">
            <text:p><text:a xlink:href="https://en.wikipedia.org/wiki/Nun_danket_alle_Gott#Melody" xlink:type="simple">5142</text:a></text:p>
          </table:table-cell>
          <table:table-cell table:formula="of:=EXTRACTLINKSFROMSINGLECELL(SHEET(); CELL(&quot;address&quot;;[.C384]);&quot; || &quot;;&quot;(NoLink)&quot;)" office:value-type="string" office:string-value="https://en.wikipedia.org/wiki/Nun_danket_alle_Gott#Melody" calcext:value-type="string">
            <text:p>https://en.wikipedia.org/wiki/Nun_danket_alle_Gott#Melody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a xlink:href="http://www.bach-chorales.com/BWV0386.htm" xlink:type="simple">0386</text:a>; <text:a xlink:href="https://en.wikipedia.org/wiki/Leuthen_Chorale" xlink:type="simple">Leuthen Chorale</text:a> </text:p>
          </table:table-cell>
          <table:table-cell table:formula="of:=EXTRACTLINKSFROMSINGLECELL(SHEET(); CELL(&quot;address&quot;;[.J384]);&quot; || &quot;;&quot;(NoLink)&quot;)" office:value-type="string" office:string-value="http://www.bach-chorales.com/BWV0386.htm || https://en.wikipedia.org/wiki/Leuthen_Chorale" calcext:value-type="string">
            <text:p>http://www.bach-chorales.com/BWV0386.htm || https://en.wikipedia.org/wiki/Leuthen_Chorale</text:p>
          </table:table-cell>
          <table:table-cell office:value-type="string" calcext:value-type="string">
            <text:p><text:a xlink:href="https://www.bach-digital.de/receive/BachDigitalWork_work_00000456" xlink:type="simple">148.1</text:a> </text:p>
          </table:table-cell>
          <table:table-cell table:formula="of:=EXTRACTLINKSFROMSINGLECELL(SHEET(); CELL(&quot;address&quot;;[.L384]);&quot; || &quot;;&quot;(NoLink)&quot;)" office:value-type="string" office:string-value="https://www.bach-digital.de/receive/BachDigitalWork_work_00000456" calcext:value-type="string">
            <text:p>https://www.bach-digital.de/receive/BachDigitalWork_work_00000456</text:p>
          </table:table-cell>
        </table:table-row>
        <table:table-row table:style-name="ro1">
          <table:table-cell office:value-type="string" calcext:value-type="string">
            <text:p><text:a xlink:href="https://en.wikipedia.org/wiki/Nun_freut_euch,_Gottes_Kinder_all" xlink:type="simple">Nun freut euch, Gottes Kinder all</text:a></text:p>
          </table:table-cell>
          <table:table-cell table:formula="of:=EXTRACTLINKSFROMSINGLECELL(SHEET(); CELL(&quot;address&quot;;[.$A385]);&quot; || &quot;;&quot;(NoLink)&quot;)" office:value-type="string" office:string-value="https://en.wikipedia.org/wiki/Nun_freut_euch,_Gottes_Kinder_all" calcext:value-type="string">
            <text:p>https://en.wikipedia.org/wiki/Nun_freut_euch,_Gottes_Kinder_all</text:p>
          </table:table-cell>
          <table:table-cell office:value-type="string" calcext:value-type="string">
            <text:p><text:a xlink:href="https://en.wikipedia.org/wiki/Nun_freut_euch,_Gottes_Kinder_all" xlink:type="simple">364</text:a></text:p>
          </table:table-cell>
          <table:table-cell table:formula="of:=EXTRACTLINKSFROMSINGLECELL(SHEET(); CELL(&quot;address&quot;;[.C385]);&quot; || &quot;;&quot;(NoLink)&quot;)" office:value-type="string" office:string-value="https://en.wikipedia.org/wiki/Nun_freut_euch,_Gottes_Kinder_all" calcext:value-type="string">
            <text:p>https://en.wikipedia.org/wiki/Nun_freut_euch,_Gottes_Kinder_all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<text:a xlink:href="http://www.bach-chorales.com/BWV0387.htm" xlink:type="simple">0387</text:a> </text:p>
          </table:table-cell>
          <table:table-cell table:formula="of:=EXTRACTLINKSFROMSINGLECELL(SHEET(); CELL(&quot;address&quot;;[.J385]);&quot; || &quot;;&quot;(NoLink)&quot;)" office:value-type="string" office:string-value="http://www.bach-chorales.com/BWV0387.htm" calcext:value-type="string">
            <text:p>http://www.bach-chorales.com/BWV0387.htm</text:p>
          </table:table-cell>
          <table:table-cell office:value-type="string" calcext:value-type="string">
            <text:p><text:a xlink:href="https://www.bach-digital.de/receive/BachDigitalWork_work_00000457" xlink:type="simple">106.1</text:a> </text:p>
          </table:table-cell>
          <table:table-cell table:formula="of:=EXTRACTLINKSFROMSINGLECELL(SHEET(); CELL(&quot;address&quot;;[.L385]);&quot; || &quot;;&quot;(NoLink)&quot;)" office:value-type="string" office:string-value="https://www.bach-digital.de/receive/BachDigitalWork_work_00000457" calcext:value-type="string">
            <text:p>https://www.bach-digital.de/receive/BachDigitalWork_work_00000457</text:p>
          </table:table-cell>
        </table:table-row>
        <table:table-row table:style-name="ro3">
          <table:table-cell office:value-type="string" calcext:value-type="string">
            <text:p><text:a xlink:href="https://en.wikipedia.org/wiki/Nun_freut_euch,_lieben_Christen_g%27mein" xlink:type="simple">Nun freut euch, lieben Christen g'mein</text:a></text:p>
          </table:table-cell>
          <table:table-cell table:formula="of:=EXTRACTLINKSFROMSINGLECELL(SHEET(); CELL(&quot;address&quot;;[.$A386]);&quot; || &quot;;&quot;(NoLink)&quot;)" office:value-type="string" office:string-value="https://en.wikipedia.org/wiki/Nun_freut_euch,_lieben_Christen_g%27mein" calcext:value-type="string">
            <text:p>https://en.wikipedia.org/wiki/Nun_freut_euch,_lieben_Christen_g%27mein</text:p>
          </table:table-cell>
          <table:table-cell office:value-type="string" calcext:value-type="string">
            <text:p><text:a xlink:href="https://en.wikipedia.org/wiki/Nun_freut_euch,_lieben_Christen_gmein_(Zahn_4427)" xlink:type="simple">4427</text:a></text:p>
          </table:table-cell>
          <table:table-cell table:formula="of:=EXTRACTLINKSFROMSINGLECELL(SHEET(); CELL(&quot;address&quot;;[.C386]);&quot; || &quot;;&quot;(NoLink)&quot;)" office:value-type="string" office:string-value="https://en.wikipedia.org/wiki/Nun_freut_euch,_lieben_Christen_gmein_(Zahn_4427)" calcext:value-type="string">
            <text:p>https://en.wikipedia.org/wiki/Nun_freut_euch,_lieben_Christen_gmein_(Zahn_4427)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<text:a xlink:href="http://www.bach-chorales.com/BWV0388.htm" xlink:type="simple">0388</text:a> </text:p>
          </table:table-cell>
          <table:table-cell table:formula="of:=EXTRACTLINKSFROMSINGLECELL(SHEET(); CELL(&quot;address&quot;;[.J386]);&quot; || &quot;;&quot;(NoLink)&quot;)" office:value-type="string" office:string-value="http://www.bach-chorales.com/BWV0388.htm" calcext:value-type="string">
            <text:p>http://www.bach-chorales.com/BWV0388.htm</text:p>
          </table:table-cell>
          <table:table-cell office:value-type="string" calcext:value-type="string">
            <text:p><text:a xlink:href="https://www.bach-digital.de/receive/BachDigitalWork_work_00000458" xlink:type="simple">149.1</text:a> </text:p>
          </table:table-cell>
          <table:table-cell table:formula="of:=EXTRACTLINKSFROMSINGLECELL(SHEET(); CELL(&quot;address&quot;;[.L386]);&quot; || &quot;;&quot;(NoLink)&quot;)" office:value-type="string" office:string-value="https://www.bach-digital.de/receive/BachDigitalWork_work_00000458" calcext:value-type="string">
            <text:p>https://www.bach-digital.de/receive/BachDigitalWork_work_00000458</text:p>
          </table:table-cell>
        </table:table-row>
        <table:table-row table:style-name="ro1">
          <table:table-cell office:value-type="string" calcext:value-type="string">
            <text:p><text:a xlink:href="https://en.wikipedia.org/wiki/Nun_lob,_mein_Seel,_den_Herren" xlink:type="simple">Nun lob, mein Seel, den Herren</text:a></text:p>
          </table:table-cell>
          <table:table-cell table:formula="of:=EXTRACTLINKSFROMSINGLECELL(SHEET(); CELL(&quot;address&quot;;[.$A387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Nun_lob,_mein_Seel,_den_Herren" xlink:type="simple">8244</text:a></text:p>
          </table:table-cell>
          <table:table-cell table:formula="of:=EXTRACTLINKSFROMSINGLECELL(SHEET(); CELL(&quot;address&quot;;[.C387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<text:a xlink:href="http://www.bach-chorales.com/BWV0389.htm" xlink:type="simple">0389</text:a> </text:p>
          </table:table-cell>
          <table:table-cell table:formula="of:=EXTRACTLINKSFROMSINGLECELL(SHEET(); CELL(&quot;address&quot;;[.J387]);&quot; || &quot;;&quot;(NoLink)&quot;)" office:value-type="string" office:string-value="http://www.bach-chorales.com/BWV0389.htm" calcext:value-type="string">
            <text:p>http://www.bach-chorales.com/BWV0389.htm</text:p>
          </table:table-cell>
          <table:table-cell office:value-type="string" calcext:value-type="string">
            <text:p><text:a xlink:href="https://www.bach-digital.de/receive/BachDigitalWork_work_00000459" xlink:type="simple">153.1</text:a> </text:p>
          </table:table-cell>
          <table:table-cell table:formula="of:=EXTRACTLINKSFROMSINGLECELL(SHEET(); CELL(&quot;address&quot;;[.L387]);&quot; || &quot;;&quot;(NoLink)&quot;)" office:value-type="string" office:string-value="https://www.bach-digital.de/receive/BachDigitalWork_work_00000459" calcext:value-type="string">
            <text:p>https://www.bach-digital.de/receive/BachDigitalWork_work_00000459</text:p>
          </table:table-cell>
        </table:table-row>
        <table:table-row table:style-name="ro1">
          <table:table-cell office:value-type="string" calcext:value-type="string">
            <text:p><text:a xlink:href="https://en.wikipedia.org/wiki/Nun_lob,_mein_Seel,_den_Herren" xlink:type="simple">Nun lob, mein Seel, den Herren</text:a></text:p>
          </table:table-cell>
          <table:table-cell table:formula="of:=EXTRACTLINKSFROMSINGLECELL(SHEET(); CELL(&quot;address&quot;;[.$A388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string" calcext:value-type="string">
            <text:p><text:a xlink:href="https://en.wikipedia.org/wiki/Nun_lob,_mein_Seel,_den_Herren" xlink:type="simple">8244</text:a></text:p>
          </table:table-cell>
          <table:table-cell table:formula="of:=EXTRACTLINKSFROMSINGLECELL(SHEET(); CELL(&quot;address&quot;;[.C388]);&quot; || &quot;;&quot;(NoLink)&quot;)" office:value-type="string" office:string-value="https://en.wikipedia.org/wiki/Nun_lob,_mein_Seel,_den_Herren" calcext:value-type="string">
            <text:p>https://en.wikipedia.org/wiki/Nun_lob,_mein_Seel,_den_Herren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://www.bach-chorales.com/BWV0390.htm" xlink:type="simple">0390</text:a> </text:p>
          </table:table-cell>
          <table:table-cell table:formula="of:=EXTRACTLINKSFROMSINGLECELL(SHEET(); CELL(&quot;address&quot;;[.J388]);&quot; || &quot;;&quot;(NoLink)&quot;)" office:value-type="string" office:string-value="http://www.bach-chorales.com/BWV0390.htm" calcext:value-type="string">
            <text:p>http://www.bach-chorales.com/BWV0390.htm</text:p>
          </table:table-cell>
          <table:table-cell office:value-type="string" calcext:value-type="string">
            <text:p><text:a xlink:href="https://www.bach-digital.de/receive/BachDigitalWork_work_00000460" xlink:type="simple">153.2</text:a> </text:p>
          </table:table-cell>
          <table:table-cell table:formula="of:=EXTRACTLINKSFROMSINGLECELL(SHEET(); CELL(&quot;address&quot;;[.L388]);&quot; || &quot;;&quot;(NoLink)&quot;)" office:value-type="string" office:string-value="https://www.bach-digital.de/receive/BachDigitalWork_work_00000460" calcext:value-type="string">
            <text:p>https://www.bach-digital.de/receive/BachDigitalWork_work_00000460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Nun_preiset_alle_Gottes_Barmherzigkeit&amp;action=edit&amp;redlink=1" xlink:type="simple">Nun preiset alle Gottes Barmherzigkeit</text:a></text:p>
          </table:table-cell>
          <table:table-cell/>
          <table:table-cell office:value-type="string" calcext:value-type="string">
            <text:p><text:a xlink:href="https://en.wikipedia.org/w/index.php?title=Nun_preiset_alle_Gottes_Barmherzigkeit&amp;action=edit&amp;redlink=1" xlink:type="simple">4089a</text:a>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<text:a xlink:href="http://www.bach-chorales.com/BWV0391.htm" xlink:type="simple">0391</text:a> </text:p>
          </table:table-cell>
          <table:table-cell table:formula="of:=EXTRACTLINKSFROMSINGLECELL(SHEET(); CELL(&quot;address&quot;;[.J389]);&quot; || &quot;;&quot;(NoLink)&quot;)" office:value-type="string" office:string-value="http://www.bach-chorales.com/BWV0391.htm" calcext:value-type="string">
            <text:p>http://www.bach-chorales.com/BWV0391.htm</text:p>
          </table:table-cell>
          <table:table-cell office:value-type="string" calcext:value-type="string">
            <text:p><text:a xlink:href="https://www.bach-digital.de/receive/BachDigitalWork_work_00000461" xlink:type="simple">154.1</text:a> </text:p>
          </table:table-cell>
          <table:table-cell table:formula="of:=EXTRACTLINKSFROMSINGLECELL(SHEET(); CELL(&quot;address&quot;;[.L389]);&quot; || &quot;;&quot;(NoLink)&quot;)" office:value-type="string" office:string-value="https://www.bach-digital.de/receive/BachDigitalWork_work_00000461" calcext:value-type="string">
            <text:p>https://www.bach-digital.de/receive/BachDigitalWork_work_00000461</text:p>
          </table:table-cell>
        </table:table-row>
        <table:table-row table:style-name="ro3">
          <table:table-cell office:value-type="string" calcext:value-type="string">
            <text:p><text:a xlink:href="https://en.wikipedia.org/wiki/Nun_ruhen_alle_Wälder" xlink:type="simple">Nun ruhen alle Wälder</text:a></text:p>
          </table:table-cell>
          <table:table-cell table:formula="of:=EXTRACTLINKSFROMSINGLECELL(SHEET(); CELL(&quot;address&quot;;[.$A390]);&quot; || &quot;;&quot;(NoLink)&quot;)" office:value-type="string" office:string-value="https://en.wikipedia.org/wiki/Nun_ruhen_alle_Wälder" calcext:value-type="string">
            <text:p>https://en.wikipedia.org/wiki/Nun_ruhen_alle_Wälder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390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://www.bach-chorales.com/BWV0392.htm" xlink:type="simple">0392</text:a>; ≈<text:a xlink:href="https://en.wikipedia.org/wiki/BWV_97" xlink:type="simple">BWV 97</text:a>/9 </text:p>
          </table:table-cell>
          <table:table-cell table:formula="of:=EXTRACTLINKSFROMSINGLECELL(SHEET(); CELL(&quot;address&quot;;[.J390]);&quot; || &quot;;&quot;(NoLink)&quot;)" office:value-type="string" office:string-value="http://www.bach-chorales.com/BWV0392.htm || https://en.wikipedia.org/wiki/BWV_97" calcext:value-type="string">
            <text:p>http://www.bach-chorales.com/BWV0392.htm || https://en.wikipedia.org/wiki/BWV_97</text:p>
          </table:table-cell>
          <table:table-cell office:value-type="string" calcext:value-type="string">
            <text:p><text:a xlink:href="https://www.bach-digital.de/receive/BachDigitalWork_work_00000462" xlink:type="simple">166.9c</text:a> </text:p>
          </table:table-cell>
          <table:table-cell table:formula="of:=EXTRACTLINKSFROMSINGLECELL(SHEET(); CELL(&quot;address&quot;;[.L390]);&quot; || &quot;;&quot;(NoLink)&quot;)" office:value-type="string" office:string-value="https://www.bach-digital.de/receive/BachDigitalWork_work_00000462" calcext:value-type="string">
            <text:p>https://www.bach-digital.de/receive/BachDigitalWork_work_00000462</text:p>
          </table:table-cell>
        </table:table-row>
        <table:table-row table:style-name="ro1">
          <table:table-cell office:value-type="string" calcext:value-type="string">
            <text:p><text:a xlink:href="https://en.wikipedia.org/wiki/O_Welt,_sieh_hier_dein_Leben" xlink:type="simple">O Welt, sieh hier dein Leben</text:a></text:p>
          </table:table-cell>
          <table:table-cell table:formula="of:=EXTRACTLINKSFROMSINGLECELL(SHEET(); CELL(&quot;address&quot;;[.$A391]);&quot; || &quot;;&quot;(NoLink)&quot;)" office:value-type="string" office:string-value="https://en.wikipedia.org/wiki/O_Welt,_sieh_hier_dein_Leben" calcext:value-type="string">
            <text:p>https://en.wikipedia.org/wiki/O_Welt,_sieh_hier_dein_Leb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391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<text:a xlink:href="http://www.bach-chorales.com/BWV0393.htm" xlink:type="simple">0393</text:a> </text:p>
          </table:table-cell>
          <table:table-cell table:formula="of:=EXTRACTLINKSFROMSINGLECELL(SHEET(); CELL(&quot;address&quot;;[.J391]);&quot; || &quot;;&quot;(NoLink)&quot;)" office:value-type="string" office:string-value="http://www.bach-chorales.com/BWV0393.htm" calcext:value-type="string">
            <text:p>http://www.bach-chorales.com/BWV0393.htm</text:p>
          </table:table-cell>
          <table:table-cell office:value-type="string" calcext:value-type="string">
            <text:p><text:a xlink:href="https://www.bach-digital.de/receive/BachDigitalWork_work_00000463" xlink:type="simple">166.1a/b</text:a> </text:p>
          </table:table-cell>
          <table:table-cell table:formula="of:=EXTRACTLINKSFROMSINGLECELL(SHEET(); CELL(&quot;address&quot;;[.L391]);&quot; || &quot;;&quot;(NoLink)&quot;)" office:value-type="string" office:string-value="https://www.bach-digital.de/receive/BachDigitalWork_work_00000463" calcext:value-type="string">
            <text:p>https://www.bach-digital.de/receive/BachDigitalWork_work_00000463</text:p>
          </table:table-cell>
        </table:table-row>
        <table:table-row table:style-name="ro1">
          <table:table-cell office:value-type="string" calcext:value-type="string">
            <text:p><text:a xlink:href="https://en.wikipedia.org/wiki/O_Welt,_sieh_hier_dein_Leben" xlink:type="simple">O Welt, sieh hier dein Leben</text:a></text:p>
          </table:table-cell>
          <table:table-cell table:formula="of:=EXTRACTLINKSFROMSINGLECELL(SHEET(); CELL(&quot;address&quot;;[.$A392]);&quot; || &quot;;&quot;(NoLink)&quot;)" office:value-type="string" office:string-value="https://en.wikipedia.org/wiki/O_Welt,_sieh_hier_dein_Leben" calcext:value-type="string">
            <text:p>https://en.wikipedia.org/wiki/O_Welt,_sieh_hier_dein_Leb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392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://www.bach-chorales.com/BWV0394.htm" xlink:type="simple">0394</text:a> </text:p>
          </table:table-cell>
          <table:table-cell table:formula="of:=EXTRACTLINKSFROMSINGLECELL(SHEET(); CELL(&quot;address&quot;;[.J392]);&quot; || &quot;;&quot;(NoLink)&quot;)" office:value-type="string" office:string-value="http://www.bach-chorales.com/BWV0394.htm" calcext:value-type="string">
            <text:p>http://www.bach-chorales.com/BWV0394.htm</text:p>
          </table:table-cell>
          <table:table-cell office:value-type="string" calcext:value-type="string">
            <text:p><text:a xlink:href="https://www.bach-digital.de/receive/BachDigitalWork_work_00000464" xlink:type="simple">166.2</text:a> </text:p>
          </table:table-cell>
          <table:table-cell table:formula="of:=EXTRACTLINKSFROMSINGLECELL(SHEET(); CELL(&quot;address&quot;;[.L392]);&quot; || &quot;;&quot;(NoLink)&quot;)" office:value-type="string" office:string-value="https://www.bach-digital.de/receive/BachDigitalWork_work_00000464" calcext:value-type="string">
            <text:p>https://www.bach-digital.de/receive/BachDigitalWork_work_00000464</text:p>
          </table:table-cell>
        </table:table-row>
        <table:table-row table:style-name="ro1">
          <table:table-cell office:value-type="string" calcext:value-type="string">
            <text:p><text:a xlink:href="https://en.wikipedia.org/wiki/O_Welt,_sieh_hier_dein_Leben" xlink:type="simple">O Welt, sieh hier dein Leben</text:a></text:p>
          </table:table-cell>
          <table:table-cell table:formula="of:=EXTRACTLINKSFROMSINGLECELL(SHEET(); CELL(&quot;address&quot;;[.$A393]);&quot; || &quot;;&quot;(NoLink)&quot;)" office:value-type="string" office:string-value="https://en.wikipedia.org/wiki/O_Welt,_sieh_hier_dein_Leben" calcext:value-type="string">
            <text:p>https://en.wikipedia.org/wiki/O_Welt,_sieh_hier_dein_Leben</text:p>
          </table:table-cell>
          <table:table-cell office:value-type="string" calcext:value-type="string">
            <text:p><text:a xlink:href="https://en.wikipedia.org/wiki/O_Welt,_ich_muß_dich_lassen" xlink:type="simple">2293b</text:a></text:p>
          </table:table-cell>
          <table:table-cell table:formula="of:=EXTRACTLINKSFROMSINGLECELL(SHEET(); CELL(&quot;address&quot;;[.C393]);&quot; || &quot;;&quot;(NoLink)&quot;)" office:value-type="string" office:string-value="https://en.wikipedia.org/wiki/O_Welt,_ich_muß_dich_lassen" calcext:value-type="string">
            <text:p>https://en.wikipedia.org/wiki/O_Welt,_ich_muß_dich_lassen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://www.bach-chorales.com/BWV0395.htm" xlink:type="simple">0395</text:a> </text:p>
          </table:table-cell>
          <table:table-cell table:formula="of:=EXTRACTLINKSFROMSINGLECELL(SHEET(); CELL(&quot;address&quot;;[.J393]);&quot; || &quot;;&quot;(NoLink)&quot;)" office:value-type="string" office:string-value="http://www.bach-chorales.com/BWV0395.htm" calcext:value-type="string">
            <text:p>http://www.bach-chorales.com/BWV0395.htm</text:p>
          </table:table-cell>
          <table:table-cell office:value-type="string" calcext:value-type="string">
            <text:p><text:a xlink:href="https://www.bach-digital.de/receive/BachDigitalWork_work_00000465" xlink:type="simple">166.5c</text:a> </text:p>
          </table:table-cell>
          <table:table-cell table:formula="of:=EXTRACTLINKSFROMSINGLECELL(SHEET(); CELL(&quot;address&quot;;[.L393]);&quot; || &quot;;&quot;(NoLink)&quot;)" office:value-type="string" office:string-value="https://www.bach-digital.de/receive/BachDigitalWork_work_00000465" calcext:value-type="string">
            <text:p>https://www.bach-digital.de/receive/BachDigitalWork_work_00000465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Nun_sich_der_Tag_geendet_hat&amp;action=edit&amp;redlink=1" xlink:type="simple">Nun sich der Tag geendet hat</text:a> [<text:a xlink:href="https://www.cpdl.org/wiki/index.php/Nun_sich_der_Tag_geendet_hat_(Adam_Krieger)#Original_text_and_translations" xlink:type="simple">choralwiki</text:a>]</text:p>
          </table:table-cell>
          <table:table-cell/>
          <table:table-cell office:value-type="string" calcext:value-type="string">
            <text:p><text:a xlink:href="https://en.wikipedia.org/w/index.php?title=Nun_sich_der_Tag_geendet_hat&amp;action=edit&amp;redlink=1" xlink:type="simple">212b</text:a></text:p>
          </table:table-cell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<text:a xlink:href="http://www.bach-chorales.com/BWV0396.htm" xlink:type="simple">0396</text:a> </text:p>
          </table:table-cell>
          <table:table-cell table:formula="of:=EXTRACTLINKSFROMSINGLECELL(SHEET(); CELL(&quot;address&quot;;[.J394]);&quot; || &quot;;&quot;(NoLink)&quot;)" office:value-type="string" office:string-value="http://www.bach-chorales.com/BWV0396.htm" calcext:value-type="string">
            <text:p>http://www.bach-chorales.com/BWV0396.htm</text:p>
          </table:table-cell>
          <table:table-cell office:value-type="string" calcext:value-type="string">
            <text:p><text:a xlink:href="https://www.bach-digital.de/receive/BachDigitalWork_work_00000466" xlink:type="simple">155.1</text:a> </text:p>
          </table:table-cell>
          <table:table-cell table:formula="of:=EXTRACTLINKSFROMSINGLECELL(SHEET(); CELL(&quot;address&quot;;[.L394]);&quot; || &quot;;&quot;(NoLink)&quot;)" office:value-type="string" office:string-value="https://www.bach-digital.de/receive/BachDigitalWork_work_00000466" calcext:value-type="string">
            <text:p>https://www.bach-digital.de/receive/BachDigitalWork_work_00000466</text:p>
          </table:table-cell>
        </table:table-row>
        <table:table-row table:style-name="ro8">
          <table:table-cell office:value-type="string" calcext:value-type="string">
            <text:p><text:a xlink:href="https://en.wikipedia.org/wiki/O_Ewigkeit,_du_Donnerwort" xlink:type="simple">O Ewigkeit, du Donnerwort</text:a></text:p>
          </table:table-cell>
          <table:table-cell table:formula="of:=EXTRACTLINKSFROMSINGLECELL(SHEET(); CELL(&quot;address&quot;;[.$A395]);&quot; || &quot;;&quot;(NoLink)&quot;)" office:value-type="string" office:string-value="https://en.wikipedia.org/wiki/O_Ewigkeit,_du_Donnerwort" calcext:value-type="string">
            <text:p>https://en.wikipedia.org/wiki/O_Ewigkeit,_du_Donnerwort</text:p>
          </table:table-cell>
          <table:table-cell office:value-type="string" calcext:value-type="string">
            <text:p><text:a xlink:href="https://en.wikipedia.org/wiki/O_Ewigkeit,_du_Donnerwort" xlink:type="simple">5820</text:a></text:p>
          </table:table-cell>
          <table:table-cell table:formula="of:=EXTRACTLINKSFROMSINGLECELL(SHEET(); CELL(&quot;address&quot;;[.C395]);&quot; || &quot;;&quot;(NoLink)&quot;)" office:value-type="string" office:string-value="https://en.wikipedia.org/wiki/O_Ewigkeit,_du_Donnerwort" calcext:value-type="string">
            <text:p>https://en.wikipedia.org/wiki/O_Ewigkeit,_du_Donnerwort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<text:a xlink:href="http://www.bach-chorales.com/BWV0397.htm" xlink:type="simple">0397</text:a>; ≈<text:a xlink:href="https://en.wikipedia.org/wiki/BWV_513" xlink:type="simple">BWV 513</text:a>: <text:a xlink:href="https://en.wikipedia.org/wiki/Notebook_for_Anna_Magdalena_Bach#The_1725_notebook" xlink:type="simple">Notebook AMB II</text:a> <text:a xlink:href="https://en.wikipedia.org/wiki/Notebook_for_Anna_Magdalena_Bach#Sacred_song_%22O_Ewigkeit,_du_Donnerwort%22,_BWV_513" xlink:type="simple">No. 42</text:a> </text:p>
          </table:table-cell>
          <table:table-cell table:formula="of:=EXTRACTLINKSFROMSINGLECELL(SHEET(); CELL(&quot;address&quot;;[.J395]);&quot; || &quot;;&quot;(NoLink)&quot;)" office:value-type="string" office:string-value="http://www.bach-chorales.com/BWV0397.htm || https://en.wikipedia.org/wiki/BWV_513 || https://en.wikipedia.org/wiki/Notebook_for_Anna_Magdalena_Bach#The_1725_notebook || https://en.wikipedia.org/wiki/Notebook_for_Anna_Magdalena_Bach#Sacred_song_%22O_Ewigkeit,_du_Donnerwort%22,_BWV_513" calcext:value-type="string">
            <text:p>http://www.bach-chorales.com/BWV0397.htm || https://en.wikipedia.org/wiki/BWV_513 || https://en.wikipedia.org/wiki/Notebook_for_Anna_Magdalena_Bach#The_1725_notebook || https://en.wikipedia.org/wiki/Notebook_for_Anna_Magdalena_Bach#Sacred_song_%22O_Ewigkeit,_du_Donnerwort%22,_BWV_513</text:p>
          </table:table-cell>
          <table:table-cell office:value-type="string" calcext:value-type="string">
            <text:p><text:a xlink:href="https://www.bach-digital.de/receive/BachDigitalWork_work_00000467" xlink:type="simple">156.1</text:a> </text:p>
          </table:table-cell>
          <table:table-cell table:formula="of:=EXTRACTLINKSFROMSINGLECELL(SHEET(); CELL(&quot;address&quot;;[.L395]);&quot; || &quot;;&quot;(NoLink)&quot;)" office:value-type="string" office:string-value="https://www.bach-digital.de/receive/BachDigitalWork_work_00000467" calcext:value-type="string">
            <text:p>https://www.bach-digital.de/receive/BachDigitalWork_work_00000467</text:p>
          </table:table-cell>
        </table:table-row>
        <table:table-row table:style-name="ro3">
          <table:table-cell office:value-type="string" calcext:value-type="string">
            <text:p><text:a xlink:href="https://en.wikipedia.org/wiki/O_Gott,_du_frommer_Gott" xlink:type="simple">O Gott, du frommer Gott</text:a></text:p>
          </table:table-cell>
          <table:table-cell table:formula="of:=EXTRACTLINKSFROMSINGLECELL(SHEET(); CELL(&quot;address&quot;;[.$A396]);&quot; || &quot;;&quot;(NoLink)&quot;)" office:value-type="string" office:string-value="https://en.wikipedia.org/wiki/O_Gott,_du_frommer_Gott" calcext:value-type="string">
            <text:p>https://en.wikipedia.org/wiki/O_Gott,_du_frommer_Gott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396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bach-chorales.com/BWV0398.htm" xlink:type="simple">0398</text:a>; ≈<text:a xlink:href="https://en.wikipedia.org/wiki/BWV_197a" xlink:type="simple">BWV 197a</text:a>/7 </text:p>
          </table:table-cell>
          <table:table-cell table:formula="of:=EXTRACTLINKSFROMSINGLECELL(SHEET(); CELL(&quot;address&quot;;[.J396]);&quot; || &quot;;&quot;(NoLink)&quot;)" office:value-type="string" office:string-value="http://www.bach-chorales.com/BWV0398.htm || https://en.wikipedia.org/wiki/BWV_197a" calcext:value-type="string">
            <text:p>http://www.bach-chorales.com/BWV0398.htm || https://en.wikipedia.org/wiki/BWV_197a</text:p>
          </table:table-cell>
          <table:table-cell office:value-type="string" calcext:value-type="string">
            <text:p><text:a xlink:href="https://www.bach-digital.de/receive/BachDigitalWork_work_00000468" xlink:type="simple">45.2b</text:a> </text:p>
          </table:table-cell>
          <table:table-cell table:formula="of:=EXTRACTLINKSFROMSINGLECELL(SHEET(); CELL(&quot;address&quot;;[.L396]);&quot; || &quot;;&quot;(NoLink)&quot;)" office:value-type="string" office:string-value="https://www.bach-digital.de/receive/BachDigitalWork_work_00000468" calcext:value-type="string">
            <text:p>https://www.bach-digital.de/receive/BachDigitalWork_work_00000468</text:p>
          </table:table-cell>
        </table:table-row>
        <table:table-row table:style-name="ro1">
          <table:table-cell office:value-type="string" calcext:value-type="string">
            <text:p><text:a xlink:href="https://en.wikipedia.org/wiki/O_Gott,_du_frommer_Gott" xlink:type="simple">O Gott, du frommer Gott</text:a></text:p>
          </table:table-cell>
          <table:table-cell table:formula="of:=EXTRACTLINKSFROMSINGLECELL(SHEET(); CELL(&quot;address&quot;;[.$A397]);&quot; || &quot;;&quot;(NoLink)&quot;)" office:value-type="string" office:string-value="https://en.wikipedia.org/wiki/O_Gott,_du_frommer_Gott" calcext:value-type="string">
            <text:p>https://en.wikipedia.org/wiki/O_Gott,_du_frommer_Gott</text:p>
          </table:table-cell>
          <table:table-cell office:value-type="string" calcext:value-type="string">
            <text:p><text:a xlink:href="https://en.wikipedia.org/wiki/O_Gott,_du_frommer_Gott_(Zahn_5148)" xlink:type="simple">5148</text:a></text:p>
          </table:table-cell>
          <table:table-cell table:formula="of:=EXTRACTLINKSFROMSINGLECELL(SHEET(); CELL(&quot;address&quot;;[.C397]);&quot; || &quot;;&quot;(NoLink)&quot;)" office:value-type="string" office:string-value="https://en.wikipedia.org/wiki/O_Gott,_du_frommer_Gott_(Zahn_5148)" calcext:value-type="string">
            <text:p>https://en.wikipedia.org/wiki/O_Gott,_du_frommer_Gott_(Zahn_5148)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://www.bach-chorales.com/BWV0399.htm" xlink:type="simple">0399</text:a> </text:p>
          </table:table-cell>
          <table:table-cell table:formula="of:=EXTRACTLINKSFROMSINGLECELL(SHEET(); CELL(&quot;address&quot;;[.J397]);&quot; || &quot;;&quot;(NoLink)&quot;)" office:value-type="string" office:string-value="http://www.bach-chorales.com/BWV0399.htm" calcext:value-type="string">
            <text:p>http://www.bach-chorales.com/BWV0399.htm</text:p>
          </table:table-cell>
          <table:table-cell office:value-type="string" calcext:value-type="string">
            <text:p><text:a xlink:href="https://www.bach-digital.de/receive/BachDigitalWork_work_00000469" xlink:type="simple">157.1</text:a> </text:p>
          </table:table-cell>
          <table:table-cell table:formula="of:=EXTRACTLINKSFROMSINGLECELL(SHEET(); CELL(&quot;address&quot;;[.L397]);&quot; || &quot;;&quot;(NoLink)&quot;)" office:value-type="string" office:string-value="https://www.bach-digital.de/receive/BachDigitalWork_work_00000469" calcext:value-type="string">
            <text:p>https://www.bach-digital.de/receive/BachDigitalWork_work_00000469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O_Herzensangst,_o_Bangigkeit&amp;action=edit&amp;redlink=1" xlink:type="simple">O Herzensangst, o Bangigkeit</text:a></text:p>
          </table:table-cell>
          <table:table-cell/>
          <table:table-cell office:value-type="string" calcext:value-type="string">
            <text:p><text:a xlink:href="https://en.wikipedia.org/w/index.php?title=O_Herzensangst,_o_Bangigkeit_und_Zagen&amp;action=edit&amp;redlink=1" xlink:type="simple">1003</text:a>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<text:a xlink:href="http://www.bach-chorales.com/BWV0400.htm" xlink:type="simple">0400</text:a> </text:p>
          </table:table-cell>
          <table:table-cell table:formula="of:=EXTRACTLINKSFROMSINGLECELL(SHEET(); CELL(&quot;address&quot;;[.J398]);&quot; || &quot;;&quot;(NoLink)&quot;)" office:value-type="string" office:string-value="http://www.bach-chorales.com/BWV0400.htm" calcext:value-type="string">
            <text:p>http://www.bach-chorales.com/BWV0400.htm</text:p>
          </table:table-cell>
          <table:table-cell office:value-type="string" calcext:value-type="string">
            <text:p><text:a xlink:href="https://www.bach-digital.de/receive/BachDigitalWork_work_00000470" xlink:type="simple">160.1</text:a> </text:p>
          </table:table-cell>
          <table:table-cell table:formula="of:=EXTRACTLINKSFROMSINGLECELL(SHEET(); CELL(&quot;address&quot;;[.L398]);&quot; || &quot;;&quot;(NoLink)&quot;)" office:value-type="string" office:string-value="https://www.bach-digital.de/receive/BachDigitalWork_work_00000470" calcext:value-type="string">
            <text:p>https://www.bach-digital.de/receive/BachDigitalWork_work_00000470</text:p>
          </table:table-cell>
        </table:table-row>
        <table:table-row table:style-name="ro1">
          <table:table-cell office:value-type="string" calcext:value-type="string">
            <text:p><text:a xlink:href="https://en.wikipedia.org/wiki/O_Lamm_Gottes,_unschuldig" xlink:type="simple">O Lamm Gottes, unschuldig</text:a></text:p>
          </table:table-cell>
          <table:table-cell table:formula="of:=EXTRACTLINKSFROMSINGLECELL(SHEET(); CELL(&quot;address&quot;;[.$A399]);&quot; || &quot;;&quot;(NoLink)&quot;)" office:value-type="string" office:string-value="https://en.wikipedia.org/wiki/O_Lamm_Gottes,_unschuldig" calcext:value-type="string">
            <text:p>https://en.wikipedia.org/wiki/O_Lamm_Gottes,_unschuldig</text:p>
          </table:table-cell>
          <table:table-cell office:value-type="string" calcext:value-type="string">
            <text:p><text:a xlink:href="https://en.wikipedia.org/wiki/O_Lamm_Gottes,_unschuldig" xlink:type="simple">4361a</text:a></text:p>
          </table:table-cell>
          <table:table-cell table:formula="of:=EXTRACTLINKSFROMSINGLECELL(SHEET(); CELL(&quot;address&quot;;[.C399]);&quot; || &quot;;&quot;(NoLink)&quot;)" office:value-type="string" office:string-value="https://en.wikipedia.org/wiki/O_Lamm_Gottes,_unschuldig" calcext:value-type="string">
            <text:p>https://en.wikipedia.org/wiki/O_Lamm_Gottes,_unschuldig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<text:a xlink:href="http://www.bach-chorales.com/BWV0401.htm" xlink:type="simple">0401</text:a> </text:p>
          </table:table-cell>
          <table:table-cell table:formula="of:=EXTRACTLINKSFROMSINGLECELL(SHEET(); CELL(&quot;address&quot;;[.J399]);&quot; || &quot;;&quot;(NoLink)&quot;)" office:value-type="string" office:string-value="http://www.bach-chorales.com/BWV0401.htm" calcext:value-type="string">
            <text:p>http://www.bach-chorales.com/BWV0401.htm</text:p>
          </table:table-cell>
          <table:table-cell office:value-type="string" calcext:value-type="string">
            <text:p><text:a xlink:href="https://www.bach-digital.de/receive/BachDigitalWork_work_00000471" xlink:type="simple">162.1</text:a> </text:p>
          </table:table-cell>
          <table:table-cell table:formula="of:=EXTRACTLINKSFROMSINGLECELL(SHEET(); CELL(&quot;address&quot;;[.L399]);&quot; || &quot;;&quot;(NoLink)&quot;)" office:value-type="string" office:string-value="https://www.bach-digital.de/receive/BachDigitalWork_work_00000471" calcext:value-type="string">
            <text:p>https://www.bach-digital.de/receive/BachDigitalWork_work_00000471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<text:a xlink:href="https://en.wikipedia.org/wiki/O_Mensch,_bewein_dein_Sünde_groß" xlink:type="simple">O Mensch, bewein dein Sünde groß</text:a> </text:p>
          </table:table-cell>
          <table:table-cell table:formula="of:=EXTRACTLINKSFROMSINGLECELL(SHEET(); CELL(&quot;address&quot;;[.$A400]);&quot; || &quot;;&quot;(NoLink)&quot;)" office:value-type="string" office:string-value="https://en.wikipedia.org/wiki/O_Mensch,_bewein_dein_Sünde_groß" calcext:value-type="string">
            <text:p>https://en.wikipedia.org/wiki/O_Mensch,_bewein_dein_Sünde_groß</text:p>
          </table:table-cell>
          <table:table-cell office:value-type="string" calcext:value-type="string" table:number-columns-spanned="1" table:number-rows-spanned="2">
            <text:p><text:a xlink:href="https://en.wikipedia.org/wiki/Es_sind_doch_selig_alle,_die_im_rechten_Glauben_wandeln" xlink:type="simple">8303</text:a> </text:p>
          </table:table-cell>
          <table:table-cell table:formula="of:=EXTRACTLINKSFROMSINGLECELL(SHEET(); CELL(&quot;address&quot;;[.C400]);&quot; || &quot;;&quot;(NoLink)&quot;)" office:value-type="string" office:string-value="https://en.wikipedia.org/wiki/Es_sind_doch_selig_alle,_die_im_rechten_Glauben_wandeln" calcext:value-type="string">
            <text:p>https://en.wikipedia.org/wiki/Es_sind_doch_selig_alle,_die_im_rechten_Glauben_wandeln</text:p>
          </table:table-cell>
          <table:table-cell office:value-type="float" office:value="402" calcext:value-type="float" table:number-columns-spanned="1" table:number-rows-spanned="2">
            <text:p>402</text:p>
          </table:table-cell>
          <table:table-cell/>
          <table:table-cell office:value-type="float" office:value="286" calcext:value-type="float" table:number-columns-spanned="1" table:number-rows-spanned="2">
            <text:p>28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 table:number-columns-spanned="1" table:number-rows-spanned="2">
            <text:p><text:a xlink:href="http://www.bach-chorales.com/BWV0402.htm" xlink:type="simple">0402</text:a> </text:p>
          </table:table-cell>
          <table:table-cell table:formula="of:=EXTRACTLINKSFROMSINGLECELL(SHEET(); CELL(&quot;address&quot;;[.J400]);&quot; || &quot;;&quot;(NoLink)&quot;)" office:value-type="string" office:string-value="http://www.bach-chorales.com/BWV0402.htm" calcext:value-type="string">
            <text:p>http://www.bach-chorales.com/BWV0402.htm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00472" xlink:type="simple">61.1</text:a> </text:p>
          </table:table-cell>
          <table:table-cell table:formula="of:=EXTRACTLINKSFROMSINGLECELL(SHEET(); CELL(&quot;address&quot;;[.L400]);&quot; || &quot;;&quot;(NoLink)&quot;)" office:value-type="string" office:string-value="https://www.bach-digital.de/receive/BachDigitalWork_work_00000472" calcext:value-type="string">
            <text:p>https://www.bach-digital.de/receive/BachDigitalWork_work_00000472</text:p>
          </table:table-cell>
        </table:table-row>
        <table:table-row table:style-name="ro1"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/>
          <table:covered-table-cell table:style-name="Default"/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covered-table-cell table:style-name="Default"/>
          <table:table-cell/>
          <table:covered-table-cell table:style-name="Default"/>
          <table:table-cell/>
        </table:table-row>
        <table:table-row table:style-name="ro1">
          <table:table-cell office:value-type="string" calcext:value-type="string">
            <text:p><text:a xlink:href="https://en.wikipedia.org/w/index.php?title=O_Mensch,_schau_Jesum_Christum_an&amp;action=edit&amp;redlink=1" xlink:type="simple">O Mensch, schau Jesum Christum an</text:a></text:p>
          </table:table-cell>
          <table:table-cell/>
          <table:table-cell office:value-type="string" calcext:value-type="string">
            <text:p><text:a xlink:href="https://en.wikipedia.org/w/index.php?title=O_Mensch,_schau_Jesum_Christum_an&amp;action=edit&amp;redlink=1" xlink:type="simple">3994c</text:a>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<text:a xlink:href="http://www.bach-chorales.com/BWV0403.htm" xlink:type="simple">0403</text:a> </text:p>
          </table:table-cell>
          <table:table-cell table:formula="of:=EXTRACTLINKSFROMSINGLECELL(SHEET(); CELL(&quot;address&quot;;[.J402]);&quot; || &quot;;&quot;(NoLink)&quot;)" office:value-type="string" office:string-value="http://www.bach-chorales.com/BWV0403.htm" calcext:value-type="string">
            <text:p>http://www.bach-chorales.com/BWV0403.htm</text:p>
          </table:table-cell>
          <table:table-cell office:value-type="string" calcext:value-type="string">
            <text:p><text:a xlink:href="https://www.bach-digital.de/receive/BachDigitalWork_work_00000473" xlink:type="simple">163.1</text:a> </text:p>
          </table:table-cell>
          <table:table-cell table:formula="of:=EXTRACTLINKSFROMSINGLECELL(SHEET(); CELL(&quot;address&quot;;[.L402]);&quot; || &quot;;&quot;(NoLink)&quot;)" office:value-type="string" office:string-value="https://www.bach-digital.de/receive/BachDigitalWork_work_00000473" calcext:value-type="string">
            <text:p>https://www.bach-digital.de/receive/BachDigitalWork_work_00000473</text:p>
          </table:table-cell>
        </table:table-row>
        <table:table-row table:style-name="ro1">
          <table:table-cell office:value-type="string" calcext:value-type="string">
            <text:p><text:a xlink:href="https://en.wikipedia.org/wiki/O_Traurigkeit,_o_Herzeleid" xlink:type="simple">O Traurigkeit, o Herzeleid</text:a></text:p>
          </table:table-cell>
          <table:table-cell table:formula="of:=EXTRACTLINKSFROMSINGLECELL(SHEET(); CELL(&quot;address&quot;;[.$A403]);&quot; || &quot;;&quot;(NoLink)&quot;)" office:value-type="string" office:string-value="https://en.wikipedia.org/wiki/O_Traurigkeit,_o_Herzeleid" calcext:value-type="string">
            <text:p>https://en.wikipedia.org/wiki/O_Traurigkeit,_o_Herzeleid</text:p>
          </table:table-cell>
          <table:table-cell office:value-type="string" calcext:value-type="string">
            <text:p><text:a xlink:href="https://en.wikipedia.org/wiki/O_Traurigkeit,_o_Herzeleid!" xlink:type="simple">1915</text:a></text:p>
          </table:table-cell>
          <table:table-cell table:formula="of:=EXTRACTLINKSFROMSINGLECELL(SHEET(); CELL(&quot;address&quot;;[.C403]);&quot; || &quot;;&quot;(NoLink)&quot;)" office:value-type="string" office:string-value="https://en.wikipedia.org/wiki/O_Traurigkeit,_o_Herzeleid!" calcext:value-type="string">
            <text:p>https://en.wikipedia.org/wiki/O_Traurigkeit,_o_Herzeleid!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www.bach-chorales.com/BWV0404.htm" xlink:type="simple">0404</text:a> </text:p>
          </table:table-cell>
          <table:table-cell table:formula="of:=EXTRACTLINKSFROMSINGLECELL(SHEET(); CELL(&quot;address&quot;;[.J403]);&quot; || &quot;;&quot;(NoLink)&quot;)" office:value-type="string" office:string-value="http://www.bach-chorales.com/BWV0404.htm" calcext:value-type="string">
            <text:p>http://www.bach-chorales.com/BWV0404.htm</text:p>
          </table:table-cell>
          <table:table-cell office:value-type="string" calcext:value-type="string">
            <text:p><text:a xlink:href="https://www.bach-digital.de/receive/BachDigitalWork_work_00000474" xlink:type="simple">165.1b</text:a> </text:p>
          </table:table-cell>
          <table:table-cell table:formula="of:=EXTRACTLINKSFROMSINGLECELL(SHEET(); CELL(&quot;address&quot;;[.L403]);&quot; || &quot;;&quot;(NoLink)&quot;)" office:value-type="string" office:string-value="https://www.bach-digital.de/receive/BachDigitalWork_work_00000474" calcext:value-type="string">
            <text:p>https://www.bach-digital.de/receive/BachDigitalWork_work_00000474</text:p>
          </table:table-cell>
        </table:table-row>
        <table:table-row table:style-name="ro4">
          <table:table-cell office:value-type="string" calcext:value-type="string">
            <text:p><text:a xlink:href="https://en.wikipedia.org/wiki/O_wie_selig_seid_ihr_doch,_ihr_Frommen" xlink:type="simple">O wie selig seid ihr doch, ihr Frommen</text:a></text:p>
          </table:table-cell>
          <table:table-cell table:formula="of:=EXTRACTLINKSFROMSINGLECELL(SHEET(); CELL(&quot;address&quot;;[.$A404]);&quot; || &quot;;&quot;(NoLink)&quot;)" office:value-type="string" office:string-value="https://en.wikipedia.org/wiki/O_wie_selig_seid_ihr_doch,_ihr_Frommen" calcext:value-type="string">
            <text:p>https://en.wikipedia.org/wiki/O_wie_selig_seid_ihr_doch,_ihr_Frommen</text:p>
          </table:table-cell>
          <table:table-cell office:value-type="string" calcext:value-type="string">
            <text:p><text:a xlink:href="https://en.wikipedia.org/wiki/O_wie_selig_seid_ihr_doch,_ihr_Frommen" xlink:type="simple">1583</text:a></text:p>
          </table:table-cell>
          <table:table-cell table:formula="of:=EXTRACTLINKSFROMSINGLECELL(SHEET(); CELL(&quot;address&quot;;[.C404]);&quot; || &quot;;&quot;(NoLink)&quot;)" office:value-type="string" office:string-value="https://en.wikipedia.org/wiki/O_wie_selig_seid_ihr_doch,_ihr_Frommen" calcext:value-type="string">
            <text:p>https://en.wikipedia.org/wiki/O_wie_selig_seid_ihr_doch,_ihr_Frommen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<text:a xlink:href="http://www.bach-chorales.com/BWV0405.htm" xlink:type="simple">0405</text:a>; ≈<text:a xlink:href="https://en.wikipedia.org/wiki/BWV_495" xlink:type="simple">BWV 495</text:a>: <text:a xlink:href="https://en.wikipedia.org/wiki/Schemellis_Gesangbuch" xlink:type="simple">Schemelli</text:a> No. 894 (65) </text:p>
          </table:table-cell>
          <table:table-cell table:formula="of:=EXTRACTLINKSFROMSINGLECELL(SHEET(); CELL(&quot;address&quot;;[.J404]);&quot; || &quot;;&quot;(NoLink)&quot;)" office:value-type="string" office:string-value="http://www.bach-chorales.com/BWV0405.htm || https://en.wikipedia.org/wiki/BWV_495 || https://en.wikipedia.org/wiki/Schemellis_Gesangbuch" calcext:value-type="string">
            <text:p>http://www.bach-chorales.com/BWV0405.htm || https://en.wikipedia.org/wiki/BWV_495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475" xlink:type="simple">167.1</text:a> </text:p>
          </table:table-cell>
          <table:table-cell table:formula="of:=EXTRACTLINKSFROMSINGLECELL(SHEET(); CELL(&quot;address&quot;;[.L404]);&quot; || &quot;;&quot;(NoLink)&quot;)" office:value-type="string" office:string-value="https://www.bach-digital.de/receive/BachDigitalWork_work_00000475" calcext:value-type="string">
            <text:p>https://www.bach-digital.de/receive/BachDigitalWork_work_00000475</text:p>
          </table:table-cell>
        </table:table-row>
        <table:table-row table:style-name="ro1">
          <table:table-cell office:value-type="string" calcext:value-type="string">
            <text:p><text:a xlink:href="https://en.wikipedia.org/wiki/O_wie_selig_seid_ihr_doch,_ihr_Frommen" xlink:type="simple">O wie selig seid ihr doch, ihr Frommen</text:a></text:p>
          </table:table-cell>
          <table:table-cell table:formula="of:=EXTRACTLINKSFROMSINGLECELL(SHEET(); CELL(&quot;address&quot;;[.$A405]);&quot; || &quot;;&quot;(NoLink)&quot;)" office:value-type="string" office:string-value="https://en.wikipedia.org/wiki/O_wie_selig_seid_ihr_doch,_ihr_Frommen" calcext:value-type="string">
            <text:p>https://en.wikipedia.org/wiki/O_wie_selig_seid_ihr_doch,_ihr_Frommen</text:p>
          </table:table-cell>
          <table:table-cell office:value-type="string" calcext:value-type="string">
            <text:p><text:a xlink:href="https://en.wikipedia.org/w/index.php?title=Ach,_wie_groß_ist_Gottes_Güte&amp;action=edit&amp;redlink=1" xlink:type="simple">1581</text:a></text:p>
          </table:table-cell>
          <table:table-cell/>
          <table:table-cell office:value-type="float" office:value="406" calcext:value-type="float">
            <text:p>40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<text:a xlink:href="http://www.bach-chorales.com/BWV0406.htm" xlink:type="simple">0406</text:a> </text:p>
          </table:table-cell>
          <table:table-cell table:formula="of:=EXTRACTLINKSFROMSINGLECELL(SHEET(); CELL(&quot;address&quot;;[.J405]);&quot; || &quot;;&quot;(NoLink)&quot;)" office:value-type="string" office:string-value="http://www.bach-chorales.com/BWV0406.htm" calcext:value-type="string">
            <text:p>http://www.bach-chorales.com/BWV0406.htm</text:p>
          </table:table-cell>
          <table:table-cell office:value-type="string" calcext:value-type="string">
            <text:p><text:a xlink:href="https://www.bach-digital.de/receive/BachDigitalWork_work_00000476" xlink:type="simple">7.1</text:a> </text:p>
          </table:table-cell>
          <table:table-cell table:formula="of:=EXTRACTLINKSFROMSINGLECELL(SHEET(); CELL(&quot;address&quot;;[.L405]);&quot; || &quot;;&quot;(NoLink)&quot;)" office:value-type="string" office:string-value="https://www.bach-digital.de/receive/BachDigitalWork_work_00000476" calcext:value-type="string">
            <text:p>https://www.bach-digital.de/receive/BachDigitalWork_work_00000476</text:p>
          </table:table-cell>
        </table:table-row>
        <table:table-row table:style-name="ro1">
          <table:table-cell office:value-type="string" calcext:value-type="string">
            <text:p><text:a xlink:href="https://en.wikipedia.org/wiki/O_wir_armen_Sünder" xlink:type="simple">O wir armen Sünder</text:a></text:p>
          </table:table-cell>
          <table:table-cell table:formula="of:=EXTRACTLINKSFROMSINGLECELL(SHEET(); CELL(&quot;address&quot;;[.$A406]);&quot; || &quot;;&quot;(NoLink)&quot;)" office:value-type="string" office:string-value="https://en.wikipedia.org/wiki/O_wir_armen_Sünder" calcext:value-type="string">
            <text:p>https://en.wikipedia.org/wiki/O_wir_armen_Sünder</text:p>
          </table:table-cell>
          <table:table-cell office:value-type="string" calcext:value-type="string">
            <text:p><text:a xlink:href="https://en.wikipedia.org/wiki/O_wir_armen_Sünder" xlink:type="simple">8187h</text:a></text:p>
          </table:table-cell>
          <table:table-cell table:formula="of:=EXTRACTLINKSFROMSINGLECELL(SHEET(); CELL(&quot;address&quot;;[.C406]);&quot; || &quot;;&quot;(NoLink)&quot;)" office:value-type="string" office:string-value="https://en.wikipedia.org/wiki/O_wir_armen_Sünder" calcext:value-type="string">
            <text:p>https://en.wikipedia.org/wiki/O_wir_armen_Sünder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<text:a xlink:href="http://www.bach-chorales.com/BWV0407.htm" xlink:type="simple">0407</text:a> </text:p>
          </table:table-cell>
          <table:table-cell table:formula="of:=EXTRACTLINKSFROMSINGLECELL(SHEET(); CELL(&quot;address&quot;;[.J406]);&quot; || &quot;;&quot;(NoLink)&quot;)" office:value-type="string" office:string-value="http://www.bach-chorales.com/BWV0407.htm" calcext:value-type="string">
            <text:p>http://www.bach-chorales.com/BWV0407.htm</text:p>
          </table:table-cell>
          <table:table-cell office:value-type="string" calcext:value-type="string">
            <text:p><text:a xlink:href="https://www.bach-digital.de/receive/BachDigitalWork_work_00000477" xlink:type="simple">168.1</text:a> </text:p>
          </table:table-cell>
          <table:table-cell table:formula="of:=EXTRACTLINKSFROMSINGLECELL(SHEET(); CELL(&quot;address&quot;;[.L406]);&quot; || &quot;;&quot;(NoLink)&quot;)" office:value-type="string" office:string-value="https://www.bach-digital.de/receive/BachDigitalWork_work_00000477" calcext:value-type="string">
            <text:p>https://www.bach-digital.de/receive/BachDigitalWork_work_00000477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Schaut,_ihr_Sünder&amp;action=edit&amp;redlink=1" xlink:type="simple">Schaut, ihr Sünder</text:a></text:p>
          </table:table-cell>
          <table:table-cell/>
          <table:table-cell office:value-type="string" calcext:value-type="string">
            <text:p><text:a xlink:href="https://en.wikipedia.org/w/index.php?title=Heut_ist,_o_Mensch,_ein_grosser_Trauertag&amp;action=edit&amp;redlink=1" xlink:type="simple">8569(B)</text:a>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<text:a xlink:href="http://www.bach-chorales.com/BWV0408.htm" xlink:type="simple">0408</text:a> </text:p>
          </table:table-cell>
          <table:table-cell table:formula="of:=EXTRACTLINKSFROMSINGLECELL(SHEET(); CELL(&quot;address&quot;;[.J407]);&quot; || &quot;;&quot;(NoLink)&quot;)" office:value-type="string" office:string-value="http://www.bach-chorales.com/BWV0408.htm" calcext:value-type="string">
            <text:p>http://www.bach-chorales.com/BWV0408.htm</text:p>
          </table:table-cell>
          <table:table-cell office:value-type="string" calcext:value-type="string">
            <text:p><text:a xlink:href="https://www.bach-digital.de/receive/BachDigitalWork_work_00000478" xlink:type="simple">94.1B</text:a> </text:p>
          </table:table-cell>
          <table:table-cell table:formula="of:=EXTRACTLINKSFROMSINGLECELL(SHEET(); CELL(&quot;address&quot;;[.L407]);&quot; || &quot;;&quot;(NoLink)&quot;)" office:value-type="string" office:string-value="https://www.bach-digital.de/receive/BachDigitalWork_work_00000478" calcext:value-type="string">
            <text:p>https://www.bach-digital.de/receive/BachDigitalWork_work_00000478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Seelenbräutigam&amp;action=edit&amp;redlink=1" xlink:type="simple">Seelenbräutigam</text:a></text:p>
          </table:table-cell>
          <table:table-cell/>
          <table:table-cell office:value-type="string" calcext:value-type="string">
            <text:p><text:a xlink:href="https://en.wikipedia.org/w/index.php?title=Seelenbräutigam,_Jesu,_Gottes_Lamm&amp;action=edit&amp;redlink=1" xlink:type="simple">3255b</text:a></text:p>
          </table:table-cell>
          <table:table-cell/>
          <table:table-cell office:value-type="float" office:value="409" calcext:value-type="float">
            <text:p>409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<text:a xlink:href="http://www.bach-chorales.com/BWV0409.htm" xlink:type="simple">0409</text:a> </text:p>
          </table:table-cell>
          <table:table-cell table:formula="of:=EXTRACTLINKSFROMSINGLECELL(SHEET(); CELL(&quot;address&quot;;[.J408]);&quot; || &quot;;&quot;(NoLink)&quot;)" office:value-type="string" office:string-value="http://www.bach-chorales.com/BWV0409.htm" calcext:value-type="string">
            <text:p>http://www.bach-chorales.com/BWV0409.htm</text:p>
          </table:table-cell>
          <table:table-cell office:value-type="string" calcext:value-type="string">
            <text:p><text:a xlink:href="https://www.bach-digital.de/receive/BachDigitalWork_work_00000479" xlink:type="simple">173.1</text:a> </text:p>
          </table:table-cell>
          <table:table-cell table:formula="of:=EXTRACTLINKSFROMSINGLECELL(SHEET(); CELL(&quot;address&quot;;[.L408]);&quot; || &quot;;&quot;(NoLink)&quot;)" office:value-type="string" office:string-value="https://www.bach-digital.de/receive/BachDigitalWork_work_00000479" calcext:value-type="string">
            <text:p>https://www.bach-digital.de/receive/BachDigitalWork_work_00000479</text:p>
          </table:table-cell>
        </table:table-row>
        <table:table-row table:style-name="ro4">
          <table:table-cell office:value-type="string" calcext:value-type="string">
            <text:p><text:a xlink:href="https://en.wikipedia.org/wiki/Sei_gegrüßet,_Jesu_gütig" xlink:type="simple">Sei gegrüßet, Jesu gütig</text:a></text:p>
          </table:table-cell>
          <table:table-cell table:formula="of:=EXTRACTLINKSFROMSINGLECELL(SHEET(); CELL(&quot;address&quot;;[.$A409]);&quot; || &quot;;&quot;(NoLink)&quot;)" office:value-type="string" office:string-value="https://en.wikipedia.org/wiki/Sei_gegrüßet,_Jesu_gütig" calcext:value-type="string">
            <text:p>https://en.wikipedia.org/wiki/Sei_gegrüßet,_Jesu_gütig</text:p>
          </table:table-cell>
          <table:table-cell office:value-type="string" calcext:value-type="string">
            <text:p><text:a xlink:href="https://en.wikipedia.org/wiki/Sei_gegrüsset,_Jesu_gütig" xlink:type="simple">3889b</text:a></text:p>
          </table:table-cell>
          <table:table-cell table:formula="of:=EXTRACTLINKSFROMSINGLECELL(SHEET(); CELL(&quot;address&quot;;[.C409]);&quot; || &quot;;&quot;(NoLink)&quot;)" office:value-type="string" office:string-value="https://en.wikipedia.org/wiki/Sei_gegrüsset,_Jesu_gütig" calcext:value-type="string">
            <text:p>https://en.wikipedia.org/wiki/Sei_gegrüsset,_Jesu_gütig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<text:a xlink:href="http://www.bach-chorales.com/BWV0410.htm" xlink:type="simple">0410</text:a>; ≈<text:a xlink:href="https://en.wikipedia.org/wiki/BWV_499" xlink:type="simple">BWV 499</text:a>: <text:a xlink:href="https://en.wikipedia.org/wiki/Schemellis_Gesangbuch" xlink:type="simple">Schemelli</text:a> No. 293 (22) </text:p>
          </table:table-cell>
          <table:table-cell table:formula="of:=EXTRACTLINKSFROMSINGLECELL(SHEET(); CELL(&quot;address&quot;;[.J409]);&quot; || &quot;;&quot;(NoLink)&quot;)" office:value-type="string" office:string-value="http://www.bach-chorales.com/BWV0410.htm || https://en.wikipedia.org/wiki/BWV_499 || https://en.wikipedia.org/wiki/Schemellis_Gesangbuch" calcext:value-type="string">
            <text:p>http://www.bach-chorales.com/BWV0410.htm || https://en.wikipedia.org/wiki/BWV_499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480" xlink:type="simple">174.1</text:a> </text:p>
          </table:table-cell>
          <table:table-cell table:formula="of:=EXTRACTLINKSFROMSINGLECELL(SHEET(); CELL(&quot;address&quot;;[.L409]);&quot; || &quot;;&quot;(NoLink)&quot;)" office:value-type="string" office:string-value="https://www.bach-digital.de/receive/BachDigitalWork_work_00000480" calcext:value-type="string">
            <text:p>https://www.bach-digital.de/receive/BachDigitalWork_work_00000480</text:p>
          </table:table-cell>
        </table:table-row>
        <table:table-row table:style-name="ro1">
          <table:table-cell office:value-type="string" calcext:value-type="string">
            <text:p><text:a xlink:href="https://en.wikipedia.org/wiki/Singt_dem_Herrn_ein_neues_Lied" xlink:type="simple">Singt dem Herrn ein neues Lied</text:a></text:p>
          </table:table-cell>
          <table:table-cell table:formula="of:=EXTRACTLINKSFROMSINGLECELL(SHEET(); CELL(&quot;address&quot;;[.$A410]);&quot; || &quot;;&quot;(NoLink)&quot;)" office:value-type="string" office:string-value="https://en.wikipedia.org/wiki/Singt_dem_Herrn_ein_neues_Lied" calcext:value-type="string">
            <text:p>https://en.wikipedia.org/wiki/Singt_dem_Herrn_ein_neues_Lied</text:p>
          </table:table-cell>
          <table:table-cell office:value-type="string" calcext:value-type="string">
            <text:p><text:a xlink:href="https://en.wikipedia.org/wiki/Singet_dem_Herrn_ein_neues_Lied" xlink:type="simple">6424</text:a></text:p>
          </table:table-cell>
          <table:table-cell table:formula="of:=EXTRACTLINKSFROMSINGLECELL(SHEET(); CELL(&quot;address&quot;;[.C410]);&quot; || &quot;;&quot;(NoLink)&quot;)" office:value-type="string" office:string-value="https://en.wikipedia.org/wiki/Singet_dem_Herrn_ein_neues_Lied" calcext:value-type="string">
            <text:p>https://en.wikipedia.org/wiki/Singet_dem_Herrn_ein_neues_Lie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<text:a xlink:href="http://www.bach-chorales.com/BWV0411.htm" xlink:type="simple">0411</text:a> </text:p>
          </table:table-cell>
          <table:table-cell table:formula="of:=EXTRACTLINKSFROMSINGLECELL(SHEET(); CELL(&quot;address&quot;;[.J410]);&quot; || &quot;;&quot;(NoLink)&quot;)" office:value-type="string" office:string-value="http://www.bach-chorales.com/BWV0411.htm" calcext:value-type="string">
            <text:p>http://www.bach-chorales.com/BWV0411.htm</text:p>
          </table:table-cell>
          <table:table-cell office:value-type="string" calcext:value-type="string">
            <text:p><text:a xlink:href="https://www.bach-digital.de/receive/BachDigitalWork_work_00000481" xlink:type="simple">175.1</text:a> </text:p>
          </table:table-cell>
          <table:table-cell table:formula="of:=EXTRACTLINKSFROMSINGLECELL(SHEET(); CELL(&quot;address&quot;;[.L410]);&quot; || &quot;;&quot;(NoLink)&quot;)" office:value-type="string" office:string-value="https://www.bach-digital.de/receive/BachDigitalWork_work_00000481" calcext:value-type="string">
            <text:p>https://www.bach-digital.de/receive/BachDigitalWork_work_00000481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So_gibst_du_nun,_mein_Jesu,_gute_Nacht&amp;action=edit&amp;redlink=1" xlink:type="simple">So gibst du nun, mein Jesu, gute Nacht</text:a></text:p>
          </table:table-cell>
          <table:table-cell/>
          <table:table-cell office:value-type="string" calcext:value-type="string">
            <text:p><text:a xlink:href="https://en.wikipedia.org/w/index.php?title=So_gibst_du_nun,_mein_Jesu,_gute_Nacht&amp;action=edit&amp;redlink=1" xlink:type="simple">849</text:a>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<text:a xlink:href="http://www.bach-chorales.com/BWV0412.htm" xlink:type="simple">0412</text:a>; ≈<text:a xlink:href="https://en.wikipedia.org/wiki/BWV_501" xlink:type="simple">BWV 501</text:a>: <text:a xlink:href="https://en.wikipedia.org/wiki/Schemellis_Gesangbuch" xlink:type="simple">Schemelli</text:a> No. 315 (26) </text:p>
          </table:table-cell>
          <table:table-cell table:formula="of:=EXTRACTLINKSFROMSINGLECELL(SHEET(); CELL(&quot;address&quot;;[.J411]);&quot; || &quot;;&quot;(NoLink)&quot;)" office:value-type="string" office:string-value="http://www.bach-chorales.com/BWV0412.htm || https://en.wikipedia.org/wiki/BWV_501 || https://en.wikipedia.org/wiki/Schemellis_Gesangbuch" calcext:value-type="string">
            <text:p>http://www.bach-chorales.com/BWV0412.htm || https://en.wikipedia.org/wiki/BWV_501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482" xlink:type="simple">177.1</text:a> </text:p>
          </table:table-cell>
          <table:table-cell table:formula="of:=EXTRACTLINKSFROMSINGLECELL(SHEET(); CELL(&quot;address&quot;;[.L411]);&quot; || &quot;;&quot;(NoLink)&quot;)" office:value-type="string" office:string-value="https://www.bach-digital.de/receive/BachDigitalWork_work_00000482" calcext:value-type="string">
            <text:p>https://www.bach-digital.de/receive/BachDigitalWork_work_00000482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Sollt_ich_meinem_Gott_nicht_singen&amp;action=edit&amp;redlink=1" xlink:type="simple">Sollt ich meinem Gott nicht singen</text:a></text:p>
          </table:table-cell>
          <table:table-cell/>
          <table:table-cell office:value-type="string" calcext:value-type="string">
            <text:p><text:a xlink:href="https://en.wikipedia.org/w/index.php?title=Lasset_uns_den_Herren_preisen&amp;action=edit&amp;redlink=1" xlink:type="simple">7886b</text:a>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<text:a xlink:href="http://www.bach-chorales.com/BWV0413.htm" xlink:type="simple">0413</text:a>; ≈<text:a xlink:href="https://en.wikipedia.org/wiki/BWV_481" xlink:type="simple">BWV 481</text:a>: <text:a xlink:href="https://en.wikipedia.org/wiki/Schemellis_Gesangbuch" xlink:type="simple">Schemelli</text:a> No. 281 (18) </text:p>
          </table:table-cell>
          <table:table-cell table:formula="of:=EXTRACTLINKSFROMSINGLECELL(SHEET(); CELL(&quot;address&quot;;[.J412]);&quot; || &quot;;&quot;(NoLink)&quot;)" office:value-type="string" office:string-value="http://www.bach-chorales.com/BWV0413.htm || https://en.wikipedia.org/wiki/BWV_481 || https://en.wikipedia.org/wiki/Schemellis_Gesangbuch" calcext:value-type="string">
            <text:p>http://www.bach-chorales.com/BWV0413.htm || https://en.wikipedia.org/wiki/BWV_481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483" xlink:type="simple">130.1</text:a> </text:p>
          </table:table-cell>
          <table:table-cell table:formula="of:=EXTRACTLINKSFROMSINGLECELL(SHEET(); CELL(&quot;address&quot;;[.L412]);&quot; || &quot;;&quot;(NoLink)&quot;)" office:value-type="string" office:string-value="https://www.bach-digital.de/receive/BachDigitalWork_work_00000483" calcext:value-type="string">
            <text:p>https://www.bach-digital.de/receive/BachDigitalWork_work_00000483</text:p>
          </table:table-cell>
        </table:table-row>
        <table:table-row table:style-name="ro5">
          <table:table-cell office:value-type="string" calcext:value-type="string">
            <text:p><text:a xlink:href="https://en.wikipedia.org/wiki/Uns_ist_ein_Kindlein_heut_geborn" xlink:type="simple">Uns ist ein Kindlein heut geborn</text:a></text:p>
          </table:table-cell>
          <table:table-cell table:formula="of:=EXTRACTLINKSFROMSINGLECELL(SHEET(); CELL(&quot;address&quot;;[.$A413]);&quot; || &quot;;&quot;(NoLink)&quot;)" office:value-type="string" office:string-value="https://en.wikipedia.org/wiki/Uns_ist_ein_Kindlein_heut_geborn" calcext:value-type="string">
            <text:p>https://en.wikipedia.org/wiki/Uns_ist_ein_Kindlein_heut_geborn</text:p>
          </table:table-cell>
          <table:table-cell office:value-type="string" calcext:value-type="string">
            <text:p><text:a xlink:href="https://en.wikipedia.org/wiki/Danket_dem_Herrn_heut_und_allzeit" xlink:type="simple">493</text:a></text:p>
          </table:table-cell>
          <table:table-cell table:formula="of:=EXTRACTLINKSFROMSINGLECELL(SHEET(); CELL(&quot;address&quot;;[.C413]);&quot; || &quot;;&quot;(NoLink)&quot;)" office:value-type="string" office:string-value="https://en.wikipedia.org/wiki/Danket_dem_Herrn_heut_und_allzeit" calcext:value-type="string">
            <text:p>https://en.wikipedia.org/wiki/Danket_dem_Herrn_heut_und_allzeit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<text:a xlink:href="http://www.bach-chorales.com/BWV0414.htm" xlink:type="simple">0414</text:a>; ≈<text:a xlink:href="https://en.wikipedia.org/wiki/List_of_chorale_harmonisations_by_Johann_Sebastian_Bach#BWV_253" xlink:type="simple">BWV 253</text:a> </text:p>
          </table:table-cell>
          <table:table-cell table:formula="of:=EXTRACTLINKSFROMSINGLECELL(SHEET(); CELL(&quot;address&quot;;[.J413]);&quot; || &quot;;&quot;(NoLink)&quot;)" office:value-type="string" office:string-value="http://www.bach-chorales.com/BWV0414.htm || https://en.wikipedia.org/wiki/List_of_chorale_harmonisations_by_Johann_Sebastian_Bach#BWV_253" calcext:value-type="string">
            <text:p>http://www.bach-chorales.com/BWV0414.htm || https://en.wikipedia.org/wiki/List_of_chorale_harmonisations_by_Johann_Sebastian_Bach#BWV_253</text:p>
          </table:table-cell>
          <table:table-cell office:value-type="string" calcext:value-type="string">
            <text:p><text:a xlink:href="https://www.bach-digital.de/receive/BachDigitalWork_work_00000484" xlink:type="simple">35.2</text:a> </text:p>
          </table:table-cell>
          <table:table-cell table:formula="of:=EXTRACTLINKSFROMSINGLECELL(SHEET(); CELL(&quot;address&quot;;[.L413]);&quot; || &quot;;&quot;(NoLink)&quot;)" office:value-type="string" office:string-value="https://www.bach-digital.de/receive/BachDigitalWork_work_00000484" calcext:value-type="string">
            <text:p>https://www.bach-digital.de/receive/BachDigitalWork_work_00000484</text:p>
          </table:table-cell>
        </table:table-row>
        <table:table-row table:style-name="ro1">
          <table:table-cell office:value-type="string" calcext:value-type="string">
            <text:p><text:a xlink:href="https://en.wikipedia.org/wiki/Valet_will_ich_dir_geben" xlink:type="simple">Valet will ich dir geben</text:a></text:p>
          </table:table-cell>
          <table:table-cell table:formula="of:=EXTRACTLINKSFROMSINGLECELL(SHEET(); CELL(&quot;address&quot;;[.$A414]);&quot; || &quot;;&quot;(NoLink)&quot;)" office:value-type="string" office:string-value="https://en.wikipedia.org/wiki/Valet_will_ich_dir_geben" calcext:value-type="string">
            <text:p>https://en.wikipedia.org/wiki/Valet_will_ich_dir_geben</text:p>
          </table:table-cell>
          <table:table-cell office:value-type="string" calcext:value-type="string">
            <text:p><text:a xlink:href="https://en.wikipedia.org/wiki/Valet_will_ich_dir_geben" xlink:type="simple">5404a</text:a></text:p>
          </table:table-cell>
          <table:table-cell table:formula="of:=EXTRACTLINKSFROMSINGLECELL(SHEET(); CELL(&quot;address&quot;;[.C414]);&quot; || &quot;;&quot;(NoLink)&quot;)" office:value-type="string" office:string-value="https://en.wikipedia.org/wiki/Valet_will_ich_dir_geben" calcext:value-type="string">
            <text:p>https://en.wikipedia.org/wiki/Valet_will_ich_dir_geben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a xlink:href="http://www.bach-chorales.com/BWV0415.htm" xlink:type="simple">0415</text:a> </text:p>
          </table:table-cell>
          <table:table-cell table:formula="of:=EXTRACTLINKSFROMSINGLECELL(SHEET(); CELL(&quot;address&quot;;[.J414]);&quot; || &quot;;&quot;(NoLink)&quot;)" office:value-type="string" office:string-value="http://www.bach-chorales.com/BWV0415.htm" calcext:value-type="string">
            <text:p>http://www.bach-chorales.com/BWV0415.htm</text:p>
          </table:table-cell>
          <table:table-cell office:value-type="string" calcext:value-type="string">
            <text:p><text:a xlink:href="https://www.bach-digital.de/receive/BachDigitalWork_work_00000485" xlink:type="simple">180.1</text:a> </text:p>
          </table:table-cell>
          <table:table-cell table:formula="of:=EXTRACTLINKSFROMSINGLECELL(SHEET(); CELL(&quot;address&quot;;[.L414]);&quot; || &quot;;&quot;(NoLink)&quot;)" office:value-type="string" office:string-value="https://www.bach-digital.de/receive/BachDigitalWork_work_00000485" calcext:value-type="string">
            <text:p>https://www.bach-digital.de/receive/BachDigitalWork_work_00000485</text:p>
          </table:table-cell>
        </table:table-row>
        <table:table-row table:style-name="ro3">
          <table:table-cell office:value-type="string" calcext:value-type="string">
            <text:p><text:a xlink:href="https://en.wikipedia.org/wiki/Vater_unser_im_Himmelreich" xlink:type="simple">Vater unser im Himmelreich</text:a></text:p>
          </table:table-cell>
          <table:table-cell table:formula="of:=EXTRACTLINKSFROMSINGLECELL(SHEET(); CELL(&quot;address&quot;;[.$A415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string" calcext:value-type="string">
            <text:p><text:a xlink:href="https://en.wikipedia.org/wiki/Vater_unser_im_Himmelreich" xlink:type="simple">2561</text:a></text:p>
          </table:table-cell>
          <table:table-cell table:formula="of:=EXTRACTLINKSFROMSINGLECELL(SHEET(); CELL(&quot;address&quot;;[.C415]);&quot; || &quot;;&quot;(NoLink)&quot;)" office:value-type="string" office:string-value="https://en.wikipedia.org/wiki/Vater_unser_im_Himmelreich" calcext:value-type="string">
            <text:p>https://en.wikipedia.org/wiki/Vater_unser_im_Himmelreich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<text:a xlink:href="http://www.bach-chorales.com/BWV0416.htm" xlink:type="simple">0416</text:a>; =<text:a xlink:href="https://en.wikipedia.org/wiki/BWV_245" xlink:type="simple">BWV 245</text:a>/5 (first version) </text:p>
          </table:table-cell>
          <table:table-cell table:formula="of:=EXTRACTLINKSFROMSINGLECELL(SHEET(); CELL(&quot;address&quot;;[.J415]);&quot; || &quot;;&quot;(NoLink)&quot;)" office:value-type="string" office:string-value="http://www.bach-chorales.com/BWV0416.htm || https://en.wikipedia.org/wiki/BWV_245" calcext:value-type="string">
            <text:p>http://www.bach-chorales.com/BWV0416.htm || https://en.wikipedia.org/wiki/BWV_245</text:p>
          </table:table-cell>
          <table:table-cell office:value-type="string" calcext:value-type="string">
            <text:p><text:a xlink:href="https://www.bach-digital.de/receive/BachDigitalWork_work_00000486" xlink:type="simple">181.4a</text:a> </text:p>
          </table:table-cell>
          <table:table-cell table:formula="of:=EXTRACTLINKSFROMSINGLECELL(SHEET(); CELL(&quot;address&quot;;[.L415]);&quot; || &quot;;&quot;(NoLink)&quot;)" office:value-type="string" office:string-value="https://www.bach-digital.de/receive/BachDigitalWork_work_00000486" calcext:value-type="string">
            <text:p>https://www.bach-digital.de/receive/BachDigitalWork_work_00000486</text:p>
          </table:table-cell>
        </table:table-row>
        <table:table-row table:style-name="ro1">
          <table:table-cell office:value-type="string" calcext:value-type="string">
            <text:p><text:a xlink:href="https://en.wikipedia.org/wiki/Von_Gott_will_ich_nicht_lassen" xlink:type="simple">Von Gott will ich nicht lassen</text:a></text:p>
          </table:table-cell>
          <table:table-cell table:formula="of:=EXTRACTLINKSFROMSINGLECELL(SHEET(); CELL(&quot;address&quot;;[.$A416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string" calcext:value-type="string">
            <text:p><text:a xlink:href="https://en.wikipedia.org/wiki/Von_Gott_will_ich_nicht_lassen" xlink:type="simple">5264b</text:a></text:p>
          </table:table-cell>
          <table:table-cell table:formula="of:=EXTRACTLINKSFROMSINGLECELL(SHEET(); CELL(&quot;address&quot;;[.C416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://www.bach-chorales.com/BWV0417.htm" xlink:type="simple">0417</text:a> </text:p>
          </table:table-cell>
          <table:table-cell table:formula="of:=EXTRACTLINKSFROMSINGLECELL(SHEET(); CELL(&quot;address&quot;;[.J416]);&quot; || &quot;;&quot;(NoLink)&quot;)" office:value-type="string" office:string-value="http://www.bach-chorales.com/BWV0417.htm" calcext:value-type="string">
            <text:p>http://www.bach-chorales.com/BWV0417.htm</text:p>
          </table:table-cell>
          <table:table-cell office:value-type="string" calcext:value-type="string">
            <text:p><text:a xlink:href="https://www.bach-digital.de/receive/BachDigitalWork_work_00000487" xlink:type="simple">185.1</text:a> </text:p>
          </table:table-cell>
          <table:table-cell table:formula="of:=EXTRACTLINKSFROMSINGLECELL(SHEET(); CELL(&quot;address&quot;;[.L416]);&quot; || &quot;;&quot;(NoLink)&quot;)" office:value-type="string" office:string-value="https://www.bach-digital.de/receive/BachDigitalWork_work_00000487" calcext:value-type="string">
            <text:p>https://www.bach-digital.de/receive/BachDigitalWork_work_00000487</text:p>
          </table:table-cell>
        </table:table-row>
        <table:table-row table:style-name="ro1">
          <table:table-cell office:value-type="string" calcext:value-type="string">
            <text:p><text:a xlink:href="https://en.wikipedia.org/wiki/Von_Gott_will_ich_nicht_lassen" xlink:type="simple">Von Gott will ich nicht lassen</text:a></text:p>
          </table:table-cell>
          <table:table-cell table:formula="of:=EXTRACTLINKSFROMSINGLECELL(SHEET(); CELL(&quot;address&quot;;[.$A417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string" calcext:value-type="string">
            <text:p><text:a xlink:href="https://en.wikipedia.org/wiki/Von_Gott_will_ich_nicht_lassen" xlink:type="simple">5264b</text:a></text:p>
          </table:table-cell>
          <table:table-cell table:formula="of:=EXTRACTLINKSFROMSINGLECELL(SHEET(); CELL(&quot;address&quot;;[.C417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://www.bach-chorales.com/BWV0418.htm" xlink:type="simple">0418</text:a> </text:p>
          </table:table-cell>
          <table:table-cell table:formula="of:=EXTRACTLINKSFROMSINGLECELL(SHEET(); CELL(&quot;address&quot;;[.J417]);&quot; || &quot;;&quot;(NoLink)&quot;)" office:value-type="string" office:string-value="http://www.bach-chorales.com/BWV0418.htm" calcext:value-type="string">
            <text:p>http://www.bach-chorales.com/BWV0418.htm</text:p>
          </table:table-cell>
          <table:table-cell office:value-type="string" calcext:value-type="string">
            <text:p><text:a xlink:href="https://www.bach-digital.de/receive/BachDigitalWork_work_00000488" xlink:type="simple">185.2</text:a> </text:p>
          </table:table-cell>
          <table:table-cell table:formula="of:=EXTRACTLINKSFROMSINGLECELL(SHEET(); CELL(&quot;address&quot;;[.L417]);&quot; || &quot;;&quot;(NoLink)&quot;)" office:value-type="string" office:string-value="https://www.bach-digital.de/receive/BachDigitalWork_work_00000488" calcext:value-type="string">
            <text:p>https://www.bach-digital.de/receive/BachDigitalWork_work_00000488</text:p>
          </table:table-cell>
        </table:table-row>
        <table:table-row table:style-name="ro1">
          <table:table-cell office:value-type="string" calcext:value-type="string">
            <text:p><text:a xlink:href="https://en.wikipedia.org/wiki/Von_Gott_will_ich_nicht_lassen" xlink:type="simple">Von Gott will ich nicht lassen</text:a></text:p>
          </table:table-cell>
          <table:table-cell table:formula="of:=EXTRACTLINKSFROMSINGLECELL(SHEET(); CELL(&quot;address&quot;;[.$A418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string" calcext:value-type="string">
            <text:p><text:a xlink:href="https://en.wikipedia.org/wiki/Von_Gott_will_ich_nicht_lassen" xlink:type="simple">5264b</text:a></text:p>
          </table:table-cell>
          <table:table-cell table:formula="of:=EXTRACTLINKSFROMSINGLECELL(SHEET(); CELL(&quot;address&quot;;[.C418]);&quot; || &quot;;&quot;(NoLink)&quot;)" office:value-type="string" office:string-value="https://en.wikipedia.org/wiki/Von_Gott_will_ich_nicht_lassen" calcext:value-type="string">
            <text:p>https://en.wikipedia.org/wiki/Von_Gott_will_ich_nicht_lassen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<text:a xlink:href="http://www.bach-chorales.com/BWV0419.htm" xlink:type="simple">0419</text:a> </text:p>
          </table:table-cell>
          <table:table-cell table:formula="of:=EXTRACTLINKSFROMSINGLECELL(SHEET(); CELL(&quot;address&quot;;[.J418]);&quot; || &quot;;&quot;(NoLink)&quot;)" office:value-type="string" office:string-value="http://www.bach-chorales.com/BWV0419.htm" calcext:value-type="string">
            <text:p>http://www.bach-chorales.com/BWV0419.htm</text:p>
          </table:table-cell>
          <table:table-cell office:value-type="string" calcext:value-type="string">
            <text:p><text:a xlink:href="https://www.bach-digital.de/receive/BachDigitalWork_work_00000489" xlink:type="simple">185.3</text:a> </text:p>
          </table:table-cell>
          <table:table-cell table:formula="of:=EXTRACTLINKSFROMSINGLECELL(SHEET(); CELL(&quot;address&quot;;[.L418]);&quot; || &quot;;&quot;(NoLink)&quot;)" office:value-type="string" office:string-value="https://www.bach-digital.de/receive/BachDigitalWork_work_00000489" calcext:value-type="string">
            <text:p>https://www.bach-digital.de/receive/BachDigitalWork_work_00000489</text:p>
          </table:table-cell>
        </table:table-row>
        <table:table-row table:style-name="ro1">
          <table:table-cell office:value-type="string" calcext:value-type="string">
            <text:p><text:a xlink:href="https://en.wikipedia.org/wiki/Warum_betrübst_du_dich,_mein_Herz" xlink:type="simple">Warum betrübst du dich, mein Herz</text:a></text:p>
          </table:table-cell>
          <table:table-cell table:formula="of:=EXTRACTLINKSFROMSINGLECELL(SHEET(); CELL(&quot;address&quot;;[.$A419]);&quot; || &quot;;&quot;(NoLink)&quot;)" office:value-type="string" office:string-value="https://en.wikipedia.org/wiki/Warum_betrübst_du_dich,_mein_Herz" calcext:value-type="string">
            <text:p>https://en.wikipedia.org/wiki/Warum_betrübst_du_dich,_mein_Herz</text:p>
          </table:table-cell>
          <table:table-cell office:value-type="string" calcext:value-type="string">
            <text:p><text:a xlink:href="https://en.wikipedia.org/wiki/Warum_betrübst_du_dich,_mein_Herz" xlink:type="simple">1689</text:a></text:p>
          </table:table-cell>
          <table:table-cell table:formula="of:=EXTRACTLINKSFROMSINGLECELL(SHEET(); CELL(&quot;address&quot;;[.C419]);&quot; || &quot;;&quot;(NoLink)&quot;)" office:value-type="string" office:string-value="https://en.wikipedia.org/wiki/Warum_betrübst_du_dich,_mein_Herz" calcext:value-type="string">
            <text:p>https://en.wikipedia.org/wiki/Warum_betrübst_du_dich,_mein_Herz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<text:a xlink:href="http://www.bach-chorales.com/BWV0420.htm" xlink:type="simple">0420</text:a> </text:p>
          </table:table-cell>
          <table:table-cell table:formula="of:=EXTRACTLINKSFROMSINGLECELL(SHEET(); CELL(&quot;address&quot;;[.J419]);&quot; || &quot;;&quot;(NoLink)&quot;)" office:value-type="string" office:string-value="http://www.bach-chorales.com/BWV0420.htm" calcext:value-type="string">
            <text:p>http://www.bach-chorales.com/BWV0420.htm</text:p>
          </table:table-cell>
          <table:table-cell office:value-type="string" calcext:value-type="string">
            <text:p><text:a xlink:href="https://www.bach-digital.de/receive/BachDigitalWork_work_00000490" xlink:type="simple">189.2</text:a> </text:p>
          </table:table-cell>
          <table:table-cell table:formula="of:=EXTRACTLINKSFROMSINGLECELL(SHEET(); CELL(&quot;address&quot;;[.L419]);&quot; || &quot;;&quot;(NoLink)&quot;)" office:value-type="string" office:string-value="https://www.bach-digital.de/receive/BachDigitalWork_work_00000490" calcext:value-type="string">
            <text:p>https://www.bach-digital.de/receive/BachDigitalWork_work_00000490</text:p>
          </table:table-cell>
        </table:table-row>
        <table:table-row table:style-name="ro1">
          <table:table-cell office:value-type="string" calcext:value-type="string">
            <text:p><text:a xlink:href="https://en.wikipedia.org/wiki/Warum_betrübst_du_dich,_mein_Herz" xlink:type="simple">Warum betrübst du dich, mein Herz</text:a></text:p>
          </table:table-cell>
          <table:table-cell table:formula="of:=EXTRACTLINKSFROMSINGLECELL(SHEET(); CELL(&quot;address&quot;;[.$A420]);&quot; || &quot;;&quot;(NoLink)&quot;)" office:value-type="string" office:string-value="https://en.wikipedia.org/wiki/Warum_betrübst_du_dich,_mein_Herz" calcext:value-type="string">
            <text:p>https://en.wikipedia.org/wiki/Warum_betrübst_du_dich,_mein_Herz</text:p>
          </table:table-cell>
          <table:table-cell office:value-type="string" calcext:value-type="string">
            <text:p><text:a xlink:href="https://en.wikipedia.org/wiki/Warum_betrübst_du_dich,_mein_Herz" xlink:type="simple">1689</text:a></text:p>
          </table:table-cell>
          <table:table-cell table:formula="of:=EXTRACTLINKSFROMSINGLECELL(SHEET(); CELL(&quot;address&quot;;[.C420]);&quot; || &quot;;&quot;(NoLink)&quot;)" office:value-type="string" office:string-value="https://en.wikipedia.org/wiki/Warum_betrübst_du_dich,_mein_Herz" calcext:value-type="string">
            <text:p>https://en.wikipedia.org/wiki/Warum_betrübst_du_dich,_mein_Herz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bach-chorales.com/BWV0421.htm" xlink:type="simple">0421</text:a> </text:p>
          </table:table-cell>
          <table:table-cell table:formula="of:=EXTRACTLINKSFROMSINGLECELL(SHEET(); CELL(&quot;address&quot;;[.J420]);&quot; || &quot;;&quot;(NoLink)&quot;)" office:value-type="string" office:string-value="http://www.bach-chorales.com/BWV0421.htm" calcext:value-type="string">
            <text:p>http://www.bach-chorales.com/BWV0421.htm</text:p>
          </table:table-cell>
          <table:table-cell office:value-type="string" calcext:value-type="string">
            <text:p><text:a xlink:href="https://www.bach-digital.de/receive/BachDigitalWork_work_00000491" xlink:type="simple">189.1a/b</text:a> </text:p>
          </table:table-cell>
          <table:table-cell table:formula="of:=EXTRACTLINKSFROMSINGLECELL(SHEET(); CELL(&quot;address&quot;;[.L420]);&quot; || &quot;;&quot;(NoLink)&quot;)" office:value-type="string" office:string-value="https://www.bach-digital.de/receive/BachDigitalWork_work_00000491" calcext:value-type="string">
            <text:p>https://www.bach-digital.de/receive/BachDigitalWork_work_00000491</text:p>
          </table:table-cell>
        </table:table-row>
        <table:table-row table:style-name="ro1">
          <table:table-cell office:value-type="string" calcext:value-type="string">
            <text:p><text:a xlink:href="https://en.wikipedia.org/wiki/Warum_sollt_ich_mich_denn_grämen" xlink:type="simple">Warum sollt ich mich denn grämen</text:a></text:p>
          </table:table-cell>
          <table:table-cell table:formula="of:=EXTRACTLINKSFROMSINGLECELL(SHEET(); CELL(&quot;address&quot;;[.$A421]);&quot; || &quot;;&quot;(NoLink)&quot;)" office:value-type="string" office:string-value="https://en.wikipedia.org/wiki/Warum_sollt_ich_mich_denn_grämen" calcext:value-type="string">
            <text:p>https://en.wikipedia.org/wiki/Warum_sollt_ich_mich_denn_grämen</text:p>
          </table:table-cell>
          <table:table-cell office:value-type="string" calcext:value-type="string">
            <text:p><text:a xlink:href="https://en.wikipedia.org/wiki/Warum_sollt_ich_mich_denn_grämen" xlink:type="simple">6461</text:a></text:p>
          </table:table-cell>
          <table:table-cell table:formula="of:=EXTRACTLINKSFROMSINGLECELL(SHEET(); CELL(&quot;address&quot;;[.C421]);&quot; || &quot;;&quot;(NoLink)&quot;)" office:value-type="string" office:string-value="https://en.wikipedia.org/wiki/Warum_sollt_ich_mich_denn_grämen" calcext:value-type="string">
            <text:p>https://en.wikipedia.org/wiki/Warum_sollt_ich_mich_denn_grämen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://www.bach-chorales.com/BWV0422.htm" xlink:type="simple">0422</text:a> </text:p>
          </table:table-cell>
          <table:table-cell table:formula="of:=EXTRACTLINKSFROMSINGLECELL(SHEET(); CELL(&quot;address&quot;;[.J421]);&quot; || &quot;;&quot;(NoLink)&quot;)" office:value-type="string" office:string-value="http://www.bach-chorales.com/BWV0422.htm" calcext:value-type="string">
            <text:p>http://www.bach-chorales.com/BWV0422.htm</text:p>
          </table:table-cell>
          <table:table-cell office:value-type="string" calcext:value-type="string">
            <text:p><text:a xlink:href="https://www.bach-digital.de/receive/BachDigitalWork_work_00000492" xlink:type="simple">190.1a/b</text:a> </text:p>
          </table:table-cell>
          <table:table-cell table:formula="of:=EXTRACTLINKSFROMSINGLECELL(SHEET(); CELL(&quot;address&quot;;[.L421]);&quot; || &quot;;&quot;(NoLink)&quot;)" office:value-type="string" office:string-value="https://www.bach-digital.de/receive/BachDigitalWork_work_00000492" calcext:value-type="string">
            <text:p>https://www.bach-digital.de/receive/BachDigitalWork_work_00000492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Was_betrübst_du_dich,_mein_Herze&amp;action=edit&amp;redlink=1" xlink:type="simple">Was betrübst du dich, mein Herze</text:a></text:p>
          </table:table-cell>
          <table:table-cell/>
          <table:table-cell office:value-type="string" calcext:value-type="string">
            <text:p><text:a xlink:href="https://en.wikipedia.org/w/index.php?title=Was_betrübst_du_dich,_mein_Herze&amp;action=edit&amp;redlink=1" xlink:type="simple">6830</text:a>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<text:a xlink:href="http://www.bach-chorales.com/BWV0423.htm" xlink:type="simple">0423</text:a> </text:p>
          </table:table-cell>
          <table:table-cell table:formula="of:=EXTRACTLINKSFROMSINGLECELL(SHEET(); CELL(&quot;address&quot;;[.J422]);&quot; || &quot;;&quot;(NoLink)&quot;)" office:value-type="string" office:string-value="http://www.bach-chorales.com/BWV0423.htm" calcext:value-type="string">
            <text:p>http://www.bach-chorales.com/BWV0423.htm</text:p>
          </table:table-cell>
          <table:table-cell office:value-type="string" calcext:value-type="string">
            <text:p><text:a xlink:href="https://www.bach-digital.de/receive/BachDigitalWork_work_00000493" xlink:type="simple">191.1</text:a> </text:p>
          </table:table-cell>
          <table:table-cell table:formula="of:=EXTRACTLINKSFROMSINGLECELL(SHEET(); CELL(&quot;address&quot;;[.L422]);&quot; || &quot;;&quot;(NoLink)&quot;)" office:value-type="string" office:string-value="https://www.bach-digital.de/receive/BachDigitalWork_work_00000493" calcext:value-type="string">
            <text:p>https://www.bach-digital.de/receive/BachDigitalWork_work_00000493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Was_bist_du_doch,_o_Seele,_so_betrübet&amp;action=edit&amp;redlink=1" xlink:type="simple">Was bist du doch, o Seele, so betrübet</text:a></text:p>
          </table:table-cell>
          <table:table-cell/>
          <table:table-cell office:value-type="string" calcext:value-type="string">
            <text:p><text:a xlink:href="https://en.wikipedia.org/w/index.php?title=Was_bist_du_doch,_o_Seele,_so_betrübet&amp;action=edit&amp;redlink=1" xlink:type="simple">1837</text:a>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<text:a xlink:href="http://www.bach-chorales.com/BWV0424.htm" xlink:type="simple">0424</text:a>; ≈<text:a xlink:href="https://en.wikipedia.org/wiki/BWV_506" xlink:type="simple">BWV 506</text:a>: <text:a xlink:href="https://en.wikipedia.org/wiki/Schemellis_Gesangbuch" xlink:type="simple">Schemelli</text:a> No. 779 (55) </text:p>
          </table:table-cell>
          <table:table-cell table:formula="of:=EXTRACTLINKSFROMSINGLECELL(SHEET(); CELL(&quot;address&quot;;[.J423]);&quot; || &quot;;&quot;(NoLink)&quot;)" office:value-type="string" office:string-value="http://www.bach-chorales.com/BWV0424.htm || https://en.wikipedia.org/wiki/BWV_506 || https://en.wikipedia.org/wiki/Schemellis_Gesangbuch" calcext:value-type="string">
            <text:p>http://www.bach-chorales.com/BWV0424.htm || https://en.wikipedia.org/wiki/BWV_506 || https://en.wikipedia.org/wiki/Schemellis_Gesangbuch</text:p>
          </table:table-cell>
          <table:table-cell office:value-type="string" calcext:value-type="string">
            <text:p><text:a xlink:href="https://www.bach-digital.de/receive/BachDigitalWork_work_00000494" xlink:type="simple">192.1</text:a> </text:p>
          </table:table-cell>
          <table:table-cell table:formula="of:=EXTRACTLINKSFROMSINGLECELL(SHEET(); CELL(&quot;address&quot;;[.L423]);&quot; || &quot;;&quot;(NoLink)&quot;)" office:value-type="string" office:string-value="https://www.bach-digital.de/receive/BachDigitalWork_work_00000494" calcext:value-type="string">
            <text:p>https://www.bach-digital.de/receive/BachDigitalWork_work_00000494</text:p>
          </table:table-cell>
        </table:table-row>
        <table:table-row table:style-name="ro1">
          <table:table-cell office:value-type="string" calcext:value-type="string">
            <text:p><text:a xlink:href="https://en.wikipedia.org/wiki/Was_willst_du_dich,_o_meine_Seele,_kränken" xlink:type="simple">Was willst du dich, o meine Seele, kränken</text:a></text:p>
          </table:table-cell>
          <table:table-cell table:formula="of:=EXTRACTLINKSFROMSINGLECELL(SHEET(); CELL(&quot;address&quot;;[.$A424]);&quot; || &quot;;&quot;(NoLink)&quot;)" office:value-type="string" office:string-value="https://en.wikipedia.org/wiki/Was_willst_du_dich,_o_meine_Seele,_kränken" calcext:value-type="string">
            <text:p>https://en.wikipedia.org/wiki/Was_willst_du_dich,_o_meine_Seele,_kränken</text:p>
          </table:table-cell>
          <table:table-cell office:value-type="string" calcext:value-type="string">
            <text:p><text:a xlink:href="https://en.wikipedia.org/wiki/Was_willst_du_dich,_o_meine_Seele,_kränken" xlink:type="simple">7844</text:a></text:p>
          </table:table-cell>
          <table:table-cell table:formula="of:=EXTRACTLINKSFROMSINGLECELL(SHEET(); CELL(&quot;address&quot;;[.C424]);&quot; || &quot;;&quot;(NoLink)&quot;)" office:value-type="string" office:string-value="https://en.wikipedia.org/wiki/Was_willst_du_dich,_o_meine_Seele,_kränken" calcext:value-type="string">
            <text:p>https://en.wikipedia.org/wiki/Was_willst_du_dich,_o_meine_Seele,_kränken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<text:a xlink:href="http://www.bach-chorales.com/BWV0425.htm" xlink:type="simple">0425</text:a> </text:p>
          </table:table-cell>
          <table:table-cell table:formula="of:=EXTRACTLINKSFROMSINGLECELL(SHEET(); CELL(&quot;address&quot;;[.J424]);&quot; || &quot;;&quot;(NoLink)&quot;)" office:value-type="string" office:string-value="http://www.bach-chorales.com/BWV0425.htm" calcext:value-type="string">
            <text:p>http://www.bach-chorales.com/BWV0425.htm</text:p>
          </table:table-cell>
          <table:table-cell office:value-type="string" calcext:value-type="string">
            <text:p><text:a xlink:href="https://www.bach-digital.de/receive/BachDigitalWork_work_00000495" xlink:type="simple">195.1</text:a> </text:p>
          </table:table-cell>
          <table:table-cell table:formula="of:=EXTRACTLINKSFROMSINGLECELL(SHEET(); CELL(&quot;address&quot;;[.L424]);&quot; || &quot;;&quot;(NoLink)&quot;)" office:value-type="string" office:string-value="https://www.bach-digital.de/receive/BachDigitalWork_work_00000495" calcext:value-type="string">
            <text:p>https://www.bach-digital.de/receive/BachDigitalWork_work_00000495</text:p>
          </table:table-cell>
        </table:table-row>
        <table:table-row table:style-name="ro1">
          <table:table-cell office:value-type="string" calcext:value-type="string">
            <text:p><text:a xlink:href="https://en.wikipedia.org/wiki/Weltlich_Ehr_und_zeitlich_Gut" xlink:type="simple">Weltlich Ehr und zeitlich Gut</text:a></text:p>
          </table:table-cell>
          <table:table-cell table:formula="of:=EXTRACTLINKSFROMSINGLECELL(SHEET(); CELL(&quot;address&quot;;[.$A425]);&quot; || &quot;;&quot;(NoLink)&quot;)" office:value-type="string" office:string-value="https://en.wikipedia.org/wiki/Weltlich_Ehr_und_zeitlich_Gut" calcext:value-type="string">
            <text:p>https://en.wikipedia.org/wiki/Weltlich_Ehr_und_zeitlich_Gut</text:p>
          </table:table-cell>
          <table:table-cell office:value-type="string" calcext:value-type="string">
            <text:p><text:a xlink:href="https://en.wikipedia.org/wiki/Weltlich_Ehr_und_zeitlich_Gut" xlink:type="simple">4975</text:a></text:p>
          </table:table-cell>
          <table:table-cell table:formula="of:=EXTRACTLINKSFROMSINGLECELL(SHEET(); CELL(&quot;address&quot;;[.C425]);&quot; || &quot;;&quot;(NoLink)&quot;)" office:value-type="string" office:string-value="https://en.wikipedia.org/wiki/Weltlich_Ehr_und_zeitlich_Gut" calcext:value-type="string">
            <text:p>https://en.wikipedia.org/wiki/Weltlich_Ehr_und_zeitlich_Gut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<text:a xlink:href="http://www.bach-chorales.com/BWV0426.htm" xlink:type="simple">0426</text:a> </text:p>
          </table:table-cell>
          <table:table-cell table:formula="of:=EXTRACTLINKSFROMSINGLECELL(SHEET(); CELL(&quot;address&quot;;[.J425]);&quot; || &quot;;&quot;(NoLink)&quot;)" office:value-type="string" office:string-value="http://www.bach-chorales.com/BWV0426.htm" calcext:value-type="string">
            <text:p>http://www.bach-chorales.com/BWV0426.htm</text:p>
          </table:table-cell>
          <table:table-cell office:value-type="string" calcext:value-type="string">
            <text:p><text:a xlink:href="https://www.bach-digital.de/receive/BachDigitalWork_work_00000496" xlink:type="simple">197.1</text:a> </text:p>
          </table:table-cell>
          <table:table-cell table:formula="of:=EXTRACTLINKSFROMSINGLECELL(SHEET(); CELL(&quot;address&quot;;[.L425]);&quot; || &quot;;&quot;(NoLink)&quot;)" office:value-type="string" office:string-value="https://www.bach-digital.de/receive/BachDigitalWork_work_00000496" calcext:value-type="string">
            <text:p>https://www.bach-digital.de/receive/BachDigitalWork_work_00000496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Wenn_ich_in_Angst_und_Not&amp;action=edit&amp;redlink=1" xlink:type="simple">Wenn ich in Angst und Not</text:a></text:p>
          </table:table-cell>
          <table:table-cell/>
          <table:table-cell office:value-type="string" calcext:value-type="string">
            <text:p><text:a xlink:href="https://en.wikipedia.org/w/index.php?title=Wenn_ich_in_Angst_und_Not&amp;action=edit&amp;redlink=1" xlink:type="simple">4233</text:a>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<text:a xlink:href="http://www.bach-chorales.com/BWV0427.htm" xlink:type="simple">0427</text:a> </text:p>
          </table:table-cell>
          <table:table-cell table:formula="of:=EXTRACTLINKSFROMSINGLECELL(SHEET(); CELL(&quot;address&quot;;[.J426]);&quot; || &quot;;&quot;(NoLink)&quot;)" office:value-type="string" office:string-value="http://www.bach-chorales.com/BWV0427.htm" calcext:value-type="string">
            <text:p>http://www.bach-chorales.com/BWV0427.htm</text:p>
          </table:table-cell>
          <table:table-cell office:value-type="string" calcext:value-type="string">
            <text:p><text:a xlink:href="https://www.bach-digital.de/receive/BachDigitalWork_work_00000497" xlink:type="simple">200.1</text:a> </text:p>
          </table:table-cell>
          <table:table-cell table:formula="of:=EXTRACTLINKSFROMSINGLECELL(SHEET(); CELL(&quot;address&quot;;[.L426]);&quot; || &quot;;&quot;(NoLink)&quot;)" office:value-type="string" office:string-value="https://www.bach-digital.de/receive/BachDigitalWork_work_00000497" calcext:value-type="string">
            <text:p>https://www.bach-digital.de/receive/BachDigitalWork_work_00000497</text:p>
          </table:table-cell>
        </table:table-row>
        <table:table-row table:style-name="ro1">
          <table:table-cell office:value-type="string" calcext:value-type="string">
            <text:p><text:a xlink:href="https://en.wikipedia.org/wiki/Wenn_mein_Stündlein_vorhanden_ist" xlink:type="simple">Wenn mein Stündlein vorhanden ist</text:a></text:p>
          </table:table-cell>
          <table:table-cell table:formula="of:=EXTRACTLINKSFROMSINGLECELL(SHEET(); CELL(&quot;address&quot;;[.$A427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Wenn_mein_Stündlein_vorhanden_ist" xlink:type="simple">4482a,b</text:a></text:p>
          </table:table-cell>
          <table:table-cell table:formula="of:=EXTRACTLINKSFROMSINGLECELL(SHEET(); CELL(&quot;address&quot;;[.C427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://www.bach-chorales.com/BWV0428.htm" xlink:type="simple">0428</text:a> </text:p>
          </table:table-cell>
          <table:table-cell table:formula="of:=EXTRACTLINKSFROMSINGLECELL(SHEET(); CELL(&quot;address&quot;;[.J427]);&quot; || &quot;;&quot;(NoLink)&quot;)" office:value-type="string" office:string-value="http://www.bach-chorales.com/BWV0428.htm" calcext:value-type="string">
            <text:p>http://www.bach-chorales.com/BWV0428.htm</text:p>
          </table:table-cell>
          <table:table-cell office:value-type="string" calcext:value-type="string">
            <text:p><text:a xlink:href="https://www.bach-digital.de/receive/BachDigitalWork_work_00000498" xlink:type="simple">201.3</text:a> </text:p>
          </table:table-cell>
          <table:table-cell table:formula="of:=EXTRACTLINKSFROMSINGLECELL(SHEET(); CELL(&quot;address&quot;;[.L427]);&quot; || &quot;;&quot;(NoLink)&quot;)" office:value-type="string" office:string-value="https://www.bach-digital.de/receive/BachDigitalWork_work_00000498" calcext:value-type="string">
            <text:p>https://www.bach-digital.de/receive/BachDigitalWork_work_00000498</text:p>
          </table:table-cell>
        </table:table-row>
        <table:table-row table:style-name="ro1">
          <table:table-cell office:value-type="string" calcext:value-type="string">
            <text:p><text:a xlink:href="https://en.wikipedia.org/wiki/Wenn_mein_Stündlein_vorhanden_ist" xlink:type="simple">Wenn mein Stündlein vorhanden ist</text:a></text:p>
          </table:table-cell>
          <table:table-cell table:formula="of:=EXTRACTLINKSFROMSINGLECELL(SHEET(); CELL(&quot;address&quot;;[.$A428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Wenn_mein_Stündlein_vorhanden_ist" xlink:type="simple">4482a,b</text:a></text:p>
          </table:table-cell>
          <table:table-cell table:formula="of:=EXTRACTLINKSFROMSINGLECELL(SHEET(); CELL(&quot;address&quot;;[.C428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bach-chorales.com/BWV0429.htm" xlink:type="simple">0429</text:a> </text:p>
          </table:table-cell>
          <table:table-cell table:formula="of:=EXTRACTLINKSFROMSINGLECELL(SHEET(); CELL(&quot;address&quot;;[.J428]);&quot; || &quot;;&quot;(NoLink)&quot;)" office:value-type="string" office:string-value="http://www.bach-chorales.com/BWV0429.htm" calcext:value-type="string">
            <text:p>http://www.bach-chorales.com/BWV0429.htm</text:p>
          </table:table-cell>
          <table:table-cell office:value-type="string" calcext:value-type="string">
            <text:p><text:a xlink:href="https://www.bach-digital.de/receive/BachDigitalWork_work_00000499" xlink:type="simple">201.1</text:a> </text:p>
          </table:table-cell>
          <table:table-cell table:formula="of:=EXTRACTLINKSFROMSINGLECELL(SHEET(); CELL(&quot;address&quot;;[.L428]);&quot; || &quot;;&quot;(NoLink)&quot;)" office:value-type="string" office:string-value="https://www.bach-digital.de/receive/BachDigitalWork_work_00000499" calcext:value-type="string">
            <text:p>https://www.bach-digital.de/receive/BachDigitalWork_work_00000499</text:p>
          </table:table-cell>
        </table:table-row>
        <table:table-row table:style-name="ro1">
          <table:table-cell office:value-type="string" calcext:value-type="string">
            <text:p><text:a xlink:href="https://en.wikipedia.org/wiki/Wenn_mein_Stündlein_vorhanden_ist" xlink:type="simple">Wenn mein Stündlein vorhanden ist</text:a></text:p>
          </table:table-cell>
          <table:table-cell table:formula="of:=EXTRACTLINKSFROMSINGLECELL(SHEET(); CELL(&quot;address&quot;;[.$A429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string" calcext:value-type="string">
            <text:p><text:a xlink:href="https://en.wikipedia.org/wiki/Wenn_mein_Stündlein_vorhanden_ist" xlink:type="simple">4482a,b</text:a></text:p>
          </table:table-cell>
          <table:table-cell table:formula="of:=EXTRACTLINKSFROMSINGLECELL(SHEET(); CELL(&quot;address&quot;;[.C429]);&quot; || &quot;;&quot;(NoLink)&quot;)" office:value-type="string" office:string-value="https://en.wikipedia.org/wiki/Wenn_mein_Stündlein_vorhanden_ist" calcext:value-type="string">
            <text:p>https://en.wikipedia.org/wiki/Wenn_mein_Stündlein_vorhanden_ist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://www.bach-chorales.com/BWV0430.htm" xlink:type="simple">0430</text:a> </text:p>
          </table:table-cell>
          <table:table-cell table:formula="of:=EXTRACTLINKSFROMSINGLECELL(SHEET(); CELL(&quot;address&quot;;[.J429]);&quot; || &quot;;&quot;(NoLink)&quot;)" office:value-type="string" office:string-value="http://www.bach-chorales.com/BWV0430.htm" calcext:value-type="string">
            <text:p>http://www.bach-chorales.com/BWV0430.htm</text:p>
          </table:table-cell>
          <table:table-cell office:value-type="string" calcext:value-type="string">
            <text:p><text:a xlink:href="https://www.bach-digital.de/receive/BachDigitalWork_work_00000500" xlink:type="simple">201.2</text:a> </text:p>
          </table:table-cell>
          <table:table-cell table:formula="of:=EXTRACTLINKSFROMSINGLECELL(SHEET(); CELL(&quot;address&quot;;[.L429]);&quot; || &quot;;&quot;(NoLink)&quot;)" office:value-type="string" office:string-value="https://www.bach-digital.de/receive/BachDigitalWork_work_00000500" calcext:value-type="string">
            <text:p>https://www.bach-digital.de/receive/BachDigitalWork_work_00000500</text:p>
          </table:table-cell>
        </table:table-row>
        <table:table-row table:style-name="ro1">
          <table:table-cell office:value-type="string" calcext:value-type="string">
            <text:p><text:a xlink:href="https://en.wikipedia.org/wiki/Wenn_wir_in_höchsten_Nöten_sein" xlink:type="simple">Wenn wir in höchsten Nöten sein</text:a></text:p>
          </table:table-cell>
          <table:table-cell table:formula="of:=EXTRACTLINKSFROMSINGLECELL(SHEET(); CELL(&quot;address&quot;;[.$A430]);&quot; || &quot;;&quot;(NoLink)&quot;)" office:value-type="string" office:string-value="https://en.wikipedia.org/wiki/Wenn_wir_in_höchsten_Nöten_sein" calcext:value-type="string">
            <text:p>https://en.wikipedia.org/wiki/Wenn_wir_in_höchsten_Nöten_sein</text:p>
          </table:table-cell>
          <table:table-cell office:value-type="string" calcext:value-type="string">
            <text:p><text:a xlink:href="https://en.wikipedia.org/wiki/Wenn_wir_in_höchsten_Nöten_sein" xlink:type="simple">394</text:a></text:p>
          </table:table-cell>
          <table:table-cell table:formula="of:=EXTRACTLINKSFROMSINGLECELL(SHEET(); CELL(&quot;address&quot;;[.C430]);&quot; || &quot;;&quot;(NoLink)&quot;)" office:value-type="string" office:string-value="https://en.wikipedia.org/wiki/Wenn_wir_in_höchsten_Nöten_sein" calcext:value-type="string">
            <text:p>https://en.wikipedia.org/wiki/Wenn_wir_in_höchsten_Nöten_sein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<text:a xlink:href="http://www.bach-chorales.com/BWV0431.htm" xlink:type="simple">0431</text:a> </text:p>
          </table:table-cell>
          <table:table-cell table:formula="of:=EXTRACTLINKSFROMSINGLECELL(SHEET(); CELL(&quot;address&quot;;[.J430]);&quot; || &quot;;&quot;(NoLink)&quot;)" office:value-type="string" office:string-value="http://www.bach-chorales.com/BWV0431.htm" calcext:value-type="string">
            <text:p>http://www.bach-chorales.com/BWV0431.htm</text:p>
          </table:table-cell>
          <table:table-cell office:value-type="string" calcext:value-type="string">
            <text:p><text:a xlink:href="https://www.bach-digital.de/receive/BachDigitalWork_work_00000501" xlink:type="simple">203.1</text:a> </text:p>
          </table:table-cell>
          <table:table-cell table:formula="of:=EXTRACTLINKSFROMSINGLECELL(SHEET(); CELL(&quot;address&quot;;[.L430]);&quot; || &quot;;&quot;(NoLink)&quot;)" office:value-type="string" office:string-value="https://www.bach-digital.de/receive/BachDigitalWork_work_00000501" calcext:value-type="string">
            <text:p>https://www.bach-digital.de/receive/BachDigitalWork_work_00000501</text:p>
          </table:table-cell>
        </table:table-row>
        <table:table-row table:style-name="ro1">
          <table:table-cell office:value-type="string" calcext:value-type="string">
            <text:p><text:a xlink:href="https://en.wikipedia.org/wiki/Wenn_wir_in_höchsten_Nöten_sein" xlink:type="simple">Wenn wir in höchsten Nöten sein</text:a></text:p>
          </table:table-cell>
          <table:table-cell table:formula="of:=EXTRACTLINKSFROMSINGLECELL(SHEET(); CELL(&quot;address&quot;;[.$A431]);&quot; || &quot;;&quot;(NoLink)&quot;)" office:value-type="string" office:string-value="https://en.wikipedia.org/wiki/Wenn_wir_in_höchsten_Nöten_sein" calcext:value-type="string">
            <text:p>https://en.wikipedia.org/wiki/Wenn_wir_in_höchsten_Nöten_sein</text:p>
          </table:table-cell>
          <table:table-cell office:value-type="string" calcext:value-type="string">
            <text:p><text:a xlink:href="https://en.wikipedia.org/wiki/Wenn_wir_in_höchsten_Nöten_sein" xlink:type="simple">394</text:a></text:p>
          </table:table-cell>
          <table:table-cell table:formula="of:=EXTRACTLINKSFROMSINGLECELL(SHEET(); CELL(&quot;address&quot;;[.C431]);&quot; || &quot;;&quot;(NoLink)&quot;)" office:value-type="string" office:string-value="https://en.wikipedia.org/wiki/Wenn_wir_in_höchsten_Nöten_sein" calcext:value-type="string">
            <text:p>https://en.wikipedia.org/wiki/Wenn_wir_in_höchsten_Nöten_sein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<text:a xlink:href="http://www.bach-chorales.com/BWV0432.htm" xlink:type="simple">0432</text:a> </text:p>
          </table:table-cell>
          <table:table-cell table:formula="of:=EXTRACTLINKSFROMSINGLECELL(SHEET(); CELL(&quot;address&quot;;[.J431]);&quot; || &quot;;&quot;(NoLink)&quot;)" office:value-type="string" office:string-value="http://www.bach-chorales.com/BWV0432.htm" calcext:value-type="string">
            <text:p>http://www.bach-chorales.com/BWV0432.htm</text:p>
          </table:table-cell>
          <table:table-cell office:value-type="string" calcext:value-type="string">
            <text:p><text:a xlink:href="https://www.bach-digital.de/receive/BachDigitalWork_work_00000502" xlink:type="simple">203.2</text:a> </text:p>
          </table:table-cell>
          <table:table-cell table:formula="of:=EXTRACTLINKSFROMSINGLECELL(SHEET(); CELL(&quot;address&quot;;[.L431]);&quot; || &quot;;&quot;(NoLink)&quot;)" office:value-type="string" office:string-value="https://www.bach-digital.de/receive/BachDigitalWork_work_00000502" calcext:value-type="string">
            <text:p>https://www.bach-digital.de/receive/BachDigitalWork_work_00000502</text:p>
          </table:table-cell>
        </table:table-row>
        <table:table-row table:style-name="ro1">
          <table:table-cell office:value-type="string" calcext:value-type="string">
            <text:p><text:a xlink:href="https://en.wikipedia.org/wiki/Wer_Gott_vertraut,_hat_wohl_gebaut" xlink:type="simple">Wer Gott vertraut, hat wohl gebaut</text:a></text:p>
          </table:table-cell>
          <table:table-cell table:formula="of:=EXTRACTLINKSFROMSINGLECELL(SHEET(); CELL(&quot;address&quot;;[.$A432]);&quot; || &quot;;&quot;(NoLink)&quot;)" office:value-type="string" office:string-value="https://en.wikipedia.org/wiki/Wer_Gott_vertraut,_hat_wohl_gebaut" calcext:value-type="string">
            <text:p>https://en.wikipedia.org/wiki/Wer_Gott_vertraut,_hat_wohl_gebaut</text:p>
          </table:table-cell>
          <table:table-cell office:value-type="string" calcext:value-type="string">
            <text:p><text:a xlink:href="https://en.wikipedia.org/wiki/Wer_Gott_vertraut,_hat_wohl_gebaut" xlink:type="simple">8207b</text:a></text:p>
          </table:table-cell>
          <table:table-cell table:formula="of:=EXTRACTLINKSFROMSINGLECELL(SHEET(); CELL(&quot;address&quot;;[.C432]);&quot; || &quot;;&quot;(NoLink)&quot;)" office:value-type="string" office:string-value="https://en.wikipedia.org/wiki/Wer_Gott_vertraut,_hat_wohl_gebaut" calcext:value-type="string">
            <text:p>https://en.wikipedia.org/wiki/Wer_Gott_vertraut,_hat_wohl_gebaut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www.bach-chorales.com/BWV0433.htm" xlink:type="simple">0433</text:a> </text:p>
          </table:table-cell>
          <table:table-cell table:formula="of:=EXTRACTLINKSFROMSINGLECELL(SHEET(); CELL(&quot;address&quot;;[.J432]);&quot; || &quot;;&quot;(NoLink)&quot;)" office:value-type="string" office:string-value="http://www.bach-chorales.com/BWV0433.htm" calcext:value-type="string">
            <text:p>http://www.bach-chorales.com/BWV0433.htm</text:p>
          </table:table-cell>
          <table:table-cell office:value-type="string" calcext:value-type="string">
            <text:p><text:a xlink:href="https://www.bach-digital.de/receive/BachDigitalWork_work_00000503" xlink:type="simple">204.1</text:a> </text:p>
          </table:table-cell>
          <table:table-cell table:formula="of:=EXTRACTLINKSFROMSINGLECELL(SHEET(); CELL(&quot;address&quot;;[.L432]);&quot; || &quot;;&quot;(NoLink)&quot;)" office:value-type="string" office:string-value="https://www.bach-digital.de/receive/BachDigitalWork_work_00000503" calcext:value-type="string">
            <text:p>https://www.bach-digital.de/receive/BachDigitalWork_work_00000503</text:p>
          </table:table-cell>
        </table:table-row>
        <table:table-row table:style-name="ro1">
          <table:table-cell office:value-type="string" calcext:value-type="string">
            <text:p><text:a xlink:href="https://en.wikipedia.org/wiki/Wer_nur_den_lieben_Gott_läßt_walten" xlink:type="simple">Wer nur den lieben Gott läßt walten</text:a></text:p>
          </table:table-cell>
          <table:table-cell table:formula="of:=EXTRACTLINKSFROMSINGLECELL(SHEET(); CELL(&quot;address&quot;;[.$A433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string" calcext:value-type="string">
            <text:p><text:a xlink:href="https://en.wikipedia.org/wiki/Wer_nur_den_lieben_Gott_läßt_walten" xlink:type="simple">2778</text:a></text:p>
          </table:table-cell>
          <table:table-cell table:formula="of:=EXTRACTLINKSFROMSINGLECELL(SHEET(); CELL(&quot;address&quot;;[.C433]);&quot; || &quot;;&quot;(NoLink)&quot;)" office:value-type="string" office:string-value="https://en.wikipedia.org/wiki/Wer_nur_den_lieben_Gott_läßt_walten" calcext:value-type="string">
            <text:p>https://en.wikipedia.org/wiki/Wer_nur_den_lieben_Gott_läßt_walten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<text:a xlink:href="http://www.bach-chorales.com/BWV0434.htm" xlink:type="simple">0434</text:a> </text:p>
          </table:table-cell>
          <table:table-cell table:formula="of:=EXTRACTLINKSFROMSINGLECELL(SHEET(); CELL(&quot;address&quot;;[.J433]);&quot; || &quot;;&quot;(NoLink)&quot;)" office:value-type="string" office:string-value="http://www.bach-chorales.com/BWV0434.htm" calcext:value-type="string">
            <text:p>http://www.bach-chorales.com/BWV0434.htm</text:p>
          </table:table-cell>
          <table:table-cell office:value-type="string" calcext:value-type="string">
            <text:p><text:a xlink:href="https://www.bach-digital.de/receive/BachDigitalWork_work_00000504" xlink:type="simple">205.1</text:a> </text:p>
          </table:table-cell>
          <table:table-cell table:formula="of:=EXTRACTLINKSFROMSINGLECELL(SHEET(); CELL(&quot;address&quot;;[.L433]);&quot; || &quot;;&quot;(NoLink)&quot;)" office:value-type="string" office:string-value="https://www.bach-digital.de/receive/BachDigitalWork_work_00000504" calcext:value-type="string">
            <text:p>https://www.bach-digital.de/receive/BachDigitalWork_work_00000504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Wie_bist_du,_Seele,_in_mir_so_gar_betrübt&amp;action=edit&amp;redlink=1" xlink:type="simple">Wie bist du, Seele, in mir so gar betrübt</text:a></text:p>
          </table:table-cell>
          <table:table-cell/>
          <table:table-cell office:value-type="string" calcext:value-type="string">
            <text:p><text:a xlink:href="https://en.wikipedia.org/w/index.php?title=Wie_bist_du,_Seele,_in_mir_so_gar_betrübt&amp;action=edit&amp;redlink=1" xlink:type="simple">4092</text:a>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<text:a xlink:href="http://www.bach-chorales.com/BWV0435.htm" xlink:type="simple">0435</text:a> </text:p>
          </table:table-cell>
          <table:table-cell table:formula="of:=EXTRACTLINKSFROMSINGLECELL(SHEET(); CELL(&quot;address&quot;;[.J434]);&quot; || &quot;;&quot;(NoLink)&quot;)" office:value-type="string" office:string-value="http://www.bach-chorales.com/BWV0435.htm" calcext:value-type="string">
            <text:p>http://www.bach-chorales.com/BWV0435.htm</text:p>
          </table:table-cell>
          <table:table-cell office:value-type="string" calcext:value-type="string">
            <text:p><text:a xlink:href="https://www.bach-digital.de/receive/BachDigitalWork_work_00000505" xlink:type="simple">207.1</text:a> </text:p>
          </table:table-cell>
          <table:table-cell table:formula="of:=EXTRACTLINKSFROMSINGLECELL(SHEET(); CELL(&quot;address&quot;;[.L434]);&quot; || &quot;;&quot;(NoLink)&quot;)" office:value-type="string" office:string-value="https://www.bach-digital.de/receive/BachDigitalWork_work_00000505" calcext:value-type="string">
            <text:p>https://www.bach-digital.de/receive/BachDigitalWork_work_00000505</text:p>
          </table:table-cell>
        </table:table-row>
        <table:table-row table:style-name="ro1">
          <table:table-cell office:value-type="string" calcext:value-type="string">
            <text:p><text:a xlink:href="https://en.wikipedia.org/wiki/Wie_schön_leuchtet_der_Morgenstern" xlink:type="simple">Wie schön leuchtet der Morgenstern</text:a></text:p>
          </table:table-cell>
          <table:table-cell table:formula="of:=EXTRACTLINKSFROMSINGLECELL(SHEET(); CELL(&quot;address&quot;;[.$A435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string" calcext:value-type="string">
            <text:p><text:a xlink:href="https://en.wikipedia.org/wiki/Wie_schön_leuchtet_der_Morgenstern" xlink:type="simple">8359</text:a></text:p>
          </table:table-cell>
          <table:table-cell table:formula="of:=EXTRACTLINKSFROMSINGLECELL(SHEET(); CELL(&quot;address&quot;;[.C435]);&quot; || &quot;;&quot;(NoLink)&quot;)" office:value-type="string" office:string-value="https://en.wikipedia.org/wiki/Wie_schön_leuchtet_der_Morgenstern" calcext:value-type="string">
            <text:p>https://en.wikipedia.org/wiki/Wie_schön_leuchtet_der_Morgenstern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<text:a xlink:href="http://www.bach-chorales.com/BWV0436.htm" xlink:type="simple">0436</text:a> </text:p>
          </table:table-cell>
          <table:table-cell table:formula="of:=EXTRACTLINKSFROMSINGLECELL(SHEET(); CELL(&quot;address&quot;;[.J435]);&quot; || &quot;;&quot;(NoLink)&quot;)" office:value-type="string" office:string-value="http://www.bach-chorales.com/BWV0436.htm" calcext:value-type="string">
            <text:p>http://www.bach-chorales.com/BWV0436.htm</text:p>
          </table:table-cell>
          <table:table-cell office:value-type="string" calcext:value-type="string">
            <text:p><text:a xlink:href="https://www.bach-digital.de/receive/BachDigitalWork_work_00000506" xlink:type="simple">209.1</text:a> </text:p>
          </table:table-cell>
          <table:table-cell table:formula="of:=EXTRACTLINKSFROMSINGLECELL(SHEET(); CELL(&quot;address&quot;;[.L435]);&quot; || &quot;;&quot;(NoLink)&quot;)" office:value-type="string" office:string-value="https://www.bach-digital.de/receive/BachDigitalWork_work_00000506" calcext:value-type="string">
            <text:p>https://www.bach-digital.de/receive/BachDigitalWork_work_00000506</text:p>
          </table:table-cell>
        </table:table-row>
        <table:table-row table:style-name="ro1">
          <table:table-cell office:value-type="string" calcext:value-type="string">
            <text:p><text:a xlink:href="https://en.wikipedia.org/wiki/Wir_glauben_all_an_einen_Gott" xlink:type="simple">Wir glauben all an einen Gott</text:a>, Schöpfer ...</text:p>
          </table:table-cell>
          <table:table-cell table:formula="of:=EXTRACTLINKSFROMSINGLECELL(SHEET(); CELL(&quot;address&quot;;[.$A436]);&quot; || &quot;;&quot;(NoLink)&quot;)" office:value-type="string" office:string-value="https://en.wikipedia.org/wiki/Wir_glauben_all_an_einen_Gott" calcext:value-type="string">
            <text:p>https://en.wikipedia.org/wiki/Wir_glauben_all_an_einen_Gott</text:p>
          </table:table-cell>
          <table:table-cell office:value-type="string" calcext:value-type="string">
            <text:p><text:a xlink:href="https://en.wikipedia.org/wiki/Wir_glauben_all_an_einen_Gott,_Schöpfer" xlink:type="simple">7971</text:a></text:p>
          </table:table-cell>
          <table:table-cell table:formula="of:=EXTRACTLINKSFROMSINGLECELL(SHEET(); CELL(&quot;address&quot;;[.C436]);&quot; || &quot;;&quot;(NoLink)&quot;)" office:value-type="string" office:string-value="https://en.wikipedia.org/wiki/Wir_glauben_all_an_einen_Gott,_Schöpfer" calcext:value-type="string">
            <text:p>https://en.wikipedia.org/wiki/Wir_glauben_all_an_einen_Gott,_Schöpfer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<text:a xlink:href="http://www.bach-chorales.com/BWV0437.htm" xlink:type="simple">0437</text:a> </text:p>
          </table:table-cell>
          <table:table-cell table:formula="of:=EXTRACTLINKSFROMSINGLECELL(SHEET(); CELL(&quot;address&quot;;[.J436]);&quot; || &quot;;&quot;(NoLink)&quot;)" office:value-type="string" office:string-value="http://www.bach-chorales.com/BWV0437.htm" calcext:value-type="string">
            <text:p>http://www.bach-chorales.com/BWV0437.htm</text:p>
          </table:table-cell>
          <table:table-cell office:value-type="string" calcext:value-type="string">
            <text:p><text:a xlink:href="https://www.bach-digital.de/receive/BachDigitalWork_work_00000507" xlink:type="simple">211.1</text:a> </text:p>
          </table:table-cell>
          <table:table-cell table:formula="of:=EXTRACTLINKSFROMSINGLECELL(SHEET(); CELL(&quot;address&quot;;[.L436]);&quot; || &quot;;&quot;(NoLink)&quot;)" office:value-type="string" office:string-value="https://www.bach-digital.de/receive/BachDigitalWork_work_00000507" calcext:value-type="string">
            <text:p>https://www.bach-digital.de/receive/BachDigitalWork_work_00000507</text:p>
          </table:table-cell>
        </table:table-row>
        <table:table-row table:style-name="ro1">
          <table:table-cell office:value-type="string" calcext:value-type="string">
            <text:p><text:a xlink:href="https://en.wikipedia.org/wiki/Wo_Gott_zum_Haus_nicht_gibt_sein_Gunst" xlink:type="simple">Wo Gott zum Haus nicht gibt sein Gunst</text:a></text:p>
          </table:table-cell>
          <table:table-cell table:formula="of:=EXTRACTLINKSFROMSINGLECELL(SHEET(); CELL(&quot;address&quot;;[.$A437]);&quot; || &quot;;&quot;(NoLink)&quot;)" office:value-type="string" office:string-value="https://en.wikipedia.org/wiki/Wo_Gott_zum_Haus_nicht_gibt_sein_Gunst" calcext:value-type="string">
            <text:p>https://en.wikipedia.org/wiki/Wo_Gott_zum_Haus_nicht_gibt_sein_Gunst</text:p>
          </table:table-cell>
          <table:table-cell office:value-type="string" calcext:value-type="string">
            <text:p><text:a xlink:href="https://en.wikipedia.org/wiki/Wo_Gott_zum_Haus_nicht_gibt_sein_Gunst" xlink:type="simple">305</text:a></text:p>
          </table:table-cell>
          <table:table-cell table:formula="of:=EXTRACTLINKSFROMSINGLECELL(SHEET(); CELL(&quot;address&quot;;[.C437]);&quot; || &quot;;&quot;(NoLink)&quot;)" office:value-type="string" office:string-value="https://en.wikipedia.org/wiki/Wo_Gott_zum_Haus_nicht_gibt_sein_Gunst" calcext:value-type="string">
            <text:p>https://en.wikipedia.org/wiki/Wo_Gott_zum_Haus_nicht_gibt_sein_Gunst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<text:a xlink:href="http://www.bach-chorales.com/BWV0438.htm" xlink:type="simple">0438</text:a> </text:p>
          </table:table-cell>
          <table:table-cell table:formula="of:=EXTRACTLINKSFROMSINGLECELL(SHEET(); CELL(&quot;address&quot;;[.J437]);&quot; || &quot;;&quot;(NoLink)&quot;)" office:value-type="string" office:string-value="http://www.bach-chorales.com/BWV0438.htm" calcext:value-type="string">
            <text:p>http://www.bach-chorales.com/BWV0438.htm</text:p>
          </table:table-cell>
          <table:table-cell office:value-type="string" calcext:value-type="string">
            <text:p><text:a xlink:href="https://www.bach-digital.de/receive/BachDigitalWork_work_00000508" xlink:type="simple">213.1</text:a> </text:p>
          </table:table-cell>
          <table:table-cell table:formula="of:=EXTRACTLINKSFROMSINGLECELL(SHEET(); CELL(&quot;address&quot;;[.L437]);&quot; || &quot;;&quot;(NoLink)&quot;)" office:value-type="string" office:string-value="https://www.bach-digital.de/receive/BachDigitalWork_work_00000508" calcext:value-type="string">
            <text:p>https://www.bach-digital.de/receive/BachDigitalWork_work_00000508</text:p>
          </table:table-cell>
        </table:table-row>
        <table:table-row table:style-name="ro4">
          <table:table-cell office:value-type="string" calcext:value-type="string">
            <text:p><text:a xlink:href="https://en.wikipedia.org/wiki/Auf,_auf,_mein_Herz,_mit_Freuden" xlink:type="simple">Auf, auf, mein Herz, mit Freuden</text:a></text:p>
          </table:table-cell>
          <table:table-cell table:formula="of:=EXTRACTLINKSFROMSINGLECELL(SHEET(); CELL(&quot;address&quot;;[.$A438]);&quot; || &quot;;&quot;(NoLink)&quot;)" office:value-type="string" office:string-value="https://en.wikipedia.org/wiki/Auf,_auf,_mein_Herz,_mit_Freuden" calcext:value-type="string">
            <text:p>https://en.wikipedia.org/wiki/Auf,_auf,_mein_Herz,_mit_Freuden</text:p>
          </table:table-cell>
          <table:table-cell office:value-type="string" calcext:value-type="string">
            <text:p><text:a xlink:href="https://en.wikipedia.org/wiki/Auf,_auf,_mein_Herz,_mit_Freuden" xlink:type="simple">5243</text:a></text:p>
          </table:table-cell>
          <table:table-cell table:formula="of:=EXTRACTLINKSFROMSINGLECELL(SHEET(); CELL(&quot;address&quot;;[.C438]);&quot; || &quot;;&quot;(NoLink)&quot;)" office:value-type="string" office:string-value="https://en.wikipedia.org/wiki/Auf,_auf,_mein_Herz,_mit_Freuden" calcext:value-type="string">
            <text:p>https://en.wikipedia.org/wiki/Auf,_auf,_mein_Herz,_mit_Freuden</text:p>
          </table:table-cell>
          <table:table-cell office:value-type="string" calcext:value-type="string">
            <text:p><text:a xlink:href="https://en.wikipedia.org/wiki/BWV_441*" xlink:type="simple">441*</text:a></text:p>
          </table:table-cell>
          <table:table-cell table:formula="of:=EXTRACTLINKSFROMSINGLECELL(SHEET(); CELL(&quot;address&quot;;[.E438]);&quot; || &quot;;&quot;(NoLink)&quot;)" office:value-type="string" office:string-value="https://en.wikipedia.org/wiki/BWV_441*" calcext:value-type="string">
            <text:p>https://en.wikipedia.org/wiki/BWV_441*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441.htm" xlink:type="simple">0441</text:a>; ≈<text:a xlink:href="https://en.wikipedia.org/wiki/BWV_441" xlink:type="simple">BWV 441</text:a>, <text:a xlink:href="https://en.wikipedia.org/wiki/Schemellis_Gesangbuch" xlink:type="simple">Schemelli</text:a> No. 320 (27) </text:p>
          </table:table-cell>
          <table:table-cell table:formula="of:=EXTRACTLINKSFROMSINGLECELL(SHEET(); CELL(&quot;address&quot;;[.J438]);&quot; || &quot;;&quot;(NoLink)&quot;)" office:value-type="string" office:string-value="http://www.bach-chorales.com/BWV0441.htm || https://en.wikipedia.org/wiki/BWV_441 || https://en.wikipedia.org/wiki/Schemellis_Gesangbuch" calcext:value-type="string">
            <text:p>http://www.bach-chorales.com/BWV0441.htm || https://en.wikipedia.org/wiki/BWV_441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074" xlink:type="simple">18.1</text:a> </text:p>
          </table:table-cell>
          <table:table-cell table:formula="of:=EXTRACTLINKSFROMSINGLECELL(SHEET(); CELL(&quot;address&quot;;[.L438]);&quot; || &quot;;&quot;(NoLink)&quot;)" office:value-type="string" office:string-value="https://www.bach-digital.de/receive/BachDigitalWork_work_00011074" calcext:value-type="string">
            <text:p>https://www.bach-digital.de/receive/BachDigitalWork_work_00011074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Beschränkt,_ihr_Weisen_dieser_Welt&amp;action=edit&amp;redlink=1" xlink:type="simple">Beschränkt, ihr Weisen dieser Welt</text:a></text:p>
          </table:table-cell>
          <table:table-cell/>
          <table:table-cell office:value-type="string" calcext:value-type="string">
            <text:p><text:a xlink:href="https://en.wikipedia.org/w/index.php?title=Beschränkt,_ihr_Weisen_dieser_Welt&amp;action=edit&amp;redlink=1" xlink:type="simple">7765</text:a></text:p>
          </table:table-cell>
          <table:table-cell/>
          <table:table-cell office:value-type="string" calcext:value-type="string">
            <text:p><text:a xlink:href="https://en.wikipedia.org/w/index.php?title=BWV_443*&amp;action=edit&amp;redlink=1" xlink:type="simple">443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43" xlink:type="simple">BWV 443</text:a>, <text:a xlink:href="https://en.wikipedia.org/wiki/Schemellis_Gesangbuch" xlink:type="simple">Schemelli</text:a> No. 689 (47) </text:p>
          </table:table-cell>
          <table:table-cell table:formula="of:=EXTRACTLINKSFROMSINGLECELL(SHEET(); CELL(&quot;address&quot;;[.J439]);&quot; || &quot;;&quot;(NoLink)&quot;)" office:value-type="string" office:string-value="https://en.wikipedia.org/wiki/BWV_443 || https://en.wikipedia.org/wiki/Schemellis_Gesangbuch" calcext:value-type="string">
            <text:p>https://en.wikipedia.org/wiki/BWV_443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80" xlink:type="simple">265</text:a> </text:p>
          </table:table-cell>
          <table:table-cell table:formula="of:=EXTRACTLINKSFROMSINGLECELL(SHEET(); CELL(&quot;address&quot;;[.L439]);&quot; || &quot;;&quot;(NoLink)&quot;)" office:value-type="string" office:string-value="https://www.bach-digital.de/receive/BachDigitalWork_work_00011380" calcext:value-type="string">
            <text:p>https://www.bach-digital.de/receive/BachDigitalWork_work_00011380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Brunnquell_aller_Güter&amp;action=edit&amp;redlink=1" xlink:type="simple">Brunnquell aller Güter</text:a></text:p>
          </table:table-cell>
          <table:table-cell/>
          <table:table-cell office:value-type="string" calcext:value-type="string">
            <text:p><text:a xlink:href="https://en.wikipedia.org/w/index.php?title=Brunnquell_aller_Güter&amp;action=edit&amp;redlink=1" xlink:type="simple">6252b</text:a></text:p>
          </table:table-cell>
          <table:table-cell/>
          <table:table-cell office:value-type="string" calcext:value-type="string">
            <text:p><text:a xlink:href="https://en.wikipedia.org/w/index.php?title=BWV_445*&amp;action=edit&amp;redlink=1" xlink:type="simple">445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45" xlink:type="simple">BWV 445</text:a>, <text:a xlink:href="https://en.wikipedia.org/wiki/Schemellis_Gesangbuch" xlink:type="simple">Schemelli</text:a> No. 335 (29) </text:p>
          </table:table-cell>
          <table:table-cell table:formula="of:=EXTRACTLINKSFROMSINGLECELL(SHEET(); CELL(&quot;address&quot;;[.J440]);&quot; || &quot;;&quot;(NoLink)&quot;)" office:value-type="string" office:string-value="https://en.wikipedia.org/wiki/BWV_445 || https://en.wikipedia.org/wiki/Schemellis_Gesangbuch" calcext:value-type="string">
            <text:p>https://en.wikipedia.org/wiki/BWV_445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5" xlink:type="simple">247</text:a> </text:p>
          </table:table-cell>
          <table:table-cell table:formula="of:=EXTRACTLINKSFROMSINGLECELL(SHEET(); CELL(&quot;address&quot;;[.L440]);&quot; || &quot;;&quot;(NoLink)&quot;)" office:value-type="string" office:string-value="https://www.bach-digital.de/receive/BachDigitalWork_work_00011375" calcext:value-type="string">
            <text:p>https://www.bach-digital.de/receive/BachDigitalWork_work_00011375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Der_Tag_mit_seinem_Lichte&amp;action=edit&amp;redlink=1" xlink:type="simple">Der Tag mit seinem Lichte</text:a></text:p>
          </table:table-cell>
          <table:table-cell/>
          <table:table-cell office:value-type="string" calcext:value-type="string">
            <text:p><text:a xlink:href="https://en.wikipedia.org/w/index.php?title=Der_Tag_mit_seinem_Lichte&amp;action=edit&amp;redlink=1" xlink:type="simple">7512b</text:a></text:p>
          </table:table-cell>
          <table:table-cell/>
          <table:table-cell office:value-type="string" calcext:value-type="string">
            <text:p><text:a xlink:href="https://en.wikipedia.org/w/index.php?title=BWV_448*&amp;action=edit&amp;redlink=1" xlink:type="simple">448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48" xlink:type="simple">BWV 448</text:a>, <text:a xlink:href="https://en.wikipedia.org/wiki/Schemellis_Gesangbuch" xlink:type="simple">Schemelli</text:a> No. 43 (4) </text:p>
          </table:table-cell>
          <table:table-cell table:formula="of:=EXTRACTLINKSFROMSINGLECELL(SHEET(); CELL(&quot;address&quot;;[.J441]);&quot; || &quot;;&quot;(NoLink)&quot;)" office:value-type="string" office:string-value="https://en.wikipedia.org/wiki/BWV_448 || https://en.wikipedia.org/wiki/Schemellis_Gesangbuch" calcext:value-type="string">
            <text:p>https://en.wikipedia.org/wiki/BWV_448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3" xlink:type="simple">222</text:a> </text:p>
          </table:table-cell>
          <table:table-cell table:formula="of:=EXTRACTLINKSFROMSINGLECELL(SHEET(); CELL(&quot;address&quot;;[.L441]);&quot; || &quot;;&quot;(NoLink)&quot;)" office:value-type="string" office:string-value="https://www.bach-digital.de/receive/BachDigitalWork_work_00011373" calcext:value-type="string">
            <text:p>https://www.bach-digital.de/receive/BachDigitalWork_work_00011373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Dich_bet_ich_an,_mein_höchster_Gott&amp;action=edit&amp;redlink=1" xlink:type="simple">Dich bet ich an, mein höchster Gott</text:a></text:p>
          </table:table-cell>
          <table:table-cell/>
          <table:table-cell office:value-type="string" calcext:value-type="string">
            <text:p><text:a xlink:href="https://en.wikipedia.org/w/index.php?title=Dich_bet_ich_an,_mein_höchster_Gott&amp;action=edit&amp;redlink=1" xlink:type="simple">2437</text:a></text:p>
          </table:table-cell>
          <table:table-cell/>
          <table:table-cell office:value-type="string" calcext:value-type="string">
            <text:p><text:a xlink:href="https://en.wikipedia.org/w/index.php?title=BWV_449*&amp;action=edit&amp;redlink=1" xlink:type="simple">449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49" xlink:type="simple">BWV 449</text:a>, <text:a xlink:href="https://en.wikipedia.org/wiki/Schemellis_Gesangbuch" xlink:type="simple">Schemelli</text:a> No. 396 (31) </text:p>
          </table:table-cell>
          <table:table-cell table:formula="of:=EXTRACTLINKSFROMSINGLECELL(SHEET(); CELL(&quot;address&quot;;[.J442]);&quot; || &quot;;&quot;(NoLink)&quot;)" office:value-type="string" office:string-value="https://en.wikipedia.org/wiki/BWV_449 || https://en.wikipedia.org/wiki/Schemellis_Gesangbuch" calcext:value-type="string">
            <text:p>https://en.wikipedia.org/wiki/BWV_449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81" xlink:type="simple">249</text:a> </text:p>
          </table:table-cell>
          <table:table-cell table:formula="of:=EXTRACTLINKSFROMSINGLECELL(SHEET(); CELL(&quot;address&quot;;[.L442]);&quot; || &quot;;&quot;(NoLink)&quot;)" office:value-type="string" office:string-value="https://www.bach-digital.de/receive/BachDigitalWork_work_00011381" calcext:value-type="string">
            <text:p>https://www.bach-digital.de/receive/BachDigitalWork_work_00011381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Ich_bin_ja,_Herr,_in_deiner_Macht&amp;action=edit&amp;redlink=1" xlink:type="simple">Ich bin ja, Herr, in deiner Macht</text:a></text:p>
          </table:table-cell>
          <table:table-cell/>
          <table:table-cell office:value-type="string" calcext:value-type="string">
            <text:p><text:a xlink:href="https://en.wikipedia.org/w/index.php?title=Ich_bin_ja,_Herr,_in_deiner_Macht&amp;action=edit&amp;redlink=1" xlink:type="simple">5869a</text:a></text:p>
          </table:table-cell>
          <table:table-cell/>
          <table:table-cell office:value-type="string" calcext:value-type="string">
            <text:p><text:a xlink:href="https://en.wikipedia.org/w/index.php?title=BWV_464*&amp;action=edit&amp;redlink=1" xlink:type="simple">464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64" xlink:type="simple">BWV 464</text:a>, <text:a xlink:href="https://en.wikipedia.org/wiki/Schemellis_Gesangbuch" xlink:type="simple">Schemelli</text:a> No. 861 (58) </text:p>
          </table:table-cell>
          <table:table-cell table:formula="of:=EXTRACTLINKSFROMSINGLECELL(SHEET(); CELL(&quot;address&quot;;[.J443]);&quot; || &quot;;&quot;(NoLink)&quot;)" office:value-type="string" office:string-value="https://en.wikipedia.org/wiki/BWV_464 || https://en.wikipedia.org/wiki/Schemellis_Gesangbuch" calcext:value-type="string">
            <text:p>https://en.wikipedia.org/wiki/BWV_464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0" xlink:type="simple">276</text:a> </text:p>
          </table:table-cell>
          <table:table-cell table:formula="of:=EXTRACTLINKSFROMSINGLECELL(SHEET(); CELL(&quot;address&quot;;[.L443]);&quot; || &quot;;&quot;(NoLink)&quot;)" office:value-type="string" office:string-value="https://www.bach-digital.de/receive/BachDigitalWork_work_00011370" calcext:value-type="string">
            <text:p>https://www.bach-digital.de/receive/BachDigitalWork_work_00011370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Jesu,_deine_Liebeswunden&amp;action=edit&amp;redlink=1" xlink:type="simple">Jesu, deine Liebeswunden</text:a></text:p>
          </table:table-cell>
          <table:table-cell/>
          <table:table-cell office:value-type="string" calcext:value-type="string">
            <text:p><text:a xlink:href="https://en.wikipedia.org/w/index.php?title=Jesu,_deine_Liebeswunden&amp;action=edit&amp;redlink=1" xlink:type="simple">1302</text:a></text:p>
          </table:table-cell>
          <table:table-cell/>
          <table:table-cell office:value-type="string" calcext:value-type="string">
            <text:p><text:a xlink:href="https://en.wikipedia.org/w/index.php?title=BWV_471*&amp;action=edit&amp;redlink=1" xlink:type="simple">471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71" xlink:type="simple">BWV 471</text:a>, <text:a xlink:href="https://en.wikipedia.org/wiki/Schemellis_Gesangbuch" xlink:type="simple">Schemelli</text:a> No. 139 (10) </text:p>
          </table:table-cell>
          <table:table-cell table:formula="of:=EXTRACTLINKSFROMSINGLECELL(SHEET(); CELL(&quot;address&quot;;[.J444]);&quot; || &quot;;&quot;(NoLink)&quot;)" office:value-type="string" office:string-value="https://en.wikipedia.org/wiki/BWV_471 || https://en.wikipedia.org/wiki/Schemellis_Gesangbuch" calcext:value-type="string">
            <text:p>https://en.wikipedia.org/wiki/BWV_471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4" xlink:type="simple">228</text:a> </text:p>
          </table:table-cell>
          <table:table-cell table:formula="of:=EXTRACTLINKSFROMSINGLECELL(SHEET(); CELL(&quot;address&quot;;[.L444]);&quot; || &quot;;&quot;(NoLink)&quot;)" office:value-type="string" office:string-value="https://www.bach-digital.de/receive/BachDigitalWork_work_00011374" calcext:value-type="string">
            <text:p>https://www.bach-digital.de/receive/BachDigitalWork_work_00011374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Kommt,_Seelen,_dieser_Tag&amp;action=edit&amp;redlink=1" xlink:type="simple">Kommt, Seelen, dieser Tag</text:a></text:p>
          </table:table-cell>
          <table:table-cell/>
          <table:table-cell office:value-type="string" calcext:value-type="string">
            <text:p><text:a xlink:href="https://en.wikipedia.org/w/index.php?title=Kommt,_Seelen,_dieser_Tag&amp;action=edit&amp;redlink=1" xlink:type="simple">5185</text:a></text:p>
          </table:table-cell>
          <table:table-cell/>
          <table:table-cell office:value-type="string" calcext:value-type="string">
            <text:p><text:a xlink:href="https://en.wikipedia.org/w/index.php?title=BWV_479*&amp;action=edit&amp;redlink=1" xlink:type="simple">479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79" xlink:type="simple">BWV 479</text:a>, <text:a xlink:href="https://en.wikipedia.org/wiki/Schemellis_Gesangbuch" xlink:type="simple">Schemelli</text:a> No. 936 (67) </text:p>
          </table:table-cell>
          <table:table-cell table:formula="of:=EXTRACTLINKSFROMSINGLECELL(SHEET(); CELL(&quot;address&quot;;[.J445]);&quot; || &quot;;&quot;(NoLink)&quot;)" office:value-type="string" office:string-value="https://en.wikipedia.org/wiki/BWV_479 || https://en.wikipedia.org/wiki/Schemellis_Gesangbuch" calcext:value-type="string">
            <text:p>https://en.wikipedia.org/wiki/BWV_479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1" xlink:type="simple">285</text:a> </text:p>
          </table:table-cell>
          <table:table-cell table:formula="of:=EXTRACTLINKSFROMSINGLECELL(SHEET(); CELL(&quot;address&quot;;[.L445]);&quot; || &quot;;&quot;(NoLink)&quot;)" office:value-type="string" office:string-value="https://www.bach-digital.de/receive/BachDigitalWork_work_00011371" calcext:value-type="string">
            <text:p>https://www.bach-digital.de/receive/BachDigitalWork_work_00011371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Kommt_wieder_aus_der_finstern_Gruft&amp;action=edit&amp;redlink=1" xlink:type="simple">Kommt wieder aus der finstern ...</text:a></text:p>
          </table:table-cell>
          <table:table-cell/>
          <table:table-cell office:value-type="string" calcext:value-type="string">
            <text:p><text:a xlink:href="https://en.wikipedia.org/w/index.php?title=Kommt_wieder_aus_der_finstern_Gruft&amp;action=edit&amp;redlink=1" xlink:type="simple">4709</text:a></text:p>
          </table:table-cell>
          <table:table-cell/>
          <table:table-cell office:value-type="string" calcext:value-type="string">
            <text:p><text:a xlink:href="https://en.wikipedia.org/w/index.php?title=BWV_480*&amp;action=edit&amp;redlink=1" xlink:type="simple">480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80" xlink:type="simple">BWV 480</text:a>, <text:a xlink:href="https://en.wikipedia.org/wiki/Schemellis_Gesangbuch" xlink:type="simple">Schemelli</text:a> No. 938 (68) </text:p>
          </table:table-cell>
          <table:table-cell table:formula="of:=EXTRACTLINKSFROMSINGLECELL(SHEET(); CELL(&quot;address&quot;;[.J446]);&quot; || &quot;;&quot;(NoLink)&quot;)" office:value-type="string" office:string-value="https://en.wikipedia.org/wiki/BWV_480 || https://en.wikipedia.org/wiki/Schemellis_Gesangbuch" calcext:value-type="string">
            <text:p>https://en.wikipedia.org/wiki/BWV_480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2" xlink:type="simple">286</text:a> </text:p>
          </table:table-cell>
          <table:table-cell table:formula="of:=EXTRACTLINKSFROMSINGLECELL(SHEET(); CELL(&quot;address&quot;;[.L446]);&quot; || &quot;;&quot;(NoLink)&quot;)" office:value-type="string" office:string-value="https://www.bach-digital.de/receive/BachDigitalWork_work_00011372" calcext:value-type="string">
            <text:p>https://www.bach-digital.de/receive/BachDigitalWork_work_00011372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Mein_Jesu!_was_vor_Seelenweh&amp;action=edit&amp;redlink=1" xlink:type="simple">Mein Jesu! was vor Seelenweh</text:a></text:p>
          </table:table-cell>
          <table:table-cell/>
          <table:table-cell office:value-type="string" calcext:value-type="string">
            <text:p><text:a xlink:href="https://en.wikipedia.org/w/index.php?title=Mein_Jesu!_was_vor_Seelenweh&amp;action=edit&amp;redlink=1" xlink:type="simple">8383</text:a></text:p>
          </table:table-cell>
          <table:table-cell/>
          <table:table-cell office:value-type="string" calcext:value-type="string">
            <text:p><text:a xlink:href="https://en.wikipedia.org/w/index.php?title=BWV_487*&amp;action=edit&amp;redlink=1" xlink:type="simple">487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87" xlink:type="simple">BWV 487</text:a>, <text:a xlink:href="https://en.wikipedia.org/wiki/Schemellis_Gesangbuch" xlink:type="simple">Schemelli</text:a> No. 283 (19) </text:p>
          </table:table-cell>
          <table:table-cell table:formula="of:=EXTRACTLINKSFROMSINGLECELL(SHEET(); CELL(&quot;address&quot;;[.J447]);&quot; || &quot;;&quot;(NoLink)&quot;)" office:value-type="string" office:string-value="https://en.wikipedia.org/wiki/BWV_487 || https://en.wikipedia.org/wiki/Schemellis_Gesangbuch" calcext:value-type="string">
            <text:p>https://en.wikipedia.org/wiki/BWV_487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7" xlink:type="simple">237</text:a> </text:p>
          </table:table-cell>
          <table:table-cell table:formula="of:=EXTRACTLINKSFROMSINGLECELL(SHEET(); CELL(&quot;address&quot;;[.L447]);&quot; || &quot;;&quot;(NoLink)&quot;)" office:value-type="string" office:string-value="https://www.bach-digital.de/receive/BachDigitalWork_work_00011377" calcext:value-type="string">
            <text:p>https://www.bach-digital.de/receive/BachDigitalWork_work_00011377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Selig,_wer_an_Jesum_denkt&amp;action=edit&amp;redlink=1" xlink:type="simple">Selig, wer an Jesum denkt</text:a></text:p>
          </table:table-cell>
          <table:table-cell/>
          <table:table-cell office:value-type="string" calcext:value-type="string">
            <text:p><text:a xlink:href="https://en.wikipedia.org/w/index.php?title=Selig,_wer_an_Jesum_denkt&amp;action=edit&amp;redlink=1" xlink:type="simple">4846</text:a></text:p>
          </table:table-cell>
          <table:table-cell/>
          <table:table-cell office:value-type="string" calcext:value-type="string">
            <text:p><text:a xlink:href="https://en.wikipedia.org/w/index.php?title=BWV_498*&amp;action=edit&amp;redlink=1" xlink:type="simple">498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498" xlink:type="simple">BWV 498</text:a>, <text:a xlink:href="https://en.wikipedia.org/wiki/Schemellis_Gesangbuch" xlink:type="simple">Schemelli</text:a> No. 292 (21) </text:p>
          </table:table-cell>
          <table:table-cell table:formula="of:=EXTRACTLINKSFROMSINGLECELL(SHEET(); CELL(&quot;address&quot;;[.J448]);&quot; || &quot;;&quot;(NoLink)&quot;)" office:value-type="string" office:string-value="https://en.wikipedia.org/wiki/BWV_498 || https://en.wikipedia.org/wiki/Schemellis_Gesangbuch" calcext:value-type="string">
            <text:p>https://en.wikipedia.org/wiki/BWV_498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9" xlink:type="simple">239</text:a> </text:p>
          </table:table-cell>
          <table:table-cell table:formula="of:=EXTRACTLINKSFROMSINGLECELL(SHEET(); CELL(&quot;address&quot;;[.L448]);&quot; || &quot;;&quot;(NoLink)&quot;)" office:value-type="string" office:string-value="https://www.bach-digital.de/receive/BachDigitalWork_work_00011379" calcext:value-type="string">
            <text:p>https://www.bach-digital.de/receive/BachDigitalWork_work_00011379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So_gehst_du_nun,_mein_Jesu,_hin&amp;action=edit&amp;redlink=1" xlink:type="simple">So gehst du nun, mein Jesu, hin</text:a></text:p>
          </table:table-cell>
          <table:table-cell/>
          <table:table-cell office:value-type="string" calcext:value-type="string">
            <text:p><text:a xlink:href="https://en.wikipedia.org/w/index.php?title=So_gehst_du_nun,_mein_Jesu,_hin&amp;action=edit&amp;redlink=1" xlink:type="simple">7631b</text:a></text:p>
          </table:table-cell>
          <table:table-cell/>
          <table:table-cell office:value-type="string" calcext:value-type="string">
            <text:p><text:a xlink:href="https://en.wikipedia.org/w/index.php?title=BWV_500*&amp;action=edit&amp;redlink=1" xlink:type="simple">500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500" xlink:type="simple">BWV 500</text:a>, <text:a xlink:href="https://en.wikipedia.org/wiki/Schemellis_Gesangbuch" xlink:type="simple">Schemelli</text:a> No. 296 (23) </text:p>
          </table:table-cell>
          <table:table-cell table:formula="of:=EXTRACTLINKSFROMSINGLECELL(SHEET(); CELL(&quot;address&quot;;[.J449]);&quot; || &quot;;&quot;(NoLink)&quot;)" office:value-type="string" office:string-value="https://en.wikipedia.org/wiki/BWV_500 || https://en.wikipedia.org/wiki/Schemellis_Gesangbuch" calcext:value-type="string">
            <text:p>https://en.wikipedia.org/wiki/BWV_500 || https://en.wikipedia.org/wiki/Schemellis_Gesangbuch</text:p>
          </table:table-cell>
          <table:table-cell office:value-type="string" calcext:value-type="string" table:number-columns-spanned="1" table:number-rows-spanned="2">
            <text:p><text:a xlink:href="https://www.bach-digital.de/receive/BachDigitalWork_work_00011378" xlink:type="simple">241</text:a> </text:p>
          </table:table-cell>
          <table:table-cell table:formula="of:=EXTRACTLINKSFROMSINGLECELL(SHEET(); CELL(&quot;address&quot;;[.L449]);&quot; || &quot;;&quot;(NoLink)&quot;)" office:value-type="string" office:string-value="https://www.bach-digital.de/receive/BachDigitalWork_work_00011378" calcext:value-type="string">
            <text:p>https://www.bach-digital.de/receive/BachDigitalWork_work_00011378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So_gehst_du_nun,_mein_Jesu,_hin&amp;action=edit&amp;redlink=1" xlink:type="simple">So gehst du nun, mein Jesu, hin</text:a> (1 v.)</text:p>
          </table:table-cell>
          <table:table-cell/>
          <table:table-cell office:value-type="string" calcext:value-type="string">
            <text:p><text:a xlink:href="https://en.wikipedia.org/w/index.php?title=So_gehst_du_nun,_mein_Jesu,_hin&amp;action=edit&amp;redlink=1" xlink:type="simple">7631b</text:a></text:p>
          </table:table-cell>
          <table:table-cell/>
          <table:table-cell office:value-type="string" calcext:value-type="string">
            <text:p><text:a xlink:href="https://en.wikipedia.org/wiki/BWV_500a" xlink:type="simple">500a</text:a></text:p>
          </table:table-cell>
          <table:table-cell table:formula="of:=EXTRACTLINKSFROMSINGLECELL(SHEET(); CELL(&quot;address&quot;;[.E450]);&quot; || &quot;;&quot;(NoLink)&quot;)" office:value-type="string" office:string-value="https://en.wikipedia.org/wiki/BWV_500a" calcext:value-type="string">
            <text:p>https://en.wikipedia.org/wiki/BWV_500a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0500a.htm" xlink:type="simple">0500a</text:a>; Fr. <text:a xlink:href="https://en.wikipedia.org/wiki/St_Mark_Passion_(attributed_to_Keiser)" xlink:type="simple">St Mark Pass.past.</text:a>; ≈<text:a xlink:href="https://en.wikipedia.org/wiki/BWV_500" xlink:type="simple">BWV 500</text:a> </text:p>
          </table:table-cell>
          <table:table-cell table:formula="of:=EXTRACTLINKSFROMSINGLECELL(SHEET(); CELL(&quot;address&quot;;[.J450]);&quot; || &quot;;&quot;(NoLink)&quot;)" office:value-type="string" office:string-value="http://www.bach-chorales.com/BWV0500a.htm || https://en.wikipedia.org/wiki/St_Mark_Passion_(attributed_to_Keiser) || https://en.wikipedia.org/wiki/BWV_500" calcext:value-type="string">
            <text:p>http://www.bach-chorales.com/BWV0500a.htm || https://en.wikipedia.org/wiki/St_Mark_Passion_(attributed_to_Keiser) || https://en.wikipedia.org/wiki/BWV_500</text:p>
          </table:table-cell>
          <table:covered-table-cell table:style-name="Default"/>
          <table:table-cell/>
        </table:table-row>
        <table:table-row table:style-name="ro5">
          <table:table-cell office:value-type="string" calcext:value-type="string">
            <text:p><text:a xlink:href="https://en.wikipedia.org/w/index.php?title=Steh_ich_bei_meinem_Gott&amp;action=edit&amp;redlink=1" xlink:type="simple">Steh ich bei meinem Gott</text:a></text:p>
          </table:table-cell>
          <table:table-cell/>
          <table:table-cell office:value-type="string" calcext:value-type="string">
            <text:p><text:a xlink:href="https://en.wikipedia.org/w/index.php?title=Steh_ich_bei_meinem_Gott&amp;action=edit&amp;redlink=1" xlink:type="simple">5207</text:a></text:p>
          </table:table-cell>
          <table:table-cell/>
          <table:table-cell office:value-type="string" calcext:value-type="string">
            <text:p><text:a xlink:href="https://en.wikipedia.org/w/index.php?title=BWV_503*&amp;action=edit&amp;redlink=1" xlink:type="simple">503*</text:a></text:p>
          </table:table-cell>
          <table:table-cell/>
          <table:table-cell table:style-name="ce3" table:number-columns-repeated="3"/>
          <table:table-cell office:value-type="string" calcext:value-type="string">
            <text:p>≈<text:a xlink:href="https://en.wikipedia.org/wiki/BWV_503" xlink:type="simple">BWV 503</text:a>, <text:a xlink:href="https://en.wikipedia.org/wiki/Schemellis_Gesangbuch" xlink:type="simple">Schemelli</text:a> No. 945 (69) </text:p>
          </table:table-cell>
          <table:table-cell table:formula="of:=EXTRACTLINKSFROMSINGLECELL(SHEET(); CELL(&quot;address&quot;;[.J451]);&quot; || &quot;;&quot;(NoLink)&quot;)" office:value-type="string" office:string-value="https://en.wikipedia.org/wiki/BWV_503 || https://en.wikipedia.org/wiki/Schemellis_Gesangbuch" calcext:value-type="string">
            <text:p>https://en.wikipedia.org/wiki/BWV_503 || https://en.wikipedia.org/wiki/Schemellis_Gesangbuch</text:p>
          </table:table-cell>
          <table:table-cell office:value-type="string" calcext:value-type="string">
            <text:p><text:a xlink:href="https://www.bach-digital.de/receive/BachDigitalWork_work_00011376" xlink:type="simple">287</text:a> </text:p>
          </table:table-cell>
          <table:table-cell table:formula="of:=EXTRACTLINKSFROMSINGLECELL(SHEET(); CELL(&quot;address&quot;;[.L451]);&quot; || &quot;;&quot;(NoLink)&quot;)" office:value-type="string" office:string-value="https://www.bach-digital.de/receive/BachDigitalWork_work_00011376" calcext:value-type="string">
            <text:p>https://www.bach-digital.de/receive/BachDigitalWork_work_00011376</text:p>
          </table:table-cell>
        </table:table-row>
        <table:table-row table:style-name="ro5">
          <table:table-cell office:value-type="string" calcext:value-type="string">
            <text:p><text:a xlink:href="https://en.wikipedia.org/wiki/Christus,_der_uns_selig_macht" xlink:type="simple">Christus, der uns selig macht</text:a> (1 v.)</text:p>
          </table:table-cell>
          <table:table-cell table:formula="of:=EXTRACTLINKSFROMSINGLECELL(SHEET(); CELL(&quot;address&quot;;[.$A452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>
            <text:p><text:a xlink:href="https://en.wikipedia.org/wiki/Christus,_der_uns_selig_macht" xlink:type="simple">6283b</text:a></text:p>
          </table:table-cell>
          <table:table-cell table:formula="of:=EXTRACTLINKSFROMSINGLECELL(SHEET(); CELL(&quot;address&quot;;[.C452]);&quot; || &quot;;&quot;(NoLink)&quot;)" office:value-type="string" office:string-value="https://en.wikipedia.org/wiki/Christus,_der_uns_selig_macht" calcext:value-type="string">
            <text:p>https://en.wikipedia.org/wiki/Christus,_der_uns_selig_macht</text:p>
          </table:table-cell>
          <table:table-cell office:value-type="string" calcext:value-type="string">
            <text:p><text:a xlink:href="https://en.wikipedia.org/wiki/BWV_1084" xlink:type="simple">1084</text:a></text:p>
          </table:table-cell>
          <table:table-cell table:formula="of:=EXTRACTLINKSFROMSINGLECELL(SHEET(); CELL(&quot;address&quot;;[.E452]);&quot; || &quot;;&quot;(NoLink)&quot;)" office:value-type="string" office:string-value="https://en.wikipedia.org/wiki/BWV_1084" calcext:value-type="string">
            <text:p>https://en.wikipedia.org/wiki/BWV_1084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084.htm" xlink:type="simple">1084</text:a>; From <text:a xlink:href="https://en.wikipedia.org/wiki/St_Mark_Passion_(attributed_to_Keiser)" xlink:type="simple">St Mark Passionpasticcio</text:a> </text:p>
          </table:table-cell>
          <table:table-cell table:formula="of:=EXTRACTLINKSFROMSINGLECELL(SHEET(); CELL(&quot;address&quot;;[.J452]);&quot; || &quot;;&quot;(NoLink)&quot;)" office:value-type="string" office:string-value="http://www.bach-chorales.com/BWV1084.htm || https://en.wikipedia.org/wiki/St_Mark_Passion_(attributed_to_Keiser)" calcext:value-type="string">
            <text:p>http://www.bach-chorales.com/BWV1084.htm || https://en.wikipedia.org/wiki/St_Mark_Passion_(attributed_to_Keiser)</text:p>
          </table:table-cell>
          <table:table-cell office:value-type="string" calcext:value-type="string">
            <text:p>(<text:a xlink:href="https://www.bach-digital.de/receive/BachDigitalWork_work_00001270" xlink:type="simple">D 5b/6</text:a>) </text:p>
          </table:table-cell>
          <table:table-cell table:formula="of:=EXTRACTLINKSFROMSINGLECELL(SHEET(); CELL(&quot;address&quot;;[.L452]);&quot; || &quot;;&quot;(NoLink)&quot;)" office:value-type="string" office:string-value="https://www.bach-digital.de/receive/BachDigitalWork_work_00001270" calcext:value-type="string">
            <text:p>https://www.bach-digital.de/receive/BachDigitalWork_work_00001270</text:p>
          </table:table-cell>
        </table:table-row>
        <table:table-row table:style-name="ro1">
          <table:table-cell office:value-type="string" calcext:value-type="string">
            <text:p><text:a xlink:href="https://en.wikipedia.org/wiki/Da_Jesus_an_dem_Kreuze_stund" xlink:type="simple">Da Jesus an dem Kreuze stund</text:a></text:p>
          </table:table-cell>
          <table:table-cell table:formula="of:=EXTRACTLINKSFROMSINGLECELL(SHEET(); CELL(&quot;address&quot;;[.$A453]);&quot; || &quot;;&quot;(NoLink)&quot;)" office:value-type="string" office:string-value="https://en.wikipedia.org/wiki/Da_Jesus_an_dem_Kreuze_stund" calcext:value-type="string">
            <text:p>https://en.wikipedia.org/wiki/Da_Jesus_an_dem_Kreuze_stund</text:p>
          </table:table-cell>
          <table:table-cell office:value-type="string" calcext:value-type="string">
            <text:p><text:a xlink:href="https://en.wikipedia.org/wiki/Da_Jesus_an_dem_Kreuze_stund" xlink:type="simple">1706</text:a></text:p>
          </table:table-cell>
          <table:table-cell table:formula="of:=EXTRACTLINKSFROMSINGLECELL(SHEET(); CELL(&quot;address&quot;;[.C453]);&quot; || &quot;;&quot;(NoLink)&quot;)" office:value-type="string" office:string-value="https://en.wikipedia.org/wiki/Da_Jesus_an_dem_Kreuze_stund" calcext:value-type="string">
            <text:p>https://en.wikipedia.org/wiki/Da_Jesus_an_dem_Kreuze_stund</text:p>
          </table:table-cell>
          <table:table-cell office:value-type="string" calcext:value-type="string">
            <text:p><text:a xlink:href="https://en.wikipedia.org/wiki/BWV_1089" xlink:type="simple">1089</text:a></text:p>
          </table:table-cell>
          <table:table-cell table:formula="of:=EXTRACTLINKSFROMSINGLECELL(SHEET(); CELL(&quot;address&quot;;[.E453]);&quot; || &quot;;&quot;(NoLink)&quot;)" office:value-type="string" office:string-value="https://en.wikipedia.org/wiki/BWV_1089" calcext:value-type="string">
            <text:p>https://en.wikipedia.org/wiki/BWV_1089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089.htm" xlink:type="simple">1089</text:a> </text:p>
          </table:table-cell>
          <table:table-cell table:formula="of:=EXTRACTLINKSFROMSINGLECELL(SHEET(); CELL(&quot;address&quot;;[.J453]);&quot; || &quot;;&quot;(NoLink)&quot;)" office:value-type="string" office:string-value="http://www.bach-chorales.com/BWV1089.htm" calcext:value-type="string">
            <text:p>http://www.bach-chorales.com/BWV1089.htm</text:p>
          </table:table-cell>
          <table:table-cell office:value-type="string" calcext:value-type="string">
            <text:p><text:a xlink:href="https://www.bach-digital.de/receive/BachDigitalWork_work_00001275" xlink:type="simple">109.1</text:a> </text:p>
          </table:table-cell>
          <table:table-cell table:formula="of:=EXTRACTLINKSFROMSINGLECELL(SHEET(); CELL(&quot;address&quot;;[.L453]);&quot; || &quot;;&quot;(NoLink)&quot;)" office:value-type="string" office:string-value="https://www.bach-digital.de/receive/BachDigitalWork_work_00001275" calcext:value-type="string">
            <text:p>https://www.bach-digital.de/receive/BachDigitalWork_work_00001275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Denket_doch,_ihr_Menschenkinder&amp;action=edit&amp;redlink=1" xlink:type="simple">Denket doch, ihr Menschenkinder</text:a> </text:p>
          </table:table-cell>
          <table:table-cell/>
          <table:table-cell table:style-name="ce3" office:value-type="string" calcext:value-type="string">
            <text:p/>
          </table:table-cell>
          <table:table-cell/>
          <table:table-cell office:value-type="string" calcext:value-type="string">
            <text:p><text:a xlink:href="https://en.wikipedia.org/wiki/BWV_1122" xlink:type="simple">1122</text:a></text:p>
          </table:table-cell>
          <table:table-cell table:formula="of:=EXTRACTLINKSFROMSINGLECELL(SHEET(); CELL(&quot;address&quot;;[.E454]);&quot; || &quot;;&quot;(NoLink)&quot;)" office:value-type="string" office:string-value="https://en.wikipedia.org/wiki/BWV_1122" calcext:value-type="string">
            <text:p>https://en.wikipedia.org/wiki/BWV_1122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122.htm" xlink:type="simple">1122</text:a> </text:p>
          </table:table-cell>
          <table:table-cell table:formula="of:=EXTRACTLINKSFROMSINGLECELL(SHEET(); CELL(&quot;address&quot;;[.J454]);&quot; || &quot;;&quot;(NoLink)&quot;)" office:value-type="string" office:string-value="http://www.bach-chorales.com/BWV1122.htm" calcext:value-type="string">
            <text:p>http://www.bach-chorales.com/BWV1122.htm</text:p>
          </table:table-cell>
          <table:table-cell office:value-type="string" calcext:value-type="string">
            <text:p><text:a xlink:href="https://www.bach-digital.de/receive/BachDigitalWork_work_00001720" xlink:type="simple">41.1</text:a> </text:p>
          </table:table-cell>
          <table:table-cell table:formula="of:=EXTRACTLINKSFROMSINGLECELL(SHEET(); CELL(&quot;address&quot;;[.L454]);&quot; || &quot;;&quot;(NoLink)&quot;)" office:value-type="string" office:string-value="https://www.bach-digital.de/receive/BachDigitalWork_work_00001720" calcext:value-type="string">
            <text:p>https://www.bach-digital.de/receive/BachDigitalWork_work_00001720</text:p>
          </table:table-cell>
        </table:table-row>
        <table:table-row table:style-name="ro1">
          <table:table-cell office:value-type="string" calcext:value-type="string">
            <text:p><text:a xlink:href="https://en.wikipedia.org/wiki/Wo_Gott_zum_Haus_nicht_gibt_sein_Gunst" xlink:type="simple">Wo Gott zum Haus nicht gibt sein Gunst</text:a></text:p>
          </table:table-cell>
          <table:table-cell table:formula="of:=EXTRACTLINKSFROMSINGLECELL(SHEET(); CELL(&quot;address&quot;;[.$A455]);&quot; || &quot;;&quot;(NoLink)&quot;)" office:value-type="string" office:string-value="https://en.wikipedia.org/wiki/Wo_Gott_zum_Haus_nicht_gibt_sein_Gunst" calcext:value-type="string">
            <text:p>https://en.wikipedia.org/wiki/Wo_Gott_zum_Haus_nicht_gibt_sein_Gunst</text:p>
          </table:table-cell>
          <table:table-cell office:value-type="string" calcext:value-type="string">
            <text:p><text:a xlink:href="https://en.wikipedia.org/wiki/Wo_Gott_zum_Haus_nicht_gibt_sein_Gunst" xlink:type="simple">305</text:a></text:p>
          </table:table-cell>
          <table:table-cell table:formula="of:=EXTRACTLINKSFROMSINGLECELL(SHEET(); CELL(&quot;address&quot;;[.C455]);&quot; || &quot;;&quot;(NoLink)&quot;)" office:value-type="string" office:string-value="https://en.wikipedia.org/wiki/Wo_Gott_zum_Haus_nicht_gibt_sein_Gunst" calcext:value-type="string">
            <text:p>https://en.wikipedia.org/wiki/Wo_Gott_zum_Haus_nicht_gibt_sein_Gunst</text:p>
          </table:table-cell>
          <table:table-cell office:value-type="string" calcext:value-type="string">
            <text:p><text:a xlink:href="https://en.wikipedia.org/wiki/BWV_1123" xlink:type="simple">1123</text:a></text:p>
          </table:table-cell>
          <table:table-cell table:formula="of:=EXTRACTLINKSFROMSINGLECELL(SHEET(); CELL(&quot;address&quot;;[.E455]);&quot; || &quot;;&quot;(NoLink)&quot;)" office:value-type="string" office:string-value="https://en.wikipedia.org/wiki/BWV_1123" calcext:value-type="string">
            <text:p>https://en.wikipedia.org/wiki/BWV_1123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123.htm" xlink:type="simple">1123</text:a> </text:p>
          </table:table-cell>
          <table:table-cell table:formula="of:=EXTRACTLINKSFROMSINGLECELL(SHEET(); CELL(&quot;address&quot;;[.J455]);&quot; || &quot;;&quot;(NoLink)&quot;)" office:value-type="string" office:string-value="http://www.bach-chorales.com/BWV1123.htm" calcext:value-type="string">
            <text:p>http://www.bach-chorales.com/BWV1123.htm</text:p>
          </table:table-cell>
          <table:table-cell office:value-type="string" calcext:value-type="string">
            <text:p><text:a xlink:href="https://www.bach-digital.de/receive/BachDigitalWork_work_00001721" xlink:type="simple">213.2</text:a> </text:p>
          </table:table-cell>
          <table:table-cell table:formula="of:=EXTRACTLINKSFROMSINGLECELL(SHEET(); CELL(&quot;address&quot;;[.L455]);&quot; || &quot;;&quot;(NoLink)&quot;)" office:value-type="string" office:string-value="https://www.bach-digital.de/receive/BachDigitalWork_work_00001721" calcext:value-type="string">
            <text:p>https://www.bach-digital.de/receive/BachDigitalWork_work_00001721</text:p>
          </table:table-cell>
        </table:table-row>
        <table:table-row table:style-name="ro1">
          <table:table-cell office:value-type="string" calcext:value-type="string">
            <text:p><text:a xlink:href="https://en.wikipedia.org/wiki/Ich_ruf_zu_dir,_Herr_Jesu_Christ" xlink:type="simple">Ich ruf zu dir, Herr Jesu Christ</text:a></text:p>
          </table:table-cell>
          <table:table-cell table:formula="of:=EXTRACTLINKSFROMSINGLECELL(SHEET(); CELL(&quot;address&quot;;[.$A456]);&quot; || &quot;;&quot;(NoLink)&quot;)" office:value-type="string" office:string-value="https://en.wikipedia.org/wiki/Ich_ruf_zu_dir,_Herr_Jesu_Christ" calcext:value-type="string">
            <text:p>https://en.wikipedia.org/wiki/Ich_ruf_zu_dir,_Herr_Jesu_Christ</text:p>
          </table:table-cell>
          <table:table-cell office:value-type="string" calcext:value-type="string">
            <text:p><text:a xlink:href="https://en.wikipedia.org/wiki/Ich_ruf_zu_dir,_Herr_Jesu_Christ" xlink:type="simple">7400</text:a></text:p>
          </table:table-cell>
          <table:table-cell table:formula="of:=EXTRACTLINKSFROMSINGLECELL(SHEET(); CELL(&quot;address&quot;;[.C456]);&quot; || &quot;;&quot;(NoLink)&quot;)" office:value-type="string" office:string-value="https://en.wikipedia.org/wiki/Ich_ruf_zu_dir,_Herr_Jesu_Christ" calcext:value-type="string">
            <text:p>https://en.wikipedia.org/wiki/Ich_ruf_zu_dir,_Herr_Jesu_Christ</text:p>
          </table:table-cell>
          <table:table-cell office:value-type="string" calcext:value-type="string">
            <text:p><text:a xlink:href="https://en.wikipedia.org/wiki/BWV_1124" xlink:type="simple">1124</text:a></text:p>
          </table:table-cell>
          <table:table-cell table:formula="of:=EXTRACTLINKSFROMSINGLECELL(SHEET(); CELL(&quot;address&quot;;[.E456]);&quot; || &quot;;&quot;(NoLink)&quot;)" office:value-type="string" office:string-value="https://en.wikipedia.org/wiki/BWV_1124" calcext:value-type="string">
            <text:p>https://en.wikipedia.org/wiki/BWV_1124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124.htm" xlink:type="simple">1124</text:a> </text:p>
          </table:table-cell>
          <table:table-cell table:formula="of:=EXTRACTLINKSFROMSINGLECELL(SHEET(); CELL(&quot;address&quot;;[.J456]);&quot; || &quot;;&quot;(NoLink)&quot;)" office:value-type="string" office:string-value="http://www.bach-chorales.com/BWV1124.htm" calcext:value-type="string">
            <text:p>http://www.bach-chorales.com/BWV1124.htm</text:p>
          </table:table-cell>
          <table:table-cell office:value-type="string" calcext:value-type="string">
            <text:p><text:a xlink:href="https://www.bach-digital.de/receive/BachDigitalWork_work_00001722" xlink:type="simple">103.1</text:a> </text:p>
          </table:table-cell>
          <table:table-cell table:formula="of:=EXTRACTLINKSFROMSINGLECELL(SHEET(); CELL(&quot;address&quot;;[.L456]);&quot; || &quot;;&quot;(NoLink)&quot;)" office:value-type="string" office:string-value="https://www.bach-digital.de/receive/BachDigitalWork_work_00001722" calcext:value-type="string">
            <text:p>https://www.bach-digital.de/receive/BachDigitalWork_work_00001722</text:p>
          </table:table-cell>
        </table:table-row>
        <table:table-row table:style-name="ro1">
          <table:table-cell office:value-type="string" calcext:value-type="string">
            <text:p><text:a xlink:href="https://en.wikipedia.org/wiki/O_Gott,_du_frommer_Gott" xlink:type="simple">O Gott, du frommer Gott</text:a></text:p>
          </table:table-cell>
          <table:table-cell table:formula="of:=EXTRACTLINKSFROMSINGLECELL(SHEET(); CELL(&quot;address&quot;;[.$A457]);&quot; || &quot;;&quot;(NoLink)&quot;)" office:value-type="string" office:string-value="https://en.wikipedia.org/wiki/O_Gott,_du_frommer_Gott" calcext:value-type="string">
            <text:p>https://en.wikipedia.org/wiki/O_Gott,_du_frommer_Gott</text:p>
          </table:table-cell>
          <table:table-cell office:value-type="string" calcext:value-type="string">
            <text:p><text:a xlink:href="https://en.wikipedia.org/wiki/O_Gott,_du_frommer_Gott_(Zahn_5206b)" xlink:type="simple">5206b</text:a></text:p>
          </table:table-cell>
          <table:table-cell table:formula="of:=EXTRACTLINKSFROMSINGLECELL(SHEET(); CELL(&quot;address&quot;;[.C457]);&quot; || &quot;;&quot;(NoLink)&quot;)" office:value-type="string" office:string-value="https://en.wikipedia.org/wiki/O_Gott,_du_frommer_Gott_(Zahn_5206b)" calcext:value-type="string">
            <text:p>https://en.wikipedia.org/wiki/O_Gott,_du_frommer_Gott_(Zahn_5206b)</text:p>
          </table:table-cell>
          <table:table-cell office:value-type="string" calcext:value-type="string">
            <text:p><text:a xlink:href="https://en.wikipedia.org/wiki/BWV_1125" xlink:type="simple">1125</text:a></text:p>
          </table:table-cell>
          <table:table-cell table:formula="of:=EXTRACTLINKSFROMSINGLECELL(SHEET(); CELL(&quot;address&quot;;[.E457]);&quot; || &quot;;&quot;(NoLink)&quot;)" office:value-type="string" office:string-value="https://en.wikipedia.org/wiki/BWV_1125" calcext:value-type="string">
            <text:p>https://en.wikipedia.org/wiki/BWV_1125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125.htm" xlink:type="simple">1125</text:a> </text:p>
          </table:table-cell>
          <table:table-cell table:formula="of:=EXTRACTLINKSFROMSINGLECELL(SHEET(); CELL(&quot;address&quot;;[.J457]);&quot; || &quot;;&quot;(NoLink)&quot;)" office:value-type="string" office:string-value="http://www.bach-chorales.com/BWV1125.htm" calcext:value-type="string">
            <text:p>http://www.bach-chorales.com/BWV1125.htm</text:p>
          </table:table-cell>
          <table:table-cell office:value-type="string" calcext:value-type="string">
            <text:p><text:a xlink:href="https://www.bach-digital.de/receive/BachDigitalWork_work_00001723" xlink:type="simple">45.1</text:a> </text:p>
          </table:table-cell>
          <table:table-cell table:formula="of:=EXTRACTLINKSFROMSINGLECELL(SHEET(); CELL(&quot;address&quot;;[.L457]);&quot; || &quot;;&quot;(NoLink)&quot;)" office:value-type="string" office:string-value="https://www.bach-digital.de/receive/BachDigitalWork_work_00001723" calcext:value-type="string">
            <text:p>https://www.bach-digital.de/receive/BachDigitalWork_work_00001723</text:p>
          </table:table-cell>
        </table:table-row>
        <table:table-row table:style-name="ro1">
          <table:table-cell office:value-type="string" calcext:value-type="string">
            <text:p><text:a xlink:href="https://en.wikipedia.org/wiki/Lobet_Gott,_unsern_Herren" xlink:type="simple">Lobet Gott, unsern Herren</text:a></text:p>
          </table:table-cell>
          <table:table-cell table:formula="of:=EXTRACTLINKSFROMSINGLECELL(SHEET(); CELL(&quot;address&quot;;[.$A458]);&quot; || &quot;;&quot;(NoLink)&quot;)" office:value-type="string" office:string-value="https://en.wikipedia.org/wiki/Lobet_Gott,_unsern_Herren" calcext:value-type="string">
            <text:p>https://en.wikipedia.org/wiki/Lobet_Gott,_unsern_Herren</text:p>
          </table:table-cell>
          <table:table-cell office:value-type="string" calcext:value-type="string">
            <text:p><text:a xlink:href="https://en.wikipedia.org/wiki/Befiehl_du_deine_Wege_(Zahn_5393)" xlink:type="simple">5393</text:a></text:p>
          </table:table-cell>
          <table:table-cell table:formula="of:=EXTRACTLINKSFROMSINGLECELL(SHEET(); CELL(&quot;address&quot;;[.C458]);&quot; || &quot;;&quot;(NoLink)&quot;)" office:value-type="string" office:string-value="https://en.wikipedia.org/wiki/Befiehl_du_deine_Wege_(Zahn_5393)" calcext:value-type="string">
            <text:p>https://en.wikipedia.org/wiki/Befiehl_du_deine_Wege_(Zahn_5393)</text:p>
          </table:table-cell>
          <table:table-cell office:value-type="string" calcext:value-type="string">
            <text:p><text:a xlink:href="https://en.wikipedia.org/wiki/BWV_1126" xlink:type="simple">1126</text:a></text:p>
          </table:table-cell>
          <table:table-cell table:formula="of:=EXTRACTLINKSFROMSINGLECELL(SHEET(); CELL(&quot;address&quot;;[.E458]);&quot; || &quot;;&quot;(NoLink)&quot;)" office:value-type="string" office:string-value="https://en.wikipedia.org/wiki/BWV_1126" calcext:value-type="string">
            <text:p>https://en.wikipedia.org/wiki/BWV_1126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1126.htm" xlink:type="simple">1126</text:a> </text:p>
          </table:table-cell>
          <table:table-cell table:formula="of:=EXTRACTLINKSFROMSINGLECELL(SHEET(); CELL(&quot;address&quot;;[.J458]);&quot; || &quot;;&quot;(NoLink)&quot;)" office:value-type="string" office:string-value="http://www.bach-chorales.com/BWV1126.htm" calcext:value-type="string">
            <text:p>http://www.bach-chorales.com/BWV1126.htm</text:p>
          </table:table-cell>
          <table:table-cell office:value-type="string" calcext:value-type="string">
            <text:p><text:a xlink:href="https://www.bach-digital.de/receive/BachDigitalWork_work_00001724" xlink:type="simple">136.1</text:a> </text:p>
          </table:table-cell>
          <table:table-cell table:formula="of:=EXTRACTLINKSFROMSINGLECELL(SHEET(); CELL(&quot;address&quot;;[.L458]);&quot; || &quot;;&quot;(NoLink)&quot;)" office:value-type="string" office:string-value="https://www.bach-digital.de/receive/BachDigitalWork_work_00001724" calcext:value-type="string">
            <text:p>https://www.bach-digital.de/receive/BachDigitalWork_work_00001724</text:p>
          </table:table-cell>
        </table:table-row>
        <table:table-row table:style-name="ro8">
          <table:table-cell office:value-type="string" calcext:value-type="string">
            <text:p><text:a xlink:href="https://en.wikipedia.org/wiki/Welt,_ade!_Ich_bin_dein_müde" xlink:type="simple">Welt, ade! Ich bin dein müde</text:a> (v. 1)</text:p>
          </table:table-cell>
          <table:table-cell table:formula="of:=EXTRACTLINKSFROMSINGLECELL(SHEET(); CELL(&quot;address&quot;;[.$A459]);&quot; || &quot;;&quot;(NoLink)&quot;)" office:value-type="string" office:string-value="https://en.wikipedia.org/wiki/Welt,_ade!_Ich_bin_dein_müde" calcext:value-type="string">
            <text:p>https://en.wikipedia.org/wiki/Welt,_ade!_Ich_bin_dein_müde</text:p>
          </table:table-cell>
          <table:table-cell office:value-type="string" calcext:value-type="string">
            <text:p><text:a xlink:href="https://en.wikipedia.org/wiki/Welt,_ade!_Ich_bin_dein_müde" xlink:type="simple">6531</text:a> </text:p>
          </table:table-cell>
          <table:table-cell table:formula="of:=EXTRACTLINKSFROMSINGLECELL(SHEET(); CELL(&quot;address&quot;;[.C459]);&quot; || &quot;;&quot;(NoLink)&quot;)" office:value-type="string" office:string-value="https://en.wikipedia.org/wiki/Welt,_ade!_Ich_bin_dein_müde" calcext:value-type="string">
            <text:p>https://en.wikipedia.org/wiki/Welt,_ade!_Ich_bin_dein_müde</text:p>
          </table:table-cell>
          <table:table-cell office:value-type="string" calcext:value-type="string">
            <text:p><text:a xlink:href="https://en.wikipedia.org/wiki/Welt,_ade!_ich_bin_dein_müde,_BWV_Anh._170" xlink:type="simple">Anh. 170</text:a></text:p>
          </table:table-cell>
          <table:table-cell table:formula="of:=EXTRACTLINKSFROMSINGLECELL(SHEET(); CELL(&quot;address&quot;;[.E459]);&quot; || &quot;;&quot;(NoLink)&quot;)" office:value-type="string" office:string-value="https://en.wikipedia.org/wiki/Welt,_ade!_ich_bin_dein_müde,_BWV_Anh._170" calcext:value-type="string">
            <text:p>https://en.wikipedia.org/wiki/Welt,_ade!_ich_bin_dein_müde,_BWV_Anh._17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<text:a xlink:href="http://www.bach-chorales.com/BWV0027_6.htm" xlink:type="simple">0027_6</text:a>; =<text:a xlink:href="https://en.wikipedia.org/wiki/BWV_27" xlink:type="simple">BWV 27</text:a>/6; <text:a xlink:href="https://en.wikipedia.org/wiki/SATB" xlink:type="simple">SSATB</text:a>; <text:a xlink:href="https://en.wikipedia.org/wiki/BWV_Anh._III" xlink:type="simple">Spurious</text:a><text:a xlink:href="https://en.wikipedia.org/wiki/List_of_chorale_harmonisations_by_Johann_Sebastian_Bach#cite_note-BDW1481-12" xlink:type="simple">[12]</text:a> </text:p>
          </table:table-cell>
          <table:table-cell table:formula="of:=EXTRACTLINKSFROMSINGLECELL(SHEET(); CELL(&quot;address&quot;;[.J459]);&quot; || &quot;;&quot;(NoLink)&quot;)" office:value-type="string" office:string-value="http://www.bach-chorales.com/BWV0027_6.htm || https://en.wikipedia.org/wiki/BWV_27 || https://en.wikipedia.org/wiki/SATB || https://en.wikipedia.org/wiki/BWV_Anh._III || https://en.wikipedia.org/wiki/List_of_chorale_harmonisations_by_Johann_Sebastian_Bach#cite_note-BDW1481-12" calcext:value-type="string">
            <text:p>http://www.bach-chorales.com/BWV0027_6.htm || https://en.wikipedia.org/wiki/BWV_27 || https://en.wikipedia.org/wiki/SATB || https://en.wikipedia.org/wiki/BWV_Anh._III || https://en.wikipedia.org/wiki/List_of_chorale_harmonisations_by_Johann_Sebastian_Bach#cite_note-BDW1481-12</text:p>
          </table:table-cell>
          <table:table-cell office:value-type="string" calcext:value-type="string">
            <text:p><text:a xlink:href="https://www.bach-digital.de/receive/BachDigitalWork_work_00011345" xlink:type="simple">196; —</text:a> </text:p>
          </table:table-cell>
          <table:table-cell table:formula="of:=EXTRACTLINKSFROMSINGLECELL(SHEET(); CELL(&quot;address&quot;;[.L459]);&quot; || &quot;;&quot;(NoLink)&quot;)" office:value-type="string" office:string-value="https://www.bach-digital.de/receive/BachDigitalWork_work_00011345" calcext:value-type="string">
            <text:p>https://www.bach-digital.de/receive/BachDigitalWork_work_00011345</text:p>
          </table:table-cell>
        </table:table-row>
        <table:table-row table:style-name="ro4">
          <table:table-cell office:value-type="string" calcext:value-type="string">
            <text:p><text:a xlink:href="https://en.wikipedia.org/wiki/O_Traurigkeit,_o_Herzeleid" xlink:type="simple">O Traurigkeit, o Herzeleid</text:a> (1 v.)</text:p>
          </table:table-cell>
          <table:table-cell table:formula="of:=EXTRACTLINKSFROMSINGLECELL(SHEET(); CELL(&quot;address&quot;;[.$A460]);&quot; || &quot;;&quot;(NoLink)&quot;)" office:value-type="string" office:string-value="https://en.wikipedia.org/wiki/O_Traurigkeit,_o_Herzeleid" calcext:value-type="string">
            <text:p>https://en.wikipedia.org/wiki/O_Traurigkeit,_o_Herzeleid</text:p>
          </table:table-cell>
          <table:table-cell office:value-type="string" calcext:value-type="string">
            <text:p><text:a xlink:href="https://en.wikipedia.org/wiki/O_Traurigkeit,_o_Herzeleid!" xlink:type="simple">1915</text:a> </text:p>
          </table:table-cell>
          <table:table-cell table:formula="of:=EXTRACTLINKSFROMSINGLECELL(SHEET(); CELL(&quot;address&quot;;[.C460]);&quot; || &quot;;&quot;(NoLink)&quot;)" office:value-type="string" office:string-value="https://en.wikipedia.org/wiki/O_Traurigkeit,_o_Herzeleid!" calcext:value-type="string">
            <text:p>https://en.wikipedia.org/wiki/O_Traurigkeit,_o_Herzeleid!</text:p>
          </table:table-cell>
          <table:table-cell office:value-type="string" calcext:value-type="string">
            <text:p><text:a xlink:href="https://en.wikipedia.org/wiki/O_Traurigkeit,_o_Herzeleid,_BWV_deest" xlink:type="simple">deest</text:a></text:p>
          </table:table-cell>
          <table:table-cell table:formula="of:=EXTRACTLINKSFROMSINGLECELL(SHEET(); CELL(&quot;address&quot;;[.E460]);&quot; || &quot;;&quot;(NoLink)&quot;)" office:value-type="string" office:string-value="https://en.wikipedia.org/wiki/O_Traurigkeit,_o_Herzeleid,_BWV_deest" calcext:value-type="string">
            <text:p>https://en.wikipedia.org/wiki/O_Traurigkeit,_o_Herzeleid,_BWV_deest</text:p>
          </table:table-cell>
          <table:table-cell table:number-columns-repeated="3" table:style-name="ce3" office:value-type="string" calcext:value-type="string">
            <text:p/>
          </table:table-cell>
          <table:table-cell office:value-type="string" calcext:value-type="string">
            <text:p><text:a xlink:href="http://www.bach-chorales.com/BWV_deest_O_Traurigkeit.htm" xlink:type="simple">deest</text:a>; From <text:a xlink:href="https://en.wikipedia.org/wiki/St_Mark_Passion_(attributed_to_Keiser)" xlink:type="simple">St Mark Passionpasticcio</text:a> </text:p>
          </table:table-cell>
          <table:table-cell table:formula="of:=EXTRACTLINKSFROMSINGLECELL(SHEET(); CELL(&quot;address&quot;;[.J460]);&quot; || &quot;;&quot;(NoLink)&quot;)" office:value-type="string" office:string-value="http://www.bach-chorales.com/BWV_deest_O_Traurigkeit.htm || https://en.wikipedia.org/wiki/St_Mark_Passion_(attributed_to_Keiser)" calcext:value-type="string">
            <text:p>http://www.bach-chorales.com/BWV_deest_O_Traurigkeit.htm || https://en.wikipedia.org/wiki/St_Mark_Passion_(attributed_to_Keiser)</text:p>
          </table:table-cell>
          <table:table-cell office:value-type="string" calcext:value-type="string">
            <text:p><text:a xlink:href="https://www.bach-digital.de/receive/BachDigitalWork_work_00001679" xlink:type="simple">—</text:a> </text:p>
          </table:table-cell>
          <table:table-cell table:formula="of:=EXTRACTLINKSFROMSINGLECELL(SHEET(); CELL(&quot;address&quot;;[.L460]);&quot; || &quot;;&quot;(NoLink)&quot;)" office:value-type="string" office:string-value="https://www.bach-digital.de/receive/BachDigitalWork_work_00001679" calcext:value-type="string">
            <text:p>https://www.bach-digital.de/receive/BachDigitalWork_work_00001679</text:p>
          </table:table-cell>
        </table:table-row>
        <table:table-row table:style-name="ro5">
          <table:table-cell office:value-type="string" calcext:value-type="string">
            <text:p><text:a xlink:href="https://en.wikipedia.org/w/index.php?title=Welt,_tobe_wie_du_willst&amp;action=edit&amp;redlink=1" xlink:type="simple">Welt, tobe wie du willst</text:a> </text:p>
          </table:table-cell>
          <table:table-cell/>
          <table:table-cell office:value-type="string" calcext:value-type="string">
            <text:p>— </text:p>
          </table:table-cell>
          <table:table-cell/>
          <table:table-cell office:value-type="string" calcext:value-type="string">
            <text:p><text:a xlink:href="https://en.wikipedia.org/w/index.php?title=Welt,_tobe_wie_du_willst,_BWV_deest&amp;action=edit&amp;redlink=1" xlink:type="simple">deest</text:a> </text:p>
          </table:table-cell>
          <table:table-cell/>
          <table:table-cell table:number-columns-repeated="4" table:style-name="ce3" office:value-type="string" calcext:value-type="string">
            <text:p/>
          </table:table-cell>
          <table:table-cell/>
          <table:table-cell office:value-type="string" calcext:value-type="string">
            <text:p><text:a xlink:href="https://www.bach-digital.de/receive/BachDigitalWork_work_00011369" xlink:type="simple">198.1</text:a></text:p>
          </table:table-cell>
          <table:table-cell table:formula="of:=EXTRACTLINKSFROMSINGLECELL(SHEET(); CELL(&quot;address&quot;;[.L461]);&quot; || &quot;;&quot;(NoLink)&quot;)" office:value-type="string" office:string-value="https://www.bach-digital.de/receive/BachDigitalWork_work_00011369" calcext:value-type="string">
            <text:p>https://www.bach-digital.de/receive/BachDigitalWork_work_00011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.00.0000</text:date>, <text:time style:data-style-name="N2" text:time-value="22:37:26.816388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22:58:20.159919830</dc:date>
    <meta:editing-duration>PT10M11S</meta:editing-duration>
    <meta:editing-cycles>5</meta:editing-cycles>
    <meta:generator>LibreOffice/24.2.7.2$Linux_X86_64 LibreOffice_project/420$Build-2</meta:generator>
    <meta:document-statistic meta:table-count="1" meta:cell-count="5306" meta:object-count="0"/>
  </office:meta>
</office:document-meta>
</file>